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12183333333333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1.418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22766666666667cm"/>
    </style:style>
    <style:style style:name="co6" style:family="table-column">
      <style:table-column-properties fo:break-before="auto" style:column-width="1.3335cm"/>
    </style:style>
    <style:style style:name="co7" style:family="table-column">
      <style:table-column-properties fo:break-before="auto" style:column-width="1.31233333333333cm"/>
    </style:style>
    <style:style style:name="co8" style:family="table-column">
      <style:table-column-properties fo:break-before="auto" style:column-width="1.54516666666667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29116666666667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10066666666667cm"/>
    </style:style>
    <style:style style:name="co14" style:family="table-column">
      <style:table-column-properties fo:break-before="auto" style:column-width="1.35466666666667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4605cm"/>
    </style:style>
    <style:style style:name="co1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sers_occupation_balanc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4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7" table:default-cell-style-name="ce1"/>
        <table:table-column table:style-name="co9" table:number-columns-repeated="5" table:default-cell-style-name="ce1"/>
        <table:table-column table:style-name="co7" table:default-cell-style-name="ce1"/>
        <table:table-column table:style-name="co9" table:number-columns-repeated="6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" table:default-cell-style-name="ce1"/>
        <table:table-column table:style-name="co9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6" table:default-cell-style-name="ce1"/>
        <table:table-column table:style-name="co1" table:default-cell-style-name="ce1"/>
        <table:table-column table:style-name="co9" table:number-columns-repeated="7" table:default-cell-style-name="ce1"/>
        <table:table-column table:style-name="co1" table:default-cell-style-name="ce1"/>
        <table:table-column table:style-name="co9" table:number-columns-repeated="3" table:default-cell-style-name="ce1"/>
        <table:table-column table:style-name="co1" table:default-cell-style-name="ce1"/>
        <table:table-column table:style-name="co9" table:number-columns-repeated="8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6" table:default-cell-style-name="ce1"/>
        <table:table-column table:style-name="co17" table:number-columns-repeated="16130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<text:s/>occupatio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<text:s/>F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<text:s/>33_M</text:p>
          </table:table-cell>
          <table:table-cell office:value-type="string" table:style-name="ce1">
            <text:p><text:s/>33_F</text:p>
          </table:table-cell>
          <table:table-cell office:value-type="string" table:style-name="ce1">
            <text:p><text:s/>29_M</text:p>
          </table:table-cell>
          <table:table-cell office:value-type="string" table:style-name="ce1">
            <text:p><text:s/>29_F</text:p>
          </table:table-cell>
          <table:table-cell office:value-type="string" table:style-name="ce1">
            <text:p><text:s/>30_M</text:p>
          </table:table-cell>
          <table:table-cell office:value-type="string" table:style-name="ce1">
            <text:p><text:s/>30_F</text:p>
          </table:table-cell>
          <table:table-cell office:value-type="string" table:style-name="ce1">
            <text:p><text:s/>26_M</text:p>
          </table:table-cell>
          <table:table-cell office:value-type="string" table:style-name="ce1">
            <text:p><text:s/>26_F</text:p>
          </table:table-cell>
          <table:table-cell office:value-type="string" table:style-name="ce1">
            <text:p><text:s/>27_M</text:p>
          </table:table-cell>
          <table:table-cell office:value-type="string" table:style-name="ce1">
            <text:p><text:s/>27_F</text:p>
          </table:table-cell>
          <table:table-cell office:value-type="string" table:style-name="ce1">
            <text:p><text:s/>31_M</text:p>
          </table:table-cell>
          <table:table-cell office:value-type="string" table:style-name="ce1">
            <text:p><text:s/>31_F</text:p>
          </table:table-cell>
          <table:table-cell office:value-type="string" table:style-name="ce1">
            <text:p><text:s/>24_M</text:p>
          </table:table-cell>
          <table:table-cell office:value-type="string" table:style-name="ce1">
            <text:p><text:s/>24_F</text:p>
          </table:table-cell>
          <table:table-cell office:value-type="string" table:style-name="ce1">
            <text:p><text:s/>38_M</text:p>
          </table:table-cell>
          <table:table-cell office:value-type="string" table:style-name="ce1">
            <text:p><text:s/>38_F</text:p>
          </table:table-cell>
          <table:table-cell office:value-type="string" table:style-name="ce1">
            <text:p><text:s/>18_M</text:p>
          </table:table-cell>
          <table:table-cell office:value-type="string" table:style-name="ce1">
            <text:p><text:s/>18_F</text:p>
          </table:table-cell>
          <table:table-cell office:value-type="string" table:style-name="ce1">
            <text:p><text:s/>25_M</text:p>
          </table:table-cell>
          <table:table-cell office:value-type="string" table:style-name="ce1">
            <text:p><text:s/>25_F</text:p>
          </table:table-cell>
          <table:table-cell office:value-type="string" table:style-name="ce1">
            <text:p><text:s/>28_M</text:p>
          </table:table-cell>
          <table:table-cell office:value-type="string" table:style-name="ce1">
            <text:p><text:s/>28_F</text:p>
          </table:table-cell>
          <table:table-cell office:value-type="string" table:style-name="ce1">
            <text:p><text:s/>32_M</text:p>
          </table:table-cell>
          <table:table-cell office:value-type="string" table:style-name="ce1">
            <text:p><text:s/>32_F</text:p>
          </table:table-cell>
          <table:table-cell office:value-type="string" table:style-name="ce1">
            <text:p><text:s/>34_M</text:p>
          </table:table-cell>
          <table:table-cell office:value-type="string" table:style-name="ce1">
            <text:p><text:s/>34_F</text:p>
          </table:table-cell>
          <table:table-cell office:value-type="string" table:style-name="ce1">
            <text:p><text:s/>58_M</text:p>
          </table:table-cell>
          <table:table-cell office:value-type="string" table:style-name="ce1">
            <text:p><text:s/>58_F</text:p>
          </table:table-cell>
          <table:table-cell office:value-type="string" table:style-name="ce1">
            <text:p><text:s/>43_M</text:p>
          </table:table-cell>
          <table:table-cell office:value-type="string" table:style-name="ce1">
            <text:p><text:s/>43_F</text:p>
          </table:table-cell>
          <table:table-cell office:value-type="string" table:style-name="ce1">
            <text:p><text:s/>36_M</text:p>
          </table:table-cell>
          <table:table-cell office:value-type="string" table:style-name="ce1">
            <text:p><text:s/>36_F</text:p>
          </table:table-cell>
          <table:table-cell office:value-type="string" table:style-name="ce1">
            <text:p><text:s/>90_M</text:p>
          </table:table-cell>
          <table:table-cell office:value-type="string" table:style-name="ce1">
            <text:p><text:s/>90_F</text:p>
          </table:table-cell>
          <table:table-cell office:value-type="string" table:style-name="ce1">
            <text:p><text:s/>47_M</text:p>
          </table:table-cell>
          <table:table-cell office:value-type="string" table:style-name="ce1">
            <text:p><text:s/>47_F</text:p>
          </table:table-cell>
          <table:table-cell office:value-type="string" table:style-name="ce1">
            <text:p><text:s/>19_M</text:p>
          </table:table-cell>
          <table:table-cell office:value-type="string" table:style-name="ce1">
            <text:p><text:s/>19_F</text:p>
          </table:table-cell>
          <table:table-cell office:value-type="string" table:style-name="ce1">
            <text:p><text:s/>54_M</text:p>
          </table:table-cell>
          <table:table-cell office:value-type="string" table:style-name="ce1">
            <text:p><text:s/>54_F</text:p>
          </table:table-cell>
          <table:table-cell office:value-type="string" table:style-name="ce1">
            <text:p><text:s/>75_M</text:p>
          </table:table-cell>
          <table:table-cell office:value-type="string" table:style-name="ce1">
            <text:p><text:s/>75_F</text:p>
          </table:table-cell>
          <table:table-cell office:value-type="string" table:style-name="ce1">
            <text:p><text:s/>21_M</text:p>
          </table:table-cell>
          <table:table-cell office:value-type="string" table:style-name="ce1">
            <text:p><text:s/>21_F</text:p>
          </table:table-cell>
          <table:table-cell office:value-type="string" table:style-name="ce1">
            <text:p><text:s/>10_M</text:p>
          </table:table-cell>
          <table:table-cell office:value-type="string" table:style-name="ce1">
            <text:p><text:s/>10_F</text:p>
          </table:table-cell>
          <table:table-cell office:value-type="string" table:style-name="ce1">
            <text:p><text:s/>20_M</text:p>
          </table:table-cell>
          <table:table-cell office:value-type="string" table:style-name="ce1">
            <text:p><text:s/>20_F</text:p>
          </table:table-cell>
          <table:table-cell office:value-type="string" table:style-name="ce1">
            <text:p><text:s/>55_M</text:p>
          </table:table-cell>
          <table:table-cell office:value-type="string" table:style-name="ce1">
            <text:p><text:s/>55_F</text:p>
          </table:table-cell>
          <table:table-cell office:value-type="string" table:style-name="ce1">
            <text:p><text:s/>44_M</text:p>
          </table:table-cell>
          <table:table-cell office:value-type="string" table:style-name="ce1">
            <text:p><text:s/>44_F</text:p>
          </table:table-cell>
          <table:table-cell office:value-type="string" table:style-name="ce1">
            <text:p><text:s/>41_M</text:p>
          </table:table-cell>
          <table:table-cell office:value-type="string" table:style-name="ce1">
            <text:p><text:s/>41_F</text:p>
          </table:table-cell>
          <table:table-cell office:value-type="string" table:style-name="ce1">
            <text:p><text:s/>87_M</text:p>
          </table:table-cell>
          <table:table-cell office:value-type="string" table:style-name="ce1">
            <text:p><text:s/>87_F</text:p>
          </table:table-cell>
          <table:table-cell office:value-type="string" table:style-name="ce1">
            <text:p><text:s/>56_M</text:p>
          </table:table-cell>
          <table:table-cell office:value-type="string" table:style-name="ce1">
            <text:p><text:s/>56_F</text:p>
          </table:table-cell>
          <table:table-cell office:value-type="string" table:style-name="ce1">
            <text:p><text:s/>14_M</text:p>
          </table:table-cell>
          <table:table-cell office:value-type="string" table:style-name="ce1">
            <text:p><text:s/>14_F</text:p>
          </table:table-cell>
          <table:table-cell office:value-type="string" table:style-name="ce1">
            <text:p><text:s/>49_M</text:p>
          </table:table-cell>
          <table:table-cell office:value-type="string" table:style-name="ce1">
            <text:p><text:s/>49_F</text:p>
          </table:table-cell>
          <table:table-cell office:value-type="string" table:style-name="ce1">
            <text:p><text:s/>42_M</text:p>
          </table:table-cell>
          <table:table-cell office:value-type="string" table:style-name="ce1">
            <text:p><text:s/>42_F</text:p>
          </table:table-cell>
          <table:table-cell office:value-type="string" table:style-name="ce1">
            <text:p><text:s/>65_M</text:p>
          </table:table-cell>
          <table:table-cell office:value-type="string" table:style-name="ce1">
            <text:p><text:s/>65_F</text:p>
          </table:table-cell>
          <table:table-cell office:value-type="string" table:style-name="ce1">
            <text:p><text:s/>83_M</text:p>
          </table:table-cell>
          <table:table-cell office:value-type="string" table:style-name="ce1">
            <text:p><text:s/>83_F</text:p>
          </table:table-cell>
          <table:table-cell office:value-type="string" table:style-name="ce1">
            <text:p><text:s/>23_M</text:p>
          </table:table-cell>
          <table:table-cell office:value-type="string" table:style-name="ce1">
            <text:p><text:s/>23_F</text:p>
          </table:table-cell>
          <table:table-cell office:value-type="string" table:style-name="ce1">
            <text:p><text:s/>50_M</text:p>
          </table:table-cell>
          <table:table-cell office:value-type="string" table:style-name="ce1">
            <text:p><text:s/>50_F</text:p>
          </table:table-cell>
          <table:table-cell office:value-type="string" table:style-name="ce1">
            <text:p><text:s/>22_M</text:p>
          </table:table-cell>
          <table:table-cell office:value-type="string" table:style-name="ce1">
            <text:p><text:s/>22_F</text:p>
          </table:table-cell>
          <table:table-cell office:value-type="string" table:style-name="ce1">
            <text:p><text:s/>66_M</text:p>
          </table:table-cell>
          <table:table-cell office:value-type="string" table:style-name="ce1">
            <text:p><text:s/>66_F</text:p>
          </table:table-cell>
          <table:table-cell office:value-type="string" table:style-name="ce1">
            <text:p><text:s/>35_M</text:p>
          </table:table-cell>
          <table:table-cell office:value-type="string" table:style-name="ce1">
            <text:p><text:s/>35_F</text:p>
          </table:table-cell>
          <table:table-cell office:value-type="string" table:style-name="ce1">
            <text:p><text:s/>78_M</text:p>
          </table:table-cell>
          <table:table-cell office:value-type="string" table:style-name="ce1">
            <text:p><text:s/>78_F</text:p>
          </table:table-cell>
          <table:table-cell office:value-type="string" table:style-name="ce1">
            <text:p><text:s/>12_M</text:p>
          </table:table-cell>
          <table:table-cell office:value-type="string" table:style-name="ce1">
            <text:p><text:s/>12_F</text:p>
          </table:table-cell>
          <table:table-cell office:value-type="string" table:style-name="ce1">
            <text:p><text:s/>70_M</text:p>
          </table:table-cell>
          <table:table-cell office:value-type="string" table:style-name="ce1">
            <text:p><text:s/>70_F</text:p>
          </table:table-cell>
          <table:table-cell office:value-type="string" table:style-name="ce1">
            <text:p><text:s/>52_M</text:p>
          </table:table-cell>
          <table:table-cell office:value-type="string" table:style-name="ce1">
            <text:p><text:s/>52_F</text:p>
          </table:table-cell>
          <table:table-cell office:value-type="string" table:style-name="ce1">
            <text:p><text:s/>74_M</text:p>
          </table:table-cell>
          <table:table-cell office:value-type="string" table:style-name="ce1">
            <text:p><text:s/>74_F</text:p>
          </table:table-cell>
          <table:table-cell office:value-type="string" table:style-name="ce1">
            <text:p><text:s/>37_M</text:p>
          </table:table-cell>
          <table:table-cell office:value-type="string" table:style-name="ce1">
            <text:p><text:s/>37_F</text:p>
          </table:table-cell>
          <table:table-cell office:value-type="string" table:style-name="ce1">
            <text:p><text:s/>16_M</text:p>
          </table:table-cell>
          <table:table-cell office:value-type="string" table:style-name="ce1">
            <text:p><text:s/>16_F</text:p>
          </table:table-cell>
          <table:table-cell office:value-type="string" table:style-name="ce1">
            <text:p><text:s/>62_M</text:p>
          </table:table-cell>
          <table:table-cell office:value-type="string" table:style-name="ce1">
            <text:p><text:s/>62_F</text:p>
          </table:table-cell>
          <table:table-cell office:value-type="string" table:style-name="ce1">
            <text:p><text:s/>9_M</text:p>
          </table:table-cell>
          <table:table-cell office:value-type="string" table:style-name="ce1">
            <text:p><text:s/>9_F</text:p>
          </table:table-cell>
          <table:table-cell office:value-type="string" table:style-name="ce1">
            <text:p><text:s/>89_M</text:p>
          </table:table-cell>
          <table:table-cell office:value-type="string" table:style-name="ce1">
            <text:p><text:s/>89_F</text:p>
          </table:table-cell>
          <table:table-cell office:value-type="string" table:style-name="ce1">
            <text:p><text:s/>15_M</text:p>
          </table:table-cell>
          <table:table-cell office:value-type="string" table:style-name="ce1">
            <text:p><text:s/>15_F</text:p>
          </table:table-cell>
          <table:table-cell office:value-type="string" table:style-name="ce1">
            <text:p><text:s/>88_M</text:p>
          </table:table-cell>
          <table:table-cell office:value-type="string" table:style-name="ce1">
            <text:p><text:s/>88_F</text:p>
          </table:table-cell>
          <table:table-cell office:value-type="string" table:style-name="ce1">
            <text:p><text:s/>39_M</text:p>
          </table:table-cell>
          <table:table-cell office:value-type="string" table:style-name="ce1">
            <text:p><text:s/>39_F</text:p>
          </table:table-cell>
          <table:table-cell office:value-type="string" table:style-name="ce1">
            <text:p><text:s/>45_M</text:p>
          </table:table-cell>
          <table:table-cell office:value-type="string" table:style-name="ce1">
            <text:p><text:s/>45_F</text:p>
          </table:table-cell>
          <table:table-cell office:value-type="string" table:style-name="ce1">
            <text:p><text:s/>73_M</text:p>
          </table:table-cell>
          <table:table-cell office:value-type="string" table:style-name="ce1">
            <text:p><text:s/>73_F</text:p>
          </table:table-cell>
          <table:table-cell office:value-type="string" table:style-name="ce1">
            <text:p><text:s/>61_M</text:p>
          </table:table-cell>
          <table:table-cell office:value-type="string" table:style-name="ce1">
            <text:p><text:s/>61_F</text:p>
          </table:table-cell>
          <table:table-cell office:value-type="string" table:style-name="ce1">
            <text:p><text:s/>71_M</text:p>
          </table:table-cell>
          <table:table-cell office:value-type="string" table:style-name="ce1">
            <text:p><text:s/>71_F</text:p>
          </table:table-cell>
          <table:table-cell office:value-type="string" table:style-name="ce1">
            <text:p><text:s/>67_M</text:p>
          </table:table-cell>
          <table:table-cell office:value-type="string" table:style-name="ce1">
            <text:p><text:s/>67_F</text:p>
          </table:table-cell>
          <table:table-cell office:value-type="string" table:style-name="ce1">
            <text:p><text:s/>84_M</text:p>
          </table:table-cell>
          <table:table-cell office:value-type="string" table:style-name="ce1">
            <text:p><text:s/>84_F</text:p>
          </table:table-cell>
          <table:table-cell office:value-type="string" table:style-name="ce1">
            <text:p><text:s/>11_M</text:p>
          </table:table-cell>
          <table:table-cell office:value-type="string" table:style-name="ce1">
            <text:p><text:s/>11_F</text:p>
          </table:table-cell>
          <table:table-cell office:value-type="string" table:style-name="ce1">
            <text:p><text:s/>64_M</text:p>
          </table:table-cell>
          <table:table-cell office:value-type="string" table:style-name="ce1">
            <text:p><text:s/>64_F</text:p>
          </table:table-cell>
          <table:table-cell office:value-type="string" table:style-name="ce1">
            <text:p><text:s/>40_M</text:p>
          </table:table-cell>
          <table:table-cell office:value-type="string" table:style-name="ce1">
            <text:p><text:s/>40_F</text:p>
          </table:table-cell>
          <table:table-cell office:value-type="string" table:style-name="ce1">
            <text:p><text:s/>13_M</text:p>
          </table:table-cell>
          <table:table-cell office:value-type="string" table:style-name="ce1">
            <text:p><text:s/>13_F</text:p>
          </table:table-cell>
          <table:table-cell office:value-type="string" table:style-name="ce1">
            <text:p><text:s/>53_M</text:p>
          </table:table-cell>
          <table:table-cell office:value-type="string" table:style-name="ce1">
            <text:p><text:s/>53_F</text:p>
          </table:table-cell>
          <table:table-cell office:value-type="string" table:style-name="ce1">
            <text:p><text:s/>8_M</text:p>
          </table:table-cell>
          <table:table-cell office:value-type="string" table:style-name="ce1">
            <text:p><text:s/>8_F</text:p>
          </table:table-cell>
          <table:table-cell office:value-type="string" table:style-name="ce1">
            <text:p><text:s/>60_M</text:p>
          </table:table-cell>
          <table:table-cell office:value-type="string" table:style-name="ce1">
            <text:p><text:s/>60_F</text:p>
          </table:table-cell>
          <table:table-cell office:value-type="string" table:style-name="ce1">
            <text:p><text:s/>81_M</text:p>
          </table:table-cell>
          <table:table-cell office:value-type="string" table:style-name="ce1">
            <text:p><text:s/>81_F</text:p>
          </table:table-cell>
          <table:table-cell office:value-type="string" table:style-name="ce1">
            <text:p><text:s/>48_M</text:p>
          </table:table-cell>
          <table:table-cell office:value-type="string" table:style-name="ce1">
            <text:p><text:s/>48_F</text:p>
          </table:table-cell>
          <table:table-cell office:value-type="string" table:style-name="ce1">
            <text:p><text:s/>46_M</text:p>
          </table:table-cell>
          <table:table-cell office:value-type="string" table:style-name="ce1">
            <text:p><text:s/>46_F</text:p>
          </table:table-cell>
          <table:table-cell office:value-type="string" table:style-name="ce1">
            <text:p><text:s/>51_M</text:p>
          </table:table-cell>
          <table:table-cell office:value-type="string" table:style-name="ce1">
            <text:p><text:s/>51_F</text:p>
          </table:table-cell>
          <table:table-cell office:value-type="string" table:style-name="ce1">
            <text:p><text:s/>85_M</text:p>
          </table:table-cell>
          <table:table-cell office:value-type="string" table:style-name="ce1">
            <text:p><text:s/>85_F</text:p>
          </table:table-cell>
          <table:table-cell office:value-type="string" table:style-name="ce1">
            <text:p><text:s/>79_M</text:p>
          </table:table-cell>
          <table:table-cell office:value-type="string" table:style-name="ce1">
            <text:p><text:s/>79_F</text:p>
          </table:table-cell>
          <table:table-cell office:value-type="string" table:style-name="ce1">
            <text:p><text:s/>59_M</text:p>
          </table:table-cell>
          <table:table-cell office:value-type="string" table:style-name="ce1">
            <text:p><text:s/>59_F</text:p>
          </table:table-cell>
          <table:table-cell office:value-type="string" table:style-name="ce1">
            <text:p><text:s/>17_M</text:p>
          </table:table-cell>
          <table:table-cell office:value-type="string" table:style-name="ce1">
            <text:p><text:s/>17_F</text:p>
          </table:table-cell>
          <table:table-cell office:value-type="string" table:style-name="ce1">
            <text:p><text:s/>80_M</text:p>
          </table:table-cell>
          <table:table-cell office:value-type="string" table:style-name="ce1">
            <text:p><text:s/>80_F</text:p>
          </table:table-cell>
          <table:table-cell office:value-type="string" table:style-name="ce1">
            <text:p><text:s/>77_M</text:p>
          </table:table-cell>
          <table:table-cell office:value-type="string" table:style-name="ce1">
            <text:p><text:s/>77_F</text:p>
          </table:table-cell>
          <table:table-cell office:value-type="string" table:style-name="ce1">
            <text:p><text:s/>68_M</text:p>
          </table:table-cell>
          <table:table-cell office:value-type="string" table:style-name="ce1">
            <text:p><text:s/>68_F</text:p>
          </table:table-cell>
          <table:table-cell office:value-type="string" table:style-name="ce1">
            <text:p><text:s/>82_M</text:p>
          </table:table-cell>
          <table:table-cell office:value-type="string" table:style-name="ce1">
            <text:p><text:s/>82_F</text:p>
          </table:table-cell>
          <table:table-cell office:value-type="string" table:style-name="ce1">
            <text:p><text:s/>69_M</text:p>
          </table:table-cell>
          <table:table-cell office:value-type="string" table:style-name="ce1">
            <text:p><text:s/>69_F</text:p>
          </table:table-cell>
          <table:table-cell office:value-type="string" table:style-name="ce1">
            <text:p><text:s/>72_M</text:p>
          </table:table-cell>
          <table:table-cell office:value-type="string" table:style-name="ce1">
            <text:p><text:s/>72_F</text:p>
          </table:table-cell>
          <table:table-cell office:value-type="string" table:style-name="ce1">
            <text:p><text:s/>63_M</text:p>
          </table:table-cell>
          <table:table-cell office:value-type="string" table:style-name="ce1">
            <text:p><text:s/>63_F</text:p>
          </table:table-cell>
          <table:table-cell office:value-type="string" table:style-name="ce1">
            <text:p><text:s/>57_M</text:p>
          </table:table-cell>
          <table:table-cell office:value-type="string" table:style-name="ce1">
            <text:p><text:s/>57_F</text:p>
          </table:table-cell>
          <table:table-cell office:value-type="string" table:style-name="ce1">
            <text:p><text:s/>76_M</text:p>
          </table:table-cell>
          <table:table-cell office:value-type="string" table:style-name="ce1">
            <text:p><text:s/>76_F</text:p>
          </table:table-cell>
          <table:table-cell office:value-type="string" table:style-name="ce1">
            <text:p><text:s/>86_M</text:p>
          </table:table-cell>
          <table:table-cell office:value-type="string" table:style-name="ce1">
            <text:p><text:s/>86_F</text:p>
          </table:table-cell>
          <table:table-cell table:number-columns-repeated="1613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college/grad student</text:p>
          </table:table-cell>
          <table:table-cell office:value-type="float" office:value="241685" table:style-name="ce1">
            <text:p>241685</text:p>
          </table:table-cell>
          <table:table-cell office:value-type="float" office:value="201536" table:style-name="ce1">
            <text:p>201536</text:p>
          </table:table-cell>
          <table:table-cell office:value-type="float" office:value="40149" table:style-name="ce1">
            <text:p>40149</text:p>
          </table:table-cell>
          <table:table-cell office:value-type="float" office:value="22995" table:style-name="ce1">
            <text:p>22995</text:p>
          </table:table-cell>
          <table:table-cell office:value-type="float" office:value="22413" table:style-name="ce1">
            <text:p>22413</text:p>
          </table:table-cell>
          <table:table-cell office:value-type="float" office:value="23547" table:style-name="ce1">
            <text:p>23547</text:p>
          </table:table-cell>
          <table:table-cell office:value-type="float" office:value="22845" table:style-name="ce1">
            <text:p>22845</text:p>
          </table:table-cell>
          <table:table-cell office:value-type="float" office:value="22504" table:style-name="ce1">
            <text:p>22504</text:p>
          </table:table-cell>
          <table:table-cell office:value-type="float" office:value="22910" table:style-name="ce1">
            <text:p>22910</text:p>
          </table:table-cell>
          <table:table-cell office:value-type="float" office:value="1583" table:style-name="ce1">
            <text:p>1583</text:p>
          </table:table-cell>
          <table:table-cell office:value-type="float" office:value="153" table:style-name="ce1">
            <text:p>153</text:p>
          </table:table-cell>
          <table:table-cell office:value-type="float" office:value="2039" table:style-name="ce1">
            <text:p>2039</text:p>
          </table:table-cell>
          <table:table-cell office:value-type="float" office:value="21918" table:style-name="ce1">
            <text:p>21918</text:p>
          </table:table-cell>
          <table:table-cell office:value-type="float" office:value="22933" table:style-name="ce1">
            <text:p>22933</text:p>
          </table:table-cell>
          <table:table-cell office:value-type="float" office:value="22186" table:style-name="ce1">
            <text:p>22186</text:p>
          </table:table-cell>
          <table:table-cell office:value-type="float" office:value="22737" table:style-name="ce1">
            <text:p>22737</text:p>
          </table:table-cell>
          <table:table-cell office:value-type="float" office:value="42" table:style-name="ce1">
            <text:p>42</text:p>
          </table:table-cell>
          <table:table-cell office:value-type="float" office:value="210" table:style-name="ce1">
            <text:p>210</text:p>
          </table:table-cell>
          <table:table-cell office:value-type="float" office:value="233" table:style-name="ce1">
            <text:p>233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352" table:style-name="ce1">
            <text:p>1352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068" table:style-name="ce1">
            <text:p>2068</text:p>
          </table:table-cell>
          <table:table-cell office:value-type="float" office:value="30" table:style-name="ce1">
            <text:p>30</text:p>
          </table:table-cell>
          <table:table-cell office:value-type="float" office:value="1510" table:style-name="ce1">
            <text:p>1510</text:p>
          </table:table-cell>
          <table:table-cell office:value-type="float" office:value="0" table:style-name="ce1">
            <text:p>0</text:p>
          </table:table-cell>
          <table:table-cell office:value-type="float" office:value="219" table:style-name="ce1">
            <text:p>219</text:p>
          </table:table-cell>
          <table:table-cell office:value-type="float" office:value="277" table:style-name="ce1">
            <text:p>277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82" table:style-name="ce1">
            <text:p>182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545" table:style-name="ce1">
            <text:p>1545</text:p>
          </table:table-cell>
          <table:table-cell office:value-type="float" office:value="8" table:style-name="ce1">
            <text:p>8</text:p>
          </table:table-cell>
          <table:table-cell office:value-type="float" office:value="1368" table:style-name="ce1">
            <text:p>1368</text:p>
          </table:table-cell>
          <table:table-cell office:value-type="float" office:value="15" table:style-name="ce1">
            <text:p>15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66" table:style-name="ce1">
            <text:p>166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197" table:style-name="ce1">
            <text:p>197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198" table:style-name="ce1">
            <text:p>198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9199" table:style-name="ce1">
            <text:p>19199</text:p>
          </table:table-cell>
          <table:table-cell office:value-type="float" office:value="3796" table:style-name="ce1">
            <text:p>3796</text:p>
          </table:table-cell>
          <table:table-cell office:value-type="float" office:value="18828" table:style-name="ce1">
            <text:p>18828</text:p>
          </table:table-cell>
          <table:table-cell office:value-type="float" office:value="3585" table:style-name="ce1">
            <text:p>3585</text:p>
          </table:table-cell>
          <table:table-cell office:value-type="float" office:value="19414" table:style-name="ce1">
            <text:p>19414</text:p>
          </table:table-cell>
          <table:table-cell office:value-type="float" office:value="4133" table:style-name="ce1">
            <text:p>4133</text:p>
          </table:table-cell>
          <table:table-cell office:value-type="float" office:value="18832" table:style-name="ce1">
            <text:p>18832</text:p>
          </table:table-cell>
          <table:table-cell office:value-type="float" office:value="4013" table:style-name="ce1">
            <text:p>4013</text:p>
          </table:table-cell>
          <table:table-cell office:value-type="float" office:value="18737" table:style-name="ce1">
            <text:p>18737</text:p>
          </table:table-cell>
          <table:table-cell office:value-type="float" office:value="3767" table:style-name="ce1">
            <text:p>3767</text:p>
          </table:table-cell>
          <table:table-cell office:value-type="float" office:value="18949" table:style-name="ce1">
            <text:p>18949</text:p>
          </table:table-cell>
          <table:table-cell office:value-type="float" office:value="3961" table:style-name="ce1">
            <text:p>3961</text:p>
          </table:table-cell>
          <table:table-cell office:value-type="float" office:value="1432" table:style-name="ce1">
            <text:p>1432</text:p>
          </table:table-cell>
          <table:table-cell office:value-type="float" office:value="151" table:style-name="ce1">
            <text:p>151</text:p>
          </table:table-cell>
          <table:table-cell office:value-type="float" office:value="104" table:style-name="ce1">
            <text:p>104</text:p>
          </table:table-cell>
          <table:table-cell office:value-type="float" office:value="49" table:style-name="ce1">
            <text:p>49</text:p>
          </table:table-cell>
          <table:table-cell office:value-type="float" office:value="1762" table:style-name="ce1">
            <text:p>1762</text:p>
          </table:table-cell>
          <table:table-cell office:value-type="float" office:value="277" table:style-name="ce1">
            <text:p>277</text:p>
          </table:table-cell>
          <table:table-cell office:value-type="float" office:value="18557" table:style-name="ce1">
            <text:p>18557</text:p>
          </table:table-cell>
          <table:table-cell office:value-type="float" office:value="3361" table:style-name="ce1">
            <text:p>3361</text:p>
          </table:table-cell>
          <table:table-cell office:value-type="float" office:value="19062" table:style-name="ce1">
            <text:p>19062</text:p>
          </table:table-cell>
          <table:table-cell office:value-type="float" office:value="3871" table:style-name="ce1">
            <text:p>3871</text:p>
          </table:table-cell>
          <table:table-cell office:value-type="float" office:value="18698" table:style-name="ce1">
            <text:p>18698</text:p>
          </table:table-cell>
          <table:table-cell office:value-type="float" office:value="3488" table:style-name="ce1">
            <text:p>3488</text:p>
          </table:table-cell>
          <table:table-cell office:value-type="float" office:value="19078" table:style-name="ce1">
            <text:p>19078</text:p>
          </table:table-cell>
          <table:table-cell office:value-type="float" office:value="3659" table:style-name="ce1">
            <text:p>3659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36" table:style-name="ce1">
            <text:p>136</text:p>
          </table:table-cell>
          <table:table-cell office:value-type="float" office:value="74" table:style-name="ce1">
            <text:p>74</text:p>
          </table:table-cell>
          <table:table-cell office:value-type="float" office:value="121" table:style-name="ce1">
            <text:p>121</text:p>
          </table:table-cell>
          <table:table-cell office:value-type="float" office:value="112" table:style-name="ce1">
            <text:p>1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215" table:style-name="ce1">
            <text:p>1215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840" table:style-name="ce1">
            <text:p>1840</text:p>
          </table:table-cell>
          <table:table-cell office:value-type="float" office:value="228" table:style-name="ce1">
            <text:p>228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399" table:style-name="ce1">
            <text:p>1399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94" table:style-name="ce1">
            <text:p>94</text:p>
          </table:table-cell>
          <table:table-cell office:value-type="float" office:value="179" table:style-name="ce1">
            <text:p>179</text:p>
          </table:table-cell>
          <table:table-cell office:value-type="float" office:value="98" table:style-name="ce1">
            <text:p>9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401" table:style-name="ce1">
            <text:p>1401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42" table:style-name="ce1">
            <text:p>1242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45" table:style-name="ce1">
            <text:p>145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8" table:style-name="ce1">
            <text:p>12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13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xecutive/managerial</text:p>
          </table:table-cell>
          <table:table-cell office:value-type="float" office:value="193153" table:style-name="ce1">
            <text:p>193153</text:p>
          </table:table-cell>
          <table:table-cell office:value-type="float" office:value="177189" table:style-name="ce1">
            <text:p>177189</text:p>
          </table:table-cell>
          <table:table-cell office:value-type="float" office:value="15964" table:style-name="ce1">
            <text:p>15964</text:p>
          </table:table-cell>
          <table:table-cell office:value-type="float" office:value="16754" table:style-name="ce1">
            <text:p>16754</text:p>
          </table:table-cell>
          <table:table-cell office:value-type="float" office:value="17180" table:style-name="ce1">
            <text:p>17180</text:p>
          </table:table-cell>
          <table:table-cell office:value-type="float" office:value="17097" table:style-name="ce1">
            <text:p>17097</text:p>
          </table:table-cell>
          <table:table-cell office:value-type="float" office:value="17379" table:style-name="ce1">
            <text:p>17379</text:p>
          </table:table-cell>
          <table:table-cell office:value-type="float" office:value="16913" table:style-name="ce1">
            <text:p>16913</text:p>
          </table:table-cell>
          <table:table-cell office:value-type="float" office:value="17562" table:style-name="ce1">
            <text:p>17562</text:p>
          </table:table-cell>
          <table:table-cell office:value-type="float" office:value="212" table:style-name="ce1">
            <text:p>212</text:p>
          </table:table-cell>
          <table:table-cell office:value-type="float" office:value="1101" table:style-name="ce1">
            <text:p>1101</text:p>
          </table:table-cell>
          <table:table-cell office:value-type="float" office:value="220" table:style-name="ce1">
            <text:p>220</text:p>
          </table:table-cell>
          <table:table-cell office:value-type="float" office:value="16996" table:style-name="ce1">
            <text:p>16996</text:p>
          </table:table-cell>
          <table:table-cell office:value-type="float" office:value="17499" table:style-name="ce1">
            <text:p>17499</text:p>
          </table:table-cell>
          <table:table-cell office:value-type="float" office:value="17652" table:style-name="ce1">
            <text:p>17652</text:p>
          </table:table-cell>
          <table:table-cell office:value-type="float" office:value="17392" table:style-name="ce1">
            <text:p>17392</text:p>
          </table:table-cell>
          <table:table-cell office:value-type="float" office:value="139" table:style-name="ce1">
            <text:p>139</text:p>
          </table:table-cell>
          <table:table-cell office:value-type="float" office:value="1298" table:style-name="ce1">
            <text:p>1298</text:p>
          </table:table-cell>
          <table:table-cell office:value-type="float" office:value="1187" table:style-name="ce1">
            <text:p>1187</text:p>
          </table:table-cell>
          <table:table-cell office:value-type="float" office:value="96" table:style-name="ce1">
            <text:p>96</text:p>
          </table:table-cell>
          <table:table-cell office:value-type="float" office:value="137" table:style-name="ce1">
            <text:p>137</text:p>
          </table:table-cell>
          <table:table-cell office:value-type="float" office:value="135" table:style-name="ce1">
            <text:p>135</text:p>
          </table:table-cell>
          <table:table-cell office:value-type="float" office:value="444" table:style-name="ce1">
            <text:p>444</text:p>
          </table:table-cell>
          <table:table-cell office:value-type="float" office:value="198" table:style-name="ce1">
            <text:p>198</text:p>
          </table:table-cell>
          <table:table-cell office:value-type="float" office:value="231" table:style-name="ce1">
            <text:p>231</text:p>
          </table:table-cell>
          <table:table-cell office:value-type="float" office:value="7" table:style-name="ce1">
            <text:p>7</text:p>
          </table:table-cell>
          <table:table-cell office:value-type="float" office:value="175" table:style-name="ce1">
            <text:p>175</text:p>
          </table:table-cell>
          <table:table-cell office:value-type="float" office:value="549" table:style-name="ce1">
            <text:p>549</text:p>
          </table:table-cell>
          <table:table-cell office:value-type="float" office:value="1137" table:style-name="ce1">
            <text:p>1137</text:p>
          </table:table-cell>
          <table:table-cell office:value-type="float" office:value="1121" table:style-name="ce1">
            <text:p>1121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1116" table:style-name="ce1">
            <text:p>1116</text:p>
          </table:table-cell>
          <table:table-cell office:value-type="float" office:value="125" table:style-name="ce1">
            <text:p>125</text:p>
          </table:table-cell>
          <table:table-cell office:value-type="float" office:value="156" table:style-name="ce1">
            <text:p>156</text:p>
          </table:table-cell>
          <table:table-cell office:value-type="float" office:value="193" table:style-name="ce1">
            <text:p>193</text:p>
          </table:table-cell>
          <table:table-cell office:value-type="float" office:value="559" table:style-name="ce1">
            <text:p>559</text:p>
          </table:table-cell>
          <table:table-cell office:value-type="float" office:value="196" table:style-name="ce1">
            <text:p>196</text:p>
          </table:table-cell>
          <table:table-cell office:value-type="float" office:value="83" table:style-name="ce1">
            <text:p>83</text:p>
          </table:table-cell>
          <table:table-cell office:value-type="float" office:value="1129" table:style-name="ce1">
            <text:p>1129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387" table:style-name="ce1">
            <text:p>387</text:p>
          </table:table-cell>
          <table:table-cell office:value-type="float" office:value="134" table:style-name="ce1">
            <text:p>134</text:p>
          </table:table-cell>
          <table:table-cell office:value-type="float" office:value="1130" table:style-name="ce1">
            <text:p>113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055" table:style-name="ce1">
            <text:p>1055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114" table:style-name="ce1">
            <text:p>114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27" table:style-name="ce1">
            <text:p>127</text:p>
          </table:table-cell>
          <table:table-cell office:value-type="float" office:value="8" table:style-name="ce1">
            <text:p>8</text:p>
          </table:table-cell>
          <table:table-cell office:value-type="float" office:value="125" table:style-name="ce1">
            <text:p>125</text:p>
          </table:table-cell>
          <table:table-cell office:value-type="float" office:value="1243" table:style-name="ce1">
            <text:p>1243</text:p>
          </table:table-cell>
          <table:table-cell office:value-type="float" office:value="3" table:style-name="ce1">
            <text:p>3</text:p>
          </table:table-cell>
          <table:table-cell office:value-type="float" office:value="512" table:style-name="ce1">
            <text:p>512</text:p>
          </table:table-cell>
          <table:table-cell office:value-type="float" office:value="0" table:style-name="ce1">
            <text:p>0</text:p>
          </table:table-cell>
          <table:table-cell office:value-type="float" office:value="167" table:style-name="ce1">
            <text:p>167</text:p>
          </table:table-cell>
          <table:table-cell office:value-type="float" office:value="152" table:style-name="ce1">
            <text:p>152</text:p>
          </table:table-cell>
          <table:table-cell office:value-type="float" office:value="148" table:style-name="ce1">
            <text:p>148</text:p>
          </table:table-cell>
          <table:table-cell office:value-type="float" office:value="102" table:style-name="ce1">
            <text:p>102</text:p>
          </table:table-cell>
          <table:table-cell office:value-type="float" office:value="450" table:style-name="ce1">
            <text:p>450</text:p>
          </table:table-cell>
          <table:table-cell office:value-type="float" office:value="118" table:style-name="ce1">
            <text:p>118</text:p>
          </table:table-cell>
          <table:table-cell office:value-type="float" office:value="108" table:style-name="ce1">
            <text:p>108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114" table:style-name="ce1">
            <text:p>114</text:p>
          </table:table-cell>
          <table:table-cell office:value-type="float" office:value="98" table:style-name="ce1">
            <text:p>98</text:p>
          </table:table-cell>
          <table:table-cell office:value-type="float" office:value="87" table:style-name="ce1">
            <text:p>87</text:p>
          </table:table-cell>
          <table:table-cell office:value-type="float" office:value="150" table:style-name="ce1">
            <text:p>150</text:p>
          </table:table-cell>
          <table:table-cell office:value-type="float" office:value="168" table:style-name="ce1">
            <text:p>168</text:p>
          </table:table-cell>
          <table:table-cell office:value-type="float" office:value="129" table:style-name="ce1">
            <text:p>129</text:p>
          </table:table-cell>
          <table:table-cell office:value-type="float" office:value="67" table:style-name="ce1">
            <text:p>67</text:p>
          </table:table-cell>
          <table:table-cell office:value-type="float" office:value="136" table:style-name="ce1">
            <text:p>136</text:p>
          </table:table-cell>
          <table:table-cell office:value-type="float" office:value="129" table:style-name="ce1">
            <text:p>129</text:p>
          </table:table-cell>
          <table:table-cell office:value-type="float" office:value="158" table:style-name="ce1">
            <text:p>158</text:p>
          </table:table-cell>
          <table:table-cell office:value-type="float" office:value="15580" table:style-name="ce1">
            <text:p>15580</text:p>
          </table:table-cell>
          <table:table-cell office:value-type="float" office:value="1174" table:style-name="ce1">
            <text:p>1174</text:p>
          </table:table-cell>
          <table:table-cell office:value-type="float" office:value="16021" table:style-name="ce1">
            <text:p>16021</text:p>
          </table:table-cell>
          <table:table-cell office:value-type="float" office:value="1159" table:style-name="ce1">
            <text:p>1159</text:p>
          </table:table-cell>
          <table:table-cell office:value-type="float" office:value="15821" table:style-name="ce1">
            <text:p>15821</text:p>
          </table:table-cell>
          <table:table-cell office:value-type="float" office:value="1276" table:style-name="ce1">
            <text:p>1276</text:p>
          </table:table-cell>
          <table:table-cell office:value-type="float" office:value="16148" table:style-name="ce1">
            <text:p>16148</text:p>
          </table:table-cell>
          <table:table-cell office:value-type="float" office:value="1231" table:style-name="ce1">
            <text:p>1231</text:p>
          </table:table-cell>
          <table:table-cell office:value-type="float" office:value="15727" table:style-name="ce1">
            <text:p>15727</text:p>
          </table:table-cell>
          <table:table-cell office:value-type="float" office:value="1186" table:style-name="ce1">
            <text:p>1186</text:p>
          </table:table-cell>
          <table:table-cell office:value-type="float" office:value="16308" table:style-name="ce1">
            <text:p>16308</text:p>
          </table:table-cell>
          <table:table-cell office:value-type="float" office:value="1254" table:style-name="ce1">
            <text:p>1254</text:p>
          </table:table-cell>
          <table:table-cell office:value-type="float" office:value="204" table:style-name="ce1">
            <text:p>204</text:p>
          </table:table-cell>
          <table:table-cell office:value-type="float" office:value="8" table:style-name="ce1">
            <text:p>8</text:p>
          </table:table-cell>
          <table:table-cell office:value-type="float" office:value="991" table:style-name="ce1">
            <text:p>991</text:p>
          </table:table-cell>
          <table:table-cell office:value-type="float" office:value="110" table:style-name="ce1">
            <text:p>110</text:p>
          </table:table-cell>
          <table:table-cell office:value-type="float" office:value="204" table:style-name="ce1">
            <text:p>204</text:p>
          </table:table-cell>
          <table:table-cell office:value-type="float" office:value="16" table:style-name="ce1">
            <text:p>16</text:p>
          </table:table-cell>
          <table:table-cell office:value-type="float" office:value="15749" table:style-name="ce1">
            <text:p>15749</text:p>
          </table:table-cell>
          <table:table-cell office:value-type="float" office:value="1247" table:style-name="ce1">
            <text:p>1247</text:p>
          </table:table-cell>
          <table:table-cell office:value-type="float" office:value="16225" table:style-name="ce1">
            <text:p>16225</text:p>
          </table:table-cell>
          <table:table-cell office:value-type="float" office:value="1274" table:style-name="ce1">
            <text:p>1274</text:p>
          </table:table-cell>
          <table:table-cell office:value-type="float" office:value="16227" table:style-name="ce1">
            <text:p>16227</text:p>
          </table:table-cell>
          <table:table-cell office:value-type="float" office:value="1425" table:style-name="ce1">
            <text:p>1425</text:p>
          </table:table-cell>
          <table:table-cell office:value-type="float" office:value="16222" table:style-name="ce1">
            <text:p>16222</text:p>
          </table:table-cell>
          <table:table-cell office:value-type="float" office:value="1170" table:style-name="ce1">
            <text:p>1170</text:p>
          </table:table-cell>
          <table:table-cell office:value-type="float" office:value="118" table:style-name="ce1">
            <text:p>118</text:p>
          </table:table-cell>
          <table:table-cell office:value-type="float" office:value="21" table:style-name="ce1">
            <text:p>21</text:p>
          </table:table-cell>
          <table:table-cell office:value-type="float" office:value="1107" table:style-name="ce1">
            <text:p>1107</text:p>
          </table:table-cell>
          <table:table-cell office:value-type="float" office:value="191" table:style-name="ce1">
            <text:p>191</text:p>
          </table:table-cell>
          <table:table-cell office:value-type="float" office:value="992" table:style-name="ce1">
            <text:p>992</text:p>
          </table:table-cell>
          <table:table-cell office:value-type="float" office:value="195" table:style-name="ce1">
            <text:p>195</text:p>
          </table:table-cell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office:value-type="float" office:value="102" table:style-name="ce1">
            <text:p>102</text:p>
          </table:table-cell>
          <table:table-cell office:value-type="float" office:value="35" table:style-name="ce1">
            <text:p>35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45" table:style-name="ce1">
            <text:p>45</text:p>
          </table:table-cell>
          <table:table-cell office:value-type="float" office:value="157" table:style-name="ce1">
            <text:p>157</text:p>
          </table:table-cell>
          <table:table-cell office:value-type="float" office:value="41" table:style-name="ce1">
            <text:p>41</text:p>
          </table:table-cell>
          <table:table-cell office:value-type="float" office:value="204" table:style-name="ce1">
            <text:p>204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17" table:style-name="ce1">
            <text:p>17</text:p>
          </table:table-cell>
          <table:table-cell office:value-type="float" office:value="460" table:style-name="ce1">
            <text:p>460</text:p>
          </table:table-cell>
          <table:table-cell office:value-type="float" office:value="89" table:style-name="ce1">
            <text:p>89</text:p>
          </table:table-cell>
          <table:table-cell office:value-type="float" office:value="926" table:style-name="ce1">
            <text:p>926</text:p>
          </table:table-cell>
          <table:table-cell office:value-type="float" office:value="211" table:style-name="ce1">
            <text:p>211</text:p>
          </table:table-cell>
          <table:table-cell office:value-type="float" office:value="971" table:style-name="ce1">
            <text:p>971</text:p>
          </table:table-cell>
          <table:table-cell office:value-type="float" office:value="150" table:style-name="ce1">
            <text:p>150</text:p>
          </table:table-cell>
          <table:table-cell office:value-type="float" office:value="58" table:style-name="ce1">
            <text:p>58</text:p>
          </table:table-cell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928" table:style-name="ce1">
            <text:p>928</text:p>
          </table:table-cell>
          <table:table-cell office:value-type="float" office:value="188" table:style-name="ce1">
            <text:p>188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148" table:style-name="ce1">
            <text:p>148</text:p>
          </table:table-cell>
          <table:table-cell office:value-type="float" office:value="8" table:style-name="ce1">
            <text:p>8</text:p>
          </table:table-cell>
          <table:table-cell office:value-type="float" office:value="186" table:style-name="ce1">
            <text:p>186</text:p>
          </table:table-cell>
          <table:table-cell office:value-type="float" office:value="7" table:style-name="ce1">
            <text:p>7</text:p>
          </table:table-cell>
          <table:table-cell office:value-type="float" office:value="502" table:style-name="ce1">
            <text:p>502</text:p>
          </table:table-cell>
          <table:table-cell office:value-type="float" office:value="57" table:style-name="ce1">
            <text:p>57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967" table:style-name="ce1">
            <text:p>967</text:p>
          </table:table-cell>
          <table:table-cell office:value-type="float" office:value="162" table:style-name="ce1">
            <text:p>162</text:p>
          </table:table-cell>
          <table:table-cell office:value-type="float" office:value="144" table:style-name="ce1">
            <text:p>14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20" table:style-name="ce1">
            <text:p>20</text:p>
          </table:table-cell>
          <table:table-cell office:value-type="float" office:value="347" table:style-name="ce1">
            <text:p>34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62" table:style-name="ce1">
            <text:p>62</text:p>
          </table:table-cell>
          <table:table-cell office:value-type="float" office:value="960" table:style-name="ce1">
            <text:p>960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867" table:style-name="ce1">
            <text:p>867</text:p>
          </table:table-cell>
          <table:table-cell office:value-type="float" office:value="188" table:style-name="ce1">
            <text:p>188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1096" table:style-name="ce1">
            <text:p>1096</text:p>
          </table:table-cell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74" table:style-name="ce1">
            <text:p>47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129" table:style-name="ce1">
            <text:p>129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389" table:style-name="ce1">
            <text:p>38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office:value-type="float" office:value="115" table:style-name="ce1">
            <text:p>115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121" table:style-name="ce1">
            <text:p>121</text:p>
          </table:table-cell>
          <table:table-cell office:value-type="float" office:value="37" table:style-name="ce1">
            <text:p>37</text:p>
          </table:table-cell>
          <table:table-cell table:number-columns-repeated="1613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ales/marketing</text:p>
          </table:table-cell>
          <table:table-cell office:value-type="float" office:value="132826" table:style-name="ce1">
            <text:p>132826</text:p>
          </table:table-cell>
          <table:table-cell office:value-type="float" office:value="119076" table:style-name="ce1">
            <text:p>119076</text:p>
          </table:table-cell>
          <table:table-cell office:value-type="float" office:value="13750" table:style-name="ce1">
            <text:p>13750</text:p>
          </table:table-cell>
          <table:table-cell office:value-type="float" office:value="10191" table:style-name="ce1">
            <text:p>10191</text:p>
          </table:table-cell>
          <table:table-cell office:value-type="float" office:value="10474" table:style-name="ce1">
            <text:p>10474</text:p>
          </table:table-cell>
          <table:table-cell office:value-type="float" office:value="9741" table:style-name="ce1">
            <text:p>9741</text:p>
          </table:table-cell>
          <table:table-cell office:value-type="float" office:value="9820" table:style-name="ce1">
            <text:p>9820</text:p>
          </table:table-cell>
          <table:table-cell office:value-type="float" office:value="9837" table:style-name="ce1">
            <text:p>9837</text:p>
          </table:table-cell>
          <table:table-cell office:value-type="float" office:value="9974" table:style-name="ce1">
            <text:p>9974</text:p>
          </table:table-cell>
          <table:table-cell office:value-type="float" office:value="2894" table:style-name="ce1">
            <text:p>2894</text:p>
          </table:table-cell>
          <table:table-cell office:value-type="float" office:value="599" table:style-name="ce1">
            <text:p>599</text:p>
          </table:table-cell>
          <table:table-cell office:value-type="float" office:value="4998" table:style-name="ce1">
            <text:p>4998</text:p>
          </table:table-cell>
          <table:table-cell office:value-type="float" office:value="9919" table:style-name="ce1">
            <text:p>9919</text:p>
          </table:table-cell>
          <table:table-cell office:value-type="float" office:value="10234" table:style-name="ce1">
            <text:p>10234</text:p>
          </table:table-cell>
          <table:table-cell office:value-type="float" office:value="10342" table:style-name="ce1">
            <text:p>10342</text:p>
          </table:table-cell>
          <table:table-cell office:value-type="float" office:value="10166" table:style-name="ce1">
            <text:p>10166</text:p>
          </table:table-cell>
          <table:table-cell office:value-type="float" office:value="21" table:style-name="ce1">
            <text:p>21</text:p>
          </table:table-cell>
          <table:table-cell office:value-type="float" office:value="466" table:style-name="ce1">
            <text:p>466</text:p>
          </table:table-cell>
          <table:table-cell office:value-type="float" office:value="705" table:style-name="ce1">
            <text:p>705</text:p>
          </table:table-cell>
          <table:table-cell office:value-type="float" office:value="14" table:style-name="ce1">
            <text:p>14</text:p>
          </table:table-cell>
          <table:table-cell office:value-type="float" office:value="175" table:style-name="ce1">
            <text:p>175</text:p>
          </table:table-cell>
          <table:table-cell office:value-type="float" office:value="2714" table:style-name="ce1">
            <text:p>2714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4169" table:style-name="ce1">
            <text:p>4169</text:p>
          </table:table-cell>
          <table:table-cell office:value-type="float" office:value="161" table:style-name="ce1">
            <text:p>161</text:p>
          </table:table-cell>
          <table:table-cell office:value-type="float" office:value="2577" table:style-name="ce1">
            <text:p>2577</text:p>
          </table:table-cell>
          <table:table-cell office:value-type="float" office:value="56" table:style-name="ce1">
            <text:p>56</text:p>
          </table:table-cell>
          <table:table-cell office:value-type="float" office:value="568" table:style-name="ce1">
            <text:p>568</text:p>
          </table:table-cell>
          <table:table-cell office:value-type="float" office:value="506" table:style-name="ce1">
            <text:p>506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31" table:style-name="ce1">
            <text:p>131</text:p>
          </table:table-cell>
          <table:table-cell office:value-type="float" office:value="119" table:style-name="ce1">
            <text:p>119</text:p>
          </table:table-cell>
          <table:table-cell office:value-type="float" office:value="636" table:style-name="ce1">
            <text:p>63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367" table:style-name="ce1">
            <text:p>3367</text:p>
          </table:table-cell>
          <table:table-cell office:value-type="float" office:value="103" table:style-name="ce1">
            <text:p>103</text:p>
          </table:table-cell>
          <table:table-cell office:value-type="float" office:value="3064" table:style-name="ce1">
            <text:p>3064</text:p>
          </table:table-cell>
          <table:table-cell office:value-type="float" office:value="0" table:style-name="ce1">
            <text:p>0</text:p>
          </table:table-cell>
          <table:table-cell office:value-type="float" office:value="485" table:style-name="ce1">
            <text:p>485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505" table:style-name="ce1">
            <text:p>505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138" table:style-name="ce1">
            <text:p>138</text:p>
          </table:table-cell>
          <table:table-cell office:value-type="float" office:value="5" table:style-name="ce1">
            <text:p>5</text:p>
          </table:table-cell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588" table:style-name="ce1">
            <text:p>588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16" table:style-name="ce1">
            <text:p>116</text:p>
          </table:table-cell>
          <table:table-cell office:value-type="float" office:value="13" table:style-name="ce1">
            <text:p>13</text:p>
          </table:table-cell>
          <table:table-cell office:value-type="float" office:value="483" table:style-name="ce1">
            <text:p>483</text:p>
          </table:table-cell>
          <table:table-cell office:value-type="float" office:value="74" table:style-name="ce1">
            <text:p>74</text:p>
          </table:table-cell>
          <table:table-cell office:value-type="float" office:value="109" table:style-name="ce1">
            <text:p>109</text:p>
          </table:table-cell>
          <table:table-cell office:value-type="float" office:value="172" table:style-name="ce1">
            <text:p>17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128" table:style-name="ce1">
            <text:p>128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6" table:style-name="ce1">
            <text:p>156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948" table:style-name="ce1">
            <text:p>8948</text:p>
          </table:table-cell>
          <table:table-cell office:value-type="float" office:value="1243" table:style-name="ce1">
            <text:p>1243</text:p>
          </table:table-cell>
          <table:table-cell office:value-type="float" office:value="9441" table:style-name="ce1">
            <text:p>9441</text:p>
          </table:table-cell>
          <table:table-cell office:value-type="float" office:value="1033" table:style-name="ce1">
            <text:p>1033</text:p>
          </table:table-cell>
          <table:table-cell office:value-type="float" office:value="8607" table:style-name="ce1">
            <text:p>8607</text:p>
          </table:table-cell>
          <table:table-cell office:value-type="float" office:value="1134" table:style-name="ce1">
            <text:p>1134</text:p>
          </table:table-cell>
          <table:table-cell office:value-type="float" office:value="8742" table:style-name="ce1">
            <text:p>8742</text:p>
          </table:table-cell>
          <table:table-cell office:value-type="float" office:value="1078" table:style-name="ce1">
            <text:p>1078</text:p>
          </table:table-cell>
          <table:table-cell office:value-type="float" office:value="8904" table:style-name="ce1">
            <text:p>8904</text:p>
          </table:table-cell>
          <table:table-cell office:value-type="float" office:value="933" table:style-name="ce1">
            <text:p>933</text:p>
          </table:table-cell>
          <table:table-cell office:value-type="float" office:value="8787" table:style-name="ce1">
            <text:p>8787</text:p>
          </table:table-cell>
          <table:table-cell office:value-type="float" office:value="1187" table:style-name="ce1">
            <text:p>1187</text:p>
          </table:table-cell>
          <table:table-cell office:value-type="float" office:value="2755" table:style-name="ce1">
            <text:p>2755</text:p>
          </table:table-cell>
          <table:table-cell office:value-type="float" office:value="139" table:style-name="ce1">
            <text:p>139</text:p>
          </table:table-cell>
          <table:table-cell office:value-type="float" office:value="537" table:style-name="ce1">
            <text:p>537</text:p>
          </table:table-cell>
          <table:table-cell office:value-type="float" office:value="62" table:style-name="ce1">
            <text:p>62</text:p>
          </table:table-cell>
          <table:table-cell office:value-type="float" office:value="4619" table:style-name="ce1">
            <text:p>4619</text:p>
          </table:table-cell>
          <table:table-cell office:value-type="float" office:value="379" table:style-name="ce1">
            <text:p>379</text:p>
          </table:table-cell>
          <table:table-cell office:value-type="float" office:value="8719" table:style-name="ce1">
            <text:p>8719</text:p>
          </table:table-cell>
          <table:table-cell office:value-type="float" office:value="1200" table:style-name="ce1">
            <text:p>1200</text:p>
          </table:table-cell>
          <table:table-cell office:value-type="float" office:value="9028" table:style-name="ce1">
            <text:p>9028</text:p>
          </table:table-cell>
          <table:table-cell office:value-type="float" office:value="1206" table:style-name="ce1">
            <text:p>1206</text:p>
          </table:table-cell>
          <table:table-cell office:value-type="float" office:value="9240" table:style-name="ce1">
            <text:p>9240</text:p>
          </table:table-cell>
          <table:table-cell office:value-type="float" office:value="1102" table:style-name="ce1">
            <text:p>1102</text:p>
          </table:table-cell>
          <table:table-cell office:value-type="float" office:value="9100" table:style-name="ce1">
            <text:p>9100</text:p>
          </table:table-cell>
          <table:table-cell office:value-type="float" office:value="1066" table:style-name="ce1">
            <text:p>1066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414" table:style-name="ce1">
            <text:p>414</text:p>
          </table:table-cell>
          <table:table-cell office:value-type="float" office:value="52" table:style-name="ce1">
            <text:p>52</text:p>
          </table:table-cell>
          <table:table-cell office:value-type="float" office:value="662" table:style-name="ce1">
            <text:p>662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5" table:style-name="ce1">
            <text:p>25</text:p>
          </table:table-cell>
          <table:table-cell office:value-type="float" office:value="2621" table:style-name="ce1">
            <text:p>2621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65" table:style-name="ce1">
            <text:p>3965</text:p>
          </table:table-cell>
          <table:table-cell office:value-type="float" office:value="204" table:style-name="ce1">
            <text:p>204</text:p>
          </table:table-cell>
          <table:table-cell office:value-type="float" office:value="153" table:style-name="ce1">
            <text:p>153</text:p>
          </table:table-cell>
          <table:table-cell office:value-type="float" office:value="8" table:style-name="ce1">
            <text:p>8</text:p>
          </table:table-cell>
          <table:table-cell office:value-type="float" office:value="2434" table:style-name="ce1">
            <text:p>2434</text:p>
          </table:table-cell>
          <table:table-cell office:value-type="float" office:value="143" table:style-name="ce1">
            <text:p>143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491" table:style-name="ce1">
            <text:p>491</text:p>
          </table:table-cell>
          <table:table-cell office:value-type="float" office:value="77" table:style-name="ce1">
            <text:p>77</text:p>
          </table:table-cell>
          <table:table-cell office:value-type="float" office:value="429" table:style-name="ce1">
            <text:p>429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06" table:style-name="ce1">
            <text:p>106</text:p>
          </table:table-cell>
          <table:table-cell office:value-type="float" office:value="25" table:style-name="ce1">
            <text:p>25</text:p>
          </table:table-cell>
          <table:table-cell office:value-type="float" office:value="103" table:style-name="ce1">
            <text:p>103</text:p>
          </table:table-cell>
          <table:table-cell office:value-type="float" office:value="16" table:style-name="ce1">
            <text:p>16</text:p>
          </table:table-cell>
          <table:table-cell office:value-type="float" office:value="561" table:style-name="ce1">
            <text:p>561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209" table:style-name="ce1">
            <text:p>3209</text:p>
          </table:table-cell>
          <table:table-cell office:value-type="float" office:value="158" table:style-name="ce1">
            <text:p>158</text:p>
          </table:table-cell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2877" table:style-name="ce1">
            <text:p>2877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8" table:style-name="ce1">
            <text:p>428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443" table:style-name="ce1">
            <text:p>443</text:p>
          </table:table-cell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6" table:style-name="ce1">
            <text:p>496</text:p>
          </table:table-cell>
          <table:table-cell office:value-type="float" office:value="92" table:style-name="ce1">
            <text:p>92</text:p>
          </table:table-cell>
          <table:table-cell office:value-type="float" office:value="117" table:style-name="ce1">
            <text:p>117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12" table:style-name="ce1">
            <text:p>412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134" table:style-name="ce1">
            <text:p>13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3" table:style-name="ce1">
            <text:p>103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cientist</text:p>
          </table:table-cell>
          <table:table-cell office:value-type="float" office:value="94787" table:style-name="ce1">
            <text:p>94787</text:p>
          </table:table-cell>
          <table:table-cell office:value-type="float" office:value="83717" table:style-name="ce1">
            <text:p>83717</text:p>
          </table:table-cell>
          <table:table-cell office:value-type="float" office:value="11070" table:style-name="ce1">
            <text:p>11070</text:p>
          </table:table-cell>
          <table:table-cell office:value-type="float" office:value="7944" table:style-name="ce1">
            <text:p>7944</text:p>
          </table:table-cell>
          <table:table-cell office:value-type="float" office:value="7997" table:style-name="ce1">
            <text:p>7997</text:p>
          </table:table-cell>
          <table:table-cell office:value-type="float" office:value="8059" table:style-name="ce1">
            <text:p>8059</text:p>
          </table:table-cell>
          <table:table-cell office:value-type="float" office:value="8362" table:style-name="ce1">
            <text:p>8362</text:p>
          </table:table-cell>
          <table:table-cell office:value-type="float" office:value="8167" table:style-name="ce1">
            <text:p>8167</text:p>
          </table:table-cell>
          <table:table-cell office:value-type="float" office:value="7963" table:style-name="ce1">
            <text:p>7963</text:p>
          </table:table-cell>
          <table:table-cell office:value-type="float" office:value="1032" table:style-name="ce1">
            <text:p>1032</text:p>
          </table:table-cell>
          <table:table-cell office:value-type="float" office:value="157" table:style-name="ce1">
            <text:p>157</text:p>
          </table:table-cell>
          <table:table-cell office:value-type="float" office:value="2600" table:style-name="ce1">
            <text:p>2600</text:p>
          </table:table-cell>
          <table:table-cell office:value-type="float" office:value="8474" table:style-name="ce1">
            <text:p>8474</text:p>
          </table:table-cell>
          <table:table-cell office:value-type="float" office:value="8152" table:style-name="ce1">
            <text:p>8152</text:p>
          </table:table-cell>
          <table:table-cell office:value-type="float" office:value="8130" table:style-name="ce1">
            <text:p>8130</text:p>
          </table:table-cell>
          <table:table-cell office:value-type="float" office:value="7906" table:style-name="ce1">
            <text:p>7906</text:p>
          </table:table-cell>
          <table:table-cell office:value-type="float" office:value="0" table:style-name="ce1">
            <text:p>0</text:p>
          </table:table-cell>
          <table:table-cell office:value-type="float" office:value="206" table:style-name="ce1">
            <text:p>206</text:p>
          </table:table-cell>
          <table:table-cell office:value-type="float" office:value="133" table:style-name="ce1">
            <text:p>133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021" table:style-name="ce1">
            <text:p>1021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1973" table:style-name="ce1">
            <text:p>1973</text:p>
          </table:table-cell>
          <table:table-cell office:value-type="float" office:value="93" table:style-name="ce1">
            <text:p>93</text:p>
          </table:table-cell>
          <table:table-cell office:value-type="float" office:value="981" table:style-name="ce1">
            <text:p>981</text:p>
          </table:table-cell>
          <table:table-cell office:value-type="float" office:value="56" table:style-name="ce1">
            <text:p>56</text:p>
          </table:table-cell>
          <table:table-cell office:value-type="float" office:value="239" table:style-name="ce1">
            <text:p>239</text:p>
          </table:table-cell>
          <table:table-cell office:value-type="float" office:value="120" table:style-name="ce1">
            <text:p>12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049" table:style-name="ce1">
            <text:p>1049</text:p>
          </table:table-cell>
          <table:table-cell office:value-type="float" office:value="74" table:style-name="ce1">
            <text:p>74</text:p>
          </table:table-cell>
          <table:table-cell office:value-type="float" office:value="1139" table:style-name="ce1">
            <text:p>1139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148" table:style-name="ce1">
            <text:p>148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162" table:style-name="ce1">
            <text:p>162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8" table:style-name="ce1">
            <text:p>8</text:p>
          </table:table-cell>
          <table:table-cell office:value-type="float" office:value="113" table:style-name="ce1">
            <text:p>113</text:p>
          </table:table-cell>
          <table:table-cell office:value-type="float" office:value="9" table:style-name="ce1">
            <text:p>9</text:p>
          </table:table-cell>
          <table:table-cell office:value-type="float" office:value="204" table:style-name="ce1">
            <text:p>204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35" table:style-name="ce1">
            <text:p>135</text:p>
          </table:table-cell>
          <table:table-cell office:value-type="float" office:value="6" table:style-name="ce1">
            <text:p>6</text:p>
          </table:table-cell>
          <table:table-cell office:value-type="float" office:value="207" table:style-name="ce1">
            <text:p>207</text:p>
          </table:table-cell>
          <table:table-cell office:value-type="float" office:value="119" table:style-name="ce1">
            <text:p>119</text:p>
          </table:table-cell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45" table:style-name="ce1">
            <text:p>145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149" table:style-name="ce1">
            <text:p>7149</text:p>
          </table:table-cell>
          <table:table-cell office:value-type="float" office:value="795" table:style-name="ce1">
            <text:p>795</text:p>
          </table:table-cell>
          <table:table-cell office:value-type="float" office:value="7148" table:style-name="ce1">
            <text:p>7148</text:p>
          </table:table-cell>
          <table:table-cell office:value-type="float" office:value="849" table:style-name="ce1">
            <text:p>849</text:p>
          </table:table-cell>
          <table:table-cell office:value-type="float" office:value="7199" table:style-name="ce1">
            <text:p>7199</text:p>
          </table:table-cell>
          <table:table-cell office:value-type="float" office:value="860" table:style-name="ce1">
            <text:p>860</text:p>
          </table:table-cell>
          <table:table-cell office:value-type="float" office:value="7414" table:style-name="ce1">
            <text:p>7414</text:p>
          </table:table-cell>
          <table:table-cell office:value-type="float" office:value="948" table:style-name="ce1">
            <text:p>948</text:p>
          </table:table-cell>
          <table:table-cell office:value-type="float" office:value="7103" table:style-name="ce1">
            <text:p>7103</text:p>
          </table:table-cell>
          <table:table-cell office:value-type="float" office:value="1064" table:style-name="ce1">
            <text:p>1064</text:p>
          </table:table-cell>
          <table:table-cell office:value-type="float" office:value="6924" table:style-name="ce1">
            <text:p>6924</text:p>
          </table:table-cell>
          <table:table-cell office:value-type="float" office:value="1039" table:style-name="ce1">
            <text:p>1039</text:p>
          </table:table-cell>
          <table:table-cell office:value-type="float" office:value="1027" table:style-name="ce1">
            <text:p>1027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2299" table:style-name="ce1">
            <text:p>2299</text:p>
          </table:table-cell>
          <table:table-cell office:value-type="float" office:value="301" table:style-name="ce1">
            <text:p>301</text:p>
          </table:table-cell>
          <table:table-cell office:value-type="float" office:value="7350" table:style-name="ce1">
            <text:p>7350</text:p>
          </table:table-cell>
          <table:table-cell office:value-type="float" office:value="1124" table:style-name="ce1">
            <text:p>1124</text:p>
          </table:table-cell>
          <table:table-cell office:value-type="float" office:value="7183" table:style-name="ce1">
            <text:p>7183</text:p>
          </table:table-cell>
          <table:table-cell office:value-type="float" office:value="969" table:style-name="ce1">
            <text:p>969</text:p>
          </table:table-cell>
          <table:table-cell office:value-type="float" office:value="7194" table:style-name="ce1">
            <text:p>7194</text:p>
          </table:table-cell>
          <table:table-cell office:value-type="float" office:value="936" table:style-name="ce1">
            <text:p>936</text:p>
          </table:table-cell>
          <table:table-cell office:value-type="float" office:value="7031" table:style-name="ce1">
            <text:p>7031</text:p>
          </table:table-cell>
          <table:table-cell office:value-type="float" office:value="875" table:style-name="ce1">
            <text:p>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999" table:style-name="ce1">
            <text:p>999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823" table:style-name="ce1">
            <text:p>1823</text:p>
          </table:table-cell>
          <table:table-cell office:value-type="float" office:value="150" table:style-name="ce1">
            <text:p>150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930" table:style-name="ce1">
            <text:p>930</text:p>
          </table:table-cell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82" table:style-name="ce1">
            <text:p>182</text:p>
          </table:table-cell>
          <table:table-cell office:value-type="float" office:value="57" table:style-name="ce1">
            <text:p>57</text:p>
          </table:table-cell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41" table:style-name="ce1">
            <text:p>14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020" table:style-name="ce1">
            <text:p>1020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1111" table:style-name="ce1">
            <text:p>111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1" table:style-name="ce1">
            <text:p>121</text:p>
          </table:table-cell>
          <table:table-cell office:value-type="float" office:value="41" table:style-name="ce1">
            <text:p>41</text:p>
          </table:table-cell>
          <table:table-cell office:value-type="float" office:value="118" table:style-name="ce1">
            <text:p>118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6" table:style-name="ce1">
            <text:p>12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79" table:style-name="ce1">
            <text:p>179</text:p>
          </table:table-cell>
          <table:table-cell office:value-type="float" office:value="28" table:style-name="ce1">
            <text:p>28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05" table:style-name="ce1">
            <text:p>105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ther or not specified</text:p>
          </table:table-cell>
          <table:table-cell office:value-type="float" office:value="66787" table:style-name="ce1">
            <text:p>66787</text:p>
          </table:table-cell>
          <table:table-cell office:value-type="float" office:value="50960" table:style-name="ce1">
            <text:p>50960</text:p>
          </table:table-cell>
          <table:table-cell office:value-type="float" office:value="15827" table:style-name="ce1">
            <text:p>15827</text:p>
          </table:table-cell>
          <table:table-cell office:value-type="float" office:value="5399" table:style-name="ce1">
            <text:p>5399</text:p>
          </table:table-cell>
          <table:table-cell office:value-type="float" office:value="6190" table:style-name="ce1">
            <text:p>6190</text:p>
          </table:table-cell>
          <table:table-cell office:value-type="float" office:value="5561" table:style-name="ce1">
            <text:p>5561</text:p>
          </table:table-cell>
          <table:table-cell office:value-type="float" office:value="5659" table:style-name="ce1">
            <text:p>5659</text:p>
          </table:table-cell>
          <table:table-cell office:value-type="float" office:value="6042" table:style-name="ce1">
            <text:p>6042</text:p>
          </table:table-cell>
          <table:table-cell office:value-type="float" office:value="6051" table:style-name="ce1">
            <text:p>6051</text:p>
          </table:table-cell>
          <table:table-cell office:value-type="float" office:value="419" table:style-name="ce1">
            <text:p>419</text:p>
          </table:table-cell>
          <table:table-cell office:value-type="float" office:value="334" table:style-name="ce1">
            <text:p>334</text:p>
          </table:table-cell>
          <table:table-cell office:value-type="float" office:value="460" table:style-name="ce1">
            <text:p>460</text:p>
          </table:table-cell>
          <table:table-cell office:value-type="float" office:value="5347" table:style-name="ce1">
            <text:p>5347</text:p>
          </table:table-cell>
          <table:table-cell office:value-type="float" office:value="5736" table:style-name="ce1">
            <text:p>5736</text:p>
          </table:table-cell>
          <table:table-cell office:value-type="float" office:value="6252" table:style-name="ce1">
            <text:p>6252</text:p>
          </table:table-cell>
          <table:table-cell office:value-type="float" office:value="5506" table:style-name="ce1">
            <text:p>5506</text:p>
          </table:table-cell>
          <table:table-cell office:value-type="float" office:value="20" table:style-name="ce1">
            <text:p>20</text:p>
          </table:table-cell>
          <table:table-cell office:value-type="float" office:value="347" table:style-name="ce1">
            <text:p>347</text:p>
          </table:table-cell>
          <table:table-cell office:value-type="float" office:value="381" table:style-name="ce1">
            <text:p>381</text:p>
          </table:table-cell>
          <table:table-cell office:value-type="float" office:value="18" table:style-name="ce1">
            <text:p>18</text:p>
          </table:table-cell>
          <table:table-cell office:value-type="float" office:value="107" table:style-name="ce1">
            <text:p>107</text:p>
          </table:table-cell>
          <table:table-cell office:value-type="float" office:value="387" table:style-name="ce1">
            <text:p>387</text:p>
          </table:table-cell>
          <table:table-cell office:value-type="float" office:value="96" table:style-name="ce1">
            <text:p>96</text:p>
          </table:table-cell>
          <table:table-cell office:value-type="float" office:value="12" table:style-name="ce1">
            <text:p>12</text:p>
          </table:table-cell>
          <table:table-cell office:value-type="float" office:value="532" table:style-name="ce1">
            <text:p>532</text:p>
          </table:table-cell>
          <table:table-cell office:value-type="float" office:value="0" table:style-name="ce1">
            <text:p>0</text:p>
          </table:table-cell>
          <table:table-cell office:value-type="float" office:value="329" table:style-name="ce1">
            <text:p>329</text:p>
          </table:table-cell>
          <table:table-cell office:value-type="float" office:value="121" table:style-name="ce1">
            <text:p>121</text:p>
          </table:table-cell>
          <table:table-cell office:value-type="float" office:value="294" table:style-name="ce1">
            <text:p>294</text:p>
          </table:table-cell>
          <table:table-cell office:value-type="float" office:value="363" table:style-name="ce1">
            <text:p>363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float" office:value="431" table:style-name="ce1">
            <text:p>431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330" table:style-name="ce1">
            <text:p>330</text:p>
          </table:table-cell>
          <table:table-cell office:value-type="float" office:value="119" table:style-name="ce1">
            <text:p>119</text:p>
          </table:table-cell>
          <table:table-cell office:value-type="float" office:value="446" table:style-name="ce1">
            <text:p>446</text:p>
          </table:table-cell>
          <table:table-cell office:value-type="float" office:value="25" table:style-name="ce1">
            <text:p>25</text:p>
          </table:table-cell>
          <table:table-cell office:value-type="float" office:value="363" table:style-name="ce1">
            <text:p>363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float" office:value="41" table:style-name="ce1">
            <text:p>41</text:p>
          </table:table-cell>
          <table:table-cell office:value-type="float" office:value="344" table:style-name="ce1">
            <text:p>344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77" table:style-name="ce1">
            <text:p>377</text:p>
          </table:table-cell>
          <table:table-cell office:value-type="float" office:value="117" table:style-name="ce1">
            <text:p>117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53" table:style-name="ce1">
            <text:p>353</text:p>
          </table:table-cell>
          <table:table-cell office:value-type="float" office:value="10" table:style-name="ce1">
            <text:p>10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08" table:style-name="ce1">
            <text:p>108</text:p>
          </table:table-cell>
          <table:table-cell office:value-type="float" office:value="156" table:style-name="ce1">
            <text:p>156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4334" table:style-name="ce1">
            <text:p>4334</text:p>
          </table:table-cell>
          <table:table-cell office:value-type="float" office:value="1065" table:style-name="ce1">
            <text:p>1065</text:p>
          </table:table-cell>
          <table:table-cell office:value-type="float" office:value="4553" table:style-name="ce1">
            <text:p>4553</text:p>
          </table:table-cell>
          <table:table-cell office:value-type="float" office:value="1637" table:style-name="ce1">
            <text:p>1637</text:p>
          </table:table-cell>
          <table:table-cell office:value-type="float" office:value="4245" table:style-name="ce1">
            <text:p>4245</text:p>
          </table:table-cell>
          <table:table-cell office:value-type="float" office:value="1316" table:style-name="ce1">
            <text:p>1316</text:p>
          </table:table-cell>
          <table:table-cell office:value-type="float" office:value="4547" table:style-name="ce1">
            <text:p>4547</text:p>
          </table:table-cell>
          <table:table-cell office:value-type="float" office:value="1112" table:style-name="ce1">
            <text:p>1112</text:p>
          </table:table-cell>
          <table:table-cell office:value-type="float" office:value="4794" table:style-name="ce1">
            <text:p>4794</text:p>
          </table:table-cell>
          <table:table-cell office:value-type="float" office:value="1248" table:style-name="ce1">
            <text:p>1248</text:p>
          </table:table-cell>
          <table:table-cell office:value-type="float" office:value="4710" table:style-name="ce1">
            <text:p>4710</text:p>
          </table:table-cell>
          <table:table-cell office:value-type="float" office:value="1341" table:style-name="ce1">
            <text:p>1341</text:p>
          </table:table-cell>
          <table:table-cell office:value-type="float" office:value="356" table:style-name="ce1">
            <text:p>356</text:p>
          </table:table-cell>
          <table:table-cell office:value-type="float" office:value="63" table:style-name="ce1">
            <text:p>63</text:p>
          </table:table-cell>
          <table:table-cell office:value-type="float" office:value="243" table:style-name="ce1">
            <text:p>243</text:p>
          </table:table-cell>
          <table:table-cell office:value-type="float" office:value="91" table:style-name="ce1">
            <text:p>91</text:p>
          </table:table-cell>
          <table:table-cell office:value-type="float" office:value="380" table:style-name="ce1">
            <text:p>380</text:p>
          </table:table-cell>
          <table:table-cell office:value-type="float" office:value="80" table:style-name="ce1">
            <text:p>80</text:p>
          </table:table-cell>
          <table:table-cell office:value-type="float" office:value="4132" table:style-name="ce1">
            <text:p>4132</text:p>
          </table:table-cell>
          <table:table-cell office:value-type="float" office:value="1215" table:style-name="ce1">
            <text:p>1215</text:p>
          </table:table-cell>
          <table:table-cell office:value-type="float" office:value="4415" table:style-name="ce1">
            <text:p>4415</text:p>
          </table:table-cell>
          <table:table-cell office:value-type="float" office:value="1321" table:style-name="ce1">
            <text:p>1321</text:p>
          </table:table-cell>
          <table:table-cell office:value-type="float" office:value="4818" table:style-name="ce1">
            <text:p>4818</text:p>
          </table:table-cell>
          <table:table-cell office:value-type="float" office:value="1434" table:style-name="ce1">
            <text:p>1434</text:p>
          </table:table-cell>
          <table:table-cell office:value-type="float" office:value="4221" table:style-name="ce1">
            <text:p>4221</text:p>
          </table:table-cell>
          <table:table-cell office:value-type="float" office:value="1285" table:style-name="ce1">
            <text:p>1285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11" table:style-name="ce1">
            <text:p>211</text:p>
          </table:table-cell>
          <table:table-cell office:value-type="float" office:value="136" table:style-name="ce1">
            <text:p>136</text:p>
          </table:table-cell>
          <table:table-cell office:value-type="float" office:value="244" table:style-name="ce1">
            <text:p>244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58" table:style-name="ce1">
            <text:p>58</text:p>
          </table:table-cell>
          <table:table-cell office:value-type="float" office:value="330" table:style-name="ce1">
            <text:p>330</text:p>
          </table:table-cell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54" table:style-name="ce1">
            <text:p>454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2" table:style-name="ce1">
            <text:p>252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220" table:style-name="ce1">
            <text:p>220</text:p>
          </table:table-cell>
          <table:table-cell office:value-type="float" office:value="74" table:style-name="ce1">
            <text:p>74</text:p>
          </table:table-cell>
          <table:table-cell office:value-type="float" office:value="212" table:style-name="ce1">
            <text:p>212</text:p>
          </table:table-cell>
          <table:table-cell office:value-type="float" office:value="151" table:style-name="ce1">
            <text:p>151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290" table:style-name="ce1">
            <text:p>290</text:p>
          </table:table-cell>
          <table:table-cell office:value-type="float" office:value="141" table:style-name="ce1">
            <text:p>14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83" table:style-name="ce1">
            <text:p>283</text:p>
          </table:table-cell>
          <table:table-cell office:value-type="float" office:value="47" table:style-name="ce1">
            <text:p>47</text:p>
          </table:table-cell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office:value-type="float" office:value="375" table:style-name="ce1">
            <text:p>375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16" table:style-name="ce1">
            <text:p>216</text:p>
          </table:table-cell>
          <table:table-cell office:value-type="float" office:value="147" table:style-name="ce1">
            <text:p>147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243" table:style-name="ce1">
            <text:p>24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32" table:style-name="ce1">
            <text:p>232</text:p>
          </table:table-cell>
          <table:table-cell office:value-type="float" office:value="145" table:style-name="ce1">
            <text:p>145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41" table:style-name="ce1">
            <text:p>241</text:p>
          </table:table-cell>
          <table:table-cell office:value-type="float" office:value="112" table:style-name="ce1">
            <text:p>11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office:value-type="float" office:value="123" table:style-name="ce1">
            <text:p>123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number-columns-repeated="1613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elf-employed</text:p>
          </table:table-cell>
          <table:table-cell office:value-type="float" office:value="66133" table:style-name="ce1">
            <text:p>66133</text:p>
          </table:table-cell>
          <table:table-cell office:value-type="float" office:value="50831" table:style-name="ce1">
            <text:p>50831</text:p>
          </table:table-cell>
          <table:table-cell office:value-type="float" office:value="15302" table:style-name="ce1">
            <text:p>15302</text:p>
          </table:table-cell>
          <table:table-cell office:value-type="float" office:value="5959" table:style-name="ce1">
            <text:p>5959</text:p>
          </table:table-cell>
          <table:table-cell office:value-type="float" office:value="5933" table:style-name="ce1">
            <text:p>5933</text:p>
          </table:table-cell>
          <table:table-cell office:value-type="float" office:value="5729" table:style-name="ce1">
            <text:p>5729</text:p>
          </table:table-cell>
          <table:table-cell office:value-type="float" office:value="6179" table:style-name="ce1">
            <text:p>6179</text:p>
          </table:table-cell>
          <table:table-cell office:value-type="float" office:value="6085" table:style-name="ce1">
            <text:p>6085</text:p>
          </table:table-cell>
          <table:table-cell office:value-type="float" office:value="5826" table:style-name="ce1">
            <text:p>5826</text:p>
          </table:table-cell>
          <table:table-cell office:value-type="float" office:value="256" table:style-name="ce1">
            <text:p>256</text:p>
          </table:table-cell>
          <table:table-cell office:value-type="float" office:value="210" table:style-name="ce1">
            <text:p>210</text:p>
          </table:table-cell>
          <table:table-cell office:value-type="float" office:value="1168" table:style-name="ce1">
            <text:p>1168</text:p>
          </table:table-cell>
          <table:table-cell office:value-type="float" office:value="6020" table:style-name="ce1">
            <text:p>6020</text:p>
          </table:table-cell>
          <table:table-cell office:value-type="float" office:value="5586" table:style-name="ce1">
            <text:p>5586</text:p>
          </table:table-cell>
          <table:table-cell office:value-type="float" office:value="6128" table:style-name="ce1">
            <text:p>6128</text:p>
          </table:table-cell>
          <table:table-cell office:value-type="float" office:value="5791" table:style-name="ce1">
            <text:p>5791</text:p>
          </table:table-cell>
          <table:table-cell office:value-type="float" office:value="20" table:style-name="ce1">
            <text:p>20</text:p>
          </table:table-cell>
          <table:table-cell office:value-type="float" office:value="178" table:style-name="ce1">
            <text:p>178</text:p>
          </table:table-cell>
          <table:table-cell office:value-type="float" office:value="235" table:style-name="ce1">
            <text:p>23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44" table:style-name="ce1">
            <text:p>244</text:p>
          </table:table-cell>
          <table:table-cell office:value-type="float" office:value="134" table:style-name="ce1">
            <text:p>134</text:p>
          </table:table-cell>
          <table:table-cell office:value-type="float" office:value="21" table:style-name="ce1">
            <text:p>21</text:p>
          </table:table-cell>
          <table:table-cell office:value-type="float" office:value="603" table:style-name="ce1">
            <text:p>603</text:p>
          </table:table-cell>
          <table:table-cell office:value-type="float" office:value="63" table:style-name="ce1">
            <text:p>63</text:p>
          </table:table-cell>
          <table:table-cell office:value-type="float" office:value="199" table:style-name="ce1">
            <text:p>199</text:p>
          </table:table-cell>
          <table:table-cell office:value-type="float" office:value="125" table:style-name="ce1">
            <text:p>125</text:p>
          </table:table-cell>
          <table:table-cell office:value-type="float" office:value="136" table:style-name="ce1">
            <text:p>136</text:p>
          </table:table-cell>
          <table:table-cell office:value-type="float" office:value="197" table:style-name="ce1">
            <text:p>197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float" office:value="165" table:style-name="ce1">
            <text:p>16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88" table:style-name="ce1">
            <text:p>188</text:p>
          </table:table-cell>
          <table:table-cell office:value-type="float" office:value="149" table:style-name="ce1">
            <text:p>149</text:p>
          </table:table-cell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151" table:style-name="ce1">
            <text:p>151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145" table:style-name="ce1">
            <text:p>145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222" table:style-name="ce1">
            <text:p>222</text:p>
          </table:table-cell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880" table:style-name="ce1">
            <text:p>4880</text:p>
          </table:table-cell>
          <table:table-cell office:value-type="float" office:value="1079" table:style-name="ce1">
            <text:p>1079</text:p>
          </table:table-cell>
          <table:table-cell office:value-type="float" office:value="4743" table:style-name="ce1">
            <text:p>4743</text:p>
          </table:table-cell>
          <table:table-cell office:value-type="float" office:value="1190" table:style-name="ce1">
            <text:p>1190</text:p>
          </table:table-cell>
          <table:table-cell office:value-type="float" office:value="4517" table:style-name="ce1">
            <text:p>4517</text:p>
          </table:table-cell>
          <table:table-cell office:value-type="float" office:value="1212" table:style-name="ce1">
            <text:p>1212</text:p>
          </table:table-cell>
          <table:table-cell office:value-type="float" office:value="4870" table:style-name="ce1">
            <text:p>4870</text:p>
          </table:table-cell>
          <table:table-cell office:value-type="float" office:value="1309" table:style-name="ce1">
            <text:p>1309</text:p>
          </table:table-cell>
          <table:table-cell office:value-type="float" office:value="4854" table:style-name="ce1">
            <text:p>4854</text:p>
          </table:table-cell>
          <table:table-cell office:value-type="float" office:value="1231" table:style-name="ce1">
            <text:p>1231</text:p>
          </table:table-cell>
          <table:table-cell office:value-type="float" office:value="4544" table:style-name="ce1">
            <text:p>4544</text:p>
          </table:table-cell>
          <table:table-cell office:value-type="float" office:value="1282" table:style-name="ce1">
            <text:p>1282</text:p>
          </table:table-cell>
          <table:table-cell office:value-type="float" office:value="177" table:style-name="ce1">
            <text:p>177</text:p>
          </table:table-cell>
          <table:table-cell office:value-type="float" office:value="79" table:style-name="ce1">
            <text:p>79</text:p>
          </table:table-cell>
          <table:table-cell office:value-type="float" office:value="145" table:style-name="ce1">
            <text:p>145</text:p>
          </table:table-cell>
          <table:table-cell office:value-type="float" office:value="65" table:style-name="ce1">
            <text:p>65</text:p>
          </table:table-cell>
          <table:table-cell office:value-type="float" office:value="618" table:style-name="ce1">
            <text:p>618</text:p>
          </table:table-cell>
          <table:table-cell office:value-type="float" office:value="550" table:style-name="ce1">
            <text:p>550</text:p>
          </table:table-cell>
          <table:table-cell office:value-type="float" office:value="4865" table:style-name="ce1">
            <text:p>4865</text:p>
          </table:table-cell>
          <table:table-cell office:value-type="float" office:value="1155" table:style-name="ce1">
            <text:p>1155</text:p>
          </table:table-cell>
          <table:table-cell office:value-type="float" office:value="4325" table:style-name="ce1">
            <text:p>4325</text:p>
          </table:table-cell>
          <table:table-cell office:value-type="float" office:value="1261" table:style-name="ce1">
            <text:p>1261</text:p>
          </table:table-cell>
          <table:table-cell office:value-type="float" office:value="4791" table:style-name="ce1">
            <text:p>4791</text:p>
          </table:table-cell>
          <table:table-cell office:value-type="float" office:value="1337" table:style-name="ce1">
            <text:p>1337</text:p>
          </table:table-cell>
          <table:table-cell office:value-type="float" office:value="4552" table:style-name="ce1">
            <text:p>4552</text:p>
          </table:table-cell>
          <table:table-cell office:value-type="float" office:value="1239" table:style-name="ce1">
            <text:p>1239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11" table:style-name="ce1">
            <text:p>111</text:p>
          </table:table-cell>
          <table:table-cell office:value-type="float" office:value="67" table:style-name="ce1">
            <text:p>67</text:p>
          </table:table-cell>
          <table:table-cell office:value-type="float" office:value="128" table:style-name="ce1">
            <text:p>12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68" table:style-name="ce1">
            <text:p>368</text:p>
          </table:table-cell>
          <table:table-cell office:value-type="float" office:value="235" table:style-name="ce1">
            <text:p>235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69" table:style-name="ce1">
            <text:p>169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office:value-type="float" office:value="136" table:style-name="ce1">
            <text:p>136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25" table:style-name="ce1">
            <text:p>1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" table:style-name="ce1">
            <text:p>170</text:p>
          </table:table-cell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169" table:style-name="ce1">
            <text:p>169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57" table:style-name="ce1">
            <text:p>157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office:value-type="float" office:value="130" table:style-name="ce1">
            <text:p>130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13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cademic/educator</text:p>
          </table:table-cell>
          <table:table-cell office:value-type="float" office:value="38205" table:style-name="ce1">
            <text:p>38205</text:p>
          </table:table-cell>
          <table:table-cell office:value-type="float" office:value="18978" table:style-name="ce1">
            <text:p>18978</text:p>
          </table:table-cell>
          <table:table-cell office:value-type="float" office:value="19227" table:style-name="ce1">
            <text:p>19227</text:p>
          </table:table-cell>
          <table:table-cell office:value-type="float" office:value="2774" table:style-name="ce1">
            <text:p>2774</text:p>
          </table:table-cell>
          <table:table-cell office:value-type="float" office:value="2719" table:style-name="ce1">
            <text:p>2719</text:p>
          </table:table-cell>
          <table:table-cell office:value-type="float" office:value="2702" table:style-name="ce1">
            <text:p>2702</text:p>
          </table:table-cell>
          <table:table-cell office:value-type="float" office:value="2830" table:style-name="ce1">
            <text:p>2830</text:p>
          </table:table-cell>
          <table:table-cell office:value-type="float" office:value="2606" table:style-name="ce1">
            <text:p>2606</text:p>
          </table:table-cell>
          <table:table-cell office:value-type="float" office:value="2524" table:style-name="ce1">
            <text:p>2524</text:p>
          </table:table-cell>
          <table:table-cell office:value-type="float" office:value="43" table:style-name="ce1">
            <text:p>43</text:p>
          </table:table-cell>
          <table:table-cell office:value-type="float" office:value="511" table:style-name="ce1">
            <text:p>511</text:p>
          </table:table-cell>
          <table:table-cell office:value-type="float" office:value="59" table:style-name="ce1">
            <text:p>59</text:p>
          </table:table-cell>
          <table:table-cell office:value-type="float" office:value="2794" table:style-name="ce1">
            <text:p>2794</text:p>
          </table:table-cell>
          <table:table-cell office:value-type="float" office:value="2620" table:style-name="ce1">
            <text:p>2620</text:p>
          </table:table-cell>
          <table:table-cell office:value-type="float" office:value="2516" table:style-name="ce1">
            <text:p>2516</text:p>
          </table:table-cell>
          <table:table-cell office:value-type="float" office:value="2831" table:style-name="ce1">
            <text:p>2831</text:p>
          </table:table-cell>
          <table:table-cell office:value-type="float" office:value="60" table:style-name="ce1">
            <text:p>60</text:p>
          </table:table-cell>
          <table:table-cell office:value-type="float" office:value="497" table:style-name="ce1">
            <text:p>497</text:p>
          </table:table-cell>
          <table:table-cell office:value-type="float" office:value="434" table:style-name="ce1">
            <text:p>434</text:p>
          </table:table-cell>
          <table:table-cell office:value-type="float" office:value="79" table:style-name="ce1">
            <text:p>79</text:p>
          </table:table-cell>
          <table:table-cell office:value-type="float" office:value="206" table:style-name="ce1">
            <text:p>206</text:p>
          </table:table-cell>
          <table:table-cell office:value-type="float" office:value="10" table:style-name="ce1">
            <text:p>10</text:p>
          </table:table-cell>
          <table:table-cell office:value-type="float" office:value="344" table:style-name="ce1">
            <text:p>344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420" table:style-name="ce1">
            <text:p>420</text:p>
          </table:table-cell>
          <table:table-cell office:value-type="float" office:value="522" table:style-name="ce1">
            <text:p>522</text:p>
          </table:table-cell>
          <table:table-cell office:value-type="float" office:value="431" table:style-name="ce1">
            <text:p>431</text:p>
          </table:table-cell>
          <table:table-cell office:value-type="float" office:value="124" table:style-name="ce1">
            <text:p>124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289" table:style-name="ce1">
            <text:p>289</text:p>
          </table:table-cell>
          <table:table-cell office:value-type="float" office:value="616" table:style-name="ce1">
            <text:p>616</text:p>
          </table:table-cell>
          <table:table-cell office:value-type="float" office:value="69" table:style-name="ce1">
            <text:p>69</text:p>
          </table:table-cell>
          <table:table-cell office:value-type="float" office:value="137" table:style-name="ce1">
            <text:p>137</text:p>
          </table:table-cell>
          <table:table-cell office:value-type="float" office:value="31" table:style-name="ce1">
            <text:p>31</text:p>
          </table:table-cell>
          <table:table-cell office:value-type="float" office:value="354" table:style-name="ce1">
            <text:p>354</text:p>
          </table:table-cell>
          <table:table-cell office:value-type="float" office:value="24" table:style-name="ce1">
            <text:p>24</text:p>
          </table:table-cell>
          <table:table-cell office:value-type="float" office:value="143" table:style-name="ce1">
            <text:p>143</text:p>
          </table:table-cell>
          <table:table-cell office:value-type="float" office:value="570" table:style-name="ce1">
            <text:p>57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211" table:style-name="ce1">
            <text:p>211</text:p>
          </table:table-cell>
          <table:table-cell office:value-type="float" office:value="91" table:style-name="ce1">
            <text:p>91</text:p>
          </table:table-cell>
          <table:table-cell office:value-type="float" office:value="455" table:style-name="ce1">
            <text:p>455</text:p>
          </table:table-cell>
          <table:table-cell office:value-type="float" office:value="6" table:style-name="ce1">
            <text:p>6</text:p>
          </table:table-cell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477" table:style-name="ce1">
            <text:p>477</text:p>
          </table:table-cell>
          <table:table-cell office:value-type="float" office:value="151" table:style-name="ce1">
            <text:p>151</text:p>
          </table:table-cell>
          <table:table-cell office:value-type="float" office:value="57" table:style-name="ce1">
            <text:p>57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office:value-type="float" office:value="103" table:style-name="ce1">
            <text:p>103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405" table:style-name="ce1">
            <text:p>40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101" table:style-name="ce1">
            <text:p>101</text:p>
          </table:table-cell>
          <table:table-cell office:value-type="float" office:value="229" table:style-name="ce1">
            <text:p>229</text:p>
          </table:table-cell>
          <table:table-cell office:value-type="float" office:value="196" table:style-name="ce1">
            <text:p>196</text:p>
          </table:table-cell>
          <table:table-cell office:value-type="float" office:value="314" table:style-name="ce1">
            <text:p>314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26" table:style-name="ce1">
            <text:p>126</text:p>
          </table:table-cell>
          <table:table-cell office:value-type="float" office:value="63" table:style-name="ce1">
            <text:p>63</text:p>
          </table:table-cell>
          <table:table-cell office:value-type="float" office:value="1532" table:style-name="ce1">
            <text:p>1532</text:p>
          </table:table-cell>
          <table:table-cell office:value-type="float" office:value="1242" table:style-name="ce1">
            <text:p>1242</text:p>
          </table:table-cell>
          <table:table-cell office:value-type="float" office:value="1397" table:style-name="ce1">
            <text:p>1397</text:p>
          </table:table-cell>
          <table:table-cell office:value-type="float" office:value="1322" table:style-name="ce1">
            <text:p>1322</text:p>
          </table:table-cell>
          <table:table-cell office:value-type="float" office:value="1423" table:style-name="ce1">
            <text:p>1423</text:p>
          </table:table-cell>
          <table:table-cell office:value-type="float" office:value="1279" table:style-name="ce1">
            <text:p>1279</text:p>
          </table:table-cell>
          <table:table-cell office:value-type="float" office:value="1453" table:style-name="ce1">
            <text:p>1453</text:p>
          </table:table-cell>
          <table:table-cell office:value-type="float" office:value="1377" table:style-name="ce1">
            <text:p>1377</text:p>
          </table:table-cell>
          <table:table-cell office:value-type="float" office:value="1279" table:style-name="ce1">
            <text:p>1279</text:p>
          </table:table-cell>
          <table:table-cell office:value-type="float" office:value="1327" table:style-name="ce1">
            <text:p>1327</text:p>
          </table:table-cell>
          <table:table-cell office:value-type="float" office:value="1292" table:style-name="ce1">
            <text:p>1292</text:p>
          </table:table-cell>
          <table:table-cell office:value-type="float" office:value="1232" table:style-name="ce1">
            <text:p>1232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96" table:style-name="ce1">
            <text:p>296</text:p>
          </table:table-cell>
          <table:table-cell office:value-type="float" office:value="215" table:style-name="ce1">
            <text:p>215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1557" table:style-name="ce1">
            <text:p>1557</text:p>
          </table:table-cell>
          <table:table-cell office:value-type="float" office:value="1237" table:style-name="ce1">
            <text:p>1237</text:p>
          </table:table-cell>
          <table:table-cell office:value-type="float" office:value="1272" table:style-name="ce1">
            <text:p>1272</text:p>
          </table:table-cell>
          <table:table-cell office:value-type="float" office:value="1348" table:style-name="ce1">
            <text:p>1348</text:p>
          </table:table-cell>
          <table:table-cell office:value-type="float" office:value="1253" table:style-name="ce1">
            <text:p>1253</text:p>
          </table:table-cell>
          <table:table-cell office:value-type="float" office:value="1263" table:style-name="ce1">
            <text:p>1263</text:p>
          </table:table-cell>
          <table:table-cell office:value-type="float" office:value="1431" table:style-name="ce1">
            <text:p>1431</text:p>
          </table:table-cell>
          <table:table-cell office:value-type="float" office:value="1400" table:style-name="ce1">
            <text:p>1400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233" table:style-name="ce1">
            <text:p>233</text:p>
          </table:table-cell>
          <table:table-cell office:value-type="float" office:value="264" table:style-name="ce1">
            <text:p>264</text:p>
          </table:table-cell>
          <table:table-cell office:value-type="float" office:value="222" table:style-name="ce1">
            <text:p>222</text:p>
          </table:table-cell>
          <table:table-cell office:value-type="float" office:value="212" table:style-name="ce1">
            <text:p>212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64" table:style-name="ce1">
            <text:p>164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263" table:style-name="ce1">
            <text:p>263</text:p>
          </table:table-cell>
          <table:table-cell office:value-type="float" office:value="157" table:style-name="ce1">
            <text:p>157</text:p>
          </table:table-cell>
          <table:table-cell office:value-type="float" office:value="271" table:style-name="ce1">
            <text:p>271</text:p>
          </table:table-cell>
          <table:table-cell office:value-type="float" office:value="251" table:style-name="ce1">
            <text:p>251</text:p>
          </table:table-cell>
          <table:table-cell office:value-type="float" office:value="147" table:style-name="ce1">
            <text:p>147</text:p>
          </table:table-cell>
          <table:table-cell office:value-type="float" office:value="284" table:style-name="ce1">
            <text:p>284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156" table:style-name="ce1">
            <text:p>156</text:p>
          </table:table-cell>
          <table:table-cell office:value-type="float" office:value="303" table:style-name="ce1">
            <text:p>303</text:p>
          </table:table-cell>
          <table:table-cell office:value-type="float" office:value="313" table:style-name="ce1">
            <text:p>313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63" table:style-name="ce1">
            <text:p>163</text:p>
          </table:table-cell>
          <table:table-cell office:value-type="float" office:value="191" table:style-name="ce1">
            <text:p>191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318" table:style-name="ce1">
            <text:p>318</text:p>
          </table:table-cell>
          <table:table-cell office:value-type="float" office:value="252" table:style-name="ce1">
            <text:p>252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133" table:style-name="ce1">
            <text:p>133</text:p>
          </table:table-cell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218" table:style-name="ce1">
            <text:p>218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256" table:style-name="ce1">
            <text:p>256</text:p>
          </table:table-cell>
          <table:table-cell office:value-type="float" office:value="221" table:style-name="ce1">
            <text:p>221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187" table:style-name="ce1">
            <text:p>187</text:p>
          </table:table-cell>
          <table:table-cell office:value-type="float" office:value="218" table:style-name="ce1">
            <text:p>2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155" table:style-name="ce1">
            <text:p>155</text:p>
          </table:table-cell>
          <table:table-cell office:value-type="float" office:value="63" table:style-name="ce1">
            <text:p>63</text:p>
          </table:table-cell>
          <table:table-cell office:value-type="float" office:value="133" table:style-name="ce1">
            <text:p>133</text:p>
          </table:table-cell>
          <table:table-cell office:value-type="float" office:value="155" table:style-name="ce1">
            <text:p>155</text:p>
          </table:table-cell>
          <table:table-cell office:value-type="float" office:value="159" table:style-name="ce1">
            <text:p>159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22" table:style-name="ce1">
            <text:p>22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table:number-columns-repeated="1613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K-12 student</text:p>
          </table:table-cell>
          <table:table-cell office:value-type="float" office:value="35844" table:style-name="ce1">
            <text:p>35844</text:p>
          </table:table-cell>
          <table:table-cell office:value-type="float" office:value="29813" table:style-name="ce1">
            <text:p>29813</text:p>
          </table:table-cell>
          <table:table-cell office:value-type="float" office:value="6031" table:style-name="ce1">
            <text:p>6031</text:p>
          </table:table-cell>
          <table:table-cell office:value-type="float" office:value="1367" table:style-name="ce1">
            <text:p>1367</text:p>
          </table:table-cell>
          <table:table-cell office:value-type="float" office:value="1393" table:style-name="ce1">
            <text:p>1393</text:p>
          </table:table-cell>
          <table:table-cell office:value-type="float" office:value="1202" table:style-name="ce1">
            <text:p>1202</text:p>
          </table:table-cell>
          <table:table-cell office:value-type="float" office:value="1529" table:style-name="ce1">
            <text:p>1529</text:p>
          </table:table-cell>
          <table:table-cell office:value-type="float" office:value="1195" table:style-name="ce1">
            <text:p>1195</text:p>
          </table:table-cell>
          <table:table-cell office:value-type="float" office:value="1338" table:style-name="ce1">
            <text:p>1338</text:p>
          </table:table-cell>
          <table:table-cell office:value-type="float" office:value="479" table:style-name="ce1">
            <text:p>479</text:p>
          </table:table-cell>
          <table:table-cell office:value-type="float" office:value="11" table:style-name="ce1">
            <text:p>11</text:p>
          </table:table-cell>
          <table:table-cell office:value-type="float" office:value="10095" table:style-name="ce1">
            <text:p>10095</text:p>
          </table:table-cell>
          <table:table-cell office:value-type="float" office:value="1383" table:style-name="ce1">
            <text:p>1383</text:p>
          </table:table-cell>
          <table:table-cell office:value-type="float" office:value="1384" table:style-name="ce1">
            <text:p>1384</text:p>
          </table:table-cell>
          <table:table-cell office:value-type="float" office:value="1251" table:style-name="ce1">
            <text:p>1251</text:p>
          </table:table-cell>
          <table:table-cell office:value-type="float" office:value="1257" table:style-name="ce1">
            <text:p>1257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78" table:style-name="ce1">
            <text:p>47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245" table:style-name="ce1">
            <text:p>3245</text:p>
          </table:table-cell>
          <table:table-cell office:value-type="float" office:value="637" table:style-name="ce1">
            <text:p>637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83" table:style-name="ce1">
            <text:p>683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56" table:style-name="ce1">
            <text:p>456</text:p>
          </table:table-cell>
          <table:table-cell office:value-type="float" office:value="0" table:style-name="ce1">
            <text:p>0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702" table:style-name="ce1">
            <text:p>7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4" table:style-name="ce1">
            <text:p>674</text:p>
          </table:table-cell>
          <table:table-cell office:value-type="float" office:value="0" table:style-name="ce1">
            <text:p>0</text:p>
          </table:table-cell>
          <table:table-cell office:value-type="float" office:value="644" table:style-name="ce1">
            <text:p>644</text:p>
          </table:table-cell>
          <table:table-cell office:value-type="float" office:value="0" table:style-name="ce1">
            <text:p>0</text:p>
          </table:table-cell>
          <table:table-cell office:value-type="float" office:value="667" table:style-name="ce1">
            <text:p>667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64" table:style-name="ce1">
            <text:p>56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763" table:style-name="ce1">
            <text:p>76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6" table:style-name="ce1">
            <text:p>6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3" table:style-name="ce1">
            <text:p>1183</text:p>
          </table:table-cell>
          <table:table-cell office:value-type="float" office:value="184" table:style-name="ce1">
            <text:p>184</text:p>
          </table:table-cell>
          <table:table-cell office:value-type="float" office:value="1223" table:style-name="ce1">
            <text:p>1223</text:p>
          </table:table-cell>
          <table:table-cell office:value-type="float" office:value="170" table:style-name="ce1">
            <text:p>170</text:p>
          </table:table-cell>
          <table:table-cell office:value-type="float" office:value="1040" table:style-name="ce1">
            <text:p>1040</text:p>
          </table:table-cell>
          <table:table-cell office:value-type="float" office:value="162" table:style-name="ce1">
            <text:p>162</text:p>
          </table:table-cell>
          <table:table-cell office:value-type="float" office:value="1329" table:style-name="ce1">
            <text:p>1329</text:p>
          </table:table-cell>
          <table:table-cell office:value-type="float" office:value="200" table:style-name="ce1">
            <text:p>200</text:p>
          </table:table-cell>
          <table:table-cell office:value-type="float" office:value="1031" table:style-name="ce1">
            <text:p>1031</text:p>
          </table:table-cell>
          <table:table-cell office:value-type="float" office:value="164" table:style-name="ce1">
            <text:p>164</text:p>
          </table:table-cell>
          <table:table-cell office:value-type="float" office:value="1143" table:style-name="ce1">
            <text:p>1143</text:p>
          </table:table-cell>
          <table:table-cell office:value-type="float" office:value="195" table:style-name="ce1">
            <text:p>195</text:p>
          </table:table-cell>
          <table:table-cell office:value-type="float" office:value="465" table:style-name="ce1">
            <text:p>46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078" table:style-name="ce1">
            <text:p>8078</text:p>
          </table:table-cell>
          <table:table-cell office:value-type="float" office:value="2017" table:style-name="ce1">
            <text:p>2017</text:p>
          </table:table-cell>
          <table:table-cell office:value-type="float" office:value="1211" table:style-name="ce1">
            <text:p>1211</text:p>
          </table:table-cell>
          <table:table-cell office:value-type="float" office:value="172" table:style-name="ce1">
            <text:p>172</text:p>
          </table:table-cell>
          <table:table-cell office:value-type="float" office:value="1194" table:style-name="ce1">
            <text:p>1194</text:p>
          </table:table-cell>
          <table:table-cell office:value-type="float" office:value="190" table:style-name="ce1">
            <text:p>190</text:p>
          </table:table-cell>
          <table:table-cell office:value-type="float" office:value="1049" table:style-name="ce1">
            <text:p>1049</text:p>
          </table:table-cell>
          <table:table-cell office:value-type="float" office:value="202" table:style-name="ce1">
            <text:p>202</text:p>
          </table:table-cell>
          <table:table-cell office:value-type="float" office:value="1117" table:style-name="ce1">
            <text:p>1117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63" table:style-name="ce1">
            <text:p>46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63" table:style-name="ce1">
            <text:p>2663</text:p>
          </table:table-cell>
          <table:table-cell office:value-type="float" office:value="582" table:style-name="ce1">
            <text:p>582</text:p>
          </table:table-cell>
          <table:table-cell office:value-type="float" office:value="492" table:style-name="ce1">
            <text:p>492</text:p>
          </table:table-cell>
          <table:table-cell office:value-type="float" office:value="145" table:style-name="ce1">
            <text:p>145</text:p>
          </table:table-cell>
          <table:table-cell office:value-type="float" office:value="367" table:style-name="ce1">
            <text:p>36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09" table:style-name="ce1">
            <text:p>609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2" table:style-name="ce1">
            <text:p>45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5" table:style-name="ce1">
            <text:p>445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4" table:style-name="ce1">
            <text:p>594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5" table:style-name="ce1">
            <text:p>555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4" table:style-name="ce1">
            <text:p>464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6" table:style-name="ce1">
            <text:p>556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8" table:style-name="ce1">
            <text:p>488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92" table:style-name="ce1">
            <text:p>492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4" table:style-name="ce1">
            <text:p>544</text:p>
          </table:table-cell>
          <table:table-cell office:value-type="float" office:value="219" table:style-name="ce1">
            <text:p>21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4" table:style-name="ce1">
            <text:p>474</text:p>
          </table:table-cell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omemaker</text:p>
          </table:table-cell>
          <table:table-cell office:value-type="float" office:value="27847" table:style-name="ce1">
            <text:p>27847</text:p>
          </table:table-cell>
          <table:table-cell office:value-type="float" office:value="18783" table:style-name="ce1">
            <text:p>18783</text:p>
          </table:table-cell>
          <table:table-cell office:value-type="float" office:value="9064" table:style-name="ce1">
            <text:p>9064</text:p>
          </table:table-cell>
          <table:table-cell office:value-type="float" office:value="2034" table:style-name="ce1">
            <text:p>2034</text:p>
          </table:table-cell>
          <table:table-cell office:value-type="float" office:value="2108" table:style-name="ce1">
            <text:p>2108</text:p>
          </table:table-cell>
          <table:table-cell office:value-type="float" office:value="2165" table:style-name="ce1">
            <text:p>2165</text:p>
          </table:table-cell>
          <table:table-cell office:value-type="float" office:value="2047" table:style-name="ce1">
            <text:p>2047</text:p>
          </table:table-cell>
          <table:table-cell office:value-type="float" office:value="1969" table:style-name="ce1">
            <text:p>1969</text:p>
          </table:table-cell>
          <table:table-cell office:value-type="float" office:value="1929" table:style-name="ce1">
            <text:p>1929</text:p>
          </table:table-cell>
          <table:table-cell office:value-type="float" office:value="220" table:style-name="ce1">
            <text:p>220</text:p>
          </table:table-cell>
          <table:table-cell office:value-type="float" office:value="58" table:style-name="ce1">
            <text:p>58</text:p>
          </table:table-cell>
          <table:table-cell office:value-type="float" office:value="2363" table:style-name="ce1">
            <text:p>2363</text:p>
          </table:table-cell>
          <table:table-cell office:value-type="float" office:value="2179" table:style-name="ce1">
            <text:p>2179</text:p>
          </table:table-cell>
          <table:table-cell office:value-type="float" office:value="2197" table:style-name="ce1">
            <text:p>2197</text:p>
          </table:table-cell>
          <table:table-cell office:value-type="float" office:value="2004" table:style-name="ce1">
            <text:p>2004</text:p>
          </table:table-cell>
          <table:table-cell office:value-type="float" office:value="1983" table:style-name="ce1">
            <text:p>198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float" office:value="104" table:style-name="ce1">
            <text:p>10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67" table:style-name="ce1">
            <text:p>267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953" table:style-name="ce1">
            <text:p>953</text:p>
          </table:table-cell>
          <table:table-cell office:value-type="float" office:value="178" table:style-name="ce1">
            <text:p>178</text:p>
          </table:table-cell>
          <table:table-cell office:value-type="float" office:value="208" table:style-name="ce1">
            <text:p>208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9" table:style-name="ce1">
            <text:p>109</text:p>
          </table:table-cell>
          <table:table-cell office:value-type="float" office:value="18" table:style-name="ce1">
            <text:p>18</text:p>
          </table:table-cell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16" table:style-name="ce1">
            <text:p>216</text:p>
          </table:table-cell>
          <table:table-cell office:value-type="float" office:value="12" table:style-name="ce1">
            <text:p>12</text:p>
          </table:table-cell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float" office:value="163" table:style-name="ce1">
            <text:p>163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office:value-type="float" office:value="6" table:style-name="ce1">
            <text:p>6</text:p>
          </table:table-cell>
          <table:table-cell office:value-type="float" office:value="177" table:style-name="ce1">
            <text:p>177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37" table:style-name="ce1">
            <text:p>137</text:p>
          </table:table-cell>
          <table:table-cell office:value-type="float" office:value="9" table:style-name="ce1">
            <text:p>9</text:p>
          </table:table-cell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383" table:style-name="ce1">
            <text:p>1383</text:p>
          </table:table-cell>
          <table:table-cell office:value-type="float" office:value="651" table:style-name="ce1">
            <text:p>651</text:p>
          </table:table-cell>
          <table:table-cell office:value-type="float" office:value="1518" table:style-name="ce1">
            <text:p>1518</text:p>
          </table:table-cell>
          <table:table-cell office:value-type="float" office:value="590" table:style-name="ce1">
            <text:p>590</text:p>
          </table:table-cell>
          <table:table-cell office:value-type="float" office:value="1475" table:style-name="ce1">
            <text:p>1475</text:p>
          </table:table-cell>
          <table:table-cell office:value-type="float" office:value="690" table:style-name="ce1">
            <text:p>690</text:p>
          </table:table-cell>
          <table:table-cell office:value-type="float" office:value="1356" table:style-name="ce1">
            <text:p>1356</text:p>
          </table:table-cell>
          <table:table-cell office:value-type="float" office:value="691" table:style-name="ce1">
            <text:p>691</text:p>
          </table:table-cell>
          <table:table-cell office:value-type="float" office:value="1390" table:style-name="ce1">
            <text:p>1390</text:p>
          </table:table-cell>
          <table:table-cell office:value-type="float" office:value="579" table:style-name="ce1">
            <text:p>579</text:p>
          </table:table-cell>
          <table:table-cell office:value-type="float" office:value="1333" table:style-name="ce1">
            <text:p>1333</text:p>
          </table:table-cell>
          <table:table-cell office:value-type="float" office:value="596" table:style-name="ce1">
            <text:p>596</text:p>
          </table:table-cell>
          <table:table-cell office:value-type="float" office:value="189" table:style-name="ce1">
            <text:p>189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1547" table:style-name="ce1">
            <text:p>1547</text:p>
          </table:table-cell>
          <table:table-cell office:value-type="float" office:value="816" table:style-name="ce1">
            <text:p>816</text:p>
          </table:table-cell>
          <table:table-cell office:value-type="float" office:value="1473" table:style-name="ce1">
            <text:p>1473</text:p>
          </table:table-cell>
          <table:table-cell office:value-type="float" office:value="706" table:style-name="ce1">
            <text:p>706</text:p>
          </table:table-cell>
          <table:table-cell office:value-type="float" office:value="1498" table:style-name="ce1">
            <text:p>1498</text:p>
          </table:table-cell>
          <table:table-cell office:value-type="float" office:value="699" table:style-name="ce1">
            <text:p>699</text:p>
          </table:table-cell>
          <table:table-cell office:value-type="float" office:value="1297" table:style-name="ce1">
            <text:p>1297</text:p>
          </table:table-cell>
          <table:table-cell office:value-type="float" office:value="707" table:style-name="ce1">
            <text:p>707</text:p>
          </table:table-cell>
          <table:table-cell office:value-type="float" office:value="1380" table:style-name="ce1">
            <text:p>1380</text:p>
          </table:table-cell>
          <table:table-cell office:value-type="float" office:value="603" table:style-name="ce1">
            <text:p>60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45" table:style-name="ce1">
            <text:p>24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4" table:style-name="ce1">
            <text:p>644</text:p>
          </table:table-cell>
          <table:table-cell office:value-type="float" office:value="309" table:style-name="ce1">
            <text:p>309</text:p>
          </table:table-cell>
          <table:table-cell office:value-type="float" office:value="64" table:style-name="ce1">
            <text:p>64</text:p>
          </table:table-cell>
          <table:table-cell office:value-type="float" office:value="114" table:style-name="ce1">
            <text:p>114</text:p>
          </table:table-cell>
          <table:table-cell office:value-type="float" office:value="175" table:style-name="ce1">
            <text:p>175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87" table:style-name="ce1">
            <text:p>187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23" table:style-name="ce1">
            <text:p>223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office:value-type="float" office:value="120" table:style-name="ce1">
            <text:p>120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13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rtist</text:p>
          </table:table-cell>
          <table:table-cell office:value-type="float" office:value="21633" table:style-name="ce1">
            <text:p>21633</text:p>
          </table:table-cell>
          <table:table-cell office:value-type="float" office:value="15276" table:style-name="ce1">
            <text:p>15276</text:p>
          </table:table-cell>
          <table:table-cell office:value-type="float" office:value="6357" table:style-name="ce1">
            <text:p>6357</text:p>
          </table:table-cell>
          <table:table-cell office:value-type="float" office:value="1550" table:style-name="ce1">
            <text:p>1550</text:p>
          </table:table-cell>
          <table:table-cell office:value-type="float" office:value="1478" table:style-name="ce1">
            <text:p>1478</text:p>
          </table:table-cell>
          <table:table-cell office:value-type="float" office:value="1598" table:style-name="ce1">
            <text:p>1598</text:p>
          </table:table-cell>
          <table:table-cell office:value-type="float" office:value="1817" table:style-name="ce1">
            <text:p>1817</text:p>
          </table:table-cell>
          <table:table-cell office:value-type="float" office:value="1775" table:style-name="ce1">
            <text:p>1775</text:p>
          </table:table-cell>
          <table:table-cell office:value-type="float" office:value="1747" table:style-name="ce1">
            <text:p>1747</text:p>
          </table:table-cell>
          <table:table-cell office:value-type="float" office:value="242" table:style-name="ce1">
            <text:p>242</text:p>
          </table:table-cell>
          <table:table-cell office:value-type="float" office:value="223" table:style-name="ce1">
            <text:p>223</text:p>
          </table:table-cell>
          <table:table-cell office:value-type="float" office:value="726" table:style-name="ce1">
            <text:p>726</text:p>
          </table:table-cell>
          <table:table-cell office:value-type="float" office:value="1572" table:style-name="ce1">
            <text:p>1572</text:p>
          </table:table-cell>
          <table:table-cell office:value-type="float" office:value="1610" table:style-name="ce1">
            <text:p>1610</text:p>
          </table:table-cell>
          <table:table-cell office:value-type="float" office:value="1716" table:style-name="ce1">
            <text:p>1716</text:p>
          </table:table-cell>
          <table:table-cell office:value-type="float" office:value="1520" table:style-name="ce1">
            <text:p>1520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160" table:style-name="ce1">
            <text:p>160</text:p>
          </table:table-cell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office:value-type="float" office:value="219" table:style-name="ce1">
            <text:p>219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538" table:style-name="ce1">
            <text:p>538</text:p>
          </table:table-cell>
          <table:table-cell office:value-type="float" office:value="44" table:style-name="ce1">
            <text:p>44</text:p>
          </table:table-cell>
          <table:table-cell office:value-type="float" office:value="219" table:style-name="ce1">
            <text:p>219</text:p>
          </table:table-cell>
          <table:table-cell office:value-type="float" office:value="28" table:style-name="ce1">
            <text:p>28</text:p>
          </table:table-cell>
          <table:table-cell office:value-type="float" office:value="159" table:style-name="ce1">
            <text:p>159</text:p>
          </table:table-cell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45" table:style-name="ce1">
            <text:p>245</text:p>
          </table:table-cell>
          <table:table-cell office:value-type="float" office:value="37" table:style-name="ce1">
            <text:p>37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141" table:style-name="ce1">
            <text:p>141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46" table:style-name="ce1">
            <text:p>146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1058" table:style-name="ce1">
            <text:p>1058</text:p>
          </table:table-cell>
          <table:table-cell office:value-type="float" office:value="492" table:style-name="ce1">
            <text:p>492</text:p>
          </table:table-cell>
          <table:table-cell office:value-type="float" office:value="1089" table:style-name="ce1">
            <text:p>1089</text:p>
          </table:table-cell>
          <table:table-cell office:value-type="float" office:value="389" table:style-name="ce1">
            <text:p>389</text:p>
          </table:table-cell>
          <table:table-cell office:value-type="float" office:value="1140" table:style-name="ce1">
            <text:p>1140</text:p>
          </table:table-cell>
          <table:table-cell office:value-type="float" office:value="458" table:style-name="ce1">
            <text:p>458</text:p>
          </table:table-cell>
          <table:table-cell office:value-type="float" office:value="1248" table:style-name="ce1">
            <text:p>1248</text:p>
          </table:table-cell>
          <table:table-cell office:value-type="float" office:value="569" table:style-name="ce1">
            <text:p>569</text:p>
          </table:table-cell>
          <table:table-cell office:value-type="float" office:value="1310" table:style-name="ce1">
            <text:p>1310</text:p>
          </table:table-cell>
          <table:table-cell office:value-type="float" office:value="465" table:style-name="ce1">
            <text:p>465</text:p>
          </table:table-cell>
          <table:table-cell office:value-type="float" office:value="1237" table:style-name="ce1">
            <text:p>1237</text:p>
          </table:table-cell>
          <table:table-cell office:value-type="float" office:value="510" table:style-name="ce1">
            <text:p>510</text:p>
          </table:table-cell>
          <table:table-cell office:value-type="float" office:value="202" table:style-name="ce1">
            <text:p>202</text:p>
          </table:table-cell>
          <table:table-cell office:value-type="float" office:value="40" table:style-name="ce1">
            <text:p>40</text:p>
          </table:table-cell>
          <table:table-cell office:value-type="float" office:value="183" table:style-name="ce1">
            <text:p>183</text:p>
          </table:table-cell>
          <table:table-cell office:value-type="float" office:value="40" table:style-name="ce1">
            <text:p>40</text:p>
          </table:table-cell>
          <table:table-cell office:value-type="float" office:value="447" table:style-name="ce1">
            <text:p>447</text:p>
          </table:table-cell>
          <table:table-cell office:value-type="float" office:value="279" table:style-name="ce1">
            <text:p>279</text:p>
          </table:table-cell>
          <table:table-cell office:value-type="float" office:value="1165" table:style-name="ce1">
            <text:p>1165</text:p>
          </table:table-cell>
          <table:table-cell office:value-type="float" office:value="407" table:style-name="ce1">
            <text:p>407</text:p>
          </table:table-cell>
          <table:table-cell office:value-type="float" office:value="1128" table:style-name="ce1">
            <text:p>1128</text:p>
          </table:table-cell>
          <table:table-cell office:value-type="float" office:value="482" table:style-name="ce1">
            <text:p>482</text:p>
          </table:table-cell>
          <table:table-cell office:value-type="float" office:value="1257" table:style-name="ce1">
            <text:p>1257</text:p>
          </table:table-cell>
          <table:table-cell office:value-type="float" office:value="459" table:style-name="ce1">
            <text:p>459</text:p>
          </table:table-cell>
          <table:table-cell office:value-type="float" office:value="1114" table:style-name="ce1">
            <text:p>1114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53" table:style-name="ce1">
            <text:p>53</text:p>
          </table:table-cell>
          <table:table-cell office:value-type="float" office:value="137" table:style-name="ce1">
            <text:p>13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143" table:style-name="ce1">
            <text:p>143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04" table:style-name="ce1">
            <text:p>304</text:p>
          </table:table-cell>
          <table:table-cell office:value-type="float" office:value="234" table:style-name="ce1">
            <text:p>234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72" table:style-name="ce1">
            <text:p>172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23" table:style-name="ce1">
            <text:p>123</text:p>
          </table:table-cell>
          <table:table-cell office:value-type="float" office:value="36" table:style-name="ce1">
            <text:p>36</text:p>
          </table:table-cell>
          <table:table-cell office:value-type="float" office:value="185" table:style-name="ce1">
            <text:p>185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129" table:style-name="ce1">
            <text:p>129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04" table:style-name="ce1">
            <text:p>204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56" table:style-name="ce1">
            <text:p>156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14" table:style-name="ce1">
            <text:p>114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13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etired</text:p>
          </table:table-cell>
          <table:table-cell office:value-type="float" office:value="17177" table:style-name="ce1">
            <text:p>17177</text:p>
          </table:table-cell>
          <table:table-cell office:value-type="float" office:value="7273" table:style-name="ce1">
            <text:p>7273</text:p>
          </table:table-cell>
          <table:table-cell office:value-type="float" office:value="9904" table:style-name="ce1">
            <text:p>9904</text:p>
          </table:table-cell>
          <table:table-cell office:value-type="float" office:value="755" table:style-name="ce1">
            <text:p>755</text:p>
          </table:table-cell>
          <table:table-cell office:value-type="float" office:value="684" table:style-name="ce1">
            <text:p>684</text:p>
          </table:table-cell>
          <table:table-cell office:value-type="float" office:value="716" table:style-name="ce1">
            <text:p>716</text:p>
          </table:table-cell>
          <table:table-cell office:value-type="float" office:value="675" table:style-name="ce1">
            <text:p>675</text:p>
          </table:table-cell>
          <table:table-cell office:value-type="float" office:value="742" table:style-name="ce1">
            <text:p>742</text:p>
          </table:table-cell>
          <table:table-cell office:value-type="float" office:value="677" table:style-name="ce1">
            <text:p>677</text:p>
          </table:table-cell>
          <table:table-cell office:value-type="float" office:value="53" table:style-name="ce1">
            <text:p>53</text:p>
          </table:table-cell>
          <table:table-cell office:value-type="float" office:value="129" table:style-name="ce1">
            <text:p>129</text:p>
          </table:table-cell>
          <table:table-cell office:value-type="float" office:value="132" table:style-name="ce1">
            <text:p>132</text:p>
          </table:table-cell>
          <table:table-cell office:value-type="float" office:value="715" table:style-name="ce1">
            <text:p>715</text:p>
          </table:table-cell>
          <table:table-cell office:value-type="float" office:value="748" table:style-name="ce1">
            <text:p>748</text:p>
          </table:table-cell>
          <table:table-cell office:value-type="float" office:value="718" table:style-name="ce1">
            <text:p>718</text:p>
          </table:table-cell>
          <table:table-cell office:value-type="float" office:value="813" table:style-name="ce1">
            <text:p>813</text:p>
          </table:table-cell>
          <table:table-cell office:value-type="float" office:value="265" table:style-name="ce1">
            <text:p>265</text:p>
          </table:table-cell>
          <table:table-cell office:value-type="float" office:value="91" table:style-name="ce1">
            <text:p>91</text:p>
          </table:table-cell>
          <table:table-cell office:value-type="float" office:value="101" table:style-name="ce1">
            <text:p>101</text:p>
          </table:table-cell>
          <table:table-cell office:value-type="float" office:value="283" table:style-name="ce1">
            <text:p>283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215" table:style-name="ce1">
            <text:p>215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float" office:value="103" table:style-name="ce1">
            <text:p>103</text:p>
          </table:table-cell>
          <table:table-cell office:value-type="float" office:value="241" table:style-name="ce1">
            <text:p>241</text:p>
          </table:table-cell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office:value-type="float" office:value="231" table:style-name="ce1">
            <text:p>231</text:p>
          </table:table-cell>
          <table:table-cell office:value-type="float" office:value="257" table:style-name="ce1">
            <text:p>257</text:p>
          </table:table-cell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300" table:style-name="ce1">
            <text:p>300</text:p>
          </table:table-cell>
          <table:table-cell office:value-type="float" office:value="80" table:style-name="ce1">
            <text:p>80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273" table:style-name="ce1">
            <text:p>273</text:p>
          </table:table-cell>
          <table:table-cell office:value-type="float" office:value="22" table:style-name="ce1">
            <text:p>22</text:p>
          </table:table-cell>
          <table:table-cell office:value-type="float" office:value="193" table:style-name="ce1">
            <text:p>193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239" table:style-name="ce1">
            <text:p>239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79" table:style-name="ce1">
            <text:p>79</text:p>
          </table:table-cell>
          <table:table-cell office:value-type="float" office:value="38" table:style-name="ce1">
            <text:p>38</text:p>
          </table:table-cell>
          <table:table-cell office:value-type="float" office:value="213" table:style-name="ce1">
            <text:p>213</text:p>
          </table:table-cell>
          <table:table-cell office:value-type="float" office:value="239" table:style-name="ce1">
            <text:p>239</text:p>
          </table:table-cell>
          <table:table-cell office:value-type="float" office:value="231" table:style-name="ce1">
            <text:p>231</text:p>
          </table:table-cell>
          <table:table-cell office:value-type="float" office:value="221" table:style-name="ce1">
            <text:p>22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258" table:style-name="ce1">
            <text:p>258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202" table:style-name="ce1">
            <text:p>202</text:p>
          </table:table-cell>
          <table:table-cell office:value-type="float" office:value="211" table:style-name="ce1">
            <text:p>211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202" table:style-name="ce1">
            <text:p>202</text:p>
          </table:table-cell>
          <table:table-cell office:value-type="float" office:value="191" table:style-name="ce1">
            <text:p>191</text:p>
          </table:table-cell>
          <table:table-cell office:value-type="float" office:value="340" table:style-name="ce1">
            <text:p>340</text:p>
          </table:table-cell>
          <table:table-cell office:value-type="float" office:value="7" table:style-name="ce1">
            <text:p>7</text:p>
          </table:table-cell>
          <table:table-cell office:value-type="float" office:value="202" table:style-name="ce1">
            <text:p>202</text:p>
          </table:table-cell>
          <table:table-cell office:value-type="float" office:value="228" table:style-name="ce1">
            <text:p>228</text:p>
          </table:table-cell>
          <table:table-cell office:value-type="float" office:value="216" table:style-name="ce1">
            <text:p>216</text:p>
          </table:table-cell>
          <table:table-cell office:value-type="float" office:value="237" table:style-name="ce1">
            <text:p>237</text:p>
          </table:table-cell>
          <table:table-cell office:value-type="float" office:value="269" table:style-name="ce1">
            <text:p>269</text:p>
          </table:table-cell>
          <table:table-cell office:value-type="float" office:value="265" table:style-name="ce1">
            <text:p>265</text:p>
          </table:table-cell>
          <table:table-cell office:value-type="float" office:value="255" table:style-name="ce1">
            <text:p>255</text:p>
          </table:table-cell>
          <table:table-cell office:value-type="float" office:value="163" table:style-name="ce1">
            <text:p>163</text:p>
          </table:table-cell>
          <table:table-cell office:value-type="float" office:value="146" table:style-name="ce1">
            <text:p>146</text:p>
          </table:table-cell>
          <table:table-cell office:value-type="float" office:value="193" table:style-name="ce1">
            <text:p>193</text:p>
          </table:table-cell>
          <table:table-cell office:value-type="float" office:value="414" table:style-name="ce1">
            <text:p>414</text:p>
          </table:table-cell>
          <table:table-cell office:value-type="float" office:value="341" table:style-name="ce1">
            <text:p>341</text:p>
          </table:table-cell>
          <table:table-cell office:value-type="float" office:value="376" table:style-name="ce1">
            <text:p>376</text:p>
          </table:table-cell>
          <table:table-cell office:value-type="float" office:value="308" table:style-name="ce1">
            <text:p>308</text:p>
          </table:table-cell>
          <table:table-cell office:value-type="float" office:value="346" table:style-name="ce1">
            <text:p>346</text:p>
          </table:table-cell>
          <table:table-cell office:value-type="float" office:value="370" table:style-name="ce1">
            <text:p>370</text:p>
          </table:table-cell>
          <table:table-cell office:value-type="float" office:value="317" table:style-name="ce1">
            <text:p>317</text:p>
          </table:table-cell>
          <table:table-cell office:value-type="float" office:value="358" table:style-name="ce1">
            <text:p>358</text:p>
          </table:table-cell>
          <table:table-cell office:value-type="float" office:value="430" table:style-name="ce1">
            <text:p>430</text:p>
          </table:table-cell>
          <table:table-cell office:value-type="float" office:value="312" table:style-name="ce1">
            <text:p>312</text:p>
          </table:table-cell>
          <table:table-cell office:value-type="float" office:value="343" table:style-name="ce1">
            <text:p>343</text:p>
          </table:table-cell>
          <table:table-cell office:value-type="float" office:value="334" table:style-name="ce1">
            <text:p>334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362" table:style-name="ce1">
            <text:p>362</text:p>
          </table:table-cell>
          <table:table-cell office:value-type="float" office:value="353" table:style-name="ce1">
            <text:p>353</text:p>
          </table:table-cell>
          <table:table-cell office:value-type="float" office:value="465" table:style-name="ce1">
            <text:p>465</text:p>
          </table:table-cell>
          <table:table-cell office:value-type="float" office:value="283" table:style-name="ce1">
            <text:p>283</text:p>
          </table:table-cell>
          <table:table-cell office:value-type="float" office:value="324" table:style-name="ce1">
            <text:p>324</text:p>
          </table:table-cell>
          <table:table-cell office:value-type="float" office:value="394" table:style-name="ce1">
            <text:p>394</text:p>
          </table:table-cell>
          <table:table-cell office:value-type="float" office:value="430" table:style-name="ce1">
            <text:p>430</text:p>
          </table:table-cell>
          <table:table-cell office:value-type="float" office:value="383" table:style-name="ce1">
            <text:p>383</text:p>
          </table:table-cell>
          <table:table-cell office:value-type="float" office:value="99" table:style-name="ce1">
            <text:p>99</text:p>
          </table:table-cell>
          <table:table-cell office:value-type="float" office:value="166" table:style-name="ce1">
            <text:p>166</text:p>
          </table:table-cell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office:value-type="float" office:value="79" table:style-name="ce1">
            <text:p>79</text:p>
          </table:table-cell>
          <table:table-cell office:value-type="float" office:value="204" table:style-name="ce1">
            <text:p>204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office:value-type="float" office:value="119" table:style-name="ce1">
            <text:p>119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151" table:style-name="ce1">
            <text:p>151</text:p>
          </table:table-cell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92" table:style-name="ce1">
            <text:p>92</text:p>
          </table:table-cell>
          <table:table-cell office:value-type="float" office:value="139" table:style-name="ce1">
            <text:p>139</text:p>
          </table:table-cell>
          <table:table-cell office:value-type="float" office:value="68" table:style-name="ce1">
            <text:p>68</text:p>
          </table:table-cell>
          <table:table-cell office:value-type="float" office:value="189" table:style-name="ce1">
            <text:p>189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204" table:style-name="ce1">
            <text:p>204</text:p>
          </table:table-cell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201" table:style-name="ce1">
            <text:p>20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office:value-type="float" office:value="129" table:style-name="ce1">
            <text:p>129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57" table:style-name="ce1">
            <text:p>57</text:p>
          </table:table-cell>
          <table:table-cell office:value-type="float" office:value="156" table:style-name="ce1">
            <text:p>156</text:p>
          </table:table-cell>
          <table:table-cell office:value-type="float" office:value="97" table:style-name="ce1">
            <text:p>97</text:p>
          </table:table-cell>
          <table:table-cell office:value-type="float" office:value="142" table:style-name="ce1">
            <text:p>142</text:p>
          </table:table-cell>
          <table:table-cell office:value-type="float" office:value="85" table:style-name="ce1">
            <text:p>85</text:p>
          </table:table-cell>
          <table:table-cell office:value-type="float" office:value="146" table:style-name="ce1">
            <text:p>146</text:p>
          </table:table-cell>
          <table:table-cell office:value-type="float" office:value="91" table:style-name="ce1">
            <text:p>91</text:p>
          </table:table-cell>
          <table:table-cell office:value-type="float" office:value="130" table:style-name="ce1">
            <text:p>130</text:p>
          </table:table-cell>
          <table:table-cell office:value-type="float" office:value="83" table:style-name="ce1">
            <text:p>83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92" table:style-name="ce1">
            <text:p>192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50" table:style-name="ce1">
            <text:p>150</text:p>
          </table:table-cell>
          <table:table-cell office:value-type="float" office:value="65" table:style-name="ce1">
            <text:p>65</text:p>
          </table:table-cell>
          <table:table-cell office:value-type="float" office:value="146" table:style-name="ce1">
            <text:p>14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float" office:value="109" table:style-name="ce1">
            <text:p>109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59" table:style-name="ce1">
            <text:p>159</text:p>
          </table:table-cell>
          <table:table-cell office:value-type="float" office:value="121" table:style-name="ce1">
            <text:p>121</text:p>
          </table:table-cell>
          <table:table-cell office:value-type="float" office:value="219" table:style-name="ce1">
            <text:p>21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137" table:style-name="ce1">
            <text:p>137</text:p>
          </table:table-cell>
          <table:table-cell office:value-type="float" office:value="119" table:style-name="ce1">
            <text:p>119</text:p>
          </table:table-cell>
          <table:table-cell office:value-type="float" office:value="109" table:style-name="ce1">
            <text:p>109</text:p>
          </table:table-cell>
          <table:table-cell office:value-type="float" office:value="51" table:style-name="ce1">
            <text:p>51</text:p>
          </table:table-cell>
          <table:table-cell office:value-type="float" office:value="165" table:style-name="ce1">
            <text:p>16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float" office:value="81" table:style-name="ce1">
            <text:p>81</text:p>
          </table:table-cell>
          <table:table-cell office:value-type="float" office:value="188" table:style-name="ce1">
            <text:p>188</text:p>
          </table:table-cell>
          <table:table-cell office:value-type="float" office:value="64" table:style-name="ce1">
            <text:p>64</text:p>
          </table:table-cell>
          <table:table-cell office:value-type="float" office:value="201" table:style-name="ce1">
            <text:p>201</text:p>
          </table:table-cell>
          <table:table-cell office:value-type="float" office:value="59" table:style-name="ce1">
            <text:p>59</text:p>
          </table:table-cell>
          <table:table-cell office:value-type="float" office:value="196" table:style-name="ce1">
            <text:p>196</text:p>
          </table:table-cell>
          <table:table-cell office:value-type="float" office:value="46" table:style-name="ce1">
            <text:p>46</text:p>
          </table:table-cell>
          <table:table-cell office:value-type="float" office:value="117" table:style-name="ce1">
            <text:p>117</text:p>
          </table:table-cell>
          <table:table-cell office:value-type="float" office:value="37" table:style-name="ce1">
            <text:p>37</text:p>
          </table:table-cell>
          <table:table-cell office:value-type="float" office:value="109" table:style-name="ce1">
            <text:p>109</text:p>
          </table:table-cell>
          <table:table-cell office:value-type="float" office:value="71" table:style-name="ce1">
            <text:p>71</text:p>
          </table:table-cell>
          <table:table-cell office:value-type="float" office:value="122" table:style-name="ce1">
            <text:p>122</text:p>
          </table:table-cell>
          <table:table-cell table:number-columns-repeated="1613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lerical/admin</text:p>
          </table:table-cell>
          <table:table-cell office:value-type="float" office:value="16916" table:style-name="ce1">
            <text:p>16916</text:p>
          </table:table-cell>
          <table:table-cell office:value-type="float" office:value="13093" table:style-name="ce1">
            <text:p>13093</text:p>
          </table:table-cell>
          <table:table-cell office:value-type="float" office:value="3823" table:style-name="ce1">
            <text:p>3823</text:p>
          </table:table-cell>
          <table:table-cell office:value-type="float" office:value="1271" table:style-name="ce1">
            <text:p>1271</text:p>
          </table:table-cell>
          <table:table-cell office:value-type="float" office:value="1334" table:style-name="ce1">
            <text:p>1334</text:p>
          </table:table-cell>
          <table:table-cell office:value-type="float" office:value="1306" table:style-name="ce1">
            <text:p>1306</text:p>
          </table:table-cell>
          <table:table-cell office:value-type="float" office:value="1327" table:style-name="ce1">
            <text:p>1327</text:p>
          </table:table-cell>
          <table:table-cell office:value-type="float" office:value="1252" table:style-name="ce1">
            <text:p>1252</text:p>
          </table:table-cell>
          <table:table-cell office:value-type="float" office:value="1201" table:style-name="ce1">
            <text:p>1201</text:p>
          </table:table-cell>
          <table:table-cell office:value-type="float" office:value="118" table:style-name="ce1">
            <text:p>118</text:p>
          </table:table-cell>
          <table:table-cell office:value-type="float" office:value="273" table:style-name="ce1">
            <text:p>273</text:p>
          </table:table-cell>
          <table:table-cell office:value-type="float" office:value="139" table:style-name="ce1">
            <text:p>139</text:p>
          </table:table-cell>
          <table:table-cell office:value-type="float" office:value="1287" table:style-name="ce1">
            <text:p>1287</text:p>
          </table:table-cell>
          <table:table-cell office:value-type="float" office:value="1358" table:style-name="ce1">
            <text:p>1358</text:p>
          </table:table-cell>
          <table:table-cell office:value-type="float" office:value="1297" table:style-name="ce1">
            <text:p>1297</text:p>
          </table:table-cell>
          <table:table-cell office:value-type="float" office:value="1201" table:style-name="ce1">
            <text:p>1201</text:p>
          </table:table-cell>
          <table:table-cell office:value-type="float" office:value="37" table:style-name="ce1">
            <text:p>37</text:p>
          </table:table-cell>
          <table:table-cell office:value-type="float" office:value="179" table:style-name="ce1">
            <text:p>179</text:p>
          </table:table-cell>
          <table:table-cell office:value-type="float" office:value="227" table:style-name="ce1">
            <text:p>227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111" table:style-name="ce1">
            <text:p>111</text:p>
          </table:table-cell>
          <table:table-cell office:value-type="float" office:value="201" table:style-name="ce1">
            <text:p>201</text:p>
          </table:table-cell>
          <table:table-cell office:value-type="float" office:value="251" table:style-name="ce1">
            <text:p>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219" table:style-name="ce1">
            <text:p>21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3" table:style-name="ce1">
            <text:p>113</text:p>
          </table:table-cell>
          <table:table-cell office:value-type="float" office:value="9" table:style-name="ce1">
            <text:p>9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48" table:style-name="ce1">
            <text:p>148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8" table:style-name="ce1">
            <text:p>218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004" table:style-name="ce1">
            <text:p>1004</text:p>
          </table:table-cell>
          <table:table-cell office:value-type="float" office:value="267" table:style-name="ce1">
            <text:p>267</text:p>
          </table:table-cell>
          <table:table-cell office:value-type="float" office:value="1077" table:style-name="ce1">
            <text:p>1077</text:p>
          </table:table-cell>
          <table:table-cell office:value-type="float" office:value="257" table:style-name="ce1">
            <text:p>257</text:p>
          </table:table-cell>
          <table:table-cell office:value-type="float" office:value="1101" table:style-name="ce1">
            <text:p>1101</text:p>
          </table:table-cell>
          <table:table-cell office:value-type="float" office:value="205" table:style-name="ce1">
            <text:p>205</text:p>
          </table:table-cell>
          <table:table-cell office:value-type="float" office:value="985" table:style-name="ce1">
            <text:p>985</text:p>
          </table:table-cell>
          <table:table-cell office:value-type="float" office:value="342" table:style-name="ce1">
            <text:p>342</text:p>
          </table:table-cell>
          <table:table-cell office:value-type="float" office:value="986" table:style-name="ce1">
            <text:p>986</text:p>
          </table:table-cell>
          <table:table-cell office:value-type="float" office:value="266" table:style-name="ce1">
            <text:p>266</text:p>
          </table:table-cell>
          <table:table-cell office:value-type="float" office:value="894" table:style-name="ce1">
            <text:p>894</text:p>
          </table:table-cell>
          <table:table-cell office:value-type="float" office:value="307" table:style-name="ce1">
            <text:p>307</text:p>
          </table:table-cell>
          <table:table-cell office:value-type="float" office:value="111" table:style-name="ce1">
            <text:p>111</text:p>
          </table:table-cell>
          <table:table-cell office:value-type="float" office:value="7" table:style-name="ce1">
            <text:p>7</text:p>
          </table:table-cell>
          <table:table-cell office:value-type="float" office:value="202" table:style-name="ce1">
            <text:p>202</text:p>
          </table:table-cell>
          <table:table-cell office:value-type="float" office:value="71" table:style-name="ce1">
            <text:p>71</text:p>
          </table:table-cell>
          <table:table-cell office:value-type="float" office:value="122" table:style-name="ce1">
            <text:p>122</text:p>
          </table:table-cell>
          <table:table-cell office:value-type="float" office:value="17" table:style-name="ce1">
            <text:p>17</text:p>
          </table:table-cell>
          <table:table-cell office:value-type="float" office:value="978" table:style-name="ce1">
            <text:p>978</text:p>
          </table:table-cell>
          <table:table-cell office:value-type="float" office:value="309" table:style-name="ce1">
            <text:p>309</text:p>
          </table:table-cell>
          <table:table-cell office:value-type="float" office:value="1073" table:style-name="ce1">
            <text:p>1073</text:p>
          </table:table-cell>
          <table:table-cell office:value-type="float" office:value="285" table:style-name="ce1">
            <text:p>285</text:p>
          </table:table-cell>
          <table:table-cell office:value-type="float" office:value="1080" table:style-name="ce1">
            <text:p>1080</text:p>
          </table:table-cell>
          <table:table-cell office:value-type="float" office:value="217" table:style-name="ce1">
            <text:p>217</text:p>
          </table:table-cell>
          <table:table-cell office:value-type="float" office:value="899" table:style-name="ce1">
            <text:p>899</text:p>
          </table:table-cell>
          <table:table-cell office:value-type="float" office:value="302" table:style-name="ce1">
            <text:p>302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133" table:style-name="ce1">
            <text:p>133</text:p>
          </table:table-cell>
          <table:table-cell office:value-type="float" office:value="46" table:style-name="ce1">
            <text:p>46</text:p>
          </table:table-cell>
          <table:table-cell office:value-type="float" office:value="210" table:style-name="ce1">
            <text:p>21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133" table:style-name="ce1">
            <text:p>133</text:p>
          </table:table-cell>
          <table:table-cell office:value-type="float" office:value="68" table:style-name="ce1">
            <text:p>68</text:p>
          </table:table-cell>
          <table:table-cell office:value-type="float" office:value="196" table:style-name="ce1">
            <text:p>196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65" table:style-name="ce1">
            <text:p>16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61" table:style-name="ce1">
            <text:p>261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13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chnician/engineer</text:p>
          </table:table-cell>
          <table:table-cell office:value-type="float" office:value="14037" table:style-name="ce1">
            <text:p>14037</text:p>
          </table:table-cell>
          <table:table-cell office:value-type="float" office:value="13851" table:style-name="ce1">
            <text:p>13851</text:p>
          </table:table-cell>
          <table:table-cell office:value-type="float" office:value="186" table:style-name="ce1">
            <text:p>186</text:p>
          </table:table-cell>
          <table:table-cell office:value-type="float" office:value="1165" table:style-name="ce1">
            <text:p>1165</text:p>
          </table:table-cell>
          <table:table-cell office:value-type="float" office:value="1142" table:style-name="ce1">
            <text:p>1142</text:p>
          </table:table-cell>
          <table:table-cell office:value-type="float" office:value="1403" table:style-name="ce1">
            <text:p>1403</text:p>
          </table:table-cell>
          <table:table-cell office:value-type="float" office:value="1168" table:style-name="ce1">
            <text:p>1168</text:p>
          </table:table-cell>
          <table:table-cell office:value-type="float" office:value="1071" table:style-name="ce1">
            <text:p>1071</text:p>
          </table:table-cell>
          <table:table-cell office:value-type="float" office:value="1301" table:style-name="ce1">
            <text:p>1301</text:p>
          </table:table-cell>
          <table:table-cell office:value-type="float" office:value="138" table:style-name="ce1">
            <text:p>138</text:p>
          </table:table-cell>
          <table:table-cell office:value-type="float" office:value="68" table:style-name="ce1">
            <text:p>68</text:p>
          </table:table-cell>
          <table:table-cell office:value-type="float" office:value="180" table:style-name="ce1">
            <text:p>180</text:p>
          </table:table-cell>
          <table:table-cell office:value-type="float" office:value="1087" table:style-name="ce1">
            <text:p>1087</text:p>
          </table:table-cell>
          <table:table-cell office:value-type="float" office:value="1164" table:style-name="ce1">
            <text:p>1164</text:p>
          </table:table-cell>
          <table:table-cell office:value-type="float" office:value="1184" table:style-name="ce1">
            <text:p>1184</text:p>
          </table:table-cell>
          <table:table-cell office:value-type="float" office:value="1248" table:style-name="ce1">
            <text:p>1248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8" table:style-name="ce1">
            <text:p>12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1" table:style-name="ce1">
            <text:p>111</text:p>
          </table:table-cell>
          <table:table-cell office:value-type="float" office:value="21" table:style-name="ce1">
            <text:p>21</text:p>
          </table:table-cell>
          <table:table-cell office:value-type="float" office:value="185" table:style-name="ce1">
            <text:p>185</text:p>
          </table:table-cell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float" office:value="5" table:style-name="ce1">
            <text:p>5</text:p>
          </table:table-cell>
          <table:table-cell office:value-type="float" office:value="1116" table:style-name="ce1">
            <text:p>1116</text:p>
          </table:table-cell>
          <table:table-cell office:value-type="float" office:value="26" table:style-name="ce1">
            <text:p>26</text:p>
          </table:table-cell>
          <table:table-cell office:value-type="float" office:value="1403" table:style-name="ce1">
            <text:p>1403</text:p>
          </table:table-cell>
          <table:table-cell office:value-type="float" office:value="0" table:style-name="ce1">
            <text:p>0</text:p>
          </table:table-cell>
          <table:table-cell office:value-type="float" office:value="1168" table:style-name="ce1">
            <text:p>1168</text:p>
          </table:table-cell>
          <table:table-cell office:value-type="float" office:value="0" table:style-name="ce1">
            <text:p>0</text:p>
          </table:table-cell>
          <table:table-cell office:value-type="float" office:value="1062" table:style-name="ce1">
            <text:p>1062</text:p>
          </table:table-cell>
          <table:table-cell office:value-type="float" office:value="9" table:style-name="ce1">
            <text:p>9</text:p>
          </table:table-cell>
          <table:table-cell office:value-type="float" office:value="1282" table:style-name="ce1">
            <text:p>1282</text:p>
          </table:table-cell>
          <table:table-cell office:value-type="float" office:value="19" table:style-name="ce1">
            <text:p>19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74" table:style-name="ce1">
            <text:p>174</text:p>
          </table:table-cell>
          <table:table-cell office:value-type="float" office:value="6" table:style-name="ce1">
            <text:p>6</text:p>
          </table:table-cell>
          <table:table-cell office:value-type="float" office:value="1072" table:style-name="ce1">
            <text:p>1072</text:p>
          </table:table-cell>
          <table:table-cell office:value-type="float" office:value="15" table:style-name="ce1">
            <text:p>15</text:p>
          </table:table-cell>
          <table:table-cell office:value-type="float" office:value="1164" table:style-name="ce1">
            <text:p>1164</text:p>
          </table:table-cell>
          <table:table-cell office:value-type="float" office:value="0" table:style-name="ce1">
            <text:p>0</text:p>
          </table:table-cell>
          <table:table-cell office:value-type="float" office:value="1167" table:style-name="ce1">
            <text:p>1167</text:p>
          </table:table-cell>
          <table:table-cell office:value-type="float" office:value="17" table:style-name="ce1">
            <text:p>17</text:p>
          </table:table-cell>
          <table:table-cell office:value-type="float" office:value="1234" table:style-name="ce1">
            <text:p>123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rogrammer</text:p>
          </table:table-cell>
          <table:table-cell office:value-type="float" office:value="10652" table:style-name="ce1">
            <text:p>10652</text:p>
          </table:table-cell>
          <table:table-cell office:value-type="float" office:value="10459" table:style-name="ce1">
            <text:p>10459</text:p>
          </table:table-cell>
          <table:table-cell office:value-type="float" office:value="193" table:style-name="ce1">
            <text:p>193</text:p>
          </table:table-cell>
          <table:table-cell office:value-type="float" office:value="923" table:style-name="ce1">
            <text:p>923</text:p>
          </table:table-cell>
          <table:table-cell office:value-type="float" office:value="872" table:style-name="ce1">
            <text:p>872</text:p>
          </table:table-cell>
          <table:table-cell office:value-type="float" office:value="980" table:style-name="ce1">
            <text:p>980</text:p>
          </table:table-cell>
          <table:table-cell office:value-type="float" office:value="872" table:style-name="ce1">
            <text:p>872</text:p>
          </table:table-cell>
          <table:table-cell office:value-type="float" office:value="902" table:style-name="ce1">
            <text:p>902</text:p>
          </table:table-cell>
          <table:table-cell office:value-type="float" office:value="971" table:style-name="ce1">
            <text:p>971</text:p>
          </table:table-cell>
          <table:table-cell office:value-type="float" office:value="130" table:style-name="ce1">
            <text:p>130</text:p>
          </table:table-cell>
          <table:table-cell office:value-type="float" office:value="45" table:style-name="ce1">
            <text:p>45</text:p>
          </table:table-cell>
          <table:table-cell office:value-type="float" office:value="126" table:style-name="ce1">
            <text:p>126</text:p>
          </table:table-cell>
          <table:table-cell office:value-type="float" office:value="866" table:style-name="ce1">
            <text:p>866</text:p>
          </table:table-cell>
          <table:table-cell office:value-type="float" office:value="885" table:style-name="ce1">
            <text:p>885</text:p>
          </table:table-cell>
          <table:table-cell office:value-type="float" office:value="925" table:style-name="ce1">
            <text:p>925</text:p>
          </table:table-cell>
          <table:table-cell office:value-type="float" office:value="929" table:style-name="ce1">
            <text:p>92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" table:style-name="ce1">
            <text:p>123</text:p>
          </table:table-cell>
          <table:table-cell office:value-type="float" office:value="8" table:style-name="ce1">
            <text:p>8</text:p>
          </table:table-cell>
          <table:table-cell office:value-type="float" office:value="114" table:style-name="ce1">
            <text:p>114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5" table:style-name="ce1">
            <text:p>915</text:p>
          </table:table-cell>
          <table:table-cell office:value-type="float" office:value="8" table:style-name="ce1">
            <text:p>8</text:p>
          </table:table-cell>
          <table:table-cell office:value-type="float" office:value="858" table:style-name="ce1">
            <text:p>858</text:p>
          </table:table-cell>
          <table:table-cell office:value-type="float" office:value="14" table:style-name="ce1">
            <text:p>14</text:p>
          </table:table-cell>
          <table:table-cell office:value-type="float" office:value="960" table:style-name="ce1">
            <text:p>960</text:p>
          </table:table-cell>
          <table:table-cell office:value-type="float" office:value="20" table:style-name="ce1">
            <text:p>20</text:p>
          </table:table-cell>
          <table:table-cell office:value-type="float" office:value="856" table:style-name="ce1">
            <text:p>856</text:p>
          </table:table-cell>
          <table:table-cell office:value-type="float" office:value="16" table:style-name="ce1">
            <text:p>16</text:p>
          </table:table-cell>
          <table:table-cell office:value-type="float" office:value="881" table:style-name="ce1">
            <text:p>881</text:p>
          </table:table-cell>
          <table:table-cell office:value-type="float" office:value="21" table:style-name="ce1">
            <text:p>21</text:p>
          </table:table-cell>
          <table:table-cell office:value-type="float" office:value="954" table:style-name="ce1">
            <text:p>954</text:p>
          </table:table-cell>
          <table:table-cell office:value-type="float" office:value="17" table:style-name="ce1">
            <text:p>17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857" table:style-name="ce1">
            <text:p>857</text:p>
          </table:table-cell>
          <table:table-cell office:value-type="float" office:value="9" table:style-name="ce1">
            <text:p>9</text:p>
          </table:table-cell>
          <table:table-cell office:value-type="float" office:value="856" table:style-name="ce1">
            <text:p>856</text:p>
          </table:table-cell>
          <table:table-cell office:value-type="float" office:value="29" table:style-name="ce1">
            <text:p>29</text:p>
          </table:table-cell>
          <table:table-cell office:value-type="float" office:value="917" table:style-name="ce1">
            <text:p>917</text:p>
          </table:table-cell>
          <table:table-cell office:value-type="float" office:value="8" table:style-name="ce1">
            <text:p>8</text:p>
          </table:table-cell>
          <table:table-cell office:value-type="float" office:value="906" table:style-name="ce1">
            <text:p>90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radesman/craftsman</text:p>
          </table:table-cell>
          <table:table-cell office:value-type="float" office:value="5962" table:style-name="ce1">
            <text:p>5962</text:p>
          </table:table-cell>
          <table:table-cell office:value-type="float" office:value="5896" table:style-name="ce1">
            <text:p>5896</text:p>
          </table:table-cell>
          <table:table-cell office:value-type="float" office:value="66" table:style-name="ce1">
            <text:p>66</text:p>
          </table:table-cell>
          <table:table-cell office:value-type="float" office:value="458" table:style-name="ce1">
            <text:p>458</text:p>
          </table:table-cell>
          <table:table-cell office:value-type="float" office:value="493" table:style-name="ce1">
            <text:p>493</text:p>
          </table:table-cell>
          <table:table-cell office:value-type="float" office:value="470" table:style-name="ce1">
            <text:p>470</text:p>
          </table:table-cell>
          <table:table-cell office:value-type="float" office:value="509" table:style-name="ce1">
            <text:p>509</text:p>
          </table:table-cell>
          <table:table-cell office:value-type="float" office:value="594" table:style-name="ce1">
            <text:p>594</text:p>
          </table:table-cell>
          <table:table-cell office:value-type="float" office:value="638" table:style-name="ce1">
            <text:p>638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488" table:style-name="ce1">
            <text:p>488</text:p>
          </table:table-cell>
          <table:table-cell office:value-type="float" office:value="585" table:style-name="ce1">
            <text:p>585</text:p>
          </table:table-cell>
          <table:table-cell office:value-type="float" office:value="400" table:style-name="ce1">
            <text:p>400</text:p>
          </table:table-cell>
          <table:table-cell office:value-type="float" office:value="513" table:style-name="ce1">
            <text:p>513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458" table:style-name="ce1">
            <text:p>458</text:p>
          </table:table-cell>
          <table:table-cell office:value-type="float" office:value="0" table:style-name="ce1">
            <text:p>0</text:p>
          </table:table-cell>
          <table:table-cell office:value-type="float" office:value="482" table:style-name="ce1">
            <text:p>482</text:p>
          </table:table-cell>
          <table:table-cell office:value-type="float" office:value="11" table:style-name="ce1">
            <text:p>11</text:p>
          </table:table-cell>
          <table:table-cell office:value-type="float" office:value="460" table:style-name="ce1">
            <text:p>460</text:p>
          </table:table-cell>
          <table:table-cell office:value-type="float" office:value="10" table:style-name="ce1">
            <text:p>10</text:p>
          </table:table-cell>
          <table:table-cell office:value-type="float" office:value="509" table:style-name="ce1">
            <text:p>509</text:p>
          </table:table-cell>
          <table:table-cell office:value-type="float" office:value="0" table:style-name="ce1">
            <text:p>0</text:p>
          </table:table-cell>
          <table:table-cell office:value-type="float" office:value="584" table:style-name="ce1">
            <text:p>584</text:p>
          </table:table-cell>
          <table:table-cell office:value-type="float" office:value="10" table:style-name="ce1">
            <text:p>10</text:p>
          </table:table-cell>
          <table:table-cell office:value-type="float" office:value="638" table:style-name="ce1">
            <text:p>638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488" table:style-name="ce1">
            <text:p>488</text:p>
          </table:table-cell>
          <table:table-cell office:value-type="float" office:value="0" table:style-name="ce1">
            <text:p>0</text:p>
          </table:table-cell>
          <table:table-cell office:value-type="float" office:value="580" table:style-name="ce1">
            <text:p>580</text:p>
          </table:table-cell>
          <table:table-cell office:value-type="float" office:value="5" table:style-name="ce1">
            <text:p>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07" table:style-name="ce1">
            <text:p>50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writer</text:p>
          </table:table-cell>
          <table:table-cell office:value-type="float" office:value="4192" table:style-name="ce1">
            <text:p>4192</text:p>
          </table:table-cell>
          <table:table-cell office:value-type="float" office:value="3197" table:style-name="ce1">
            <text:p>3197</text:p>
          </table:table-cell>
          <table:table-cell office:value-type="float" office:value="995" table:style-name="ce1">
            <text:p>995</text:p>
          </table:table-cell>
          <table:table-cell office:value-type="float" office:value="246" table:style-name="ce1">
            <text:p>246</text:p>
          </table:table-cell>
          <table:table-cell office:value-type="float" office:value="265" table:style-name="ce1">
            <text:p>265</text:p>
          </table:table-cell>
          <table:table-cell office:value-type="float" office:value="228" table:style-name="ce1">
            <text:p>228</text:p>
          </table:table-cell>
          <table:table-cell office:value-type="float" office:value="197" table:style-name="ce1">
            <text:p>197</text:p>
          </table:table-cell>
          <table:table-cell office:value-type="float" office:value="178" table:style-name="ce1">
            <text:p>178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25" table:style-name="ce1">
            <text:p>25</text:p>
          </table:table-cell>
          <table:table-cell office:value-type="float" office:value="249" table:style-name="ce1">
            <text:p>249</text:p>
          </table:table-cell>
          <table:table-cell office:value-type="float" office:value="219" table:style-name="ce1">
            <text:p>219</text:p>
          </table:table-cell>
          <table:table-cell office:value-type="float" office:value="195" table:style-name="ce1">
            <text:p>195</text:p>
          </table:table-cell>
          <table:table-cell office:value-type="float" office:value="185" table:style-name="ce1">
            <text:p>185</text:p>
          </table:table-cell>
          <table:table-cell office:value-type="float" office:value="5" table:style-name="ce1">
            <text:p>5</text:p>
          </table:table-cell>
          <table:table-cell office:value-type="float" office:value="112" table:style-name="ce1">
            <text:p>112</text:p>
          </table:table-cell>
          <table:table-cell office:value-type="float" office:value="155" table:style-name="ce1">
            <text:p>155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office:value-type="float" office:value="120" table:style-name="ce1">
            <text:p>120</text:p>
          </table:table-cell>
          <table:table-cell office:value-type="float" office:value="128" table:style-name="ce1">
            <text:p>12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01" table:style-name="ce1">
            <text:p>201</text:p>
          </table:table-cell>
          <table:table-cell office:value-type="float" office:value="45" table:style-name="ce1">
            <text:p>45</text:p>
          </table:table-cell>
          <table:table-cell office:value-type="float" office:value="185" table:style-name="ce1">
            <text:p>185</text:p>
          </table:table-cell>
          <table:table-cell office:value-type="float" office:value="80" table:style-name="ce1">
            <text:p>80</text:p>
          </table:table-cell>
          <table:table-cell office:value-type="float" office:value="175" table:style-name="ce1">
            <text:p>175</text:p>
          </table:table-cell>
          <table:table-cell office:value-type="float" office:value="53" table:style-name="ce1">
            <text:p>53</text:p>
          </table:table-cell>
          <table:table-cell office:value-type="float" office:value="162" table:style-name="ce1">
            <text:p>162</text:p>
          </table:table-cell>
          <table:table-cell office:value-type="float" office:value="35" table:style-name="ce1">
            <text:p>35</text:p>
          </table:table-cell>
          <table:table-cell office:value-type="float" office:value="116" table:style-name="ce1">
            <text:p>116</text:p>
          </table:table-cell>
          <table:table-cell office:value-type="float" office:value="62" table:style-name="ce1">
            <text:p>62</text:p>
          </table:table-cell>
          <table:table-cell office:value-type="float" office:value="101" table:style-name="ce1">
            <text:p>10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17" table:style-name="ce1">
            <text:p>217</text:p>
          </table:table-cell>
          <table:table-cell office:value-type="float" office:value="32" table:style-name="ce1">
            <text:p>32</text:p>
          </table:table-cell>
          <table:table-cell office:value-type="float" office:value="164" table:style-name="ce1">
            <text:p>164</text:p>
          </table:table-cell>
          <table:table-cell office:value-type="float" office:value="55" table:style-name="ce1">
            <text:p>55</text:p>
          </table:table-cell>
          <table:table-cell office:value-type="float" office:value="182" table:style-name="ce1">
            <text:p>182</text:p>
          </table:table-cell>
          <table:table-cell office:value-type="float" office:value="13" table:style-name="ce1">
            <text:p>13</text:p>
          </table:table-cell>
          <table:table-cell office:value-type="float" office:value="138" table:style-name="ce1">
            <text:p>138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136" table:style-name="ce1">
            <text:p>136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102" table:style-name="ce1">
            <text:p>102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office:value-type="float" office:value="108" table:style-name="ce1">
            <text:p>108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1">
            <text:p>10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13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lawyer</text:p>
          </table:table-cell>
          <table:table-cell office:value-type="float" office:value="3657" table:style-name="ce1">
            <text:p>3657</text:p>
          </table:table-cell>
          <table:table-cell office:value-type="float" office:value="3191" table:style-name="ce1">
            <text:p>3191</text:p>
          </table:table-cell>
          <table:table-cell office:value-type="float" office:value="466" table:style-name="ce1">
            <text:p>466</text:p>
          </table:table-cell>
          <table:table-cell office:value-type="float" office:value="330" table:style-name="ce1">
            <text:p>330</text:p>
          </table:table-cell>
          <table:table-cell office:value-type="float" office:value="249" table:style-name="ce1">
            <text:p>249</text:p>
          </table:table-cell>
          <table:table-cell office:value-type="float" office:value="213" table:style-name="ce1">
            <text:p>213</text:p>
          </table:table-cell>
          <table:table-cell office:value-type="float" office:value="364" table:style-name="ce1">
            <text:p>364</text:p>
          </table:table-cell>
          <table:table-cell office:value-type="float" office:value="388" table:style-name="ce1">
            <text:p>388</text:p>
          </table:table-cell>
          <table:table-cell office:value-type="float" office:value="263" table:style-name="ce1">
            <text:p>263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office:value-type="float" office:value="246" table:style-name="ce1">
            <text:p>246</text:p>
          </table:table-cell>
          <table:table-cell office:value-type="float" office:value="243" table:style-name="ce1">
            <text:p>243</text:p>
          </table:table-cell>
          <table:table-cell office:value-type="float" office:value="239" table:style-name="ce1">
            <text:p>239</text:p>
          </table:table-cell>
          <table:table-cell office:value-type="float" office:value="257" table:style-name="ce1">
            <text:p>25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1" table:style-name="ce1">
            <text:p>301</text:p>
          </table:table-cell>
          <table:table-cell office:value-type="float" office:value="29" table:style-name="ce1">
            <text:p>29</text:p>
          </table:table-cell>
          <table:table-cell office:value-type="float" office:value="232" table:style-name="ce1">
            <text:p>232</text:p>
          </table:table-cell>
          <table:table-cell office:value-type="float" office:value="17" table:style-name="ce1">
            <text:p>17</text:p>
          </table:table-cell>
          <table:table-cell office:value-type="float" office:value="204" table:style-name="ce1">
            <text:p>204</text:p>
          </table:table-cell>
          <table:table-cell office:value-type="float" office:value="9" table:style-name="ce1">
            <text:p>9</text:p>
          </table:table-cell>
          <table:table-cell office:value-type="float" office:value="285" table:style-name="ce1">
            <text:p>285</text:p>
          </table:table-cell>
          <table:table-cell office:value-type="float" office:value="79" table:style-name="ce1">
            <text:p>79</text:p>
          </table:table-cell>
          <table:table-cell office:value-type="float" office:value="365" table:style-name="ce1">
            <text:p>365</text:p>
          </table:table-cell>
          <table:table-cell office:value-type="float" office:value="23" table:style-name="ce1">
            <text:p>23</text:p>
          </table:table-cell>
          <table:table-cell office:value-type="float" office:value="245" table:style-name="ce1">
            <text:p>245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211" table:style-name="ce1">
            <text:p>211</text:p>
          </table:table-cell>
          <table:table-cell office:value-type="float" office:value="35" table:style-name="ce1">
            <text:p>35</text:p>
          </table:table-cell>
          <table:table-cell office:value-type="float" office:value="206" table:style-name="ce1">
            <text:p>206</text:p>
          </table:table-cell>
          <table:table-cell office:value-type="float" office:value="37" table:style-name="ce1">
            <text:p>37</text:p>
          </table:table-cell>
          <table:table-cell office:value-type="float" office:value="225" table:style-name="ce1">
            <text:p>225</text:p>
          </table:table-cell>
          <table:table-cell office:value-type="float" office:value="14" table:style-name="ce1">
            <text:p>14</text:p>
          </table:table-cell>
          <table:table-cell office:value-type="float" office:value="233" table:style-name="ce1">
            <text:p>23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octor/health care</text:p>
          </table:table-cell>
          <table:table-cell office:value-type="float" office:value="3432" table:style-name="ce1">
            <text:p>3432</text:p>
          </table:table-cell>
          <table:table-cell office:value-type="float" office:value="2319" table:style-name="ce1">
            <text:p>2319</text:p>
          </table:table-cell>
          <table:table-cell office:value-type="float" office:value="1113" table:style-name="ce1">
            <text:p>1113</text:p>
          </table:table-cell>
          <table:table-cell office:value-type="float" office:value="244" table:style-name="ce1">
            <text:p>244</text:p>
          </table:table-cell>
          <table:table-cell office:value-type="float" office:value="250" table:style-name="ce1">
            <text:p>250</text:p>
          </table:table-cell>
          <table:table-cell office:value-type="float" office:value="238" table:style-name="ce1">
            <text:p>238</text:p>
          </table:table-cell>
          <table:table-cell office:value-type="float" office:value="315" table:style-name="ce1">
            <text:p>315</text:p>
          </table:table-cell>
          <table:table-cell office:value-type="float" office:value="198" table:style-name="ce1">
            <text:p>198</text:p>
          </table:table-cell>
          <table:table-cell office:value-type="float" office:value="265" table:style-name="ce1">
            <text:p>265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66" table:style-name="ce1">
            <text:p>266</text:p>
          </table:table-cell>
          <table:table-cell office:value-type="float" office:value="220" table:style-name="ce1">
            <text:p>220</text:p>
          </table:table-cell>
          <table:table-cell office:value-type="float" office:value="196" table:style-name="ce1">
            <text:p>196</text:p>
          </table:table-cell>
          <table:table-cell office:value-type="float" office:value="245" table:style-name="ce1">
            <text:p>245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111" table:style-name="ce1">
            <text:p>111</text:p>
          </table:table-cell>
          <table:table-cell office:value-type="float" office:value="197" table:style-name="ce1">
            <text:p>197</text:p>
          </table:table-cell>
          <table:table-cell office:value-type="float" office:value="53" table:style-name="ce1">
            <text:p>53</text:p>
          </table:table-cell>
          <table:table-cell office:value-type="float" office:value="181" table:style-name="ce1">
            <text:p>181</text:p>
          </table:table-cell>
          <table:table-cell office:value-type="float" office:value="57" table:style-name="ce1">
            <text:p>57</text:p>
          </table:table-cell>
          <table:table-cell office:value-type="float" office:value="246" table:style-name="ce1">
            <text:p>246</text:p>
          </table:table-cell>
          <table:table-cell office:value-type="float" office:value="69" table:style-name="ce1">
            <text:p>69</text:p>
          </table:table-cell>
          <table:table-cell office:value-type="float" office:value="154" table:style-name="ce1">
            <text:p>154</text:p>
          </table:table-cell>
          <table:table-cell office:value-type="float" office:value="44" table:style-name="ce1">
            <text:p>44</text:p>
          </table:table-cell>
          <table:table-cell office:value-type="float" office:value="208" table:style-name="ce1">
            <text:p>208</text:p>
          </table:table-cell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53" table:style-name="ce1">
            <text:p>53</text:p>
          </table:table-cell>
          <table:table-cell office:value-type="float" office:value="154" table:style-name="ce1">
            <text:p>154</text:p>
          </table:table-cell>
          <table:table-cell office:value-type="float" office:value="66" table:style-name="ce1">
            <text:p>66</text:p>
          </table:table-cell>
          <table:table-cell office:value-type="float" office:value="148" table:style-name="ce1">
            <text:p>148</text:p>
          </table:table-cell>
          <table:table-cell office:value-type="float" office:value="48" table:style-name="ce1">
            <text:p>48</text:p>
          </table:table-cell>
          <table:table-cell office:value-type="float" office:value="189" table:style-name="ce1">
            <text:p>189</text:p>
          </table:table-cell>
          <table:table-cell office:value-type="float" office:value="56" table:style-name="ce1">
            <text:p>56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ustomer service</text:p>
          </table:table-cell>
          <table:table-cell office:value-type="float" office:value="2770" table:style-name="ce1">
            <text:p>2770</text:p>
          </table:table-cell>
          <table:table-cell office:value-type="float" office:value="2481" table:style-name="ce1">
            <text:p>2481</text:p>
          </table:table-cell>
          <table:table-cell office:value-type="float" office:value="289" table:style-name="ce1">
            <text:p>289</text:p>
          </table:table-cell>
          <table:table-cell office:value-type="float" office:value="241" table:style-name="ce1">
            <text:p>241</text:p>
          </table:table-cell>
          <table:table-cell office:value-type="float" office:value="246" table:style-name="ce1">
            <text:p>246</text:p>
          </table:table-cell>
          <table:table-cell office:value-type="float" office:value="209" table:style-name="ce1">
            <text:p>209</text:p>
          </table:table-cell>
          <table:table-cell office:value-type="float" office:value="201" table:style-name="ce1">
            <text:p>201</text:p>
          </table:table-cell>
          <table:table-cell office:value-type="float" office:value="227" table:style-name="ce1">
            <text:p>227</text:p>
          </table:table-cell>
          <table:table-cell office:value-type="float" office:value="157" table:style-name="ce1">
            <text:p>157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59" table:style-name="ce1">
            <text:p>159</text:p>
          </table:table-cell>
          <table:table-cell office:value-type="float" office:value="206" table:style-name="ce1">
            <text:p>206</text:p>
          </table:table-cell>
          <table:table-cell office:value-type="float" office:value="128" table:style-name="ce1">
            <text:p>128</text:p>
          </table:table-cell>
          <table:table-cell office:value-type="float" office:value="226" table:style-name="ce1">
            <text:p>226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06" table:style-name="ce1">
            <text:p>206</text:p>
          </table:table-cell>
          <table:table-cell office:value-type="float" office:value="35" table:style-name="ce1">
            <text:p>35</text:p>
          </table:table-cell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21" table:style-name="ce1">
            <text:p>21</text:p>
          </table:table-cell>
          <table:table-cell office:value-type="float" office:value="175" table:style-name="ce1">
            <text:p>175</text:p>
          </table:table-cell>
          <table:table-cell office:value-type="float" office:value="26" table:style-name="ce1">
            <text:p>26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138" table:style-name="ce1">
            <text:p>138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7" table:style-name="ce1">
            <text:p>7</text:p>
          </table:table-cell>
          <table:table-cell office:value-type="float" office:value="198" table:style-name="ce1">
            <text:p>198</text:p>
          </table:table-cell>
          <table:table-cell office:value-type="float" office:value="8" table:style-name="ce1">
            <text:p>8</text:p>
          </table:table-cell>
          <table:table-cell office:value-type="float" office:value="121" table:style-name="ce1">
            <text:p>121</text:p>
          </table:table-cell>
          <table:table-cell office:value-type="float" office:value="7" table:style-name="ce1">
            <text:p>7</text:p>
          </table:table-cell>
          <table:table-cell office:value-type="float" office:value="215" table:style-name="ce1">
            <text:p>215</text:p>
          </table:table-cell>
          <table:table-cell office:value-type="float" office:value="11" table:style-name="ce1">
            <text:p>11</text:p>
          </table:table-cell>
          <table:table-cell office:value-type="float" office:value="193" table:style-name="ce1">
            <text:p>19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13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unemployed</text:p>
          </table:table-cell>
          <table:table-cell office:value-type="float" office:value="1859" table:style-name="ce1">
            <text:p>1859</text:p>
          </table:table-cell>
          <table:table-cell office:value-type="float" office:value="1643" table:style-name="ce1">
            <text:p>1643</text:p>
          </table:table-cell>
          <table:table-cell office:value-type="float" office:value="216" table:style-name="ce1">
            <text:p>216</text:p>
          </table:table-cell>
          <table:table-cell office:value-type="float" office:value="136" table:style-name="ce1">
            <text:p>136</text:p>
          </table:table-cell>
          <table:table-cell office:value-type="float" office:value="137" table:style-name="ce1">
            <text:p>137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168" table:style-name="ce1">
            <text:p>168</text:p>
          </table:table-cell>
          <table:table-cell office:value-type="float" office:value="63" table:style-name="ce1">
            <text:p>6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08" table:style-name="ce1">
            <text:p>108</text:p>
          </table:table-cell>
          <table:table-cell office:value-type="float" office:value="202" table:style-name="ce1">
            <text:p>202</text:p>
          </table:table-cell>
          <table:table-cell office:value-type="float" office:value="84" table:style-name="ce1">
            <text:p>84</text:p>
          </table:table-cell>
          <table:table-cell office:value-type="float" office:value="156" table:style-name="ce1">
            <text:p>156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float" office:value="14" table:style-name="ce1">
            <text:p>14</text:p>
          </table:table-cell>
          <table:table-cell office:value-type="float" office:value="108" table:style-name="ce1">
            <text:p>108</text:p>
          </table:table-cell>
          <table:table-cell office:value-type="float" office:value="29" table:style-name="ce1">
            <text:p>29</text:p>
          </table:table-cell>
          <table:table-cell office:value-type="float" office:value="124" table:style-name="ce1">
            <text:p>124</text:p>
          </table:table-cell>
          <table:table-cell office:value-type="float" office:value="18" table:style-name="ce1">
            <text:p>18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167" table:style-name="ce1">
            <text:p>167</text:p>
          </table:table-cell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145" table:style-name="ce1">
            <text:p>145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armer</text:p>
          </table:table-cell>
          <table:table-cell office:value-type="float" office:value="445" table:style-name="ce1">
            <text:p>445</text:p>
          </table:table-cell>
          <table:table-cell office:value-type="float" office:value="397" table:style-name="ce1">
            <text:p>397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13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999999" table:formula="of:=SUM([.C2:.C22])" table:style-name="ce1">
            <text:p>999999</text:p>
          </table:table-cell>
          <table:table-cell office:value-type="float" office:value="829959" table:formula="of:=SUM([.D2:.D22])" table:style-name="ce1">
            <text:p>829959</text:p>
          </table:table-cell>
          <table:table-cell office:value-type="float" office:value="170040" table:formula="of:=SUM([.E2:.E22])" table:style-name="ce1">
            <text:p>170040</text:p>
          </table:table-cell>
          <table:table-cell office:value-type="float" office:value="82749" table:formula="of:=SUM([.F2:.F22])" table:style-name="ce1">
            <text:p>82749</text:p>
          </table:table-cell>
          <table:table-cell office:value-type="float" office:value="83597" table:formula="of:=SUM([.G2:.G22])" table:style-name="ce1">
            <text:p>83597</text:p>
          </table:table-cell>
          <table:table-cell office:value-type="float" office:value="83370" table:formula="of:=SUM([.H2:.H22])" table:style-name="ce1">
            <text:p>83370</text:p>
          </table:table-cell>
          <table:table-cell office:value-type="float" office:value="84253" table:formula="of:=SUM([.I2:.I22])" table:style-name="ce1">
            <text:p>84253</text:p>
          </table:table-cell>
          <table:table-cell office:value-type="float" office:value="82860" table:formula="of:=SUM([.J2:.J22])" table:style-name="ce1">
            <text:p>82860</text:p>
          </table:table-cell>
          <table:table-cell office:value-type="float" office:value="83530" table:formula="of:=SUM([.K2:.K22])" table:style-name="ce1">
            <text:p>83530</text:p>
          </table:table-cell>
          <table:table-cell office:value-type="float" office:value="7952" table:formula="of:=SUM([.L2:.L22])" table:style-name="ce1">
            <text:p>7952</text:p>
          </table:table-cell>
          <table:table-cell office:value-type="float" office:value="4135" table:formula="of:=SUM([.M2:.M22])" table:style-name="ce1">
            <text:p>4135</text:p>
          </table:table-cell>
          <table:table-cell office:value-type="float" office:value="25773" table:formula="of:=SUM([.N2:.N22])" table:style-name="ce1">
            <text:p>25773</text:p>
          </table:table-cell>
          <table:table-cell office:value-type="float" office:value="82280" table:formula="of:=SUM([.O2:.O22])" table:style-name="ce1">
            <text:p>82280</text:p>
          </table:table-cell>
          <table:table-cell office:value-type="float" office:value="83637" table:formula="of:=SUM([.P2:.P22])" table:style-name="ce1">
            <text:p>83637</text:p>
          </table:table-cell>
          <table:table-cell office:value-type="float" office:value="83755" table:formula="of:=SUM([.Q2:.Q22])" table:style-name="ce1">
            <text:p>83755</text:p>
          </table:table-cell>
          <table:table-cell office:value-type="float" office:value="82813" table:formula="of:=SUM([.R2:.R22])" table:style-name="ce1">
            <text:p>82813</text:p>
          </table:table-cell>
          <table:table-cell office:value-type="float" office:value="663" table:formula="of:=SUM([.S2:.S22])" table:style-name="ce1">
            <text:p>663</text:p>
          </table:table-cell>
          <table:table-cell office:value-type="float" office:value="4016" table:formula="of:=SUM([.T2:.T22])" table:style-name="ce1">
            <text:p>4016</text:p>
          </table:table-cell>
          <table:table-cell office:value-type="float" office:value="4302" table:formula="of:=SUM([.U2:.U22])" table:style-name="ce1">
            <text:p>4302</text:p>
          </table:table-cell>
          <table:table-cell office:value-type="float" office:value="615" table:formula="of:=SUM([.V2:.V22])" table:style-name="ce1">
            <text:p>615</text:p>
          </table:table-cell>
          <table:table-cell office:value-type="float" office:value="1002" table:formula="of:=SUM([.W2:.W22])" table:style-name="ce1">
            <text:p>1002</text:p>
          </table:table-cell>
          <table:table-cell office:value-type="float" office:value="7341" table:formula="of:=SUM([.X2:.X22])" table:style-name="ce1">
            <text:p>7341</text:p>
          </table:table-cell>
          <table:table-cell office:value-type="float" office:value="1442" table:formula="of:=SUM([.Y2:.Y22])" table:style-name="ce1">
            <text:p>1442</text:p>
          </table:table-cell>
          <table:table-cell office:value-type="float" office:value="616" table:formula="of:=SUM([.Z2:.Z22])" table:style-name="ce1">
            <text:p>616</text:p>
          </table:table-cell>
          <table:table-cell office:value-type="float" office:value="15098" table:formula="of:=SUM([.AA2:.AA22])" table:style-name="ce1">
            <text:p>15098</text:p>
          </table:table-cell>
          <table:table-cell office:value-type="float" office:value="1234" table:formula="of:=SUM([.AB2:.AB22])" table:style-name="ce1">
            <text:p>1234</text:p>
          </table:table-cell>
          <table:table-cell office:value-type="float" office:value="7181" table:formula="of:=SUM([.AC2:.AC22])" table:style-name="ce1">
            <text:p>7181</text:p>
          </table:table-cell>
          <table:table-cell office:value-type="float" office:value="1684" table:formula="of:=SUM([.AD2:.AD22])" table:style-name="ce1">
            <text:p>1684</text:p>
          </table:table-cell>
          <table:table-cell office:value-type="float" office:value="3993" table:formula="of:=SUM([.AE2:.AE22])" table:style-name="ce1">
            <text:p>3993</text:p>
          </table:table-cell>
          <table:table-cell office:value-type="float" office:value="4090" table:formula="of:=SUM([.AF2:.AF22])" table:style-name="ce1">
            <text:p>4090</text:p>
          </table:table-cell>
          <table:table-cell office:value-type="float" office:value="576" table:formula="of:=SUM([.AG2:.AG22])" table:style-name="ce1">
            <text:p>576</text:p>
          </table:table-cell>
          <table:table-cell office:value-type="float" office:value="594" table:formula="of:=SUM([.AH2:.AH22])" table:style-name="ce1">
            <text:p>594</text:p>
          </table:table-cell>
          <table:table-cell office:value-type="float" office:value="1089" table:formula="of:=SUM([.AI2:.AI22])" table:style-name="ce1">
            <text:p>1089</text:p>
          </table:table-cell>
          <table:table-cell office:value-type="float" office:value="1246" table:formula="of:=SUM([.AJ2:.AJ22])" table:style-name="ce1">
            <text:p>1246</text:p>
          </table:table-cell>
          <table:table-cell office:value-type="float" office:value="4281" table:formula="of:=SUM([.AK2:.AK22])" table:style-name="ce1">
            <text:p>4281</text:p>
          </table:table-cell>
          <table:table-cell office:value-type="float" office:value="514" table:formula="of:=SUM([.AL2:.AL22])" table:style-name="ce1">
            <text:p>514</text:p>
          </table:table-cell>
          <table:table-cell office:value-type="float" office:value="675" table:formula="of:=SUM([.AM2:.AM22])" table:style-name="ce1">
            <text:p>675</text:p>
          </table:table-cell>
          <table:table-cell office:value-type="float" office:value="8109" table:formula="of:=SUM([.AN2:.AN22])" table:style-name="ce1">
            <text:p>8109</text:p>
          </table:table-cell>
          <table:table-cell office:value-type="float" office:value="1729" table:formula="of:=SUM([.AO2:.AO22])" table:style-name="ce1">
            <text:p>1729</text:p>
          </table:table-cell>
          <table:table-cell office:value-type="float" office:value="8127" table:formula="of:=SUM([.AP2:.AP22])" table:style-name="ce1">
            <text:p>8127</text:p>
          </table:table-cell>
          <table:table-cell office:value-type="float" office:value="615" table:formula="of:=SUM([.AQ2:.AQ22])" table:style-name="ce1">
            <text:p>615</text:p>
          </table:table-cell>
          <table:table-cell office:value-type="float" office:value="3924" table:formula="of:=SUM([.AR2:.AR22])" table:style-name="ce1">
            <text:p>3924</text:p>
          </table:table-cell>
          <table:table-cell office:value-type="float" office:value="578" table:formula="of:=SUM([.AS2:.AS22])" table:style-name="ce1">
            <text:p>578</text:p>
          </table:table-cell>
          <table:table-cell office:value-type="float" office:value="1262" table:formula="of:=SUM([.AT2:.AT22])" table:style-name="ce1">
            <text:p>1262</text:p>
          </table:table-cell>
          <table:table-cell office:value-type="float" office:value="602" table:formula="of:=SUM([.AU2:.AU22])" table:style-name="ce1">
            <text:p>602</text:p>
          </table:table-cell>
          <table:table-cell office:value-type="float" office:value="1305" table:formula="of:=SUM([.AV2:.AV22])" table:style-name="ce1">
            <text:p>1305</text:p>
          </table:table-cell>
          <table:table-cell office:value-type="float" office:value="567" table:formula="of:=SUM([.AW2:.AW22])" table:style-name="ce1">
            <text:p>567</text:p>
          </table:table-cell>
          <table:table-cell office:value-type="float" office:value="3965" table:formula="of:=SUM([.AX2:.AX22])" table:style-name="ce1">
            <text:p>3965</text:p>
          </table:table-cell>
          <table:table-cell office:value-type="float" office:value="1239" table:formula="of:=SUM([.AY2:.AY22])" table:style-name="ce1">
            <text:p>1239</text:p>
          </table:table-cell>
          <table:table-cell office:value-type="float" office:value="522" table:formula="of:=SUM([.AZ2:.AZ22])" table:style-name="ce1">
            <text:p>522</text:p>
          </table:table-cell>
          <table:table-cell office:value-type="float" office:value="1265" table:formula="of:=SUM([.BA2:.BA22])" table:style-name="ce1">
            <text:p>1265</text:p>
          </table:table-cell>
          <table:table-cell office:value-type="float" office:value="581" table:formula="of:=SUM([.BB2:.BB22])" table:style-name="ce1">
            <text:p>581</text:p>
          </table:table-cell>
          <table:table-cell office:value-type="float" office:value="1372" table:formula="of:=SUM([.BC2:.BC22])" table:style-name="ce1">
            <text:p>1372</text:p>
          </table:table-cell>
          <table:table-cell office:value-type="float" office:value="496" table:formula="of:=SUM([.BD2:.BD22])" table:style-name="ce1">
            <text:p>496</text:p>
          </table:table-cell>
          <table:table-cell office:value-type="float" office:value="3801" table:formula="of:=SUM([.BE2:.BE22])" table:style-name="ce1">
            <text:p>3801</text:p>
          </table:table-cell>
          <table:table-cell office:value-type="float" office:value="878" table:formula="of:=SUM([.BF2:.BF22])" table:style-name="ce1">
            <text:p>878</text:p>
          </table:table-cell>
          <table:table-cell office:value-type="float" office:value="504" table:formula="of:=SUM([.BG2:.BG22])" table:style-name="ce1">
            <text:p>504</text:p>
          </table:table-cell>
          <table:table-cell office:value-type="float" office:value="596" table:formula="of:=SUM([.BH2:.BH22])" table:style-name="ce1">
            <text:p>596</text:p>
          </table:table-cell>
          <table:table-cell office:value-type="float" office:value="592" table:formula="of:=SUM([.BI2:.BI22])" table:style-name="ce1">
            <text:p>592</text:p>
          </table:table-cell>
          <table:table-cell office:value-type="float" office:value="538" table:formula="of:=SUM([.BJ2:.BJ22])" table:style-name="ce1">
            <text:p>538</text:p>
          </table:table-cell>
          <table:table-cell office:value-type="float" office:value="611" table:formula="of:=SUM([.BK2:.BK22])" table:style-name="ce1">
            <text:p>611</text:p>
          </table:table-cell>
          <table:table-cell office:value-type="float" office:value="1120" table:formula="of:=SUM([.BL2:.BL22])" table:style-name="ce1">
            <text:p>1120</text:p>
          </table:table-cell>
          <table:table-cell office:value-type="float" office:value="639" table:formula="of:=SUM([.BM2:.BM22])" table:style-name="ce1">
            <text:p>639</text:p>
          </table:table-cell>
          <table:table-cell office:value-type="float" office:value="4051" table:formula="of:=SUM([.BN2:.BN22])" table:style-name="ce1">
            <text:p>4051</text:p>
          </table:table-cell>
          <table:table-cell office:value-type="float" office:value="1146" table:formula="of:=SUM([.BO2:.BO22])" table:style-name="ce1">
            <text:p>1146</text:p>
          </table:table-cell>
          <table:table-cell office:value-type="float" office:value="1697" table:formula="of:=SUM([.BP2:.BP22])" table:style-name="ce1">
            <text:p>1697</text:p>
          </table:table-cell>
          <table:table-cell office:value-type="float" office:value="1261" table:formula="of:=SUM([.BQ2:.BQ22])" table:style-name="ce1">
            <text:p>1261</text:p>
          </table:table-cell>
          <table:table-cell office:value-type="float" office:value="631" table:formula="of:=SUM([.BR2:.BR22])" table:style-name="ce1">
            <text:p>631</text:p>
          </table:table-cell>
          <table:table-cell office:value-type="float" office:value="563" table:formula="of:=SUM([.BS2:.BS22])" table:style-name="ce1">
            <text:p>563</text:p>
          </table:table-cell>
          <table:table-cell office:value-type="float" office:value="829" table:formula="of:=SUM([.BT2:.BT22])" table:style-name="ce1">
            <text:p>829</text:p>
          </table:table-cell>
          <table:table-cell office:value-type="float" office:value="956" table:formula="of:=SUM([.BU2:.BU22])" table:style-name="ce1">
            <text:p>956</text:p>
          </table:table-cell>
          <table:table-cell office:value-type="float" office:value="1687" table:formula="of:=SUM([.BV2:.BV22])" table:style-name="ce1">
            <text:p>1687</text:p>
          </table:table-cell>
          <table:table-cell office:value-type="float" office:value="530" table:formula="of:=SUM([.BW2:.BW22])" table:style-name="ce1">
            <text:p>530</text:p>
          </table:table-cell>
          <table:table-cell office:value-type="float" office:value="517" table:formula="of:=SUM([.BX2:.BX22])" table:style-name="ce1">
            <text:p>517</text:p>
          </table:table-cell>
          <table:table-cell office:value-type="float" office:value="740" table:formula="of:=SUM([.BY2:.BY22])" table:style-name="ce1">
            <text:p>740</text:p>
          </table:table-cell>
          <table:table-cell office:value-type="float" office:value="1157" table:formula="of:=SUM([.BZ2:.BZ22])" table:style-name="ce1">
            <text:p>1157</text:p>
          </table:table-cell>
          <table:table-cell office:value-type="float" office:value="574" table:formula="of:=SUM([.CA2:.CA22])" table:style-name="ce1">
            <text:p>574</text:p>
          </table:table-cell>
          <table:table-cell office:value-type="float" office:value="546" table:formula="of:=SUM([.CB2:.CB22])" table:style-name="ce1">
            <text:p>546</text:p>
          </table:table-cell>
          <table:table-cell office:value-type="float" office:value="524" table:formula="of:=SUM([.CC2:.CC22])" table:style-name="ce1">
            <text:p>524</text:p>
          </table:table-cell>
          <table:table-cell office:value-type="float" office:value="578" table:formula="of:=SUM([.CD2:.CD22])" table:style-name="ce1">
            <text:p>578</text:p>
          </table:table-cell>
          <table:table-cell office:value-type="float" office:value="771" table:formula="of:=SUM([.CE2:.CE22])" table:style-name="ce1">
            <text:p>771</text:p>
          </table:table-cell>
          <table:table-cell office:value-type="float" office:value="596" table:formula="of:=SUM([.CF2:.CF22])" table:style-name="ce1">
            <text:p>596</text:p>
          </table:table-cell>
          <table:table-cell office:value-type="float" office:value="569" table:formula="of:=SUM([.CG2:.CG22])" table:style-name="ce1">
            <text:p>569</text:p>
          </table:table-cell>
          <table:table-cell office:value-type="float" office:value="477" table:formula="of:=SUM([.CH2:.CH22])" table:style-name="ce1">
            <text:p>477</text:p>
          </table:table-cell>
          <table:table-cell office:value-type="float" office:value="509" table:formula="of:=SUM([.CI2:.CI22])" table:style-name="ce1">
            <text:p>509</text:p>
          </table:table-cell>
          <table:table-cell office:value-type="float" office:value="597" table:formula="of:=SUM([.CJ2:.CJ22])" table:style-name="ce1">
            <text:p>597</text:p>
          </table:table-cell>
          <table:table-cell office:value-type="float" office:value="70173" table:formula="of:=SUM([.CK2:.CK22])" table:style-name="ce1">
            <text:p>70173</text:p>
          </table:table-cell>
          <table:table-cell office:value-type="float" office:value="12576" table:formula="of:=SUM([.CL2:.CL22])" table:style-name="ce1">
            <text:p>12576</text:p>
          </table:table-cell>
          <table:table-cell office:value-type="float" office:value="70875" table:formula="of:=SUM([.CM2:.CM22])" table:style-name="ce1">
            <text:p>70875</text:p>
          </table:table-cell>
          <table:table-cell office:value-type="float" office:value="12722" table:formula="of:=SUM([.CN2:.CN22])" table:style-name="ce1">
            <text:p>12722</text:p>
          </table:table-cell>
          <table:table-cell office:value-type="float" office:value="70087" table:formula="of:=SUM([.CO2:.CO22])" table:style-name="ce1">
            <text:p>70087</text:p>
          </table:table-cell>
          <table:table-cell office:value-type="float" office:value="13283" table:formula="of:=SUM([.CP2:.CP22])" table:style-name="ce1">
            <text:p>13283</text:p>
          </table:table-cell>
          <table:table-cell office:value-type="float" office:value="70800" table:formula="of:=SUM([.CQ2:.CQ22])" table:style-name="ce1">
            <text:p>70800</text:p>
          </table:table-cell>
          <table:table-cell office:value-type="float" office:value="13453" table:formula="of:=SUM([.CR2:.CR22])" table:style-name="ce1">
            <text:p>13453</text:p>
          </table:table-cell>
          <table:table-cell office:value-type="float" office:value="70121" table:formula="of:=SUM([.CS2:.CS22])" table:style-name="ce1">
            <text:p>70121</text:p>
          </table:table-cell>
          <table:table-cell office:value-type="float" office:value="12739" table:formula="of:=SUM([.CT2:.CT22])" table:style-name="ce1">
            <text:p>12739</text:p>
          </table:table-cell>
          <table:table-cell office:value-type="float" office:value="70131" table:formula="of:=SUM([.CU2:.CU22])" table:style-name="ce1">
            <text:p>70131</text:p>
          </table:table-cell>
          <table:table-cell office:value-type="float" office:value="13399" table:formula="of:=SUM([.CV2:.CV22])" table:style-name="ce1">
            <text:p>13399</text:p>
          </table:table-cell>
          <table:table-cell office:value-type="float" office:value="7369" table:formula="of:=SUM([.CW2:.CW22])" table:style-name="ce1">
            <text:p>7369</text:p>
          </table:table-cell>
          <table:table-cell office:value-type="float" office:value="583" table:formula="of:=SUM([.CX2:.CX22])" table:style-name="ce1">
            <text:p>583</text:p>
          </table:table-cell>
          <table:table-cell office:value-type="float" office:value="3200" table:formula="of:=SUM([.CY2:.CY22])" table:style-name="ce1">
            <text:p>3200</text:p>
          </table:table-cell>
          <table:table-cell office:value-type="float" office:value="935" table:formula="of:=SUM([.CZ2:.CZ22])" table:style-name="ce1">
            <text:p>935</text:p>
          </table:table-cell>
          <table:table-cell office:value-type="float" office:value="20874" table:formula="of:=SUM([.DA2:.DA22])" table:style-name="ce1">
            <text:p>20874</text:p>
          </table:table-cell>
          <table:table-cell office:value-type="float" office:value="4899" table:formula="of:=SUM([.DB2:.DB22])" table:style-name="ce1">
            <text:p>4899</text:p>
          </table:table-cell>
          <table:table-cell office:value-type="float" office:value="69607" table:formula="of:=SUM([.DC2:.DC22])" table:style-name="ce1">
            <text:p>69607</text:p>
          </table:table-cell>
          <table:table-cell office:value-type="float" office:value="12673" table:formula="of:=SUM([.DD2:.DD22])" table:style-name="ce1">
            <text:p>12673</text:p>
          </table:table-cell>
          <table:table-cell office:value-type="float" office:value="70239" table:formula="of:=SUM([.DE2:.DE22])" table:style-name="ce1">
            <text:p>70239</text:p>
          </table:table-cell>
          <table:table-cell office:value-type="float" office:value="13398" table:formula="of:=SUM([.DF2:.DF22])" table:style-name="ce1">
            <text:p>13398</text:p>
          </table:table-cell>
          <table:table-cell office:value-type="float" office:value="70660" table:formula="of:=SUM([.DG2:.DG22])" table:style-name="ce1">
            <text:p>70660</text:p>
          </table:table-cell>
          <table:table-cell office:value-type="float" office:value="13095" table:formula="of:=SUM([.DH2:.DH22])" table:style-name="ce1">
            <text:p>13095</text:p>
          </table:table-cell>
          <table:table-cell office:value-type="float" office:value="70074" table:formula="of:=SUM([.DI2:.DI22])" table:style-name="ce1">
            <text:p>70074</text:p>
          </table:table-cell>
          <table:table-cell office:value-type="float" office:value="12739" table:formula="of:=SUM([.DJ2:.DJ22])" table:style-name="ce1">
            <text:p>12739</text:p>
          </table:table-cell>
          <table:table-cell office:value-type="float" office:value="324" table:formula="of:=SUM([.DK2:.DK22])" table:style-name="ce1">
            <text:p>324</text:p>
          </table:table-cell>
          <table:table-cell office:value-type="float" office:value="339" table:formula="of:=SUM([.DL2:.DL22])" table:style-name="ce1">
            <text:p>339</text:p>
          </table:table-cell>
          <table:table-cell office:value-type="float" office:value="2893" table:formula="of:=SUM([.DM2:.DM22])" table:style-name="ce1">
            <text:p>2893</text:p>
          </table:table-cell>
          <table:table-cell office:value-type="float" office:value="1123" table:formula="of:=SUM([.DN2:.DN22])" table:style-name="ce1">
            <text:p>1123</text:p>
          </table:table-cell>
          <table:table-cell office:value-type="float" office:value="3240" table:formula="of:=SUM([.DO2:.DO22])" table:style-name="ce1">
            <text:p>3240</text:p>
          </table:table-cell>
          <table:table-cell office:value-type="float" office:value="1062" table:formula="of:=SUM([.DP2:.DP22])" table:style-name="ce1">
            <text:p>1062</text:p>
          </table:table-cell>
          <table:table-cell office:value-type="float" office:value="244" table:formula="of:=SUM([.DQ2:.DQ22])" table:style-name="ce1">
            <text:p>244</text:p>
          </table:table-cell>
          <table:table-cell office:value-type="float" office:value="371" table:formula="of:=SUM([.DR2:.DR22])" table:style-name="ce1">
            <text:p>371</text:p>
          </table:table-cell>
          <table:table-cell office:value-type="float" office:value="575" table:formula="of:=SUM([.DS2:.DS22])" table:style-name="ce1">
            <text:p>575</text:p>
          </table:table-cell>
          <table:table-cell office:value-type="float" office:value="427" table:formula="of:=SUM([.DT2:.DT22])" table:style-name="ce1">
            <text:p>427</text:p>
          </table:table-cell>
          <table:table-cell office:value-type="float" office:value="6781" table:formula="of:=SUM([.DU2:.DU22])" table:style-name="ce1">
            <text:p>6781</text:p>
          </table:table-cell>
          <table:table-cell office:value-type="float" office:value="560" table:formula="of:=SUM([.DV2:.DV22])" table:style-name="ce1">
            <text:p>560</text:p>
          </table:table-cell>
          <table:table-cell office:value-type="float" office:value="932" table:formula="of:=SUM([.DW2:.DW22])" table:style-name="ce1">
            <text:p>932</text:p>
          </table:table-cell>
          <table:table-cell office:value-type="float" office:value="510" table:formula="of:=SUM([.DX2:.DX22])" table:style-name="ce1">
            <text:p>510</text:p>
          </table:table-cell>
          <table:table-cell office:value-type="float" office:value="320" table:formula="of:=SUM([.DY2:.DY22])" table:style-name="ce1">
            <text:p>320</text:p>
          </table:table-cell>
          <table:table-cell office:value-type="float" office:value="296" table:formula="of:=SUM([.DZ2:.DZ22])" table:style-name="ce1">
            <text:p>296</text:p>
          </table:table-cell>
          <table:table-cell office:value-type="float" office:value="12995" table:formula="of:=SUM([.EA2:.EA22])" table:style-name="ce1">
            <text:p>12995</text:p>
          </table:table-cell>
          <table:table-cell office:value-type="float" office:value="2103" table:formula="of:=SUM([.EB2:.EB22])" table:style-name="ce1">
            <text:p>2103</text:p>
          </table:table-cell>
          <table:table-cell office:value-type="float" office:value="897" table:formula="of:=SUM([.EC2:.EC22])" table:style-name="ce1">
            <text:p>897</text:p>
          </table:table-cell>
          <table:table-cell office:value-type="float" office:value="337" table:formula="of:=SUM([.ED2:.ED22])" table:style-name="ce1">
            <text:p>337</text:p>
          </table:table-cell>
          <table:table-cell office:value-type="float" office:value="6615" table:formula="of:=SUM([.EE2:.EE22])" table:style-name="ce1">
            <text:p>6615</text:p>
          </table:table-cell>
          <table:table-cell office:value-type="float" office:value="566" table:formula="of:=SUM([.EF2:.EF22])" table:style-name="ce1">
            <text:p>566</text:p>
          </table:table-cell>
          <table:table-cell office:value-type="float" office:value="1145" table:formula="of:=SUM([.EG2:.EG22])" table:style-name="ce1">
            <text:p>1145</text:p>
          </table:table-cell>
          <table:table-cell office:value-type="float" office:value="539" table:formula="of:=SUM([.EH2:.EH22])" table:style-name="ce1">
            <text:p>539</text:p>
          </table:table-cell>
          <table:table-cell office:value-type="float" office:value="2943" table:formula="of:=SUM([.EI2:.EI22])" table:style-name="ce1">
            <text:p>2943</text:p>
          </table:table-cell>
          <table:table-cell office:value-type="float" office:value="1050" table:formula="of:=SUM([.EJ2:.EJ22])" table:style-name="ce1">
            <text:p>1050</text:p>
          </table:table-cell>
          <table:table-cell office:value-type="float" office:value="2978" table:formula="of:=SUM([.EK2:.EK22])" table:style-name="ce1">
            <text:p>2978</text:p>
          </table:table-cell>
          <table:table-cell office:value-type="float" office:value="1112" table:formula="of:=SUM([.EL2:.EL22])" table:style-name="ce1">
            <text:p>1112</text:p>
          </table:table-cell>
          <table:table-cell office:value-type="float" office:value="265" table:formula="of:=SUM([.EM2:.EM22])" table:style-name="ce1">
            <text:p>265</text:p>
          </table:table-cell>
          <table:table-cell office:value-type="float" office:value="311" table:formula="of:=SUM([.EN2:.EN22])" table:style-name="ce1">
            <text:p>311</text:p>
          </table:table-cell>
          <table:table-cell office:value-type="float" office:value="248" table:formula="of:=SUM([.EO2:.EO22])" table:style-name="ce1">
            <text:p>248</text:p>
          </table:table-cell>
          <table:table-cell office:value-type="float" office:value="346" table:formula="of:=SUM([.EP2:.EP22])" table:style-name="ce1">
            <text:p>346</text:p>
          </table:table-cell>
          <table:table-cell office:value-type="float" office:value="892" table:formula="of:=SUM([.EQ2:.EQ22])" table:style-name="ce1">
            <text:p>892</text:p>
          </table:table-cell>
          <table:table-cell office:value-type="float" office:value="197" table:formula="of:=SUM([.ER2:.ER22])" table:style-name="ce1">
            <text:p>197</text:p>
          </table:table-cell>
          <table:table-cell office:value-type="float" office:value="741" table:formula="of:=SUM([.ES2:.ES22])" table:style-name="ce1">
            <text:p>741</text:p>
          </table:table-cell>
          <table:table-cell office:value-type="float" office:value="505" table:formula="of:=SUM([.ET2:.ET22])" table:style-name="ce1">
            <text:p>505</text:p>
          </table:table-cell>
          <table:table-cell office:value-type="float" office:value="3130" table:formula="of:=SUM([.EU2:.EU22])" table:style-name="ce1">
            <text:p>3130</text:p>
          </table:table-cell>
          <table:table-cell office:value-type="float" office:value="1151" table:formula="of:=SUM([.EV2:.EV22])" table:style-name="ce1">
            <text:p>1151</text:p>
          </table:table-cell>
          <table:table-cell office:value-type="float" office:value="231" table:formula="of:=SUM([.EW2:.EW22])" table:style-name="ce1">
            <text:p>231</text:p>
          </table:table-cell>
          <table:table-cell office:value-type="float" office:value="283" table:formula="of:=SUM([.EX2:.EX22])" table:style-name="ce1">
            <text:p>283</text:p>
          </table:table-cell>
          <table:table-cell office:value-type="float" office:value="351" table:formula="of:=SUM([.EY2:.EY22])" table:style-name="ce1">
            <text:p>351</text:p>
          </table:table-cell>
          <table:table-cell office:value-type="float" office:value="324" table:formula="of:=SUM([.EZ2:.EZ22])" table:style-name="ce1">
            <text:p>324</text:p>
          </table:table-cell>
          <table:table-cell office:value-type="float" office:value="7586" table:formula="of:=SUM([.FA2:.FA22])" table:style-name="ce1">
            <text:p>7586</text:p>
          </table:table-cell>
          <table:table-cell office:value-type="float" office:value="523" table:formula="of:=SUM([.FB2:.FB22])" table:style-name="ce1">
            <text:p>523</text:p>
          </table:table-cell>
          <table:table-cell office:value-type="float" office:value="1205" table:formula="of:=SUM([.FC2:.FC22])" table:style-name="ce1">
            <text:p>1205</text:p>
          </table:table-cell>
          <table:table-cell office:value-type="float" office:value="524" table:formula="of:=SUM([.FD2:.FD22])" table:style-name="ce1">
            <text:p>524</text:p>
          </table:table-cell>
          <table:table-cell office:value-type="float" office:value="7401" table:formula="of:=SUM([.FE2:.FE22])" table:style-name="ce1">
            <text:p>7401</text:p>
          </table:table-cell>
          <table:table-cell office:value-type="float" office:value="726" table:formula="of:=SUM([.FF2:.FF22])" table:style-name="ce1">
            <text:p>726</text:p>
          </table:table-cell>
          <table:table-cell office:value-type="float" office:value="270" table:formula="of:=SUM([.FG2:.FG22])" table:style-name="ce1">
            <text:p>270</text:p>
          </table:table-cell>
          <table:table-cell office:value-type="float" office:value="345" table:formula="of:=SUM([.FH2:.FH22])" table:style-name="ce1">
            <text:p>345</text:p>
          </table:table-cell>
          <table:table-cell office:value-type="float" office:value="2976" table:formula="of:=SUM([.FI2:.FI22])" table:style-name="ce1">
            <text:p>2976</text:p>
          </table:table-cell>
          <table:table-cell office:value-type="float" office:value="948" table:formula="of:=SUM([.FJ2:.FJ22])" table:style-name="ce1">
            <text:p>948</text:p>
          </table:table-cell>
          <table:table-cell office:value-type="float" office:value="289" table:formula="of:=SUM([.FK2:.FK22])" table:style-name="ce1">
            <text:p>289</text:p>
          </table:table-cell>
          <table:table-cell office:value-type="float" office:value="289" table:formula="of:=SUM([.FL2:.FL22])" table:style-name="ce1">
            <text:p>289</text:p>
          </table:table-cell>
          <table:table-cell office:value-type="float" office:value="1036" table:formula="of:=SUM([.FM2:.FM22])" table:style-name="ce1">
            <text:p>1036</text:p>
          </table:table-cell>
          <table:table-cell office:value-type="float" office:value="226" table:formula="of:=SUM([.FN2:.FN22])" table:style-name="ce1">
            <text:p>226</text:p>
          </table:table-cell>
          <table:table-cell office:value-type="float" office:value="261" table:formula="of:=SUM([.FO2:.FO22])" table:style-name="ce1">
            <text:p>261</text:p>
          </table:table-cell>
          <table:table-cell office:value-type="float" office:value="341" table:formula="of:=SUM([.FP2:.FP22])" table:style-name="ce1">
            <text:p>341</text:p>
          </table:table-cell>
          <table:table-cell office:value-type="float" office:value="902" table:formula="of:=SUM([.FQ2:.FQ22])" table:style-name="ce1">
            <text:p>902</text:p>
          </table:table-cell>
          <table:table-cell office:value-type="float" office:value="403" table:formula="of:=SUM([.FR2:.FR22])" table:style-name="ce1">
            <text:p>403</text:p>
          </table:table-cell>
          <table:table-cell office:value-type="float" office:value="245" table:formula="of:=SUM([.FS2:.FS22])" table:style-name="ce1">
            <text:p>245</text:p>
          </table:table-cell>
          <table:table-cell office:value-type="float" office:value="322" table:formula="of:=SUM([.FT2:.FT22])" table:style-name="ce1">
            <text:p>322</text:p>
          </table:table-cell>
          <table:table-cell office:value-type="float" office:value="2945" table:formula="of:=SUM([.FU2:.FU22])" table:style-name="ce1">
            <text:p>2945</text:p>
          </table:table-cell>
          <table:table-cell office:value-type="float" office:value="1020" table:formula="of:=SUM([.FV2:.FV22])" table:style-name="ce1">
            <text:p>1020</text:p>
          </table:table-cell>
          <table:table-cell office:value-type="float" office:value="955" table:formula="of:=SUM([.FW2:.FW22])" table:style-name="ce1">
            <text:p>955</text:p>
          </table:table-cell>
          <table:table-cell office:value-type="float" office:value="284" table:formula="of:=SUM([.FX2:.FX22])" table:style-name="ce1">
            <text:p>284</text:p>
          </table:table-cell>
          <table:table-cell office:value-type="float" office:value="210" table:formula="of:=SUM([.FY2:.FY22])" table:style-name="ce1">
            <text:p>210</text:p>
          </table:table-cell>
          <table:table-cell office:value-type="float" office:value="312" table:formula="of:=SUM([.FZ2:.FZ22])" table:style-name="ce1">
            <text:p>312</text:p>
          </table:table-cell>
          <table:table-cell office:value-type="float" office:value="898" table:formula="of:=SUM([.GA2:.GA22])" table:style-name="ce1">
            <text:p>898</text:p>
          </table:table-cell>
          <table:table-cell office:value-type="float" office:value="367" table:formula="of:=SUM([.GB2:.GB22])" table:style-name="ce1">
            <text:p>367</text:p>
          </table:table-cell>
          <table:table-cell office:value-type="float" office:value="309" table:formula="of:=SUM([.GC2:.GC22])" table:style-name="ce1">
            <text:p>309</text:p>
          </table:table-cell>
          <table:table-cell office:value-type="float" office:value="272" table:formula="of:=SUM([.GD2:.GD22])" table:style-name="ce1">
            <text:p>272</text:p>
          </table:table-cell>
          <table:table-cell office:value-type="float" office:value="1061" table:formula="of:=SUM([.GE2:.GE22])" table:style-name="ce1">
            <text:p>1061</text:p>
          </table:table-cell>
          <table:table-cell office:value-type="float" office:value="311" table:formula="of:=SUM([.GF2:.GF22])" table:style-name="ce1">
            <text:p>311</text:p>
          </table:table-cell>
          <table:table-cell office:value-type="float" office:value="208" table:formula="of:=SUM([.GG2:.GG22])" table:style-name="ce1">
            <text:p>208</text:p>
          </table:table-cell>
          <table:table-cell office:value-type="float" office:value="288" table:formula="of:=SUM([.GH2:.GH22])" table:style-name="ce1">
            <text:p>288</text:p>
          </table:table-cell>
          <table:table-cell office:value-type="float" office:value="2759" table:formula="of:=SUM([.GI2:.GI22])" table:style-name="ce1">
            <text:p>2759</text:p>
          </table:table-cell>
          <table:table-cell office:value-type="float" office:value="1042" table:formula="of:=SUM([.GJ2:.GJ22])" table:style-name="ce1">
            <text:p>1042</text:p>
          </table:table-cell>
          <table:table-cell office:value-type="float" office:value="529" table:formula="of:=SUM([.GK2:.GK22])" table:style-name="ce1">
            <text:p>529</text:p>
          </table:table-cell>
          <table:table-cell office:value-type="float" office:value="349" table:formula="of:=SUM([.GL2:.GL22])" table:style-name="ce1">
            <text:p>349</text:p>
          </table:table-cell>
          <table:table-cell office:value-type="float" office:value="198" table:formula="of:=SUM([.GM2:.GM22])" table:style-name="ce1">
            <text:p>198</text:p>
          </table:table-cell>
          <table:table-cell office:value-type="float" office:value="306" table:formula="of:=SUM([.GN2:.GN22])" table:style-name="ce1">
            <text:p>306</text:p>
          </table:table-cell>
          <table:table-cell office:value-type="float" office:value="269" table:formula="of:=SUM([.GO2:.GO22])" table:style-name="ce1">
            <text:p>269</text:p>
          </table:table-cell>
          <table:table-cell office:value-type="float" office:value="327" table:formula="of:=SUM([.GP2:.GP22])" table:style-name="ce1">
            <text:p>327</text:p>
          </table:table-cell>
          <table:table-cell office:value-type="float" office:value="251" table:formula="of:=SUM([.GQ2:.GQ22])" table:style-name="ce1">
            <text:p>251</text:p>
          </table:table-cell>
          <table:table-cell office:value-type="float" office:value="341" table:formula="of:=SUM([.GR2:.GR22])" table:style-name="ce1">
            <text:p>341</text:p>
          </table:table-cell>
          <table:table-cell office:value-type="float" office:value="217" table:formula="of:=SUM([.GS2:.GS22])" table:style-name="ce1">
            <text:p>217</text:p>
          </table:table-cell>
          <table:table-cell office:value-type="float" office:value="321" table:formula="of:=SUM([.GT2:.GT22])" table:style-name="ce1">
            <text:p>321</text:p>
          </table:table-cell>
          <table:table-cell office:value-type="float" office:value="249" table:formula="of:=SUM([.GU2:.GU22])" table:style-name="ce1">
            <text:p>249</text:p>
          </table:table-cell>
          <table:table-cell office:value-type="float" office:value="362" table:formula="of:=SUM([.GV2:.GV22])" table:style-name="ce1">
            <text:p>362</text:p>
          </table:table-cell>
          <table:table-cell office:value-type="float" office:value="869" table:formula="of:=SUM([.GW2:.GW22])" table:style-name="ce1">
            <text:p>869</text:p>
          </table:table-cell>
          <table:table-cell office:value-type="float" office:value="251" table:formula="of:=SUM([.GX2:.GX22])" table:style-name="ce1">
            <text:p>251</text:p>
          </table:table-cell>
          <table:table-cell office:value-type="float" office:value="269" table:formula="of:=SUM([.GY2:.GY22])" table:style-name="ce1">
            <text:p>269</text:p>
          </table:table-cell>
          <table:table-cell office:value-type="float" office:value="370" table:formula="of:=SUM([.GZ2:.GZ22])" table:style-name="ce1">
            <text:p>370</text:p>
          </table:table-cell>
          <table:table-cell office:value-type="float" office:value="3087" table:formula="of:=SUM([.HA2:.HA22])" table:style-name="ce1">
            <text:p>3087</text:p>
          </table:table-cell>
          <table:table-cell office:value-type="float" office:value="964" table:formula="of:=SUM([.HB2:.HB22])" table:style-name="ce1">
            <text:p>964</text:p>
          </table:table-cell>
          <table:table-cell office:value-type="float" office:value="853" table:formula="of:=SUM([.HC2:.HC22])" table:style-name="ce1">
            <text:p>853</text:p>
          </table:table-cell>
          <table:table-cell office:value-type="float" office:value="293" table:formula="of:=SUM([.HD2:.HD22])" table:style-name="ce1">
            <text:p>293</text:p>
          </table:table-cell>
          <table:table-cell office:value-type="float" office:value="1093" table:formula="of:=SUM([.HE2:.HE22])" table:style-name="ce1">
            <text:p>1093</text:p>
          </table:table-cell>
          <table:table-cell office:value-type="float" office:value="604" table:formula="of:=SUM([.HF2:.HF22])" table:style-name="ce1">
            <text:p>604</text:p>
          </table:table-cell>
          <table:table-cell office:value-type="float" office:value="951" table:formula="of:=SUM([.HG2:.HG22])" table:style-name="ce1">
            <text:p>951</text:p>
          </table:table-cell>
          <table:table-cell office:value-type="float" office:value="310" table:formula="of:=SUM([.HH2:.HH22])" table:style-name="ce1">
            <text:p>310</text:p>
          </table:table-cell>
          <table:table-cell office:value-type="float" office:value="259" table:formula="of:=SUM([.HI2:.HI22])" table:style-name="ce1">
            <text:p>259</text:p>
          </table:table-cell>
          <table:table-cell office:value-type="float" office:value="372" table:formula="of:=SUM([.HJ2:.HJ22])" table:style-name="ce1">
            <text:p>372</text:p>
          </table:table-cell>
          <table:table-cell office:value-type="float" office:value="236" table:formula="of:=SUM([.HK2:.HK22])" table:style-name="ce1">
            <text:p>236</text:p>
          </table:table-cell>
          <table:table-cell office:value-type="float" office:value="327" table:formula="of:=SUM([.HL2:.HL22])" table:style-name="ce1">
            <text:p>327</text:p>
          </table:table-cell>
          <table:table-cell office:value-type="float" office:value="540" table:formula="of:=SUM([.HM2:.HM22])" table:style-name="ce1">
            <text:p>540</text:p>
          </table:table-cell>
          <table:table-cell office:value-type="float" office:value="289" table:formula="of:=SUM([.HN2:.HN22])" table:style-name="ce1">
            <text:p>289</text:p>
          </table:table-cell>
          <table:table-cell office:value-type="float" office:value="553" table:formula="of:=SUM([.HO2:.HO22])" table:style-name="ce1">
            <text:p>553</text:p>
          </table:table-cell>
          <table:table-cell office:value-type="float" office:value="403" table:formula="of:=SUM([.HP2:.HP22])" table:style-name="ce1">
            <text:p>403</text:p>
          </table:table-cell>
          <table:table-cell office:value-type="float" office:value="1026" table:formula="of:=SUM([.HQ2:.HQ22])" table:style-name="ce1">
            <text:p>1026</text:p>
          </table:table-cell>
          <table:table-cell office:value-type="float" office:value="661" table:formula="of:=SUM([.HR2:.HR22])" table:style-name="ce1">
            <text:p>661</text:p>
          </table:table-cell>
          <table:table-cell office:value-type="float" office:value="299" table:formula="of:=SUM([.HS2:.HS22])" table:style-name="ce1">
            <text:p>299</text:p>
          </table:table-cell>
          <table:table-cell office:value-type="float" office:value="231" table:formula="of:=SUM([.HT2:.HT22])" table:style-name="ce1">
            <text:p>231</text:p>
          </table:table-cell>
          <table:table-cell office:value-type="float" office:value="205" table:formula="of:=SUM([.HU2:.HU22])" table:style-name="ce1">
            <text:p>205</text:p>
          </table:table-cell>
          <table:table-cell office:value-type="float" office:value="312" table:formula="of:=SUM([.HV2:.HV22])" table:style-name="ce1">
            <text:p>312</text:p>
          </table:table-cell>
          <table:table-cell office:value-type="float" office:value="330" table:formula="of:=SUM([.HW2:.HW22])" table:style-name="ce1">
            <text:p>330</text:p>
          </table:table-cell>
          <table:table-cell office:value-type="float" office:value="410" table:formula="of:=SUM([.HX2:.HX22])" table:style-name="ce1">
            <text:p>410</text:p>
          </table:table-cell>
          <table:table-cell office:value-type="float" office:value="806" table:formula="of:=SUM([.HY2:.HY22])" table:style-name="ce1">
            <text:p>806</text:p>
          </table:table-cell>
          <table:table-cell office:value-type="float" office:value="351" table:formula="of:=SUM([.HZ2:.HZ22])" table:style-name="ce1">
            <text:p>351</text:p>
          </table:table-cell>
          <table:table-cell office:value-type="float" office:value="276" table:formula="of:=SUM([.IA2:.IA22])" table:style-name="ce1">
            <text:p>276</text:p>
          </table:table-cell>
          <table:table-cell office:value-type="float" office:value="298" table:formula="of:=SUM([.IB2:.IB22])" table:style-name="ce1">
            <text:p>298</text:p>
          </table:table-cell>
          <table:table-cell office:value-type="float" office:value="263" table:formula="of:=SUM([.IC2:.IC22])" table:style-name="ce1">
            <text:p>263</text:p>
          </table:table-cell>
          <table:table-cell office:value-type="float" office:value="283" table:formula="of:=SUM([.ID2:.ID22])" table:style-name="ce1">
            <text:p>283</text:p>
          </table:table-cell>
          <table:table-cell office:value-type="float" office:value="211" table:formula="of:=SUM([.IE2:.IE22])" table:style-name="ce1">
            <text:p>211</text:p>
          </table:table-cell>
          <table:table-cell office:value-type="float" office:value="313" table:formula="of:=SUM([.IF2:.IF22])" table:style-name="ce1">
            <text:p>313</text:p>
          </table:table-cell>
          <table:table-cell office:value-type="float" office:value="242" table:formula="of:=SUM([.IG2:.IG22])" table:style-name="ce1">
            <text:p>242</text:p>
          </table:table-cell>
          <table:table-cell office:value-type="float" office:value="336" table:formula="of:=SUM([.IH2:.IH22])" table:style-name="ce1">
            <text:p>336</text:p>
          </table:table-cell>
          <table:table-cell office:value-type="float" office:value="305" table:formula="of:=SUM([.II2:.II22])" table:style-name="ce1">
            <text:p>305</text:p>
          </table:table-cell>
          <table:table-cell office:value-type="float" office:value="466" table:formula="of:=SUM([.IJ2:.IJ22])" table:style-name="ce1">
            <text:p>466</text:p>
          </table:table-cell>
          <table:table-cell office:value-type="float" office:value="228" table:formula="of:=SUM([.IK2:.IK22])" table:style-name="ce1">
            <text:p>228</text:p>
          </table:table-cell>
          <table:table-cell office:value-type="float" office:value="368" table:formula="of:=SUM([.IL2:.IL22])" table:style-name="ce1">
            <text:p>368</text:p>
          </table:table-cell>
          <table:table-cell office:value-type="float" office:value="197" table:formula="of:=SUM([.IM2:.IM22])" table:style-name="ce1">
            <text:p>197</text:p>
          </table:table-cell>
          <table:table-cell office:value-type="float" office:value="372" table:formula="of:=SUM([.IN2:.IN22])" table:style-name="ce1">
            <text:p>372</text:p>
          </table:table-cell>
          <table:table-cell office:value-type="float" office:value="174" table:formula="of:=SUM([.IO2:.IO22])" table:style-name="ce1">
            <text:p>174</text:p>
          </table:table-cell>
          <table:table-cell office:value-type="float" office:value="303" table:formula="of:=SUM([.IP2:.IP22])" table:style-name="ce1">
            <text:p>303</text:p>
          </table:table-cell>
          <table:table-cell office:value-type="float" office:value="202" table:formula="of:=SUM([.IQ2:.IQ22])" table:style-name="ce1">
            <text:p>202</text:p>
          </table:table-cell>
          <table:table-cell office:value-type="float" office:value="307" table:formula="of:=SUM([.IR2:.IR22])" table:style-name="ce1">
            <text:p>307</text:p>
          </table:table-cell>
          <table:table-cell office:value-type="float" office:value="306" table:formula="of:=SUM([.IS2:.IS22])" table:style-name="ce1">
            <text:p>306</text:p>
          </table:table-cell>
          <table:table-cell office:value-type="float" office:value="291" table:formula="of:=SUM([.IT2:.IT22])" table:style-name="ce1">
            <text:p>291</text:p>
          </table:table-cell>
          <table:table-cell table:number-columns-repeated="1613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<text:s/>occupatio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<text:s/>F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<text:s/>33_M</text:p>
          </table:table-cell>
          <table:table-cell office:value-type="string" table:style-name="ce1">
            <text:p><text:s/>33_F</text:p>
          </table:table-cell>
          <table:table-cell office:value-type="string" table:style-name="ce1">
            <text:p><text:s/>29_M</text:p>
          </table:table-cell>
          <table:table-cell office:value-type="string" table:style-name="ce1">
            <text:p><text:s/>29_F</text:p>
          </table:table-cell>
          <table:table-cell office:value-type="string" table:style-name="ce1">
            <text:p><text:s/>30_M</text:p>
          </table:table-cell>
          <table:table-cell office:value-type="string" table:style-name="ce1">
            <text:p><text:s/>30_F</text:p>
          </table:table-cell>
          <table:table-cell office:value-type="string" table:style-name="ce1">
            <text:p><text:s/>26_M</text:p>
          </table:table-cell>
          <table:table-cell office:value-type="string" table:style-name="ce1">
            <text:p><text:s/>26_F</text:p>
          </table:table-cell>
          <table:table-cell office:value-type="string" table:style-name="ce1">
            <text:p><text:s/>27_M</text:p>
          </table:table-cell>
          <table:table-cell office:value-type="string" table:style-name="ce1">
            <text:p><text:s/>27_F</text:p>
          </table:table-cell>
          <table:table-cell office:value-type="string" table:style-name="ce1">
            <text:p><text:s/>31_M</text:p>
          </table:table-cell>
          <table:table-cell office:value-type="string" table:style-name="ce1">
            <text:p><text:s/>31_F</text:p>
          </table:table-cell>
          <table:table-cell office:value-type="string" table:style-name="ce1">
            <text:p><text:s/>24_M</text:p>
          </table:table-cell>
          <table:table-cell office:value-type="string" table:style-name="ce1">
            <text:p><text:s/>24_F</text:p>
          </table:table-cell>
          <table:table-cell office:value-type="string" table:style-name="ce1">
            <text:p><text:s/>38_M</text:p>
          </table:table-cell>
          <table:table-cell office:value-type="string" table:style-name="ce1">
            <text:p><text:s/>38_F</text:p>
          </table:table-cell>
          <table:table-cell office:value-type="string" table:style-name="ce1">
            <text:p><text:s/>18_M</text:p>
          </table:table-cell>
          <table:table-cell office:value-type="string" table:style-name="ce1">
            <text:p><text:s/>18_F</text:p>
          </table:table-cell>
          <table:table-cell office:value-type="string" table:style-name="ce1">
            <text:p><text:s/>25_M</text:p>
          </table:table-cell>
          <table:table-cell office:value-type="string" table:style-name="ce1">
            <text:p><text:s/>25_F</text:p>
          </table:table-cell>
          <table:table-cell office:value-type="string" table:style-name="ce1">
            <text:p><text:s/>28_M</text:p>
          </table:table-cell>
          <table:table-cell office:value-type="string" table:style-name="ce1">
            <text:p><text:s/>28_F</text:p>
          </table:table-cell>
          <table:table-cell office:value-type="string" table:style-name="ce1">
            <text:p><text:s/>32_M</text:p>
          </table:table-cell>
          <table:table-cell office:value-type="string" table:style-name="ce1">
            <text:p><text:s/>32_F</text:p>
          </table:table-cell>
          <table:table-cell office:value-type="string" table:style-name="ce1">
            <text:p><text:s/>34_M</text:p>
          </table:table-cell>
          <table:table-cell office:value-type="string" table:style-name="ce1">
            <text:p><text:s/>34_F</text:p>
          </table:table-cell>
          <table:table-cell office:value-type="string" table:style-name="ce1">
            <text:p><text:s/>58_M</text:p>
          </table:table-cell>
          <table:table-cell office:value-type="string" table:style-name="ce1">
            <text:p><text:s/>58_F</text:p>
          </table:table-cell>
          <table:table-cell office:value-type="string" table:style-name="ce1">
            <text:p><text:s/>43_M</text:p>
          </table:table-cell>
          <table:table-cell office:value-type="string" table:style-name="ce1">
            <text:p><text:s/>43_F</text:p>
          </table:table-cell>
          <table:table-cell office:value-type="string" table:style-name="ce1">
            <text:p><text:s/>36_M</text:p>
          </table:table-cell>
          <table:table-cell office:value-type="string" table:style-name="ce1">
            <text:p><text:s/>36_F</text:p>
          </table:table-cell>
          <table:table-cell office:value-type="string" table:style-name="ce1">
            <text:p><text:s/>90_M</text:p>
          </table:table-cell>
          <table:table-cell office:value-type="string" table:style-name="ce1">
            <text:p><text:s/>90_F</text:p>
          </table:table-cell>
          <table:table-cell office:value-type="string" table:style-name="ce1">
            <text:p><text:s/>47_M</text:p>
          </table:table-cell>
          <table:table-cell office:value-type="string" table:style-name="ce1">
            <text:p><text:s/>47_F</text:p>
          </table:table-cell>
          <table:table-cell office:value-type="string" table:style-name="ce1">
            <text:p><text:s/>19_M</text:p>
          </table:table-cell>
          <table:table-cell office:value-type="string" table:style-name="ce1">
            <text:p><text:s/>19_F</text:p>
          </table:table-cell>
          <table:table-cell office:value-type="string" table:style-name="ce1">
            <text:p><text:s/>54_M</text:p>
          </table:table-cell>
          <table:table-cell office:value-type="string" table:style-name="ce1">
            <text:p><text:s/>54_F</text:p>
          </table:table-cell>
          <table:table-cell office:value-type="string" table:style-name="ce1">
            <text:p><text:s/>75_M</text:p>
          </table:table-cell>
          <table:table-cell office:value-type="string" table:style-name="ce1">
            <text:p><text:s/>75_F</text:p>
          </table:table-cell>
          <table:table-cell office:value-type="string" table:style-name="ce1">
            <text:p><text:s/>21_M</text:p>
          </table:table-cell>
          <table:table-cell office:value-type="string" table:style-name="ce1">
            <text:p><text:s/>21_F</text:p>
          </table:table-cell>
          <table:table-cell office:value-type="string" table:style-name="ce1">
            <text:p><text:s/>10_M</text:p>
          </table:table-cell>
          <table:table-cell office:value-type="string" table:style-name="ce1">
            <text:p><text:s/>10_F</text:p>
          </table:table-cell>
          <table:table-cell office:value-type="string" table:style-name="ce1">
            <text:p><text:s/>20_M</text:p>
          </table:table-cell>
          <table:table-cell office:value-type="string" table:style-name="ce1">
            <text:p><text:s/>20_F</text:p>
          </table:table-cell>
          <table:table-cell office:value-type="string" table:style-name="ce1">
            <text:p><text:s/>55_M</text:p>
          </table:table-cell>
          <table:table-cell office:value-type="string" table:style-name="ce1">
            <text:p><text:s/>55_F</text:p>
          </table:table-cell>
          <table:table-cell office:value-type="string" table:style-name="ce1">
            <text:p><text:s/>44_M</text:p>
          </table:table-cell>
          <table:table-cell office:value-type="string" table:style-name="ce1">
            <text:p><text:s/>44_F</text:p>
          </table:table-cell>
          <table:table-cell office:value-type="string" table:style-name="ce1">
            <text:p><text:s/>41_M</text:p>
          </table:table-cell>
          <table:table-cell office:value-type="string" table:style-name="ce1">
            <text:p><text:s/>41_F</text:p>
          </table:table-cell>
          <table:table-cell office:value-type="string" table:style-name="ce1">
            <text:p><text:s/>87_M</text:p>
          </table:table-cell>
          <table:table-cell office:value-type="string" table:style-name="ce1">
            <text:p><text:s/>87_F</text:p>
          </table:table-cell>
          <table:table-cell office:value-type="string" table:style-name="ce1">
            <text:p><text:s/>56_M</text:p>
          </table:table-cell>
          <table:table-cell office:value-type="string" table:style-name="ce1">
            <text:p><text:s/>56_F</text:p>
          </table:table-cell>
          <table:table-cell office:value-type="string" table:style-name="ce1">
            <text:p><text:s/>14_M</text:p>
          </table:table-cell>
          <table:table-cell office:value-type="string" table:style-name="ce1">
            <text:p><text:s/>14_F</text:p>
          </table:table-cell>
          <table:table-cell office:value-type="string" table:style-name="ce1">
            <text:p><text:s/>49_M</text:p>
          </table:table-cell>
          <table:table-cell office:value-type="string" table:style-name="ce1">
            <text:p><text:s/>49_F</text:p>
          </table:table-cell>
          <table:table-cell office:value-type="string" table:style-name="ce1">
            <text:p><text:s/>42_M</text:p>
          </table:table-cell>
          <table:table-cell office:value-type="string" table:style-name="ce1">
            <text:p><text:s/>42_F</text:p>
          </table:table-cell>
          <table:table-cell office:value-type="string" table:style-name="ce1">
            <text:p><text:s/>65_M</text:p>
          </table:table-cell>
          <table:table-cell office:value-type="string" table:style-name="ce1">
            <text:p><text:s/>65_F</text:p>
          </table:table-cell>
          <table:table-cell office:value-type="string" table:style-name="ce1">
            <text:p><text:s/>83_M</text:p>
          </table:table-cell>
          <table:table-cell office:value-type="string" table:style-name="ce1">
            <text:p><text:s/>83_F</text:p>
          </table:table-cell>
          <table:table-cell office:value-type="string" table:style-name="ce1">
            <text:p><text:s/>23_M</text:p>
          </table:table-cell>
          <table:table-cell office:value-type="string" table:style-name="ce1">
            <text:p><text:s/>23_F</text:p>
          </table:table-cell>
          <table:table-cell office:value-type="string" table:style-name="ce1">
            <text:p><text:s/>50_M</text:p>
          </table:table-cell>
          <table:table-cell office:value-type="string" table:style-name="ce1">
            <text:p><text:s/>50_F</text:p>
          </table:table-cell>
          <table:table-cell office:value-type="string" table:style-name="ce1">
            <text:p><text:s/>22_M</text:p>
          </table:table-cell>
          <table:table-cell office:value-type="string" table:style-name="ce1">
            <text:p><text:s/>22_F</text:p>
          </table:table-cell>
          <table:table-cell office:value-type="string" table:style-name="ce1">
            <text:p><text:s/>66_M</text:p>
          </table:table-cell>
          <table:table-cell office:value-type="string" table:style-name="ce1">
            <text:p><text:s/>66_F</text:p>
          </table:table-cell>
          <table:table-cell office:value-type="string" table:style-name="ce1">
            <text:p><text:s/>35_M</text:p>
          </table:table-cell>
          <table:table-cell office:value-type="string" table:style-name="ce1">
            <text:p><text:s/>35_F</text:p>
          </table:table-cell>
          <table:table-cell office:value-type="string" table:style-name="ce1">
            <text:p><text:s/>78_M</text:p>
          </table:table-cell>
          <table:table-cell office:value-type="string" table:style-name="ce1">
            <text:p><text:s/>78_F</text:p>
          </table:table-cell>
          <table:table-cell office:value-type="string" table:style-name="ce1">
            <text:p><text:s/>12_M</text:p>
          </table:table-cell>
          <table:table-cell office:value-type="string" table:style-name="ce1">
            <text:p><text:s/>12_F</text:p>
          </table:table-cell>
          <table:table-cell office:value-type="string" table:style-name="ce1">
            <text:p><text:s/>70_M</text:p>
          </table:table-cell>
          <table:table-cell office:value-type="string" table:style-name="ce1">
            <text:p><text:s/>70_F</text:p>
          </table:table-cell>
          <table:table-cell office:value-type="string" table:style-name="ce1">
            <text:p><text:s/>52_M</text:p>
          </table:table-cell>
          <table:table-cell office:value-type="string" table:style-name="ce1">
            <text:p><text:s/>52_F</text:p>
          </table:table-cell>
          <table:table-cell office:value-type="string" table:style-name="ce1">
            <text:p><text:s/>74_M</text:p>
          </table:table-cell>
          <table:table-cell office:value-type="string" table:style-name="ce1">
            <text:p><text:s/>74_F</text:p>
          </table:table-cell>
          <table:table-cell office:value-type="string" table:style-name="ce1">
            <text:p><text:s/>37_M</text:p>
          </table:table-cell>
          <table:table-cell office:value-type="string" table:style-name="ce1">
            <text:p><text:s/>37_F</text:p>
          </table:table-cell>
          <table:table-cell office:value-type="string" table:style-name="ce1">
            <text:p><text:s/>16_M</text:p>
          </table:table-cell>
          <table:table-cell office:value-type="string" table:style-name="ce1">
            <text:p><text:s/>16_F</text:p>
          </table:table-cell>
          <table:table-cell office:value-type="string" table:style-name="ce1">
            <text:p><text:s/>62_M</text:p>
          </table:table-cell>
          <table:table-cell office:value-type="string" table:style-name="ce1">
            <text:p><text:s/>62_F</text:p>
          </table:table-cell>
          <table:table-cell office:value-type="string" table:style-name="ce1">
            <text:p><text:s/>9_M</text:p>
          </table:table-cell>
          <table:table-cell office:value-type="string" table:style-name="ce1">
            <text:p><text:s/>9_F</text:p>
          </table:table-cell>
          <table:table-cell office:value-type="string" table:style-name="ce1">
            <text:p><text:s/>89_M</text:p>
          </table:table-cell>
          <table:table-cell office:value-type="string" table:style-name="ce1">
            <text:p><text:s/>89_F</text:p>
          </table:table-cell>
          <table:table-cell office:value-type="string" table:style-name="ce1">
            <text:p><text:s/>15_M</text:p>
          </table:table-cell>
          <table:table-cell office:value-type="string" table:style-name="ce1">
            <text:p><text:s/>15_F</text:p>
          </table:table-cell>
          <table:table-cell office:value-type="string" table:style-name="ce1">
            <text:p><text:s/>88_M</text:p>
          </table:table-cell>
          <table:table-cell office:value-type="string" table:style-name="ce1">
            <text:p><text:s/>88_F</text:p>
          </table:table-cell>
          <table:table-cell office:value-type="string" table:style-name="ce1">
            <text:p><text:s/>39_M</text:p>
          </table:table-cell>
          <table:table-cell office:value-type="string" table:style-name="ce1">
            <text:p><text:s/>39_F</text:p>
          </table:table-cell>
          <table:table-cell office:value-type="string" table:style-name="ce1">
            <text:p><text:s/>45_M</text:p>
          </table:table-cell>
          <table:table-cell office:value-type="string" table:style-name="ce1">
            <text:p><text:s/>45_F</text:p>
          </table:table-cell>
          <table:table-cell office:value-type="string" table:style-name="ce1">
            <text:p><text:s/>73_M</text:p>
          </table:table-cell>
          <table:table-cell office:value-type="string" table:style-name="ce1">
            <text:p><text:s/>73_F</text:p>
          </table:table-cell>
          <table:table-cell office:value-type="string" table:style-name="ce1">
            <text:p><text:s/>61_M</text:p>
          </table:table-cell>
          <table:table-cell office:value-type="string" table:style-name="ce1">
            <text:p><text:s/>61_F</text:p>
          </table:table-cell>
          <table:table-cell office:value-type="string" table:style-name="ce1">
            <text:p><text:s/>71_M</text:p>
          </table:table-cell>
          <table:table-cell office:value-type="string" table:style-name="ce1">
            <text:p><text:s/>71_F</text:p>
          </table:table-cell>
          <table:table-cell office:value-type="string" table:style-name="ce1">
            <text:p><text:s/>67_M</text:p>
          </table:table-cell>
          <table:table-cell office:value-type="string" table:style-name="ce1">
            <text:p><text:s/>67_F</text:p>
          </table:table-cell>
          <table:table-cell office:value-type="string" table:style-name="ce1">
            <text:p><text:s/>84_M</text:p>
          </table:table-cell>
          <table:table-cell office:value-type="string" table:style-name="ce1">
            <text:p><text:s/>84_F</text:p>
          </table:table-cell>
          <table:table-cell office:value-type="string" table:style-name="ce1">
            <text:p><text:s/>11_M</text:p>
          </table:table-cell>
          <table:table-cell office:value-type="string" table:style-name="ce1">
            <text:p><text:s/>11_F</text:p>
          </table:table-cell>
          <table:table-cell office:value-type="string" table:style-name="ce1">
            <text:p><text:s/>64_M</text:p>
          </table:table-cell>
          <table:table-cell office:value-type="string" table:style-name="ce1">
            <text:p><text:s/>64_F</text:p>
          </table:table-cell>
          <table:table-cell office:value-type="string" table:style-name="ce1">
            <text:p><text:s/>40_M</text:p>
          </table:table-cell>
          <table:table-cell office:value-type="string" table:style-name="ce1">
            <text:p><text:s/>40_F</text:p>
          </table:table-cell>
          <table:table-cell office:value-type="string" table:style-name="ce1">
            <text:p><text:s/>13_M</text:p>
          </table:table-cell>
          <table:table-cell office:value-type="string" table:style-name="ce1">
            <text:p><text:s/>13_F</text:p>
          </table:table-cell>
          <table:table-cell office:value-type="string" table:style-name="ce1">
            <text:p><text:s/>53_M</text:p>
          </table:table-cell>
          <table:table-cell office:value-type="string" table:style-name="ce1">
            <text:p><text:s/>53_F</text:p>
          </table:table-cell>
          <table:table-cell office:value-type="string" table:style-name="ce1">
            <text:p><text:s/>8_M</text:p>
          </table:table-cell>
          <table:table-cell office:value-type="string" table:style-name="ce1">
            <text:p><text:s/>8_F</text:p>
          </table:table-cell>
          <table:table-cell office:value-type="string" table:style-name="ce1">
            <text:p><text:s/>60_M</text:p>
          </table:table-cell>
          <table:table-cell office:value-type="string" table:style-name="ce1">
            <text:p><text:s/>60_F</text:p>
          </table:table-cell>
          <table:table-cell office:value-type="string" table:style-name="ce1">
            <text:p><text:s/>81_M</text:p>
          </table:table-cell>
          <table:table-cell office:value-type="string" table:style-name="ce1">
            <text:p><text:s/>81_F</text:p>
          </table:table-cell>
          <table:table-cell office:value-type="string" table:style-name="ce1">
            <text:p><text:s/>48_M</text:p>
          </table:table-cell>
          <table:table-cell office:value-type="string" table:style-name="ce1">
            <text:p><text:s/>48_F</text:p>
          </table:table-cell>
          <table:table-cell office:value-type="string" table:style-name="ce1">
            <text:p><text:s/>46_M</text:p>
          </table:table-cell>
          <table:table-cell office:value-type="string" table:style-name="ce1">
            <text:p><text:s/>46_F</text:p>
          </table:table-cell>
          <table:table-cell office:value-type="string" table:style-name="ce1">
            <text:p><text:s/>51_M</text:p>
          </table:table-cell>
          <table:table-cell office:value-type="string" table:style-name="ce1">
            <text:p><text:s/>51_F</text:p>
          </table:table-cell>
          <table:table-cell office:value-type="string" table:style-name="ce1">
            <text:p><text:s/>85_M</text:p>
          </table:table-cell>
          <table:table-cell office:value-type="string" table:style-name="ce1">
            <text:p><text:s/>85_F</text:p>
          </table:table-cell>
          <table:table-cell office:value-type="string" table:style-name="ce1">
            <text:p><text:s/>79_M</text:p>
          </table:table-cell>
          <table:table-cell office:value-type="string" table:style-name="ce1">
            <text:p><text:s/>79_F</text:p>
          </table:table-cell>
          <table:table-cell office:value-type="string" table:style-name="ce1">
            <text:p><text:s/>59_M</text:p>
          </table:table-cell>
          <table:table-cell office:value-type="string" table:style-name="ce1">
            <text:p><text:s/>59_F</text:p>
          </table:table-cell>
          <table:table-cell office:value-type="string" table:style-name="ce1">
            <text:p><text:s/>17_M</text:p>
          </table:table-cell>
          <table:table-cell office:value-type="string" table:style-name="ce1">
            <text:p><text:s/>17_F</text:p>
          </table:table-cell>
          <table:table-cell office:value-type="string" table:style-name="ce1">
            <text:p><text:s/>80_M</text:p>
          </table:table-cell>
          <table:table-cell office:value-type="string" table:style-name="ce1">
            <text:p><text:s/>80_F</text:p>
          </table:table-cell>
          <table:table-cell office:value-type="string" table:style-name="ce1">
            <text:p><text:s/>77_M</text:p>
          </table:table-cell>
          <table:table-cell office:value-type="string" table:style-name="ce1">
            <text:p><text:s/>77_F</text:p>
          </table:table-cell>
          <table:table-cell office:value-type="string" table:style-name="ce1">
            <text:p><text:s/>68_M</text:p>
          </table:table-cell>
          <table:table-cell office:value-type="string" table:style-name="ce1">
            <text:p><text:s/>68_F</text:p>
          </table:table-cell>
          <table:table-cell office:value-type="string" table:style-name="ce1">
            <text:p><text:s/>82_M</text:p>
          </table:table-cell>
          <table:table-cell office:value-type="string" table:style-name="ce1">
            <text:p><text:s/>82_F</text:p>
          </table:table-cell>
          <table:table-cell office:value-type="string" table:style-name="ce1">
            <text:p><text:s/>69_M</text:p>
          </table:table-cell>
          <table:table-cell office:value-type="string" table:style-name="ce1">
            <text:p><text:s/>69_F</text:p>
          </table:table-cell>
          <table:table-cell office:value-type="string" table:style-name="ce1">
            <text:p><text:s/>72_M</text:p>
          </table:table-cell>
          <table:table-cell office:value-type="string" table:style-name="ce1">
            <text:p><text:s/>72_F</text:p>
          </table:table-cell>
          <table:table-cell office:value-type="string" table:style-name="ce1">
            <text:p><text:s/>63_M</text:p>
          </table:table-cell>
          <table:table-cell office:value-type="string" table:style-name="ce1">
            <text:p><text:s/>63_F</text:p>
          </table:table-cell>
          <table:table-cell office:value-type="string" table:style-name="ce1">
            <text:p><text:s/>57_M</text:p>
          </table:table-cell>
          <table:table-cell office:value-type="string" table:style-name="ce1">
            <text:p><text:s/>57_F</text:p>
          </table:table-cell>
          <table:table-cell office:value-type="string" table:style-name="ce1">
            <text:p><text:s/>76_M</text:p>
          </table:table-cell>
          <table:table-cell office:value-type="string" table:style-name="ce1">
            <text:p><text:s/>76_F</text:p>
          </table:table-cell>
          <table:table-cell office:value-type="string" table:style-name="ce1">
            <text:p><text:s/>86_M</text:p>
          </table:table-cell>
          <table:table-cell office:value-type="string" table:style-name="ce1">
            <text:p><text:s/>86_F</text:p>
          </table:table-cell>
          <table:table-cell table:number-columns-repeated="1613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college/grad student</text:p>
          </table:table-cell>
          <table:table-cell office:value-type="float" office:value="24.168524168524169" table:formula="of:=[.C2]*100/[.C$24]" table:style-name="ce1">
            <text:p>24,16852417</text:p>
          </table:table-cell>
          <table:table-cell office:value-type="float" office:value="24.282645287297324" table:formula="of:=[.D2]*100/[.D$24]" table:style-name="ce1">
            <text:p>24,28264529</text:p>
          </table:table-cell>
          <table:table-cell office:value-type="float" office:value="23.61150317572336" table:formula="of:=[.E2]*100/[.E$24]" table:style-name="ce1">
            <text:p>23,61150318</text:p>
          </table:table-cell>
          <table:table-cell office:value-type="float" office:value="27.78885545444658" table:formula="of:=[.F2]*100/[.F$24]" table:style-name="ce1">
            <text:p>27,78885545</text:p>
          </table:table-cell>
          <table:table-cell office:value-type="float" office:value="26.810770721437372" table:formula="of:=[.G2]*100/[.G$24]" table:style-name="ce1">
            <text:p>26,81077072</text:p>
          </table:table-cell>
          <table:table-cell office:value-type="float" office:value="28.243972652033104" table:formula="of:=[.H2]*100/[.H$24]" table:style-name="ce1">
            <text:p>28,24397265</text:p>
          </table:table-cell>
          <table:table-cell office:value-type="float" office:value="27.114761492172384" table:formula="of:=[.I2]*100/[.I$24]" table:style-name="ce1">
            <text:p>27,11476149</text:p>
          </table:table-cell>
          <table:table-cell office:value-type="float" office:value="27.159063480569635" table:formula="of:=[.J2]*100/[.J$24]" table:style-name="ce1">
            <text:p>27,15906348</text:p>
          </table:table-cell>
          <table:table-cell office:value-type="float" office:value="27.427271638932119" table:formula="of:=[.K2]*100/[.K$24]" table:style-name="ce1">
            <text:p>27,42727164</text:p>
          </table:table-cell>
          <table:table-cell office:value-type="float" office:value="19.906941649899398" table:formula="of:=[.L2]*100/[.L$24]" table:style-name="ce1">
            <text:p>19,90694165</text:p>
          </table:table-cell>
          <table:table-cell office:value-type="float" office:value="3.7001209189842807" table:formula="of:=[.M2]*100/[.M$24]" table:style-name="ce1">
            <text:p>3,700120919</text:p>
          </table:table-cell>
          <table:table-cell office:value-type="float" office:value="7.9113801264889609" table:formula="of:=[.N2]*100/[.N$24]" table:style-name="ce1">
            <text:p>7,911380126</text:p>
          </table:table-cell>
          <table:table-cell office:value-type="float" office:value="26.638308215848323" table:formula="of:=[.O2]*100/[.O$24]" table:style-name="ce1">
            <text:p>26,63830822</text:p>
          </table:table-cell>
          <table:table-cell office:value-type="float" office:value="27.419682676327461" table:formula="of:=[.P2]*100/[.P$24]" table:style-name="ce1">
            <text:p>27,41968268</text:p>
          </table:table-cell>
          <table:table-cell office:value-type="float" office:value="26.489164825980538" table:formula="of:=[.Q2]*100/[.Q$24]" table:style-name="ce1">
            <text:p>26,48916483</text:p>
          </table:table-cell>
          <table:table-cell office:value-type="float" office:value="27.455834228925411" table:formula="of:=[.R2]*100/[.R$24]" table:style-name="ce1">
            <text:p>27,45583423</text:p>
          </table:table-cell>
          <table:table-cell office:value-type="float" office:value="6.3348416289592757" table:formula="of:=[.S2]*100/[.S$24]" table:style-name="ce1">
            <text:p>6,334841629</text:p>
          </table:table-cell>
          <table:table-cell office:value-type="float" office:value="5.2290836653386457" table:formula="of:=[.T2]*100/[.T$24]" table:style-name="ce1">
            <text:p>5,229083665</text:p>
          </table:table-cell>
          <table:table-cell office:value-type="float" office:value="5.4160855416085543" table:formula="of:=[.U2]*100/[.U$24]" table:style-name="ce1">
            <text:p>5,416085542</text:p>
          </table:table-cell>
          <table:table-cell office:value-type="float" office:value="2.4390243902439024" table:formula="of:=[.V2]*100/[.V$24]" table:style-name="ce1">
            <text:p>2,43902439</text:p>
          </table:table-cell>
          <table:table-cell office:value-type="float" office:value="2.1956087824351296" table:formula="of:=[.W2]*100/[.W$24]" table:style-name="ce1">
            <text:p>2,195608782</text:p>
          </table:table-cell>
          <table:table-cell office:value-type="float" office:value="18.417109385642284" table:formula="of:=[.X2]*100/[.X$24]" table:style-name="ce1">
            <text:p>18,41710939</text:p>
          </table:table-cell>
          <table:table-cell office:value-type="float" office:value="0" table:formula="of:=[.Y2]*100/[.Y$24]" table:style-name="ce1">
            <text:p>0</text:p>
          </table:table-cell>
          <table:table-cell office:value-type="float" office:value="2.5974025974025974" table:formula="of:=[.Z2]*100/[.Z$24]" table:style-name="ce1">
            <text:p>2,597402597</text:p>
          </table:table-cell>
          <table:table-cell office:value-type="float" office:value="13.697178434229698" table:formula="of:=[.AA2]*100/[.AA$24]" table:style-name="ce1">
            <text:p>13,69717843</text:p>
          </table:table-cell>
          <table:table-cell office:value-type="float" office:value="2.4311183144246353" table:formula="of:=[.AB2]*100/[.AB$24]" table:style-name="ce1">
            <text:p>2,431118314</text:p>
          </table:table-cell>
          <table:table-cell office:value-type="float" office:value="21.027712017824815" table:formula="of:=[.AC2]*100/[.AC$24]" table:style-name="ce1">
            <text:p>21,02771202</text:p>
          </table:table-cell>
          <table:table-cell office:value-type="float" office:value="0" table:formula="of:=[.AD2]*100/[.AD$24]" table:style-name="ce1">
            <text:p>0</text:p>
          </table:table-cell>
          <table:table-cell office:value-type="float" office:value="5.4845980465815174" table:formula="of:=[.AE2]*100/[.AE$24]" table:style-name="ce1">
            <text:p>5,484598047</text:p>
          </table:table-cell>
          <table:table-cell office:value-type="float" office:value="6.7726161369193152" table:formula="of:=[.AF2]*100/[.AF$24]" table:style-name="ce1">
            <text:p>6,772616137</text:p>
          </table:table-cell>
          <table:table-cell office:value-type="float" office:value="4.3402777777777777" table:formula="of:=[.AG2]*100/[.AG$24]" table:style-name="ce1">
            <text:p>4,340277778</text:p>
          </table:table-cell>
          <table:table-cell office:value-type="float" office:value="6.5656565656565657" table:formula="of:=[.AH2]*100/[.AH$24]" table:style-name="ce1">
            <text:p>6,565656566</text:p>
          </table:table-cell>
          <table:table-cell office:value-type="float" office:value="3.2139577594123048" table:formula="of:=[.AI2]*100/[.AI$24]" table:style-name="ce1">
            <text:p>3,213957759</text:p>
          </table:table-cell>
          <table:table-cell office:value-type="float" office:value="5.1364365971107544" table:formula="of:=[.AJ2]*100/[.AJ$24]" table:style-name="ce1">
            <text:p>5,136436597</text:p>
          </table:table-cell>
          <table:table-cell office:value-type="float" office:value="4.2513431441252045" table:formula="of:=[.AK2]*100/[.AK$24]" table:style-name="ce1">
            <text:p>4,251343144</text:p>
          </table:table-cell>
          <table:table-cell office:value-type="float" office:value="5.0583657587548636" table:formula="of:=[.AL2]*100/[.AL$24]" table:style-name="ce1">
            <text:p>5,058365759</text:p>
          </table:table-cell>
          <table:table-cell office:value-type="float" office:value="3.4074074074074074" table:formula="of:=[.AM2]*100/[.AM$24]" table:style-name="ce1">
            <text:p>3,407407407</text:p>
          </table:table-cell>
          <table:table-cell office:value-type="float" office:value="19.052904180540139" table:formula="of:=[.AN2]*100/[.AN$24]" table:style-name="ce1">
            <text:p>19,05290418</text:p>
          </table:table-cell>
          <table:table-cell office:value-type="float" office:value="0.46269519953730481" table:formula="of:=[.AO2]*100/[.AO$24]" table:style-name="ce1">
            <text:p>0,4626952</text:p>
          </table:table-cell>
          <table:table-cell office:value-type="float" office:value="16.832779623477297" table:formula="of:=[.AP2]*100/[.AP$24]" table:style-name="ce1">
            <text:p>16,83277962</text:p>
          </table:table-cell>
          <table:table-cell office:value-type="float" office:value="2.4390243902439024" table:formula="of:=[.AQ2]*100/[.AQ$24]" table:style-name="ce1">
            <text:p>2,43902439</text:p>
          </table:table-cell>
          <table:table-cell office:value-type="float" office:value="4.4852191641182468" table:formula="of:=[.AR2]*100/[.AR$24]" table:style-name="ce1">
            <text:p>4,485219164</text:p>
          </table:table-cell>
          <table:table-cell office:value-type="float" office:value="5.5363321799307954" table:formula="of:=[.AS2]*100/[.AS$24]" table:style-name="ce1">
            <text:p>5,53633218</text:p>
          </table:table-cell>
          <table:table-cell office:value-type="float" office:value="4.5958795562599049" table:formula="of:=[.AT2]*100/[.AT$24]" table:style-name="ce1">
            <text:p>4,595879556</text:p>
          </table:table-cell>
          <table:table-cell office:value-type="float" office:value="6.4784053156146175" table:formula="of:=[.AU2]*100/[.AU$24]" table:style-name="ce1">
            <text:p>6,478405316</text:p>
          </table:table-cell>
          <table:table-cell office:value-type="float" office:value="1.5325670498084292" table:formula="of:=[.AV2]*100/[.AV$24]" table:style-name="ce1">
            <text:p>1,53256705</text:p>
          </table:table-cell>
          <table:table-cell office:value-type="float" office:value="0.70546737213403876" table:formula="of:=[.AW2]*100/[.AW$24]" table:style-name="ce1">
            <text:p>0,705467372</text:p>
          </table:table-cell>
          <table:table-cell office:value-type="float" office:value="4.1866330390920554" table:formula="of:=[.AX2]*100/[.AX$24]" table:style-name="ce1">
            <text:p>4,186633039</text:p>
          </table:table-cell>
          <table:table-cell office:value-type="float" office:value="2.9055690072639226" table:formula="of:=[.AY2]*100/[.AY$24]" table:style-name="ce1">
            <text:p>2,905569007</text:p>
          </table:table-cell>
          <table:table-cell office:value-type="float" office:value="1.3409961685823755" table:formula="of:=[.AZ2]*100/[.AZ$24]" table:style-name="ce1">
            <text:p>1,340996169</text:p>
          </table:table-cell>
          <table:table-cell office:value-type="float" office:value="1.9762845849802371" table:formula="of:=[.BA2]*100/[.BA$24]" table:style-name="ce1">
            <text:p>1,976284585</text:p>
          </table:table-cell>
          <table:table-cell office:value-type="float" office:value="1.2048192771084338" table:formula="of:=[.BB2]*100/[.BB$24]" table:style-name="ce1">
            <text:p>1,204819277</text:p>
          </table:table-cell>
          <table:table-cell office:value-type="float" office:value="4.8833819241982503" table:formula="of:=[.BC2]*100/[.BC$24]" table:style-name="ce1">
            <text:p>4,883381924</text:p>
          </table:table-cell>
          <table:table-cell office:value-type="float" office:value="2.4193548387096775" table:formula="of:=[.BD2]*100/[.BD$24]" table:style-name="ce1">
            <text:p>2,419354839</text:p>
          </table:table-cell>
          <table:table-cell office:value-type="float" office:value="5.1828466193107081" table:formula="of:=[.BE2]*100/[.BE$24]" table:style-name="ce1">
            <text:p>5,182846619</text:p>
          </table:table-cell>
          <table:table-cell office:value-type="float" office:value="3.1890660592255125" table:formula="of:=[.BF2]*100/[.BF$24]" table:style-name="ce1">
            <text:p>3,189066059</text:p>
          </table:table-cell>
          <table:table-cell office:value-type="float" office:value="4.7619047619047619" table:formula="of:=[.BG2]*100/[.BG$24]" table:style-name="ce1">
            <text:p>4,761904762</text:p>
          </table:table-cell>
          <table:table-cell office:value-type="float" office:value="0" table:formula="of:=[.BH2]*100/[.BH$24]" table:style-name="ce1">
            <text:p>0</text:p>
          </table:table-cell>
          <table:table-cell office:value-type="float" office:value="3.7162162162162162" table:formula="of:=[.BI2]*100/[.BI$24]" table:style-name="ce1">
            <text:p>3,716216216</text:p>
          </table:table-cell>
          <table:table-cell office:value-type="float" office:value="2.7881040892193307" table:formula="of:=[.BJ2]*100/[.BJ$24]" table:style-name="ce1">
            <text:p>2,788104089</text:p>
          </table:table-cell>
          <table:table-cell office:value-type="float" office:value="1.3093289689034371" table:formula="of:=[.BK2]*100/[.BK$24]" table:style-name="ce1">
            <text:p>1,309328969</text:p>
          </table:table-cell>
          <table:table-cell office:value-type="float" office:value="4.5535714285714288" table:formula="of:=[.BL2]*100/[.BL$24]" table:style-name="ce1">
            <text:p>4,553571429</text:p>
          </table:table-cell>
          <table:table-cell office:value-type="float" office:value="2.816901408450704" table:formula="of:=[.BM2]*100/[.BM$24]" table:style-name="ce1">
            <text:p>2,816901408</text:p>
          </table:table-cell>
          <table:table-cell office:value-type="float" office:value="4.8876820538138732" table:formula="of:=[.BN2]*100/[.BN$24]" table:style-name="ce1">
            <text:p>4,887682054</text:p>
          </table:table-cell>
          <table:table-cell office:value-type="float" office:value="2.0942408376963351" table:formula="of:=[.BO2]*100/[.BO$24]" table:style-name="ce1">
            <text:p>2,094240838</text:p>
          </table:table-cell>
          <table:table-cell office:value-type="float" office:value="0.23571007660577489" table:formula="of:=[.BP2]*100/[.BP$24]" table:style-name="ce1">
            <text:p>0,235710077</text:p>
          </table:table-cell>
          <table:table-cell office:value-type="float" office:value="2.5376685170499602" table:formula="of:=[.BQ2]*100/[.BQ$24]" table:style-name="ce1">
            <text:p>2,537668517</text:p>
          </table:table-cell>
          <table:table-cell office:value-type="float" office:value="2.3771790808240887" table:formula="of:=[.BR2]*100/[.BR$24]" table:style-name="ce1">
            <text:p>2,377179081</text:p>
          </table:table-cell>
          <table:table-cell office:value-type="float" office:value="4.0852575488454708" table:formula="of:=[.BS2]*100/[.BS$24]" table:style-name="ce1">
            <text:p>4,085257549</text:p>
          </table:table-cell>
          <table:table-cell office:value-type="float" office:value="7.2376357056694811" table:formula="of:=[.BT2]*100/[.BT$24]" table:style-name="ce1">
            <text:p>7,237635706</text:p>
          </table:table-cell>
          <table:table-cell office:value-type="float" office:value="1.1506276150627615" table:formula="of:=[.BU2]*100/[.BU$24]" table:style-name="ce1">
            <text:p>1,150627615</text:p>
          </table:table-cell>
          <table:table-cell office:value-type="float" office:value="0.35566093657379966" table:formula="of:=[.BV2]*100/[.BV$24]" table:style-name="ce1">
            <text:p>0,355660937</text:p>
          </table:table-cell>
          <table:table-cell office:value-type="float" office:value="3.7735849056603774" table:formula="of:=[.BW2]*100/[.BW$24]" table:style-name="ce1">
            <text:p>3,773584906</text:p>
          </table:table-cell>
          <table:table-cell office:value-type="float" office:value="4.061895551257253" table:formula="of:=[.BX2]*100/[.BX$24]" table:style-name="ce1">
            <text:p>4,061895551</text:p>
          </table:table-cell>
          <table:table-cell office:value-type="float" office:value="2.0270270270270272" table:formula="of:=[.BY2]*100/[.BY$24]" table:style-name="ce1">
            <text:p>2,027027027</text:p>
          </table:table-cell>
          <table:table-cell office:value-type="float" office:value="1.6421780466724287" table:formula="of:=[.BZ2]*100/[.BZ$24]" table:style-name="ce1">
            <text:p>1,642178047</text:p>
          </table:table-cell>
          <table:table-cell office:value-type="float" office:value="1.2195121951219512" table:formula="of:=[.CA2]*100/[.CA$24]" table:style-name="ce1">
            <text:p>1,219512195</text:p>
          </table:table-cell>
          <table:table-cell office:value-type="float" office:value="2.3809523809523809" table:formula="of:=[.CB2]*100/[.CB$24]" table:style-name="ce1">
            <text:p>2,380952381</text:p>
          </table:table-cell>
          <table:table-cell office:value-type="float" office:value="0" table:formula="of:=[.CC2]*100/[.CC$24]" table:style-name="ce1">
            <text:p>0</text:p>
          </table:table-cell>
          <table:table-cell office:value-type="float" office:value="3.8062283737024223" table:formula="of:=[.CD2]*100/[.CD$24]" table:style-name="ce1">
            <text:p>3,806228374</text:p>
          </table:table-cell>
          <table:table-cell office:value-type="float" office:value="4.1504539559014271" table:formula="of:=[.CE2]*100/[.CE$24]" table:style-name="ce1">
            <text:p>4,150453956</text:p>
          </table:table-cell>
          <table:table-cell office:value-type="float" office:value="3.0201342281879193" table:formula="of:=[.CF2]*100/[.CF$24]" table:style-name="ce1">
            <text:p>3,020134228</text:p>
          </table:table-cell>
          <table:table-cell office:value-type="float" office:value="2.8119507908611601" table:formula="of:=[.CG2]*100/[.CG$24]" table:style-name="ce1">
            <text:p>2,811950791</text:p>
          </table:table-cell>
          <table:table-cell office:value-type="float" office:value="0" table:formula="of:=[.CH2]*100/[.CH$24]" table:style-name="ce1">
            <text:p>0</text:p>
          </table:table-cell>
          <table:table-cell office:value-type="float" office:value="4.1257367387033401" table:formula="of:=[.CI2]*100/[.CI$24]" table:style-name="ce1">
            <text:p>4,125736739</text:p>
          </table:table-cell>
          <table:table-cell office:value-type="float" office:value="1.5075376884422111" table:formula="of:=[.CJ2]*100/[.CJ$24]" table:style-name="ce1">
            <text:p>1,507537688</text:p>
          </table:table-cell>
          <table:table-cell office:value-type="float" office:value="27.359525743519587" table:formula="of:=[.CK2]*100/[.CK$24]" table:style-name="ce1">
            <text:p>27,35952574</text:p>
          </table:table-cell>
          <table:table-cell office:value-type="float" office:value="30.184478371501271" table:formula="of:=[.CL2]*100/[.CL$24]" table:style-name="ce1">
            <text:p>30,18447837</text:p>
          </table:table-cell>
          <table:table-cell office:value-type="float" office:value="26.565079365079367" table:formula="of:=[.CM2]*100/[.CM$24]" table:style-name="ce1">
            <text:p>26,56507937</text:p>
          </table:table-cell>
          <table:table-cell office:value-type="float" office:value="28.179531520201227" table:formula="of:=[.CN2]*100/[.CN$24]" table:style-name="ce1">
            <text:p>28,17953152</text:p>
          </table:table-cell>
          <table:table-cell office:value-type="float" office:value="27.699858746985889" table:formula="of:=[.CO2]*100/[.CO$24]" table:style-name="ce1">
            <text:p>27,69985875</text:p>
          </table:table-cell>
          <table:table-cell office:value-type="float" office:value="31.114958970112173" table:formula="of:=[.CP2]*100/[.CP$24]" table:style-name="ce1">
            <text:p>31,11495897</text:p>
          </table:table-cell>
          <table:table-cell office:value-type="float" office:value="26.598870056497177" table:formula="of:=[.CQ2]*100/[.CQ$24]" table:style-name="ce1">
            <text:p>26,59887006</text:p>
          </table:table-cell>
          <table:table-cell office:value-type="float" office:value="29.829777744740952" table:formula="of:=[.CR2]*100/[.CR$24]" table:style-name="ce1">
            <text:p>29,82977774</text:p>
          </table:table-cell>
          <table:table-cell office:value-type="float" office:value="26.720953779894753" table:formula="of:=[.CS2]*100/[.CS$24]" table:style-name="ce1">
            <text:p>26,72095378</text:p>
          </table:table-cell>
          <table:table-cell office:value-type="float" office:value="29.570609937985711" table:formula="of:=[.CT2]*100/[.CT$24]" table:style-name="ce1">
            <text:p>29,57060994</text:p>
          </table:table-cell>
          <table:table-cell office:value-type="float" office:value="27.019435057250003" table:formula="of:=[.CU2]*100/[.CU$24]" table:style-name="ce1">
            <text:p>27,01943506</text:p>
          </table:table-cell>
          <table:table-cell office:value-type="float" office:value="29.561907605045153" table:formula="of:=[.CV2]*100/[.CV$24]" table:style-name="ce1">
            <text:p>29,56190761</text:p>
          </table:table-cell>
          <table:table-cell office:value-type="float" office:value="19.432758854661419" table:formula="of:=[.CW2]*100/[.CW$24]" table:style-name="ce1">
            <text:p>19,43275885</text:p>
          </table:table-cell>
          <table:table-cell office:value-type="float" office:value="25.900514579759864" table:formula="of:=[.CX2]*100/[.CX$24]" table:style-name="ce1">
            <text:p>25,90051458</text:p>
          </table:table-cell>
          <table:table-cell office:value-type="float" office:value="3.25" table:formula="of:=[.CY2]*100/[.CY$24]" table:style-name="ce1">
            <text:p>3,25</text:p>
          </table:table-cell>
          <table:table-cell office:value-type="float" office:value="5.2406417112299462" table:formula="of:=[.CZ2]*100/[.CZ$24]" table:style-name="ce1">
            <text:p>5,240641711</text:p>
          </table:table-cell>
          <table:table-cell office:value-type="float" office:value="8.4411229280444573" table:formula="of:=[.DA2]*100/[.DA$24]" table:style-name="ce1">
            <text:p>8,441122928</text:p>
          </table:table-cell>
          <table:table-cell office:value-type="float" office:value="5.6542151459481529" table:formula="of:=[.DB2]*100/[.DB$24]" table:style-name="ce1">
            <text:p>5,654215146</text:p>
          </table:table-cell>
          <table:table-cell office:value-type="float" office:value="26.659675032683495" table:formula="of:=[.DC2]*100/[.DC$24]" table:style-name="ce1">
            <text:p>26,65967503</text:p>
          </table:table-cell>
          <table:table-cell office:value-type="float" office:value="26.520950051290143" table:formula="of:=[.DD2]*100/[.DD$24]" table:style-name="ce1">
            <text:p>26,52095005</text:p>
          </table:table-cell>
          <table:table-cell office:value-type="float" office:value="27.138769059923973" table:formula="of:=[.DE2]*100/[.DE$24]" table:style-name="ce1">
            <text:p>27,13876906</text:p>
          </table:table-cell>
          <table:table-cell office:value-type="float" office:value="28.892371995820273" table:formula="of:=[.DF2]*100/[.DF$24]" table:style-name="ce1">
            <text:p>28,892372</text:p>
          </table:table-cell>
          <table:table-cell office:value-type="float" office:value="26.461930370789698" table:formula="of:=[.DG2]*100/[.DG$24]" table:style-name="ce1">
            <text:p>26,46193037</text:p>
          </table:table-cell>
          <table:table-cell office:value-type="float" office:value="26.636120656739212" table:formula="of:=[.DH2]*100/[.DH$24]" table:style-name="ce1">
            <text:p>26,63612066</text:p>
          </table:table-cell>
          <table:table-cell office:value-type="float" office:value="27.225504466706624" table:formula="of:=[.DI2]*100/[.DI$24]" table:style-name="ce1">
            <text:p>27,22550447</text:p>
          </table:table-cell>
          <table:table-cell office:value-type="float" office:value="28.722819687573594" table:formula="of:=[.DJ2]*100/[.DJ$24]" table:style-name="ce1">
            <text:p>28,72281969</text:p>
          </table:table-cell>
          <table:table-cell office:value-type="float" office:value="7.0987654320987659" table:formula="of:=[.DK2]*100/[.DK$24]" table:style-name="ce1">
            <text:p>7,098765432</text:p>
          </table:table-cell>
          <table:table-cell office:value-type="float" office:value="5.6047197640117998" table:formula="of:=[.DL2]*100/[.DL$24]" table:style-name="ce1">
            <text:p>5,604719764</text:p>
          </table:table-cell>
          <table:table-cell office:value-type="float" office:value="4.701002419633598" table:formula="of:=[.DM2]*100/[.DM$24]" table:style-name="ce1">
            <text:p>4,70100242</text:p>
          </table:table-cell>
          <table:table-cell office:value-type="float" office:value="6.5894924309884235" table:formula="of:=[.DN2]*100/[.DN$24]" table:style-name="ce1">
            <text:p>6,589492431</text:p>
          </table:table-cell>
          <table:table-cell office:value-type="float" office:value="3.7345679012345681" table:formula="of:=[.DO2]*100/[.DO$24]" table:style-name="ce1">
            <text:p>3,734567901</text:p>
          </table:table-cell>
          <table:table-cell office:value-type="float" office:value="10.546139359698682" table:formula="of:=[.DP2]*100/[.DP$24]" table:style-name="ce1">
            <text:p>10,54613936</text:p>
          </table:table-cell>
          <table:table-cell office:value-type="float" office:value="4.0983606557377046" table:formula="of:=[.DQ2]*100/[.DQ$24]" table:style-name="ce1">
            <text:p>4,098360656</text:p>
          </table:table-cell>
          <table:table-cell office:value-type="float" office:value="1.3477088948787062" table:formula="of:=[.DR2]*100/[.DR$24]" table:style-name="ce1">
            <text:p>1,347708895</text:p>
          </table:table-cell>
          <table:table-cell office:value-type="float" office:value="2.7826086956521738" table:formula="of:=[.DS2]*100/[.DS$24]" table:style-name="ce1">
            <text:p>2,782608696</text:p>
          </table:table-cell>
          <table:table-cell office:value-type="float" office:value="1.405152224824356" table:formula="of:=[.DT2]*100/[.DT$24]" table:style-name="ce1">
            <text:p>1,405152225</text:p>
          </table:table-cell>
          <table:table-cell office:value-type="float" office:value="17.917711252027726" table:formula="of:=[.DU2]*100/[.DU$24]" table:style-name="ce1">
            <text:p>17,91771125</text:p>
          </table:table-cell>
          <table:table-cell office:value-type="float" office:value="24.464285714285715" table:formula="of:=[.DV2]*100/[.DV$24]" table:style-name="ce1">
            <text:p>24,46428571</text:p>
          </table:table-cell>
          <table:table-cell office:value-type="float" office:value="0" table:formula="of:=[.DW2]*100/[.DW$24]" table:style-name="ce1">
            <text:p>0</text:p>
          </table:table-cell>
          <table:table-cell office:value-type="float" office:value="0" table:formula="of:=[.DX2]*100/[.DX$24]" table:style-name="ce1">
            <text:p>0</text:p>
          </table:table-cell>
          <table:table-cell office:value-type="float" office:value="5" table:formula="of:=[.DY2]*100/[.DY$24]" table:style-name="ce1">
            <text:p>5</text:p>
          </table:table-cell>
          <table:table-cell office:value-type="float" office:value="0" table:formula="of:=[.DZ2]*100/[.DZ$24]" table:style-name="ce1">
            <text:p>0</text:p>
          </table:table-cell>
          <table:table-cell office:value-type="float" office:value="14.159292035398231" table:formula="of:=[.EA2]*100/[.EA$24]" table:style-name="ce1">
            <text:p>14,15929204</text:p>
          </table:table-cell>
          <table:table-cell office:value-type="float" office:value="10.841654778887303" table:formula="of:=[.EB2]*100/[.EB$24]" table:style-name="ce1">
            <text:p>10,84165478</text:p>
          </table:table-cell>
          <table:table-cell office:value-type="float" office:value="3.3444816053511706" table:formula="of:=[.EC2]*100/[.EC$24]" table:style-name="ce1">
            <text:p>3,344481605</text:p>
          </table:table-cell>
          <table:table-cell office:value-type="float" office:value="0" table:formula="of:=[.ED2]*100/[.ED$24]" table:style-name="ce1">
            <text:p>0</text:p>
          </table:table-cell>
          <table:table-cell office:value-type="float" office:value="21.148904006046862" table:formula="of:=[.EE2]*100/[.EE$24]" table:style-name="ce1">
            <text:p>21,14890401</text:p>
          </table:table-cell>
          <table:table-cell office:value-type="float" office:value="19.6113074204947" table:formula="of:=[.EF2]*100/[.EF$24]" table:style-name="ce1">
            <text:p>19,61130742</text:p>
          </table:table-cell>
          <table:table-cell office:value-type="float" office:value="0" table:formula="of:=[.EG2]*100/[.EG$24]" table:style-name="ce1">
            <text:p>0</text:p>
          </table:table-cell>
          <table:table-cell office:value-type="float" office:value="0" table:formula="of:=[.EH2]*100/[.EH$24]" table:style-name="ce1">
            <text:p>0</text:p>
          </table:table-cell>
          <table:table-cell office:value-type="float" office:value="4.2473666326877337" table:formula="of:=[.EI2]*100/[.EI$24]" table:style-name="ce1">
            <text:p>4,247366633</text:p>
          </table:table-cell>
          <table:table-cell office:value-type="float" office:value="8.9523809523809526" table:formula="of:=[.EJ2]*100/[.EJ$24]" table:style-name="ce1">
            <text:p>8,952380952</text:p>
          </table:table-cell>
          <table:table-cell office:value-type="float" office:value="6.0107454667562124" table:formula="of:=[.EK2]*100/[.EK$24]" table:style-name="ce1">
            <text:p>6,010745467</text:p>
          </table:table-cell>
          <table:table-cell office:value-type="float" office:value="8.8129496402877692" table:formula="of:=[.EL2]*100/[.EL$24]" table:style-name="ce1">
            <text:p>8,81294964</text:p>
          </table:table-cell>
          <table:table-cell office:value-type="float" office:value="4.9056603773584904" table:formula="of:=[.EM2]*100/[.EM$24]" table:style-name="ce1">
            <text:p>4,905660377</text:p>
          </table:table-cell>
          <table:table-cell office:value-type="float" office:value="3.8585209003215435" table:formula="of:=[.EN2]*100/[.EN$24]" table:style-name="ce1">
            <text:p>3,8585209</text:p>
          </table:table-cell>
          <table:table-cell office:value-type="float" office:value="4.032258064516129" table:formula="of:=[.EO2]*100/[.EO$24]" table:style-name="ce1">
            <text:p>4,032258065</text:p>
          </table:table-cell>
          <table:table-cell office:value-type="float" office:value="8.3815028901734099" table:formula="of:=[.EP2]*100/[.EP$24]" table:style-name="ce1">
            <text:p>8,38150289</text:p>
          </table:table-cell>
          <table:table-cell office:value-type="float" office:value="2.5784753363228701" table:formula="of:=[.EQ2]*100/[.EQ$24]" table:style-name="ce1">
            <text:p>2,578475336</text:p>
          </table:table-cell>
          <table:table-cell office:value-type="float" office:value="6.0913705583756341" table:formula="of:=[.ER2]*100/[.ER$24]" table:style-name="ce1">
            <text:p>6,091370558</text:p>
          </table:table-cell>
          <table:table-cell office:value-type="float" office:value="4.8582995951417001" table:formula="of:=[.ES2]*100/[.ES$24]" table:style-name="ce1">
            <text:p>4,858299595</text:p>
          </table:table-cell>
          <table:table-cell office:value-type="float" office:value="5.5445544554455441" table:formula="of:=[.ET2]*100/[.ET$24]" table:style-name="ce1">
            <text:p>5,544554455</text:p>
          </table:table-cell>
          <table:table-cell office:value-type="float" office:value="3.6741214057507987" table:formula="of:=[.EU2]*100/[.EU$24]" table:style-name="ce1">
            <text:p>3,674121406</text:p>
          </table:table-cell>
          <table:table-cell office:value-type="float" office:value="5.8210251954821892" table:formula="of:=[.EV2]*100/[.EV$24]" table:style-name="ce1">
            <text:p>5,821025195</text:p>
          </table:table-cell>
          <table:table-cell office:value-type="float" office:value="0" table:formula="of:=[.EW2]*100/[.EW$24]" table:style-name="ce1">
            <text:p>0</text:p>
          </table:table-cell>
          <table:table-cell office:value-type="float" office:value="9.1872791519434625" table:formula="of:=[.EX2]*100/[.EX$24]" table:style-name="ce1">
            <text:p>9,187279152</text:p>
          </table:table-cell>
          <table:table-cell office:value-type="float" office:value="3.7037037037037037" table:formula="of:=[.EY2]*100/[.EY$24]" table:style-name="ce1">
            <text:p>3,703703704</text:p>
          </table:table-cell>
          <table:table-cell office:value-type="float" office:value="3.0864197530864197" table:formula="of:=[.EZ2]*100/[.EZ$24]" table:style-name="ce1">
            <text:p>3,086419753</text:p>
          </table:table-cell>
          <table:table-cell office:value-type="float" office:value="18.468230951753231" table:formula="of:=[.FA2]*100/[.FA$24]" table:style-name="ce1">
            <text:p>18,46823095</text:p>
          </table:table-cell>
          <table:table-cell office:value-type="float" office:value="27.533460803059274" table:formula="of:=[.FB2]*100/[.FB$24]" table:style-name="ce1">
            <text:p>27,5334608</text:p>
          </table:table-cell>
          <table:table-cell office:value-type="float" office:value="0" table:formula="of:=[.FC2]*100/[.FC$24]" table:style-name="ce1">
            <text:p>0</text:p>
          </table:table-cell>
          <table:table-cell office:value-type="float" office:value="1.5267175572519085" table:formula="of:=[.FD2]*100/[.FD$24]" table:style-name="ce1">
            <text:p>1,526717557</text:p>
          </table:table-cell>
          <table:table-cell office:value-type="float" office:value="16.781516011349819" table:formula="of:=[.FE2]*100/[.FE$24]" table:style-name="ce1">
            <text:p>16,78151601</text:p>
          </table:table-cell>
          <table:table-cell office:value-type="float" office:value="17.355371900826448" table:formula="of:=[.FF2]*100/[.FF$24]" table:style-name="ce1">
            <text:p>17,3553719</text:p>
          </table:table-cell>
          <table:table-cell office:value-type="float" office:value="0" table:formula="of:=[.FG2]*100/[.FG$24]" table:style-name="ce1">
            <text:p>0</text:p>
          </table:table-cell>
          <table:table-cell office:value-type="float" office:value="4.3478260869565215" table:formula="of:=[.FH2]*100/[.FH$24]" table:style-name="ce1">
            <text:p>4,347826087</text:p>
          </table:table-cell>
          <table:table-cell office:value-type="float" office:value="4.872311827956989" table:formula="of:=[.FI2]*100/[.FI$24]" table:style-name="ce1">
            <text:p>4,872311828</text:p>
          </table:table-cell>
          <table:table-cell office:value-type="float" office:value="3.2700421940928268" table:formula="of:=[.FJ2]*100/[.FJ$24]" table:style-name="ce1">
            <text:p>3,270042194</text:p>
          </table:table-cell>
          <table:table-cell office:value-type="float" office:value="2.7681660899653977" table:formula="of:=[.FK2]*100/[.FK$24]" table:style-name="ce1">
            <text:p>2,76816609</text:p>
          </table:table-cell>
          <table:table-cell office:value-type="float" office:value="8.3044982698961931" table:formula="of:=[.FL2]*100/[.FL$24]" table:style-name="ce1">
            <text:p>8,30449827</text:p>
          </table:table-cell>
          <table:table-cell office:value-type="float" office:value="4.7297297297297298" table:formula="of:=[.FM2]*100/[.FM$24]" table:style-name="ce1">
            <text:p>4,72972973</text:p>
          </table:table-cell>
          <table:table-cell office:value-type="float" office:value="3.9823008849557522" table:formula="of:=[.FN2]*100/[.FN$24]" table:style-name="ce1">
            <text:p>3,982300885</text:p>
          </table:table-cell>
          <table:table-cell office:value-type="float" office:value="2.2988505747126435" table:formula="of:=[.FO2]*100/[.FO$24]" table:style-name="ce1">
            <text:p>2,298850575</text:p>
          </table:table-cell>
          <table:table-cell office:value-type="float" office:value="9.67741935483871" table:formula="of:=[.FP2]*100/[.FP$24]" table:style-name="ce1">
            <text:p>9,677419355</text:p>
          </table:table-cell>
          <table:table-cell office:value-type="float" office:value="0.88691796008869184" table:formula="of:=[.FQ2]*100/[.FQ$24]" table:style-name="ce1">
            <text:p>0,88691796</text:p>
          </table:table-cell>
          <table:table-cell office:value-type="float" office:value="2.9776674937965262" table:formula="of:=[.FR2]*100/[.FR$24]" table:style-name="ce1">
            <text:p>2,977667494</text:p>
          </table:table-cell>
          <table:table-cell office:value-type="float" office:value="0" table:formula="of:=[.FS2]*100/[.FS$24]" table:style-name="ce1">
            <text:p>0</text:p>
          </table:table-cell>
          <table:table-cell office:value-type="float" office:value="1.2422360248447204" table:formula="of:=[.FT2]*100/[.FT$24]" table:style-name="ce1">
            <text:p>1,242236025</text:p>
          </table:table-cell>
          <table:table-cell office:value-type="float" office:value="4.3463497453310698" table:formula="of:=[.FU2]*100/[.FU$24]" table:style-name="ce1">
            <text:p>4,346349745</text:p>
          </table:table-cell>
          <table:table-cell office:value-type="float" office:value="3.7254901960784315" table:formula="of:=[.FV2]*100/[.FV$24]" table:style-name="ce1">
            <text:p>3,725490196</text:p>
          </table:table-cell>
          <table:table-cell office:value-type="float" office:value="1.4659685863874345" table:formula="of:=[.FW2]*100/[.FW$24]" table:style-name="ce1">
            <text:p>1,465968586</text:p>
          </table:table-cell>
          <table:table-cell office:value-type="float" office:value="7.746478873239437" table:formula="of:=[.FX2]*100/[.FX$24]" table:style-name="ce1">
            <text:p>7,746478873</text:p>
          </table:table-cell>
          <table:table-cell office:value-type="float" office:value="0" table:formula="of:=[.FY2]*100/[.FY$24]" table:style-name="ce1">
            <text:p>0</text:p>
          </table:table-cell>
          <table:table-cell office:value-type="float" office:value="2.2435897435897436" table:formula="of:=[.FZ2]*100/[.FZ$24]" table:style-name="ce1">
            <text:p>2,243589744</text:p>
          </table:table-cell>
          <table:table-cell office:value-type="float" office:value="1.7817371937639199" table:formula="of:=[.GA2]*100/[.GA$24]" table:style-name="ce1">
            <text:p>1,781737194</text:p>
          </table:table-cell>
          <table:table-cell office:value-type="float" office:value="2.4523160762942777" table:formula="of:=[.GB2]*100/[.GB$24]" table:style-name="ce1">
            <text:p>2,452316076</text:p>
          </table:table-cell>
          <table:table-cell office:value-type="float" office:value="0" table:formula="of:=[.GC2]*100/[.GC$24]" table:style-name="ce1">
            <text:p>0</text:p>
          </table:table-cell>
          <table:table-cell office:value-type="float" office:value="2.5735294117647061" table:formula="of:=[.GD2]*100/[.GD$24]" table:style-name="ce1">
            <text:p>2,573529412</text:p>
          </table:table-cell>
          <table:table-cell office:value-type="float" office:value="6.3147973609802071" table:formula="of:=[.GE2]*100/[.GE$24]" table:style-name="ce1">
            <text:p>6,314797361</text:p>
          </table:table-cell>
          <table:table-cell office:value-type="float" office:value="0" table:formula="of:=[.GF2]*100/[.GF$24]" table:style-name="ce1">
            <text:p>0</text:p>
          </table:table-cell>
          <table:table-cell office:value-type="float" office:value="0" table:formula="of:=[.GG2]*100/[.GG$24]" table:style-name="ce1">
            <text:p>0</text:p>
          </table:table-cell>
          <table:table-cell office:value-type="float" office:value="4.166666666666667" table:formula="of:=[.GH2]*100/[.GH$24]" table:style-name="ce1">
            <text:p>4,166666667</text:p>
          </table:table-cell>
          <table:table-cell office:value-type="float" office:value="4.1681768756795945" table:formula="of:=[.GI2]*100/[.GI$24]" table:style-name="ce1">
            <text:p>4,168176876</text:p>
          </table:table-cell>
          <table:table-cell office:value-type="float" office:value="7.8694817658349328" table:formula="of:=[.GJ2]*100/[.GJ$24]" table:style-name="ce1">
            <text:p>7,869481766</text:p>
          </table:table-cell>
          <table:table-cell office:value-type="float" office:value="2.6465028355387523" table:formula="of:=[.GK2]*100/[.GK$24]" table:style-name="ce1">
            <text:p>2,646502836</text:p>
          </table:table-cell>
          <table:table-cell office:value-type="float" office:value="4.0114613180515759" table:formula="of:=[.GL2]*100/[.GL$24]" table:style-name="ce1">
            <text:p>4,011461318</text:p>
          </table:table-cell>
          <table:table-cell office:value-type="float" office:value="0" table:formula="of:=[.GM2]*100/[.GM$24]" table:style-name="ce1">
            <text:p>0</text:p>
          </table:table-cell>
          <table:table-cell office:value-type="float" office:value="7.8431372549019605" table:formula="of:=[.GN2]*100/[.GN$24]" table:style-name="ce1">
            <text:p>7,843137255</text:p>
          </table:table-cell>
          <table:table-cell office:value-type="float" office:value="0" table:formula="of:=[.GO2]*100/[.GO$24]" table:style-name="ce1">
            <text:p>0</text:p>
          </table:table-cell>
          <table:table-cell office:value-type="float" office:value="0" table:formula="of:=[.GP2]*100/[.GP$24]" table:style-name="ce1">
            <text:p>0</text:p>
          </table:table-cell>
          <table:table-cell office:value-type="float" office:value="0" table:formula="of:=[.GQ2]*100/[.GQ$24]" table:style-name="ce1">
            <text:p>0</text:p>
          </table:table-cell>
          <table:table-cell office:value-type="float" office:value="6.4516129032258061" table:formula="of:=[.GR2]*100/[.GR$24]" table:style-name="ce1">
            <text:p>6,451612903</text:p>
          </table:table-cell>
          <table:table-cell office:value-type="float" office:value="2.7649769585253456" table:formula="of:=[.GS2]*100/[.GS$24]" table:style-name="ce1">
            <text:p>2,764976959</text:p>
          </table:table-cell>
          <table:table-cell office:value-type="float" office:value="2.8037383177570092" table:formula="of:=[.GT2]*100/[.GT$24]" table:style-name="ce1">
            <text:p>2,803738318</text:p>
          </table:table-cell>
          <table:table-cell office:value-type="float" office:value="3.2128514056224899" table:formula="of:=[.GU2]*100/[.GU$24]" table:style-name="ce1">
            <text:p>3,212851406</text:p>
          </table:table-cell>
          <table:table-cell office:value-type="float" office:value="0" table:formula="of:=[.GV2]*100/[.GV$24]" table:style-name="ce1">
            <text:p>0</text:p>
          </table:table-cell>
          <table:table-cell office:value-type="float" office:value="3.1070195627157653" table:formula="of:=[.GW2]*100/[.GW$24]" table:style-name="ce1">
            <text:p>3,107019563</text:p>
          </table:table-cell>
          <table:table-cell office:value-type="float" office:value="9.5617529880478092" table:formula="of:=[.GX2]*100/[.GX$24]" table:style-name="ce1">
            <text:p>9,561752988</text:p>
          </table:table-cell>
          <table:table-cell office:value-type="float" office:value="0" table:formula="of:=[.GY2]*100/[.GY$24]" table:style-name="ce1">
            <text:p>0</text:p>
          </table:table-cell>
          <table:table-cell office:value-type="float" office:value="4.8648648648648649" table:formula="of:=[.GZ2]*100/[.GZ$24]" table:style-name="ce1">
            <text:p>4,864864865</text:p>
          </table:table-cell>
          <table:table-cell office:value-type="float" office:value="3.7576935536119209" table:formula="of:=[.HA2]*100/[.HA$24]" table:style-name="ce1">
            <text:p>3,757693554</text:p>
          </table:table-cell>
          <table:table-cell office:value-type="float" office:value="8.5062240663900415" table:formula="of:=[.HB2]*100/[.HB$24]" table:style-name="ce1">
            <text:p>8,506224066</text:p>
          </table:table-cell>
          <table:table-cell office:value-type="float" office:value="2.1101992966002343" table:formula="of:=[.HC2]*100/[.HC$24]" table:style-name="ce1">
            <text:p>2,110199297</text:p>
          </table:table-cell>
          <table:table-cell office:value-type="float" office:value="2.0477815699658701" table:formula="of:=[.HD2]*100/[.HD$24]" table:style-name="ce1">
            <text:p>2,04778157</text:p>
          </table:table-cell>
          <table:table-cell office:value-type="float" office:value="0" table:formula="of:=[.HE2]*100/[.HE$24]" table:style-name="ce1">
            <text:p>0</text:p>
          </table:table-cell>
          <table:table-cell office:value-type="float" office:value="0.66225165562913912" table:formula="of:=[.HF2]*100/[.HF$24]" table:style-name="ce1">
            <text:p>0,662251656</text:p>
          </table:table-cell>
          <table:table-cell office:value-type="float" office:value="2.2082018927444795" table:formula="of:=[.HG2]*100/[.HG$24]" table:style-name="ce1">
            <text:p>2,208201893</text:p>
          </table:table-cell>
          <table:table-cell office:value-type="float" office:value="3.5483870967741935" table:formula="of:=[.HH2]*100/[.HH$24]" table:style-name="ce1">
            <text:p>3,548387097</text:p>
          </table:table-cell>
          <table:table-cell office:value-type="float" office:value="0" table:formula="of:=[.HI2]*100/[.HI$24]" table:style-name="ce1">
            <text:p>0</text:p>
          </table:table-cell>
          <table:table-cell office:value-type="float" office:value="4.032258064516129" table:formula="of:=[.HJ2]*100/[.HJ$24]" table:style-name="ce1">
            <text:p>4,032258065</text:p>
          </table:table-cell>
          <table:table-cell office:value-type="float" office:value="1.6949152542372881" table:formula="of:=[.HK2]*100/[.HK$24]" table:style-name="ce1">
            <text:p>1,694915254</text:p>
          </table:table-cell>
          <table:table-cell office:value-type="float" office:value="5.81039755351682" table:formula="of:=[.HL2]*100/[.HL$24]" table:style-name="ce1">
            <text:p>5,810397554</text:p>
          </table:table-cell>
          <table:table-cell office:value-type="float" office:value="11.111111111111111" table:formula="of:=[.HM2]*100/[.HM$24]" table:style-name="ce1">
            <text:p>11,11111111</text:p>
          </table:table-cell>
          <table:table-cell office:value-type="float" office:value="0" table:formula="of:=[.HN2]*100/[.HN$24]" table:style-name="ce1">
            <text:p>0</text:p>
          </table:table-cell>
          <table:table-cell office:value-type="float" office:value="1.0849909584086799" table:formula="of:=[.HO2]*100/[.HO$24]" table:style-name="ce1">
            <text:p>1,084990958</text:p>
          </table:table-cell>
          <table:table-cell office:value-type="float" office:value="1.2406947890818858" table:formula="of:=[.HP2]*100/[.HP$24]" table:style-name="ce1">
            <text:p>1,240694789</text:p>
          </table:table-cell>
          <table:table-cell office:value-type="float" office:value="0.58479532163742687" table:formula="of:=[.HQ2]*100/[.HQ$24]" table:style-name="ce1">
            <text:p>0,584795322</text:p>
          </table:table-cell>
          <table:table-cell office:value-type="float" office:value="0" table:formula="of:=[.HR2]*100/[.HR$24]" table:style-name="ce1">
            <text:p>0</text:p>
          </table:table-cell>
          <table:table-cell office:value-type="float" office:value="2.3411371237458196" table:formula="of:=[.HS2]*100/[.HS$24]" table:style-name="ce1">
            <text:p>2,341137124</text:p>
          </table:table-cell>
          <table:table-cell office:value-type="float" office:value="5.6277056277056277" table:formula="of:=[.HT2]*100/[.HT$24]" table:style-name="ce1">
            <text:p>5,627705628</text:p>
          </table:table-cell>
          <table:table-cell office:value-type="float" office:value="7.8048780487804876" table:formula="of:=[.HU2]*100/[.HU$24]" table:style-name="ce1">
            <text:p>7,804878049</text:p>
          </table:table-cell>
          <table:table-cell office:value-type="float" office:value="1.6025641025641026" table:formula="of:=[.HV2]*100/[.HV$24]" table:style-name="ce1">
            <text:p>1,602564103</text:p>
          </table:table-cell>
          <table:table-cell office:value-type="float" office:value="0" table:formula="of:=[.HW2]*100/[.HW$24]" table:style-name="ce1">
            <text:p>0</text:p>
          </table:table-cell>
          <table:table-cell office:value-type="float" office:value="3.6585365853658538" table:formula="of:=[.HX2]*100/[.HX$24]" table:style-name="ce1">
            <text:p>3,658536585</text:p>
          </table:table-cell>
          <table:table-cell office:value-type="float" office:value="2.3573200992555829" table:formula="of:=[.HY2]*100/[.HY$24]" table:style-name="ce1">
            <text:p>2,357320099</text:p>
          </table:table-cell>
          <table:table-cell office:value-type="float" office:value="0" table:formula="of:=[.HZ2]*100/[.HZ$24]" table:style-name="ce1">
            <text:p>0</text:p>
          </table:table-cell>
          <table:table-cell office:value-type="float" office:value="0" table:formula="of:=[.IA2]*100/[.IA$24]" table:style-name="ce1">
            <text:p>0</text:p>
          </table:table-cell>
          <table:table-cell office:value-type="float" office:value="2.348993288590604" table:formula="of:=[.IB2]*100/[.IB$24]" table:style-name="ce1">
            <text:p>2,348993289</text:p>
          </table:table-cell>
          <table:table-cell office:value-type="float" office:value="1.520912547528517" table:formula="of:=[.IC2]*100/[.IC$24]" table:style-name="ce1">
            <text:p>1,520912548</text:p>
          </table:table-cell>
          <table:table-cell office:value-type="float" office:value="3.1802120141342756" table:formula="of:=[.ID2]*100/[.ID$24]" table:style-name="ce1">
            <text:p>3,180212014</text:p>
          </table:table-cell>
          <table:table-cell office:value-type="float" office:value="0" table:formula="of:=[.IE2]*100/[.IE$24]" table:style-name="ce1">
            <text:p>0</text:p>
          </table:table-cell>
          <table:table-cell office:value-type="float" office:value="0" table:formula="of:=[.IF2]*100/[.IF$24]" table:style-name="ce1">
            <text:p>0</text:p>
          </table:table-cell>
          <table:table-cell office:value-type="float" office:value="3.71900826446281" table:formula="of:=[.IG2]*100/[.IG$24]" table:style-name="ce1">
            <text:p>3,719008264</text:p>
          </table:table-cell>
          <table:table-cell office:value-type="float" office:value="3.8690476190476191" table:formula="of:=[.IH2]*100/[.IH$24]" table:style-name="ce1">
            <text:p>3,869047619</text:p>
          </table:table-cell>
          <table:table-cell office:value-type="float" office:value="2.622950819672131" table:formula="of:=[.II2]*100/[.II$24]" table:style-name="ce1">
            <text:p>2,62295082</text:p>
          </table:table-cell>
          <table:table-cell office:value-type="float" office:value="5.1502145922746783" table:formula="of:=[.IJ2]*100/[.IJ$24]" table:style-name="ce1">
            <text:p>5,150214592</text:p>
          </table:table-cell>
          <table:table-cell office:value-type="float" office:value="0" table:formula="of:=[.IK2]*100/[.IK$24]" table:style-name="ce1">
            <text:p>0</text:p>
          </table:table-cell>
          <table:table-cell office:value-type="float" office:value="4.8913043478260869" table:formula="of:=[.IL2]*100/[.IL$24]" table:style-name="ce1">
            <text:p>4,891304348</text:p>
          </table:table-cell>
          <table:table-cell office:value-type="float" office:value="2.5380710659898478" table:formula="of:=[.IM2]*100/[.IM$24]" table:style-name="ce1">
            <text:p>2,538071066</text:p>
          </table:table-cell>
          <table:table-cell office:value-type="float" office:value="2.956989247311828" table:formula="of:=[.IN2]*100/[.IN$24]" table:style-name="ce1">
            <text:p>2,956989247</text:p>
          </table:table-cell>
          <table:table-cell office:value-type="float" office:value="0" table:formula="of:=[.IO2]*100/[.IO$24]" table:style-name="ce1">
            <text:p>0</text:p>
          </table:table-cell>
          <table:table-cell office:value-type="float" office:value="0" table:formula="of:=[.IP2]*100/[.IP$24]" table:style-name="ce1">
            <text:p>0</text:p>
          </table:table-cell>
          <table:table-cell office:value-type="float" office:value="3.4653465346534653" table:formula="of:=[.IQ2]*100/[.IQ$24]" table:style-name="ce1">
            <text:p>3,465346535</text:p>
          </table:table-cell>
          <table:table-cell office:value-type="float" office:value="4.5602605863192185" table:formula="of:=[.IR2]*100/[.IR$24]" table:style-name="ce1">
            <text:p>4,560260586</text:p>
          </table:table-cell>
          <table:table-cell office:value-type="float" office:value="1.3071895424836601" table:formula="of:=[.IS2]*100/[.IS$24]" table:style-name="ce1">
            <text:p>1,307189542</text:p>
          </table:table-cell>
          <table:table-cell office:value-type="float" office:value="1.7182130584192439" table:formula="of:=[.IT2]*100/[.IT$24]" table:style-name="ce1">
            <text:p>1,718213058</text:p>
          </table:table-cell>
          <table:table-cell table:number-columns-repeated="1613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xecutive/managerial</text:p>
          </table:table-cell>
          <table:table-cell office:value-type="float" office:value="19.315319315319314" table:formula="of:=[.C3]*100/[.C$24]" table:style-name="ce1">
            <text:p>19,31531932</text:p>
          </table:table-cell>
          <table:table-cell office:value-type="float" office:value="21.349126884581047" table:formula="of:=[.D3]*100/[.D$24]" table:style-name="ce1">
            <text:p>21,34912688</text:p>
          </table:table-cell>
          <table:table-cell office:value-type="float" office:value="9.3883792048929671" table:formula="of:=[.E3]*100/[.E$24]" table:style-name="ce1">
            <text:p>9,388379205</text:p>
          </table:table-cell>
          <table:table-cell office:value-type="float" office:value="20.246770353720287" table:formula="of:=[.F3]*100/[.F$24]" table:style-name="ce1">
            <text:p>20,24677035</text:p>
          </table:table-cell>
          <table:table-cell office:value-type="float" office:value="20.550976709690538" table:formula="of:=[.G3]*100/[.G$24]" table:style-name="ce1">
            <text:p>20,55097671</text:p>
          </table:table-cell>
          <table:table-cell office:value-type="float" office:value="20.50737675422814" table:formula="of:=[.H3]*100/[.H$24]" table:style-name="ce1">
            <text:p>20,50737675</text:p>
          </table:table-cell>
          <table:table-cell office:value-type="float" office:value="20.627158676842367" table:formula="of:=[.I3]*100/[.I$24]" table:style-name="ce1">
            <text:p>20,62715868</text:p>
          </table:table-cell>
          <table:table-cell office:value-type="float" office:value="20.411537533188511" table:formula="of:=[.J3]*100/[.J$24]" table:style-name="ce1">
            <text:p>20,41153753</text:p>
          </table:table-cell>
          <table:table-cell office:value-type="float" office:value="21.024781515623129" table:formula="of:=[.K3]*100/[.K$24]" table:style-name="ce1">
            <text:p>21,02478152</text:p>
          </table:table-cell>
          <table:table-cell office:value-type="float" office:value="2.6659959758551306" table:formula="of:=[.L3]*100/[.L$24]" table:style-name="ce1">
            <text:p>2,665995976</text:p>
          </table:table-cell>
          <table:table-cell office:value-type="float" office:value="26.626360338573157" table:formula="of:=[.M3]*100/[.M$24]" table:style-name="ce1">
            <text:p>26,62636034</text:p>
          </table:table-cell>
          <table:table-cell office:value-type="float" office:value="0.85360648740930434" table:formula="of:=[.N3]*100/[.N$24]" table:style-name="ce1">
            <text:p>0,853606487</text:p>
          </table:table-cell>
          <table:table-cell office:value-type="float" office:value="20.656295576081671" table:formula="of:=[.O3]*100/[.O$24]" table:style-name="ce1">
            <text:p>20,65629558</text:p>
          </table:table-cell>
          <table:table-cell office:value-type="float" office:value="20.922558197926755" table:formula="of:=[.P3]*100/[.P$24]" table:style-name="ce1">
            <text:p>20,9225582</text:p>
          </table:table-cell>
          <table:table-cell office:value-type="float" office:value="21.075756671243507" table:formula="of:=[.Q3]*100/[.Q$24]" table:style-name="ce1">
            <text:p>21,07575667</text:p>
          </table:table-cell>
          <table:table-cell office:value-type="float" office:value="21.001533575646334" table:formula="of:=[.R3]*100/[.R$24]" table:style-name="ce1">
            <text:p>21,00153358</text:p>
          </table:table-cell>
          <table:table-cell office:value-type="float" office:value="20.965309200603318" table:formula="of:=[.S3]*100/[.S$24]" table:style-name="ce1">
            <text:p>20,9653092</text:p>
          </table:table-cell>
          <table:table-cell office:value-type="float" office:value="32.320717131474105" table:formula="of:=[.T3]*100/[.T$24]" table:style-name="ce1">
            <text:p>32,32071713</text:p>
          </table:table-cell>
          <table:table-cell office:value-type="float" office:value="27.591817759181776" table:formula="of:=[.U3]*100/[.U$24]" table:style-name="ce1">
            <text:p>27,59181776</text:p>
          </table:table-cell>
          <table:table-cell office:value-type="float" office:value="15.609756097560975" table:formula="of:=[.V3]*100/[.V$24]" table:style-name="ce1">
            <text:p>15,6097561</text:p>
          </table:table-cell>
          <table:table-cell office:value-type="float" office:value="13.672654690618762" table:formula="of:=[.W3]*100/[.W$24]" table:style-name="ce1">
            <text:p>13,67265469</text:p>
          </table:table-cell>
          <table:table-cell office:value-type="float" office:value="1.8389865140988966" table:formula="of:=[.X3]*100/[.X$24]" table:style-name="ce1">
            <text:p>1,838986514</text:p>
          </table:table-cell>
          <table:table-cell office:value-type="float" office:value="30.790568654646325" table:formula="of:=[.Y3]*100/[.Y$24]" table:style-name="ce1">
            <text:p>30,79056865</text:p>
          </table:table-cell>
          <table:table-cell office:value-type="float" office:value="32.142857142857146" table:formula="of:=[.Z3]*100/[.Z$24]" table:style-name="ce1">
            <text:p>32,14285714</text:p>
          </table:table-cell>
          <table:table-cell office:value-type="float" office:value="1.5300039740362963" table:formula="of:=[.AA3]*100/[.AA$24]" table:style-name="ce1">
            <text:p>1,530003974</text:p>
          </table:table-cell>
          <table:table-cell office:value-type="float" office:value="0.5672609400324149" table:formula="of:=[.AB3]*100/[.AB$24]" table:style-name="ce1">
            <text:p>0,56726094</text:p>
          </table:table-cell>
          <table:table-cell office:value-type="float" office:value="2.4369864921320152" table:formula="of:=[.AC3]*100/[.AC$24]" table:style-name="ce1">
            <text:p>2,436986492</text:p>
          </table:table-cell>
          <table:table-cell office:value-type="float" office:value="32.600950118764843" table:formula="of:=[.AD3]*100/[.AD$24]" table:style-name="ce1">
            <text:p>32,60095012</text:p>
          </table:table-cell>
          <table:table-cell office:value-type="float" office:value="28.474830954169796" table:formula="of:=[.AE3]*100/[.AE$24]" table:style-name="ce1">
            <text:p>28,47483095</text:p>
          </table:table-cell>
          <table:table-cell office:value-type="float" office:value="27.408312958435207" table:formula="of:=[.AF3]*100/[.AF$24]" table:style-name="ce1">
            <text:p>27,40831296</text:p>
          </table:table-cell>
          <table:table-cell office:value-type="float" office:value="13.715277777777779" table:formula="of:=[.AG3]*100/[.AG$24]" table:style-name="ce1">
            <text:p>13,71527778</text:p>
          </table:table-cell>
          <table:table-cell office:value-type="float" office:value="15.656565656565656" table:formula="of:=[.AH3]*100/[.AH$24]" table:style-name="ce1">
            <text:p>15,65656566</text:p>
          </table:table-cell>
          <table:table-cell office:value-type="float" office:value="0" table:formula="of:=[.AI3]*100/[.AI$24]" table:style-name="ce1">
            <text:p>0</text:p>
          </table:table-cell>
          <table:table-cell office:value-type="float" office:value="15.248796147672552" table:formula="of:=[.AJ3]*100/[.AJ$24]" table:style-name="ce1">
            <text:p>15,24879615</text:p>
          </table:table-cell>
          <table:table-cell office:value-type="float" office:value="26.068675543097406" table:formula="of:=[.AK3]*100/[.AK$24]" table:style-name="ce1">
            <text:p>26,06867554</text:p>
          </table:table-cell>
          <table:table-cell office:value-type="float" office:value="24.319066147859921" table:formula="of:=[.AL3]*100/[.AL$24]" table:style-name="ce1">
            <text:p>24,31906615</text:p>
          </table:table-cell>
          <table:table-cell office:value-type="float" office:value="23.111111111111111" table:formula="of:=[.AM3]*100/[.AM$24]" table:style-name="ce1">
            <text:p>23,11111111</text:p>
          </table:table-cell>
          <table:table-cell office:value-type="float" office:value="2.380071525465532" table:formula="of:=[.AN3]*100/[.AN$24]" table:style-name="ce1">
            <text:p>2,380071525</text:p>
          </table:table-cell>
          <table:table-cell office:value-type="float" office:value="32.330827067669176" table:formula="of:=[.AO3]*100/[.AO$24]" table:style-name="ce1">
            <text:p>32,33082707</text:p>
          </table:table-cell>
          <table:table-cell office:value-type="float" office:value="2.4117140396210162" table:formula="of:=[.AP3]*100/[.AP$24]" table:style-name="ce1">
            <text:p>2,41171404</text:p>
          </table:table-cell>
          <table:table-cell office:value-type="float" office:value="13.495934959349594" table:formula="of:=[.AQ3]*100/[.AQ$24]" table:style-name="ce1">
            <text:p>13,49593496</text:p>
          </table:table-cell>
          <table:table-cell office:value-type="float" office:value="28.771661569826708" table:formula="of:=[.AR3]*100/[.AR$24]" table:style-name="ce1">
            <text:p>28,77166157</text:p>
          </table:table-cell>
          <table:table-cell office:value-type="float" office:value="25.951557093425606" table:formula="of:=[.AS3]*100/[.AS$24]" table:style-name="ce1">
            <text:p>25,95155709</text:p>
          </table:table-cell>
          <table:table-cell office:value-type="float" office:value="0" table:formula="of:=[.AT3]*100/[.AT$24]" table:style-name="ce1">
            <text:p>0</text:p>
          </table:table-cell>
          <table:table-cell office:value-type="float" office:value="20.764119601328904" table:formula="of:=[.AU3]*100/[.AU$24]" table:style-name="ce1">
            <text:p>20,7641196</text:p>
          </table:table-cell>
          <table:table-cell office:value-type="float" office:value="29.655172413793103" table:formula="of:=[.AV3]*100/[.AV$24]" table:style-name="ce1">
            <text:p>29,65517241</text:p>
          </table:table-cell>
          <table:table-cell office:value-type="float" office:value="23.633156966490301" table:formula="of:=[.AW3]*100/[.AW$24]" table:style-name="ce1">
            <text:p>23,63315697</text:p>
          </table:table-cell>
          <table:table-cell office:value-type="float" office:value="28.499369482976039" table:formula="of:=[.AX3]*100/[.AX$24]" table:style-name="ce1">
            <text:p>28,49936948</text:p>
          </table:table-cell>
          <table:table-cell office:value-type="float" office:value="0" table:formula="of:=[.AY3]*100/[.AY$24]" table:style-name="ce1">
            <text:p>0</text:p>
          </table:table-cell>
          <table:table-cell office:value-type="float" office:value="15.325670498084291" table:formula="of:=[.AZ3]*100/[.AZ$24]" table:style-name="ce1">
            <text:p>15,3256705</text:p>
          </table:table-cell>
          <table:table-cell office:value-type="float" office:value="0.55335968379446643" table:formula="of:=[.BA3]*100/[.BA$24]" table:style-name="ce1">
            <text:p>0,553359684</text:p>
          </table:table-cell>
          <table:table-cell office:value-type="float" office:value="24.612736660929432" table:formula="of:=[.BB3]*100/[.BB$24]" table:style-name="ce1">
            <text:p>24,61273666</text:p>
          </table:table-cell>
          <table:table-cell office:value-type="float" office:value="0" table:formula="of:=[.BC3]*100/[.BC$24]" table:style-name="ce1">
            <text:p>0</text:p>
          </table:table-cell>
          <table:table-cell office:value-type="float" office:value="26.612903225806452" table:formula="of:=[.BD3]*100/[.BD$24]" table:style-name="ce1">
            <text:p>26,61290323</text:p>
          </table:table-cell>
          <table:table-cell office:value-type="float" office:value="27.755853722704551" table:formula="of:=[.BE3]*100/[.BE$24]" table:style-name="ce1">
            <text:p>27,75585372</text:p>
          </table:table-cell>
          <table:table-cell office:value-type="float" office:value="9.9088838268792703" table:formula="of:=[.BF3]*100/[.BF$24]" table:style-name="ce1">
            <text:p>9,908883827</text:p>
          </table:table-cell>
          <table:table-cell office:value-type="float" office:value="16.666666666666668" table:formula="of:=[.BG3]*100/[.BG$24]" table:style-name="ce1">
            <text:p>16,66666667</text:p>
          </table:table-cell>
          <table:table-cell office:value-type="float" office:value="19.127516778523489" table:formula="of:=[.BH3]*100/[.BH$24]" table:style-name="ce1">
            <text:p>19,12751678</text:p>
          </table:table-cell>
          <table:table-cell office:value-type="float" office:value="20.27027027027027" table:formula="of:=[.BI3]*100/[.BI$24]" table:style-name="ce1">
            <text:p>20,27027027</text:p>
          </table:table-cell>
          <table:table-cell office:value-type="float" office:value="13.011152416356877" table:formula="of:=[.BJ3]*100/[.BJ$24]" table:style-name="ce1">
            <text:p>13,01115242</text:p>
          </table:table-cell>
          <table:table-cell office:value-type="float" office:value="20.785597381342061" table:formula="of:=[.BK3]*100/[.BK$24]" table:style-name="ce1">
            <text:p>20,78559738</text:p>
          </table:table-cell>
          <table:table-cell office:value-type="float" office:value="0.7142857142857143" table:formula="of:=[.BL3]*100/[.BL$24]" table:style-name="ce1">
            <text:p>0,714285714</text:p>
          </table:table-cell>
          <table:table-cell office:value-type="float" office:value="19.561815336463223" table:formula="of:=[.BM3]*100/[.BM$24]" table:style-name="ce1">
            <text:p>19,56181534</text:p>
          </table:table-cell>
          <table:table-cell office:value-type="float" office:value="30.683781782275982" table:formula="of:=[.BN3]*100/[.BN$24]" table:style-name="ce1">
            <text:p>30,68378178</text:p>
          </table:table-cell>
          <table:table-cell office:value-type="float" office:value="0.26178010471204188" table:formula="of:=[.BO3]*100/[.BO$24]" table:style-name="ce1">
            <text:p>0,261780105</text:p>
          </table:table-cell>
          <table:table-cell office:value-type="float" office:value="30.170889805539186" table:formula="of:=[.BP3]*100/[.BP$24]" table:style-name="ce1">
            <text:p>30,17088981</text:p>
          </table:table-cell>
          <table:table-cell office:value-type="float" office:value="0" table:formula="of:=[.BQ3]*100/[.BQ$24]" table:style-name="ce1">
            <text:p>0</text:p>
          </table:table-cell>
          <table:table-cell office:value-type="float" office:value="26.465927099841522" table:formula="of:=[.BR3]*100/[.BR$24]" table:style-name="ce1">
            <text:p>26,4659271</text:p>
          </table:table-cell>
          <table:table-cell office:value-type="float" office:value="26.99822380106572" table:formula="of:=[.BS3]*100/[.BS$24]" table:style-name="ce1">
            <text:p>26,9982238</text:p>
          </table:table-cell>
          <table:table-cell office:value-type="float" office:value="17.852834740651389" table:formula="of:=[.BT3]*100/[.BT$24]" table:style-name="ce1">
            <text:p>17,85283474</text:p>
          </table:table-cell>
          <table:table-cell office:value-type="float" office:value="10.669456066945607" table:formula="of:=[.BU3]*100/[.BU$24]" table:style-name="ce1">
            <text:p>10,66945607</text:p>
          </table:table-cell>
          <table:table-cell office:value-type="float" office:value="26.674570243034974" table:formula="of:=[.BV3]*100/[.BV$24]" table:style-name="ce1">
            <text:p>26,67457024</text:p>
          </table:table-cell>
          <table:table-cell office:value-type="float" office:value="22.264150943396228" table:formula="of:=[.BW3]*100/[.BW$24]" table:style-name="ce1">
            <text:p>22,26415094</text:p>
          </table:table-cell>
          <table:table-cell office:value-type="float" office:value="20.889748549323016" table:formula="of:=[.BX3]*100/[.BX$24]" table:style-name="ce1">
            <text:p>20,88974855</text:p>
          </table:table-cell>
          <table:table-cell office:value-type="float" office:value="13.243243243243244" table:formula="of:=[.BY3]*100/[.BY$24]" table:style-name="ce1">
            <text:p>13,24324324</text:p>
          </table:table-cell>
          <table:table-cell office:value-type="float" office:value="0.69144338807260153" table:formula="of:=[.BZ3]*100/[.BZ$24]" table:style-name="ce1">
            <text:p>0,691443388</text:p>
          </table:table-cell>
          <table:table-cell office:value-type="float" office:value="19.860627177700348" table:formula="of:=[.CA3]*100/[.CA$24]" table:style-name="ce1">
            <text:p>19,86062718</text:p>
          </table:table-cell>
          <table:table-cell office:value-type="float" office:value="17.948717948717949" table:formula="of:=[.CB3]*100/[.CB$24]" table:style-name="ce1">
            <text:p>17,94871795</text:p>
          </table:table-cell>
          <table:table-cell office:value-type="float" office:value="16.603053435114504" table:formula="of:=[.CC3]*100/[.CC$24]" table:style-name="ce1">
            <text:p>16,60305344</text:p>
          </table:table-cell>
          <table:table-cell office:value-type="float" office:value="25.951557093425606" table:formula="of:=[.CD3]*100/[.CD$24]" table:style-name="ce1">
            <text:p>25,95155709</text:p>
          </table:table-cell>
          <table:table-cell office:value-type="float" office:value="21.789883268482491" table:formula="of:=[.CE3]*100/[.CE$24]" table:style-name="ce1">
            <text:p>21,78988327</text:p>
          </table:table-cell>
          <table:table-cell office:value-type="float" office:value="21.644295302013422" table:formula="of:=[.CF3]*100/[.CF$24]" table:style-name="ce1">
            <text:p>21,6442953</text:p>
          </table:table-cell>
          <table:table-cell office:value-type="float" office:value="11.775043936731107" table:formula="of:=[.CG3]*100/[.CG$24]" table:style-name="ce1">
            <text:p>11,77504394</text:p>
          </table:table-cell>
          <table:table-cell office:value-type="float" office:value="28.511530398322851" table:formula="of:=[.CH3]*100/[.CH$24]" table:style-name="ce1">
            <text:p>28,5115304</text:p>
          </table:table-cell>
          <table:table-cell office:value-type="float" office:value="25.343811394891944" table:formula="of:=[.CI3]*100/[.CI$24]" table:style-name="ce1">
            <text:p>25,34381139</text:p>
          </table:table-cell>
          <table:table-cell office:value-type="float" office:value="26.46566164154104" table:formula="of:=[.CJ3]*100/[.CJ$24]" table:style-name="ce1">
            <text:p>26,46566164</text:p>
          </table:table-cell>
          <table:table-cell office:value-type="float" office:value="22.202271528935629" table:formula="of:=[.CK3]*100/[.CK$24]" table:style-name="ce1">
            <text:p>22,20227153</text:p>
          </table:table-cell>
          <table:table-cell office:value-type="float" office:value="9.3352417302798987" table:formula="of:=[.CL3]*100/[.CL$24]" table:style-name="ce1">
            <text:p>9,33524173</text:p>
          </table:table-cell>
          <table:table-cell office:value-type="float" office:value="22.604585537918872" table:formula="of:=[.CM3]*100/[.CM$24]" table:style-name="ce1">
            <text:p>22,60458554</text:p>
          </table:table-cell>
          <table:table-cell office:value-type="float" office:value="9.1102027983021543" table:formula="of:=[.CN3]*100/[.CN$24]" table:style-name="ce1">
            <text:p>9,110202798</text:p>
          </table:table-cell>
          <table:table-cell office:value-type="float" office:value="22.57337309344101" table:formula="of:=[.CO3]*100/[.CO$24]" table:style-name="ce1">
            <text:p>22,57337309</text:p>
          </table:table-cell>
          <table:table-cell office:value-type="float" office:value="9.6062636452608601" table:formula="of:=[.CP3]*100/[.CP$24]" table:style-name="ce1">
            <text:p>9,606263645</text:p>
          </table:table-cell>
          <table:table-cell office:value-type="float" office:value="22.807909604519775" table:formula="of:=[.CQ3]*100/[.CQ$24]" table:style-name="ce1">
            <text:p>22,8079096</text:p>
          </table:table-cell>
          <table:table-cell office:value-type="float" office:value="9.1503753809559214" table:formula="of:=[.CR3]*100/[.CR$24]" table:style-name="ce1">
            <text:p>9,150375381</text:p>
          </table:table-cell>
          <table:table-cell office:value-type="float" office:value="22.428373810983871" table:formula="of:=[.CS3]*100/[.CS$24]" table:style-name="ce1">
            <text:p>22,42837381</text:p>
          </table:table-cell>
          <table:table-cell office:value-type="float" office:value="9.3099929350812474" table:formula="of:=[.CT3]*100/[.CT$24]" table:style-name="ce1">
            <text:p>9,309992935</text:p>
          </table:table-cell>
          <table:table-cell office:value-type="float" office:value="23.253625358258116" table:formula="of:=[.CU3]*100/[.CU$24]" table:style-name="ce1">
            <text:p>23,25362536</text:p>
          </table:table-cell>
          <table:table-cell office:value-type="float" office:value="9.358907381147846" table:formula="of:=[.CV3]*100/[.CV$24]" table:style-name="ce1">
            <text:p>9,358907381</text:p>
          </table:table-cell>
          <table:table-cell office:value-type="float" office:value="2.768353915049532" table:formula="of:=[.CW3]*100/[.CW$24]" table:style-name="ce1">
            <text:p>2,768353915</text:p>
          </table:table-cell>
          <table:table-cell office:value-type="float" office:value="1.3722126929674099" table:formula="of:=[.CX3]*100/[.CX$24]" table:style-name="ce1">
            <text:p>1,372212693</text:p>
          </table:table-cell>
          <table:table-cell office:value-type="float" office:value="30.96875" table:formula="of:=[.CY3]*100/[.CY$24]" table:style-name="ce1">
            <text:p>30,96875</text:p>
          </table:table-cell>
          <table:table-cell office:value-type="float" office:value="11.764705882352942" table:formula="of:=[.CZ3]*100/[.CZ$24]" table:style-name="ce1">
            <text:p>11,76470588</text:p>
          </table:table-cell>
          <table:table-cell office:value-type="float" office:value="0.97729232538085653" table:formula="of:=[.DA3]*100/[.DA$24]" table:style-name="ce1">
            <text:p>0,977292325</text:p>
          </table:table-cell>
          <table:table-cell office:value-type="float" office:value="0.32659726474790773" table:formula="of:=[.DB3]*100/[.DB$24]" table:style-name="ce1">
            <text:p>0,326597265</text:p>
          </table:table-cell>
          <table:table-cell office:value-type="float" office:value="22.62559800020113" table:formula="of:=[.DC3]*100/[.DC$24]" table:style-name="ce1">
            <text:p>22,625598</text:p>
          </table:table-cell>
          <table:table-cell office:value-type="float" office:value="9.8398169336384438" table:formula="of:=[.DD3]*100/[.DD$24]" table:style-name="ce1">
            <text:p>9,839816934</text:p>
          </table:table-cell>
          <table:table-cell office:value-type="float" office:value="23.099702444510886" table:formula="of:=[.DE3]*100/[.DE$24]" table:style-name="ce1">
            <text:p>23,09970244</text:p>
          </table:table-cell>
          <table:table-cell office:value-type="float" office:value="9.5088819226750267" table:formula="of:=[.DF3]*100/[.DF$24]" table:style-name="ce1">
            <text:p>9,508881923</text:p>
          </table:table-cell>
          <table:table-cell office:value-type="float" office:value="22.964902349278233" table:formula="of:=[.DG3]*100/[.DG$24]" table:style-name="ce1">
            <text:p>22,96490235</text:p>
          </table:table-cell>
          <table:table-cell office:value-type="float" office:value="10.882016036655212" table:formula="of:=[.DH3]*100/[.DH$24]" table:style-name="ce1">
            <text:p>10,88201604</text:p>
          </table:table-cell>
          <table:table-cell office:value-type="float" office:value="23.149813054770672" table:formula="of:=[.DI3]*100/[.DI$24]" table:style-name="ce1">
            <text:p>23,14981305</text:p>
          </table:table-cell>
          <table:table-cell office:value-type="float" office:value="9.1843943794646368" table:formula="of:=[.DJ3]*100/[.DJ$24]" table:style-name="ce1">
            <text:p>9,184394379</text:p>
          </table:table-cell>
          <table:table-cell office:value-type="float" office:value="36.419753086419753" table:formula="of:=[.DK3]*100/[.DK$24]" table:style-name="ce1">
            <text:p>36,41975309</text:p>
          </table:table-cell>
          <table:table-cell office:value-type="float" office:value="6.1946902654867255" table:formula="of:=[.DL3]*100/[.DL$24]" table:style-name="ce1">
            <text:p>6,194690265</text:p>
          </table:table-cell>
          <table:table-cell office:value-type="float" office:value="38.264777048047009" table:formula="of:=[.DM3]*100/[.DM$24]" table:style-name="ce1">
            <text:p>38,26477705</text:p>
          </table:table-cell>
          <table:table-cell office:value-type="float" office:value="17.008014247551202" table:formula="of:=[.DN3]*100/[.DN$24]" table:style-name="ce1">
            <text:p>17,00801425</text:p>
          </table:table-cell>
          <table:table-cell office:value-type="float" office:value="30.617283950617285" table:formula="of:=[.DO3]*100/[.DO$24]" table:style-name="ce1">
            <text:p>30,61728395</text:p>
          </table:table-cell>
          <table:table-cell office:value-type="float" office:value="18.361581920903955" table:formula="of:=[.DP3]*100/[.DP$24]" table:style-name="ce1">
            <text:p>18,36158192</text:p>
          </table:table-cell>
          <table:table-cell office:value-type="float" office:value="24.180327868852459" table:formula="of:=[.DQ3]*100/[.DQ$24]" table:style-name="ce1">
            <text:p>24,18032787</text:p>
          </table:table-cell>
          <table:table-cell office:value-type="float" office:value="9.9730458221024261" table:formula="of:=[.DR3]*100/[.DR$24]" table:style-name="ce1">
            <text:p>9,973045822</text:p>
          </table:table-cell>
          <table:table-cell office:value-type="float" office:value="17.739130434782609" table:formula="of:=[.DS3]*100/[.DS$24]" table:style-name="ce1">
            <text:p>17,73913043</text:p>
          </table:table-cell>
          <table:table-cell office:value-type="float" office:value="8.1967213114754092" table:formula="of:=[.DT3]*100/[.DT$24]" table:style-name="ce1">
            <text:p>8,196721311</text:p>
          </table:table-cell>
          <table:table-cell office:value-type="float" office:value="1.9908568057808582" table:formula="of:=[.DU3]*100/[.DU$24]" table:style-name="ce1">
            <text:p>1,990856806</text:p>
          </table:table-cell>
          <table:table-cell office:value-type="float" office:value="0" table:formula="of:=[.DV3]*100/[.DV$24]" table:style-name="ce1">
            <text:p>0</text:p>
          </table:table-cell>
          <table:table-cell office:value-type="float" office:value="42.811158798283259" table:formula="of:=[.DW3]*100/[.DW$24]" table:style-name="ce1">
            <text:p>42,8111588</text:p>
          </table:table-cell>
          <table:table-cell office:value-type="float" office:value="8.8235294117647065" table:formula="of:=[.DX3]*100/[.DX$24]" table:style-name="ce1">
            <text:p>8,823529412</text:p>
          </table:table-cell>
          <table:table-cell office:value-type="float" office:value="49.0625" table:formula="of:=[.DY3]*100/[.DY$24]" table:style-name="ce1">
            <text:p>49,0625</text:p>
          </table:table-cell>
          <table:table-cell office:value-type="float" office:value="13.851351351351351" table:formula="of:=[.DZ3]*100/[.DZ$24]" table:style-name="ce1">
            <text:p>13,85135135</text:p>
          </table:table-cell>
          <table:table-cell office:value-type="float" office:value="1.5698345517506733" table:formula="of:=[.EA3]*100/[.EA$24]" table:style-name="ce1">
            <text:p>1,569834552</text:p>
          </table:table-cell>
          <table:table-cell office:value-type="float" office:value="1.2838801711840229" table:formula="of:=[.EB3]*100/[.EB$24]" table:style-name="ce1">
            <text:p>1,283880171</text:p>
          </table:table-cell>
          <table:table-cell office:value-type="float" office:value="0.78037904124860646" table:formula="of:=[.EC3]*100/[.EC$24]" table:style-name="ce1">
            <text:p>0,780379041</text:p>
          </table:table-cell>
          <table:table-cell office:value-type="float" office:value="0" table:formula="of:=[.ED3]*100/[.ED$24]" table:style-name="ce1">
            <text:p>0</text:p>
          </table:table-cell>
          <table:table-cell office:value-type="float" office:value="2.3885109599395316" table:formula="of:=[.EE3]*100/[.EE$24]" table:style-name="ce1">
            <text:p>2,38851096</text:p>
          </table:table-cell>
          <table:table-cell office:value-type="float" office:value="3.0035335689045937" table:formula="of:=[.EF3]*100/[.EF$24]" table:style-name="ce1">
            <text:p>3,003533569</text:p>
          </table:table-cell>
          <table:table-cell office:value-type="float" office:value="40.174672489082973" table:formula="of:=[.EG3]*100/[.EG$24]" table:style-name="ce1">
            <text:p>40,17467249</text:p>
          </table:table-cell>
          <table:table-cell office:value-type="float" office:value="16.512059369202227" table:formula="of:=[.EH3]*100/[.EH$24]" table:style-name="ce1">
            <text:p>16,51205937</text:p>
          </table:table-cell>
          <table:table-cell office:value-type="float" office:value="31.464492014950732" table:formula="of:=[.EI3]*100/[.EI$24]" table:style-name="ce1">
            <text:p>31,46449201</text:p>
          </table:table-cell>
          <table:table-cell office:value-type="float" office:value="20.095238095238095" table:formula="of:=[.EJ3]*100/[.EJ$24]" table:style-name="ce1">
            <text:p>20,0952381</text:p>
          </table:table-cell>
          <table:table-cell office:value-type="float" office:value="32.605775688381463" table:formula="of:=[.EK3]*100/[.EK$24]" table:style-name="ce1">
            <text:p>32,60577569</text:p>
          </table:table-cell>
          <table:table-cell office:value-type="float" office:value="13.489208633093526" table:formula="of:=[.EL3]*100/[.EL$24]" table:style-name="ce1">
            <text:p>13,48920863</text:p>
          </table:table-cell>
          <table:table-cell office:value-type="float" office:value="21.886792452830189" table:formula="of:=[.EM3]*100/[.EM$24]" table:style-name="ce1">
            <text:p>21,88679245</text:p>
          </table:table-cell>
          <table:table-cell office:value-type="float" office:value="6.752411575562701" table:formula="of:=[.EN3]*100/[.EN$24]" table:style-name="ce1">
            <text:p>6,752411576</text:p>
          </table:table-cell>
          <table:table-cell office:value-type="float" office:value="28.629032258064516" table:formula="of:=[.EO3]*100/[.EO$24]" table:style-name="ce1">
            <text:p>28,62903226</text:p>
          </table:table-cell>
          <table:table-cell office:value-type="float" office:value="6.3583815028901736" table:formula="of:=[.EP3]*100/[.EP$24]" table:style-name="ce1">
            <text:p>6,358381503</text:p>
          </table:table-cell>
          <table:table-cell office:value-type="float" office:value="0" table:formula="of:=[.EQ3]*100/[.EQ$24]" table:style-name="ce1">
            <text:p>0</text:p>
          </table:table-cell>
          <table:table-cell office:value-type="float" office:value="0" table:formula="of:=[.ER3]*100/[.ER$24]" table:style-name="ce1">
            <text:p>0</text:p>
          </table:table-cell>
          <table:table-cell office:value-type="float" office:value="21.592442645074225" table:formula="of:=[.ES3]*100/[.ES$24]" table:style-name="ce1">
            <text:p>21,59244265</text:p>
          </table:table-cell>
          <table:table-cell office:value-type="float" office:value="5.9405940594059405" table:formula="of:=[.ET3]*100/[.ET$24]" table:style-name="ce1">
            <text:p>5,940594059</text:p>
          </table:table-cell>
          <table:table-cell office:value-type="float" office:value="29.64856230031949" table:formula="of:=[.EU3]*100/[.EU$24]" table:style-name="ce1">
            <text:p>29,6485623</text:p>
          </table:table-cell>
          <table:table-cell office:value-type="float" office:value="16.333622936576891" table:formula="of:=[.EV3]*100/[.EV$24]" table:style-name="ce1">
            <text:p>16,33362294</text:p>
          </table:table-cell>
          <table:table-cell office:value-type="float" office:value="30.303030303030305" table:formula="of:=[.EW3]*100/[.EW$24]" table:style-name="ce1">
            <text:p>30,3030303</text:p>
          </table:table-cell>
          <table:table-cell office:value-type="float" office:value="19.434628975265017" table:formula="of:=[.EX3]*100/[.EX$24]" table:style-name="ce1">
            <text:p>19,43462898</text:p>
          </table:table-cell>
          <table:table-cell office:value-type="float" office:value="42.165242165242162" table:formula="of:=[.EY3]*100/[.EY$24]" table:style-name="ce1">
            <text:p>42,16524217</text:p>
          </table:table-cell>
          <table:table-cell office:value-type="float" office:value="2.4691358024691357" table:formula="of:=[.EZ3]*100/[.EZ$24]" table:style-name="ce1">
            <text:p>2,469135802</text:p>
          </table:table-cell>
          <table:table-cell office:value-type="float" office:value="2.4518850514104931" table:formula="of:=[.FA3]*100/[.FA$24]" table:style-name="ce1">
            <text:p>2,451885051</text:p>
          </table:table-cell>
          <table:table-cell office:value-type="float" office:value="1.338432122370937" table:formula="of:=[.FB3]*100/[.FB$24]" table:style-name="ce1">
            <text:p>1,338432122</text:p>
          </table:table-cell>
          <table:table-cell office:value-type="float" office:value="41.6597510373444" table:formula="of:=[.FC3]*100/[.FC$24]" table:style-name="ce1">
            <text:p>41,65975104</text:p>
          </table:table-cell>
          <table:table-cell office:value-type="float" office:value="10.877862595419847" table:formula="of:=[.FD3]*100/[.FD$24]" table:style-name="ce1">
            <text:p>10,8778626</text:p>
          </table:table-cell>
          <table:table-cell office:value-type="float" office:value="2.6482907715173627" table:formula="of:=[.FE3]*100/[.FE$24]" table:style-name="ce1">
            <text:p>2,648290772</text:p>
          </table:table-cell>
          <table:table-cell office:value-type="float" office:value="0" table:formula="of:=[.FF3]*100/[.FF$24]" table:style-name="ce1">
            <text:p>0</text:p>
          </table:table-cell>
          <table:table-cell office:value-type="float" office:value="28.518518518518519" table:formula="of:=[.FG3]*100/[.FG$24]" table:style-name="ce1">
            <text:p>28,51851852</text:p>
          </table:table-cell>
          <table:table-cell office:value-type="float" office:value="1.7391304347826086" table:formula="of:=[.FH3]*100/[.FH$24]" table:style-name="ce1">
            <text:p>1,739130435</text:p>
          </table:table-cell>
          <table:table-cell office:value-type="float" office:value="32.493279569892472" table:formula="of:=[.FI3]*100/[.FI$24]" table:style-name="ce1">
            <text:p>32,49327957</text:p>
          </table:table-cell>
          <table:table-cell office:value-type="float" office:value="17.088607594936708" table:formula="of:=[.FJ3]*100/[.FJ$24]" table:style-name="ce1">
            <text:p>17,08860759</text:p>
          </table:table-cell>
          <table:table-cell office:value-type="float" office:value="49.826989619377166" table:formula="of:=[.FK3]*100/[.FK$24]" table:style-name="ce1">
            <text:p>49,82698962</text:p>
          </table:table-cell>
          <table:table-cell office:value-type="float" office:value="2.0761245674740483" table:formula="of:=[.FL3]*100/[.FL$24]" table:style-name="ce1">
            <text:p>2,076124567</text:p>
          </table:table-cell>
          <table:table-cell office:value-type="float" office:value="0" table:formula="of:=[.FM3]*100/[.FM$24]" table:style-name="ce1">
            <text:p>0</text:p>
          </table:table-cell>
          <table:table-cell office:value-type="float" office:value="0" table:formula="of:=[.FN3]*100/[.FN$24]" table:style-name="ce1">
            <text:p>0</text:p>
          </table:table-cell>
          <table:table-cell office:value-type="float" office:value="40.229885057471265" table:formula="of:=[.FO3]*100/[.FO$24]" table:style-name="ce1">
            <text:p>40,22988506</text:p>
          </table:table-cell>
          <table:table-cell office:value-type="float" office:value="5.8651026392961878" table:formula="of:=[.FP3]*100/[.FP$24]" table:style-name="ce1">
            <text:p>5,865102639</text:p>
          </table:table-cell>
          <table:table-cell office:value-type="float" office:value="38.470066518847005" table:formula="of:=[.FQ3]*100/[.FQ$24]" table:style-name="ce1">
            <text:p>38,47006652</text:p>
          </table:table-cell>
          <table:table-cell office:value-type="float" office:value="9.9255583126550864" table:formula="of:=[.FR3]*100/[.FR$24]" table:style-name="ce1">
            <text:p>9,925558313</text:p>
          </table:table-cell>
          <table:table-cell office:value-type="float" office:value="29.387755102040817" table:formula="of:=[.FS3]*100/[.FS$24]" table:style-name="ce1">
            <text:p>29,3877551</text:p>
          </table:table-cell>
          <table:table-cell office:value-type="float" office:value="19.254658385093169" table:formula="of:=[.FT3]*100/[.FT$24]" table:style-name="ce1">
            <text:p>19,25465839</text:p>
          </table:table-cell>
          <table:table-cell office:value-type="float" office:value="32.597623089983024" table:formula="of:=[.FU3]*100/[.FU$24]" table:style-name="ce1">
            <text:p>32,59762309</text:p>
          </table:table-cell>
          <table:table-cell office:value-type="float" office:value="16.666666666666668" table:formula="of:=[.FV3]*100/[.FV$24]" table:style-name="ce1">
            <text:p>16,66666667</text:p>
          </table:table-cell>
          <table:table-cell office:value-type="float" office:value="0" table:formula="of:=[.FW3]*100/[.FW$24]" table:style-name="ce1">
            <text:p>0</text:p>
          </table:table-cell>
          <table:table-cell office:value-type="float" office:value="0" table:formula="of:=[.FX3]*100/[.FX$24]" table:style-name="ce1">
            <text:p>0</text:p>
          </table:table-cell>
          <table:table-cell office:value-type="float" office:value="20.476190476190474" table:formula="of:=[.FY3]*100/[.FY$24]" table:style-name="ce1">
            <text:p>20,47619048</text:p>
          </table:table-cell>
          <table:table-cell office:value-type="float" office:value="11.858974358974359" table:formula="of:=[.FZ3]*100/[.FZ$24]" table:style-name="ce1">
            <text:p>11,85897436</text:p>
          </table:table-cell>
          <table:table-cell office:value-type="float" office:value="0" table:formula="of:=[.GA3]*100/[.GA$24]" table:style-name="ce1">
            <text:p>0</text:p>
          </table:table-cell>
          <table:table-cell office:value-type="float" office:value="1.9073569482288828" table:formula="of:=[.GB3]*100/[.GB$24]" table:style-name="ce1">
            <text:p>1,907356948</text:p>
          </table:table-cell>
          <table:table-cell office:value-type="float" office:value="28.478964401294498" table:formula="of:=[.GC3]*100/[.GC$24]" table:style-name="ce1">
            <text:p>28,4789644</text:p>
          </table:table-cell>
          <table:table-cell office:value-type="float" office:value="20.220588235294116" table:formula="of:=[.GD3]*100/[.GD$24]" table:style-name="ce1">
            <text:p>20,22058824</text:p>
          </table:table-cell>
          <table:table-cell office:value-type="float" office:value="0" table:formula="of:=[.GE3]*100/[.GE$24]" table:style-name="ce1">
            <text:p>0</text:p>
          </table:table-cell>
          <table:table-cell office:value-type="float" office:value="0" table:formula="of:=[.GF3]*100/[.GF$24]" table:style-name="ce1">
            <text:p>0</text:p>
          </table:table-cell>
          <table:table-cell office:value-type="float" office:value="39.903846153846153" table:formula="of:=[.GG3]*100/[.GG$24]" table:style-name="ce1">
            <text:p>39,90384615</text:p>
          </table:table-cell>
          <table:table-cell office:value-type="float" office:value="17.013888888888889" table:formula="of:=[.GH3]*100/[.GH$24]" table:style-name="ce1">
            <text:p>17,01388889</text:p>
          </table:table-cell>
          <table:table-cell office:value-type="float" office:value="31.424429140993112" table:formula="of:=[.GI3]*100/[.GI$24]" table:style-name="ce1">
            <text:p>31,42442914</text:p>
          </table:table-cell>
          <table:table-cell office:value-type="float" office:value="18.042226487523994" table:formula="of:=[.GJ3]*100/[.GJ$24]" table:style-name="ce1">
            <text:p>18,04222649</text:p>
          </table:table-cell>
          <table:table-cell office:value-type="float" office:value="11.1531190926276" table:formula="of:=[.GK3]*100/[.GK$24]" table:style-name="ce1">
            <text:p>11,15311909</text:p>
          </table:table-cell>
          <table:table-cell office:value-type="float" office:value="8.0229226361031518" table:formula="of:=[.GL3]*100/[.GL$24]" table:style-name="ce1">
            <text:p>8,022922636</text:p>
          </table:table-cell>
          <table:table-cell office:value-type="float" office:value="33.838383838383841" table:formula="of:=[.GM3]*100/[.GM$24]" table:style-name="ce1">
            <text:p>33,83838384</text:p>
          </table:table-cell>
          <table:table-cell office:value-type="float" office:value="5.5555555555555554" table:formula="of:=[.GN3]*100/[.GN$24]" table:style-name="ce1">
            <text:p>5,555555556</text:p>
          </table:table-cell>
          <table:table-cell office:value-type="float" office:value="30.483271375464685" table:formula="of:=[.GO3]*100/[.GO$24]" table:style-name="ce1">
            <text:p>30,48327138</text:p>
          </table:table-cell>
          <table:table-cell office:value-type="float" office:value="9.7859327217125376" table:formula="of:=[.GP3]*100/[.GP$24]" table:style-name="ce1">
            <text:p>9,785932722</text:p>
          </table:table-cell>
          <table:table-cell office:value-type="float" office:value="31.075697211155379" table:formula="of:=[.GQ3]*100/[.GQ$24]" table:style-name="ce1">
            <text:p>31,07569721</text:p>
          </table:table-cell>
          <table:table-cell office:value-type="float" office:value="12.316715542521994" table:formula="of:=[.GR3]*100/[.GR$24]" table:style-name="ce1">
            <text:p>12,31671554</text:p>
          </table:table-cell>
          <table:table-cell office:value-type="float" office:value="24.423963133640552" table:formula="of:=[.GS3]*100/[.GS$24]" table:style-name="ce1">
            <text:p>24,42396313</text:p>
          </table:table-cell>
          <table:table-cell office:value-type="float" office:value="5.29595015576324" table:formula="of:=[.GT3]*100/[.GT$24]" table:style-name="ce1">
            <text:p>5,295950156</text:p>
          </table:table-cell>
          <table:table-cell office:value-type="float" office:value="30.120481927710845" table:formula="of:=[.GU3]*100/[.GU$24]" table:style-name="ce1">
            <text:p>30,12048193</text:p>
          </table:table-cell>
          <table:table-cell office:value-type="float" office:value="14.3646408839779" table:formula="of:=[.GV3]*100/[.GV$24]" table:style-name="ce1">
            <text:p>14,36464088</text:p>
          </table:table-cell>
          <table:table-cell office:value-type="float" office:value="0" table:formula="of:=[.GW3]*100/[.GW$24]" table:style-name="ce1">
            <text:p>0</text:p>
          </table:table-cell>
          <table:table-cell office:value-type="float" office:value="3.1872509960159361" table:formula="of:=[.GX3]*100/[.GX$24]" table:style-name="ce1">
            <text:p>3,187250996</text:p>
          </table:table-cell>
          <table:table-cell office:value-type="float" office:value="27.881040892193308" table:formula="of:=[.GY3]*100/[.GY$24]" table:style-name="ce1">
            <text:p>27,88104089</text:p>
          </table:table-cell>
          <table:table-cell office:value-type="float" office:value="13.513513513513514" table:formula="of:=[.GZ3]*100/[.GZ$24]" table:style-name="ce1">
            <text:p>13,51351351</text:p>
          </table:table-cell>
          <table:table-cell office:value-type="float" office:value="35.503725299643669" table:formula="of:=[.HA3]*100/[.HA$24]" table:style-name="ce1">
            <text:p>35,5037253</text:p>
          </table:table-cell>
          <table:table-cell office:value-type="float" office:value="15.248962655601659" table:formula="of:=[.HB3]*100/[.HB$24]" table:style-name="ce1">
            <text:p>15,24896266</text:p>
          </table:table-cell>
          <table:table-cell office:value-type="float" office:value="0.35169988276670572" table:formula="of:=[.HC3]*100/[.HC$24]" table:style-name="ce1">
            <text:p>0,351699883</text:p>
          </table:table-cell>
          <table:table-cell office:value-type="float" office:value="0" table:formula="of:=[.HD3]*100/[.HD$24]" table:style-name="ce1">
            <text:p>0</text:p>
          </table:table-cell>
          <table:table-cell office:value-type="float" office:value="43.366880146386094" table:formula="of:=[.HE3]*100/[.HE$24]" table:style-name="ce1">
            <text:p>43,36688015</text:p>
          </table:table-cell>
          <table:table-cell office:value-type="float" office:value="6.2913907284768209" table:formula="of:=[.HF3]*100/[.HF$24]" table:style-name="ce1">
            <text:p>6,291390728</text:p>
          </table:table-cell>
          <table:table-cell office:value-type="float" office:value="0" table:formula="of:=[.HG3]*100/[.HG$24]" table:style-name="ce1">
            <text:p>0</text:p>
          </table:table-cell>
          <table:table-cell office:value-type="float" office:value="0" table:formula="of:=[.HH3]*100/[.HH$24]" table:style-name="ce1">
            <text:p>0</text:p>
          </table:table-cell>
          <table:table-cell office:value-type="float" office:value="47.876447876447877" table:formula="of:=[.HI3]*100/[.HI$24]" table:style-name="ce1">
            <text:p>47,87644788</text:p>
          </table:table-cell>
          <table:table-cell office:value-type="float" office:value="11.559139784946236" table:formula="of:=[.HJ3]*100/[.HJ$24]" table:style-name="ce1">
            <text:p>11,55913978</text:p>
          </table:table-cell>
          <table:table-cell office:value-type="float" office:value="38.135593220338983" table:formula="of:=[.HK3]*100/[.HK$24]" table:style-name="ce1">
            <text:p>38,13559322</text:p>
          </table:table-cell>
          <table:table-cell office:value-type="float" office:value="18.960244648318042" table:formula="of:=[.HL3]*100/[.HL$24]" table:style-name="ce1">
            <text:p>18,96024465</text:p>
          </table:table-cell>
          <table:table-cell office:value-type="float" office:value="23.888888888888889" table:formula="of:=[.HM3]*100/[.HM$24]" table:style-name="ce1">
            <text:p>23,88888889</text:p>
          </table:table-cell>
          <table:table-cell office:value-type="float" office:value="6.5743944636678204" table:formula="of:=[.HN3]*100/[.HN$24]" table:style-name="ce1">
            <text:p>6,574394464</text:p>
          </table:table-cell>
          <table:table-cell office:value-type="float" office:value="14.285714285714286" table:formula="of:=[.HO3]*100/[.HO$24]" table:style-name="ce1">
            <text:p>14,28571429</text:p>
          </table:table-cell>
          <table:table-cell office:value-type="float" office:value="5.7071960297766751" table:formula="of:=[.HP3]*100/[.HP$24]" table:style-name="ce1">
            <text:p>5,70719603</text:p>
          </table:table-cell>
          <table:table-cell office:value-type="float" office:value="37.914230019493175" table:formula="of:=[.HQ3]*100/[.HQ$24]" table:style-name="ce1">
            <text:p>37,91423002</text:p>
          </table:table-cell>
          <table:table-cell office:value-type="float" office:value="9.2284417549167923" table:formula="of:=[.HR3]*100/[.HR$24]" table:style-name="ce1">
            <text:p>9,228441755</text:p>
          </table:table-cell>
          <table:table-cell office:value-type="float" office:value="30.434782608695652" table:formula="of:=[.HS3]*100/[.HS$24]" table:style-name="ce1">
            <text:p>30,43478261</text:p>
          </table:table-cell>
          <table:table-cell office:value-type="float" office:value="11.688311688311689" table:formula="of:=[.HT3]*100/[.HT$24]" table:style-name="ce1">
            <text:p>11,68831169</text:p>
          </table:table-cell>
          <table:table-cell office:value-type="float" office:value="38.536585365853661" table:formula="of:=[.HU3]*100/[.HU$24]" table:style-name="ce1">
            <text:p>38,53658537</text:p>
          </table:table-cell>
          <table:table-cell office:value-type="float" office:value="9.2948717948717956" table:formula="of:=[.HV3]*100/[.HV$24]" table:style-name="ce1">
            <text:p>9,294871795</text:p>
          </table:table-cell>
          <table:table-cell office:value-type="float" office:value="17.575757575757574" table:formula="of:=[.HW3]*100/[.HW$24]" table:style-name="ce1">
            <text:p>17,57575758</text:p>
          </table:table-cell>
          <table:table-cell office:value-type="float" office:value="9.7560975609756095" table:formula="of:=[.HX3]*100/[.HX$24]" table:style-name="ce1">
            <text:p>9,756097561</text:p>
          </table:table-cell>
          <table:table-cell office:value-type="float" office:value="0.99255583126550873" table:formula="of:=[.HY3]*100/[.HY$24]" table:style-name="ce1">
            <text:p>0,992555831</text:p>
          </table:table-cell>
          <table:table-cell office:value-type="float" office:value="0" table:formula="of:=[.HZ3]*100/[.HZ$24]" table:style-name="ce1">
            <text:p>0</text:p>
          </table:table-cell>
          <table:table-cell office:value-type="float" office:value="21.739130434782609" table:formula="of:=[.IA3]*100/[.IA$24]" table:style-name="ce1">
            <text:p>21,73913043</text:p>
          </table:table-cell>
          <table:table-cell office:value-type="float" office:value="18.120805369127517" table:formula="of:=[.IB3]*100/[.IB$24]" table:style-name="ce1">
            <text:p>18,12080537</text:p>
          </table:table-cell>
          <table:table-cell office:value-type="float" office:value="29.657794676806084" table:formula="of:=[.IC3]*100/[.IC$24]" table:style-name="ce1">
            <text:p>29,65779468</text:p>
          </table:table-cell>
          <table:table-cell office:value-type="float" office:value="7.0671378091872787" table:formula="of:=[.ID3]*100/[.ID$24]" table:style-name="ce1">
            <text:p>7,067137809</text:p>
          </table:table-cell>
          <table:table-cell office:value-type="float" office:value="23.222748815165875" table:formula="of:=[.IE3]*100/[.IE$24]" table:style-name="ce1">
            <text:p>23,22274882</text:p>
          </table:table-cell>
          <table:table-cell office:value-type="float" office:value="12.140575079872205" table:formula="of:=[.IF3]*100/[.IF$24]" table:style-name="ce1">
            <text:p>12,14057508</text:p>
          </table:table-cell>
          <table:table-cell office:value-type="float" office:value="49.586776859504134" table:formula="of:=[.IG3]*100/[.IG$24]" table:style-name="ce1">
            <text:p>49,58677686</text:p>
          </table:table-cell>
          <table:table-cell office:value-type="float" office:value="8.9285714285714288" table:formula="of:=[.IH3]*100/[.IH$24]" table:style-name="ce1">
            <text:p>8,928571429</text:p>
          </table:table-cell>
          <table:table-cell office:value-type="float" office:value="37.704918032786885" table:formula="of:=[.II3]*100/[.II$24]" table:style-name="ce1">
            <text:p>37,70491803</text:p>
          </table:table-cell>
          <table:table-cell office:value-type="float" office:value="11.373390557939913" table:formula="of:=[.IJ3]*100/[.IJ$24]" table:style-name="ce1">
            <text:p>11,37339056</text:p>
          </table:table-cell>
          <table:table-cell office:value-type="float" office:value="31.140350877192983" table:formula="of:=[.IK3]*100/[.IK$24]" table:style-name="ce1">
            <text:p>31,14035088</text:p>
          </table:table-cell>
          <table:table-cell office:value-type="float" office:value="15.760869565217391" table:formula="of:=[.IL3]*100/[.IL$24]" table:style-name="ce1">
            <text:p>15,76086957</text:p>
          </table:table-cell>
          <table:table-cell office:value-type="float" office:value="14.213197969543147" table:formula="of:=[.IM3]*100/[.IM$24]" table:style-name="ce1">
            <text:p>14,21319797</text:p>
          </table:table-cell>
          <table:table-cell office:value-type="float" office:value="10.483870967741936" table:formula="of:=[.IN3]*100/[.IN$24]" table:style-name="ce1">
            <text:p>10,48387097</text:p>
          </table:table-cell>
          <table:table-cell office:value-type="float" office:value="36.781609195402297" table:formula="of:=[.IO3]*100/[.IO$24]" table:style-name="ce1">
            <text:p>36,7816092</text:p>
          </table:table-cell>
          <table:table-cell office:value-type="float" office:value="23.762376237623762" table:formula="of:=[.IP3]*100/[.IP$24]" table:style-name="ce1">
            <text:p>23,76237624</text:p>
          </table:table-cell>
          <table:table-cell office:value-type="float" office:value="39.603960396039604" table:formula="of:=[.IQ3]*100/[.IQ$24]" table:style-name="ce1">
            <text:p>39,6039604</text:p>
          </table:table-cell>
          <table:table-cell office:value-type="float" office:value="15.960912052117264" table:formula="of:=[.IR3]*100/[.IR$24]" table:style-name="ce1">
            <text:p>15,96091205</text:p>
          </table:table-cell>
          <table:table-cell office:value-type="float" office:value="39.542483660130721" table:formula="of:=[.IS3]*100/[.IS$24]" table:style-name="ce1">
            <text:p>39,54248366</text:p>
          </table:table-cell>
          <table:table-cell office:value-type="float" office:value="12.714776632302405" table:formula="of:=[.IT3]*100/[.IT$24]" table:style-name="ce1">
            <text:p>12,71477663</text:p>
          </table:table-cell>
          <table:table-cell table:number-columns-repeated="1613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ales/marketing</text:p>
          </table:table-cell>
          <table:table-cell office:value-type="float" office:value="13.282613282613283" table:formula="of:=[.C4]*100/[.C$24]" table:style-name="ce1">
            <text:p>13,28261328</text:p>
          </table:table-cell>
          <table:table-cell office:value-type="float" office:value="14.347214741933035" table:formula="of:=[.D4]*100/[.D$24]" table:style-name="ce1">
            <text:p>14,34721474</text:p>
          </table:table-cell>
          <table:table-cell office:value-type="float" office:value="8.0863326276170309" table:formula="of:=[.E4]*100/[.E$24]" table:style-name="ce1">
            <text:p>8,086332628</text:p>
          </table:table-cell>
          <table:table-cell office:value-type="float" office:value="12.315556683464452" table:formula="of:=[.F4]*100/[.F$24]" table:style-name="ce1">
            <text:p>12,31555668</text:p>
          </table:table-cell>
          <table:table-cell office:value-type="float" office:value="12.529157744895151" table:formula="of:=[.G4]*100/[.G$24]" table:style-name="ce1">
            <text:p>12,52915774</text:p>
          </table:table-cell>
          <table:table-cell office:value-type="float" office:value="11.684059014033824" table:formula="of:=[.H4]*100/[.H$24]" table:style-name="ce1">
            <text:p>11,68405901</text:p>
          </table:table-cell>
          <table:table-cell office:value-type="float" office:value="11.655371322089421" table:formula="of:=[.I4]*100/[.I$24]" table:style-name="ce1">
            <text:p>11,65537132</text:p>
          </table:table-cell>
          <table:table-cell office:value-type="float" office:value="11.871832005792903" table:formula="of:=[.J4]*100/[.J$24]" table:style-name="ce1">
            <text:p>11,87183201</text:p>
          </table:table-cell>
          <table:table-cell office:value-type="float" office:value="11.940620136477913" table:formula="of:=[.K4]*100/[.K$24]" table:style-name="ce1">
            <text:p>11,94062014</text:p>
          </table:table-cell>
          <table:table-cell office:value-type="float" office:value="36.393360160965791" table:formula="of:=[.L4]*100/[.L$24]" table:style-name="ce1">
            <text:p>36,39336016</text:p>
          </table:table-cell>
          <table:table-cell office:value-type="float" office:value="14.486094316807739" table:formula="of:=[.M4]*100/[.M$24]" table:style-name="ce1">
            <text:p>14,48609432</text:p>
          </table:table-cell>
          <table:table-cell office:value-type="float" office:value="19.392387382144104" table:formula="of:=[.N4]*100/[.N$24]" table:style-name="ce1">
            <text:p>19,39238738</text:p>
          </table:table-cell>
          <table:table-cell office:value-type="float" office:value="12.055177442877978" table:formula="of:=[.O4]*100/[.O$24]" table:style-name="ce1">
            <text:p>12,05517744</text:p>
          </table:table-cell>
          <table:table-cell office:value-type="float" office:value="12.23621124621878" table:formula="of:=[.P4]*100/[.P$24]" table:style-name="ce1">
            <text:p>12,23621125</text:p>
          </table:table-cell>
          <table:table-cell office:value-type="float" office:value="12.347919527192406" table:formula="of:=[.Q4]*100/[.Q$24]" table:style-name="ce1">
            <text:p>12,34791953</text:p>
          </table:table-cell>
          <table:table-cell office:value-type="float" office:value="12.275850409959789" table:formula="of:=[.R4]*100/[.R$24]" table:style-name="ce1">
            <text:p>12,27585041</text:p>
          </table:table-cell>
          <table:table-cell office:value-type="float" office:value="3.1674208144796379" table:formula="of:=[.S4]*100/[.S$24]" table:style-name="ce1">
            <text:p>3,167420814</text:p>
          </table:table-cell>
          <table:table-cell office:value-type="float" office:value="11.603585657370518" table:formula="of:=[.T4]*100/[.T$24]" table:style-name="ce1">
            <text:p>11,60358566</text:p>
          </table:table-cell>
          <table:table-cell office:value-type="float" office:value="16.387726638772662" table:formula="of:=[.U4]*100/[.U$24]" table:style-name="ce1">
            <text:p>16,38772664</text:p>
          </table:table-cell>
          <table:table-cell office:value-type="float" office:value="2.2764227642276422" table:formula="of:=[.V4]*100/[.V$24]" table:style-name="ce1">
            <text:p>2,276422764</text:p>
          </table:table-cell>
          <table:table-cell office:value-type="float" office:value="17.465069860279442" table:formula="of:=[.W4]*100/[.W$24]" table:style-name="ce1">
            <text:p>17,46506986</text:p>
          </table:table-cell>
          <table:table-cell office:value-type="float" office:value="36.97043999455115" table:formula="of:=[.X4]*100/[.X$24]" table:style-name="ce1">
            <text:p>36,97043999</text:p>
          </table:table-cell>
          <table:table-cell office:value-type="float" office:value="4.8543689320388346" table:formula="of:=[.Y4]*100/[.Y$24]" table:style-name="ce1">
            <text:p>4,854368932</text:p>
          </table:table-cell>
          <table:table-cell office:value-type="float" office:value="0" table:formula="of:=[.Z4]*100/[.Z$24]" table:style-name="ce1">
            <text:p>0</text:p>
          </table:table-cell>
          <table:table-cell office:value-type="float" office:value="27.612928864750298" table:formula="of:=[.AA4]*100/[.AA$24]" table:style-name="ce1">
            <text:p>27,61292886</text:p>
          </table:table-cell>
          <table:table-cell office:value-type="float" office:value="13.047001620745544" table:formula="of:=[.AB4]*100/[.AB$24]" table:style-name="ce1">
            <text:p>13,04700162</text:p>
          </table:table-cell>
          <table:table-cell office:value-type="float" office:value="35.886366801281156" table:formula="of:=[.AC4]*100/[.AC$24]" table:style-name="ce1">
            <text:p>35,8863668</text:p>
          </table:table-cell>
          <table:table-cell office:value-type="float" office:value="3.3254156769596199" table:formula="of:=[.AD4]*100/[.AD$24]" table:style-name="ce1">
            <text:p>3,325415677</text:p>
          </table:table-cell>
          <table:table-cell office:value-type="float" office:value="14.224893563736538" table:formula="of:=[.AE4]*100/[.AE$24]" table:style-name="ce1">
            <text:p>14,22489356</text:p>
          </table:table-cell>
          <table:table-cell office:value-type="float" office:value="12.37163814180929" table:formula="of:=[.AF4]*100/[.AF$24]" table:style-name="ce1">
            <text:p>12,37163814</text:p>
          </table:table-cell>
          <table:table-cell office:value-type="float" office:value="0" table:formula="of:=[.AG4]*100/[.AG$24]" table:style-name="ce1">
            <text:p>0</text:p>
          </table:table-cell>
          <table:table-cell office:value-type="float" office:value="5.8922558922558919" table:formula="of:=[.AH4]*100/[.AH$24]" table:style-name="ce1">
            <text:p>5,892255892</text:p>
          </table:table-cell>
          <table:table-cell office:value-type="float" office:value="12.029384756657484" table:formula="of:=[.AI4]*100/[.AI$24]" table:style-name="ce1">
            <text:p>12,02938476</text:p>
          </table:table-cell>
          <table:table-cell office:value-type="float" office:value="9.5505617977528097" table:formula="of:=[.AJ4]*100/[.AJ$24]" table:style-name="ce1">
            <text:p>9,550561798</text:p>
          </table:table-cell>
          <table:table-cell office:value-type="float" office:value="14.856341976173791" table:formula="of:=[.AK4]*100/[.AK$24]" table:style-name="ce1">
            <text:p>14,85634198</text:p>
          </table:table-cell>
          <table:table-cell office:value-type="float" office:value="1.1673151750972763" table:formula="of:=[.AL4]*100/[.AL$24]" table:style-name="ce1">
            <text:p>1,167315175</text:p>
          </table:table-cell>
          <table:table-cell office:value-type="float" office:value="0.59259259259259256" table:formula="of:=[.AM4]*100/[.AM$24]" table:style-name="ce1">
            <text:p>0,592592593</text:p>
          </table:table-cell>
          <table:table-cell office:value-type="float" office:value="41.521765939080034" table:formula="of:=[.AN4]*100/[.AN$24]" table:style-name="ce1">
            <text:p>41,52176594</text:p>
          </table:table-cell>
          <table:table-cell office:value-type="float" office:value="5.9572006940427995" table:formula="of:=[.AO4]*100/[.AO$24]" table:style-name="ce1">
            <text:p>5,957200694</text:p>
          </table:table-cell>
          <table:table-cell office:value-type="float" office:value="37.701488864279561" table:formula="of:=[.AP4]*100/[.AP$24]" table:style-name="ce1">
            <text:p>37,70148886</text:p>
          </table:table-cell>
          <table:table-cell office:value-type="float" office:value="0" table:formula="of:=[.AQ4]*100/[.AQ$24]" table:style-name="ce1">
            <text:p>0</text:p>
          </table:table-cell>
          <table:table-cell office:value-type="float" office:value="12.359836901121305" table:formula="of:=[.AR4]*100/[.AR$24]" table:style-name="ce1">
            <text:p>12,3598369</text:p>
          </table:table-cell>
          <table:table-cell office:value-type="float" office:value="0" table:formula="of:=[.AS4]*100/[.AS$24]" table:style-name="ce1">
            <text:p>0</text:p>
          </table:table-cell>
          <table:table-cell office:value-type="float" office:value="13.549920760697306" table:formula="of:=[.AT4]*100/[.AT$24]" table:style-name="ce1">
            <text:p>13,54992076</text:p>
          </table:table-cell>
          <table:table-cell office:value-type="float" office:value="0" table:formula="of:=[.AU4]*100/[.AU$24]" table:style-name="ce1">
            <text:p>0</text:p>
          </table:table-cell>
          <table:table-cell office:value-type="float" office:value="5.5938697318007664" table:formula="of:=[.AV4]*100/[.AV$24]" table:style-name="ce1">
            <text:p>5,593869732</text:p>
          </table:table-cell>
          <table:table-cell office:value-type="float" office:value="5.6437389770723101" table:formula="of:=[.AW4]*100/[.AW$24]" table:style-name="ce1">
            <text:p>5,643738977</text:p>
          </table:table-cell>
          <table:table-cell office:value-type="float" office:value="12.736443883984867" table:formula="of:=[.AX4]*100/[.AX$24]" table:style-name="ce1">
            <text:p>12,73644388</text:p>
          </table:table-cell>
          <table:table-cell office:value-type="float" office:value="6.3761097659402743" table:formula="of:=[.AY4]*100/[.AY$24]" table:style-name="ce1">
            <text:p>6,376109766</text:p>
          </table:table-cell>
          <table:table-cell office:value-type="float" office:value="1.3409961685823755" table:formula="of:=[.AZ4]*100/[.AZ$24]" table:style-name="ce1">
            <text:p>1,340996169</text:p>
          </table:table-cell>
          <table:table-cell office:value-type="float" office:value="10.909090909090908" table:formula="of:=[.BA4]*100/[.BA$24]" table:style-name="ce1">
            <text:p>10,90909091</text:p>
          </table:table-cell>
          <table:table-cell office:value-type="float" office:value="0.86058519793459554" table:formula="of:=[.BB4]*100/[.BB$24]" table:style-name="ce1">
            <text:p>0,860585198</text:p>
          </table:table-cell>
          <table:table-cell office:value-type="float" office:value="13.921282798833818" table:formula="of:=[.BC4]*100/[.BC$24]" table:style-name="ce1">
            <text:p>13,9212828</text:p>
          </table:table-cell>
          <table:table-cell office:value-type="float" office:value="0" table:formula="of:=[.BD4]*100/[.BD$24]" table:style-name="ce1">
            <text:p>0</text:p>
          </table:table-cell>
          <table:table-cell office:value-type="float" office:value="15.469613259668508" table:formula="of:=[.BE4]*100/[.BE$24]" table:style-name="ce1">
            <text:p>15,46961326</text:p>
          </table:table-cell>
          <table:table-cell office:value-type="float" office:value="16.62870159453303" table:formula="of:=[.BF4]*100/[.BF$24]" table:style-name="ce1">
            <text:p>16,62870159</text:p>
          </table:table-cell>
          <table:table-cell office:value-type="float" office:value="0" table:formula="of:=[.BG4]*100/[.BG$24]" table:style-name="ce1">
            <text:p>0</text:p>
          </table:table-cell>
          <table:table-cell office:value-type="float" office:value="3.1879194630872485" table:formula="of:=[.BH4]*100/[.BH$24]" table:style-name="ce1">
            <text:p>3,187919463</text:p>
          </table:table-cell>
          <table:table-cell office:value-type="float" office:value="0" table:formula="of:=[.BI4]*100/[.BI$24]" table:style-name="ce1">
            <text:p>0</text:p>
          </table:table-cell>
          <table:table-cell office:value-type="float" office:value="0" table:formula="of:=[.BJ4]*100/[.BJ$24]" table:style-name="ce1">
            <text:p>0</text:p>
          </table:table-cell>
          <table:table-cell office:value-type="float" office:value="2.4549918166939442" table:formula="of:=[.BK4]*100/[.BK$24]" table:style-name="ce1">
            <text:p>2,454991817</text:p>
          </table:table-cell>
          <table:table-cell office:value-type="float" office:value="10.357142857142858" table:formula="of:=[.BL4]*100/[.BL$24]" table:style-name="ce1">
            <text:p>10,35714286</text:p>
          </table:table-cell>
          <table:table-cell office:value-type="float" office:value="2.0344287949921753" table:formula="of:=[.BM4]*100/[.BM$24]" table:style-name="ce1">
            <text:p>2,034428795</text:p>
          </table:table-cell>
          <table:table-cell office:value-type="float" office:value="11.922981979758084" table:formula="of:=[.BN4]*100/[.BN$24]" table:style-name="ce1">
            <text:p>11,92298198</text:p>
          </table:table-cell>
          <table:table-cell office:value-type="float" office:value="6.4572425828970328" table:formula="of:=[.BO4]*100/[.BO$24]" table:style-name="ce1">
            <text:p>6,457242583</text:p>
          </table:table-cell>
          <table:table-cell office:value-type="float" office:value="6.423099587507366" table:formula="of:=[.BP4]*100/[.BP$24]" table:style-name="ce1">
            <text:p>6,423099588</text:p>
          </table:table-cell>
          <table:table-cell office:value-type="float" office:value="13.639968279143536" table:formula="of:=[.BQ4]*100/[.BQ$24]" table:style-name="ce1">
            <text:p>13,63996828</text:p>
          </table:table-cell>
          <table:table-cell office:value-type="float" office:value="2.2187004754358162" table:formula="of:=[.BR4]*100/[.BR$24]" table:style-name="ce1">
            <text:p>2,218700475</text:p>
          </table:table-cell>
          <table:table-cell office:value-type="float" office:value="0" table:formula="of:=[.BS4]*100/[.BS$24]" table:style-name="ce1">
            <text:p>0</text:p>
          </table:table-cell>
          <table:table-cell office:value-type="float" office:value="12.545235223160434" table:formula="of:=[.BT4]*100/[.BT$24]" table:style-name="ce1">
            <text:p>12,54523522</text:p>
          </table:table-cell>
          <table:table-cell office:value-type="float" office:value="13.389121338912133" table:formula="of:=[.BU4]*100/[.BU$24]" table:style-name="ce1">
            <text:p>13,38912134</text:p>
          </table:table-cell>
          <table:table-cell office:value-type="float" office:value="2.3710729104919976" table:formula="of:=[.BV4]*100/[.BV$24]" table:style-name="ce1">
            <text:p>2,37107291</text:p>
          </table:table-cell>
          <table:table-cell office:value-type="float" office:value="1.6981132075471699" table:formula="of:=[.BW4]*100/[.BW$24]" table:style-name="ce1">
            <text:p>1,698113208</text:p>
          </table:table-cell>
          <table:table-cell office:value-type="float" office:value="0" table:formula="of:=[.BX4]*100/[.BX$24]" table:style-name="ce1">
            <text:p>0</text:p>
          </table:table-cell>
          <table:table-cell office:value-type="float" office:value="0.67567567567567566" table:formula="of:=[.BY4]*100/[.BY$24]" table:style-name="ce1">
            <text:p>0,675675676</text:p>
          </table:table-cell>
          <table:table-cell office:value-type="float" office:value="13.48314606741573" table:formula="of:=[.BZ4]*100/[.BZ$24]" table:style-name="ce1">
            <text:p>13,48314607</text:p>
          </table:table-cell>
          <table:table-cell office:value-type="float" office:value="6.2717770034843205" table:formula="of:=[.CA4]*100/[.CA$24]" table:style-name="ce1">
            <text:p>6,271777003</text:p>
          </table:table-cell>
          <table:table-cell office:value-type="float" office:value="2.197802197802198" table:formula="of:=[.CB4]*100/[.CB$24]" table:style-name="ce1">
            <text:p>2,197802198</text:p>
          </table:table-cell>
          <table:table-cell office:value-type="float" office:value="2.0992366412213741" table:formula="of:=[.CC4]*100/[.CC$24]" table:style-name="ce1">
            <text:p>2,099236641</text:p>
          </table:table-cell>
          <table:table-cell office:value-type="float" office:value="2.9411764705882355" table:formula="of:=[.CD4]*100/[.CD$24]" table:style-name="ce1">
            <text:p>2,941176471</text:p>
          </table:table-cell>
          <table:table-cell office:value-type="float" office:value="1.556420233463035" table:formula="of:=[.CE4]*100/[.CE$24]" table:style-name="ce1">
            <text:p>1,556420233</text:p>
          </table:table-cell>
          <table:table-cell office:value-type="float" office:value="0" table:formula="of:=[.CF4]*100/[.CF$24]" table:style-name="ce1">
            <text:p>0</text:p>
          </table:table-cell>
          <table:table-cell office:value-type="float" office:value="0" table:formula="of:=[.CG4]*100/[.CG$24]" table:style-name="ce1">
            <text:p>0</text:p>
          </table:table-cell>
          <table:table-cell office:value-type="float" office:value="0" table:formula="of:=[.CH4]*100/[.CH$24]" table:style-name="ce1">
            <text:p>0</text:p>
          </table:table-cell>
          <table:table-cell office:value-type="float" office:value="0.98231827111984282" table:formula="of:=[.CI4]*100/[.CI$24]" table:style-name="ce1">
            <text:p>0,982318271</text:p>
          </table:table-cell>
          <table:table-cell office:value-type="float" office:value="0" table:formula="of:=[.CJ4]*100/[.CJ$24]" table:style-name="ce1">
            <text:p>0</text:p>
          </table:table-cell>
          <table:table-cell office:value-type="float" office:value="12.751343109173044" table:formula="of:=[.CK4]*100/[.CK$24]" table:style-name="ce1">
            <text:p>12,75134311</text:p>
          </table:table-cell>
          <table:table-cell office:value-type="float" office:value="9.8839058524173034" table:formula="of:=[.CL4]*100/[.CL$24]" table:style-name="ce1">
            <text:p>9,883905852</text:p>
          </table:table-cell>
          <table:table-cell office:value-type="float" office:value="13.320634920634921" table:formula="of:=[.CM4]*100/[.CM$24]" table:style-name="ce1">
            <text:p>13,32063492</text:p>
          </table:table-cell>
          <table:table-cell office:value-type="float" office:value="8.1197924854582606" table:formula="of:=[.CN4]*100/[.CN$24]" table:style-name="ce1">
            <text:p>8,119792485</text:p>
          </table:table-cell>
          <table:table-cell office:value-type="float" office:value="12.280451438925907" table:formula="of:=[.CO4]*100/[.CO$24]" table:style-name="ce1">
            <text:p>12,28045144</text:p>
          </table:table-cell>
          <table:table-cell office:value-type="float" office:value="8.5372280358352786" table:formula="of:=[.CP4]*100/[.CP$24]" table:style-name="ce1">
            <text:p>8,537228036</text:p>
          </table:table-cell>
          <table:table-cell office:value-type="float" office:value="12.347457627118644" table:formula="of:=[.CQ4]*100/[.CQ$24]" table:style-name="ce1">
            <text:p>12,34745763</text:p>
          </table:table-cell>
          <table:table-cell office:value-type="float" office:value="8.0130825838103021" table:formula="of:=[.CR4]*100/[.CR$24]" table:style-name="ce1">
            <text:p>8,013082584</text:p>
          </table:table-cell>
          <table:table-cell office:value-type="float" office:value="12.698050512685215" table:formula="of:=[.CS4]*100/[.CS$24]" table:style-name="ce1">
            <text:p>12,69805051</text:p>
          </table:table-cell>
          <table:table-cell office:value-type="float" office:value="7.3239657743935949" table:formula="of:=[.CT4]*100/[.CT$24]" table:style-name="ce1">
            <text:p>7,323965774</text:p>
          </table:table-cell>
          <table:table-cell office:value-type="float" office:value="12.529409248406553" table:formula="of:=[.CU4]*100/[.CU$24]" table:style-name="ce1">
            <text:p>12,52940925</text:p>
          </table:table-cell>
          <table:table-cell office:value-type="float" office:value="8.858870064930219" table:formula="of:=[.CV4]*100/[.CV$24]" table:style-name="ce1">
            <text:p>8,858870065</text:p>
          </table:table-cell>
          <table:table-cell office:value-type="float" office:value="37.386348215497357" table:formula="of:=[.CW4]*100/[.CW$24]" table:style-name="ce1">
            <text:p>37,38634822</text:p>
          </table:table-cell>
          <table:table-cell office:value-type="float" office:value="23.842195540308747" table:formula="of:=[.CX4]*100/[.CX$24]" table:style-name="ce1">
            <text:p>23,84219554</text:p>
          </table:table-cell>
          <table:table-cell office:value-type="float" office:value="16.78125" table:formula="of:=[.CY4]*100/[.CY$24]" table:style-name="ce1">
            <text:p>16,78125</text:p>
          </table:table-cell>
          <table:table-cell office:value-type="float" office:value="6.6310160427807485" table:formula="of:=[.CZ4]*100/[.CZ$24]" table:style-name="ce1">
            <text:p>6,631016043</text:p>
          </table:table-cell>
          <table:table-cell office:value-type="float" office:value="22.128006132030276" table:formula="of:=[.DA4]*100/[.DA$24]" table:style-name="ce1">
            <text:p>22,12800613</text:p>
          </table:table-cell>
          <table:table-cell office:value-type="float" office:value="7.7362727087160641" table:formula="of:=[.DB4]*100/[.DB$24]" table:style-name="ce1">
            <text:p>7,736272709</text:p>
          </table:table-cell>
          <table:table-cell office:value-type="float" office:value="12.526039047796917" table:formula="of:=[.DC4]*100/[.DC$24]" table:style-name="ce1">
            <text:p>12,52603905</text:p>
          </table:table-cell>
          <table:table-cell office:value-type="float" office:value="9.4689497356584873" table:formula="of:=[.DD4]*100/[.DD$24]" table:style-name="ce1">
            <text:p>9,468949736</text:p>
          </table:table-cell>
          <table:table-cell office:value-type="float" office:value="12.853258161420294" table:formula="of:=[.DE4]*100/[.DE$24]" table:style-name="ce1">
            <text:p>12,85325816</text:p>
          </table:table-cell>
          <table:table-cell office:value-type="float" office:value="9.0013434841021045" table:formula="of:=[.DF4]*100/[.DF$24]" table:style-name="ce1">
            <text:p>9,001343484</text:p>
          </table:table-cell>
          <table:table-cell office:value-type="float" office:value="13.07670534956128" table:formula="of:=[.DG4]*100/[.DG$24]" table:style-name="ce1">
            <text:p>13,07670535</text:p>
          </table:table-cell>
          <table:table-cell office:value-type="float" office:value="8.415425735013363" table:formula="of:=[.DH4]*100/[.DH$24]" table:style-name="ce1">
            <text:p>8,415425735</text:p>
          </table:table-cell>
          <table:table-cell office:value-type="float" office:value="12.986271655678284" table:formula="of:=[.DI4]*100/[.DI$24]" table:style-name="ce1">
            <text:p>12,98627166</text:p>
          </table:table-cell>
          <table:table-cell office:value-type="float" office:value="8.3680037679566688" table:formula="of:=[.DJ4]*100/[.DJ$24]" table:style-name="ce1">
            <text:p>8,368003768</text:p>
          </table:table-cell>
          <table:table-cell office:value-type="float" office:value="0" table:formula="of:=[.DK4]*100/[.DK$24]" table:style-name="ce1">
            <text:p>0</text:p>
          </table:table-cell>
          <table:table-cell office:value-type="float" office:value="6.1946902654867255" table:formula="of:=[.DL4]*100/[.DL$24]" table:style-name="ce1">
            <text:p>6,194690265</text:p>
          </table:table-cell>
          <table:table-cell office:value-type="float" office:value="14.310404424472866" table:formula="of:=[.DM4]*100/[.DM$24]" table:style-name="ce1">
            <text:p>14,31040442</text:p>
          </table:table-cell>
          <table:table-cell office:value-type="float" office:value="4.6304541406945683" table:formula="of:=[.DN4]*100/[.DN$24]" table:style-name="ce1">
            <text:p>4,630454141</text:p>
          </table:table-cell>
          <table:table-cell office:value-type="float" office:value="20.432098765432098" table:formula="of:=[.DO4]*100/[.DO$24]" table:style-name="ce1">
            <text:p>20,43209877</text:p>
          </table:table-cell>
          <table:table-cell office:value-type="float" office:value="4.0489642184557439" table:formula="of:=[.DP4]*100/[.DP$24]" table:style-name="ce1">
            <text:p>4,048964218</text:p>
          </table:table-cell>
          <table:table-cell office:value-type="float" office:value="5.7377049180327866" table:formula="of:=[.DQ4]*100/[.DQ$24]" table:style-name="ce1">
            <text:p>5,737704918</text:p>
          </table:table-cell>
          <table:table-cell office:value-type="float" office:value="0" table:formula="of:=[.DR4]*100/[.DR$24]" table:style-name="ce1">
            <text:p>0</text:p>
          </table:table-cell>
          <table:table-cell office:value-type="float" office:value="26.086956521739129" table:formula="of:=[.DS4]*100/[.DS$24]" table:style-name="ce1">
            <text:p>26,08695652</text:p>
          </table:table-cell>
          <table:table-cell office:value-type="float" office:value="5.8548009367681502" table:formula="of:=[.DT4]*100/[.DT$24]" table:style-name="ce1">
            <text:p>5,854800937</text:p>
          </table:table-cell>
          <table:table-cell office:value-type="float" office:value="38.652116207049104" table:formula="of:=[.DU4]*100/[.DU$24]" table:style-name="ce1">
            <text:p>38,65211621</text:p>
          </table:table-cell>
          <table:table-cell office:value-type="float" office:value="16.607142857142858" table:formula="of:=[.DV4]*100/[.DV$24]" table:style-name="ce1">
            <text:p>16,60714286</text:p>
          </table:table-cell>
          <table:table-cell office:value-type="float" office:value="5.5793991416309012" table:formula="of:=[.DW4]*100/[.DW$24]" table:style-name="ce1">
            <text:p>5,579399142</text:p>
          </table:table-cell>
          <table:table-cell office:value-type="float" office:value="3.5294117647058822" table:formula="of:=[.DX4]*100/[.DX$24]" table:style-name="ce1">
            <text:p>3,529411765</text:p>
          </table:table-cell>
          <table:table-cell office:value-type="float" office:value="0" table:formula="of:=[.DY4]*100/[.DY$24]" table:style-name="ce1">
            <text:p>0</text:p>
          </table:table-cell>
          <table:table-cell office:value-type="float" office:value="0" table:formula="of:=[.DZ4]*100/[.DZ$24]" table:style-name="ce1">
            <text:p>0</text:p>
          </table:table-cell>
          <table:table-cell office:value-type="float" office:value="30.511735282801077" table:formula="of:=[.EA4]*100/[.EA$24]" table:style-name="ce1">
            <text:p>30,51173528</text:p>
          </table:table-cell>
          <table:table-cell office:value-type="float" office:value="9.7004279600570609" table:formula="of:=[.EB4]*100/[.EB$24]" table:style-name="ce1">
            <text:p>9,70042796</text:p>
          </table:table-cell>
          <table:table-cell office:value-type="float" office:value="17.056856187290968" table:formula="of:=[.EC4]*100/[.EC$24]" table:style-name="ce1">
            <text:p>17,05685619</text:p>
          </table:table-cell>
          <table:table-cell office:value-type="float" office:value="2.3738872403560829" table:formula="of:=[.ED4]*100/[.ED$24]" table:style-name="ce1">
            <text:p>2,37388724</text:p>
          </table:table-cell>
          <table:table-cell office:value-type="float" office:value="36.795162509448225" table:formula="of:=[.EE4]*100/[.EE$24]" table:style-name="ce1">
            <text:p>36,79516251</text:p>
          </table:table-cell>
          <table:table-cell office:value-type="float" office:value="25.265017667844521" table:formula="of:=[.EF4]*100/[.EF$24]" table:style-name="ce1">
            <text:p>25,26501767</text:p>
          </table:table-cell>
          <table:table-cell office:value-type="float" office:value="2.1834061135371181" table:formula="of:=[.EG4]*100/[.EG$24]" table:style-name="ce1">
            <text:p>2,183406114</text:p>
          </table:table-cell>
          <table:table-cell office:value-type="float" office:value="5.7513914656771803" table:formula="of:=[.EH4]*100/[.EH$24]" table:style-name="ce1">
            <text:p>5,751391466</text:p>
          </table:table-cell>
          <table:table-cell office:value-type="float" office:value="16.683656133197417" table:formula="of:=[.EI4]*100/[.EI$24]" table:style-name="ce1">
            <text:p>16,68365613</text:p>
          </table:table-cell>
          <table:table-cell office:value-type="float" office:value="7.333333333333333" table:formula="of:=[.EJ4]*100/[.EJ$24]" table:style-name="ce1">
            <text:p>7,333333333</text:p>
          </table:table-cell>
          <table:table-cell office:value-type="float" office:value="14.405641370047011" table:formula="of:=[.EK4]*100/[.EK$24]" table:style-name="ce1">
            <text:p>14,40564137</text:p>
          </table:table-cell>
          <table:table-cell office:value-type="float" office:value="6.9244604316546763" table:formula="of:=[.EL4]*100/[.EL$24]" table:style-name="ce1">
            <text:p>6,924460432</text:p>
          </table:table-cell>
          <table:table-cell office:value-type="float" office:value="0" table:formula="of:=[.EM4]*100/[.EM$24]" table:style-name="ce1">
            <text:p>0</text:p>
          </table:table-cell>
          <table:table-cell office:value-type="float" office:value="0" table:formula="of:=[.EN4]*100/[.EN$24]" table:style-name="ce1">
            <text:p>0</text:p>
          </table:table-cell>
          <table:table-cell office:value-type="float" office:value="10.483870967741936" table:formula="of:=[.EO4]*100/[.EO$24]" table:style-name="ce1">
            <text:p>10,48387097</text:p>
          </table:table-cell>
          <table:table-cell office:value-type="float" office:value="2.601156069364162" table:formula="of:=[.EP4]*100/[.EP$24]" table:style-name="ce1">
            <text:p>2,601156069</text:p>
          </table:table-cell>
          <table:table-cell office:value-type="float" office:value="11.883408071748878" table:formula="of:=[.EQ4]*100/[.EQ$24]" table:style-name="ce1">
            <text:p>11,88340807</text:p>
          </table:table-cell>
          <table:table-cell office:value-type="float" office:value="12.690355329949238" table:formula="of:=[.ER4]*100/[.ER$24]" table:style-name="ce1">
            <text:p>12,69035533</text:p>
          </table:table-cell>
          <table:table-cell office:value-type="float" office:value="13.900134952766532" table:formula="of:=[.ES4]*100/[.ES$24]" table:style-name="ce1">
            <text:p>13,90013495</text:p>
          </table:table-cell>
          <table:table-cell office:value-type="float" office:value="3.1683168316831685" table:formula="of:=[.ET4]*100/[.ET$24]" table:style-name="ce1">
            <text:p>3,168316832</text:p>
          </table:table-cell>
          <table:table-cell office:value-type="float" office:value="17.923322683706072" table:formula="of:=[.EU4]*100/[.EU$24]" table:style-name="ce1">
            <text:p>17,92332268</text:p>
          </table:table-cell>
          <table:table-cell office:value-type="float" office:value="6.516072980017376" table:formula="of:=[.EV4]*100/[.EV$24]" table:style-name="ce1">
            <text:p>6,51607298</text:p>
          </table:table-cell>
          <table:table-cell office:value-type="float" office:value="0" table:formula="of:=[.EW4]*100/[.EW$24]" table:style-name="ce1">
            <text:p>0</text:p>
          </table:table-cell>
          <table:table-cell office:value-type="float" office:value="2.1201413427561837" table:formula="of:=[.EX4]*100/[.EX$24]" table:style-name="ce1">
            <text:p>2,120141343</text:p>
          </table:table-cell>
          <table:table-cell office:value-type="float" office:value="1.1396011396011396" table:formula="of:=[.EY4]*100/[.EY$24]" table:style-name="ce1">
            <text:p>1,13960114</text:p>
          </table:table-cell>
          <table:table-cell office:value-type="float" office:value="0" table:formula="of:=[.EZ4]*100/[.EZ$24]" table:style-name="ce1">
            <text:p>0</text:p>
          </table:table-cell>
          <table:table-cell office:value-type="float" office:value="42.301608225678883" table:formula="of:=[.FA4]*100/[.FA$24]" table:style-name="ce1">
            <text:p>42,30160823</text:p>
          </table:table-cell>
          <table:table-cell office:value-type="float" office:value="30.210325047801149" table:formula="of:=[.FB4]*100/[.FB$24]" table:style-name="ce1">
            <text:p>30,21032505</text:p>
          </table:table-cell>
          <table:table-cell office:value-type="float" office:value="6.8879668049792535" table:formula="of:=[.FC4]*100/[.FC$24]" table:style-name="ce1">
            <text:p>6,887966805</text:p>
          </table:table-cell>
          <table:table-cell office:value-type="float" office:value="3.8167938931297711" table:formula="of:=[.FD4]*100/[.FD$24]" table:style-name="ce1">
            <text:p>3,816793893</text:p>
          </table:table-cell>
          <table:table-cell office:value-type="float" office:value="38.873125253344142" table:formula="of:=[.FE4]*100/[.FE$24]" table:style-name="ce1">
            <text:p>38,87312525</text:p>
          </table:table-cell>
          <table:table-cell office:value-type="float" office:value="25.757575757575758" table:formula="of:=[.FF4]*100/[.FF$24]" table:style-name="ce1">
            <text:p>25,75757576</text:p>
          </table:table-cell>
          <table:table-cell office:value-type="float" office:value="0" table:formula="of:=[.FG4]*100/[.FG$24]" table:style-name="ce1">
            <text:p>0</text:p>
          </table:table-cell>
          <table:table-cell office:value-type="float" office:value="0" table:formula="of:=[.FH4]*100/[.FH$24]" table:style-name="ce1">
            <text:p>0</text:p>
          </table:table-cell>
          <table:table-cell office:value-type="float" office:value="14.381720430107526" table:formula="of:=[.FI4]*100/[.FI$24]" table:style-name="ce1">
            <text:p>14,38172043</text:p>
          </table:table-cell>
          <table:table-cell office:value-type="float" office:value="6.0126582278481013" table:formula="of:=[.FJ4]*100/[.FJ$24]" table:style-name="ce1">
            <text:p>6,012658228</text:p>
          </table:table-cell>
          <table:table-cell office:value-type="float" office:value="0" table:formula="of:=[.FK4]*100/[.FK$24]" table:style-name="ce1">
            <text:p>0</text:p>
          </table:table-cell>
          <table:table-cell office:value-type="float" office:value="0" table:formula="of:=[.FL4]*100/[.FL$24]" table:style-name="ce1">
            <text:p>0</text:p>
          </table:table-cell>
          <table:table-cell office:value-type="float" office:value="12.741312741312742" table:formula="of:=[.FM4]*100/[.FM$24]" table:style-name="ce1">
            <text:p>12,74131274</text:p>
          </table:table-cell>
          <table:table-cell office:value-type="float" office:value="17.256637168141594" table:formula="of:=[.FN4]*100/[.FN$24]" table:style-name="ce1">
            <text:p>17,25663717</text:p>
          </table:table-cell>
          <table:table-cell office:value-type="float" office:value="0" table:formula="of:=[.FO4]*100/[.FO$24]" table:style-name="ce1">
            <text:p>0</text:p>
          </table:table-cell>
          <table:table-cell office:value-type="float" office:value="0" table:formula="of:=[.FP4]*100/[.FP$24]" table:style-name="ce1">
            <text:p>0</text:p>
          </table:table-cell>
          <table:table-cell office:value-type="float" office:value="5.7649667405764964" table:formula="of:=[.FQ4]*100/[.FQ$24]" table:style-name="ce1">
            <text:p>5,764966741</text:p>
          </table:table-cell>
          <table:table-cell office:value-type="float" office:value="5.2109181141439205" table:formula="of:=[.FR4]*100/[.FR$24]" table:style-name="ce1">
            <text:p>5,210918114</text:p>
          </table:table-cell>
          <table:table-cell office:value-type="float" office:value="9.387755102040817" table:formula="of:=[.FS4]*100/[.FS$24]" table:style-name="ce1">
            <text:p>9,387755102</text:p>
          </table:table-cell>
          <table:table-cell office:value-type="float" office:value="2.7950310559006213" table:formula="of:=[.FT4]*100/[.FT$24]" table:style-name="ce1">
            <text:p>2,795031056</text:p>
          </table:table-cell>
          <table:table-cell office:value-type="float" office:value="15.042444821731749" table:formula="of:=[.FU4]*100/[.FU$24]" table:style-name="ce1">
            <text:p>15,04244482</text:p>
          </table:table-cell>
          <table:table-cell office:value-type="float" office:value="6.0784313725490193" table:formula="of:=[.FV4]*100/[.FV$24]" table:style-name="ce1">
            <text:p>6,078431373</text:p>
          </table:table-cell>
          <table:table-cell office:value-type="float" office:value="8.2722513089005236" table:formula="of:=[.FW4]*100/[.FW$24]" table:style-name="ce1">
            <text:p>8,272251309</text:p>
          </table:table-cell>
          <table:table-cell office:value-type="float" office:value="0" table:formula="of:=[.FX4]*100/[.FX$24]" table:style-name="ce1">
            <text:p>0</text:p>
          </table:table-cell>
          <table:table-cell office:value-type="float" office:value="3.3333333333333335" table:formula="of:=[.FY4]*100/[.FY$24]" table:style-name="ce1">
            <text:p>3,333333333</text:p>
          </table:table-cell>
          <table:table-cell office:value-type="float" office:value="0" table:formula="of:=[.FZ4]*100/[.FZ$24]" table:style-name="ce1">
            <text:p>0</text:p>
          </table:table-cell>
          <table:table-cell office:value-type="float" office:value="13.919821826280623" table:formula="of:=[.GA4]*100/[.GA$24]" table:style-name="ce1">
            <text:p>13,91982183</text:p>
          </table:table-cell>
          <table:table-cell office:value-type="float" office:value="3.542234332425068" table:formula="of:=[.GB4]*100/[.GB$24]" table:style-name="ce1">
            <text:p>3,542234332</text:p>
          </table:table-cell>
          <table:table-cell office:value-type="float" office:value="1.6181229773462784" table:formula="of:=[.GC4]*100/[.GC$24]" table:style-name="ce1">
            <text:p>1,618122977</text:p>
          </table:table-cell>
          <table:table-cell office:value-type="float" office:value="0" table:formula="of:=[.GD4]*100/[.GD$24]" table:style-name="ce1">
            <text:p>0</text:p>
          </table:table-cell>
          <table:table-cell office:value-type="float" office:value="14.70311027332705" table:formula="of:=[.GE4]*100/[.GE$24]" table:style-name="ce1">
            <text:p>14,70311027</text:p>
          </table:table-cell>
          <table:table-cell office:value-type="float" office:value="11.254019292604502" table:formula="of:=[.GF4]*100/[.GF$24]" table:style-name="ce1">
            <text:p>11,25401929</text:p>
          </table:table-cell>
          <table:table-cell office:value-type="float" office:value="0" table:formula="of:=[.GG4]*100/[.GG$24]" table:style-name="ce1">
            <text:p>0</text:p>
          </table:table-cell>
          <table:table-cell office:value-type="float" office:value="0" table:formula="of:=[.GH4]*100/[.GH$24]" table:style-name="ce1">
            <text:p>0</text:p>
          </table:table-cell>
          <table:table-cell office:value-type="float" office:value="17.977528089887642" table:formula="of:=[.GI4]*100/[.GI$24]" table:style-name="ce1">
            <text:p>17,97752809</text:p>
          </table:table-cell>
          <table:table-cell office:value-type="float" office:value="8.8291746641074855" table:formula="of:=[.GJ4]*100/[.GJ$24]" table:style-name="ce1">
            <text:p>8,829174664</text:p>
          </table:table-cell>
          <table:table-cell office:value-type="float" office:value="22.117202268431001" table:formula="of:=[.GK4]*100/[.GK$24]" table:style-name="ce1">
            <text:p>22,11720227</text:p>
          </table:table-cell>
          <table:table-cell office:value-type="float" office:value="8.3094555873925504" table:formula="of:=[.GL4]*100/[.GL$24]" table:style-name="ce1">
            <text:p>8,309455587</text:p>
          </table:table-cell>
          <table:table-cell office:value-type="float" office:value="0" table:formula="of:=[.GM4]*100/[.GM$24]" table:style-name="ce1">
            <text:p>0</text:p>
          </table:table-cell>
          <table:table-cell office:value-type="float" office:value="0" table:formula="of:=[.GN4]*100/[.GN$24]" table:style-name="ce1">
            <text:p>0</text:p>
          </table:table-cell>
          <table:table-cell office:value-type="float" office:value="4.4609665427509295" table:formula="of:=[.GO4]*100/[.GO$24]" table:style-name="ce1">
            <text:p>4,460966543</text:p>
          </table:table-cell>
          <table:table-cell office:value-type="float" office:value="2.1406727828746179" table:formula="of:=[.GP4]*100/[.GP$24]" table:style-name="ce1">
            <text:p>2,140672783</text:p>
          </table:table-cell>
          <table:table-cell office:value-type="float" office:value="0" table:formula="of:=[.GQ4]*100/[.GQ$24]" table:style-name="ce1">
            <text:p>0</text:p>
          </table:table-cell>
          <table:table-cell office:value-type="float" office:value="0" table:formula="of:=[.GR4]*100/[.GR$24]" table:style-name="ce1">
            <text:p>0</text:p>
          </table:table-cell>
          <table:table-cell office:value-type="float" office:value="0" table:formula="of:=[.GS4]*100/[.GS$24]" table:style-name="ce1">
            <text:p>0</text:p>
          </table:table-cell>
          <table:table-cell office:value-type="float" office:value="0" table:formula="of:=[.GT4]*100/[.GT$24]" table:style-name="ce1">
            <text:p>0</text:p>
          </table:table-cell>
          <table:table-cell office:value-type="float" office:value="0" table:formula="of:=[.GU4]*100/[.GU$24]" table:style-name="ce1">
            <text:p>0</text:p>
          </table:table-cell>
          <table:table-cell office:value-type="float" office:value="4.1436464088397793" table:formula="of:=[.GV4]*100/[.GV$24]" table:style-name="ce1">
            <text:p>4,143646409</text:p>
          </table:table-cell>
          <table:table-cell office:value-type="float" office:value="12.428078250863061" table:formula="of:=[.GW4]*100/[.GW$24]" table:style-name="ce1">
            <text:p>12,42807825</text:p>
          </table:table-cell>
          <table:table-cell office:value-type="float" office:value="3.1872509960159361" table:formula="of:=[.GX4]*100/[.GX$24]" table:style-name="ce1">
            <text:p>3,187250996</text:p>
          </table:table-cell>
          <table:table-cell office:value-type="float" office:value="3.3457249070631971" table:formula="of:=[.GY4]*100/[.GY$24]" table:style-name="ce1">
            <text:p>3,345724907</text:p>
          </table:table-cell>
          <table:table-cell office:value-type="float" office:value="1.0810810810810811" table:formula="of:=[.GZ4]*100/[.GZ$24]" table:style-name="ce1">
            <text:p>1,081081081</text:p>
          </table:table-cell>
          <table:table-cell office:value-type="float" office:value="13.346290897311306" table:formula="of:=[.HA4]*100/[.HA$24]" table:style-name="ce1">
            <text:p>13,3462909</text:p>
          </table:table-cell>
          <table:table-cell office:value-type="float" office:value="7.3651452282157672" table:formula="of:=[.HB4]*100/[.HB$24]" table:style-name="ce1">
            <text:p>7,365145228</text:p>
          </table:table-cell>
          <table:table-cell office:value-type="float" office:value="7.9718640093786632" table:formula="of:=[.HC4]*100/[.HC$24]" table:style-name="ce1">
            <text:p>7,971864009</text:p>
          </table:table-cell>
          <table:table-cell office:value-type="float" office:value="2.0477815699658701" table:formula="of:=[.HD4]*100/[.HD$24]" table:style-name="ce1">
            <text:p>2,04778157</text:p>
          </table:table-cell>
          <table:table-cell office:value-type="float" office:value="5.6724611161939613" table:formula="of:=[.HE4]*100/[.HE$24]" table:style-name="ce1">
            <text:p>5,672461116</text:p>
          </table:table-cell>
          <table:table-cell office:value-type="float" office:value="7.7814569536423841" table:formula="of:=[.HF4]*100/[.HF$24]" table:style-name="ce1">
            <text:p>7,781456954</text:p>
          </table:table-cell>
          <table:table-cell office:value-type="float" office:value="14.09043112513144" table:formula="of:=[.HG4]*100/[.HG$24]" table:style-name="ce1">
            <text:p>14,09043113</text:p>
          </table:table-cell>
          <table:table-cell office:value-type="float" office:value="12.258064516129032" table:formula="of:=[.HH4]*100/[.HH$24]" table:style-name="ce1">
            <text:p>12,25806452</text:p>
          </table:table-cell>
          <table:table-cell office:value-type="float" office:value="0" table:formula="of:=[.HI4]*100/[.HI$24]" table:style-name="ce1">
            <text:p>0</text:p>
          </table:table-cell>
          <table:table-cell office:value-type="float" office:value="3.763440860215054" table:formula="of:=[.HJ4]*100/[.HJ$24]" table:style-name="ce1">
            <text:p>3,76344086</text:p>
          </table:table-cell>
          <table:table-cell office:value-type="float" office:value="0" table:formula="of:=[.HK4]*100/[.HK$24]" table:style-name="ce1">
            <text:p>0</text:p>
          </table:table-cell>
          <table:table-cell office:value-type="float" office:value="0" table:formula="of:=[.HL4]*100/[.HL$24]" table:style-name="ce1">
            <text:p>0</text:p>
          </table:table-cell>
          <table:table-cell office:value-type="float" office:value="16.851851851851851" table:formula="of:=[.HM4]*100/[.HM$24]" table:style-name="ce1">
            <text:p>16,85185185</text:p>
          </table:table-cell>
          <table:table-cell office:value-type="float" office:value="4.4982698961937713" table:formula="of:=[.HN4]*100/[.HN$24]" table:style-name="ce1">
            <text:p>4,498269896</text:p>
          </table:table-cell>
          <table:table-cell office:value-type="float" office:value="23.146473779385172" table:formula="of:=[.HO4]*100/[.HO$24]" table:style-name="ce1">
            <text:p>23,14647378</text:p>
          </table:table-cell>
          <table:table-cell office:value-type="float" office:value="0" table:formula="of:=[.HP4]*100/[.HP$24]" table:style-name="ce1">
            <text:p>0</text:p>
          </table:table-cell>
          <table:table-cell office:value-type="float" office:value="3.3138401559454191" table:formula="of:=[.HQ4]*100/[.HQ$24]" table:style-name="ce1">
            <text:p>3,313840156</text:p>
          </table:table-cell>
          <table:table-cell office:value-type="float" office:value="0.90771558245083206" table:formula="of:=[.HR4]*100/[.HR$24]" table:style-name="ce1">
            <text:p>0,907715582</text:p>
          </table:table-cell>
          <table:table-cell office:value-type="float" office:value="0" table:formula="of:=[.HS4]*100/[.HS$24]" table:style-name="ce1">
            <text:p>0</text:p>
          </table:table-cell>
          <table:table-cell office:value-type="float" office:value="3.8961038961038961" table:formula="of:=[.HT4]*100/[.HT$24]" table:style-name="ce1">
            <text:p>3,896103896</text:p>
          </table:table-cell>
          <table:table-cell office:value-type="float" office:value="0" table:formula="of:=[.HU4]*100/[.HU$24]" table:style-name="ce1">
            <text:p>0</text:p>
          </table:table-cell>
          <table:table-cell office:value-type="float" office:value="0" table:formula="of:=[.HV4]*100/[.HV$24]" table:style-name="ce1">
            <text:p>0</text:p>
          </table:table-cell>
          <table:table-cell office:value-type="float" office:value="0" table:formula="of:=[.HW4]*100/[.HW$24]" table:style-name="ce1">
            <text:p>0</text:p>
          </table:table-cell>
          <table:table-cell office:value-type="float" office:value="1.2195121951219512" table:formula="of:=[.HX4]*100/[.HX$24]" table:style-name="ce1">
            <text:p>1,219512195</text:p>
          </table:table-cell>
          <table:table-cell office:value-type="float" office:value="12.779156327543424" table:formula="of:=[.HY4]*100/[.HY$24]" table:style-name="ce1">
            <text:p>12,77915633</text:p>
          </table:table-cell>
          <table:table-cell office:value-type="float" office:value="15.0997150997151" table:formula="of:=[.HZ4]*100/[.HZ$24]" table:style-name="ce1">
            <text:p>15,0997151</text:p>
          </table:table-cell>
          <table:table-cell office:value-type="float" office:value="13.043478260869565" table:formula="of:=[.IA4]*100/[.IA$24]" table:style-name="ce1">
            <text:p>13,04347826</text:p>
          </table:table-cell>
          <table:table-cell office:value-type="float" office:value="0" table:formula="of:=[.IB4]*100/[.IB$24]" table:style-name="ce1">
            <text:p>0</text:p>
          </table:table-cell>
          <table:table-cell office:value-type="float" office:value="0" table:formula="of:=[.IC4]*100/[.IC$24]" table:style-name="ce1">
            <text:p>0</text:p>
          </table:table-cell>
          <table:table-cell office:value-type="float" office:value="4.2402826855123674" table:formula="of:=[.ID4]*100/[.ID$24]" table:style-name="ce1">
            <text:p>4,240282686</text:p>
          </table:table-cell>
          <table:table-cell office:value-type="float" office:value="2.3696682464454977" table:formula="of:=[.IE4]*100/[.IE$24]" table:style-name="ce1">
            <text:p>2,369668246</text:p>
          </table:table-cell>
          <table:table-cell office:value-type="float" office:value="1.9169329073482428" table:formula="of:=[.IF4]*100/[.IF$24]" table:style-name="ce1">
            <text:p>1,916932907</text:p>
          </table:table-cell>
          <table:table-cell office:value-type="float" office:value="0" table:formula="of:=[.IG4]*100/[.IG$24]" table:style-name="ce1">
            <text:p>0</text:p>
          </table:table-cell>
          <table:table-cell office:value-type="float" office:value="5.0595238095238093" table:formula="of:=[.IH4]*100/[.IH$24]" table:style-name="ce1">
            <text:p>5,05952381</text:p>
          </table:table-cell>
          <table:table-cell office:value-type="float" office:value="0" table:formula="of:=[.II4]*100/[.II$24]" table:style-name="ce1">
            <text:p>0</text:p>
          </table:table-cell>
          <table:table-cell office:value-type="float" office:value="2.5751072961373391" table:formula="of:=[.IJ4]*100/[.IJ$24]" table:style-name="ce1">
            <text:p>2,575107296</text:p>
          </table:table-cell>
          <table:table-cell office:value-type="float" office:value="0" table:formula="of:=[.IK4]*100/[.IK$24]" table:style-name="ce1">
            <text:p>0</text:p>
          </table:table-cell>
          <table:table-cell office:value-type="float" office:value="0" table:formula="of:=[.IL4]*100/[.IL$24]" table:style-name="ce1">
            <text:p>0</text:p>
          </table:table-cell>
          <table:table-cell office:value-type="float" office:value="0" table:formula="of:=[.IM4]*100/[.IM$24]" table:style-name="ce1">
            <text:p>0</text:p>
          </table:table-cell>
          <table:table-cell office:value-type="float" office:value="0" table:formula="of:=[.IN4]*100/[.IN$24]" table:style-name="ce1">
            <text:p>0</text:p>
          </table:table-cell>
          <table:table-cell office:value-type="float" office:value="0" table:formula="of:=[.IO4]*100/[.IO$24]" table:style-name="ce1">
            <text:p>0</text:p>
          </table:table-cell>
          <table:table-cell office:value-type="float" office:value="0" table:formula="of:=[.IP4]*100/[.IP$24]" table:style-name="ce1">
            <text:p>0</text:p>
          </table:table-cell>
          <table:table-cell office:value-type="float" office:value="2.4752475247524752" table:formula="of:=[.IQ4]*100/[.IQ$24]" table:style-name="ce1">
            <text:p>2,475247525</text:p>
          </table:table-cell>
          <table:table-cell office:value-type="float" office:value="0" table:formula="of:=[.IR4]*100/[.IR$24]" table:style-name="ce1">
            <text:p>0</text:p>
          </table:table-cell>
          <table:table-cell office:value-type="float" office:value="0" table:formula="of:=[.IS4]*100/[.IS$24]" table:style-name="ce1">
            <text:p>0</text:p>
          </table:table-cell>
          <table:table-cell office:value-type="float" office:value="0" table:formula="of:=[.IT4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cientist</text:p>
          </table:table-cell>
          <table:table-cell office:value-type="float" office:value="9.4787094787094794" table:formula="of:=[.C5]*100/[.C$24]" table:style-name="ce1">
            <text:p>9,478709479</text:p>
          </table:table-cell>
          <table:table-cell office:value-type="float" office:value="10.08688380992314" table:formula="of:=[.D5]*100/[.D$24]" table:style-name="ce1">
            <text:p>10,08688381</text:p>
          </table:table-cell>
          <table:table-cell office:value-type="float" office:value="6.5102328863796757" table:formula="of:=[.E5]*100/[.E$24]" table:style-name="ce1">
            <text:p>6,510232886</text:p>
          </table:table-cell>
          <table:table-cell office:value-type="float" office:value="9.6001160134865682" table:formula="of:=[.F5]*100/[.F$24]" table:style-name="ce1">
            <text:p>9,600116013</text:p>
          </table:table-cell>
          <table:table-cell office:value-type="float" office:value="9.5661327559601421" table:formula="of:=[.G5]*100/[.G$24]" table:style-name="ce1">
            <text:p>9,566132756</text:p>
          </table:table-cell>
          <table:table-cell office:value-type="float" office:value="9.6665467194434456" table:formula="of:=[.H5]*100/[.H$24]" table:style-name="ce1">
            <text:p>9,666546719</text:p>
          </table:table-cell>
          <table:table-cell office:value-type="float" office:value="9.9248691441254309" table:formula="of:=[.I5]*100/[.I$24]" table:style-name="ce1">
            <text:p>9,924869144</text:p>
          </table:table-cell>
          <table:table-cell office:value-type="float" office:value="9.856384262611634" table:formula="of:=[.J5]*100/[.J$24]" table:style-name="ce1">
            <text:p>9,856384263</text:p>
          </table:table-cell>
          <table:table-cell office:value-type="float" office:value="9.5331018795642279" table:formula="of:=[.K5]*100/[.K$24]" table:style-name="ce1">
            <text:p>9,53310188</text:p>
          </table:table-cell>
          <table:table-cell office:value-type="float" office:value="12.977867203219317" table:formula="of:=[.L5]*100/[.L$24]" table:style-name="ce1">
            <text:p>12,9778672</text:p>
          </table:table-cell>
          <table:table-cell office:value-type="float" office:value="3.7968561064087063" table:formula="of:=[.M5]*100/[.M$24]" table:style-name="ce1">
            <text:p>3,796856106</text:p>
          </table:table-cell>
          <table:table-cell office:value-type="float" office:value="10.088076669382687" table:formula="of:=[.N5]*100/[.N$24]" table:style-name="ce1">
            <text:p>10,08807667</text:p>
          </table:table-cell>
          <table:table-cell office:value-type="float" office:value="10.298979095770539" table:formula="of:=[.O5]*100/[.O$24]" table:style-name="ce1">
            <text:p>10,2989791</text:p>
          </table:table-cell>
          <table:table-cell office:value-type="float" office:value="9.7468823606776898" table:formula="of:=[.P5]*100/[.P$24]" table:style-name="ce1">
            <text:p>9,746882361</text:p>
          </table:table-cell>
          <table:table-cell office:value-type="float" office:value="9.7068831711539616" table:formula="of:=[.Q5]*100/[.Q$24]" table:style-name="ce1">
            <text:p>9,706883171</text:p>
          </table:table-cell>
          <table:table-cell office:value-type="float" office:value="9.5468102834096094" table:formula="of:=[.R5]*100/[.R$24]" table:style-name="ce1">
            <text:p>9,546810283</text:p>
          </table:table-cell>
          <table:table-cell office:value-type="float" office:value="0" table:formula="of:=[.S5]*100/[.S$24]" table:style-name="ce1">
            <text:p>0</text:p>
          </table:table-cell>
          <table:table-cell office:value-type="float" office:value="5.1294820717131477" table:formula="of:=[.T5]*100/[.T$24]" table:style-name="ce1">
            <text:p>5,129482072</text:p>
          </table:table-cell>
          <table:table-cell office:value-type="float" office:value="3.091585309158531" table:formula="of:=[.U5]*100/[.U$24]" table:style-name="ce1">
            <text:p>3,091585309</text:p>
          </table:table-cell>
          <table:table-cell office:value-type="float" office:value="4.3902439024390247" table:formula="of:=[.V5]*100/[.V$24]" table:style-name="ce1">
            <text:p>4,390243902</text:p>
          </table:table-cell>
          <table:table-cell office:value-type="float" office:value="1.5968063872255489" table:formula="of:=[.W5]*100/[.W$24]" table:style-name="ce1">
            <text:p>1,596806387</text:p>
          </table:table-cell>
          <table:table-cell office:value-type="float" office:value="13.908186895518321" table:formula="of:=[.X5]*100/[.X$24]" table:style-name="ce1">
            <text:p>13,9081869</text:p>
          </table:table-cell>
          <table:table-cell office:value-type="float" office:value="5.9639389736477115" table:formula="of:=[.Y5]*100/[.Y$24]" table:style-name="ce1">
            <text:p>5,963938974</text:p>
          </table:table-cell>
          <table:table-cell office:value-type="float" office:value="1.7857142857142858" table:formula="of:=[.Z5]*100/[.Z$24]" table:style-name="ce1">
            <text:p>1,785714286</text:p>
          </table:table-cell>
          <table:table-cell office:value-type="float" office:value="13.067956020664989" table:formula="of:=[.AA5]*100/[.AA$24]" table:style-name="ce1">
            <text:p>13,06795602</text:p>
          </table:table-cell>
          <table:table-cell office:value-type="float" office:value="7.5364667747163692" table:formula="of:=[.AB5]*100/[.AB$24]" table:style-name="ce1">
            <text:p>7,536466775</text:p>
          </table:table-cell>
          <table:table-cell office:value-type="float" office:value="13.661049993037182" table:formula="of:=[.AC5]*100/[.AC$24]" table:style-name="ce1">
            <text:p>13,66104999</text:p>
          </table:table-cell>
          <table:table-cell office:value-type="float" office:value="3.3254156769596199" table:formula="of:=[.AD5]*100/[.AD$24]" table:style-name="ce1">
            <text:p>3,325415677</text:p>
          </table:table-cell>
          <table:table-cell office:value-type="float" office:value="5.9854745805159029" table:formula="of:=[.AE5]*100/[.AE$24]" table:style-name="ce1">
            <text:p>5,985474581</text:p>
          </table:table-cell>
          <table:table-cell office:value-type="float" office:value="2.9339853300733498" table:formula="of:=[.AF5]*100/[.AF$24]" table:style-name="ce1">
            <text:p>2,93398533</text:p>
          </table:table-cell>
          <table:table-cell office:value-type="float" office:value="1.2152777777777777" table:formula="of:=[.AG5]*100/[.AG$24]" table:style-name="ce1">
            <text:p>1,215277778</text:p>
          </table:table-cell>
          <table:table-cell office:value-type="float" office:value="3.872053872053872" table:formula="of:=[.AH5]*100/[.AH$24]" table:style-name="ce1">
            <text:p>3,872053872</text:p>
          </table:table-cell>
          <table:table-cell office:value-type="float" office:value="5.4178145087236" table:formula="of:=[.AI5]*100/[.AI$24]" table:style-name="ce1">
            <text:p>5,417814509</text:p>
          </table:table-cell>
          <table:table-cell office:value-type="float" office:value="2.7287319422150884" table:formula="of:=[.AJ5]*100/[.AJ$24]" table:style-name="ce1">
            <text:p>2,728731942</text:p>
          </table:table-cell>
          <table:table-cell office:value-type="float" office:value="3.7841625788367206" table:formula="of:=[.AK5]*100/[.AK$24]" table:style-name="ce1">
            <text:p>3,784162579</text:p>
          </table:table-cell>
          <table:table-cell office:value-type="float" office:value="0.58365758754863817" table:formula="of:=[.AL5]*100/[.AL$24]" table:style-name="ce1">
            <text:p>0,583657588</text:p>
          </table:table-cell>
          <table:table-cell office:value-type="float" office:value="3.1111111111111112" table:formula="of:=[.AM5]*100/[.AM$24]" table:style-name="ce1">
            <text:p>3,111111111</text:p>
          </table:table-cell>
          <table:table-cell office:value-type="float" office:value="12.936243679861882" table:formula="of:=[.AN5]*100/[.AN$24]" table:style-name="ce1">
            <text:p>12,93624368</text:p>
          </table:table-cell>
          <table:table-cell office:value-type="float" office:value="4.2799305957200691" table:formula="of:=[.AO5]*100/[.AO$24]" table:style-name="ce1">
            <text:p>4,279930596</text:p>
          </table:table-cell>
          <table:table-cell office:value-type="float" office:value="14.015011689430294" table:formula="of:=[.AP5]*100/[.AP$24]" table:style-name="ce1">
            <text:p>14,01501169</text:p>
          </table:table-cell>
          <table:table-cell office:value-type="float" office:value="1.6260162601626016" table:formula="of:=[.AQ5]*100/[.AQ$24]" table:style-name="ce1">
            <text:p>1,62601626</text:p>
          </table:table-cell>
          <table:table-cell office:value-type="float" office:value="2.3700305810397553" table:formula="of:=[.AR5]*100/[.AR$24]" table:style-name="ce1">
            <text:p>2,370030581</text:p>
          </table:table-cell>
          <table:table-cell office:value-type="float" office:value="2.7681660899653977" table:formula="of:=[.AS5]*100/[.AS$24]" table:style-name="ce1">
            <text:p>2,76816609</text:p>
          </table:table-cell>
          <table:table-cell office:value-type="float" office:value="11.727416798732172" table:formula="of:=[.AT5]*100/[.AT$24]" table:style-name="ce1">
            <text:p>11,7274168</text:p>
          </table:table-cell>
          <table:table-cell office:value-type="float" office:value="1.1627906976744187" table:formula="of:=[.AU5]*100/[.AU$24]" table:style-name="ce1">
            <text:p>1,162790698</text:p>
          </table:table-cell>
          <table:table-cell office:value-type="float" office:value="4.6743295019157092" table:formula="of:=[.AV5]*100/[.AV$24]" table:style-name="ce1">
            <text:p>4,674329502</text:p>
          </table:table-cell>
          <table:table-cell office:value-type="float" office:value="1.5873015873015872" table:formula="of:=[.AW5]*100/[.AW$24]" table:style-name="ce1">
            <text:p>1,587301587</text:p>
          </table:table-cell>
          <table:table-cell office:value-type="float" office:value="4.0857503152585117" table:formula="of:=[.AX5]*100/[.AX$24]" table:style-name="ce1">
            <text:p>4,085750315</text:p>
          </table:table-cell>
          <table:table-cell office:value-type="float" office:value="12.025827280064568" table:formula="of:=[.AY5]*100/[.AY$24]" table:style-name="ce1">
            <text:p>12,02582728</text:p>
          </table:table-cell>
          <table:table-cell office:value-type="float" office:value="0" table:formula="of:=[.AZ5]*100/[.AZ$24]" table:style-name="ce1">
            <text:p>0</text:p>
          </table:table-cell>
          <table:table-cell office:value-type="float" office:value="11.304347826086957" table:formula="of:=[.BA5]*100/[.BA$24]" table:style-name="ce1">
            <text:p>11,30434783</text:p>
          </table:table-cell>
          <table:table-cell office:value-type="float" office:value="1.3769363166953528" table:formula="of:=[.BB5]*100/[.BB$24]" table:style-name="ce1">
            <text:p>1,376936317</text:p>
          </table:table-cell>
          <table:table-cell office:value-type="float" office:value="8.2361516034985431" table:formula="of:=[.BC5]*100/[.BC$24]" table:style-name="ce1">
            <text:p>8,236151603</text:p>
          </table:table-cell>
          <table:table-cell office:value-type="float" office:value="1.814516129032258" table:formula="of:=[.BD5]*100/[.BD$24]" table:style-name="ce1">
            <text:p>1,814516129</text:p>
          </table:table-cell>
          <table:table-cell office:value-type="float" office:value="5.3670086819258094" table:formula="of:=[.BE5]*100/[.BE$24]" table:style-name="ce1">
            <text:p>5,367008682</text:p>
          </table:table-cell>
          <table:table-cell office:value-type="float" office:value="2.8473804100227791" table:formula="of:=[.BF5]*100/[.BF$24]" table:style-name="ce1">
            <text:p>2,84738041</text:p>
          </table:table-cell>
          <table:table-cell office:value-type="float" office:value="4.3650793650793647" table:formula="of:=[.BG5]*100/[.BG$24]" table:style-name="ce1">
            <text:p>4,365079365</text:p>
          </table:table-cell>
          <table:table-cell office:value-type="float" office:value="0" table:formula="of:=[.BH5]*100/[.BH$24]" table:style-name="ce1">
            <text:p>0</text:p>
          </table:table-cell>
          <table:table-cell office:value-type="float" office:value="3.3783783783783785" table:formula="of:=[.BI5]*100/[.BI$24]" table:style-name="ce1">
            <text:p>3,378378378</text:p>
          </table:table-cell>
          <table:table-cell office:value-type="float" office:value="3.3457249070631971" table:formula="of:=[.BJ5]*100/[.BJ$24]" table:style-name="ce1">
            <text:p>3,345724907</text:p>
          </table:table-cell>
          <table:table-cell office:value-type="float" office:value="1.6366612111292962" table:formula="of:=[.BK5]*100/[.BK$24]" table:style-name="ce1">
            <text:p>1,636661211</text:p>
          </table:table-cell>
          <table:table-cell office:value-type="float" office:value="12.053571428571429" table:formula="of:=[.BL5]*100/[.BL$24]" table:style-name="ce1">
            <text:p>12,05357143</text:p>
          </table:table-cell>
          <table:table-cell office:value-type="float" office:value="0.93896713615023475" table:formula="of:=[.BM5]*100/[.BM$24]" table:style-name="ce1">
            <text:p>0,938967136</text:p>
          </table:table-cell>
          <table:table-cell office:value-type="float" office:value="5.1098494198963218" table:formula="of:=[.BN5]*100/[.BN$24]" table:style-name="ce1">
            <text:p>5,10984942</text:p>
          </table:table-cell>
          <table:table-cell office:value-type="float" office:value="10.383944153577662" table:formula="of:=[.BO5]*100/[.BO$24]" table:style-name="ce1">
            <text:p>10,38394415</text:p>
          </table:table-cell>
          <table:table-cell office:value-type="float" office:value="5.1266941661756036" table:formula="of:=[.BP5]*100/[.BP$24]" table:style-name="ce1">
            <text:p>5,126694166</text:p>
          </table:table-cell>
          <table:table-cell office:value-type="float" office:value="6.4234734337827124" table:formula="of:=[.BQ5]*100/[.BQ$24]" table:style-name="ce1">
            <text:p>6,423473434</text:p>
          </table:table-cell>
          <table:table-cell office:value-type="float" office:value="3.8034865293185418" table:formula="of:=[.BR5]*100/[.BR$24]" table:style-name="ce1">
            <text:p>3,803486529</text:p>
          </table:table-cell>
          <table:table-cell office:value-type="float" office:value="0" table:formula="of:=[.BS5]*100/[.BS$24]" table:style-name="ce1">
            <text:p>0</text:p>
          </table:table-cell>
          <table:table-cell office:value-type="float" office:value="1.2062726176115801" table:formula="of:=[.BT5]*100/[.BT$24]" table:style-name="ce1">
            <text:p>1,206272618</text:p>
          </table:table-cell>
          <table:table-cell office:value-type="float" office:value="2.4058577405857742" table:formula="of:=[.BU5]*100/[.BU$24]" table:style-name="ce1">
            <text:p>2,405857741</text:p>
          </table:table-cell>
          <table:table-cell office:value-type="float" office:value="5.0385299347954948" table:formula="of:=[.BV5]*100/[.BV$24]" table:style-name="ce1">
            <text:p>5,038529935</text:p>
          </table:table-cell>
          <table:table-cell office:value-type="float" office:value="2.2641509433962264" table:formula="of:=[.BW5]*100/[.BW$24]" table:style-name="ce1">
            <text:p>2,264150943</text:p>
          </table:table-cell>
          <table:table-cell office:value-type="float" office:value="1.7408123791102514" table:formula="of:=[.BX5]*100/[.BX$24]" table:style-name="ce1">
            <text:p>1,740812379</text:p>
          </table:table-cell>
          <table:table-cell office:value-type="float" office:value="2.9729729729729728" table:formula="of:=[.BY5]*100/[.BY$24]" table:style-name="ce1">
            <text:p>2,972972973</text:p>
          </table:table-cell>
          <table:table-cell office:value-type="float" office:value="12.532411408815904" table:formula="of:=[.BZ5]*100/[.BZ$24]" table:style-name="ce1">
            <text:p>12,53241141</text:p>
          </table:table-cell>
          <table:table-cell office:value-type="float" office:value="3.6585365853658538" table:formula="of:=[.CA5]*100/[.CA$24]" table:style-name="ce1">
            <text:p>3,658536585</text:p>
          </table:table-cell>
          <table:table-cell office:value-type="float" office:value="1.6483516483516483" table:formula="of:=[.CB5]*100/[.CB$24]" table:style-name="ce1">
            <text:p>1,648351648</text:p>
          </table:table-cell>
          <table:table-cell office:value-type="float" office:value="0" table:formula="of:=[.CC5]*100/[.CC$24]" table:style-name="ce1">
            <text:p>0</text:p>
          </table:table-cell>
          <table:table-cell office:value-type="float" office:value="0.86505190311418689" table:formula="of:=[.CD5]*100/[.CD$24]" table:style-name="ce1">
            <text:p>0,865051903</text:p>
          </table:table-cell>
          <table:table-cell office:value-type="float" office:value="4.1504539559014271" table:formula="of:=[.CE5]*100/[.CE$24]" table:style-name="ce1">
            <text:p>4,150453956</text:p>
          </table:table-cell>
          <table:table-cell office:value-type="float" office:value="3.523489932885906" table:formula="of:=[.CF5]*100/[.CF$24]" table:style-name="ce1">
            <text:p>3,523489933</text:p>
          </table:table-cell>
          <table:table-cell office:value-type="float" office:value="0" table:formula="of:=[.CG5]*100/[.CG$24]" table:style-name="ce1">
            <text:p>0</text:p>
          </table:table-cell>
          <table:table-cell office:value-type="float" office:value="1.6771488469601676" table:formula="of:=[.CH5]*100/[.CH$24]" table:style-name="ce1">
            <text:p>1,677148847</text:p>
          </table:table-cell>
          <table:table-cell office:value-type="float" office:value="1.5717092337917484" table:formula="of:=[.CI5]*100/[.CI$24]" table:style-name="ce1">
            <text:p>1,571709234</text:p>
          </table:table-cell>
          <table:table-cell office:value-type="float" office:value="2.512562814070352" table:formula="of:=[.CJ5]*100/[.CJ$24]" table:style-name="ce1">
            <text:p>2,512562814</text:p>
          </table:table-cell>
          <table:table-cell office:value-type="float" office:value="10.187679021846009" table:formula="of:=[.CK5]*100/[.CK$24]" table:style-name="ce1">
            <text:p>10,18767902</text:p>
          </table:table-cell>
          <table:table-cell office:value-type="float" office:value="6.3215648854961835" table:formula="of:=[.CL5]*100/[.CL$24]" table:style-name="ce1">
            <text:p>6,321564885</text:p>
          </table:table-cell>
          <table:table-cell office:value-type="float" office:value="10.085361552028219" table:formula="of:=[.CM5]*100/[.CM$24]" table:style-name="ce1">
            <text:p>10,08536155</text:p>
          </table:table-cell>
          <table:table-cell office:value-type="float" office:value="6.6734790127338472" table:formula="of:=[.CN5]*100/[.CN$24]" table:style-name="ce1">
            <text:p>6,673479013</text:p>
          </table:table-cell>
          <table:table-cell office:value-type="float" office:value="10.271519682680097" table:formula="of:=[.CO5]*100/[.CO$24]" table:style-name="ce1">
            <text:p>10,27151968</text:p>
          </table:table-cell>
          <table:table-cell office:value-type="float" office:value="6.4744410148309868" table:formula="of:=[.CP5]*100/[.CP$24]" table:style-name="ce1">
            <text:p>6,474441015</text:p>
          </table:table-cell>
          <table:table-cell office:value-type="float" office:value="10.471751412429379" table:formula="of:=[.CQ5]*100/[.CQ$24]" table:style-name="ce1">
            <text:p>10,47175141</text:p>
          </table:table-cell>
          <table:table-cell office:value-type="float" office:value="7.0467553705493202" table:formula="of:=[.CR5]*100/[.CR$24]" table:style-name="ce1">
            <text:p>7,046755371</text:p>
          </table:table-cell>
          <table:table-cell office:value-type="float" office:value="10.129633062848505" table:formula="of:=[.CS5]*100/[.CS$24]" table:style-name="ce1">
            <text:p>10,12963306</text:p>
          </table:table-cell>
          <table:table-cell office:value-type="float" office:value="8.3523039485045913" table:formula="of:=[.CT5]*100/[.CT$24]" table:style-name="ce1">
            <text:p>8,352303949</text:p>
          </table:table-cell>
          <table:table-cell office:value-type="float" office:value="9.8729520468836895" table:formula="of:=[.CU5]*100/[.CU$24]" table:style-name="ce1">
            <text:p>9,872952047</text:p>
          </table:table-cell>
          <table:table-cell office:value-type="float" office:value="7.7543100231360551" table:formula="of:=[.CV5]*100/[.CV$24]" table:style-name="ce1">
            <text:p>7,754310023</text:p>
          </table:table-cell>
          <table:table-cell office:value-type="float" office:value="13.936762111548378" table:formula="of:=[.CW5]*100/[.CW$24]" table:style-name="ce1">
            <text:p>13,93676211</text:p>
          </table:table-cell>
          <table:table-cell office:value-type="float" office:value="0.85763293310463118" table:formula="of:=[.CX5]*100/[.CX$24]" table:style-name="ce1">
            <text:p>0,857632933</text:p>
          </table:table-cell>
          <table:table-cell office:value-type="float" office:value="3.03125" table:formula="of:=[.CY5]*100/[.CY$24]" table:style-name="ce1">
            <text:p>3,03125</text:p>
          </table:table-cell>
          <table:table-cell office:value-type="float" office:value="6.4171122994652405" table:formula="of:=[.CZ5]*100/[.CZ$24]" table:style-name="ce1">
            <text:p>6,417112299</text:p>
          </table:table-cell>
          <table:table-cell office:value-type="float" office:value="11.013701255149947" table:formula="of:=[.DA5]*100/[.DA$24]" table:style-name="ce1">
            <text:p>11,01370126</text:p>
          </table:table-cell>
          <table:table-cell office:value-type="float" office:value="6.1441110430700139" table:formula="of:=[.DB5]*100/[.DB$24]" table:style-name="ce1">
            <text:p>6,144111043</text:p>
          </table:table-cell>
          <table:table-cell office:value-type="float" office:value="10.559282830749781" table:formula="of:=[.DC5]*100/[.DC$24]" table:style-name="ce1">
            <text:p>10,55928283</text:p>
          </table:table-cell>
          <table:table-cell office:value-type="float" office:value="8.8692495857334492" table:formula="of:=[.DD5]*100/[.DD$24]" table:style-name="ce1">
            <text:p>8,869249586</text:p>
          </table:table-cell>
          <table:table-cell office:value-type="float" office:value="10.226512336451259" table:formula="of:=[.DE5]*100/[.DE$24]" table:style-name="ce1">
            <text:p>10,22651234</text:p>
          </table:table-cell>
          <table:table-cell office:value-type="float" office:value="7.2324227496641287" table:formula="of:=[.DF5]*100/[.DF$24]" table:style-name="ce1">
            <text:p>7,23242275</text:p>
          </table:table-cell>
          <table:table-cell office:value-type="float" office:value="10.181149165015567" table:formula="of:=[.DG5]*100/[.DG$24]" table:style-name="ce1">
            <text:p>10,18114917</text:p>
          </table:table-cell>
          <table:table-cell office:value-type="float" office:value="7.1477663230240553" table:formula="of:=[.DH5]*100/[.DH$24]" table:style-name="ce1">
            <text:p>7,147766323</text:p>
          </table:table-cell>
          <table:table-cell office:value-type="float" office:value="10.033678682535605" table:formula="of:=[.DI5]*100/[.DI$24]" table:style-name="ce1">
            <text:p>10,03367868</text:p>
          </table:table-cell>
          <table:table-cell office:value-type="float" office:value="6.8686710102833821" table:formula="of:=[.DJ5]*100/[.DJ$24]" table:style-name="ce1">
            <text:p>6,86867101</text:p>
          </table:table-cell>
          <table:table-cell office:value-type="float" office:value="0" table:formula="of:=[.DK5]*100/[.DK$24]" table:style-name="ce1">
            <text:p>0</text:p>
          </table:table-cell>
          <table:table-cell office:value-type="float" office:value="0" table:formula="of:=[.DL5]*100/[.DL$24]" table:style-name="ce1">
            <text:p>0</text:p>
          </table:table-cell>
          <table:table-cell office:value-type="float" office:value="4.3899066712754928" table:formula="of:=[.DM5]*100/[.DM$24]" table:style-name="ce1">
            <text:p>4,389906671</text:p>
          </table:table-cell>
          <table:table-cell office:value-type="float" office:value="7.0347284060552093" table:formula="of:=[.DN5]*100/[.DN$24]" table:style-name="ce1">
            <text:p>7,034728406</text:p>
          </table:table-cell>
          <table:table-cell office:value-type="float" office:value="2.9012345679012346" table:formula="of:=[.DO5]*100/[.DO$24]" table:style-name="ce1">
            <text:p>2,901234568</text:p>
          </table:table-cell>
          <table:table-cell office:value-type="float" office:value="3.6723163841807911" table:formula="of:=[.DP5]*100/[.DP$24]" table:style-name="ce1">
            <text:p>3,672316384</text:p>
          </table:table-cell>
          <table:table-cell office:value-type="float" office:value="2.0491803278688523" table:formula="of:=[.DQ5]*100/[.DQ$24]" table:style-name="ce1">
            <text:p>2,049180328</text:p>
          </table:table-cell>
          <table:table-cell office:value-type="float" office:value="5.9299191374663076" table:formula="of:=[.DR5]*100/[.DR$24]" table:style-name="ce1">
            <text:p>5,929919137</text:p>
          </table:table-cell>
          <table:table-cell office:value-type="float" office:value="0.69565217391304346" table:formula="of:=[.DS5]*100/[.DS$24]" table:style-name="ce1">
            <text:p>0,695652174</text:p>
          </table:table-cell>
          <table:table-cell office:value-type="float" office:value="2.810304449648712" table:formula="of:=[.DT5]*100/[.DT$24]" table:style-name="ce1">
            <text:p>2,81030445</text:p>
          </table:table-cell>
          <table:table-cell office:value-type="float" office:value="14.732340362778352" table:formula="of:=[.DU5]*100/[.DU$24]" table:style-name="ce1">
            <text:p>14,73234036</text:p>
          </table:table-cell>
          <table:table-cell office:value-type="float" office:value="3.9285714285714284" table:formula="of:=[.DV5]*100/[.DV$24]" table:style-name="ce1">
            <text:p>3,928571429</text:p>
          </table:table-cell>
          <table:table-cell office:value-type="float" office:value="4.9356223175965663" table:formula="of:=[.DW5]*100/[.DW$24]" table:style-name="ce1">
            <text:p>4,935622318</text:p>
          </table:table-cell>
          <table:table-cell office:value-type="float" office:value="7.8431372549019605" table:formula="of:=[.DX5]*100/[.DX$24]" table:style-name="ce1">
            <text:p>7,843137255</text:p>
          </table:table-cell>
          <table:table-cell office:value-type="float" office:value="0" table:formula="of:=[.DY5]*100/[.DY$24]" table:style-name="ce1">
            <text:p>0</text:p>
          </table:table-cell>
          <table:table-cell office:value-type="float" office:value="3.7162162162162162" table:formula="of:=[.DZ5]*100/[.DZ$24]" table:style-name="ce1">
            <text:p>3,716216216</text:p>
          </table:table-cell>
          <table:table-cell office:value-type="float" office:value="14.028472489419007" table:formula="of:=[.EA5]*100/[.EA$24]" table:style-name="ce1">
            <text:p>14,02847249</text:p>
          </table:table-cell>
          <table:table-cell office:value-type="float" office:value="7.132667617689016" table:formula="of:=[.EB5]*100/[.EB$24]" table:style-name="ce1">
            <text:p>7,132667618</text:p>
          </table:table-cell>
          <table:table-cell office:value-type="float" office:value="7.6923076923076925" table:formula="of:=[.EC5]*100/[.EC$24]" table:style-name="ce1">
            <text:p>7,692307692</text:p>
          </table:table-cell>
          <table:table-cell office:value-type="float" office:value="7.1216617210682491" table:formula="of:=[.ED5]*100/[.ED$24]" table:style-name="ce1">
            <text:p>7,121661721</text:p>
          </table:table-cell>
          <table:table-cell office:value-type="float" office:value="14.058956916099774" table:formula="of:=[.EE5]*100/[.EE$24]" table:style-name="ce1">
            <text:p>14,05895692</text:p>
          </table:table-cell>
          <table:table-cell office:value-type="float" office:value="9.010600706713781" table:formula="of:=[.EF5]*100/[.EF$24]" table:style-name="ce1">
            <text:p>9,010600707</text:p>
          </table:table-cell>
          <table:table-cell office:value-type="float" office:value="2.6200873362445414" table:formula="of:=[.EG5]*100/[.EG$24]" table:style-name="ce1">
            <text:p>2,620087336</text:p>
          </table:table-cell>
          <table:table-cell office:value-type="float" office:value="4.8237476808905377" table:formula="of:=[.EH5]*100/[.EH$24]" table:style-name="ce1">
            <text:p>4,823747681</text:p>
          </table:table-cell>
          <table:table-cell office:value-type="float" office:value="6.1841658171933398" table:formula="of:=[.EI5]*100/[.EI$24]" table:style-name="ce1">
            <text:p>6,184165817</text:p>
          </table:table-cell>
          <table:table-cell office:value-type="float" office:value="5.4285714285714288" table:formula="of:=[.EJ5]*100/[.EJ$24]" table:style-name="ce1">
            <text:p>5,428571429</text:p>
          </table:table-cell>
          <table:table-cell office:value-type="float" office:value="3.2236400268636669" table:formula="of:=[.EK5]*100/[.EK$24]" table:style-name="ce1">
            <text:p>3,223640027</text:p>
          </table:table-cell>
          <table:table-cell office:value-type="float" office:value="2.1582733812949639" table:formula="of:=[.EL5]*100/[.EL$24]" table:style-name="ce1">
            <text:p>2,158273381</text:p>
          </table:table-cell>
          <table:table-cell office:value-type="float" office:value="2.641509433962264" table:formula="of:=[.EM5]*100/[.EM$24]" table:style-name="ce1">
            <text:p>2,641509434</text:p>
          </table:table-cell>
          <table:table-cell office:value-type="float" office:value="0" table:formula="of:=[.EN5]*100/[.EN$24]" table:style-name="ce1">
            <text:p>0</text:p>
          </table:table-cell>
          <table:table-cell office:value-type="float" office:value="6.0483870967741939" table:formula="of:=[.EO5]*100/[.EO$24]" table:style-name="ce1">
            <text:p>6,048387097</text:p>
          </table:table-cell>
          <table:table-cell office:value-type="float" office:value="2.3121387283236996" table:formula="of:=[.EP5]*100/[.EP$24]" table:style-name="ce1">
            <text:p>2,312138728</text:p>
          </table:table-cell>
          <table:table-cell office:value-type="float" office:value="5.8295964125560538" table:formula="of:=[.EQ5]*100/[.EQ$24]" table:style-name="ce1">
            <text:p>5,829596413</text:p>
          </table:table-cell>
          <table:table-cell office:value-type="float" office:value="3.5532994923857868" table:formula="of:=[.ER5]*100/[.ER$24]" table:style-name="ce1">
            <text:p>3,553299492</text:p>
          </table:table-cell>
          <table:table-cell office:value-type="float" office:value="2.42914979757085" table:formula="of:=[.ES5]*100/[.ES$24]" table:style-name="ce1">
            <text:p>2,429149798</text:p>
          </table:table-cell>
          <table:table-cell office:value-type="float" office:value="3.1683168316831685" table:formula="of:=[.ET5]*100/[.ET$24]" table:style-name="ce1">
            <text:p>3,168316832</text:p>
          </table:table-cell>
          <table:table-cell office:value-type="float" office:value="4.5047923322683703" table:formula="of:=[.EU5]*100/[.EU$24]" table:style-name="ce1">
            <text:p>4,504792332</text:p>
          </table:table-cell>
          <table:table-cell office:value-type="float" office:value="1.8245004344048654" table:formula="of:=[.EV5]*100/[.EV$24]" table:style-name="ce1">
            <text:p>1,824500434</text:p>
          </table:table-cell>
          <table:table-cell office:value-type="float" office:value="0" table:formula="of:=[.EW5]*100/[.EW$24]" table:style-name="ce1">
            <text:p>0</text:p>
          </table:table-cell>
          <table:table-cell office:value-type="float" office:value="1.0600706713780919" table:formula="of:=[.EX5]*100/[.EX$24]" table:style-name="ce1">
            <text:p>1,060070671</text:p>
          </table:table-cell>
          <table:table-cell office:value-type="float" office:value="4.2735042735042734" table:formula="of:=[.EY5]*100/[.EY$24]" table:style-name="ce1">
            <text:p>4,273504274</text:p>
          </table:table-cell>
          <table:table-cell office:value-type="float" office:value="1.8518518518518519" table:formula="of:=[.EZ5]*100/[.EZ$24]" table:style-name="ce1">
            <text:p>1,851851852</text:p>
          </table:table-cell>
          <table:table-cell office:value-type="float" office:value="13.445821249670445" table:formula="of:=[.FA5]*100/[.FA$24]" table:style-name="ce1">
            <text:p>13,44582125</text:p>
          </table:table-cell>
          <table:table-cell office:value-type="float" office:value="5.5449330783938811" table:formula="of:=[.FB5]*100/[.FB$24]" table:style-name="ce1">
            <text:p>5,544933078</text:p>
          </table:table-cell>
          <table:table-cell office:value-type="float" office:value="5.7261410788381744" table:formula="of:=[.FC5]*100/[.FC$24]" table:style-name="ce1">
            <text:p>5,726141079</text:p>
          </table:table-cell>
          <table:table-cell office:value-type="float" office:value="0.95419847328244278" table:formula="of:=[.FD5]*100/[.FD$24]" table:style-name="ce1">
            <text:p>0,954198473</text:p>
          </table:table-cell>
          <table:table-cell office:value-type="float" office:value="15.011484934468315" table:formula="of:=[.FE5]*100/[.FE$24]" table:style-name="ce1">
            <text:p>15,01148493</text:p>
          </table:table-cell>
          <table:table-cell office:value-type="float" office:value="3.8567493112947657" table:formula="of:=[.FF5]*100/[.FF$24]" table:style-name="ce1">
            <text:p>3,856749311</text:p>
          </table:table-cell>
          <table:table-cell office:value-type="float" office:value="0" table:formula="of:=[.FG5]*100/[.FG$24]" table:style-name="ce1">
            <text:p>0</text:p>
          </table:table-cell>
          <table:table-cell office:value-type="float" office:value="2.8985507246376812" table:formula="of:=[.FH5]*100/[.FH$24]" table:style-name="ce1">
            <text:p>2,898550725</text:p>
          </table:table-cell>
          <table:table-cell office:value-type="float" office:value="2.8561827956989245" table:formula="of:=[.FI5]*100/[.FI$24]" table:style-name="ce1">
            <text:p>2,856182796</text:p>
          </table:table-cell>
          <table:table-cell office:value-type="float" office:value="0.84388185654008441" table:formula="of:=[.FJ5]*100/[.FJ$24]" table:style-name="ce1">
            <text:p>0,843881857</text:p>
          </table:table-cell>
          <table:table-cell office:value-type="float" office:value="5.5363321799307954" table:formula="of:=[.FK5]*100/[.FK$24]" table:style-name="ce1">
            <text:p>5,53633218</text:p>
          </table:table-cell>
          <table:table-cell office:value-type="float" office:value="0" table:formula="of:=[.FL5]*100/[.FL$24]" table:style-name="ce1">
            <text:p>0</text:p>
          </table:table-cell>
          <table:table-cell office:value-type="float" office:value="13.223938223938225" table:formula="of:=[.FM5]*100/[.FM$24]" table:style-name="ce1">
            <text:p>13,22393822</text:p>
          </table:table-cell>
          <table:table-cell office:value-type="float" office:value="4.8672566371681416" table:formula="of:=[.FN5]*100/[.FN$24]" table:style-name="ce1">
            <text:p>4,867256637</text:p>
          </table:table-cell>
          <table:table-cell office:value-type="float" office:value="0" table:formula="of:=[.FO5]*100/[.FO$24]" table:style-name="ce1">
            <text:p>0</text:p>
          </table:table-cell>
          <table:table-cell office:value-type="float" office:value="2.0527859237536656" table:formula="of:=[.FP5]*100/[.FP$24]" table:style-name="ce1">
            <text:p>2,052785924</text:p>
          </table:table-cell>
          <table:table-cell office:value-type="float" office:value="5.3215077605321506" table:formula="of:=[.FQ5]*100/[.FQ$24]" table:style-name="ce1">
            <text:p>5,321507761</text:p>
          </table:table-cell>
          <table:table-cell office:value-type="float" office:value="3.225806451612903" table:formula="of:=[.FR5]*100/[.FR$24]" table:style-name="ce1">
            <text:p>3,225806452</text:p>
          </table:table-cell>
          <table:table-cell office:value-type="float" office:value="0" table:formula="of:=[.FS5]*100/[.FS$24]" table:style-name="ce1">
            <text:p>0</text:p>
          </table:table-cell>
          <table:table-cell office:value-type="float" office:value="2.7950310559006213" table:formula="of:=[.FT5]*100/[.FT$24]" table:style-name="ce1">
            <text:p>2,795031056</text:p>
          </table:table-cell>
          <table:table-cell office:value-type="float" office:value="4.1086587436332769" table:formula="of:=[.FU5]*100/[.FU$24]" table:style-name="ce1">
            <text:p>4,108658744</text:p>
          </table:table-cell>
          <table:table-cell office:value-type="float" office:value="4.0196078431372548" table:formula="of:=[.FV5]*100/[.FV$24]" table:style-name="ce1">
            <text:p>4,019607843</text:p>
          </table:table-cell>
          <table:table-cell office:value-type="float" office:value="12.356020942408376" table:formula="of:=[.FW5]*100/[.FW$24]" table:style-name="ce1">
            <text:p>12,35602094</text:p>
          </table:table-cell>
          <table:table-cell office:value-type="float" office:value="10.915492957746478" table:formula="of:=[.FX5]*100/[.FX$24]" table:style-name="ce1">
            <text:p>10,91549296</text:p>
          </table:table-cell>
          <table:table-cell office:value-type="float" office:value="0" table:formula="of:=[.FY5]*100/[.FY$24]" table:style-name="ce1">
            <text:p>0</text:p>
          </table:table-cell>
          <table:table-cell office:value-type="float" office:value="0" table:formula="of:=[.FZ5]*100/[.FZ$24]" table:style-name="ce1">
            <text:p>0</text:p>
          </table:table-cell>
          <table:table-cell office:value-type="float" office:value="12.472160356347439" table:formula="of:=[.GA5]*100/[.GA$24]" table:style-name="ce1">
            <text:p>12,47216036</text:p>
          </table:table-cell>
          <table:table-cell office:value-type="float" office:value="8.4468664850136239" table:formula="of:=[.GB5]*100/[.GB$24]" table:style-name="ce1">
            <text:p>8,446866485</text:p>
          </table:table-cell>
          <table:table-cell office:value-type="float" office:value="2.5889967637540452" table:formula="of:=[.GC5]*100/[.GC$24]" table:style-name="ce1">
            <text:p>2,588996764</text:p>
          </table:table-cell>
          <table:table-cell office:value-type="float" office:value="0" table:formula="of:=[.GD5]*100/[.GD$24]" table:style-name="ce1">
            <text:p>0</text:p>
          </table:table-cell>
          <table:table-cell office:value-type="float" office:value="8.5768143261074457" table:formula="of:=[.GE5]*100/[.GE$24]" table:style-name="ce1">
            <text:p>8,576814326</text:p>
          </table:table-cell>
          <table:table-cell office:value-type="float" office:value="7.07395498392283" table:formula="of:=[.GF5]*100/[.GF$24]" table:style-name="ce1">
            <text:p>7,073954984</text:p>
          </table:table-cell>
          <table:table-cell office:value-type="float" office:value="0" table:formula="of:=[.GG5]*100/[.GG$24]" table:style-name="ce1">
            <text:p>0</text:p>
          </table:table-cell>
          <table:table-cell office:value-type="float" office:value="3.125" table:formula="of:=[.GH5]*100/[.GH$24]" table:style-name="ce1">
            <text:p>3,125</text:p>
          </table:table-cell>
          <table:table-cell office:value-type="float" office:value="5.5817325117796299" table:formula="of:=[.GI5]*100/[.GI$24]" table:style-name="ce1">
            <text:p>5,581732512</text:p>
          </table:table-cell>
          <table:table-cell office:value-type="float" office:value="4.7984644913627639" table:formula="of:=[.GJ5]*100/[.GJ$24]" table:style-name="ce1">
            <text:p>4,798464491</text:p>
          </table:table-cell>
          <table:table-cell office:value-type="float" office:value="3.5916824196597354" table:formula="of:=[.GK5]*100/[.GK$24]" table:style-name="ce1">
            <text:p>3,59168242</text:p>
          </table:table-cell>
          <table:table-cell office:value-type="float" office:value="1.7191977077363896" table:formula="of:=[.GL5]*100/[.GL$24]" table:style-name="ce1">
            <text:p>1,719197708</text:p>
          </table:table-cell>
          <table:table-cell office:value-type="float" office:value="4.0404040404040407" table:formula="of:=[.GM5]*100/[.GM$24]" table:style-name="ce1">
            <text:p>4,04040404</text:p>
          </table:table-cell>
          <table:table-cell office:value-type="float" office:value="4.5751633986928102" table:formula="of:=[.GN5]*100/[.GN$24]" table:style-name="ce1">
            <text:p>4,575163399</text:p>
          </table:table-cell>
          <table:table-cell office:value-type="float" office:value="0" table:formula="of:=[.GO5]*100/[.GO$24]" table:style-name="ce1">
            <text:p>0</text:p>
          </table:table-cell>
          <table:table-cell office:value-type="float" office:value="0" table:formula="of:=[.GP5]*100/[.GP$24]" table:style-name="ce1">
            <text:p>0</text:p>
          </table:table-cell>
          <table:table-cell office:value-type="float" office:value="7.9681274900398407" table:formula="of:=[.GQ5]*100/[.GQ$24]" table:style-name="ce1">
            <text:p>7,96812749</text:p>
          </table:table-cell>
          <table:table-cell office:value-type="float" office:value="0" table:formula="of:=[.GR5]*100/[.GR$24]" table:style-name="ce1">
            <text:p>0</text:p>
          </table:table-cell>
          <table:table-cell office:value-type="float" office:value="8.2949308755760374" table:formula="of:=[.GS5]*100/[.GS$24]" table:style-name="ce1">
            <text:p>8,294930876</text:p>
          </table:table-cell>
          <table:table-cell office:value-type="float" office:value="0" table:formula="of:=[.GT5]*100/[.GT$24]" table:style-name="ce1">
            <text:p>0</text:p>
          </table:table-cell>
          <table:table-cell office:value-type="float" office:value="0" table:formula="of:=[.GU5]*100/[.GU$24]" table:style-name="ce1">
            <text:p>0</text:p>
          </table:table-cell>
          <table:table-cell office:value-type="float" office:value="2.7624309392265194" table:formula="of:=[.GV5]*100/[.GV$24]" table:style-name="ce1">
            <text:p>2,762430939</text:p>
          </table:table-cell>
          <table:table-cell office:value-type="float" office:value="14.499424626006904" table:formula="of:=[.GW5]*100/[.GW$24]" table:style-name="ce1">
            <text:p>14,49942463</text:p>
          </table:table-cell>
          <table:table-cell office:value-type="float" office:value="3.5856573705179282" table:formula="of:=[.GX5]*100/[.GX$24]" table:style-name="ce1">
            <text:p>3,585657371</text:p>
          </table:table-cell>
          <table:table-cell office:value-type="float" office:value="2.2304832713754648" table:formula="of:=[.GY5]*100/[.GY$24]" table:style-name="ce1">
            <text:p>2,230483271</text:p>
          </table:table-cell>
          <table:table-cell office:value-type="float" office:value="0" table:formula="of:=[.GZ5]*100/[.GZ$24]" table:style-name="ce1">
            <text:p>0</text:p>
          </table:table-cell>
          <table:table-cell office:value-type="float" office:value="5.7985098801425332" table:formula="of:=[.HA5]*100/[.HA$24]" table:style-name="ce1">
            <text:p>5,79850988</text:p>
          </table:table-cell>
          <table:table-cell office:value-type="float" office:value="2.904564315352697" table:formula="of:=[.HB5]*100/[.HB$24]" table:style-name="ce1">
            <text:p>2,904564315</text:p>
          </table:table-cell>
          <table:table-cell office:value-type="float" office:value="13.130128956623681" table:formula="of:=[.HC5]*100/[.HC$24]" table:style-name="ce1">
            <text:p>13,13012896</text:p>
          </table:table-cell>
          <table:table-cell office:value-type="float" office:value="2.3890784982935154" table:formula="of:=[.HD5]*100/[.HD$24]" table:style-name="ce1">
            <text:p>2,389078498</text:p>
          </table:table-cell>
          <table:table-cell office:value-type="float" office:value="5.9469350411710886" table:formula="of:=[.HE5]*100/[.HE$24]" table:style-name="ce1">
            <text:p>5,946935041</text:p>
          </table:table-cell>
          <table:table-cell office:value-type="float" office:value="3.6423841059602649" table:formula="of:=[.HF5]*100/[.HF$24]" table:style-name="ce1">
            <text:p>3,642384106</text:p>
          </table:table-cell>
          <table:table-cell office:value-type="float" office:value="6.6246056782334382" table:formula="of:=[.HG5]*100/[.HG$24]" table:style-name="ce1">
            <text:p>6,624605678</text:p>
          </table:table-cell>
          <table:table-cell office:value-type="float" office:value="5.806451612903226" table:formula="of:=[.HH5]*100/[.HH$24]" table:style-name="ce1">
            <text:p>5,806451613</text:p>
          </table:table-cell>
          <table:table-cell office:value-type="float" office:value="0" table:formula="of:=[.HI5]*100/[.HI$24]" table:style-name="ce1">
            <text:p>0</text:p>
          </table:table-cell>
          <table:table-cell office:value-type="float" office:value="6.4516129032258061" table:formula="of:=[.HJ5]*100/[.HJ$24]" table:style-name="ce1">
            <text:p>6,451612903</text:p>
          </table:table-cell>
          <table:table-cell office:value-type="float" office:value="0" table:formula="of:=[.HK5]*100/[.HK$24]" table:style-name="ce1">
            <text:p>0</text:p>
          </table:table-cell>
          <table:table-cell office:value-type="float" office:value="0" table:formula="of:=[.HL5]*100/[.HL$24]" table:style-name="ce1">
            <text:p>0</text:p>
          </table:table-cell>
          <table:table-cell office:value-type="float" office:value="1.8518518518518519" table:formula="of:=[.HM5]*100/[.HM$24]" table:style-name="ce1">
            <text:p>1,851851852</text:p>
          </table:table-cell>
          <table:table-cell office:value-type="float" office:value="0" table:formula="of:=[.HN5]*100/[.HN$24]" table:style-name="ce1">
            <text:p>0</text:p>
          </table:table-cell>
          <table:table-cell office:value-type="float" office:value="4.1591320072332731" table:formula="of:=[.HO5]*100/[.HO$24]" table:style-name="ce1">
            <text:p>4,159132007</text:p>
          </table:table-cell>
          <table:table-cell office:value-type="float" office:value="0" table:formula="of:=[.HP5]*100/[.HP$24]" table:style-name="ce1">
            <text:p>0</text:p>
          </table:table-cell>
          <table:table-cell office:value-type="float" office:value="4.5808966861598437" table:formula="of:=[.HQ5]*100/[.HQ$24]" table:style-name="ce1">
            <text:p>4,580896686</text:p>
          </table:table-cell>
          <table:table-cell office:value-type="float" office:value="5.7488653555219367" table:formula="of:=[.HR5]*100/[.HR$24]" table:style-name="ce1">
            <text:p>5,748865356</text:p>
          </table:table-cell>
          <table:table-cell office:value-type="float" office:value="0" table:formula="of:=[.HS5]*100/[.HS$24]" table:style-name="ce1">
            <text:p>0</text:p>
          </table:table-cell>
          <table:table-cell office:value-type="float" office:value="5.1948051948051948" table:formula="of:=[.HT5]*100/[.HT$24]" table:style-name="ce1">
            <text:p>5,194805195</text:p>
          </table:table-cell>
          <table:table-cell office:value-type="float" office:value="0" table:formula="of:=[.HU5]*100/[.HU$24]" table:style-name="ce1">
            <text:p>0</text:p>
          </table:table-cell>
          <table:table-cell office:value-type="float" office:value="2.8846153846153846" table:formula="of:=[.HV5]*100/[.HV$24]" table:style-name="ce1">
            <text:p>2,884615385</text:p>
          </table:table-cell>
          <table:table-cell office:value-type="float" office:value="0" table:formula="of:=[.HW5]*100/[.HW$24]" table:style-name="ce1">
            <text:p>0</text:p>
          </table:table-cell>
          <table:table-cell office:value-type="float" office:value="5.3658536585365857" table:formula="of:=[.HX5]*100/[.HX$24]" table:style-name="ce1">
            <text:p>5,365853659</text:p>
          </table:table-cell>
          <table:table-cell office:value-type="float" office:value="13.027295285359802" table:formula="of:=[.HY5]*100/[.HY$24]" table:style-name="ce1">
            <text:p>13,02729529</text:p>
          </table:table-cell>
          <table:table-cell office:value-type="float" office:value="11.396011396011396" table:formula="of:=[.HZ5]*100/[.HZ$24]" table:style-name="ce1">
            <text:p>11,3960114</text:p>
          </table:table-cell>
          <table:table-cell office:value-type="float" office:value="4.3478260869565215" table:formula="of:=[.IA5]*100/[.IA$24]" table:style-name="ce1">
            <text:p>4,347826087</text:p>
          </table:table-cell>
          <table:table-cell office:value-type="float" office:value="3.0201342281879193" table:formula="of:=[.IB5]*100/[.IB$24]" table:style-name="ce1">
            <text:p>3,020134228</text:p>
          </table:table-cell>
          <table:table-cell office:value-type="float" office:value="0" table:formula="of:=[.IC5]*100/[.IC$24]" table:style-name="ce1">
            <text:p>0</text:p>
          </table:table-cell>
          <table:table-cell office:value-type="float" office:value="3.1802120141342756" table:formula="of:=[.ID5]*100/[.ID$24]" table:style-name="ce1">
            <text:p>3,180212014</text:p>
          </table:table-cell>
          <table:table-cell office:value-type="float" office:value="0" table:formula="of:=[.IE5]*100/[.IE$24]" table:style-name="ce1">
            <text:p>0</text:p>
          </table:table-cell>
          <table:table-cell office:value-type="float" office:value="0" table:formula="of:=[.IF5]*100/[.IF$24]" table:style-name="ce1">
            <text:p>0</text:p>
          </table:table-cell>
          <table:table-cell office:value-type="float" office:value="2.0661157024793386" table:formula="of:=[.IG5]*100/[.IG$24]" table:style-name="ce1">
            <text:p>2,066115702</text:p>
          </table:table-cell>
          <table:table-cell office:value-type="float" office:value="0" table:formula="of:=[.IH5]*100/[.IH$24]" table:style-name="ce1">
            <text:p>0</text:p>
          </table:table-cell>
          <table:table-cell office:value-type="float" office:value="0" table:formula="of:=[.II5]*100/[.II$24]" table:style-name="ce1">
            <text:p>0</text:p>
          </table:table-cell>
          <table:table-cell office:value-type="float" office:value="6.866952789699571" table:formula="of:=[.IJ5]*100/[.IJ$24]" table:style-name="ce1">
            <text:p>6,86695279</text:p>
          </table:table-cell>
          <table:table-cell office:value-type="float" office:value="5.2631578947368425" table:formula="of:=[.IK5]*100/[.IK$24]" table:style-name="ce1">
            <text:p>5,263157895</text:p>
          </table:table-cell>
          <table:table-cell office:value-type="float" office:value="2.4456521739130435" table:formula="of:=[.IL5]*100/[.IL$24]" table:style-name="ce1">
            <text:p>2,445652174</text:p>
          </table:table-cell>
          <table:table-cell office:value-type="float" office:value="0" table:formula="of:=[.IM5]*100/[.IM$24]" table:style-name="ce1">
            <text:p>0</text:p>
          </table:table-cell>
          <table:table-cell office:value-type="float" office:value="0" table:formula="of:=[.IN5]*100/[.IN$24]" table:style-name="ce1">
            <text:p>0</text:p>
          </table:table-cell>
          <table:table-cell office:value-type="float" office:value="4.5977011494252871" table:formula="of:=[.IO5]*100/[.IO$24]" table:style-name="ce1">
            <text:p>4,597701149</text:p>
          </table:table-cell>
          <table:table-cell office:value-type="float" office:value="0" table:formula="of:=[.IP5]*100/[.IP$24]" table:style-name="ce1">
            <text:p>0</text:p>
          </table:table-cell>
          <table:table-cell office:value-type="float" office:value="1.4851485148514851" table:formula="of:=[.IQ5]*100/[.IQ$24]" table:style-name="ce1">
            <text:p>1,485148515</text:p>
          </table:table-cell>
          <table:table-cell office:value-type="float" office:value="1.6286644951140066" table:formula="of:=[.IR5]*100/[.IR$24]" table:style-name="ce1">
            <text:p>1,628664495</text:p>
          </table:table-cell>
          <table:table-cell office:value-type="float" office:value="4.9019607843137258" table:formula="of:=[.IS5]*100/[.IS$24]" table:style-name="ce1">
            <text:p>4,901960784</text:p>
          </table:table-cell>
          <table:table-cell office:value-type="float" office:value="0" table:formula="of:=[.IT5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ther or not specified</text:p>
          </table:table-cell>
          <table:table-cell office:value-type="float" office:value="6.6787066787066784" table:formula="of:=[.C6]*100/[.C$24]" table:style-name="ce1">
            <text:p>6,678706679</text:p>
          </table:table-cell>
          <table:table-cell office:value-type="float" office:value="6.1400623404288641" table:formula="of:=[.D6]*100/[.D$24]" table:style-name="ce1">
            <text:p>6,14006234</text:p>
          </table:table-cell>
          <table:table-cell office:value-type="float" office:value="9.3078099270759829" table:formula="of:=[.E6]*100/[.E$24]" table:style-name="ce1">
            <text:p>9,307809927</text:p>
          </table:table-cell>
          <table:table-cell office:value-type="float" office:value="6.5245501456210953" table:formula="of:=[.F6]*100/[.F$24]" table:style-name="ce1">
            <text:p>6,524550146</text:p>
          </table:table-cell>
          <table:table-cell office:value-type="float" office:value="7.4045719343995602" table:formula="of:=[.G6]*100/[.G$24]" table:style-name="ce1">
            <text:p>7,404571934</text:p>
          </table:table-cell>
          <table:table-cell office:value-type="float" office:value="6.6702650833633204" table:formula="of:=[.H6]*100/[.H$24]" table:style-name="ce1">
            <text:p>6,670265083</text:p>
          </table:table-cell>
          <table:table-cell office:value-type="float" office:value="6.7166747771592705" table:formula="of:=[.I6]*100/[.I$24]" table:style-name="ce1">
            <text:p>6,716674777</text:p>
          </table:table-cell>
          <table:table-cell office:value-type="float" office:value="7.2918175235336715" table:formula="of:=[.J6]*100/[.J$24]" table:style-name="ce1">
            <text:p>7,291817524</text:p>
          </table:table-cell>
          <table:table-cell office:value-type="float" office:value="7.2441039147611637" table:formula="of:=[.K6]*100/[.K$24]" table:style-name="ce1">
            <text:p>7,244103915</text:p>
          </table:table-cell>
          <table:table-cell office:value-type="float" office:value="5.2691146881287727" table:formula="of:=[.L6]*100/[.L$24]" table:style-name="ce1">
            <text:p>5,269114688</text:p>
          </table:table-cell>
          <table:table-cell office:value-type="float" office:value="8.0773881499395408" table:formula="of:=[.M6]*100/[.M$24]" table:style-name="ce1">
            <text:p>8,07738815</text:p>
          </table:table-cell>
          <table:table-cell office:value-type="float" office:value="1.7848135645830909" table:formula="of:=[.N6]*100/[.N$24]" table:style-name="ce1">
            <text:p>1,784813565</text:p>
          </table:table-cell>
          <table:table-cell office:value-type="float" office:value="6.4985415653864855" table:formula="of:=[.O6]*100/[.O$24]" table:style-name="ce1">
            <text:p>6,498541565</text:p>
          </table:table-cell>
          <table:table-cell office:value-type="float" office:value="6.8582086875425947" table:formula="of:=[.P6]*100/[.P$24]" table:style-name="ce1">
            <text:p>6,858208688</text:p>
          </table:table-cell>
          <table:table-cell office:value-type="float" office:value="7.4646289773744847" table:formula="of:=[.Q6]*100/[.Q$24]" table:style-name="ce1">
            <text:p>7,464628977</text:p>
          </table:table-cell>
          <table:table-cell office:value-type="float" office:value="6.6487145737987996" table:formula="of:=[.R6]*100/[.R$24]" table:style-name="ce1">
            <text:p>6,648714574</text:p>
          </table:table-cell>
          <table:table-cell office:value-type="float" office:value="3.0165912518853695" table:formula="of:=[.S6]*100/[.S$24]" table:style-name="ce1">
            <text:p>3,016591252</text:p>
          </table:table-cell>
          <table:table-cell office:value-type="float" office:value="8.6404382470119518" table:formula="of:=[.T6]*100/[.T$24]" table:style-name="ce1">
            <text:p>8,640438247</text:p>
          </table:table-cell>
          <table:table-cell office:value-type="float" office:value="8.8563458856345889" table:formula="of:=[.U6]*100/[.U$24]" table:style-name="ce1">
            <text:p>8,856345886</text:p>
          </table:table-cell>
          <table:table-cell office:value-type="float" office:value="2.9268292682926829" table:formula="of:=[.V6]*100/[.V$24]" table:style-name="ce1">
            <text:p>2,926829268</text:p>
          </table:table-cell>
          <table:table-cell office:value-type="float" office:value="10.678642714570858" table:formula="of:=[.W6]*100/[.W$24]" table:style-name="ce1">
            <text:p>10,67864271</text:p>
          </table:table-cell>
          <table:table-cell office:value-type="float" office:value="5.2717613404168366" table:formula="of:=[.X6]*100/[.X$24]" table:style-name="ce1">
            <text:p>5,27176134</text:p>
          </table:table-cell>
          <table:table-cell office:value-type="float" office:value="6.6574202496532591" table:formula="of:=[.Y6]*100/[.Y$24]" table:style-name="ce1">
            <text:p>6,65742025</text:p>
          </table:table-cell>
          <table:table-cell office:value-type="float" office:value="1.948051948051948" table:formula="of:=[.Z6]*100/[.Z$24]" table:style-name="ce1">
            <text:p>1,948051948</text:p>
          </table:table-cell>
          <table:table-cell office:value-type="float" office:value="3.5236455159623792" table:formula="of:=[.AA6]*100/[.AA$24]" table:style-name="ce1">
            <text:p>3,523645516</text:p>
          </table:table-cell>
          <table:table-cell office:value-type="float" office:value="0" table:formula="of:=[.AB6]*100/[.AB$24]" table:style-name="ce1">
            <text:p>0</text:p>
          </table:table-cell>
          <table:table-cell office:value-type="float" office:value="4.581534605208188" table:formula="of:=[.AC6]*100/[.AC$24]" table:style-name="ce1">
            <text:p>4,581534605</text:p>
          </table:table-cell>
          <table:table-cell office:value-type="float" office:value="7.1852731591448933" table:formula="of:=[.AD6]*100/[.AD$24]" table:style-name="ce1">
            <text:p>7,185273159</text:p>
          </table:table-cell>
          <table:table-cell office:value-type="float" office:value="7.3628850488354622" table:formula="of:=[.AE6]*100/[.AE$24]" table:style-name="ce1">
            <text:p>7,362885049</text:p>
          </table:table-cell>
          <table:table-cell office:value-type="float" office:value="8.875305623471883" table:formula="of:=[.AF6]*100/[.AF$24]" table:style-name="ce1">
            <text:p>8,875305623</text:p>
          </table:table-cell>
          <table:table-cell office:value-type="float" office:value="8.1597222222222214" table:formula="of:=[.AG6]*100/[.AG$24]" table:style-name="ce1">
            <text:p>8,159722222</text:p>
          </table:table-cell>
          <table:table-cell office:value-type="float" office:value="8.2491582491582491" table:formula="of:=[.AH6]*100/[.AH$24]" table:style-name="ce1">
            <text:p>8,249158249</text:p>
          </table:table-cell>
          <table:table-cell office:value-type="float" office:value="0" table:formula="of:=[.AI6]*100/[.AI$24]" table:style-name="ce1">
            <text:p>0</text:p>
          </table:table-cell>
          <table:table-cell office:value-type="float" office:value="9.4703049759229536" table:formula="of:=[.AJ6]*100/[.AJ$24]" table:style-name="ce1">
            <text:p>9,470304976</text:p>
          </table:table-cell>
          <table:table-cell office:value-type="float" office:value="10.067741181966831" table:formula="of:=[.AK6]*100/[.AK$24]" table:style-name="ce1">
            <text:p>10,06774118</text:p>
          </table:table-cell>
          <table:table-cell office:value-type="float" office:value="3.6964980544747084" table:formula="of:=[.AL6]*100/[.AL$24]" table:style-name="ce1">
            <text:p>3,696498054</text:p>
          </table:table-cell>
          <table:table-cell office:value-type="float" office:value="3.7037037037037037" table:formula="of:=[.AM6]*100/[.AM$24]" table:style-name="ce1">
            <text:p>3,703703704</text:p>
          </table:table-cell>
          <table:table-cell office:value-type="float" office:value="4.069552349241583" table:formula="of:=[.AN6]*100/[.AN$24]" table:style-name="ce1">
            <text:p>4,069552349</text:p>
          </table:table-cell>
          <table:table-cell office:value-type="float" office:value="6.8825910931174086" table:formula="of:=[.AO6]*100/[.AO$24]" table:style-name="ce1">
            <text:p>6,882591093</text:p>
          </table:table-cell>
          <table:table-cell office:value-type="float" office:value="5.487879906484558" table:formula="of:=[.AP6]*100/[.AP$24]" table:style-name="ce1">
            <text:p>5,487879906</text:p>
          </table:table-cell>
          <table:table-cell office:value-type="float" office:value="4.0650406504065044" table:formula="of:=[.AQ6]*100/[.AQ$24]" table:style-name="ce1">
            <text:p>4,06504065</text:p>
          </table:table-cell>
          <table:table-cell office:value-type="float" office:value="9.2507645259938833" table:formula="of:=[.AR6]*100/[.AR$24]" table:style-name="ce1">
            <text:p>9,250764526</text:p>
          </table:table-cell>
          <table:table-cell office:value-type="float" office:value="8.1314878892733571" table:formula="of:=[.AS6]*100/[.AS$24]" table:style-name="ce1">
            <text:p>8,131487889</text:p>
          </table:table-cell>
          <table:table-cell office:value-type="float" office:value="0.31695721077654515" table:formula="of:=[.AT6]*100/[.AT$24]" table:style-name="ce1">
            <text:p>0,316957211</text:p>
          </table:table-cell>
          <table:table-cell office:value-type="float" office:value="4.485049833887043" table:formula="of:=[.AU6]*100/[.AU$24]" table:style-name="ce1">
            <text:p>4,485049834</text:p>
          </table:table-cell>
          <table:table-cell office:value-type="float" office:value="8.0459770114942533" table:formula="of:=[.AV6]*100/[.AV$24]" table:style-name="ce1">
            <text:p>8,045977011</text:p>
          </table:table-cell>
          <table:table-cell office:value-type="float" office:value="7.231040564373898" table:formula="of:=[.AW6]*100/[.AW$24]" table:style-name="ce1">
            <text:p>7,231040564</text:p>
          </table:table-cell>
          <table:table-cell office:value-type="float" office:value="8.675914249684741" table:formula="of:=[.AX6]*100/[.AX$24]" table:style-name="ce1">
            <text:p>8,67591425</text:p>
          </table:table-cell>
          <table:table-cell office:value-type="float" office:value="0" table:formula="of:=[.AY6]*100/[.AY$24]" table:style-name="ce1">
            <text:p>0</text:p>
          </table:table-cell>
          <table:table-cell office:value-type="float" office:value="7.2796934865900385" table:formula="of:=[.AZ6]*100/[.AZ$24]" table:style-name="ce1">
            <text:p>7,279693487</text:p>
          </table:table-cell>
          <table:table-cell office:value-type="float" office:value="0" table:formula="of:=[.BA6]*100/[.BA$24]" table:style-name="ce1">
            <text:p>0</text:p>
          </table:table-cell>
          <table:table-cell office:value-type="float" office:value="7.5731497418244409" table:formula="of:=[.BB6]*100/[.BB$24]" table:style-name="ce1">
            <text:p>7,573149742</text:p>
          </table:table-cell>
          <table:table-cell office:value-type="float" office:value="0" table:formula="of:=[.BC6]*100/[.BC$24]" table:style-name="ce1">
            <text:p>0</text:p>
          </table:table-cell>
          <table:table-cell office:value-type="float" office:value="6.854838709677419" table:formula="of:=[.BD6]*100/[.BD$24]" table:style-name="ce1">
            <text:p>6,85483871</text:p>
          </table:table-cell>
          <table:table-cell office:value-type="float" office:value="9.9184425151275981" table:formula="of:=[.BE6]*100/[.BE$24]" table:style-name="ce1">
            <text:p>9,918442515</text:p>
          </table:table-cell>
          <table:table-cell office:value-type="float" office:value="13.325740318906606" table:formula="of:=[.BF6]*100/[.BF$24]" table:style-name="ce1">
            <text:p>13,32574032</text:p>
          </table:table-cell>
          <table:table-cell office:value-type="float" office:value="3.9682539682539684" table:formula="of:=[.BG6]*100/[.BG$24]" table:style-name="ce1">
            <text:p>3,968253968</text:p>
          </table:table-cell>
          <table:table-cell office:value-type="float" office:value="13.422818791946309" table:formula="of:=[.BH6]*100/[.BH$24]" table:style-name="ce1">
            <text:p>13,42281879</text:p>
          </table:table-cell>
          <table:table-cell office:value-type="float" office:value="9.2905405405405403" table:formula="of:=[.BI6]*100/[.BI$24]" table:style-name="ce1">
            <text:p>9,290540541</text:p>
          </table:table-cell>
          <table:table-cell office:value-type="float" office:value="6.3197026022304836" table:formula="of:=[.BJ6]*100/[.BJ$24]" table:style-name="ce1">
            <text:p>6,319702602</text:p>
          </table:table-cell>
          <table:table-cell office:value-type="float" office:value="4.5826513911620292" table:formula="of:=[.BK6]*100/[.BK$24]" table:style-name="ce1">
            <text:p>4,582651391</text:p>
          </table:table-cell>
          <table:table-cell office:value-type="float" office:value="0" table:formula="of:=[.BL6]*100/[.BL$24]" table:style-name="ce1">
            <text:p>0</text:p>
          </table:table-cell>
          <table:table-cell office:value-type="float" office:value="3.9123630672926448" table:formula="of:=[.BM6]*100/[.BM$24]" table:style-name="ce1">
            <text:p>3,912363067</text:p>
          </table:table-cell>
          <table:table-cell office:value-type="float" office:value="8.7138978030116014" table:formula="of:=[.BN6]*100/[.BN$24]" table:style-name="ce1">
            <text:p>8,713897803</text:p>
          </table:table-cell>
          <table:table-cell office:value-type="float" office:value="0.87260034904013961" table:formula="of:=[.BO6]*100/[.BO$24]" table:style-name="ce1">
            <text:p>0,872600349</text:p>
          </table:table-cell>
          <table:table-cell office:value-type="float" office:value="8.426635238656452" table:formula="of:=[.BP6]*100/[.BP$24]" table:style-name="ce1">
            <text:p>8,426635239</text:p>
          </table:table-cell>
          <table:table-cell office:value-type="float" office:value="0" table:formula="of:=[.BQ6]*100/[.BQ$24]" table:style-name="ce1">
            <text:p>0</text:p>
          </table:table-cell>
          <table:table-cell office:value-type="float" office:value="8.5578446909667196" table:formula="of:=[.BR6]*100/[.BR$24]" table:style-name="ce1">
            <text:p>8,557844691</text:p>
          </table:table-cell>
          <table:table-cell office:value-type="float" office:value="6.3943161634103021" table:formula="of:=[.BS6]*100/[.BS$24]" table:style-name="ce1">
            <text:p>6,394316163</text:p>
          </table:table-cell>
          <table:table-cell office:value-type="float" office:value="9.0470446320868518" table:formula="of:=[.BT6]*100/[.BT$24]" table:style-name="ce1">
            <text:p>9,047044632</text:p>
          </table:table-cell>
          <table:table-cell office:value-type="float" office:value="11.297071129707113" table:formula="of:=[.BU6]*100/[.BU$24]" table:style-name="ce1">
            <text:p>11,29707113</text:p>
          </table:table-cell>
          <table:table-cell office:value-type="float" office:value="9.2471843509187899" table:formula="of:=[.BV6]*100/[.BV$24]" table:style-name="ce1">
            <text:p>9,247184351</text:p>
          </table:table-cell>
          <table:table-cell office:value-type="float" office:value="5.6603773584905657" table:formula="of:=[.BW6]*100/[.BW$24]" table:style-name="ce1">
            <text:p>5,660377358</text:p>
          </table:table-cell>
          <table:table-cell office:value-type="float" office:value="7.1566731141199229" table:formula="of:=[.BX6]*100/[.BX$24]" table:style-name="ce1">
            <text:p>7,156673114</text:p>
          </table:table-cell>
          <table:table-cell office:value-type="float" office:value="5.9459459459459456" table:formula="of:=[.BY6]*100/[.BY$24]" table:style-name="ce1">
            <text:p>5,945945946</text:p>
          </table:table-cell>
          <table:table-cell office:value-type="float" office:value="0" table:formula="of:=[.BZ6]*100/[.BZ$24]" table:style-name="ce1">
            <text:p>0</text:p>
          </table:table-cell>
          <table:table-cell office:value-type="float" office:value="9.0592334494773521" table:formula="of:=[.CA6]*100/[.CA$24]" table:style-name="ce1">
            <text:p>9,059233449</text:p>
          </table:table-cell>
          <table:table-cell office:value-type="float" office:value="6.2271062271062272" table:formula="of:=[.CB6]*100/[.CB$24]" table:style-name="ce1">
            <text:p>6,227106227</text:p>
          </table:table-cell>
          <table:table-cell office:value-type="float" office:value="8.778625954198473" table:formula="of:=[.CC6]*100/[.CC$24]" table:style-name="ce1">
            <text:p>8,778625954</text:p>
          </table:table-cell>
          <table:table-cell office:value-type="float" office:value="2.5951557093425603" table:formula="of:=[.CD6]*100/[.CD$24]" table:style-name="ce1">
            <text:p>2,595155709</text:p>
          </table:table-cell>
          <table:table-cell office:value-type="float" office:value="7.5226977950713358" table:formula="of:=[.CE6]*100/[.CE$24]" table:style-name="ce1">
            <text:p>7,522697795</text:p>
          </table:table-cell>
          <table:table-cell office:value-type="float" office:value="4.5302013422818792" table:formula="of:=[.CF6]*100/[.CF$24]" table:style-name="ce1">
            <text:p>4,530201342</text:p>
          </table:table-cell>
          <table:table-cell office:value-type="float" office:value="11.599297012302285" table:formula="of:=[.CG6]*100/[.CG$24]" table:style-name="ce1">
            <text:p>11,59929701</text:p>
          </table:table-cell>
          <table:table-cell office:value-type="float" office:value="4.4025157232704402" table:formula="of:=[.CH6]*100/[.CH$24]" table:style-name="ce1">
            <text:p>4,402515723</text:p>
          </table:table-cell>
          <table:table-cell office:value-type="float" office:value="3.3398821218074657" table:formula="of:=[.CI6]*100/[.CI$24]" table:style-name="ce1">
            <text:p>3,339882122</text:p>
          </table:table-cell>
          <table:table-cell office:value-type="float" office:value="8.3752093802345051" table:formula="of:=[.CJ6]*100/[.CJ$24]" table:style-name="ce1">
            <text:p>8,37520938</text:p>
          </table:table-cell>
          <table:table-cell office:value-type="float" office:value="6.1761646217206048" table:formula="of:=[.CK6]*100/[.CK$24]" table:style-name="ce1">
            <text:p>6,176164622</text:p>
          </table:table-cell>
          <table:table-cell office:value-type="float" office:value="8.4685114503816799" table:formula="of:=[.CL6]*100/[.CL$24]" table:style-name="ce1">
            <text:p>8,46851145</text:p>
          </table:table-cell>
          <table:table-cell office:value-type="float" office:value="6.4239858906525571" table:formula="of:=[.CM6]*100/[.CM$24]" table:style-name="ce1">
            <text:p>6,423985891</text:p>
          </table:table-cell>
          <table:table-cell office:value-type="float" office:value="12.867473667662317" table:formula="of:=[.CN6]*100/[.CN$24]" table:style-name="ce1">
            <text:p>12,86747367</text:p>
          </table:table-cell>
          <table:table-cell office:value-type="float" office:value="6.0567580293064331" table:formula="of:=[.CO6]*100/[.CO$24]" table:style-name="ce1">
            <text:p>6,056758029</text:p>
          </table:table-cell>
          <table:table-cell office:value-type="float" office:value="9.9074004366483468" table:formula="of:=[.CP6]*100/[.CP$24]" table:style-name="ce1">
            <text:p>9,907400437</text:p>
          </table:table-cell>
          <table:table-cell office:value-type="float" office:value="6.4223163841807906" table:formula="of:=[.CQ6]*100/[.CQ$24]" table:style-name="ce1">
            <text:p>6,422316384</text:p>
          </table:table-cell>
          <table:table-cell office:value-type="float" office:value="8.2658143165093296" table:formula="of:=[.CR6]*100/[.CR$24]" table:style-name="ce1">
            <text:p>8,265814317</text:p>
          </table:table-cell>
          <table:table-cell office:value-type="float" office:value="6.8367536116142098" table:formula="of:=[.CS6]*100/[.CS$24]" table:style-name="ce1">
            <text:p>6,836753612</text:p>
          </table:table-cell>
          <table:table-cell office:value-type="float" office:value="9.7966873380956123" table:formula="of:=[.CT6]*100/[.CT$24]" table:style-name="ce1">
            <text:p>9,796687338</text:p>
          </table:table-cell>
          <table:table-cell office:value-type="float" office:value="6.7160029088420243" table:formula="of:=[.CU6]*100/[.CU$24]" table:style-name="ce1">
            <text:p>6,716002909</text:p>
          </table:table-cell>
          <table:table-cell office:value-type="float" office:value="10.0082095678782" table:formula="of:=[.CV6]*100/[.CV$24]" table:style-name="ce1">
            <text:p>10,00820957</text:p>
          </table:table-cell>
          <table:table-cell office:value-type="float" office:value="4.8310489890080062" table:formula="of:=[.CW6]*100/[.CW$24]" table:style-name="ce1">
            <text:p>4,831048989</text:p>
          </table:table-cell>
          <table:table-cell office:value-type="float" office:value="10.806174957118353" table:formula="of:=[.CX6]*100/[.CX$24]" table:style-name="ce1">
            <text:p>10,80617496</text:p>
          </table:table-cell>
          <table:table-cell office:value-type="float" office:value="7.59375" table:formula="of:=[.CY6]*100/[.CY$24]" table:style-name="ce1">
            <text:p>7,59375</text:p>
          </table:table-cell>
          <table:table-cell office:value-type="float" office:value="9.7326203208556148" table:formula="of:=[.CZ6]*100/[.CZ$24]" table:style-name="ce1">
            <text:p>9,732620321</text:p>
          </table:table-cell>
          <table:table-cell office:value-type="float" office:value="1.8204464884545368" table:formula="of:=[.DA6]*100/[.DA$24]" table:style-name="ce1">
            <text:p>1,820446488</text:p>
          </table:table-cell>
          <table:table-cell office:value-type="float" office:value="1.6329863237395388" table:formula="of:=[.DB6]*100/[.DB$24]" table:style-name="ce1">
            <text:p>1,632986324</text:p>
          </table:table-cell>
          <table:table-cell office:value-type="float" office:value="5.9361845791371559" table:formula="of:=[.DC6]*100/[.DC$24]" table:style-name="ce1">
            <text:p>5,936184579</text:p>
          </table:table-cell>
          <table:table-cell office:value-type="float" office:value="9.5873116073542182" table:formula="of:=[.DD6]*100/[.DD$24]" table:style-name="ce1">
            <text:p>9,587311607</text:p>
          </table:table-cell>
          <table:table-cell office:value-type="float" office:value="6.2856817437605885" table:formula="of:=[.DE6]*100/[.DE$24]" table:style-name="ce1">
            <text:p>6,285681744</text:p>
          </table:table-cell>
          <table:table-cell office:value-type="float" office:value="9.8596805493357209" table:formula="of:=[.DF6]*100/[.DF$24]" table:style-name="ce1">
            <text:p>9,859680549</text:p>
          </table:table-cell>
          <table:table-cell office:value-type="float" office:value="6.8185677894140957" table:formula="of:=[.DG6]*100/[.DG$24]" table:style-name="ce1">
            <text:p>6,818567789</text:p>
          </table:table-cell>
          <table:table-cell office:value-type="float" office:value="10.950744558991982" table:formula="of:=[.DH6]*100/[.DH$24]" table:style-name="ce1">
            <text:p>10,95074456</text:p>
          </table:table-cell>
          <table:table-cell office:value-type="float" office:value="6.0236321602876961" table:formula="of:=[.DI6]*100/[.DI$24]" table:style-name="ce1">
            <text:p>6,02363216</text:p>
          </table:table-cell>
          <table:table-cell office:value-type="float" office:value="10.087133997959024" table:formula="of:=[.DJ6]*100/[.DJ$24]" table:style-name="ce1">
            <text:p>10,087134</text:p>
          </table:table-cell>
          <table:table-cell office:value-type="float" office:value="2.4691358024691357" table:formula="of:=[.DK6]*100/[.DK$24]" table:style-name="ce1">
            <text:p>2,469135802</text:p>
          </table:table-cell>
          <table:table-cell office:value-type="float" office:value="3.5398230088495577" table:formula="of:=[.DL6]*100/[.DL$24]" table:style-name="ce1">
            <text:p>3,539823009</text:p>
          </table:table-cell>
          <table:table-cell office:value-type="float" office:value="7.2934669892844797" table:formula="of:=[.DM6]*100/[.DM$24]" table:style-name="ce1">
            <text:p>7,293466989</text:p>
          </table:table-cell>
          <table:table-cell office:value-type="float" office:value="12.110418521816563" table:formula="of:=[.DN6]*100/[.DN$24]" table:style-name="ce1">
            <text:p>12,11041852</text:p>
          </table:table-cell>
          <table:table-cell office:value-type="float" office:value="7.5308641975308639" table:formula="of:=[.DO6]*100/[.DO$24]" table:style-name="ce1">
            <text:p>7,530864198</text:p>
          </table:table-cell>
          <table:table-cell office:value-type="float" office:value="12.900188323917137" table:formula="of:=[.DP6]*100/[.DP$24]" table:style-name="ce1">
            <text:p>12,90018832</text:p>
          </table:table-cell>
          <table:table-cell office:value-type="float" office:value="0" table:formula="of:=[.DQ6]*100/[.DQ$24]" table:style-name="ce1">
            <text:p>0</text:p>
          </table:table-cell>
          <table:table-cell office:value-type="float" office:value="4.8517520215633425" table:formula="of:=[.DR6]*100/[.DR$24]" table:style-name="ce1">
            <text:p>4,851752022</text:p>
          </table:table-cell>
          <table:table-cell office:value-type="float" office:value="8.5217391304347831" table:formula="of:=[.DS6]*100/[.DS$24]" table:style-name="ce1">
            <text:p>8,52173913</text:p>
          </table:table-cell>
          <table:table-cell office:value-type="float" office:value="13.583138173302109" table:formula="of:=[.DT6]*100/[.DT$24]" table:style-name="ce1">
            <text:p>13,58313817</text:p>
          </table:table-cell>
          <table:table-cell office:value-type="float" office:value="4.8665388585754314" table:formula="of:=[.DU6]*100/[.DU$24]" table:style-name="ce1">
            <text:p>4,866538859</text:p>
          </table:table-cell>
          <table:table-cell office:value-type="float" office:value="10.178571428571429" table:formula="of:=[.DV6]*100/[.DV$24]" table:style-name="ce1">
            <text:p>10,17857143</text:p>
          </table:table-cell>
          <table:table-cell office:value-type="float" office:value="7.4034334763948495" table:formula="of:=[.DW6]*100/[.DW$24]" table:style-name="ce1">
            <text:p>7,403433476</text:p>
          </table:table-cell>
          <table:table-cell office:value-type="float" office:value="5.2941176470588234" table:formula="of:=[.DX6]*100/[.DX$24]" table:style-name="ce1">
            <text:p>5,294117647</text:p>
          </table:table-cell>
          <table:table-cell office:value-type="float" office:value="2.1875" table:formula="of:=[.DY6]*100/[.DY$24]" table:style-name="ce1">
            <text:p>2,1875</text:p>
          </table:table-cell>
          <table:table-cell office:value-type="float" office:value="1.6891891891891893" table:formula="of:=[.DZ6]*100/[.DZ$24]" table:style-name="ce1">
            <text:p>1,689189189</text:p>
          </table:table-cell>
          <table:table-cell office:value-type="float" office:value="3.4936514043863025" table:formula="of:=[.EA6]*100/[.EA$24]" table:style-name="ce1">
            <text:p>3,493651404</text:p>
          </table:table-cell>
          <table:table-cell office:value-type="float" office:value="3.7089871611982881" table:formula="of:=[.EB6]*100/[.EB$24]" table:style-name="ce1">
            <text:p>3,708987161</text:p>
          </table:table-cell>
          <table:table-cell office:value-type="float" office:value="0" table:formula="of:=[.EC6]*100/[.EC$24]" table:style-name="ce1">
            <text:p>0</text:p>
          </table:table-cell>
          <table:table-cell office:value-type="float" office:value="0" table:formula="of:=[.ED6]*100/[.ED$24]" table:style-name="ce1">
            <text:p>0</text:p>
          </table:table-cell>
          <table:table-cell office:value-type="float" office:value="3.8095238095238093" table:formula="of:=[.EE6]*100/[.EE$24]" table:style-name="ce1">
            <text:p>3,80952381</text:p>
          </table:table-cell>
          <table:table-cell office:value-type="float" office:value="13.604240282685513" table:formula="of:=[.EF6]*100/[.EF$24]" table:style-name="ce1">
            <text:p>13,60424028</text:p>
          </table:table-cell>
          <table:table-cell office:value-type="float" office:value="4.9781659388646284" table:formula="of:=[.EG6]*100/[.EG$24]" table:style-name="ce1">
            <text:p>4,978165939</text:p>
          </table:table-cell>
          <table:table-cell office:value-type="float" office:value="11.873840445269016" table:formula="of:=[.EH6]*100/[.EH$24]" table:style-name="ce1">
            <text:p>11,87384045</text:p>
          </table:table-cell>
          <table:table-cell office:value-type="float" office:value="7.4753652735304108" table:formula="of:=[.EI6]*100/[.EI$24]" table:style-name="ce1">
            <text:p>7,475365274</text:p>
          </table:table-cell>
          <table:table-cell office:value-type="float" office:value="7.0476190476190474" table:formula="of:=[.EJ6]*100/[.EJ$24]" table:style-name="ce1">
            <text:p>7,047619048</text:p>
          </table:table-cell>
          <table:table-cell office:value-type="float" office:value="7.1188717259905978" table:formula="of:=[.EK6]*100/[.EK$24]" table:style-name="ce1">
            <text:p>7,118871726</text:p>
          </table:table-cell>
          <table:table-cell office:value-type="float" office:value="13.579136690647482" table:formula="of:=[.EL6]*100/[.EL$24]" table:style-name="ce1">
            <text:p>13,57913669</text:p>
          </table:table-cell>
          <table:table-cell office:value-type="float" office:value="5.6603773584905657" table:formula="of:=[.EM6]*100/[.EM$24]" table:style-name="ce1">
            <text:p>5,660377358</text:p>
          </table:table-cell>
          <table:table-cell office:value-type="float" office:value="10.289389067524116" table:formula="of:=[.EN6]*100/[.EN$24]" table:style-name="ce1">
            <text:p>10,28938907</text:p>
          </table:table-cell>
          <table:table-cell office:value-type="float" office:value="7.258064516129032" table:formula="of:=[.EO6]*100/[.EO$24]" table:style-name="ce1">
            <text:p>7,258064516</text:p>
          </table:table-cell>
          <table:table-cell office:value-type="float" office:value="8.9595375722543356" table:formula="of:=[.EP6]*100/[.EP$24]" table:style-name="ce1">
            <text:p>8,959537572</text:p>
          </table:table-cell>
          <table:table-cell office:value-type="float" office:value="0" table:formula="of:=[.EQ6]*100/[.EQ$24]" table:style-name="ce1">
            <text:p>0</text:p>
          </table:table-cell>
          <table:table-cell office:value-type="float" office:value="0" table:formula="of:=[.ER6]*100/[.ER$24]" table:style-name="ce1">
            <text:p>0</text:p>
          </table:table-cell>
          <table:table-cell office:value-type="float" office:value="7.9622132253711202" table:formula="of:=[.ES6]*100/[.ES$24]" table:style-name="ce1">
            <text:p>7,962213225</text:p>
          </table:table-cell>
          <table:table-cell office:value-type="float" office:value="11.683168316831683" table:formula="of:=[.ET6]*100/[.ET$24]" table:style-name="ce1">
            <text:p>11,68316832</text:p>
          </table:table-cell>
          <table:table-cell office:value-type="float" office:value="9.2651757188498394" table:formula="of:=[.EU6]*100/[.EU$24]" table:style-name="ce1">
            <text:p>9,265175719</text:p>
          </table:table-cell>
          <table:table-cell office:value-type="float" office:value="12.250217202432667" table:formula="of:=[.EV6]*100/[.EV$24]" table:style-name="ce1">
            <text:p>12,2502172</text:p>
          </table:table-cell>
          <table:table-cell office:value-type="float" office:value="8.2251082251082259" table:formula="of:=[.EW6]*100/[.EW$24]" table:style-name="ce1">
            <text:p>8,225108225</text:p>
          </table:table-cell>
          <table:table-cell office:value-type="float" office:value="0" table:formula="of:=[.EX6]*100/[.EX$24]" table:style-name="ce1">
            <text:p>0</text:p>
          </table:table-cell>
          <table:table-cell office:value-type="float" office:value="6.5527065527065531" table:formula="of:=[.EY6]*100/[.EY$24]" table:style-name="ce1">
            <text:p>6,552706553</text:p>
          </table:table-cell>
          <table:table-cell office:value-type="float" office:value="0.61728395061728392" table:formula="of:=[.EZ6]*100/[.EZ$24]" table:style-name="ce1">
            <text:p>0,617283951</text:p>
          </table:table-cell>
          <table:table-cell office:value-type="float" office:value="3.7305562878987608" table:formula="of:=[.FA6]*100/[.FA$24]" table:style-name="ce1">
            <text:p>3,730556288</text:p>
          </table:table-cell>
          <table:table-cell office:value-type="float" office:value="8.9866156787762907" table:formula="of:=[.FB6]*100/[.FB$24]" table:style-name="ce1">
            <text:p>8,986615679</text:p>
          </table:table-cell>
          <table:table-cell office:value-type="float" office:value="6.7219917012448134" table:formula="of:=[.FC6]*100/[.FC$24]" table:style-name="ce1">
            <text:p>6,721991701</text:p>
          </table:table-cell>
          <table:table-cell office:value-type="float" office:value="7.2519083969465647" table:formula="of:=[.FD6]*100/[.FD$24]" table:style-name="ce1">
            <text:p>7,251908397</text:p>
          </table:table-cell>
          <table:table-cell office:value-type="float" office:value="5.0668828536684236" table:formula="of:=[.FE6]*100/[.FE$24]" table:style-name="ce1">
            <text:p>5,066882854</text:p>
          </table:table-cell>
          <table:table-cell office:value-type="float" office:value="9.7796143250688701" table:formula="of:=[.FF6]*100/[.FF$24]" table:style-name="ce1">
            <text:p>9,779614325</text:p>
          </table:table-cell>
          <table:table-cell office:value-type="float" office:value="0" table:formula="of:=[.FG6]*100/[.FG$24]" table:style-name="ce1">
            <text:p>0</text:p>
          </table:table-cell>
          <table:table-cell office:value-type="float" office:value="7.2463768115942031" table:formula="of:=[.FH6]*100/[.FH$24]" table:style-name="ce1">
            <text:p>7,246376812</text:p>
          </table:table-cell>
          <table:table-cell office:value-type="float" office:value="7.258064516129032" table:formula="of:=[.FI6]*100/[.FI$24]" table:style-name="ce1">
            <text:p>7,258064516</text:p>
          </table:table-cell>
          <table:table-cell office:value-type="float" office:value="15.50632911392405" table:formula="of:=[.FJ6]*100/[.FJ$24]" table:style-name="ce1">
            <text:p>15,50632911</text:p>
          </table:table-cell>
          <table:table-cell office:value-type="float" office:value="3.1141868512110729" table:formula="of:=[.FK6]*100/[.FK$24]" table:style-name="ce1">
            <text:p>3,114186851</text:p>
          </table:table-cell>
          <table:table-cell office:value-type="float" office:value="13.148788927335641" table:formula="of:=[.FL6]*100/[.FL$24]" table:style-name="ce1">
            <text:p>13,14878893</text:p>
          </table:table-cell>
          <table:table-cell office:value-type="float" office:value="0" table:formula="of:=[.FM6]*100/[.FM$24]" table:style-name="ce1">
            <text:p>0</text:p>
          </table:table-cell>
          <table:table-cell office:value-type="float" office:value="1.7699115044247788" table:formula="of:=[.FN6]*100/[.FN$24]" table:style-name="ce1">
            <text:p>1,769911504</text:p>
          </table:table-cell>
          <table:table-cell office:value-type="float" office:value="10.344827586206897" table:formula="of:=[.FO6]*100/[.FO$24]" table:style-name="ce1">
            <text:p>10,34482759</text:p>
          </table:table-cell>
          <table:table-cell office:value-type="float" office:value="0" table:formula="of:=[.FP6]*100/[.FP$24]" table:style-name="ce1">
            <text:p>0</text:p>
          </table:table-cell>
          <table:table-cell office:value-type="float" office:value="4.6563192904656319" table:formula="of:=[.FQ6]*100/[.FQ$24]" table:style-name="ce1">
            <text:p>4,65631929</text:p>
          </table:table-cell>
          <table:table-cell office:value-type="float" office:value="15.632754342431761" table:formula="of:=[.FR6]*100/[.FR$24]" table:style-name="ce1">
            <text:p>15,63275434</text:p>
          </table:table-cell>
          <table:table-cell office:value-type="float" office:value="13.877551020408163" table:formula="of:=[.FS6]*100/[.FS$24]" table:style-name="ce1">
            <text:p>13,87755102</text:p>
          </table:table-cell>
          <table:table-cell office:value-type="float" office:value="2.1739130434782608" table:formula="of:=[.FT6]*100/[.FT$24]" table:style-name="ce1">
            <text:p>2,173913043</text:p>
          </table:table-cell>
          <table:table-cell office:value-type="float" office:value="8.2512733446519526" table:formula="of:=[.FU6]*100/[.FU$24]" table:style-name="ce1">
            <text:p>8,251273345</text:p>
          </table:table-cell>
          <table:table-cell office:value-type="float" office:value="9.9019607843137258" table:formula="of:=[.FV6]*100/[.FV$24]" table:style-name="ce1">
            <text:p>9,901960784</text:p>
          </table:table-cell>
          <table:table-cell office:value-type="float" office:value="0" table:formula="of:=[.FW6]*100/[.FW$24]" table:style-name="ce1">
            <text:p>0</text:p>
          </table:table-cell>
          <table:table-cell office:value-type="float" office:value="0" table:formula="of:=[.FX6]*100/[.FX$24]" table:style-name="ce1">
            <text:p>0</text:p>
          </table:table-cell>
          <table:table-cell office:value-type="float" office:value="18.095238095238095" table:formula="of:=[.FY6]*100/[.FY$24]" table:style-name="ce1">
            <text:p>18,0952381</text:p>
          </table:table-cell>
          <table:table-cell office:value-type="float" office:value="0" table:formula="of:=[.FZ6]*100/[.FZ$24]" table:style-name="ce1">
            <text:p>0</text:p>
          </table:table-cell>
          <table:table-cell office:value-type="float" office:value="0" table:formula="of:=[.GA6]*100/[.GA$24]" table:style-name="ce1">
            <text:p>0</text:p>
          </table:table-cell>
          <table:table-cell office:value-type="float" office:value="0" table:formula="of:=[.GB6]*100/[.GB$24]" table:style-name="ce1">
            <text:p>0</text:p>
          </table:table-cell>
          <table:table-cell office:value-type="float" office:value="8.4142394822006477" table:formula="of:=[.GC6]*100/[.GC$24]" table:style-name="ce1">
            <text:p>8,414239482</text:p>
          </table:table-cell>
          <table:table-cell office:value-type="float" office:value="6.617647058823529" table:formula="of:=[.GD6]*100/[.GD$24]" table:style-name="ce1">
            <text:p>6,617647059</text:p>
          </table:table-cell>
          <table:table-cell office:value-type="float" office:value="0" table:formula="of:=[.GE6]*100/[.GE$24]" table:style-name="ce1">
            <text:p>0</text:p>
          </table:table-cell>
          <table:table-cell office:value-type="float" office:value="0" table:formula="of:=[.GF6]*100/[.GF$24]" table:style-name="ce1">
            <text:p>0</text:p>
          </table:table-cell>
          <table:table-cell office:value-type="float" office:value="0" table:formula="of:=[.GG6]*100/[.GG$24]" table:style-name="ce1">
            <text:p>0</text:p>
          </table:table-cell>
          <table:table-cell office:value-type="float" office:value="11.805555555555555" table:formula="of:=[.GH6]*100/[.GH$24]" table:style-name="ce1">
            <text:p>11,80555556</text:p>
          </table:table-cell>
          <table:table-cell office:value-type="float" office:value="8.4088437839797034" table:formula="of:=[.GI6]*100/[.GI$24]" table:style-name="ce1">
            <text:p>8,408843784</text:p>
          </table:table-cell>
          <table:table-cell office:value-type="float" office:value="13.915547024952016" table:formula="of:=[.GJ6]*100/[.GJ$24]" table:style-name="ce1">
            <text:p>13,91554702</text:p>
          </table:table-cell>
          <table:table-cell office:value-type="float" office:value="12.854442344045369" table:formula="of:=[.GK6]*100/[.GK$24]" table:style-name="ce1">
            <text:p>12,85444234</text:p>
          </table:table-cell>
          <table:table-cell office:value-type="float" office:value="14.040114613180515" table:formula="of:=[.GL6]*100/[.GL$24]" table:style-name="ce1">
            <text:p>14,04011461</text:p>
          </table:table-cell>
          <table:table-cell office:value-type="float" office:value="8.0808080808080813" table:formula="of:=[.GM6]*100/[.GM$24]" table:style-name="ce1">
            <text:p>8,080808081</text:p>
          </table:table-cell>
          <table:table-cell office:value-type="float" office:value="1.3071895424836601" table:formula="of:=[.GN6]*100/[.GN$24]" table:style-name="ce1">
            <text:p>1,307189542</text:p>
          </table:table-cell>
          <table:table-cell office:value-type="float" office:value="15.613382899628252" table:formula="of:=[.GO6]*100/[.GO$24]" table:style-name="ce1">
            <text:p>15,6133829</text:p>
          </table:table-cell>
          <table:table-cell office:value-type="float" office:value="11.62079510703364" table:formula="of:=[.GP6]*100/[.GP$24]" table:style-name="ce1">
            <text:p>11,62079511</text:p>
          </table:table-cell>
          <table:table-cell office:value-type="float" office:value="9.9601593625498008" table:formula="of:=[.GQ6]*100/[.GQ$24]" table:style-name="ce1">
            <text:p>9,960159363</text:p>
          </table:table-cell>
          <table:table-cell office:value-type="float" office:value="8.7976539589442808" table:formula="of:=[.GR6]*100/[.GR$24]" table:style-name="ce1">
            <text:p>8,797653959</text:p>
          </table:table-cell>
          <table:table-cell office:value-type="float" office:value="0" table:formula="of:=[.GS6]*100/[.GS$24]" table:style-name="ce1">
            <text:p>0</text:p>
          </table:table-cell>
          <table:table-cell office:value-type="float" office:value="10.59190031152648" table:formula="of:=[.GT6]*100/[.GT$24]" table:style-name="ce1">
            <text:p>10,59190031</text:p>
          </table:table-cell>
          <table:table-cell office:value-type="float" office:value="6.8273092369477908" table:formula="of:=[.GU6]*100/[.GU$24]" table:style-name="ce1">
            <text:p>6,827309237</text:p>
          </table:table-cell>
          <table:table-cell office:value-type="float" office:value="3.0386740331491713" table:formula="of:=[.GV6]*100/[.GV$24]" table:style-name="ce1">
            <text:p>3,038674033</text:p>
          </table:table-cell>
          <table:table-cell office:value-type="float" office:value="0" table:formula="of:=[.GW6]*100/[.GW$24]" table:style-name="ce1">
            <text:p>0</text:p>
          </table:table-cell>
          <table:table-cell office:value-type="float" office:value="0" table:formula="of:=[.GX6]*100/[.GX$24]" table:style-name="ce1">
            <text:p>0</text:p>
          </table:table-cell>
          <table:table-cell office:value-type="float" office:value="7.4349442379182156" table:formula="of:=[.GY6]*100/[.GY$24]" table:style-name="ce1">
            <text:p>7,434944238</text:p>
          </table:table-cell>
          <table:table-cell office:value-type="float" office:value="1.3513513513513513" table:formula="of:=[.GZ6]*100/[.GZ$24]" table:style-name="ce1">
            <text:p>1,351351351</text:p>
          </table:table-cell>
          <table:table-cell office:value-type="float" office:value="7.8069322967282151" table:formula="of:=[.HA6]*100/[.HA$24]" table:style-name="ce1">
            <text:p>7,806932297</text:p>
          </table:table-cell>
          <table:table-cell office:value-type="float" office:value="11.618257261410788" table:formula="of:=[.HB6]*100/[.HB$24]" table:style-name="ce1">
            <text:p>11,61825726</text:p>
          </table:table-cell>
          <table:table-cell office:value-type="float" office:value="1.1723329425556859" table:formula="of:=[.HC6]*100/[.HC$24]" table:style-name="ce1">
            <text:p>1,172332943</text:p>
          </table:table-cell>
          <table:table-cell office:value-type="float" office:value="0" table:formula="of:=[.HD6]*100/[.HD$24]" table:style-name="ce1">
            <text:p>0</text:p>
          </table:table-cell>
          <table:table-cell office:value-type="float" office:value="6.5873741994510517" table:formula="of:=[.HE6]*100/[.HE$24]" table:style-name="ce1">
            <text:p>6,587374199</text:p>
          </table:table-cell>
          <table:table-cell office:value-type="float" office:value="11.754966887417218" table:formula="of:=[.HF6]*100/[.HF$24]" table:style-name="ce1">
            <text:p>11,75496689</text:p>
          </table:table-cell>
          <table:table-cell office:value-type="float" office:value="0" table:formula="of:=[.HG6]*100/[.HG$24]" table:style-name="ce1">
            <text:p>0</text:p>
          </table:table-cell>
          <table:table-cell office:value-type="float" office:value="0" table:formula="of:=[.HH6]*100/[.HH$24]" table:style-name="ce1">
            <text:p>0</text:p>
          </table:table-cell>
          <table:table-cell office:value-type="float" office:value="15.444015444015443" table:formula="of:=[.HI6]*100/[.HI$24]" table:style-name="ce1">
            <text:p>15,44401544</text:p>
          </table:table-cell>
          <table:table-cell office:value-type="float" office:value="3.763440860215054" table:formula="of:=[.HJ6]*100/[.HJ$24]" table:style-name="ce1">
            <text:p>3,76344086</text:p>
          </table:table-cell>
          <table:table-cell office:value-type="float" office:value="6.7796610169491522" table:formula="of:=[.HK6]*100/[.HK$24]" table:style-name="ce1">
            <text:p>6,779661017</text:p>
          </table:table-cell>
          <table:table-cell office:value-type="float" office:value="6.1162079510703364" table:formula="of:=[.HL6]*100/[.HL$24]" table:style-name="ce1">
            <text:p>6,116207951</text:p>
          </table:table-cell>
          <table:table-cell office:value-type="float" office:value="7.9629629629629628" table:formula="of:=[.HM6]*100/[.HM$24]" table:style-name="ce1">
            <text:p>7,962962963</text:p>
          </table:table-cell>
          <table:table-cell office:value-type="float" office:value="11.072664359861591" table:formula="of:=[.HN6]*100/[.HN$24]" table:style-name="ce1">
            <text:p>11,07266436</text:p>
          </table:table-cell>
          <table:table-cell office:value-type="float" office:value="7.9566003616636527" table:formula="of:=[.HO6]*100/[.HO$24]" table:style-name="ce1">
            <text:p>7,956600362</text:p>
          </table:table-cell>
          <table:table-cell office:value-type="float" office:value="15.88089330024814" table:formula="of:=[.HP6]*100/[.HP$24]" table:style-name="ce1">
            <text:p>15,8808933</text:p>
          </table:table-cell>
          <table:table-cell office:value-type="float" office:value="11.988304093567251" table:formula="of:=[.HQ6]*100/[.HQ$24]" table:style-name="ce1">
            <text:p>11,98830409</text:p>
          </table:table-cell>
          <table:table-cell office:value-type="float" office:value="4.9924357034795763" table:formula="of:=[.HR6]*100/[.HR$24]" table:style-name="ce1">
            <text:p>4,992435703</text:p>
          </table:table-cell>
          <table:table-cell office:value-type="float" office:value="7.6923076923076925" table:formula="of:=[.HS6]*100/[.HS$24]" table:style-name="ce1">
            <text:p>7,692307692</text:p>
          </table:table-cell>
          <table:table-cell office:value-type="float" office:value="3.0303030303030303" table:formula="of:=[.HT6]*100/[.HT$24]" table:style-name="ce1">
            <text:p>3,03030303</text:p>
          </table:table-cell>
          <table:table-cell office:value-type="float" office:value="9.2682926829268286" table:formula="of:=[.HU6]*100/[.HU$24]" table:style-name="ce1">
            <text:p>9,268292683</text:p>
          </table:table-cell>
          <table:table-cell office:value-type="float" office:value="5.7692307692307692" table:formula="of:=[.HV6]*100/[.HV$24]" table:style-name="ce1">
            <text:p>5,769230769</text:p>
          </table:table-cell>
          <table:table-cell office:value-type="float" office:value="6.666666666666667" table:formula="of:=[.HW6]*100/[.HW$24]" table:style-name="ce1">
            <text:p>6,666666667</text:p>
          </table:table-cell>
          <table:table-cell office:value-type="float" office:value="5.3658536585365857" table:formula="of:=[.HX6]*100/[.HX$24]" table:style-name="ce1">
            <text:p>5,365853659</text:p>
          </table:table-cell>
          <table:table-cell office:value-type="float" office:value="0" table:formula="of:=[.HY6]*100/[.HY$24]" table:style-name="ce1">
            <text:p>0</text:p>
          </table:table-cell>
          <table:table-cell office:value-type="float" office:value="0" table:formula="of:=[.HZ6]*100/[.HZ$24]" table:style-name="ce1">
            <text:p>0</text:p>
          </table:table-cell>
          <table:table-cell office:value-type="float" office:value="11.231884057971014" table:formula="of:=[.IA6]*100/[.IA$24]" table:style-name="ce1">
            <text:p>11,23188406</text:p>
          </table:table-cell>
          <table:table-cell office:value-type="float" office:value="7.0469798657718119" table:formula="of:=[.IB6]*100/[.IB$24]" table:style-name="ce1">
            <text:p>7,046979866</text:p>
          </table:table-cell>
          <table:table-cell office:value-type="float" office:value="3.8022813688212929" table:formula="of:=[.IC6]*100/[.IC$24]" table:style-name="ce1">
            <text:p>3,802281369</text:p>
          </table:table-cell>
          <table:table-cell office:value-type="float" office:value="8.4805653710247348" table:formula="of:=[.ID6]*100/[.ID$24]" table:style-name="ce1">
            <text:p>8,480565371</text:p>
          </table:table-cell>
          <table:table-cell office:value-type="float" office:value="13.744075829383887" table:formula="of:=[.IE6]*100/[.IE$24]" table:style-name="ce1">
            <text:p>13,74407583</text:p>
          </table:table-cell>
          <table:table-cell office:value-type="float" office:value="5.4313099041533546" table:formula="of:=[.IF6]*100/[.IF$24]" table:style-name="ce1">
            <text:p>5,431309904</text:p>
          </table:table-cell>
          <table:table-cell office:value-type="float" office:value="6.1983471074380168" table:formula="of:=[.IG6]*100/[.IG$24]" table:style-name="ce1">
            <text:p>6,198347107</text:p>
          </table:table-cell>
          <table:table-cell office:value-type="float" office:value="0" table:formula="of:=[.IH6]*100/[.IH$24]" table:style-name="ce1">
            <text:p>0</text:p>
          </table:table-cell>
          <table:table-cell office:value-type="float" office:value="10.819672131147541" table:formula="of:=[.II6]*100/[.II$24]" table:style-name="ce1">
            <text:p>10,81967213</text:p>
          </table:table-cell>
          <table:table-cell office:value-type="float" office:value="5.3648068669527893" table:formula="of:=[.IJ6]*100/[.IJ$24]" table:style-name="ce1">
            <text:p>5,364806867</text:p>
          </table:table-cell>
          <table:table-cell office:value-type="float" office:value="11.842105263157896" table:formula="of:=[.IK6]*100/[.IK$24]" table:style-name="ce1">
            <text:p>11,84210526</text:p>
          </table:table-cell>
          <table:table-cell office:value-type="float" office:value="0" table:formula="of:=[.IL6]*100/[.IL$24]" table:style-name="ce1">
            <text:p>0</text:p>
          </table:table-cell>
          <table:table-cell office:value-type="float" office:value="9.1370558375634516" table:formula="of:=[.IM6]*100/[.IM$24]" table:style-name="ce1">
            <text:p>9,137055838</text:p>
          </table:table-cell>
          <table:table-cell office:value-type="float" office:value="12.903225806451612" table:formula="of:=[.IN6]*100/[.IN$24]" table:style-name="ce1">
            <text:p>12,90322581</text:p>
          </table:table-cell>
          <table:table-cell office:value-type="float" office:value="6.3218390804597702" table:formula="of:=[.IO6]*100/[.IO$24]" table:style-name="ce1">
            <text:p>6,32183908</text:p>
          </table:table-cell>
          <table:table-cell office:value-type="float" office:value="3.3003300330033003" table:formula="of:=[.IP6]*100/[.IP$24]" table:style-name="ce1">
            <text:p>3,300330033</text:p>
          </table:table-cell>
          <table:table-cell office:value-type="float" office:value="5.4455445544554459" table:formula="of:=[.IQ6]*100/[.IQ$24]" table:style-name="ce1">
            <text:p>5,445544554</text:p>
          </table:table-cell>
          <table:table-cell office:value-type="float" office:value="1.9543973941368078" table:formula="of:=[.IR6]*100/[.IR$24]" table:style-name="ce1">
            <text:p>1,954397394</text:p>
          </table:table-cell>
          <table:table-cell office:value-type="float" office:value="14.052287581699346" table:formula="of:=[.IS6]*100/[.IS$24]" table:style-name="ce1">
            <text:p>14,05228758</text:p>
          </table:table-cell>
          <table:table-cell office:value-type="float" office:value="2.4054982817869415" table:formula="of:=[.IT6]*100/[.IT$24]" table:style-name="ce1">
            <text:p>2,405498282</text:p>
          </table:table-cell>
          <table:table-cell table:number-columns-repeated="1613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elf-employed</text:p>
          </table:table-cell>
          <table:table-cell office:value-type="float" office:value="6.6133066133066132" table:formula="of:=[.C7]*100/[.C$24]" table:style-name="ce1">
            <text:p>6,613306613</text:p>
          </table:table-cell>
          <table:table-cell office:value-type="float" office:value="6.1245194039705577" table:formula="of:=[.D7]*100/[.D$24]" table:style-name="ce1">
            <text:p>6,124519404</text:p>
          </table:table-cell>
          <table:table-cell office:value-type="float" office:value="8.999059044930604" table:formula="of:=[.E7]*100/[.E$24]" table:style-name="ce1">
            <text:p>8,999059045</text:p>
          </table:table-cell>
          <table:table-cell office:value-type="float" office:value="7.2012954839333405" table:formula="of:=[.F7]*100/[.F$24]" table:style-name="ce1">
            <text:p>7,201295484</text:p>
          </table:table-cell>
          <table:table-cell office:value-type="float" office:value="7.0971446343768321" table:formula="of:=[.G7]*100/[.G$24]" table:style-name="ce1">
            <text:p>7,097144634</text:p>
          </table:table-cell>
          <table:table-cell office:value-type="float" office:value="6.8717764183759149" table:formula="of:=[.H7]*100/[.H$24]" table:style-name="ce1">
            <text:p>6,871776418</text:p>
          </table:table-cell>
          <table:table-cell office:value-type="float" office:value="7.3338634826059605" table:formula="of:=[.I7]*100/[.I$24]" table:style-name="ce1">
            <text:p>7,333863483</text:p>
          </table:table-cell>
          <table:table-cell office:value-type="float" office:value="7.3437122857832486" table:formula="of:=[.J7]*100/[.J$24]" table:style-name="ce1">
            <text:p>7,343712286</text:p>
          </table:table-cell>
          <table:table-cell office:value-type="float" office:value="6.9747396145097573" table:formula="of:=[.K7]*100/[.K$24]" table:style-name="ce1">
            <text:p>6,974739615</text:p>
          </table:table-cell>
          <table:table-cell office:value-type="float" office:value="3.2193158953722336" table:formula="of:=[.L7]*100/[.L$24]" table:style-name="ce1">
            <text:p>3,219315895</text:p>
          </table:table-cell>
          <table:table-cell office:value-type="float" office:value="5.0785973397823456" table:formula="of:=[.M7]*100/[.M$24]" table:style-name="ce1">
            <text:p>5,07859734</text:p>
          </table:table-cell>
          <table:table-cell office:value-type="float" office:value="4.5318744422457611" table:formula="of:=[.N7]*100/[.N$24]" table:style-name="ce1">
            <text:p>4,531874442</text:p>
          </table:table-cell>
          <table:table-cell office:value-type="float" office:value="7.3164803111327172" table:formula="of:=[.O7]*100/[.O$24]" table:style-name="ce1">
            <text:p>7,316480311</text:p>
          </table:table-cell>
          <table:table-cell office:value-type="float" office:value="6.6788622260482802" table:formula="of:=[.P7]*100/[.P$24]" table:style-name="ce1">
            <text:p>6,678862226</text:p>
          </table:table-cell>
          <table:table-cell office:value-type="float" office:value="7.3165781147394187" table:formula="of:=[.Q7]*100/[.Q$24]" table:style-name="ce1">
            <text:p>7,316578115</text:p>
          </table:table-cell>
          <table:table-cell office:value-type="float" office:value="6.9928634393150837" table:formula="of:=[.R7]*100/[.R$24]" table:style-name="ce1">
            <text:p>6,992863439</text:p>
          </table:table-cell>
          <table:table-cell office:value-type="float" office:value="3.0165912518853695" table:formula="of:=[.S7]*100/[.S$24]" table:style-name="ce1">
            <text:p>3,016591252</text:p>
          </table:table-cell>
          <table:table-cell office:value-type="float" office:value="4.4322709163346614" table:formula="of:=[.T7]*100/[.T$24]" table:style-name="ce1">
            <text:p>4,432270916</text:p>
          </table:table-cell>
          <table:table-cell office:value-type="float" office:value="5.4625755462575549" table:formula="of:=[.U7]*100/[.U$24]" table:style-name="ce1">
            <text:p>5,462575546</text:p>
          </table:table-cell>
          <table:table-cell office:value-type="float" office:value="2.1138211382113821" table:formula="of:=[.V7]*100/[.V$24]" table:style-name="ce1">
            <text:p>2,113821138</text:p>
          </table:table-cell>
          <table:table-cell office:value-type="float" office:value="0.79840319361277445" table:formula="of:=[.W7]*100/[.W$24]" table:style-name="ce1">
            <text:p>0,798403194</text:p>
          </table:table-cell>
          <table:table-cell office:value-type="float" office:value="3.3237978477046726" table:formula="of:=[.X7]*100/[.X$24]" table:style-name="ce1">
            <text:p>3,323797848</text:p>
          </table:table-cell>
          <table:table-cell office:value-type="float" office:value="9.2926490984743406" table:formula="of:=[.Y7]*100/[.Y$24]" table:style-name="ce1">
            <text:p>9,292649098</text:p>
          </table:table-cell>
          <table:table-cell office:value-type="float" office:value="3.4090909090909092" table:formula="of:=[.Z7]*100/[.Z$24]" table:style-name="ce1">
            <text:p>3,409090909</text:p>
          </table:table-cell>
          <table:table-cell office:value-type="float" office:value="3.9939064776791628" table:formula="of:=[.AA7]*100/[.AA$24]" table:style-name="ce1">
            <text:p>3,993906478</text:p>
          </table:table-cell>
          <table:table-cell office:value-type="float" office:value="5.1053484602917338" table:formula="of:=[.AB7]*100/[.AB$24]" table:style-name="ce1">
            <text:p>5,10534846</text:p>
          </table:table-cell>
          <table:table-cell office:value-type="float" office:value="2.7712017824815485" table:formula="of:=[.AC7]*100/[.AC$24]" table:style-name="ce1">
            <text:p>2,771201782</text:p>
          </table:table-cell>
          <table:table-cell office:value-type="float" office:value="7.4228028503562946" table:formula="of:=[.AD7]*100/[.AD$24]" table:style-name="ce1">
            <text:p>7,42280285</text:p>
          </table:table-cell>
          <table:table-cell office:value-type="float" office:value="3.4059604307538192" table:formula="of:=[.AE7]*100/[.AE$24]" table:style-name="ce1">
            <text:p>3,405960431</text:p>
          </table:table-cell>
          <table:table-cell office:value-type="float" office:value="4.8166259168704153" table:formula="of:=[.AF7]*100/[.AF$24]" table:style-name="ce1">
            <text:p>4,816625917</text:p>
          </table:table-cell>
          <table:table-cell office:value-type="float" office:value="1.0416666666666667" table:formula="of:=[.AG7]*100/[.AG$24]" table:style-name="ce1">
            <text:p>1,041666667</text:p>
          </table:table-cell>
          <table:table-cell office:value-type="float" office:value="4.5454545454545459" table:formula="of:=[.AH7]*100/[.AH$24]" table:style-name="ce1">
            <text:p>4,545454545</text:p>
          </table:table-cell>
          <table:table-cell office:value-type="float" office:value="4.2240587695133147" table:formula="of:=[.AI7]*100/[.AI$24]" table:style-name="ce1">
            <text:p>4,22405877</text:p>
          </table:table-cell>
          <table:table-cell office:value-type="float" office:value="5.6982343499197432" table:formula="of:=[.AJ7]*100/[.AJ$24]" table:style-name="ce1">
            <text:p>5,69823435</text:p>
          </table:table-cell>
          <table:table-cell office:value-type="float" office:value="3.8542396636299929" table:formula="of:=[.AK7]*100/[.AK$24]" table:style-name="ce1">
            <text:p>3,854239664</text:p>
          </table:table-cell>
          <table:table-cell office:value-type="float" office:value="2.3346303501945527" table:formula="of:=[.AL7]*100/[.AL$24]" table:style-name="ce1">
            <text:p>2,33463035</text:p>
          </table:table-cell>
          <table:table-cell office:value-type="float" office:value="0" table:formula="of:=[.AM7]*100/[.AM$24]" table:style-name="ce1">
            <text:p>0</text:p>
          </table:table-cell>
          <table:table-cell office:value-type="float" office:value="2.3184116413861142" table:formula="of:=[.AN7]*100/[.AN$24]" table:style-name="ce1">
            <text:p>2,318411641</text:p>
          </table:table-cell>
          <table:table-cell office:value-type="float" office:value="8.6176980913823016" table:formula="of:=[.AO7]*100/[.AO$24]" table:style-name="ce1">
            <text:p>8,617698091</text:p>
          </table:table-cell>
          <table:table-cell office:value-type="float" office:value="3.2730404823428079" table:formula="of:=[.AP7]*100/[.AP$24]" table:style-name="ce1">
            <text:p>3,273040482</text:p>
          </table:table-cell>
          <table:table-cell office:value-type="float" office:value="0" table:formula="of:=[.AQ7]*100/[.AQ$24]" table:style-name="ce1">
            <text:p>0</text:p>
          </table:table-cell>
          <table:table-cell office:value-type="float" office:value="4.841997961264016" table:formula="of:=[.AR7]*100/[.AR$24]" table:style-name="ce1">
            <text:p>4,841997961</text:p>
          </table:table-cell>
          <table:table-cell office:value-type="float" office:value="3.2871972318339102" table:formula="of:=[.AS7]*100/[.AS$24]" table:style-name="ce1">
            <text:p>3,287197232</text:p>
          </table:table-cell>
          <table:table-cell office:value-type="float" office:value="2.8526148969889067" table:formula="of:=[.AT7]*100/[.AT$24]" table:style-name="ce1">
            <text:p>2,852614897</text:p>
          </table:table-cell>
          <table:table-cell office:value-type="float" office:value="0.83056478405315615" table:formula="of:=[.AU7]*100/[.AU$24]" table:style-name="ce1">
            <text:p>0,830564784</text:p>
          </table:table-cell>
          <table:table-cell office:value-type="float" office:value="9.9616858237547898" table:formula="of:=[.AV7]*100/[.AV$24]" table:style-name="ce1">
            <text:p>9,961685824</text:p>
          </table:table-cell>
          <table:table-cell office:value-type="float" office:value="1.0582010582010581" table:formula="of:=[.AW7]*100/[.AW$24]" table:style-name="ce1">
            <text:p>1,058201058</text:p>
          </table:table-cell>
          <table:table-cell office:value-type="float" office:value="3.8083228247162673" table:formula="of:=[.AX7]*100/[.AX$24]" table:style-name="ce1">
            <text:p>3,808322825</text:p>
          </table:table-cell>
          <table:table-cell office:value-type="float" office:value="5.0040355125100886" table:formula="of:=[.AY7]*100/[.AY$24]" table:style-name="ce1">
            <text:p>5,004035513</text:p>
          </table:table-cell>
          <table:table-cell office:value-type="float" office:value="3.4482758620689653" table:formula="of:=[.AZ7]*100/[.AZ$24]" table:style-name="ce1">
            <text:p>3,448275862</text:p>
          </table:table-cell>
          <table:table-cell office:value-type="float" office:value="4.5059288537549405" table:formula="of:=[.BA7]*100/[.BA$24]" table:style-name="ce1">
            <text:p>4,505928854</text:p>
          </table:table-cell>
          <table:table-cell office:value-type="float" office:value="1.8932874354561102" table:formula="of:=[.BB7]*100/[.BB$24]" table:style-name="ce1">
            <text:p>1,893287435</text:p>
          </table:table-cell>
          <table:table-cell office:value-type="float" office:value="5.1020408163265305" table:formula="of:=[.BC7]*100/[.BC$24]" table:style-name="ce1">
            <text:p>5,102040816</text:p>
          </table:table-cell>
          <table:table-cell office:value-type="float" office:value="2.4193548387096775" table:formula="of:=[.BD7]*100/[.BD$24]" table:style-name="ce1">
            <text:p>2,419354839</text:p>
          </table:table-cell>
          <table:table-cell office:value-type="float" office:value="3.8147855827413837" table:formula="of:=[.BE7]*100/[.BE$24]" table:style-name="ce1">
            <text:p>3,814785583</text:p>
          </table:table-cell>
          <table:table-cell office:value-type="float" office:value="2.6195899772209565" table:formula="of:=[.BF7]*100/[.BF$24]" table:style-name="ce1">
            <text:p>2,619589977</text:p>
          </table:table-cell>
          <table:table-cell office:value-type="float" office:value="0" table:formula="of:=[.BG7]*100/[.BG$24]" table:style-name="ce1">
            <text:p>0</text:p>
          </table:table-cell>
          <table:table-cell office:value-type="float" office:value="3.1879194630872485" table:formula="of:=[.BH7]*100/[.BH$24]" table:style-name="ce1">
            <text:p>3,187919463</text:p>
          </table:table-cell>
          <table:table-cell office:value-type="float" office:value="4.7297297297297298" table:formula="of:=[.BI7]*100/[.BI$24]" table:style-name="ce1">
            <text:p>4,72972973</text:p>
          </table:table-cell>
          <table:table-cell office:value-type="float" office:value="0.74349442379182151" table:formula="of:=[.BJ7]*100/[.BJ$24]" table:style-name="ce1">
            <text:p>0,743494424</text:p>
          </table:table-cell>
          <table:table-cell office:value-type="float" office:value="5.728314238952537" table:formula="of:=[.BK7]*100/[.BK$24]" table:style-name="ce1">
            <text:p>5,728314239</text:p>
          </table:table-cell>
          <table:table-cell office:value-type="float" office:value="3.5714285714285716" table:formula="of:=[.BL7]*100/[.BL$24]" table:style-name="ce1">
            <text:p>3,571428571</text:p>
          </table:table-cell>
          <table:table-cell office:value-type="float" office:value="2.5039123630672928" table:formula="of:=[.BM7]*100/[.BM$24]" table:style-name="ce1">
            <text:p>2,503912363</text:p>
          </table:table-cell>
          <table:table-cell office:value-type="float" office:value="5.4801283633670694" table:formula="of:=[.BN7]*100/[.BN$24]" table:style-name="ce1">
            <text:p>5,480128363</text:p>
          </table:table-cell>
          <table:table-cell office:value-type="float" office:value="4.3630017452006982" table:formula="of:=[.BO7]*100/[.BO$24]" table:style-name="ce1">
            <text:p>4,363001745</text:p>
          </table:table-cell>
          <table:table-cell office:value-type="float" office:value="12.787271655863288" table:formula="of:=[.BP7]*100/[.BP$24]" table:style-name="ce1">
            <text:p>12,78727166</text:p>
          </table:table-cell>
          <table:table-cell office:value-type="float" office:value="3.7272006344171293" table:formula="of:=[.BQ7]*100/[.BQ$24]" table:style-name="ce1">
            <text:p>3,727200634</text:p>
          </table:table-cell>
          <table:table-cell office:value-type="float" office:value="3.0110935023771792" table:formula="of:=[.BR7]*100/[.BR$24]" table:style-name="ce1">
            <text:p>3,011093502</text:p>
          </table:table-cell>
          <table:table-cell office:value-type="float" office:value="1.2433392539964476" table:formula="of:=[.BS7]*100/[.BS$24]" table:style-name="ce1">
            <text:p>1,243339254</text:p>
          </table:table-cell>
          <table:table-cell office:value-type="float" office:value="4.3425814234016888" table:formula="of:=[.BT7]*100/[.BT$24]" table:style-name="ce1">
            <text:p>4,342581423</text:p>
          </table:table-cell>
          <table:table-cell office:value-type="float" office:value="6.6945606694560666" table:formula="of:=[.BU7]*100/[.BU$24]" table:style-name="ce1">
            <text:p>6,694560669</text:p>
          </table:table-cell>
          <table:table-cell office:value-type="float" office:value="15.708358032009484" table:formula="of:=[.BV7]*100/[.BV$24]" table:style-name="ce1">
            <text:p>15,70835803</text:p>
          </table:table-cell>
          <table:table-cell office:value-type="float" office:value="0" table:formula="of:=[.BW7]*100/[.BW$24]" table:style-name="ce1">
            <text:p>0</text:p>
          </table:table-cell>
          <table:table-cell office:value-type="float" office:value="3.4816247582205029" table:formula="of:=[.BX7]*100/[.BX$24]" table:style-name="ce1">
            <text:p>3,481624758</text:p>
          </table:table-cell>
          <table:table-cell office:value-type="float" office:value="1.2162162162162162" table:formula="of:=[.BY7]*100/[.BY$24]" table:style-name="ce1">
            <text:p>1,216216216</text:p>
          </table:table-cell>
          <table:table-cell office:value-type="float" office:value="4.062229904926534" table:formula="of:=[.BZ7]*100/[.BZ$24]" table:style-name="ce1">
            <text:p>4,062229905</text:p>
          </table:table-cell>
          <table:table-cell office:value-type="float" office:value="0" table:formula="of:=[.CA7]*100/[.CA$24]" table:style-name="ce1">
            <text:p>0</text:p>
          </table:table-cell>
          <table:table-cell office:value-type="float" office:value="0" table:formula="of:=[.CB7]*100/[.CB$24]" table:style-name="ce1">
            <text:p>0</text:p>
          </table:table-cell>
          <table:table-cell office:value-type="float" office:value="2.8625954198473282" table:formula="of:=[.CC7]*100/[.CC$24]" table:style-name="ce1">
            <text:p>2,86259542</text:p>
          </table:table-cell>
          <table:table-cell office:value-type="float" office:value="3.1141868512110729" table:formula="of:=[.CD7]*100/[.CD$24]" table:style-name="ce1">
            <text:p>3,114186851</text:p>
          </table:table-cell>
          <table:table-cell office:value-type="float" office:value="0.51880674448767838" table:formula="of:=[.CE7]*100/[.CE$24]" table:style-name="ce1">
            <text:p>0,518806744</text:p>
          </table:table-cell>
          <table:table-cell office:value-type="float" office:value="2.0134228187919465" table:formula="of:=[.CF7]*100/[.CF$24]" table:style-name="ce1">
            <text:p>2,013422819</text:p>
          </table:table-cell>
          <table:table-cell office:value-type="float" office:value="1.5817223198594024" table:formula="of:=[.CG7]*100/[.CG$24]" table:style-name="ce1">
            <text:p>1,58172232</text:p>
          </table:table-cell>
          <table:table-cell office:value-type="float" office:value="1.6771488469601676" table:formula="of:=[.CH7]*100/[.CH$24]" table:style-name="ce1">
            <text:p>1,677148847</text:p>
          </table:table-cell>
          <table:table-cell office:value-type="float" office:value="0.58939096267190572" table:formula="of:=[.CI7]*100/[.CI$24]" table:style-name="ce1">
            <text:p>0,589390963</text:p>
          </table:table-cell>
          <table:table-cell office:value-type="float" office:value="1.6750418760469012" table:formula="of:=[.CJ7]*100/[.CJ$24]" table:style-name="ce1">
            <text:p>1,675041876</text:p>
          </table:table-cell>
          <table:table-cell office:value-type="float" office:value="6.9542416598976811" table:formula="of:=[.CK7]*100/[.CK$24]" table:style-name="ce1">
            <text:p>6,95424166</text:p>
          </table:table-cell>
          <table:table-cell office:value-type="float" office:value="8.5798346055979646" table:formula="of:=[.CL7]*100/[.CL$24]" table:style-name="ce1">
            <text:p>8,579834606</text:p>
          </table:table-cell>
          <table:table-cell office:value-type="float" office:value="6.6920634920634923" table:formula="of:=[.CM7]*100/[.CM$24]" table:style-name="ce1">
            <text:p>6,692063492</text:p>
          </table:table-cell>
          <table:table-cell office:value-type="float" office:value="9.3538751768589847" table:formula="of:=[.CN7]*100/[.CN$24]" table:style-name="ce1">
            <text:p>9,353875177</text:p>
          </table:table-cell>
          <table:table-cell office:value-type="float" office:value="6.4448471185811922" table:formula="of:=[.CO7]*100/[.CO$24]" table:style-name="ce1">
            <text:p>6,444847119</text:p>
          </table:table-cell>
          <table:table-cell office:value-type="float" office:value="9.1244447790408785" table:formula="of:=[.CP7]*100/[.CP$24]" table:style-name="ce1">
            <text:p>9,124444779</text:p>
          </table:table-cell>
          <table:table-cell office:value-type="float" office:value="6.8785310734463279" table:formula="of:=[.CQ7]*100/[.CQ$24]" table:style-name="ce1">
            <text:p>6,878531073</text:p>
          </table:table-cell>
          <table:table-cell office:value-type="float" office:value="9.7301717089125095" table:formula="of:=[.CR7]*100/[.CR$24]" table:style-name="ce1">
            <text:p>9,730171709</text:p>
          </table:table-cell>
          <table:table-cell office:value-type="float" office:value="6.9223199897320349" table:formula="of:=[.CS7]*100/[.CS$24]" table:style-name="ce1">
            <text:p>6,92231999</text:p>
          </table:table-cell>
          <table:table-cell office:value-type="float" office:value="9.663238872752963" table:formula="of:=[.CT7]*100/[.CT$24]" table:style-name="ce1">
            <text:p>9,663238873</text:p>
          </table:table-cell>
          <table:table-cell office:value-type="float" office:value="6.4793030186365517" table:formula="of:=[.CU7]*100/[.CU$24]" table:style-name="ce1">
            <text:p>6,479303019</text:p>
          </table:table-cell>
          <table:table-cell office:value-type="float" office:value="9.5678781998656621" table:formula="of:=[.CV7]*100/[.CV$24]" table:style-name="ce1">
            <text:p>9,5678782</text:p>
          </table:table-cell>
          <table:table-cell office:value-type="float" office:value="2.4019541321753293" table:formula="of:=[.CW7]*100/[.CW$24]" table:style-name="ce1">
            <text:p>2,401954132</text:p>
          </table:table-cell>
          <table:table-cell office:value-type="float" office:value="13.550600343053173" table:formula="of:=[.CX7]*100/[.CX$24]" table:style-name="ce1">
            <text:p>13,55060034</text:p>
          </table:table-cell>
          <table:table-cell office:value-type="float" office:value="4.53125" table:formula="of:=[.CY7]*100/[.CY$24]" table:style-name="ce1">
            <text:p>4,53125</text:p>
          </table:table-cell>
          <table:table-cell office:value-type="float" office:value="6.9518716577540109" table:formula="of:=[.CZ7]*100/[.CZ$24]" table:style-name="ce1">
            <text:p>6,951871658</text:p>
          </table:table-cell>
          <table:table-cell office:value-type="float" office:value="2.9606208680655359" table:formula="of:=[.DA7]*100/[.DA$24]" table:style-name="ce1">
            <text:p>2,960620868</text:p>
          </table:table-cell>
          <table:table-cell office:value-type="float" office:value="11.226780975709328" table:formula="of:=[.DB7]*100/[.DB$24]" table:style-name="ce1">
            <text:p>11,22678098</text:p>
          </table:table-cell>
          <table:table-cell office:value-type="float" office:value="6.9892395879724738" table:formula="of:=[.DC7]*100/[.DC$24]" table:style-name="ce1">
            <text:p>6,989239588</text:p>
          </table:table-cell>
          <table:table-cell office:value-type="float" office:value="9.1138641205712929" table:formula="of:=[.DD7]*100/[.DD$24]" table:style-name="ce1">
            <text:p>9,113864121</text:p>
          </table:table-cell>
          <table:table-cell office:value-type="float" office:value="6.1575478010791729" table:formula="of:=[.DE7]*100/[.DE$24]" table:style-name="ce1">
            <text:p>6,157547801</text:p>
          </table:table-cell>
          <table:table-cell office:value-type="float" office:value="9.4118525153007919" table:formula="of:=[.DF7]*100/[.DF$24]" table:style-name="ce1">
            <text:p>9,411852515</text:p>
          </table:table-cell>
          <table:table-cell office:value-type="float" office:value="6.7803566374186248" table:formula="of:=[.DG7]*100/[.DG$24]" table:style-name="ce1">
            <text:p>6,780356637</text:p>
          </table:table-cell>
          <table:table-cell office:value-type="float" office:value="10.210003818251241" table:formula="of:=[.DH7]*100/[.DH$24]" table:style-name="ce1">
            <text:p>10,21000382</text:p>
          </table:table-cell>
          <table:table-cell office:value-type="float" office:value="6.4959899534777517" table:formula="of:=[.DI7]*100/[.DI$24]" table:style-name="ce1">
            <text:p>6,495989953</text:p>
          </table:table-cell>
          <table:table-cell office:value-type="float" office:value="9.7260381505612692" table:formula="of:=[.DJ7]*100/[.DJ$24]" table:style-name="ce1">
            <text:p>9,726038151</text:p>
          </table:table-cell>
          <table:table-cell office:value-type="float" office:value="2.4691358024691357" table:formula="of:=[.DK7]*100/[.DK$24]" table:style-name="ce1">
            <text:p>2,469135802</text:p>
          </table:table-cell>
          <table:table-cell office:value-type="float" office:value="3.5398230088495577" table:formula="of:=[.DL7]*100/[.DL$24]" table:style-name="ce1">
            <text:p>3,539823009</text:p>
          </table:table-cell>
          <table:table-cell office:value-type="float" office:value="3.8368475630833045" table:formula="of:=[.DM7]*100/[.DM$24]" table:style-name="ce1">
            <text:p>3,836847563</text:p>
          </table:table-cell>
          <table:table-cell office:value-type="float" office:value="5.9661620658949239" table:formula="of:=[.DN7]*100/[.DN$24]" table:style-name="ce1">
            <text:p>5,966162066</text:p>
          </table:table-cell>
          <table:table-cell office:value-type="float" office:value="3.9506172839506171" table:formula="of:=[.DO7]*100/[.DO$24]" table:style-name="ce1">
            <text:p>3,950617284</text:p>
          </table:table-cell>
          <table:table-cell office:value-type="float" office:value="10.075329566854991" table:formula="of:=[.DP7]*100/[.DP$24]" table:style-name="ce1">
            <text:p>10,07532957</text:p>
          </table:table-cell>
          <table:table-cell office:value-type="float" office:value="0" table:formula="of:=[.DQ7]*100/[.DQ$24]" table:style-name="ce1">
            <text:p>0</text:p>
          </table:table-cell>
          <table:table-cell office:value-type="float" office:value="3.5040431266846359" table:formula="of:=[.DR7]*100/[.DR$24]" table:style-name="ce1">
            <text:p>3,504043127</text:p>
          </table:table-cell>
          <table:table-cell office:value-type="float" office:value="1.3913043478260869" table:formula="of:=[.DS7]*100/[.DS$24]" table:style-name="ce1">
            <text:p>1,391304348</text:p>
          </table:table-cell>
          <table:table-cell office:value-type="float" office:value="0" table:formula="of:=[.DT7]*100/[.DT$24]" table:style-name="ce1">
            <text:p>0</text:p>
          </table:table-cell>
          <table:table-cell office:value-type="float" office:value="2.4332694292877157" table:formula="of:=[.DU7]*100/[.DU$24]" table:style-name="ce1">
            <text:p>2,433269429</text:p>
          </table:table-cell>
          <table:table-cell office:value-type="float" office:value="14.107142857142858" table:formula="of:=[.DV7]*100/[.DV$24]" table:style-name="ce1">
            <text:p>14,10714286</text:p>
          </table:table-cell>
          <table:table-cell office:value-type="float" office:value="7.8326180257510734" table:formula="of:=[.DW7]*100/[.DW$24]" table:style-name="ce1">
            <text:p>7,832618026</text:p>
          </table:table-cell>
          <table:table-cell office:value-type="float" office:value="11.96078431372549" table:formula="of:=[.DX7]*100/[.DX$24]" table:style-name="ce1">
            <text:p>11,96078431</text:p>
          </table:table-cell>
          <table:table-cell office:value-type="float" office:value="2.1875" table:formula="of:=[.DY7]*100/[.DY$24]" table:style-name="ce1">
            <text:p>2,1875</text:p>
          </table:table-cell>
          <table:table-cell office:value-type="float" office:value="4.7297297297297298" table:formula="of:=[.DZ7]*100/[.DZ$24]" table:style-name="ce1">
            <text:p>4,72972973</text:p>
          </table:table-cell>
          <table:table-cell office:value-type="float" office:value="2.831858407079646" table:formula="of:=[.EA7]*100/[.EA$24]" table:style-name="ce1">
            <text:p>2,831858407</text:p>
          </table:table-cell>
          <table:table-cell office:value-type="float" office:value="11.174512601046125" table:formula="of:=[.EB7]*100/[.EB$24]" table:style-name="ce1">
            <text:p>11,1745126</text:p>
          </table:table-cell>
          <table:table-cell office:value-type="float" office:value="3.79041248606466" table:formula="of:=[.EC7]*100/[.EC$24]" table:style-name="ce1">
            <text:p>3,790412486</text:p>
          </table:table-cell>
          <table:table-cell office:value-type="float" office:value="8.6053412462908003" table:formula="of:=[.ED7]*100/[.ED$24]" table:style-name="ce1">
            <text:p>8,605341246</text:p>
          </table:table-cell>
          <table:table-cell office:value-type="float" office:value="2.5547996976568403" table:formula="of:=[.EE7]*100/[.EE$24]" table:style-name="ce1">
            <text:p>2,554799698</text:p>
          </table:table-cell>
          <table:table-cell office:value-type="float" office:value="5.3003533568904597" table:formula="of:=[.EF7]*100/[.EF$24]" table:style-name="ce1">
            <text:p>5,300353357</text:p>
          </table:table-cell>
          <table:table-cell office:value-type="float" office:value="6.1135371179039302" table:formula="of:=[.EG7]*100/[.EG$24]" table:style-name="ce1">
            <text:p>6,113537118</text:p>
          </table:table-cell>
          <table:table-cell office:value-type="float" office:value="10.204081632653061" table:formula="of:=[.EH7]*100/[.EH$24]" table:style-name="ce1">
            <text:p>10,20408163</text:p>
          </table:table-cell>
          <table:table-cell office:value-type="float" office:value="3.0241250424736665" table:formula="of:=[.EI7]*100/[.EI$24]" table:style-name="ce1">
            <text:p>3,024125042</text:p>
          </table:table-cell>
          <table:table-cell office:value-type="float" office:value="4.4761904761904763" table:formula="of:=[.EJ7]*100/[.EJ$24]" table:style-name="ce1">
            <text:p>4,476190476</text:p>
          </table:table-cell>
          <table:table-cell office:value-type="float" office:value="4.5668233713901945" table:formula="of:=[.EK7]*100/[.EK$24]" table:style-name="ce1">
            <text:p>4,566823371</text:p>
          </table:table-cell>
          <table:table-cell office:value-type="float" office:value="5.485611510791367" table:formula="of:=[.EL7]*100/[.EL$24]" table:style-name="ce1">
            <text:p>5,485611511</text:p>
          </table:table-cell>
          <table:table-cell office:value-type="float" office:value="0" table:formula="of:=[.EM7]*100/[.EM$24]" table:style-name="ce1">
            <text:p>0</text:p>
          </table:table-cell>
          <table:table-cell office:value-type="float" office:value="1.9292604501607717" table:formula="of:=[.EN7]*100/[.EN$24]" table:style-name="ce1">
            <text:p>1,92926045</text:p>
          </table:table-cell>
          <table:table-cell office:value-type="float" office:value="0" table:formula="of:=[.EO7]*100/[.EO$24]" table:style-name="ce1">
            <text:p>0</text:p>
          </table:table-cell>
          <table:table-cell office:value-type="float" office:value="7.803468208092486" table:formula="of:=[.EP7]*100/[.EP$24]" table:style-name="ce1">
            <text:p>7,803468208</text:p>
          </table:table-cell>
          <table:table-cell office:value-type="float" office:value="3.0269058295964126" table:formula="of:=[.EQ7]*100/[.EQ$24]" table:style-name="ce1">
            <text:p>3,02690583</text:p>
          </table:table-cell>
          <table:table-cell office:value-type="float" office:value="9.6446700507614214" table:formula="of:=[.ER7]*100/[.ER$24]" table:style-name="ce1">
            <text:p>9,644670051</text:p>
          </table:table-cell>
          <table:table-cell office:value-type="float" office:value="4.4534412955465585" table:formula="of:=[.ES7]*100/[.ES$24]" table:style-name="ce1">
            <text:p>4,453441296</text:p>
          </table:table-cell>
          <table:table-cell office:value-type="float" office:value="7.5247524752475243" table:formula="of:=[.ET7]*100/[.ET$24]" table:style-name="ce1">
            <text:p>7,524752475</text:p>
          </table:table-cell>
          <table:table-cell office:value-type="float" office:value="3.9936102236421727" table:formula="of:=[.EU7]*100/[.EU$24]" table:style-name="ce1">
            <text:p>3,993610224</text:p>
          </table:table-cell>
          <table:table-cell office:value-type="float" office:value="3.4752389226759339" table:formula="of:=[.EV7]*100/[.EV$24]" table:style-name="ce1">
            <text:p>3,475238923</text:p>
          </table:table-cell>
          <table:table-cell office:value-type="float" office:value="0" table:formula="of:=[.EW7]*100/[.EW$24]" table:style-name="ce1">
            <text:p>0</text:p>
          </table:table-cell>
          <table:table-cell office:value-type="float" office:value="4.2402826855123674" table:formula="of:=[.EX7]*100/[.EX$24]" table:style-name="ce1">
            <text:p>4,240282686</text:p>
          </table:table-cell>
          <table:table-cell office:value-type="float" office:value="0" table:formula="of:=[.EY7]*100/[.EY$24]" table:style-name="ce1">
            <text:p>0</text:p>
          </table:table-cell>
          <table:table-cell office:value-type="float" office:value="0" table:formula="of:=[.EZ7]*100/[.EZ$24]" table:style-name="ce1">
            <text:p>0</text:p>
          </table:table-cell>
          <table:table-cell office:value-type="float" office:value="2.2409702082784078" table:formula="of:=[.FA7]*100/[.FA$24]" table:style-name="ce1">
            <text:p>2,240970208</text:p>
          </table:table-cell>
          <table:table-cell office:value-type="float" office:value="3.4416826003824093" table:formula="of:=[.FB7]*100/[.FB$24]" table:style-name="ce1">
            <text:p>3,4416826</text:p>
          </table:table-cell>
          <table:table-cell office:value-type="float" office:value="6.5560165975103732" table:formula="of:=[.FC7]*100/[.FC$24]" table:style-name="ce1">
            <text:p>6,556016598</text:p>
          </table:table-cell>
          <table:table-cell office:value-type="float" office:value="13.358778625954198" table:formula="of:=[.FD7]*100/[.FD$24]" table:style-name="ce1">
            <text:p>13,35877863</text:p>
          </table:table-cell>
          <table:table-cell office:value-type="float" office:value="2.283475206053236" table:formula="of:=[.FE7]*100/[.FE$24]" table:style-name="ce1">
            <text:p>2,283475206</text:p>
          </table:table-cell>
          <table:table-cell office:value-type="float" office:value="13.360881542699724" table:formula="of:=[.FF7]*100/[.FF$24]" table:style-name="ce1">
            <text:p>13,36088154</text:p>
          </table:table-cell>
          <table:table-cell office:value-type="float" office:value="0" table:formula="of:=[.FG7]*100/[.FG$24]" table:style-name="ce1">
            <text:p>0</text:p>
          </table:table-cell>
          <table:table-cell office:value-type="float" office:value="0" table:formula="of:=[.FH7]*100/[.FH$24]" table:style-name="ce1">
            <text:p>0</text:p>
          </table:table-cell>
          <table:table-cell office:value-type="float" office:value="4.099462365591398" table:formula="of:=[.FI7]*100/[.FI$24]" table:style-name="ce1">
            <text:p>4,099462366</text:p>
          </table:table-cell>
          <table:table-cell office:value-type="float" office:value="7.1729957805907176" table:formula="of:=[.FJ7]*100/[.FJ$24]" table:style-name="ce1">
            <text:p>7,172995781</text:p>
          </table:table-cell>
          <table:table-cell office:value-type="float" office:value="0" table:formula="of:=[.FK7]*100/[.FK$24]" table:style-name="ce1">
            <text:p>0</text:p>
          </table:table-cell>
          <table:table-cell office:value-type="float" office:value="6.5743944636678204" table:formula="of:=[.FL7]*100/[.FL$24]" table:style-name="ce1">
            <text:p>6,574394464</text:p>
          </table:table-cell>
          <table:table-cell office:value-type="float" office:value="1.9305019305019304" table:formula="of:=[.FM7]*100/[.FM$24]" table:style-name="ce1">
            <text:p>1,930501931</text:p>
          </table:table-cell>
          <table:table-cell office:value-type="float" office:value="7.0796460176991154" table:formula="of:=[.FN7]*100/[.FN$24]" table:style-name="ce1">
            <text:p>7,079646018</text:p>
          </table:table-cell>
          <table:table-cell office:value-type="float" office:value="1.9157088122605364" table:formula="of:=[.FO7]*100/[.FO$24]" table:style-name="ce1">
            <text:p>1,915708812</text:p>
          </table:table-cell>
          <table:table-cell office:value-type="float" office:value="0" table:formula="of:=[.FP7]*100/[.FP$24]" table:style-name="ce1">
            <text:p>0</text:p>
          </table:table-cell>
          <table:table-cell office:value-type="float" office:value="7.8713968957871394" table:formula="of:=[.FQ7]*100/[.FQ$24]" table:style-name="ce1">
            <text:p>7,871396896</text:p>
          </table:table-cell>
          <table:table-cell office:value-type="float" office:value="14.640198511166252" table:formula="of:=[.FR7]*100/[.FR$24]" table:style-name="ce1">
            <text:p>14,64019851</text:p>
          </table:table-cell>
          <table:table-cell office:value-type="float" office:value="0" table:formula="of:=[.FS7]*100/[.FS$24]" table:style-name="ce1">
            <text:p>0</text:p>
          </table:table-cell>
          <table:table-cell office:value-type="float" office:value="1.8633540372670807" table:formula="of:=[.FT7]*100/[.FT$24]" table:style-name="ce1">
            <text:p>1,863354037</text:p>
          </table:table-cell>
          <table:table-cell office:value-type="float" office:value="2.9202037351443124" table:formula="of:=[.FU7]*100/[.FU$24]" table:style-name="ce1">
            <text:p>2,920203735</text:p>
          </table:table-cell>
          <table:table-cell office:value-type="float" office:value="6.3725490196078427" table:formula="of:=[.FV7]*100/[.FV$24]" table:style-name="ce1">
            <text:p>6,37254902</text:p>
          </table:table-cell>
          <table:table-cell office:value-type="float" office:value="2.0942408376963351" table:formula="of:=[.FW7]*100/[.FW$24]" table:style-name="ce1">
            <text:p>2,094240838</text:p>
          </table:table-cell>
          <table:table-cell office:value-type="float" office:value="14.788732394366198" table:formula="of:=[.FX7]*100/[.FX$24]" table:style-name="ce1">
            <text:p>14,78873239</text:p>
          </table:table-cell>
          <table:table-cell office:value-type="float" office:value="1.9047619047619047" table:formula="of:=[.FY7]*100/[.FY$24]" table:style-name="ce1">
            <text:p>1,904761905</text:p>
          </table:table-cell>
          <table:table-cell office:value-type="float" office:value="4.4871794871794872" table:formula="of:=[.FZ7]*100/[.FZ$24]" table:style-name="ce1">
            <text:p>4,487179487</text:p>
          </table:table-cell>
          <table:table-cell office:value-type="float" office:value="1.8930957683741647" table:formula="of:=[.GA7]*100/[.GA$24]" table:style-name="ce1">
            <text:p>1,893095768</text:p>
          </table:table-cell>
          <table:table-cell office:value-type="float" office:value="10.899182561307901" table:formula="of:=[.GB7]*100/[.GB$24]" table:style-name="ce1">
            <text:p>10,89918256</text:p>
          </table:table-cell>
          <table:table-cell office:value-type="float" office:value="3.5598705501618122" table:formula="of:=[.GC7]*100/[.GC$24]" table:style-name="ce1">
            <text:p>3,55987055</text:p>
          </table:table-cell>
          <table:table-cell office:value-type="float" office:value="0" table:formula="of:=[.GD7]*100/[.GD$24]" table:style-name="ce1">
            <text:p>0</text:p>
          </table:table-cell>
          <table:table-cell office:value-type="float" office:value="1.6965127238454289" table:formula="of:=[.GE7]*100/[.GE$24]" table:style-name="ce1">
            <text:p>1,696512724</text:p>
          </table:table-cell>
          <table:table-cell office:value-type="float" office:value="16.720257234726688" table:formula="of:=[.GF7]*100/[.GF$24]" table:style-name="ce1">
            <text:p>16,72025723</text:p>
          </table:table-cell>
          <table:table-cell office:value-type="float" office:value="2.8846153846153846" table:formula="of:=[.GG7]*100/[.GG$24]" table:style-name="ce1">
            <text:p>2,884615385</text:p>
          </table:table-cell>
          <table:table-cell office:value-type="float" office:value="2.0833333333333335" table:formula="of:=[.GH7]*100/[.GH$24]" table:style-name="ce1">
            <text:p>2,083333333</text:p>
          </table:table-cell>
          <table:table-cell office:value-type="float" office:value="2.8996013048205871" table:formula="of:=[.GI7]*100/[.GI$24]" table:style-name="ce1">
            <text:p>2,899601305</text:p>
          </table:table-cell>
          <table:table-cell office:value-type="float" office:value="6.2380038387715935" table:formula="of:=[.GJ7]*100/[.GJ$24]" table:style-name="ce1">
            <text:p>6,238003839</text:p>
          </table:table-cell>
          <table:table-cell office:value-type="float" office:value="3.0245746691871456" table:formula="of:=[.GK7]*100/[.GK$24]" table:style-name="ce1">
            <text:p>3,024574669</text:p>
          </table:table-cell>
          <table:table-cell office:value-type="float" office:value="2.005730659025788" table:formula="of:=[.GL7]*100/[.GL$24]" table:style-name="ce1">
            <text:p>2,005730659</text:p>
          </table:table-cell>
          <table:table-cell office:value-type="float" office:value="0" table:formula="of:=[.GM7]*100/[.GM$24]" table:style-name="ce1">
            <text:p>0</text:p>
          </table:table-cell>
          <table:table-cell office:value-type="float" office:value="0" table:formula="of:=[.GN7]*100/[.GN$24]" table:style-name="ce1">
            <text:p>0</text:p>
          </table:table-cell>
          <table:table-cell office:value-type="float" office:value="0" table:formula="of:=[.GO7]*100/[.GO$24]" table:style-name="ce1">
            <text:p>0</text:p>
          </table:table-cell>
          <table:table-cell office:value-type="float" office:value="5.81039755351682" table:formula="of:=[.GP7]*100/[.GP$24]" table:style-name="ce1">
            <text:p>5,810397554</text:p>
          </table:table-cell>
          <table:table-cell office:value-type="float" office:value="3.1872509960159361" table:formula="of:=[.GQ7]*100/[.GQ$24]" table:style-name="ce1">
            <text:p>3,187250996</text:p>
          </table:table-cell>
          <table:table-cell office:value-type="float" office:value="5.8651026392961878" table:formula="of:=[.GR7]*100/[.GR$24]" table:style-name="ce1">
            <text:p>5,865102639</text:p>
          </table:table-cell>
          <table:table-cell office:value-type="float" office:value="0" table:formula="of:=[.GS7]*100/[.GS$24]" table:style-name="ce1">
            <text:p>0</text:p>
          </table:table-cell>
          <table:table-cell office:value-type="float" office:value="1.2461059190031152" table:formula="of:=[.GT7]*100/[.GT$24]" table:style-name="ce1">
            <text:p>1,246105919</text:p>
          </table:table-cell>
          <table:table-cell office:value-type="float" office:value="5.2208835341365463" table:formula="of:=[.GU7]*100/[.GU$24]" table:style-name="ce1">
            <text:p>5,220883534</text:p>
          </table:table-cell>
          <table:table-cell office:value-type="float" office:value="6.0773480662983426" table:formula="of:=[.GV7]*100/[.GV$24]" table:style-name="ce1">
            <text:p>6,077348066</text:p>
          </table:table-cell>
          <table:table-cell office:value-type="float" office:value="0" table:formula="of:=[.GW7]*100/[.GW$24]" table:style-name="ce1">
            <text:p>0</text:p>
          </table:table-cell>
          <table:table-cell office:value-type="float" office:value="15.936254980079681" table:formula="of:=[.GX7]*100/[.GX$24]" table:style-name="ce1">
            <text:p>15,93625498</text:p>
          </table:table-cell>
          <table:table-cell office:value-type="float" office:value="0" table:formula="of:=[.GY7]*100/[.GY$24]" table:style-name="ce1">
            <text:p>0</text:p>
          </table:table-cell>
          <table:table-cell office:value-type="float" office:value="4.3243243243243246" table:formula="of:=[.GZ7]*100/[.GZ$24]" table:style-name="ce1">
            <text:p>4,324324324</text:p>
          </table:table-cell>
          <table:table-cell office:value-type="float" office:value="5.0858438613540651" table:formula="of:=[.HA7]*100/[.HA$24]" table:style-name="ce1">
            <text:p>5,085843861</text:p>
          </table:table-cell>
          <table:table-cell office:value-type="float" office:value="6.7427385892116183" table:formula="of:=[.HB7]*100/[.HB$24]" table:style-name="ce1">
            <text:p>6,742738589</text:p>
          </table:table-cell>
          <table:table-cell office:value-type="float" office:value="3.0480656506447832" table:formula="of:=[.HC7]*100/[.HC$24]" table:style-name="ce1">
            <text:p>3,048065651</text:p>
          </table:table-cell>
          <table:table-cell office:value-type="float" office:value="8.1911262798634805" table:formula="of:=[.HD7]*100/[.HD$24]" table:style-name="ce1">
            <text:p>8,19112628</text:p>
          </table:table-cell>
          <table:table-cell office:value-type="float" office:value="7.9597438243366883" table:formula="of:=[.HE7]*100/[.HE$24]" table:style-name="ce1">
            <text:p>7,959743824</text:p>
          </table:table-cell>
          <table:table-cell office:value-type="float" office:value="21.523178807947019" table:formula="of:=[.HF7]*100/[.HF$24]" table:style-name="ce1">
            <text:p>21,52317881</text:p>
          </table:table-cell>
          <table:table-cell office:value-type="float" office:value="4.3112513144058884" table:formula="of:=[.HG7]*100/[.HG$24]" table:style-name="ce1">
            <text:p>4,311251314</text:p>
          </table:table-cell>
          <table:table-cell office:value-type="float" office:value="1.935483870967742" table:formula="of:=[.HH7]*100/[.HH$24]" table:style-name="ce1">
            <text:p>1,935483871</text:p>
          </table:table-cell>
          <table:table-cell office:value-type="float" office:value="0" table:formula="of:=[.HI7]*100/[.HI$24]" table:style-name="ce1">
            <text:p>0</text:p>
          </table:table-cell>
          <table:table-cell office:value-type="float" office:value="5.10752688172043" table:formula="of:=[.HJ7]*100/[.HJ$24]" table:style-name="ce1">
            <text:p>5,107526882</text:p>
          </table:table-cell>
          <table:table-cell office:value-type="float" office:value="2.9661016949152543" table:formula="of:=[.HK7]*100/[.HK$24]" table:style-name="ce1">
            <text:p>2,966101695</text:p>
          </table:table-cell>
          <table:table-cell office:value-type="float" office:value="0" table:formula="of:=[.HL7]*100/[.HL$24]" table:style-name="ce1">
            <text:p>0</text:p>
          </table:table-cell>
          <table:table-cell office:value-type="float" office:value="1.6666666666666667" table:formula="of:=[.HM7]*100/[.HM$24]" table:style-name="ce1">
            <text:p>1,666666667</text:p>
          </table:table-cell>
          <table:table-cell office:value-type="float" office:value="9.3425605536332181" table:formula="of:=[.HN7]*100/[.HN$24]" table:style-name="ce1">
            <text:p>9,342560554</text:p>
          </table:table-cell>
          <table:table-cell office:value-type="float" office:value="4.7016274864376131" table:formula="of:=[.HO7]*100/[.HO$24]" table:style-name="ce1">
            <text:p>4,701627486</text:p>
          </table:table-cell>
          <table:table-cell office:value-type="float" office:value="9.4292803970223318" table:formula="of:=[.HP7]*100/[.HP$24]" table:style-name="ce1">
            <text:p>9,429280397</text:p>
          </table:table-cell>
          <table:table-cell office:value-type="float" office:value="8.3820662768031191" table:formula="of:=[.HQ7]*100/[.HQ$24]" table:style-name="ce1">
            <text:p>8,382066277</text:p>
          </table:table-cell>
          <table:table-cell office:value-type="float" office:value="27.080181543116492" table:formula="of:=[.HR7]*100/[.HR$24]" table:style-name="ce1">
            <text:p>27,08018154</text:p>
          </table:table-cell>
          <table:table-cell office:value-type="float" office:value="0" table:formula="of:=[.HS7]*100/[.HS$24]" table:style-name="ce1">
            <text:p>0</text:p>
          </table:table-cell>
          <table:table-cell office:value-type="float" office:value="0" table:formula="of:=[.HT7]*100/[.HT$24]" table:style-name="ce1">
            <text:p>0</text:p>
          </table:table-cell>
          <table:table-cell office:value-type="float" office:value="3.9024390243902438" table:formula="of:=[.HU7]*100/[.HU$24]" table:style-name="ce1">
            <text:p>3,902439024</text:p>
          </table:table-cell>
          <table:table-cell office:value-type="float" office:value="3.2051282051282053" table:formula="of:=[.HV7]*100/[.HV$24]" table:style-name="ce1">
            <text:p>3,205128205</text:p>
          </table:table-cell>
          <table:table-cell office:value-type="float" office:value="2.7272727272727271" table:formula="of:=[.HW7]*100/[.HW$24]" table:style-name="ce1">
            <text:p>2,727272727</text:p>
          </table:table-cell>
          <table:table-cell office:value-type="float" office:value="0" table:formula="of:=[.HX7]*100/[.HX$24]" table:style-name="ce1">
            <text:p>0</text:p>
          </table:table-cell>
          <table:table-cell office:value-type="float" office:value="1.2406947890818858" table:formula="of:=[.HY7]*100/[.HY$24]" table:style-name="ce1">
            <text:p>1,240694789</text:p>
          </table:table-cell>
          <table:table-cell office:value-type="float" office:value="10.541310541310541" table:formula="of:=[.HZ7]*100/[.HZ$24]" table:style-name="ce1">
            <text:p>10,54131054</text:p>
          </table:table-cell>
          <table:table-cell office:value-type="float" office:value="0" table:formula="of:=[.IA7]*100/[.IA$24]" table:style-name="ce1">
            <text:p>0</text:p>
          </table:table-cell>
          <table:table-cell office:value-type="float" office:value="0" table:formula="of:=[.IB7]*100/[.IB$24]" table:style-name="ce1">
            <text:p>0</text:p>
          </table:table-cell>
          <table:table-cell office:value-type="float" office:value="0" table:formula="of:=[.IC7]*100/[.IC$24]" table:style-name="ce1">
            <text:p>0</text:p>
          </table:table-cell>
          <table:table-cell office:value-type="float" office:value="0" table:formula="of:=[.ID7]*100/[.ID$24]" table:style-name="ce1">
            <text:p>0</text:p>
          </table:table-cell>
          <table:table-cell office:value-type="float" office:value="0" table:formula="of:=[.IE7]*100/[.IE$24]" table:style-name="ce1">
            <text:p>0</text:p>
          </table:table-cell>
          <table:table-cell office:value-type="float" office:value="4.7923322683706067" table:formula="of:=[.IF7]*100/[.IF$24]" table:style-name="ce1">
            <text:p>4,792332268</text:p>
          </table:table-cell>
          <table:table-cell office:value-type="float" office:value="0" table:formula="of:=[.IG7]*100/[.IG$24]" table:style-name="ce1">
            <text:p>0</text:p>
          </table:table-cell>
          <table:table-cell office:value-type="float" office:value="5.3571428571428568" table:formula="of:=[.IH7]*100/[.IH$24]" table:style-name="ce1">
            <text:p>5,357142857</text:p>
          </table:table-cell>
          <table:table-cell office:value-type="float" office:value="1.3114754098360655" table:formula="of:=[.II7]*100/[.II$24]" table:style-name="ce1">
            <text:p>1,31147541</text:p>
          </table:table-cell>
          <table:table-cell office:value-type="float" office:value="0" table:formula="of:=[.IJ7]*100/[.IJ$24]" table:style-name="ce1">
            <text:p>0</text:p>
          </table:table-cell>
          <table:table-cell office:value-type="float" office:value="2.192982456140351" table:formula="of:=[.IK7]*100/[.IK$24]" table:style-name="ce1">
            <text:p>2,192982456</text:p>
          </table:table-cell>
          <table:table-cell office:value-type="float" office:value="1.9021739130434783" table:formula="of:=[.IL7]*100/[.IL$24]" table:style-name="ce1">
            <text:p>1,902173913</text:p>
          </table:table-cell>
          <table:table-cell office:value-type="float" office:value="4.5685279187817258" table:formula="of:=[.IM7]*100/[.IM$24]" table:style-name="ce1">
            <text:p>4,568527919</text:p>
          </table:table-cell>
          <table:table-cell office:value-type="float" office:value="0" table:formula="of:=[.IN7]*100/[.IN$24]" table:style-name="ce1">
            <text:p>0</text:p>
          </table:table-cell>
          <table:table-cell office:value-type="float" office:value="0" table:formula="of:=[.IO7]*100/[.IO$24]" table:style-name="ce1">
            <text:p>0</text:p>
          </table:table-cell>
          <table:table-cell office:value-type="float" office:value="2.6402640264026402" table:formula="of:=[.IP7]*100/[.IP$24]" table:style-name="ce1">
            <text:p>2,640264026</text:p>
          </table:table-cell>
          <table:table-cell office:value-type="float" office:value="0" table:formula="of:=[.IQ7]*100/[.IQ$24]" table:style-name="ce1">
            <text:p>0</text:p>
          </table:table-cell>
          <table:table-cell office:value-type="float" office:value="0.9771986970684039" table:formula="of:=[.IR7]*100/[.IR$24]" table:style-name="ce1">
            <text:p>0,977198697</text:p>
          </table:table-cell>
          <table:table-cell office:value-type="float" office:value="0" table:formula="of:=[.IS7]*100/[.IS$24]" table:style-name="ce1">
            <text:p>0</text:p>
          </table:table-cell>
          <table:table-cell office:value-type="float" office:value="3.4364261168384878" table:formula="of:=[.IT7]*100/[.IT$24]" table:style-name="ce1">
            <text:p>3,436426117</text:p>
          </table:table-cell>
          <table:table-cell table:number-columns-repeated="1613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cademic/educator</text:p>
          </table:table-cell>
          <table:table-cell office:value-type="float" office:value="3.8205038205038204" table:formula="of:=[.C8]*100/[.C$24]" table:style-name="ce1">
            <text:p>3,820503821</text:p>
          </table:table-cell>
          <table:table-cell office:value-type="float" office:value="2.2866189775639518" table:formula="of:=[.D8]*100/[.D$24]" table:style-name="ce1">
            <text:p>2,286618978</text:p>
          </table:table-cell>
          <table:table-cell office:value-type="float" office:value="11.307339449541285" table:formula="of:=[.E8]*100/[.E$24]" table:style-name="ce1">
            <text:p>11,30733945</text:p>
          </table:table-cell>
          <table:table-cell office:value-type="float" office:value="3.3523063722824444" table:formula="of:=[.F8]*100/[.F$24]" table:style-name="ce1">
            <text:p>3,352306372</text:p>
          </table:table-cell>
          <table:table-cell office:value-type="float" office:value="3.2525090613299521" table:formula="of:=[.G8]*100/[.G$24]" table:style-name="ce1">
            <text:p>3,252509061</text:p>
          </table:table-cell>
          <table:table-cell office:value-type="float" office:value="3.2409739714525609" table:formula="of:=[.H8]*100/[.H$24]" table:style-name="ce1">
            <text:p>3,240973971</text:p>
          </table:table-cell>
          <table:table-cell office:value-type="float" office:value="3.3589308392579493" table:formula="of:=[.I8]*100/[.I$24]" table:style-name="ce1">
            <text:p>3,358930839</text:p>
          </table:table-cell>
          <table:table-cell office:value-type="float" office:value="3.14506396331161" table:formula="of:=[.J8]*100/[.J$24]" table:style-name="ce1">
            <text:p>3,145063963</text:p>
          </table:table-cell>
          <table:table-cell office:value-type="float" office:value="3.0216688614868907" table:formula="of:=[.K8]*100/[.K$24]" table:style-name="ce1">
            <text:p>3,021668861</text:p>
          </table:table-cell>
          <table:table-cell office:value-type="float" office:value="0.54074446680080479" table:formula="of:=[.L8]*100/[.L$24]" table:style-name="ce1">
            <text:p>0,540744467</text:p>
          </table:table-cell>
          <table:table-cell office:value-type="float" office:value="12.357920193470376" table:formula="of:=[.M8]*100/[.M$24]" table:style-name="ce1">
            <text:p>12,35792019</text:p>
          </table:table-cell>
          <table:table-cell office:value-type="float" office:value="0.22892173980522251" table:formula="of:=[.N8]*100/[.N$24]" table:style-name="ce1">
            <text:p>0,22892174</text:p>
          </table:table-cell>
          <table:table-cell office:value-type="float" office:value="3.3957219251336896" table:formula="of:=[.O8]*100/[.O$24]" table:style-name="ce1">
            <text:p>3,395721925</text:p>
          </table:table-cell>
          <table:table-cell office:value-type="float" office:value="3.1325848607673636" table:formula="of:=[.P8]*100/[.P$24]" table:style-name="ce1">
            <text:p>3,132584861</text:p>
          </table:table-cell>
          <table:table-cell office:value-type="float" office:value="3.003999761208286" table:formula="of:=[.Q8]*100/[.Q$24]" table:style-name="ce1">
            <text:p>3,003999761</text:p>
          </table:table-cell>
          <table:table-cell office:value-type="float" office:value="3.418545397461751" table:formula="of:=[.R8]*100/[.R$24]" table:style-name="ce1">
            <text:p>3,418545397</text:p>
          </table:table-cell>
          <table:table-cell office:value-type="float" office:value="9.0497737556561084" table:formula="of:=[.S8]*100/[.S$24]" table:style-name="ce1">
            <text:p>9,049773756</text:p>
          </table:table-cell>
          <table:table-cell office:value-type="float" office:value="12.375498007968128" table:formula="of:=[.T8]*100/[.T$24]" table:style-name="ce1">
            <text:p>12,37549801</text:p>
          </table:table-cell>
          <table:table-cell office:value-type="float" office:value="10.088331008833102" table:formula="of:=[.U8]*100/[.U$24]" table:style-name="ce1">
            <text:p>10,08833101</text:p>
          </table:table-cell>
          <table:table-cell office:value-type="float" office:value="12.845528455284553" table:formula="of:=[.V8]*100/[.V$24]" table:style-name="ce1">
            <text:p>12,84552846</text:p>
          </table:table-cell>
          <table:table-cell office:value-type="float" office:value="20.558882235528941" table:formula="of:=[.W8]*100/[.W$24]" table:style-name="ce1">
            <text:p>20,55888224</text:p>
          </table:table-cell>
          <table:table-cell office:value-type="float" office:value="0.13622122326658492" table:formula="of:=[.X8]*100/[.X$24]" table:style-name="ce1">
            <text:p>0,136221223</text:p>
          </table:table-cell>
          <table:table-cell office:value-type="float" office:value="23.855755894590846" table:formula="of:=[.Y8]*100/[.Y$24]" table:style-name="ce1">
            <text:p>23,85575589</text:p>
          </table:table-cell>
          <table:table-cell office:value-type="float" office:value="18.019480519480521" table:formula="of:=[.Z8]*100/[.Z$24]" table:style-name="ce1">
            <text:p>18,01948052</text:p>
          </table:table-cell>
          <table:table-cell office:value-type="float" office:value="0.1258444827129421" table:formula="of:=[.AA8]*100/[.AA$24]" table:style-name="ce1">
            <text:p>0,125844483</text:p>
          </table:table-cell>
          <table:table-cell office:value-type="float" office:value="0" table:formula="of:=[.AB8]*100/[.AB$24]" table:style-name="ce1">
            <text:p>0</text:p>
          </table:table-cell>
          <table:table-cell office:value-type="float" office:value="0.487397298426403" table:formula="of:=[.AC8]*100/[.AC$24]" table:style-name="ce1">
            <text:p>0,487397298</text:p>
          </table:table-cell>
          <table:table-cell office:value-type="float" office:value="24.940617577197148" table:formula="of:=[.AD8]*100/[.AD$24]" table:style-name="ce1">
            <text:p>24,94061758</text:p>
          </table:table-cell>
          <table:table-cell office:value-type="float" office:value="13.072877535687454" table:formula="of:=[.AE8]*100/[.AE$24]" table:style-name="ce1">
            <text:p>13,07287754</text:p>
          </table:table-cell>
          <table:table-cell office:value-type="float" office:value="10.537897310513447" table:formula="of:=[.AF8]*100/[.AF$24]" table:style-name="ce1">
            <text:p>10,53789731</text:p>
          </table:table-cell>
          <table:table-cell office:value-type="float" office:value="21.527777777777779" table:formula="of:=[.AG8]*100/[.AG$24]" table:style-name="ce1">
            <text:p>21,52777778</text:p>
          </table:table-cell>
          <table:table-cell office:value-type="float" office:value="10.437710437710438" table:formula="of:=[.AH8]*100/[.AH$24]" table:style-name="ce1">
            <text:p>10,43771044</text:p>
          </table:table-cell>
          <table:table-cell office:value-type="float" office:value="0" table:formula="of:=[.AI8]*100/[.AI$24]" table:style-name="ce1">
            <text:p>0</text:p>
          </table:table-cell>
          <table:table-cell office:value-type="float" office:value="23.19422150882825" table:formula="of:=[.AJ8]*100/[.AJ$24]" table:style-name="ce1">
            <text:p>23,19422151</text:p>
          </table:table-cell>
          <table:table-cell office:value-type="float" office:value="14.389161410885308" table:formula="of:=[.AK8]*100/[.AK$24]" table:style-name="ce1">
            <text:p>14,38916141</text:p>
          </table:table-cell>
          <table:table-cell office:value-type="float" office:value="13.424124513618677" table:formula="of:=[.AL8]*100/[.AL$24]" table:style-name="ce1">
            <text:p>13,42412451</text:p>
          </table:table-cell>
          <table:table-cell office:value-type="float" office:value="20.296296296296298" table:formula="of:=[.AM8]*100/[.AM$24]" table:style-name="ce1">
            <text:p>20,2962963</text:p>
          </table:table-cell>
          <table:table-cell office:value-type="float" office:value="0.38229128129239115" table:formula="of:=[.AN8]*100/[.AN$24]" table:style-name="ce1">
            <text:p>0,382291281</text:p>
          </table:table-cell>
          <table:table-cell office:value-type="float" office:value="20.474262579525739" table:formula="of:=[.AO8]*100/[.AO$24]" table:style-name="ce1">
            <text:p>20,47426258</text:p>
          </table:table-cell>
          <table:table-cell office:value-type="float" office:value="0.29531192321889999" table:formula="of:=[.AP8]*100/[.AP$24]" table:style-name="ce1">
            <text:p>0,295311923</text:p>
          </table:table-cell>
          <table:table-cell office:value-type="float" office:value="23.252032520325205" table:formula="of:=[.AQ8]*100/[.AQ$24]" table:style-name="ce1">
            <text:p>23,25203252</text:p>
          </table:table-cell>
          <table:table-cell office:value-type="float" office:value="14.525993883792049" table:formula="of:=[.AR8]*100/[.AR$24]" table:style-name="ce1">
            <text:p>14,52599388</text:p>
          </table:table-cell>
          <table:table-cell office:value-type="float" office:value="14.878892733564014" table:formula="of:=[.AS8]*100/[.AS$24]" table:style-name="ce1">
            <text:p>14,87889273</text:p>
          </table:table-cell>
          <table:table-cell office:value-type="float" office:value="0" table:formula="of:=[.AT8]*100/[.AT$24]" table:style-name="ce1">
            <text:p>0</text:p>
          </table:table-cell>
          <table:table-cell office:value-type="float" office:value="16.44518272425249" table:formula="of:=[.AU8]*100/[.AU$24]" table:style-name="ce1">
            <text:p>16,44518272</text:p>
          </table:table-cell>
          <table:table-cell office:value-type="float" office:value="16.168582375478927" table:formula="of:=[.AV8]*100/[.AV$24]" table:style-name="ce1">
            <text:p>16,16858238</text:p>
          </table:table-cell>
          <table:table-cell office:value-type="float" office:value="16.049382716049383" table:formula="of:=[.AW8]*100/[.AW$24]" table:style-name="ce1">
            <text:p>16,04938272</text:p>
          </table:table-cell>
          <table:table-cell office:value-type="float" office:value="11.475409836065573" table:formula="of:=[.AX8]*100/[.AX$24]" table:style-name="ce1">
            <text:p>11,47540984</text:p>
          </table:table-cell>
          <table:table-cell office:value-type="float" office:value="0.48426150121065376" table:formula="of:=[.AY8]*100/[.AY$24]" table:style-name="ce1">
            <text:p>0,484261501</text:p>
          </table:table-cell>
          <table:table-cell office:value-type="float" office:value="23.563218390804597" table:formula="of:=[.AZ8]*100/[.AZ$24]" table:style-name="ce1">
            <text:p>23,56321839</text:p>
          </table:table-cell>
          <table:table-cell office:value-type="float" office:value="0" table:formula="of:=[.BA8]*100/[.BA$24]" table:style-name="ce1">
            <text:p>0</text:p>
          </table:table-cell>
          <table:table-cell office:value-type="float" office:value="17.039586919104991" table:formula="of:=[.BB8]*100/[.BB$24]" table:style-name="ce1">
            <text:p>17,03958692</text:p>
          </table:table-cell>
          <table:table-cell office:value-type="float" office:value="0.51020408163265307" table:formula="of:=[.BC8]*100/[.BC$24]" table:style-name="ce1">
            <text:p>0,510204082</text:p>
          </table:table-cell>
          <table:table-cell office:value-type="float" office:value="12.903225806451612" table:formula="of:=[.BD8]*100/[.BD$24]" table:style-name="ce1">
            <text:p>12,90322581</text:p>
          </table:table-cell>
          <table:table-cell office:value-type="float" office:value="12.54932912391476" table:formula="of:=[.BE8]*100/[.BE$24]" table:style-name="ce1">
            <text:p>12,54932912</text:p>
          </table:table-cell>
          <table:table-cell office:value-type="float" office:value="17.198177676537586" table:formula="of:=[.BF8]*100/[.BF$24]" table:style-name="ce1">
            <text:p>17,19817768</text:p>
          </table:table-cell>
          <table:table-cell office:value-type="float" office:value="11.30952380952381" table:formula="of:=[.BG8]*100/[.BG$24]" table:style-name="ce1">
            <text:p>11,30952381</text:p>
          </table:table-cell>
          <table:table-cell office:value-type="float" office:value="13.25503355704698" table:formula="of:=[.BH8]*100/[.BH$24]" table:style-name="ce1">
            <text:p>13,25503356</text:p>
          </table:table-cell>
          <table:table-cell office:value-type="float" office:value="11.993243243243244" table:formula="of:=[.BI8]*100/[.BI$24]" table:style-name="ce1">
            <text:p>11,99324324</text:p>
          </table:table-cell>
          <table:table-cell office:value-type="float" office:value="19.144981412639407" table:formula="of:=[.BJ8]*100/[.BJ$24]" table:style-name="ce1">
            <text:p>19,14498141</text:p>
          </table:table-cell>
          <table:table-cell office:value-type="float" office:value="11.783960720130933" table:formula="of:=[.BK8]*100/[.BK$24]" table:style-name="ce1">
            <text:p>11,78396072</text:p>
          </table:table-cell>
          <table:table-cell office:value-type="float" office:value="0.5357142857142857" table:formula="of:=[.BL8]*100/[.BL$24]" table:style-name="ce1">
            <text:p>0,535714286</text:p>
          </table:table-cell>
          <table:table-cell office:value-type="float" office:value="12.519561815336463" table:formula="of:=[.BM8]*100/[.BM$24]" table:style-name="ce1">
            <text:p>12,51956182</text:p>
          </table:table-cell>
          <table:table-cell office:value-type="float" office:value="9.997531473710195" table:formula="of:=[.BN8]*100/[.BN$24]" table:style-name="ce1">
            <text:p>9,997531474</text:p>
          </table:table-cell>
          <table:table-cell office:value-type="float" office:value="0" table:formula="of:=[.BO8]*100/[.BO$24]" table:style-name="ce1">
            <text:p>0</text:p>
          </table:table-cell>
          <table:table-cell office:value-type="float" office:value="17.147908073070123" table:formula="of:=[.BP8]*100/[.BP$24]" table:style-name="ce1">
            <text:p>17,14790807</text:p>
          </table:table-cell>
          <table:table-cell office:value-type="float" office:value="0" table:formula="of:=[.BQ8]*100/[.BQ$24]" table:style-name="ce1">
            <text:p>0</text:p>
          </table:table-cell>
          <table:table-cell office:value-type="float" office:value="15.372424722662441" table:formula="of:=[.BR8]*100/[.BR$24]" table:style-name="ce1">
            <text:p>15,37242472</text:p>
          </table:table-cell>
          <table:table-cell office:value-type="float" office:value="17.939609236234457" table:formula="of:=[.BS8]*100/[.BS$24]" table:style-name="ce1">
            <text:p>17,93960924</text:p>
          </table:table-cell>
          <table:table-cell office:value-type="float" office:value="27.623642943305185" table:formula="of:=[.BT8]*100/[.BT$24]" table:style-name="ce1">
            <text:p>27,62364294</text:p>
          </table:table-cell>
          <table:table-cell office:value-type="float" office:value="20.502092050209207" table:formula="of:=[.BU8]*100/[.BU$24]" table:style-name="ce1">
            <text:p>20,50209205</text:p>
          </table:table-cell>
          <table:table-cell office:value-type="float" office:value="18.612922347362183" table:formula="of:=[.BV8]*100/[.BV$24]" table:style-name="ce1">
            <text:p>18,61292235</text:p>
          </table:table-cell>
          <table:table-cell office:value-type="float" office:value="14.150943396226415" table:formula="of:=[.BW8]*100/[.BW$24]" table:style-name="ce1">
            <text:p>14,1509434</text:p>
          </table:table-cell>
          <table:table-cell office:value-type="float" office:value="9.8646034816247585" table:formula="of:=[.BX8]*100/[.BX$24]" table:style-name="ce1">
            <text:p>9,864603482</text:p>
          </table:table-cell>
          <table:table-cell office:value-type="float" office:value="16.756756756756758" table:formula="of:=[.BY8]*100/[.BY$24]" table:style-name="ce1">
            <text:p>16,75675676</text:p>
          </table:table-cell>
          <table:table-cell office:value-type="float" office:value="0" table:formula="of:=[.BZ8]*100/[.BZ$24]" table:style-name="ce1">
            <text:p>0</text:p>
          </table:table-cell>
          <table:table-cell office:value-type="float" office:value="11.498257839721255" table:formula="of:=[.CA8]*100/[.CA$24]" table:style-name="ce1">
            <text:p>11,49825784</text:p>
          </table:table-cell>
          <table:table-cell office:value-type="float" office:value="10.43956043956044" table:formula="of:=[.CB8]*100/[.CB$24]" table:style-name="ce1">
            <text:p>10,43956044</text:p>
          </table:table-cell>
          <table:table-cell office:value-type="float" office:value="16.984732824427482" table:formula="of:=[.CC8]*100/[.CC$24]" table:style-name="ce1">
            <text:p>16,98473282</text:p>
          </table:table-cell>
          <table:table-cell office:value-type="float" office:value="14.359861591695502" table:formula="of:=[.CD8]*100/[.CD$24]" table:style-name="ce1">
            <text:p>14,35986159</text:p>
          </table:table-cell>
          <table:table-cell office:value-type="float" office:value="15.82360570687419" table:formula="of:=[.CE8]*100/[.CE$24]" table:style-name="ce1">
            <text:p>15,82360571</text:p>
          </table:table-cell>
          <table:table-cell office:value-type="float" office:value="15.604026845637584" table:formula="of:=[.CF8]*100/[.CF$24]" table:style-name="ce1">
            <text:p>15,60402685</text:p>
          </table:table-cell>
          <table:table-cell office:value-type="float" office:value="14.76274165202109" table:formula="of:=[.CG8]*100/[.CG$24]" table:style-name="ce1">
            <text:p>14,76274165</text:p>
          </table:table-cell>
          <table:table-cell office:value-type="float" office:value="18.029350104821802" table:formula="of:=[.CH8]*100/[.CH$24]" table:style-name="ce1">
            <text:p>18,0293501</text:p>
          </table:table-cell>
          <table:table-cell office:value-type="float" office:value="24.754420432220041" table:formula="of:=[.CI8]*100/[.CI$24]" table:style-name="ce1">
            <text:p>24,75442043</text:p>
          </table:table-cell>
          <table:table-cell office:value-type="float" office:value="10.552763819095478" table:formula="of:=[.CJ8]*100/[.CJ$24]" table:style-name="ce1">
            <text:p>10,55276382</text:p>
          </table:table-cell>
          <table:table-cell office:value-type="float" office:value="2.1831758653613211" table:formula="of:=[.CK8]*100/[.CK$24]" table:style-name="ce1">
            <text:p>2,183175865</text:p>
          </table:table-cell>
          <table:table-cell office:value-type="float" office:value="9.8759541984732824" table:formula="of:=[.CL8]*100/[.CL$24]" table:style-name="ce1">
            <text:p>9,875954198</text:p>
          </table:table-cell>
          <table:table-cell office:value-type="float" office:value="1.9710758377425044" table:formula="of:=[.CM8]*100/[.CM$24]" table:style-name="ce1">
            <text:p>1,971075838</text:p>
          </table:table-cell>
          <table:table-cell office:value-type="float" office:value="10.391447885552585" table:formula="of:=[.CN8]*100/[.CN$24]" table:style-name="ce1">
            <text:p>10,39144789</text:p>
          </table:table-cell>
          <table:table-cell office:value-type="float" office:value="2.030333728080814" table:formula="of:=[.CO8]*100/[.CO$24]" table:style-name="ce1">
            <text:p>2,030333728</text:p>
          </table:table-cell>
          <table:table-cell office:value-type="float" office:value="9.6288489046149213" table:formula="of:=[.CP8]*100/[.CP$24]" table:style-name="ce1">
            <text:p>9,628848905</text:p>
          </table:table-cell>
          <table:table-cell office:value-type="float" office:value="2.0522598870056497" table:formula="of:=[.CQ8]*100/[.CQ$24]" table:style-name="ce1">
            <text:p>2,052259887</text:p>
          </table:table-cell>
          <table:table-cell office:value-type="float" office:value="10.235635174310563" table:formula="of:=[.CR8]*100/[.CR$24]" table:style-name="ce1">
            <text:p>10,23563517</text:p>
          </table:table-cell>
          <table:table-cell office:value-type="float" office:value="1.8239899602116341" table:formula="of:=[.CS8]*100/[.CS$24]" table:style-name="ce1">
            <text:p>1,82398996</text:p>
          </table:table-cell>
          <table:table-cell office:value-type="float" office:value="10.416830206452627" table:formula="of:=[.CT8]*100/[.CT$24]" table:style-name="ce1">
            <text:p>10,41683021</text:p>
          </table:table-cell>
          <table:table-cell office:value-type="float" office:value="1.8422666153341603" table:formula="of:=[.CU8]*100/[.CU$24]" table:style-name="ce1">
            <text:p>1,842266615</text:p>
          </table:table-cell>
          <table:table-cell office:value-type="float" office:value="9.1947160235838492" table:formula="of:=[.CV8]*100/[.CV$24]" table:style-name="ce1">
            <text:p>9,194716024</text:p>
          </table:table-cell>
          <table:table-cell office:value-type="float" office:value="0.29854797123083188" table:formula="of:=[.CW8]*100/[.CW$24]" table:style-name="ce1">
            <text:p>0,298547971</text:p>
          </table:table-cell>
          <table:table-cell office:value-type="float" office:value="3.6020583190394513" table:formula="of:=[.CX8]*100/[.CX$24]" table:style-name="ce1">
            <text:p>3,602058319</text:p>
          </table:table-cell>
          <table:table-cell office:value-type="float" office:value="9.25" table:formula="of:=[.CY8]*100/[.CY$24]" table:style-name="ce1">
            <text:p>9,25</text:p>
          </table:table-cell>
          <table:table-cell office:value-type="float" office:value="22.994652406417114" table:formula="of:=[.CZ8]*100/[.CZ$24]" table:style-name="ce1">
            <text:p>22,99465241</text:p>
          </table:table-cell>
          <table:table-cell office:value-type="float" office:value="0.11018491903803775" table:formula="of:=[.DA8]*100/[.DA$24]" table:style-name="ce1">
            <text:p>0,110184919</text:p>
          </table:table-cell>
          <table:table-cell office:value-type="float" office:value="0.73484384568279237" table:formula="of:=[.DB8]*100/[.DB$24]" table:style-name="ce1">
            <text:p>0,734843846</text:p>
          </table:table-cell>
          <table:table-cell office:value-type="float" office:value="2.2368439955751578" table:formula="of:=[.DC8]*100/[.DC$24]" table:style-name="ce1">
            <text:p>2,236843996</text:p>
          </table:table-cell>
          <table:table-cell office:value-type="float" office:value="9.7609090191746226" table:formula="of:=[.DD8]*100/[.DD$24]" table:style-name="ce1">
            <text:p>9,760909019</text:p>
          </table:table-cell>
          <table:table-cell office:value-type="float" office:value="1.8109597232306838" table:formula="of:=[.DE8]*100/[.DE$24]" table:style-name="ce1">
            <text:p>1,810959723</text:p>
          </table:table-cell>
          <table:table-cell office:value-type="float" office:value="10.06120316465144" table:formula="of:=[.DF8]*100/[.DF$24]" table:style-name="ce1">
            <text:p>10,06120316</text:p>
          </table:table-cell>
          <table:table-cell office:value-type="float" office:value="1.7732804981602037" table:formula="of:=[.DG8]*100/[.DG$24]" table:style-name="ce1">
            <text:p>1,773280498</text:p>
          </table:table-cell>
          <table:table-cell office:value-type="float" office:value="9.6449026345933557" table:formula="of:=[.DH8]*100/[.DH$24]" table:style-name="ce1">
            <text:p>9,644902635</text:p>
          </table:table-cell>
          <table:table-cell office:value-type="float" office:value="2.0421268944258926" table:formula="of:=[.DI8]*100/[.DI$24]" table:style-name="ce1">
            <text:p>2,042126894</text:p>
          </table:table-cell>
          <table:table-cell office:value-type="float" office:value="10.98987361645341" table:formula="of:=[.DJ8]*100/[.DJ$24]" table:style-name="ce1">
            <text:p>10,98987362</text:p>
          </table:table-cell>
          <table:table-cell office:value-type="float" office:value="7.0987654320987659" table:formula="of:=[.DK8]*100/[.DK$24]" table:style-name="ce1">
            <text:p>7,098765432</text:p>
          </table:table-cell>
          <table:table-cell office:value-type="float" office:value="10.914454277286136" table:formula="of:=[.DL8]*100/[.DL$24]" table:style-name="ce1">
            <text:p>10,91445428</text:p>
          </table:table-cell>
          <table:table-cell office:value-type="float" office:value="8.0539232630487376" table:formula="of:=[.DM8]*100/[.DM$24]" table:style-name="ce1">
            <text:p>8,053923263</text:p>
          </table:table-cell>
          <table:table-cell office:value-type="float" office:value="23.50845948352627" table:formula="of:=[.DN8]*100/[.DN$24]" table:style-name="ce1">
            <text:p>23,50845948</text:p>
          </table:table-cell>
          <table:table-cell office:value-type="float" office:value="6.8518518518518521" table:formula="of:=[.DO8]*100/[.DO$24]" table:style-name="ce1">
            <text:p>6,851851852</text:p>
          </table:table-cell>
          <table:table-cell office:value-type="float" office:value="19.962335216572505" table:formula="of:=[.DP8]*100/[.DP$24]" table:style-name="ce1">
            <text:p>19,96233522</text:p>
          </table:table-cell>
          <table:table-cell office:value-type="float" office:value="12.295081967213115" table:formula="of:=[.DQ8]*100/[.DQ$24]" table:style-name="ce1">
            <text:p>12,29508197</text:p>
          </table:table-cell>
          <table:table-cell office:value-type="float" office:value="13.20754716981132" table:formula="of:=[.DR8]*100/[.DR$24]" table:style-name="ce1">
            <text:p>13,20754717</text:p>
          </table:table-cell>
          <table:table-cell office:value-type="float" office:value="14.608695652173912" table:formula="of:=[.DS8]*100/[.DS$24]" table:style-name="ce1">
            <text:p>14,60869565</text:p>
          </table:table-cell>
          <table:table-cell office:value-type="float" office:value="28.571428571428573" table:formula="of:=[.DT8]*100/[.DT$24]" table:style-name="ce1">
            <text:p>28,57142857</text:p>
          </table:table-cell>
          <table:table-cell office:value-type="float" office:value="0" table:formula="of:=[.DU8]*100/[.DU$24]" table:style-name="ce1">
            <text:p>0</text:p>
          </table:table-cell>
          <table:table-cell office:value-type="float" office:value="1.7857142857142858" table:formula="of:=[.DV8]*100/[.DV$24]" table:style-name="ce1">
            <text:p>1,785714286</text:p>
          </table:table-cell>
          <table:table-cell office:value-type="float" office:value="17.596566523605151" table:formula="of:=[.DW8]*100/[.DW$24]" table:style-name="ce1">
            <text:p>17,59656652</text:p>
          </table:table-cell>
          <table:table-cell office:value-type="float" office:value="35.294117647058826" table:formula="of:=[.DX8]*100/[.DX$24]" table:style-name="ce1">
            <text:p>35,29411765</text:p>
          </table:table-cell>
          <table:table-cell office:value-type="float" office:value="9.375" table:formula="of:=[.DY8]*100/[.DY$24]" table:style-name="ce1">
            <text:p>9,375</text:p>
          </table:table-cell>
          <table:table-cell office:value-type="float" office:value="27.364864864864863" table:formula="of:=[.DZ8]*100/[.DZ$24]" table:style-name="ce1">
            <text:p>27,36486486</text:p>
          </table:table-cell>
          <table:table-cell office:value-type="float" office:value="0.11542901115813775" table:formula="of:=[.EA8]*100/[.EA$24]" table:style-name="ce1">
            <text:p>0,115429011</text:p>
          </table:table-cell>
          <table:table-cell office:value-type="float" office:value="0.19020446980504041" table:formula="of:=[.EB8]*100/[.EB$24]" table:style-name="ce1">
            <text:p>0,19020447</text:p>
          </table:table-cell>
          <table:table-cell office:value-type="float" office:value="0" table:formula="of:=[.EC8]*100/[.EC$24]" table:style-name="ce1">
            <text:p>0</text:p>
          </table:table-cell>
          <table:table-cell office:value-type="float" office:value="0" table:formula="of:=[.ED8]*100/[.ED$24]" table:style-name="ce1">
            <text:p>0</text:p>
          </table:table-cell>
          <table:table-cell office:value-type="float" office:value="0.52910052910052907" table:formula="of:=[.EE8]*100/[.EE$24]" table:style-name="ce1">
            <text:p>0,529100529</text:p>
          </table:table-cell>
          <table:table-cell office:value-type="float" office:value="0" table:formula="of:=[.EF8]*100/[.EF$24]" table:style-name="ce1">
            <text:p>0</text:p>
          </table:table-cell>
          <table:table-cell office:value-type="float" office:value="22.969432314410479" table:formula="of:=[.EG8]*100/[.EG$24]" table:style-name="ce1">
            <text:p>22,96943231</text:p>
          </table:table-cell>
          <table:table-cell office:value-type="float" office:value="29.128014842300555" table:formula="of:=[.EH8]*100/[.EH$24]" table:style-name="ce1">
            <text:p>29,12801484</text:p>
          </table:table-cell>
          <table:table-cell office:value-type="float" office:value="9.2082908596670059" table:formula="of:=[.EI8]*100/[.EI$24]" table:style-name="ce1">
            <text:p>9,20829086</text:p>
          </table:table-cell>
          <table:table-cell office:value-type="float" office:value="23.904761904761905" table:formula="of:=[.EJ8]*100/[.EJ$24]" table:style-name="ce1">
            <text:p>23,9047619</text:p>
          </table:table-cell>
          <table:table-cell office:value-type="float" office:value="4.9361987911349896" table:formula="of:=[.EK8]*100/[.EK$24]" table:style-name="ce1">
            <text:p>4,936198791</text:p>
          </table:table-cell>
          <table:table-cell office:value-type="float" office:value="25.53956834532374" table:formula="of:=[.EL8]*100/[.EL$24]" table:style-name="ce1">
            <text:p>25,53956835</text:p>
          </table:table-cell>
          <table:table-cell office:value-type="float" office:value="14.716981132075471" table:formula="of:=[.EM8]*100/[.EM$24]" table:style-name="ce1">
            <text:p>14,71698113</text:p>
          </table:table-cell>
          <table:table-cell office:value-type="float" office:value="27.331189710610932" table:formula="of:=[.EN8]*100/[.EN$24]" table:style-name="ce1">
            <text:p>27,33118971</text:p>
          </table:table-cell>
          <table:table-cell office:value-type="float" office:value="6.854838709677419" table:formula="of:=[.EO8]*100/[.EO$24]" table:style-name="ce1">
            <text:p>6,85483871</text:p>
          </table:table-cell>
          <table:table-cell office:value-type="float" office:value="13.00578034682081" table:formula="of:=[.EP8]*100/[.EP$24]" table:style-name="ce1">
            <text:p>13,00578035</text:p>
          </table:table-cell>
          <table:table-cell office:value-type="float" office:value="0" table:formula="of:=[.EQ8]*100/[.EQ$24]" table:style-name="ce1">
            <text:p>0</text:p>
          </table:table-cell>
          <table:table-cell office:value-type="float" office:value="0" table:formula="of:=[.ER8]*100/[.ER$24]" table:style-name="ce1">
            <text:p>0</text:p>
          </table:table-cell>
          <table:table-cell office:value-type="float" office:value="17.948717948717949" table:formula="of:=[.ES8]*100/[.ES$24]" table:style-name="ce1">
            <text:p>17,94871795</text:p>
          </table:table-cell>
          <table:table-cell office:value-type="float" office:value="30.89108910891089" table:formula="of:=[.ET8]*100/[.ET$24]" table:style-name="ce1">
            <text:p>30,89108911</text:p>
          </table:table-cell>
          <table:table-cell office:value-type="float" office:value="9.680511182108626" table:formula="of:=[.EU8]*100/[.EU$24]" table:style-name="ce1">
            <text:p>9,680511182</text:p>
          </table:table-cell>
          <table:table-cell office:value-type="float" office:value="27.193744569939184" table:formula="of:=[.EV8]*100/[.EV$24]" table:style-name="ce1">
            <text:p>27,19374457</text:p>
          </table:table-cell>
          <table:table-cell office:value-type="float" office:value="19.047619047619047" table:formula="of:=[.EW8]*100/[.EW$24]" table:style-name="ce1">
            <text:p>19,04761905</text:p>
          </table:table-cell>
          <table:table-cell office:value-type="float" office:value="8.8339222614840995" table:formula="of:=[.EX8]*100/[.EX$24]" table:style-name="ce1">
            <text:p>8,833922261</text:p>
          </table:table-cell>
          <table:table-cell office:value-type="float" office:value="17.663817663817664" table:formula="of:=[.EY8]*100/[.EY$24]" table:style-name="ce1">
            <text:p>17,66381766</text:p>
          </table:table-cell>
          <table:table-cell office:value-type="float" office:value="23.148148148148149" table:formula="of:=[.EZ8]*100/[.EZ$24]" table:style-name="ce1">
            <text:p>23,14814815</text:p>
          </table:table-cell>
          <table:table-cell office:value-type="float" office:value="0.31637226469812813" table:formula="of:=[.FA8]*100/[.FA$24]" table:style-name="ce1">
            <text:p>0,316372265</text:p>
          </table:table-cell>
          <table:table-cell office:value-type="float" office:value="1.338432122370937" table:formula="of:=[.FB8]*100/[.FB$24]" table:style-name="ce1">
            <text:p>1,338432122</text:p>
          </table:table-cell>
          <table:table-cell office:value-type="float" office:value="13.526970954356846" table:formula="of:=[.FC8]*100/[.FC$24]" table:style-name="ce1">
            <text:p>13,52697095</text:p>
          </table:table-cell>
          <table:table-cell office:value-type="float" office:value="36.450381679389317" table:formula="of:=[.FD8]*100/[.FD$24]" table:style-name="ce1">
            <text:p>36,45038168</text:p>
          </table:table-cell>
          <table:table-cell office:value-type="float" office:value="0.20267531414673692" table:formula="of:=[.FE8]*100/[.FE$24]" table:style-name="ce1">
            <text:p>0,202675314</text:p>
          </table:table-cell>
          <table:table-cell office:value-type="float" office:value="1.2396694214876034" table:formula="of:=[.FF8]*100/[.FF$24]" table:style-name="ce1">
            <text:p>1,239669421</text:p>
          </table:table-cell>
          <table:table-cell office:value-type="float" office:value="25.185185185185187" table:formula="of:=[.FG8]*100/[.FG$24]" table:style-name="ce1">
            <text:p>25,18518519</text:p>
          </table:table-cell>
          <table:table-cell office:value-type="float" office:value="21.739130434782609" table:formula="of:=[.FH8]*100/[.FH$24]" table:style-name="ce1">
            <text:p>21,73913043</text:p>
          </table:table-cell>
          <table:table-cell office:value-type="float" office:value="10.685483870967742" table:formula="of:=[.FI8]*100/[.FI$24]" table:style-name="ce1">
            <text:p>10,68548387</text:p>
          </table:table-cell>
          <table:table-cell office:value-type="float" office:value="26.582278481012658" table:formula="of:=[.FJ8]*100/[.FJ$24]" table:style-name="ce1">
            <text:p>26,58227848</text:p>
          </table:table-cell>
          <table:table-cell office:value-type="float" office:value="9.688581314878892" table:formula="of:=[.FK8]*100/[.FK$24]" table:style-name="ce1">
            <text:p>9,688581315</text:p>
          </table:table-cell>
          <table:table-cell office:value-type="float" office:value="20.069204152249135" table:formula="of:=[.FL8]*100/[.FL$24]" table:style-name="ce1">
            <text:p>20,06920415</text:p>
          </table:table-cell>
          <table:table-cell office:value-type="float" office:value="0" table:formula="of:=[.FM8]*100/[.FM$24]" table:style-name="ce1">
            <text:p>0</text:p>
          </table:table-cell>
          <table:table-cell office:value-type="float" office:value="0" table:formula="of:=[.FN8]*100/[.FN$24]" table:style-name="ce1">
            <text:p>0</text:p>
          </table:table-cell>
          <table:table-cell office:value-type="float" office:value="11.494252873563218" table:formula="of:=[.FO8]*100/[.FO$24]" table:style-name="ce1">
            <text:p>11,49425287</text:p>
          </table:table-cell>
          <table:table-cell office:value-type="float" office:value="20.234604105571847" table:formula="of:=[.FP8]*100/[.FP$24]" table:style-name="ce1">
            <text:p>20,23460411</text:p>
          </table:table-cell>
          <table:table-cell office:value-type="float" office:value="14.7450110864745" table:formula="of:=[.FQ8]*100/[.FQ$24]" table:style-name="ce1">
            <text:p>14,74501109</text:p>
          </table:table-cell>
          <table:table-cell office:value-type="float" office:value="19.35483870967742" table:formula="of:=[.FR8]*100/[.FR$24]" table:style-name="ce1">
            <text:p>19,35483871</text:p>
          </table:table-cell>
          <table:table-cell office:value-type="float" office:value="7.3469387755102042" table:formula="of:=[.FS8]*100/[.FS$24]" table:style-name="ce1">
            <text:p>7,346938776</text:p>
          </table:table-cell>
          <table:table-cell office:value-type="float" office:value="22.670807453416149" table:formula="of:=[.FT8]*100/[.FT$24]" table:style-name="ce1">
            <text:p>22,67080745</text:p>
          </table:table-cell>
          <table:table-cell office:value-type="float" office:value="7.4023769100169776" table:formula="of:=[.FU8]*100/[.FU$24]" table:style-name="ce1">
            <text:p>7,40237691</text:p>
          </table:table-cell>
          <table:table-cell office:value-type="float" office:value="23.235294117647058" table:formula="of:=[.FV8]*100/[.FV$24]" table:style-name="ce1">
            <text:p>23,23529412</text:p>
          </table:table-cell>
          <table:table-cell office:value-type="float" office:value="0" table:formula="of:=[.FW8]*100/[.FW$24]" table:style-name="ce1">
            <text:p>0</text:p>
          </table:table-cell>
          <table:table-cell office:value-type="float" office:value="2.112676056338028" table:formula="of:=[.FX8]*100/[.FX$24]" table:style-name="ce1">
            <text:p>2,112676056</text:p>
          </table:table-cell>
          <table:table-cell office:value-type="float" office:value="9.0476190476190474" table:formula="of:=[.FY8]*100/[.FY$24]" table:style-name="ce1">
            <text:p>9,047619048</text:p>
          </table:table-cell>
          <table:table-cell office:value-type="float" office:value="33.333333333333336" table:formula="of:=[.FZ8]*100/[.FZ$24]" table:style-name="ce1">
            <text:p>33,33333333</text:p>
          </table:table-cell>
          <table:table-cell office:value-type="float" office:value="0" table:formula="of:=[.GA8]*100/[.GA$24]" table:style-name="ce1">
            <text:p>0</text:p>
          </table:table-cell>
          <table:table-cell office:value-type="float" office:value="0" table:formula="of:=[.GB8]*100/[.GB$24]" table:style-name="ce1">
            <text:p>0</text:p>
          </table:table-cell>
          <table:table-cell office:value-type="float" office:value="13.915857605177994" table:formula="of:=[.GC8]*100/[.GC$24]" table:style-name="ce1">
            <text:p>13,91585761</text:p>
          </table:table-cell>
          <table:table-cell office:value-type="float" office:value="20.588235294117649" table:formula="of:=[.GD8]*100/[.GD$24]" table:style-name="ce1">
            <text:p>20,58823529</text:p>
          </table:table-cell>
          <table:table-cell office:value-type="float" office:value="0" table:formula="of:=[.GE8]*100/[.GE$24]" table:style-name="ce1">
            <text:p>0</text:p>
          </table:table-cell>
          <table:table-cell office:value-type="float" office:value="2.2508038585209005" table:formula="of:=[.GF8]*100/[.GF$24]" table:style-name="ce1">
            <text:p>2,250803859</text:p>
          </table:table-cell>
          <table:table-cell office:value-type="float" office:value="17.78846153846154" table:formula="of:=[.GG8]*100/[.GG$24]" table:style-name="ce1">
            <text:p>17,78846154</text:p>
          </table:table-cell>
          <table:table-cell office:value-type="float" office:value="9.375" table:formula="of:=[.GH8]*100/[.GH$24]" table:style-name="ce1">
            <text:p>9,375</text:p>
          </table:table-cell>
          <table:table-cell office:value-type="float" office:value="9.2787241754258787" table:formula="of:=[.GI8]*100/[.GI$24]" table:style-name="ce1">
            <text:p>9,278724175</text:p>
          </table:table-cell>
          <table:table-cell office:value-type="float" office:value="21.209213051823415" table:formula="of:=[.GJ8]*100/[.GJ$24]" table:style-name="ce1">
            <text:p>21,20921305</text:p>
          </table:table-cell>
          <table:table-cell office:value-type="float" office:value="12.476370510396976" table:formula="of:=[.GK8]*100/[.GK$24]" table:style-name="ce1">
            <text:p>12,47637051</text:p>
          </table:table-cell>
          <table:table-cell office:value-type="float" office:value="24.355300859598852" table:formula="of:=[.GL8]*100/[.GL$24]" table:style-name="ce1">
            <text:p>24,35530086</text:p>
          </table:table-cell>
          <table:table-cell office:value-type="float" office:value="7.5757575757575761" table:formula="of:=[.GM8]*100/[.GM$24]" table:style-name="ce1">
            <text:p>7,575757576</text:p>
          </table:table-cell>
          <table:table-cell office:value-type="float" office:value="13.725490196078431" table:formula="of:=[.GN8]*100/[.GN$24]" table:style-name="ce1">
            <text:p>13,7254902</text:p>
          </table:table-cell>
          <table:table-cell office:value-type="float" office:value="2.2304832713754648" table:formula="of:=[.GO8]*100/[.GO$24]" table:style-name="ce1">
            <text:p>2,230483271</text:p>
          </table:table-cell>
          <table:table-cell office:value-type="float" office:value="22.324159021406729" table:formula="of:=[.GP8]*100/[.GP$24]" table:style-name="ce1">
            <text:p>22,32415902</text:p>
          </table:table-cell>
          <table:table-cell office:value-type="float" office:value="2.3904382470119523" table:formula="of:=[.GQ8]*100/[.GQ$24]" table:style-name="ce1">
            <text:p>2,390438247</text:p>
          </table:table-cell>
          <table:table-cell office:value-type="float" office:value="19.061583577712611" table:formula="of:=[.GR8]*100/[.GR$24]" table:style-name="ce1">
            <text:p>19,06158358</text:p>
          </table:table-cell>
          <table:table-cell office:value-type="float" office:value="6.9124423963133639" table:formula="of:=[.GS8]*100/[.GS$24]" table:style-name="ce1">
            <text:p>6,912442396</text:p>
          </table:table-cell>
          <table:table-cell office:value-type="float" office:value="27.414330218068535" table:formula="of:=[.GT8]*100/[.GT$24]" table:style-name="ce1">
            <text:p>27,41433022</text:p>
          </table:table-cell>
          <table:table-cell office:value-type="float" office:value="3.2128514056224899" table:formula="of:=[.GU8]*100/[.GU$24]" table:style-name="ce1">
            <text:p>3,212851406</text:p>
          </table:table-cell>
          <table:table-cell office:value-type="float" office:value="17.679558011049725" table:formula="of:=[.GV8]*100/[.GV$24]" table:style-name="ce1">
            <text:p>17,67955801</text:p>
          </table:table-cell>
          <table:table-cell office:value-type="float" office:value="0.69044879171461448" table:formula="of:=[.GW8]*100/[.GW$24]" table:style-name="ce1">
            <text:p>0,690448792</text:p>
          </table:table-cell>
          <table:table-cell office:value-type="float" office:value="0" table:formula="of:=[.GX8]*100/[.GX$24]" table:style-name="ce1">
            <text:p>0</text:p>
          </table:table-cell>
          <table:table-cell office:value-type="float" office:value="8.921933085501859" table:formula="of:=[.GY8]*100/[.GY$24]" table:style-name="ce1">
            <text:p>8,921933086</text:p>
          </table:table-cell>
          <table:table-cell office:value-type="float" office:value="15.135135135135135" table:formula="of:=[.GZ8]*100/[.GZ$24]" table:style-name="ce1">
            <text:p>15,13513514</text:p>
          </table:table-cell>
          <table:table-cell office:value-type="float" office:value="6.0576611597019756" table:formula="of:=[.HA8]*100/[.HA$24]" table:style-name="ce1">
            <text:p>6,05766116</text:p>
          </table:table-cell>
          <table:table-cell office:value-type="float" office:value="22.614107883817429" table:formula="of:=[.HB8]*100/[.HB$24]" table:style-name="ce1">
            <text:p>22,61410788</text:p>
          </table:table-cell>
          <table:table-cell office:value-type="float" office:value="0" table:formula="of:=[.HC8]*100/[.HC$24]" table:style-name="ce1">
            <text:p>0</text:p>
          </table:table-cell>
          <table:table-cell office:value-type="float" office:value="0" table:formula="of:=[.HD8]*100/[.HD$24]" table:style-name="ce1">
            <text:p>0</text:p>
          </table:table-cell>
          <table:table-cell office:value-type="float" office:value="16.193961573650505" table:formula="of:=[.HE8]*100/[.HE$24]" table:style-name="ce1">
            <text:p>16,19396157</text:p>
          </table:table-cell>
          <table:table-cell office:value-type="float" office:value="18.874172185430464" table:formula="of:=[.HF8]*100/[.HF$24]" table:style-name="ce1">
            <text:p>18,87417219</text:p>
          </table:table-cell>
          <table:table-cell office:value-type="float" office:value="0" table:formula="of:=[.HG8]*100/[.HG$24]" table:style-name="ce1">
            <text:p>0</text:p>
          </table:table-cell>
          <table:table-cell office:value-type="float" office:value="0" table:formula="of:=[.HH8]*100/[.HH$24]" table:style-name="ce1">
            <text:p>0</text:p>
          </table:table-cell>
          <table:table-cell office:value-type="float" office:value="11.583011583011583" table:formula="of:=[.HI8]*100/[.HI$24]" table:style-name="ce1">
            <text:p>11,58301158</text:p>
          </table:table-cell>
          <table:table-cell office:value-type="float" office:value="18.010752688172044" table:formula="of:=[.HJ8]*100/[.HJ$24]" table:style-name="ce1">
            <text:p>18,01075269</text:p>
          </table:table-cell>
          <table:table-cell office:value-type="float" office:value="17.372881355932204" table:formula="of:=[.HK8]*100/[.HK$24]" table:style-name="ce1">
            <text:p>17,37288136</text:p>
          </table:table-cell>
          <table:table-cell office:value-type="float" office:value="18.348623853211009" table:formula="of:=[.HL8]*100/[.HL$24]" table:style-name="ce1">
            <text:p>18,34862385</text:p>
          </table:table-cell>
          <table:table-cell office:value-type="float" office:value="13.703703703703704" table:formula="of:=[.HM8]*100/[.HM$24]" table:style-name="ce1">
            <text:p>13,7037037</text:p>
          </table:table-cell>
          <table:table-cell office:value-type="float" office:value="53.633217993079583" table:formula="of:=[.HN8]*100/[.HN$24]" table:style-name="ce1">
            <text:p>53,63321799</text:p>
          </table:table-cell>
          <table:table-cell office:value-type="float" office:value="11.39240506329114" table:formula="of:=[.HO8]*100/[.HO$24]" table:style-name="ce1">
            <text:p>11,39240506</text:p>
          </table:table-cell>
          <table:table-cell office:value-type="float" office:value="33.002481389578165" table:formula="of:=[.HP8]*100/[.HP$24]" table:style-name="ce1">
            <text:p>33,00248139</text:p>
          </table:table-cell>
          <table:table-cell office:value-type="float" office:value="15.107212475633528" table:formula="of:=[.HQ8]*100/[.HQ$24]" table:style-name="ce1">
            <text:p>15,10721248</text:p>
          </table:table-cell>
          <table:table-cell office:value-type="float" office:value="24.05446293494705" table:formula="of:=[.HR8]*100/[.HR$24]" table:style-name="ce1">
            <text:p>24,05446293</text:p>
          </table:table-cell>
          <table:table-cell office:value-type="float" office:value="8.695652173913043" table:formula="of:=[.HS8]*100/[.HS$24]" table:style-name="ce1">
            <text:p>8,695652174</text:p>
          </table:table-cell>
          <table:table-cell office:value-type="float" office:value="21.212121212121211" table:formula="of:=[.HT8]*100/[.HT$24]" table:style-name="ce1">
            <text:p>21,21212121</text:p>
          </table:table-cell>
          <table:table-cell office:value-type="float" office:value="3.9024390243902438" table:formula="of:=[.HU8]*100/[.HU$24]" table:style-name="ce1">
            <text:p>3,902439024</text:p>
          </table:table-cell>
          <table:table-cell office:value-type="float" office:value="13.782051282051283" table:formula="of:=[.HV8]*100/[.HV$24]" table:style-name="ce1">
            <text:p>13,78205128</text:p>
          </table:table-cell>
          <table:table-cell office:value-type="float" office:value="15.757575757575758" table:formula="of:=[.HW8]*100/[.HW$24]" table:style-name="ce1">
            <text:p>15,75757576</text:p>
          </table:table-cell>
          <table:table-cell office:value-type="float" office:value="17.560975609756099" table:formula="of:=[.HX8]*100/[.HX$24]" table:style-name="ce1">
            <text:p>17,56097561</text:p>
          </table:table-cell>
          <table:table-cell office:value-type="float" office:value="0" table:formula="of:=[.HY8]*100/[.HY$24]" table:style-name="ce1">
            <text:p>0</text:p>
          </table:table-cell>
          <table:table-cell office:value-type="float" office:value="0" table:formula="of:=[.HZ8]*100/[.HZ$24]" table:style-name="ce1">
            <text:p>0</text:p>
          </table:table-cell>
          <table:table-cell office:value-type="float" office:value="17.028985507246375" table:formula="of:=[.IA8]*100/[.IA$24]" table:style-name="ce1">
            <text:p>17,02898551</text:p>
          </table:table-cell>
          <table:table-cell office:value-type="float" office:value="6.375838926174497" table:formula="of:=[.IB8]*100/[.IB$24]" table:style-name="ce1">
            <text:p>6,375838926</text:p>
          </table:table-cell>
          <table:table-cell office:value-type="float" office:value="4.5627376425855513" table:formula="of:=[.IC8]*100/[.IC$24]" table:style-name="ce1">
            <text:p>4,562737643</text:p>
          </table:table-cell>
          <table:table-cell office:value-type="float" office:value="15.901060070671377" table:formula="of:=[.ID8]*100/[.ID$24]" table:style-name="ce1">
            <text:p>15,90106007</text:p>
          </table:table-cell>
          <table:table-cell office:value-type="float" office:value="24.644549763033176" table:formula="of:=[.IE8]*100/[.IE$24]" table:style-name="ce1">
            <text:p>24,64454976</text:p>
          </table:table-cell>
          <table:table-cell office:value-type="float" office:value="11.821086261980831" table:formula="of:=[.IF8]*100/[.IF$24]" table:style-name="ce1">
            <text:p>11,82108626</text:p>
          </table:table-cell>
          <table:table-cell office:value-type="float" office:value="8.2644628099173545" table:formula="of:=[.IG8]*100/[.IG$24]" table:style-name="ce1">
            <text:p>8,26446281</text:p>
          </table:table-cell>
          <table:table-cell office:value-type="float" office:value="18.75" table:formula="of:=[.IH8]*100/[.IH$24]" table:style-name="ce1">
            <text:p>18,75</text:p>
          </table:table-cell>
          <table:table-cell office:value-type="float" office:value="7.2131147540983607" table:formula="of:=[.II8]*100/[.II$24]" table:style-name="ce1">
            <text:p>7,213114754</text:p>
          </table:table-cell>
          <table:table-cell office:value-type="float" office:value="21.459227467811157" table:formula="of:=[.IJ8]*100/[.IJ$24]" table:style-name="ce1">
            <text:p>21,45922747</text:p>
          </table:table-cell>
          <table:table-cell office:value-type="float" office:value="10.964912280701755" table:formula="of:=[.IK8]*100/[.IK$24]" table:style-name="ce1">
            <text:p>10,96491228</text:p>
          </table:table-cell>
          <table:table-cell office:value-type="float" office:value="18.478260869565219" table:formula="of:=[.IL8]*100/[.IL$24]" table:style-name="ce1">
            <text:p>18,47826087</text:p>
          </table:table-cell>
          <table:table-cell office:value-type="float" office:value="19.289340101522843" table:formula="of:=[.IM8]*100/[.IM$24]" table:style-name="ce1">
            <text:p>19,2893401</text:p>
          </table:table-cell>
          <table:table-cell office:value-type="float" office:value="12.365591397849462" table:formula="of:=[.IN8]*100/[.IN$24]" table:style-name="ce1">
            <text:p>12,3655914</text:p>
          </table:table-cell>
          <table:table-cell office:value-type="float" office:value="16.666666666666668" table:formula="of:=[.IO8]*100/[.IO$24]" table:style-name="ce1">
            <text:p>16,66666667</text:p>
          </table:table-cell>
          <table:table-cell office:value-type="float" office:value="18.811881188118811" table:formula="of:=[.IP8]*100/[.IP$24]" table:style-name="ce1">
            <text:p>18,81188119</text:p>
          </table:table-cell>
          <table:table-cell office:value-type="float" office:value="15.346534653465346" table:formula="of:=[.IQ8]*100/[.IQ$24]" table:style-name="ce1">
            <text:p>15,34653465</text:p>
          </table:table-cell>
          <table:table-cell office:value-type="float" office:value="30.944625407166125" table:formula="of:=[.IR8]*100/[.IR$24]" table:style-name="ce1">
            <text:p>30,94462541</text:p>
          </table:table-cell>
          <table:table-cell office:value-type="float" office:value="9.1503267973856204" table:formula="of:=[.IS8]*100/[.IS$24]" table:style-name="ce1">
            <text:p>9,150326797</text:p>
          </table:table-cell>
          <table:table-cell office:value-type="float" office:value="12.027491408934708" table:formula="of:=[.IT8]*100/[.IT$24]" table:style-name="ce1">
            <text:p>12,02749141</text:p>
          </table:table-cell>
          <table:table-cell table:number-columns-repeated="1613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K-12 student</text:p>
          </table:table-cell>
          <table:table-cell office:value-type="float" office:value="3.5844035844035842" table:formula="of:=[.C9]*100/[.C$24]" table:style-name="ce1">
            <text:p>3,584403584</text:p>
          </table:table-cell>
          <table:table-cell office:value-type="float" office:value="3.5921051521822163" table:formula="of:=[.D9]*100/[.D$24]" table:style-name="ce1">
            <text:p>3,592105152</text:p>
          </table:table-cell>
          <table:table-cell office:value-type="float" office:value="3.546812514702423" table:formula="of:=[.E9]*100/[.E$24]" table:style-name="ce1">
            <text:p>3,546812515</text:p>
          </table:table-cell>
          <table:table-cell office:value-type="float" office:value="1.6519837097729277" table:formula="of:=[.F9]*100/[.F$24]" table:style-name="ce1">
            <text:p>1,65198371</text:p>
          </table:table-cell>
          <table:table-cell office:value-type="float" office:value="1.6663277390336975" table:formula="of:=[.G9]*100/[.G$24]" table:style-name="ce1">
            <text:p>1,666327739</text:p>
          </table:table-cell>
          <table:table-cell office:value-type="float" office:value="1.4417656231258247" table:formula="of:=[.H9]*100/[.H$24]" table:style-name="ce1">
            <text:p>1,441765623</text:p>
          </table:table-cell>
          <table:table-cell office:value-type="float" office:value="1.8147721742845953" table:formula="of:=[.I9]*100/[.I$24]" table:style-name="ce1">
            <text:p>1,814772174</text:p>
          </table:table-cell>
          <table:table-cell office:value-type="float" office:value="1.4421916485638426" table:formula="of:=[.J9]*100/[.J$24]" table:style-name="ce1">
            <text:p>1,442191649</text:p>
          </table:table-cell>
          <table:table-cell office:value-type="float" office:value="1.6018197054950318" table:formula="of:=[.K9]*100/[.K$24]" table:style-name="ce1">
            <text:p>1,601819705</text:p>
          </table:table-cell>
          <table:table-cell office:value-type="float" office:value="6.0236418511066399" table:formula="of:=[.L9]*100/[.L$24]" table:style-name="ce1">
            <text:p>6,023641851</text:p>
          </table:table-cell>
          <table:table-cell office:value-type="float" office:value="0.26602176541717049" table:formula="of:=[.M9]*100/[.M$24]" table:style-name="ce1">
            <text:p>0,266021765</text:p>
          </table:table-cell>
          <table:table-cell office:value-type="float" office:value="39.168897683622397" table:formula="of:=[.N9]*100/[.N$24]" table:style-name="ce1">
            <text:p>39,16889768</text:p>
          </table:table-cell>
          <table:table-cell office:value-type="float" office:value="1.6808458920758387" table:formula="of:=[.O9]*100/[.O$24]" table:style-name="ce1">
            <text:p>1,680845892</text:p>
          </table:table-cell>
          <table:table-cell office:value-type="float" office:value="1.6547700180542104" table:formula="of:=[.P9]*100/[.P$24]" table:style-name="ce1">
            <text:p>1,654770018</text:p>
          </table:table-cell>
          <table:table-cell office:value-type="float" office:value="1.4936421706166796" table:formula="of:=[.Q9]*100/[.Q$24]" table:style-name="ce1">
            <text:p>1,493642171</text:p>
          </table:table-cell>
          <table:table-cell office:value-type="float" office:value="1.5178776279086617" table:formula="of:=[.R9]*100/[.R$24]" table:style-name="ce1">
            <text:p>1,517877628</text:p>
          </table:table-cell>
          <table:table-cell office:value-type="float" office:value="0" table:formula="of:=[.S9]*100/[.S$24]" table:style-name="ce1">
            <text:p>0</text:p>
          </table:table-cell>
          <table:table-cell office:value-type="float" office:value="0.52290836653386452" table:formula="of:=[.T9]*100/[.T$24]" table:style-name="ce1">
            <text:p>0,522908367</text:p>
          </table:table-cell>
          <table:table-cell office:value-type="float" office:value="1.0227801022780103" table:formula="of:=[.U9]*100/[.U$24]" table:style-name="ce1">
            <text:p>1,022780102</text:p>
          </table:table-cell>
          <table:table-cell office:value-type="float" office:value="0" table:formula="of:=[.V9]*100/[.V$24]" table:style-name="ce1">
            <text:p>0</text:p>
          </table:table-cell>
          <table:table-cell office:value-type="float" office:value="1.1976047904191616" table:formula="of:=[.W9]*100/[.W$24]" table:style-name="ce1">
            <text:p>1,19760479</text:p>
          </table:table-cell>
          <table:table-cell office:value-type="float" office:value="6.5113744721427596" table:formula="of:=[.X9]*100/[.X$24]" table:style-name="ce1">
            <text:p>6,511374472</text:p>
          </table:table-cell>
          <table:table-cell office:value-type="float" office:value="0.4854368932038835" table:formula="of:=[.Y9]*100/[.Y$24]" table:style-name="ce1">
            <text:p>0,485436893</text:p>
          </table:table-cell>
          <table:table-cell office:value-type="float" office:value="0" table:formula="of:=[.Z9]*100/[.Z$24]" table:style-name="ce1">
            <text:p>0</text:p>
          </table:table-cell>
          <table:table-cell office:value-type="float" office:value="21.492912968605115" table:formula="of:=[.AA9]*100/[.AA$24]" table:style-name="ce1">
            <text:p>21,49291297</text:p>
          </table:table-cell>
          <table:table-cell office:value-type="float" office:value="51.620745542949756" table:formula="of:=[.AB9]*100/[.AB$24]" table:style-name="ce1">
            <text:p>51,62074554</text:p>
          </table:table-cell>
          <table:table-cell office:value-type="float" office:value="5.2221139117114612" table:formula="of:=[.AC9]*100/[.AC$24]" table:style-name="ce1">
            <text:p>5,222113912</text:p>
          </table:table-cell>
          <table:table-cell office:value-type="float" office:value="0" table:formula="of:=[.AD9]*100/[.AD$24]" table:style-name="ce1">
            <text:p>0</text:p>
          </table:table-cell>
          <table:table-cell office:value-type="float" office:value="0.1753067868770348" table:formula="of:=[.AE9]*100/[.AE$24]" table:style-name="ce1">
            <text:p>0,175306787</text:p>
          </table:table-cell>
          <table:table-cell office:value-type="float" office:value="0.73349633251833746" table:formula="of:=[.AF9]*100/[.AF$24]" table:style-name="ce1">
            <text:p>0,733496333</text:p>
          </table:table-cell>
          <table:table-cell office:value-type="float" office:value="0" table:formula="of:=[.AG9]*100/[.AG$24]" table:style-name="ce1">
            <text:p>0</text:p>
          </table:table-cell>
          <table:table-cell office:value-type="float" office:value="1.8518518518518519" table:formula="of:=[.AH9]*100/[.AH$24]" table:style-name="ce1">
            <text:p>1,851851852</text:p>
          </table:table-cell>
          <table:table-cell office:value-type="float" office:value="62.718089990817262" table:formula="of:=[.AI9]*100/[.AI$24]" table:style-name="ce1">
            <text:p>62,71808999</text:p>
          </table:table-cell>
          <table:table-cell office:value-type="float" office:value="0.8025682182985554" table:formula="of:=[.AJ9]*100/[.AJ$24]" table:style-name="ce1">
            <text:p>0,802568218</text:p>
          </table:table-cell>
          <table:table-cell office:value-type="float" office:value="0.32702639570193881" table:formula="of:=[.AK9]*100/[.AK$24]" table:style-name="ce1">
            <text:p>0,327026396</text:p>
          </table:table-cell>
          <table:table-cell office:value-type="float" office:value="1.9455252918287937" table:formula="of:=[.AL9]*100/[.AL$24]" table:style-name="ce1">
            <text:p>1,945525292</text:p>
          </table:table-cell>
          <table:table-cell office:value-type="float" office:value="0" table:formula="of:=[.AM9]*100/[.AM$24]" table:style-name="ce1">
            <text:p>0</text:p>
          </table:table-cell>
          <table:table-cell office:value-type="float" office:value="5.6233814280429151" table:formula="of:=[.AN9]*100/[.AN$24]" table:style-name="ce1">
            <text:p>5,623381428</text:p>
          </table:table-cell>
          <table:table-cell office:value-type="float" office:value="0" table:formula="of:=[.AO9]*100/[.AO$24]" table:style-name="ce1">
            <text:p>0</text:p>
          </table:table-cell>
          <table:table-cell office:value-type="float" office:value="5.8693244739756372" table:formula="of:=[.AP9]*100/[.AP$24]" table:style-name="ce1">
            <text:p>5,869324474</text:p>
          </table:table-cell>
          <table:table-cell office:value-type="float" office:value="0" table:formula="of:=[.AQ9]*100/[.AQ$24]" table:style-name="ce1">
            <text:p>0</text:p>
          </table:table-cell>
          <table:table-cell office:value-type="float" office:value="0.48419979612640163" table:formula="of:=[.AR9]*100/[.AR$24]" table:style-name="ce1">
            <text:p>0,484199796</text:p>
          </table:table-cell>
          <table:table-cell office:value-type="float" office:value="0" table:formula="of:=[.AS9]*100/[.AS$24]" table:style-name="ce1">
            <text:p>0</text:p>
          </table:table-cell>
          <table:table-cell office:value-type="float" office:value="55.62599049128368" table:formula="of:=[.AT9]*100/[.AT$24]" table:style-name="ce1">
            <text:p>55,62599049</text:p>
          </table:table-cell>
          <table:table-cell office:value-type="float" office:value="0" table:formula="of:=[.AU9]*100/[.AU$24]" table:style-name="ce1">
            <text:p>0</text:p>
          </table:table-cell>
          <table:table-cell office:value-type="float" office:value="0" table:formula="of:=[.AV9]*100/[.AV$24]" table:style-name="ce1">
            <text:p>0</text:p>
          </table:table-cell>
          <table:table-cell office:value-type="float" office:value="0" table:formula="of:=[.AW9]*100/[.AW$24]" table:style-name="ce1">
            <text:p>0</text:p>
          </table:table-cell>
          <table:table-cell office:value-type="float" office:value="0" table:formula="of:=[.AX9]*100/[.AX$24]" table:style-name="ce1">
            <text:p>0</text:p>
          </table:table-cell>
          <table:table-cell office:value-type="float" office:value="54.398708635996769" table:formula="of:=[.AY9]*100/[.AY$24]" table:style-name="ce1">
            <text:p>54,39870864</text:p>
          </table:table-cell>
          <table:table-cell office:value-type="float" office:value="0" table:formula="of:=[.AZ9]*100/[.AZ$24]" table:style-name="ce1">
            <text:p>0</text:p>
          </table:table-cell>
          <table:table-cell office:value-type="float" office:value="50.909090909090907" table:formula="of:=[.BA9]*100/[.BA$24]" table:style-name="ce1">
            <text:p>50,90909091</text:p>
          </table:table-cell>
          <table:table-cell office:value-type="float" office:value="0" table:formula="of:=[.BB9]*100/[.BB$24]" table:style-name="ce1">
            <text:p>0</text:p>
          </table:table-cell>
          <table:table-cell office:value-type="float" office:value="48.615160349854229" table:formula="of:=[.BC9]*100/[.BC$24]" table:style-name="ce1">
            <text:p>48,61516035</text:p>
          </table:table-cell>
          <table:table-cell office:value-type="float" office:value="0" table:formula="of:=[.BD9]*100/[.BD$24]" table:style-name="ce1">
            <text:p>0</text:p>
          </table:table-cell>
          <table:table-cell office:value-type="float" office:value="0.63141278610891871" table:formula="of:=[.BE9]*100/[.BE$24]" table:style-name="ce1">
            <text:p>0,631412786</text:p>
          </table:table-cell>
          <table:table-cell office:value-type="float" office:value="0" table:formula="of:=[.BF9]*100/[.BF$24]" table:style-name="ce1">
            <text:p>0</text:p>
          </table:table-cell>
          <table:table-cell office:value-type="float" office:value="0" table:formula="of:=[.BG9]*100/[.BG$24]" table:style-name="ce1">
            <text:p>0</text:p>
          </table:table-cell>
          <table:table-cell office:value-type="float" office:value="0" table:formula="of:=[.BH9]*100/[.BH$24]" table:style-name="ce1">
            <text:p>0</text:p>
          </table:table-cell>
          <table:table-cell office:value-type="float" office:value="0" table:formula="of:=[.BI9]*100/[.BI$24]" table:style-name="ce1">
            <text:p>0</text:p>
          </table:table-cell>
          <table:table-cell office:value-type="float" office:value="1.1152416356877324" table:formula="of:=[.BJ9]*100/[.BJ$24]" table:style-name="ce1">
            <text:p>1,115241636</text:p>
          </table:table-cell>
          <table:table-cell office:value-type="float" office:value="0" table:formula="of:=[.BK9]*100/[.BK$24]" table:style-name="ce1">
            <text:p>0</text:p>
          </table:table-cell>
          <table:table-cell office:value-type="float" office:value="50.357142857142854" table:formula="of:=[.BL9]*100/[.BL$24]" table:style-name="ce1">
            <text:p>50,35714286</text:p>
          </table:table-cell>
          <table:table-cell office:value-type="float" office:value="0" table:formula="of:=[.BM9]*100/[.BM$24]" table:style-name="ce1">
            <text:p>0</text:p>
          </table:table-cell>
          <table:table-cell office:value-type="float" office:value="0.22216736608244878" table:formula="of:=[.BN9]*100/[.BN$24]" table:style-name="ce1">
            <text:p>0,222167366</text:p>
          </table:table-cell>
          <table:table-cell office:value-type="float" office:value="61.082024432809774" table:formula="of:=[.BO9]*100/[.BO$24]" table:style-name="ce1">
            <text:p>61,08202443</text:p>
          </table:table-cell>
          <table:table-cell office:value-type="float" office:value="0" table:formula="of:=[.BP9]*100/[.BP$24]" table:style-name="ce1">
            <text:p>0</text:p>
          </table:table-cell>
          <table:table-cell office:value-type="float" office:value="60.50753370340999" table:formula="of:=[.BQ9]*100/[.BQ$24]" table:style-name="ce1">
            <text:p>60,5075337</text:p>
          </table:table-cell>
          <table:table-cell office:value-type="float" office:value="0.95087163232963545" table:formula="of:=[.BR9]*100/[.BR$24]" table:style-name="ce1">
            <text:p>0,950871632</text:p>
          </table:table-cell>
          <table:table-cell office:value-type="float" office:value="1.0657193605683837" table:formula="of:=[.BS9]*100/[.BS$24]" table:style-name="ce1">
            <text:p>1,065719361</text:p>
          </table:table-cell>
          <table:table-cell office:value-type="float" office:value="0" table:formula="of:=[.BT9]*100/[.BT$24]" table:style-name="ce1">
            <text:p>0</text:p>
          </table:table-cell>
          <table:table-cell office:value-type="float" office:value="1.6736401673640167" table:formula="of:=[.BU9]*100/[.BU$24]" table:style-name="ce1">
            <text:p>1,673640167</text:p>
          </table:table-cell>
          <table:table-cell office:value-type="float" office:value="0" table:formula="of:=[.BV9]*100/[.BV$24]" table:style-name="ce1">
            <text:p>0</text:p>
          </table:table-cell>
          <table:table-cell office:value-type="float" office:value="0" table:formula="of:=[.BW9]*100/[.BW$24]" table:style-name="ce1">
            <text:p>0</text:p>
          </table:table-cell>
          <table:table-cell office:value-type="float" office:value="0" table:formula="of:=[.BX9]*100/[.BX$24]" table:style-name="ce1">
            <text:p>0</text:p>
          </table:table-cell>
          <table:table-cell office:value-type="float" office:value="0" table:formula="of:=[.BY9]*100/[.BY$24]" table:style-name="ce1">
            <text:p>0</text:p>
          </table:table-cell>
          <table:table-cell office:value-type="float" office:value="54.105445116681075" table:formula="of:=[.BZ9]*100/[.BZ$24]" table:style-name="ce1">
            <text:p>54,10544512</text:p>
          </table:table-cell>
          <table:table-cell office:value-type="float" office:value="0.87108013937282225" table:formula="of:=[.CA9]*100/[.CA$24]" table:style-name="ce1">
            <text:p>0,871080139</text:p>
          </table:table-cell>
          <table:table-cell office:value-type="float" office:value="0" table:formula="of:=[.CB9]*100/[.CB$24]" table:style-name="ce1">
            <text:p>0</text:p>
          </table:table-cell>
          <table:table-cell office:value-type="float" office:value="0" table:formula="of:=[.CC9]*100/[.CC$24]" table:style-name="ce1">
            <text:p>0</text:p>
          </table:table-cell>
          <table:table-cell office:value-type="float" office:value="0" table:formula="of:=[.CD9]*100/[.CD$24]" table:style-name="ce1">
            <text:p>0</text:p>
          </table:table-cell>
          <table:table-cell office:value-type="float" office:value="0.90791180285343709" table:formula="of:=[.CE9]*100/[.CE$24]" table:style-name="ce1">
            <text:p>0,907911803</text:p>
          </table:table-cell>
          <table:table-cell office:value-type="float" office:value="0" table:formula="of:=[.CF9]*100/[.CF$24]" table:style-name="ce1">
            <text:p>0</text:p>
          </table:table-cell>
          <table:table-cell office:value-type="float" office:value="0" table:formula="of:=[.CG9]*100/[.CG$24]" table:style-name="ce1">
            <text:p>0</text:p>
          </table:table-cell>
          <table:table-cell office:value-type="float" office:value="1.0482180293501049" table:formula="of:=[.CH9]*100/[.CH$24]" table:style-name="ce1">
            <text:p>1,048218029</text:p>
          </table:table-cell>
          <table:table-cell office:value-type="float" office:value="0" table:formula="of:=[.CI9]*100/[.CI$24]" table:style-name="ce1">
            <text:p>0</text:p>
          </table:table-cell>
          <table:table-cell office:value-type="float" office:value="0" table:formula="of:=[.CJ9]*100/[.CJ$24]" table:style-name="ce1">
            <text:p>0</text:p>
          </table:table-cell>
          <table:table-cell office:value-type="float" office:value="1.6858335827169995" table:formula="of:=[.CK9]*100/[.CK$24]" table:style-name="ce1">
            <text:p>1,685833583</text:p>
          </table:table-cell>
          <table:table-cell office:value-type="float" office:value="1.4631043256997456" table:formula="of:=[.CL9]*100/[.CL$24]" table:style-name="ce1">
            <text:p>1,463104326</text:p>
          </table:table-cell>
          <table:table-cell office:value-type="float" office:value="1.7255731922398589" table:formula="of:=[.CM9]*100/[.CM$24]" table:style-name="ce1">
            <text:p>1,725573192</text:p>
          </table:table-cell>
          <table:table-cell office:value-type="float" office:value="1.3362678824084264" table:formula="of:=[.CN9]*100/[.CN$24]" table:style-name="ce1">
            <text:p>1,336267882</text:p>
          </table:table-cell>
          <table:table-cell office:value-type="float" office:value="1.4838700472270179" table:formula="of:=[.CO9]*100/[.CO$24]" table:style-name="ce1">
            <text:p>1,483870047</text:p>
          </table:table-cell>
          <table:table-cell office:value-type="float" office:value="1.2196040051193255" table:formula="of:=[.CP9]*100/[.CP$24]" table:style-name="ce1">
            <text:p>1,219604005</text:p>
          </table:table-cell>
          <table:table-cell office:value-type="float" office:value="1.8771186440677967" table:formula="of:=[.CQ9]*100/[.CQ$24]" table:style-name="ce1">
            <text:p>1,877118644</text:p>
          </table:table-cell>
          <table:table-cell office:value-type="float" office:value="1.4866572511707425" table:formula="of:=[.CR9]*100/[.CR$24]" table:style-name="ce1">
            <text:p>1,486657251</text:p>
          </table:table-cell>
          <table:table-cell office:value-type="float" office:value="1.4703155973246245" table:formula="of:=[.CS9]*100/[.CS$24]" table:style-name="ce1">
            <text:p>1,470315597</text:p>
          </table:table-cell>
          <table:table-cell office:value-type="float" office:value="1.2873851950702566" table:formula="of:=[.CT9]*100/[.CT$24]" table:style-name="ce1">
            <text:p>1,287385195</text:p>
          </table:table-cell>
          <table:table-cell office:value-type="float" office:value="1.629807075330453" table:formula="of:=[.CU9]*100/[.CU$24]" table:style-name="ce1">
            <text:p>1,629807075</text:p>
          </table:table-cell>
          <table:table-cell office:value-type="float" office:value="1.4553324874990672" table:formula="of:=[.CV9]*100/[.CV$24]" table:style-name="ce1">
            <text:p>1,455332487</text:p>
          </table:table-cell>
          <table:table-cell office:value-type="float" office:value="6.3102184828334913" table:formula="of:=[.CW9]*100/[.CW$24]" table:style-name="ce1">
            <text:p>6,310218483</text:p>
          </table:table-cell>
          <table:table-cell office:value-type="float" office:value="2.4013722126929675" table:formula="of:=[.CX9]*100/[.CX$24]" table:style-name="ce1">
            <text:p>2,401372213</text:p>
          </table:table-cell>
          <table:table-cell office:value-type="float" office:value="0" table:formula="of:=[.CY9]*100/[.CY$24]" table:style-name="ce1">
            <text:p>0</text:p>
          </table:table-cell>
          <table:table-cell office:value-type="float" office:value="1.1764705882352942" table:formula="of:=[.CZ9]*100/[.CZ$24]" table:style-name="ce1">
            <text:p>1,176470588</text:p>
          </table:table-cell>
          <table:table-cell office:value-type="float" office:value="38.698859825620389" table:formula="of:=[.DA9]*100/[.DA$24]" table:style-name="ce1">
            <text:p>38,69885983</text:p>
          </table:table-cell>
          <table:table-cell office:value-type="float" office:value="41.171667687283119" table:formula="of:=[.DB9]*100/[.DB$24]" table:style-name="ce1">
            <text:p>41,17166769</text:p>
          </table:table-cell>
          <table:table-cell office:value-type="float" office:value="1.7397675521140115" table:formula="of:=[.DC9]*100/[.DC$24]" table:style-name="ce1">
            <text:p>1,739767552</text:p>
          </table:table-cell>
          <table:table-cell office:value-type="float" office:value="1.3572161287777165" table:formula="of:=[.DD9]*100/[.DD$24]" table:style-name="ce1">
            <text:p>1,357216129</text:p>
          </table:table-cell>
          <table:table-cell office:value-type="float" office:value="1.6999103062401231" table:formula="of:=[.DE9]*100/[.DE$24]" table:style-name="ce1">
            <text:p>1,699910306</text:p>
          </table:table-cell>
          <table:table-cell office:value-type="float" office:value="1.4181221077772801" table:formula="of:=[.DF9]*100/[.DF$24]" table:style-name="ce1">
            <text:p>1,418122108</text:p>
          </table:table-cell>
          <table:table-cell office:value-type="float" office:value="1.484574016416643" table:formula="of:=[.DG9]*100/[.DG$24]" table:style-name="ce1">
            <text:p>1,484574016</text:p>
          </table:table-cell>
          <table:table-cell office:value-type="float" office:value="1.5425735013363879" table:formula="of:=[.DH9]*100/[.DH$24]" table:style-name="ce1">
            <text:p>1,542573501</text:p>
          </table:table-cell>
          <table:table-cell office:value-type="float" office:value="1.5940291691640267" table:formula="of:=[.DI9]*100/[.DI$24]" table:style-name="ce1">
            <text:p>1,594029169</text:p>
          </table:table-cell>
          <table:table-cell office:value-type="float" office:value="1.0989873616453412" table:formula="of:=[.DJ9]*100/[.DJ$24]" table:style-name="ce1">
            <text:p>1,098987362</text:p>
          </table:table-cell>
          <table:table-cell office:value-type="float" office:value="0" table:formula="of:=[.DK9]*100/[.DK$24]" table:style-name="ce1">
            <text:p>0</text:p>
          </table:table-cell>
          <table:table-cell office:value-type="float" office:value="0" table:formula="of:=[.DL9]*100/[.DL$24]" table:style-name="ce1">
            <text:p>0</text:p>
          </table:table-cell>
          <table:table-cell office:value-type="float" office:value="0.20739716557207052" table:formula="of:=[.DM9]*100/[.DM$24]" table:style-name="ce1">
            <text:p>0,207397166</text:p>
          </table:table-cell>
          <table:table-cell office:value-type="float" office:value="1.3357079252003561" table:formula="of:=[.DN9]*100/[.DN$24]" table:style-name="ce1">
            <text:p>1,335707925</text:p>
          </table:table-cell>
          <table:table-cell office:value-type="float" office:value="0.52469135802469136" table:formula="of:=[.DO9]*100/[.DO$24]" table:style-name="ce1">
            <text:p>0,524691358</text:p>
          </table:table-cell>
          <table:table-cell office:value-type="float" office:value="2.5423728813559321" table:formula="of:=[.DP9]*100/[.DP$24]" table:style-name="ce1">
            <text:p>2,542372881</text:p>
          </table:table-cell>
          <table:table-cell office:value-type="float" office:value="0" table:formula="of:=[.DQ9]*100/[.DQ$24]" table:style-name="ce1">
            <text:p>0</text:p>
          </table:table-cell>
          <table:table-cell office:value-type="float" office:value="0" table:formula="of:=[.DR9]*100/[.DR$24]" table:style-name="ce1">
            <text:p>0</text:p>
          </table:table-cell>
          <table:table-cell office:value-type="float" office:value="1.0434782608695652" table:formula="of:=[.DS9]*100/[.DS$24]" table:style-name="ce1">
            <text:p>1,043478261</text:p>
          </table:table-cell>
          <table:table-cell office:value-type="float" office:value="1.405152224824356" table:formula="of:=[.DT9]*100/[.DT$24]" table:style-name="ce1">
            <text:p>1,405152225</text:p>
          </table:table-cell>
          <table:table-cell office:value-type="float" office:value="6.8279014894558321" table:formula="of:=[.DU9]*100/[.DU$24]" table:style-name="ce1">
            <text:p>6,827901489</text:p>
          </table:table-cell>
          <table:table-cell office:value-type="float" office:value="2.6785714285714284" table:formula="of:=[.DV9]*100/[.DV$24]" table:style-name="ce1">
            <text:p>2,678571429</text:p>
          </table:table-cell>
          <table:table-cell office:value-type="float" office:value="0.75107296137339052" table:formula="of:=[.DW9]*100/[.DW$24]" table:style-name="ce1">
            <text:p>0,751072961</text:p>
          </table:table-cell>
          <table:table-cell office:value-type="float" office:value="0" table:formula="of:=[.DX9]*100/[.DX$24]" table:style-name="ce1">
            <text:p>0</text:p>
          </table:table-cell>
          <table:table-cell office:value-type="float" office:value="0" table:formula="of:=[.DY9]*100/[.DY$24]" table:style-name="ce1">
            <text:p>0</text:p>
          </table:table-cell>
          <table:table-cell office:value-type="float" office:value="0" table:formula="of:=[.DZ9]*100/[.DZ$24]" table:style-name="ce1">
            <text:p>0</text:p>
          </table:table-cell>
          <table:table-cell office:value-type="float" office:value="20.49249711427472" table:formula="of:=[.EA9]*100/[.EA$24]" table:style-name="ce1">
            <text:p>20,49249711</text:p>
          </table:table-cell>
          <table:table-cell office:value-type="float" office:value="27.674750356633382" table:formula="of:=[.EB9]*100/[.EB$24]" table:style-name="ce1">
            <text:p>27,67475036</text:p>
          </table:table-cell>
          <table:table-cell office:value-type="float" office:value="54.8494983277592" table:formula="of:=[.EC9]*100/[.EC$24]" table:style-name="ce1">
            <text:p>54,84949833</text:p>
          </table:table-cell>
          <table:table-cell office:value-type="float" office:value="43.026706231454007" table:formula="of:=[.ED9]*100/[.ED$24]" table:style-name="ce1">
            <text:p>43,02670623</text:p>
          </table:table-cell>
          <table:table-cell office:value-type="float" office:value="5.5479969765684052" table:formula="of:=[.EE9]*100/[.EE$24]" table:style-name="ce1">
            <text:p>5,547996977</text:p>
          </table:table-cell>
          <table:table-cell office:value-type="float" office:value="1.4134275618374559" table:formula="of:=[.EF9]*100/[.EF$24]" table:style-name="ce1">
            <text:p>1,413427562</text:p>
          </table:table-cell>
          <table:table-cell office:value-type="float" office:value="0" table:formula="of:=[.EG9]*100/[.EG$24]" table:style-name="ce1">
            <text:p>0</text:p>
          </table:table-cell>
          <table:table-cell office:value-type="float" office:value="0" table:formula="of:=[.EH9]*100/[.EH$24]" table:style-name="ce1">
            <text:p>0</text:p>
          </table:table-cell>
          <table:table-cell office:value-type="float" office:value="0" table:formula="of:=[.EI9]*100/[.EI$24]" table:style-name="ce1">
            <text:p>0</text:p>
          </table:table-cell>
          <table:table-cell office:value-type="float" office:value="0.66666666666666663" table:formula="of:=[.EJ9]*100/[.EJ$24]" table:style-name="ce1">
            <text:p>0,666666667</text:p>
          </table:table-cell>
          <table:table-cell office:value-type="float" office:value="0.47011417058428473" table:formula="of:=[.EK9]*100/[.EK$24]" table:style-name="ce1">
            <text:p>0,470114171</text:p>
          </table:table-cell>
          <table:table-cell office:value-type="float" office:value="1.4388489208633093" table:formula="of:=[.EL9]*100/[.EL$24]" table:style-name="ce1">
            <text:p>1,438848921</text:p>
          </table:table-cell>
          <table:table-cell office:value-type="float" office:value="0" table:formula="of:=[.EM9]*100/[.EM$24]" table:style-name="ce1">
            <text:p>0</text:p>
          </table:table-cell>
          <table:table-cell office:value-type="float" office:value="0" table:formula="of:=[.EN9]*100/[.EN$24]" table:style-name="ce1">
            <text:p>0</text:p>
          </table:table-cell>
          <table:table-cell office:value-type="float" office:value="0" table:formula="of:=[.EO9]*100/[.EO$24]" table:style-name="ce1">
            <text:p>0</text:p>
          </table:table-cell>
          <table:table-cell office:value-type="float" office:value="3.1791907514450868" table:formula="of:=[.EP9]*100/[.EP$24]" table:style-name="ce1">
            <text:p>3,179190751</text:p>
          </table:table-cell>
          <table:table-cell office:value-type="float" office:value="68.27354260089686" table:formula="of:=[.EQ9]*100/[.EQ$24]" table:style-name="ce1">
            <text:p>68,2735426</text:p>
          </table:table-cell>
          <table:table-cell office:value-type="float" office:value="37.56345177664975" table:formula="of:=[.ER9]*100/[.ER$24]" table:style-name="ce1">
            <text:p>37,56345178</text:p>
          </table:table-cell>
          <table:table-cell office:value-type="float" office:value="0" table:formula="of:=[.ES9]*100/[.ES$24]" table:style-name="ce1">
            <text:p>0</text:p>
          </table:table-cell>
          <table:table-cell office:value-type="float" office:value="1.9801980198019802" table:formula="of:=[.ET9]*100/[.ET$24]" table:style-name="ce1">
            <text:p>1,98019802</text:p>
          </table:table-cell>
          <table:table-cell office:value-type="float" office:value="0.3514376996805112" table:formula="of:=[.EU9]*100/[.EU$24]" table:style-name="ce1">
            <text:p>0,3514377</text:p>
          </table:table-cell>
          <table:table-cell office:value-type="float" office:value="0.26064291920069504" table:formula="of:=[.EV9]*100/[.EV$24]" table:style-name="ce1">
            <text:p>0,260642919</text:p>
          </table:table-cell>
          <table:table-cell office:value-type="float" office:value="0" table:formula="of:=[.EW9]*100/[.EW$24]" table:style-name="ce1">
            <text:p>0</text:p>
          </table:table-cell>
          <table:table-cell office:value-type="float" office:value="3.5335689045936394" table:formula="of:=[.EX9]*100/[.EX$24]" table:style-name="ce1">
            <text:p>3,533568905</text:p>
          </table:table-cell>
          <table:table-cell office:value-type="float" office:value="0" table:formula="of:=[.EY9]*100/[.EY$24]" table:style-name="ce1">
            <text:p>0</text:p>
          </table:table-cell>
          <table:table-cell office:value-type="float" office:value="0" table:formula="of:=[.EZ9]*100/[.EZ$24]" table:style-name="ce1">
            <text:p>0</text:p>
          </table:table-cell>
          <table:table-cell office:value-type="float" office:value="5.9583443184814131" table:formula="of:=[.FA9]*100/[.FA$24]" table:style-name="ce1">
            <text:p>5,958344318</text:p>
          </table:table-cell>
          <table:table-cell office:value-type="float" office:value="0.76481835564053535" table:formula="of:=[.FB9]*100/[.FB$24]" table:style-name="ce1">
            <text:p>0,764818356</text:p>
          </table:table-cell>
          <table:table-cell office:value-type="float" office:value="0" table:formula="of:=[.FC9]*100/[.FC$24]" table:style-name="ce1">
            <text:p>0</text:p>
          </table:table-cell>
          <table:table-cell office:value-type="float" office:value="0" table:formula="of:=[.FD9]*100/[.FD$24]" table:style-name="ce1">
            <text:p>0</text:p>
          </table:table-cell>
          <table:table-cell office:value-type="float" office:value="6.0127009863531953" table:formula="of:=[.FE9]*100/[.FE$24]" table:style-name="ce1">
            <text:p>6,012700986</text:p>
          </table:table-cell>
          <table:table-cell office:value-type="float" office:value="4.4077134986225897" table:formula="of:=[.FF9]*100/[.FF$24]" table:style-name="ce1">
            <text:p>4,407713499</text:p>
          </table:table-cell>
          <table:table-cell office:value-type="float" office:value="0" table:formula="of:=[.FG9]*100/[.FG$24]" table:style-name="ce1">
            <text:p>0</text:p>
          </table:table-cell>
          <table:table-cell office:value-type="float" office:value="0" table:formula="of:=[.FH9]*100/[.FH$24]" table:style-name="ce1">
            <text:p>0</text:p>
          </table:table-cell>
          <table:table-cell office:value-type="float" office:value="0.63844086021505375" table:formula="of:=[.FI9]*100/[.FI$24]" table:style-name="ce1">
            <text:p>0,63844086</text:p>
          </table:table-cell>
          <table:table-cell office:value-type="float" office:value="0" table:formula="of:=[.FJ9]*100/[.FJ$24]" table:style-name="ce1">
            <text:p>0</text:p>
          </table:table-cell>
          <table:table-cell office:value-type="float" office:value="0" table:formula="of:=[.FK9]*100/[.FK$24]" table:style-name="ce1">
            <text:p>0</text:p>
          </table:table-cell>
          <table:table-cell office:value-type="float" office:value="0" table:formula="of:=[.FL9]*100/[.FL$24]" table:style-name="ce1">
            <text:p>0</text:p>
          </table:table-cell>
          <table:table-cell office:value-type="float" office:value="57.335907335907336" table:formula="of:=[.FM9]*100/[.FM$24]" table:style-name="ce1">
            <text:p>57,33590734</text:p>
          </table:table-cell>
          <table:table-cell office:value-type="float" office:value="47.787610619469028" table:formula="of:=[.FN9]*100/[.FN$24]" table:style-name="ce1">
            <text:p>47,78761062</text:p>
          </table:table-cell>
          <table:table-cell office:value-type="float" office:value="0" table:formula="of:=[.FO9]*100/[.FO$24]" table:style-name="ce1">
            <text:p>0</text:p>
          </table:table-cell>
          <table:table-cell office:value-type="float" office:value="0" table:formula="of:=[.FP9]*100/[.FP$24]" table:style-name="ce1">
            <text:p>0</text:p>
          </table:table-cell>
          <table:table-cell office:value-type="float" office:value="0" table:formula="of:=[.FQ9]*100/[.FQ$24]" table:style-name="ce1">
            <text:p>0</text:p>
          </table:table-cell>
          <table:table-cell office:value-type="float" office:value="0" table:formula="of:=[.FR9]*100/[.FR$24]" table:style-name="ce1">
            <text:p>0</text:p>
          </table:table-cell>
          <table:table-cell office:value-type="float" office:value="0" table:formula="of:=[.FS9]*100/[.FS$24]" table:style-name="ce1">
            <text:p>0</text:p>
          </table:table-cell>
          <table:table-cell office:value-type="float" office:value="0" table:formula="of:=[.FT9]*100/[.FT$24]" table:style-name="ce1">
            <text:p>0</text:p>
          </table:table-cell>
          <table:table-cell office:value-type="float" office:value="0" table:formula="of:=[.FU9]*100/[.FU$24]" table:style-name="ce1">
            <text:p>0</text:p>
          </table:table-cell>
          <table:table-cell office:value-type="float" office:value="0" table:formula="of:=[.FV9]*100/[.FV$24]" table:style-name="ce1">
            <text:p>0</text:p>
          </table:table-cell>
          <table:table-cell office:value-type="float" office:value="58.1151832460733" table:formula="of:=[.FW9]*100/[.FW$24]" table:style-name="ce1">
            <text:p>58,11518325</text:p>
          </table:table-cell>
          <table:table-cell office:value-type="float" office:value="41.901408450704224" table:formula="of:=[.FX9]*100/[.FX$24]" table:style-name="ce1">
            <text:p>41,90140845</text:p>
          </table:table-cell>
          <table:table-cell office:value-type="float" office:value="0" table:formula="of:=[.FY9]*100/[.FY$24]" table:style-name="ce1">
            <text:p>0</text:p>
          </table:table-cell>
          <table:table-cell office:value-type="float" office:value="0" table:formula="of:=[.FZ9]*100/[.FZ$24]" table:style-name="ce1">
            <text:p>0</text:p>
          </table:table-cell>
          <table:table-cell office:value-type="float" office:value="51.670378619153674" table:formula="of:=[.GA9]*100/[.GA$24]" table:style-name="ce1">
            <text:p>51,67037862</text:p>
          </table:table-cell>
          <table:table-cell office:value-type="float" office:value="49.04632152588556" table:formula="of:=[.GB9]*100/[.GB$24]" table:style-name="ce1">
            <text:p>49,04632153</text:p>
          </table:table-cell>
          <table:table-cell office:value-type="float" office:value="0" table:formula="of:=[.GC9]*100/[.GC$24]" table:style-name="ce1">
            <text:p>0</text:p>
          </table:table-cell>
          <table:table-cell office:value-type="float" office:value="0" table:formula="of:=[.GD9]*100/[.GD$24]" table:style-name="ce1">
            <text:p>0</text:p>
          </table:table-cell>
          <table:table-cell office:value-type="float" office:value="52.403393025447691" table:formula="of:=[.GE9]*100/[.GE$24]" table:style-name="ce1">
            <text:p>52,40339303</text:p>
          </table:table-cell>
          <table:table-cell office:value-type="float" office:value="35.69131832797428" table:formula="of:=[.GF9]*100/[.GF$24]" table:style-name="ce1">
            <text:p>35,69131833</text:p>
          </table:table-cell>
          <table:table-cell office:value-type="float" office:value="0" table:formula="of:=[.GG9]*100/[.GG$24]" table:style-name="ce1">
            <text:p>0</text:p>
          </table:table-cell>
          <table:table-cell office:value-type="float" office:value="0" table:formula="of:=[.GH9]*100/[.GH$24]" table:style-name="ce1">
            <text:p>0</text:p>
          </table:table-cell>
          <table:table-cell office:value-type="float" office:value="0.43494019572308806" table:formula="of:=[.GI9]*100/[.GI$24]" table:style-name="ce1">
            <text:p>0,434940196</text:p>
          </table:table-cell>
          <table:table-cell office:value-type="float" office:value="1.1516314779270633" table:formula="of:=[.GJ9]*100/[.GJ$24]" table:style-name="ce1">
            <text:p>1,151631478</text:p>
          </table:table-cell>
          <table:table-cell office:value-type="float" office:value="0" table:formula="of:=[.GK9]*100/[.GK$24]" table:style-name="ce1">
            <text:p>0</text:p>
          </table:table-cell>
          <table:table-cell office:value-type="float" office:value="0" table:formula="of:=[.GL9]*100/[.GL$24]" table:style-name="ce1">
            <text:p>0</text:p>
          </table:table-cell>
          <table:table-cell office:value-type="float" office:value="0" table:formula="of:=[.GM9]*100/[.GM$24]" table:style-name="ce1">
            <text:p>0</text:p>
          </table:table-cell>
          <table:table-cell office:value-type="float" office:value="0" table:formula="of:=[.GN9]*100/[.GN$24]" table:style-name="ce1">
            <text:p>0</text:p>
          </table:table-cell>
          <table:table-cell office:value-type="float" office:value="0" table:formula="of:=[.GO9]*100/[.GO$24]" table:style-name="ce1">
            <text:p>0</text:p>
          </table:table-cell>
          <table:table-cell office:value-type="float" office:value="0" table:formula="of:=[.GP9]*100/[.GP$24]" table:style-name="ce1">
            <text:p>0</text:p>
          </table:table-cell>
          <table:table-cell office:value-type="float" office:value="0" table:formula="of:=[.GQ9]*100/[.GQ$24]" table:style-name="ce1">
            <text:p>0</text:p>
          </table:table-cell>
          <table:table-cell office:value-type="float" office:value="0" table:formula="of:=[.GR9]*100/[.GR$24]" table:style-name="ce1">
            <text:p>0</text:p>
          </table:table-cell>
          <table:table-cell office:value-type="float" office:value="0" table:formula="of:=[.GS9]*100/[.GS$24]" table:style-name="ce1">
            <text:p>0</text:p>
          </table:table-cell>
          <table:table-cell office:value-type="float" office:value="1.8691588785046729" table:formula="of:=[.GT9]*100/[.GT$24]" table:style-name="ce1">
            <text:p>1,869158879</text:p>
          </table:table-cell>
          <table:table-cell office:value-type="float" office:value="0" table:formula="of:=[.GU9]*100/[.GU$24]" table:style-name="ce1">
            <text:p>0</text:p>
          </table:table-cell>
          <table:table-cell office:value-type="float" office:value="0" table:formula="of:=[.GV9]*100/[.GV$24]" table:style-name="ce1">
            <text:p>0</text:p>
          </table:table-cell>
          <table:table-cell office:value-type="float" office:value="56.156501726121981" table:formula="of:=[.GW9]*100/[.GW$24]" table:style-name="ce1">
            <text:p>56,15650173</text:p>
          </table:table-cell>
          <table:table-cell office:value-type="float" office:value="30.278884462151396" table:formula="of:=[.GX9]*100/[.GX$24]" table:style-name="ce1">
            <text:p>30,27888446</text:p>
          </table:table-cell>
          <table:table-cell office:value-type="float" office:value="0" table:formula="of:=[.GY9]*100/[.GY$24]" table:style-name="ce1">
            <text:p>0</text:p>
          </table:table-cell>
          <table:table-cell office:value-type="float" office:value="0" table:formula="of:=[.GZ9]*100/[.GZ$24]" table:style-name="ce1">
            <text:p>0</text:p>
          </table:table-cell>
          <table:table-cell office:value-type="float" office:value="0" table:formula="of:=[.HA9]*100/[.HA$24]" table:style-name="ce1">
            <text:p>0</text:p>
          </table:table-cell>
          <table:table-cell office:value-type="float" office:value="0.93360995850622408" table:formula="of:=[.HB9]*100/[.HB$24]" table:style-name="ce1">
            <text:p>0,933609959</text:p>
          </table:table-cell>
          <table:table-cell office:value-type="float" office:value="57.678780773739739" table:formula="of:=[.HC9]*100/[.HC$24]" table:style-name="ce1">
            <text:p>57,67878077</text:p>
          </table:table-cell>
          <table:table-cell office:value-type="float" office:value="70.989761092150175" table:formula="of:=[.HD9]*100/[.HD$24]" table:style-name="ce1">
            <text:p>70,98976109</text:p>
          </table:table-cell>
          <table:table-cell office:value-type="float" office:value="0" table:formula="of:=[.HE9]*100/[.HE$24]" table:style-name="ce1">
            <text:p>0</text:p>
          </table:table-cell>
          <table:table-cell office:value-type="float" office:value="0" table:formula="of:=[.HF9]*100/[.HF$24]" table:style-name="ce1">
            <text:p>0</text:p>
          </table:table-cell>
          <table:table-cell office:value-type="float" office:value="57.202944269190326" table:formula="of:=[.HG9]*100/[.HG$24]" table:style-name="ce1">
            <text:p>57,20294427</text:p>
          </table:table-cell>
          <table:table-cell office:value-type="float" office:value="70.645161290322577" table:formula="of:=[.HH9]*100/[.HH$24]" table:style-name="ce1">
            <text:p>70,64516129</text:p>
          </table:table-cell>
          <table:table-cell office:value-type="float" office:value="0" table:formula="of:=[.HI9]*100/[.HI$24]" table:style-name="ce1">
            <text:p>0</text:p>
          </table:table-cell>
          <table:table-cell office:value-type="float" office:value="1.6129032258064515" table:formula="of:=[.HJ9]*100/[.HJ$24]" table:style-name="ce1">
            <text:p>1,612903226</text:p>
          </table:table-cell>
          <table:table-cell office:value-type="float" office:value="0" table:formula="of:=[.HK9]*100/[.HK$24]" table:style-name="ce1">
            <text:p>0</text:p>
          </table:table-cell>
          <table:table-cell office:value-type="float" office:value="1.834862385321101" table:formula="of:=[.HL9]*100/[.HL$24]" table:style-name="ce1">
            <text:p>1,834862385</text:p>
          </table:table-cell>
          <table:table-cell office:value-type="float" office:value="0" table:formula="of:=[.HM9]*100/[.HM$24]" table:style-name="ce1">
            <text:p>0</text:p>
          </table:table-cell>
          <table:table-cell office:value-type="float" office:value="0" table:formula="of:=[.HN9]*100/[.HN$24]" table:style-name="ce1">
            <text:p>0</text:p>
          </table:table-cell>
          <table:table-cell office:value-type="float" office:value="0" table:formula="of:=[.HO9]*100/[.HO$24]" table:style-name="ce1">
            <text:p>0</text:p>
          </table:table-cell>
          <table:table-cell office:value-type="float" office:value="3.9702233250620349" table:formula="of:=[.HP9]*100/[.HP$24]" table:style-name="ce1">
            <text:p>3,970223325</text:p>
          </table:table-cell>
          <table:table-cell office:value-type="float" office:value="0" table:formula="of:=[.HQ9]*100/[.HQ$24]" table:style-name="ce1">
            <text:p>0</text:p>
          </table:table-cell>
          <table:table-cell office:value-type="float" office:value="0" table:formula="of:=[.HR9]*100/[.HR$24]" table:style-name="ce1">
            <text:p>0</text:p>
          </table:table-cell>
          <table:table-cell office:value-type="float" office:value="0" table:formula="of:=[.HS9]*100/[.HS$24]" table:style-name="ce1">
            <text:p>0</text:p>
          </table:table-cell>
          <table:table-cell office:value-type="float" office:value="0" table:formula="of:=[.HT9]*100/[.HT$24]" table:style-name="ce1">
            <text:p>0</text:p>
          </table:table-cell>
          <table:table-cell office:value-type="float" office:value="0" table:formula="of:=[.HU9]*100/[.HU$24]" table:style-name="ce1">
            <text:p>0</text:p>
          </table:table-cell>
          <table:table-cell office:value-type="float" office:value="0" table:formula="of:=[.HV9]*100/[.HV$24]" table:style-name="ce1">
            <text:p>0</text:p>
          </table:table-cell>
          <table:table-cell office:value-type="float" office:value="0" table:formula="of:=[.HW9]*100/[.HW$24]" table:style-name="ce1">
            <text:p>0</text:p>
          </table:table-cell>
          <table:table-cell office:value-type="float" office:value="0" table:formula="of:=[.HX9]*100/[.HX$24]" table:style-name="ce1">
            <text:p>0</text:p>
          </table:table-cell>
          <table:table-cell office:value-type="float" office:value="58.808933002481389" table:formula="of:=[.HY9]*100/[.HY$24]" table:style-name="ce1">
            <text:p>58,808933</text:p>
          </table:table-cell>
          <table:table-cell office:value-type="float" office:value="43.304843304843303" table:formula="of:=[.HZ9]*100/[.HZ$24]" table:style-name="ce1">
            <text:p>43,3048433</text:p>
          </table:table-cell>
          <table:table-cell office:value-type="float" office:value="0" table:formula="of:=[.IA9]*100/[.IA$24]" table:style-name="ce1">
            <text:p>0</text:p>
          </table:table-cell>
          <table:table-cell office:value-type="float" office:value="1.6778523489932886" table:formula="of:=[.IB9]*100/[.IB$24]" table:style-name="ce1">
            <text:p>1,677852349</text:p>
          </table:table-cell>
          <table:table-cell office:value-type="float" office:value="0" table:formula="of:=[.IC9]*100/[.IC$24]" table:style-name="ce1">
            <text:p>0</text:p>
          </table:table-cell>
          <table:table-cell office:value-type="float" office:value="0" table:formula="of:=[.ID9]*100/[.ID$24]" table:style-name="ce1">
            <text:p>0</text:p>
          </table:table-cell>
          <table:table-cell office:value-type="float" office:value="0" table:formula="of:=[.IE9]*100/[.IE$24]" table:style-name="ce1">
            <text:p>0</text:p>
          </table:table-cell>
          <table:table-cell office:value-type="float" office:value="0" table:formula="of:=[.IF9]*100/[.IF$24]" table:style-name="ce1">
            <text:p>0</text:p>
          </table:table-cell>
          <table:table-cell office:value-type="float" office:value="0" table:formula="of:=[.IG9]*100/[.IG$24]" table:style-name="ce1">
            <text:p>0</text:p>
          </table:table-cell>
          <table:table-cell office:value-type="float" office:value="0" table:formula="of:=[.IH9]*100/[.IH$24]" table:style-name="ce1">
            <text:p>0</text:p>
          </table:table-cell>
          <table:table-cell office:value-type="float" office:value="0" table:formula="of:=[.II9]*100/[.II$24]" table:style-name="ce1">
            <text:p>0</text:p>
          </table:table-cell>
          <table:table-cell office:value-type="float" office:value="1.502145922746781" table:formula="of:=[.IJ9]*100/[.IJ$24]" table:style-name="ce1">
            <text:p>1,502145923</text:p>
          </table:table-cell>
          <table:table-cell office:value-type="float" office:value="0" table:formula="of:=[.IK9]*100/[.IK$24]" table:style-name="ce1">
            <text:p>0</text:p>
          </table:table-cell>
          <table:table-cell office:value-type="float" office:value="0" table:formula="of:=[.IL9]*100/[.IL$24]" table:style-name="ce1">
            <text:p>0</text:p>
          </table:table-cell>
          <table:table-cell office:value-type="float" office:value="0" table:formula="of:=[.IM9]*100/[.IM$24]" table:style-name="ce1">
            <text:p>0</text:p>
          </table:table-cell>
          <table:table-cell office:value-type="float" office:value="0" table:formula="of:=[.IN9]*100/[.IN$24]" table:style-name="ce1">
            <text:p>0</text:p>
          </table:table-cell>
          <table:table-cell office:value-type="float" office:value="0" table:formula="of:=[.IO9]*100/[.IO$24]" table:style-name="ce1">
            <text:p>0</text:p>
          </table:table-cell>
          <table:table-cell office:value-type="float" office:value="1.6501650165016502" table:formula="of:=[.IP9]*100/[.IP$24]" table:style-name="ce1">
            <text:p>1,650165017</text:p>
          </table:table-cell>
          <table:table-cell office:value-type="float" office:value="0" table:formula="of:=[.IQ9]*100/[.IQ$24]" table:style-name="ce1">
            <text:p>0</text:p>
          </table:table-cell>
          <table:table-cell office:value-type="float" office:value="0" table:formula="of:=[.IR9]*100/[.IR$24]" table:style-name="ce1">
            <text:p>0</text:p>
          </table:table-cell>
          <table:table-cell office:value-type="float" office:value="0" table:formula="of:=[.IS9]*100/[.IS$24]" table:style-name="ce1">
            <text:p>0</text:p>
          </table:table-cell>
          <table:table-cell office:value-type="float" office:value="0" table:formula="of:=[.IT9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omemaker</text:p>
          </table:table-cell>
          <table:table-cell office:value-type="float" office:value="2.7847027847027848" table:formula="of:=[.C10]*100/[.C$24]" table:style-name="ce1">
            <text:p>2,784702785</text:p>
          </table:table-cell>
          <table:table-cell office:value-type="float" office:value="2.263123841057209" table:formula="of:=[.D10]*100/[.D$24]" table:style-name="ce1">
            <text:p>2,263123841</text:p>
          </table:table-cell>
          <table:table-cell office:value-type="float" office:value="5.330510468125147" table:formula="of:=[.E10]*100/[.E$24]" table:style-name="ce1">
            <text:p>5,330510468</text:p>
          </table:table-cell>
          <table:table-cell office:value-type="float" office:value="2.4580357466555487" table:formula="of:=[.F10]*100/[.F$24]" table:style-name="ce1">
            <text:p>2,458035747</text:p>
          </table:table-cell>
          <table:table-cell office:value-type="float" office:value="2.5216215892914819" table:formula="of:=[.G10]*100/[.G$24]" table:style-name="ce1">
            <text:p>2,521621589</text:p>
          </table:table-cell>
          <table:table-cell office:value-type="float" office:value="2.5968573827515895" table:formula="of:=[.H10]*100/[.H$24]" table:style-name="ce1">
            <text:p>2,596857383</text:p>
          </table:table-cell>
          <table:table-cell office:value-type="float" office:value="2.429587077018029" table:formula="of:=[.I10]*100/[.I$24]" table:style-name="ce1">
            <text:p>2,429587077</text:p>
          </table:table-cell>
          <table:table-cell office:value-type="float" office:value="2.3762973690562395" table:formula="of:=[.J10]*100/[.J$24]" table:style-name="ce1">
            <text:p>2,376297369</text:p>
          </table:table-cell>
          <table:table-cell office:value-type="float" office:value="2.3093499341553931" table:formula="of:=[.K10]*100/[.K$24]" table:style-name="ce1">
            <text:p>2,309349934</text:p>
          </table:table-cell>
          <table:table-cell office:value-type="float" office:value="2.7665995975855129" table:formula="of:=[.L10]*100/[.L$24]" table:style-name="ce1">
            <text:p>2,766599598</text:p>
          </table:table-cell>
          <table:table-cell office:value-type="float" office:value="1.4026602176541718" table:formula="of:=[.M10]*100/[.M$24]" table:style-name="ce1">
            <text:p>1,402660218</text:p>
          </table:table-cell>
          <table:table-cell office:value-type="float" office:value="9.1685096806735729" table:formula="of:=[.N10]*100/[.N$24]" table:style-name="ce1">
            <text:p>9,168509681</text:p>
          </table:table-cell>
          <table:table-cell office:value-type="float" office:value="2.6482741857073409" table:formula="of:=[.O10]*100/[.O$24]" table:style-name="ce1">
            <text:p>2,648274186</text:p>
          </table:table-cell>
          <table:table-cell office:value-type="float" office:value="2.6268278393533961" table:formula="of:=[.P10]*100/[.P$24]" table:style-name="ce1">
            <text:p>2,626827839</text:p>
          </table:table-cell>
          <table:table-cell office:value-type="float" office:value="2.3926929735538178" table:formula="of:=[.Q10]*100/[.Q$24]" table:style-name="ce1">
            <text:p>2,392692974</text:p>
          </table:table-cell>
          <table:table-cell office:value-type="float" office:value="2.3945515800659316" table:formula="of:=[.R10]*100/[.R$24]" table:style-name="ce1">
            <text:p>2,39455158</text:p>
          </table:table-cell>
          <table:table-cell office:value-type="float" office:value="0.90497737556561086" table:formula="of:=[.S10]*100/[.S$24]" table:style-name="ce1">
            <text:p>0,904977376</text:p>
          </table:table-cell>
          <table:table-cell office:value-type="float" office:value="1.7430278884462151" table:formula="of:=[.T10]*100/[.T$24]" table:style-name="ce1">
            <text:p>1,743027888</text:p>
          </table:table-cell>
          <table:table-cell office:value-type="float" office:value="2.4174802417480241" table:formula="of:=[.U10]*100/[.U$24]" table:style-name="ce1">
            <text:p>2,417480242</text:p>
          </table:table-cell>
          <table:table-cell office:value-type="float" office:value="2.6016260162601625" table:formula="of:=[.V10]*100/[.V$24]" table:style-name="ce1">
            <text:p>2,601626016</text:p>
          </table:table-cell>
          <table:table-cell office:value-type="float" office:value="0.99800399201596801" table:formula="of:=[.W10]*100/[.W$24]" table:style-name="ce1">
            <text:p>0,998003992</text:p>
          </table:table-cell>
          <table:table-cell office:value-type="float" office:value="3.6371066612178176" table:formula="of:=[.X10]*100/[.X$24]" table:style-name="ce1">
            <text:p>3,637106661</text:p>
          </table:table-cell>
          <table:table-cell office:value-type="float" office:value="3.0513176144244105" table:formula="of:=[.Y10]*100/[.Y$24]" table:style-name="ce1">
            <text:p>3,051317614</text:p>
          </table:table-cell>
          <table:table-cell office:value-type="float" office:value="0" table:formula="of:=[.Z10]*100/[.Z$24]" table:style-name="ce1">
            <text:p>0</text:p>
          </table:table-cell>
          <table:table-cell office:value-type="float" office:value="6.3120943171280963" table:formula="of:=[.AA10]*100/[.AA$24]" table:style-name="ce1">
            <text:p>6,312094317</text:p>
          </table:table-cell>
          <table:table-cell office:value-type="float" office:value="14.424635332252837" table:formula="of:=[.AB10]*100/[.AB$24]" table:style-name="ce1">
            <text:p>14,42463533</text:p>
          </table:table-cell>
          <table:table-cell office:value-type="float" office:value="2.8965325163626234" table:formula="of:=[.AC10]*100/[.AC$24]" table:style-name="ce1">
            <text:p>2,896532516</text:p>
          </table:table-cell>
          <table:table-cell office:value-type="float" office:value="3.1472684085510689" table:formula="of:=[.AD10]*100/[.AD$24]" table:style-name="ce1">
            <text:p>3,147268409</text:p>
          </table:table-cell>
          <table:table-cell office:value-type="float" office:value="1.3774104683195592" table:formula="of:=[.AE10]*100/[.AE$24]" table:style-name="ce1">
            <text:p>1,377410468</text:p>
          </table:table-cell>
          <table:table-cell office:value-type="float" office:value="1.8581907090464547" table:formula="of:=[.AF10]*100/[.AF$24]" table:style-name="ce1">
            <text:p>1,858190709</text:p>
          </table:table-cell>
          <table:table-cell office:value-type="float" office:value="1.3888888888888888" table:formula="of:=[.AG10]*100/[.AG$24]" table:style-name="ce1">
            <text:p>1,388888889</text:p>
          </table:table-cell>
          <table:table-cell office:value-type="float" office:value="1.5151515151515151" table:formula="of:=[.AH10]*100/[.AH$24]" table:style-name="ce1">
            <text:p>1,515151515</text:p>
          </table:table-cell>
          <table:table-cell office:value-type="float" office:value="10.009182736455463" table:formula="of:=[.AI10]*100/[.AI$24]" table:style-name="ce1">
            <text:p>10,00918274</text:p>
          </table:table-cell>
          <table:table-cell office:value-type="float" office:value="1.4446227929373996" table:formula="of:=[.AJ10]*100/[.AJ$24]" table:style-name="ce1">
            <text:p>1,444622793</text:p>
          </table:table-cell>
          <table:table-cell office:value-type="float" office:value="2.8731604765241765" table:formula="of:=[.AK10]*100/[.AK$24]" table:style-name="ce1">
            <text:p>2,873160477</text:p>
          </table:table-cell>
          <table:table-cell office:value-type="float" office:value="0" table:formula="of:=[.AL10]*100/[.AL$24]" table:style-name="ce1">
            <text:p>0</text:p>
          </table:table-cell>
          <table:table-cell office:value-type="float" office:value="0.88888888888888884" table:formula="of:=[.AM10]*100/[.AM$24]" table:style-name="ce1">
            <text:p>0,888888889</text:p>
          </table:table-cell>
          <table:table-cell office:value-type="float" office:value="2.6637069922308547" table:formula="of:=[.AN10]*100/[.AN$24]" table:style-name="ce1">
            <text:p>2,663706992</text:p>
          </table:table-cell>
          <table:table-cell office:value-type="float" office:value="0.69404279930595725" table:formula="of:=[.AO10]*100/[.AO$24]" table:style-name="ce1">
            <text:p>0,694042799</text:p>
          </table:table-cell>
          <table:table-cell office:value-type="float" office:value="3.2607358188753537" table:formula="of:=[.AP10]*100/[.AP$24]" table:style-name="ce1">
            <text:p>3,260735819</text:p>
          </table:table-cell>
          <table:table-cell office:value-type="float" office:value="0" table:formula="of:=[.AQ10]*100/[.AQ$24]" table:style-name="ce1">
            <text:p>0</text:p>
          </table:table-cell>
          <table:table-cell office:value-type="float" office:value="1.7584097859327217" table:formula="of:=[.AR10]*100/[.AR$24]" table:style-name="ce1">
            <text:p>1,758409786</text:p>
          </table:table-cell>
          <table:table-cell office:value-type="float" office:value="0.69204152249134943" table:formula="of:=[.AS10]*100/[.AS$24]" table:style-name="ce1">
            <text:p>0,692041522</text:p>
          </table:table-cell>
          <table:table-cell office:value-type="float" office:value="8.2408874801901746" table:formula="of:=[.AT10]*100/[.AT$24]" table:style-name="ce1">
            <text:p>8,24088748</text:p>
          </table:table-cell>
          <table:table-cell office:value-type="float" office:value="0" table:formula="of:=[.AU10]*100/[.AU$24]" table:style-name="ce1">
            <text:p>0</text:p>
          </table:table-cell>
          <table:table-cell office:value-type="float" office:value="2.3754789272030652" table:formula="of:=[.AV10]*100/[.AV$24]" table:style-name="ce1">
            <text:p>2,375478927</text:p>
          </table:table-cell>
          <table:table-cell office:value-type="float" office:value="0.88183421516754845" table:formula="of:=[.AW10]*100/[.AW$24]" table:style-name="ce1">
            <text:p>0,881834215</text:p>
          </table:table-cell>
          <table:table-cell office:value-type="float" office:value="3.0264817150063053" table:formula="of:=[.AX10]*100/[.AX$24]" table:style-name="ce1">
            <text:p>3,026481715</text:p>
          </table:table-cell>
          <table:table-cell office:value-type="float" office:value="13.155770782889427" table:formula="of:=[.AY10]*100/[.AY$24]" table:style-name="ce1">
            <text:p>13,15577078</text:p>
          </table:table-cell>
          <table:table-cell office:value-type="float" office:value="1.5325670498084292" table:formula="of:=[.AZ10]*100/[.AZ$24]" table:style-name="ce1">
            <text:p>1,53256705</text:p>
          </table:table-cell>
          <table:table-cell office:value-type="float" office:value="15.652173913043478" table:formula="of:=[.BA10]*100/[.BA$24]" table:style-name="ce1">
            <text:p>15,65217391</text:p>
          </table:table-cell>
          <table:table-cell office:value-type="float" office:value="1.0327022375215147" table:formula="of:=[.BB10]*100/[.BB$24]" table:style-name="ce1">
            <text:p>1,032702238</text:p>
          </table:table-cell>
          <table:table-cell office:value-type="float" office:value="12.900874635568513" table:formula="of:=[.BC10]*100/[.BC$24]" table:style-name="ce1">
            <text:p>12,90087464</text:p>
          </table:table-cell>
          <table:table-cell office:value-type="float" office:value="4.637096774193548" table:formula="of:=[.BD10]*100/[.BD$24]" table:style-name="ce1">
            <text:p>4,637096774</text:p>
          </table:table-cell>
          <table:table-cell office:value-type="float" office:value="1.4732965009208103" table:formula="of:=[.BE10]*100/[.BE$24]" table:style-name="ce1">
            <text:p>1,473296501</text:p>
          </table:table-cell>
          <table:table-cell office:value-type="float" office:value="1.8223234624145785" table:formula="of:=[.BF10]*100/[.BF$24]" table:style-name="ce1">
            <text:p>1,822323462</text:p>
          </table:table-cell>
          <table:table-cell office:value-type="float" office:value="8.1349206349206344" table:formula="of:=[.BG10]*100/[.BG$24]" table:style-name="ce1">
            <text:p>8,134920635</text:p>
          </table:table-cell>
          <table:table-cell office:value-type="float" office:value="0" table:formula="of:=[.BH10]*100/[.BH$24]" table:style-name="ce1">
            <text:p>0</text:p>
          </table:table-cell>
          <table:table-cell office:value-type="float" office:value="0" table:formula="of:=[.BI10]*100/[.BI$24]" table:style-name="ce1">
            <text:p>0</text:p>
          </table:table-cell>
          <table:table-cell office:value-type="float" office:value="0" table:formula="of:=[.BJ10]*100/[.BJ$24]" table:style-name="ce1">
            <text:p>0</text:p>
          </table:table-cell>
          <table:table-cell office:value-type="float" office:value="2.6186579378068742" table:formula="of:=[.BK10]*100/[.BK$24]" table:style-name="ce1">
            <text:p>2,618657938</text:p>
          </table:table-cell>
          <table:table-cell office:value-type="float" office:value="12.232142857142858" table:formula="of:=[.BL10]*100/[.BL$24]" table:style-name="ce1">
            <text:p>12,23214286</text:p>
          </table:table-cell>
          <table:table-cell office:value-type="float" office:value="1.408450704225352" table:formula="of:=[.BM10]*100/[.BM$24]" table:style-name="ce1">
            <text:p>1,408450704</text:p>
          </table:table-cell>
          <table:table-cell office:value-type="float" office:value="1.9007652431498396" table:formula="of:=[.BN10]*100/[.BN$24]" table:style-name="ce1">
            <text:p>1,900765243</text:p>
          </table:table-cell>
          <table:table-cell office:value-type="float" office:value="9.2495636998254795" table:formula="of:=[.BO10]*100/[.BO$24]" table:style-name="ce1">
            <text:p>9,2495637</text:p>
          </table:table-cell>
          <table:table-cell office:value-type="float" office:value="2.7695934001178548" table:formula="of:=[.BP10]*100/[.BP$24]" table:style-name="ce1">
            <text:p>2,7695934</text:p>
          </table:table-cell>
          <table:table-cell office:value-type="float" office:value="7.6923076923076925" table:formula="of:=[.BQ10]*100/[.BQ$24]" table:style-name="ce1">
            <text:p>7,692307692</text:p>
          </table:table-cell>
          <table:table-cell office:value-type="float" office:value="1.1093502377179081" table:formula="of:=[.BR10]*100/[.BR$24]" table:style-name="ce1">
            <text:p>1,109350238</text:p>
          </table:table-cell>
          <table:table-cell office:value-type="float" office:value="0" table:formula="of:=[.BS10]*100/[.BS$24]" table:style-name="ce1">
            <text:p>0</text:p>
          </table:table-cell>
          <table:table-cell office:value-type="float" office:value="0.72376357056694818" table:formula="of:=[.BT10]*100/[.BT$24]" table:style-name="ce1">
            <text:p>0,723763571</text:p>
          </table:table-cell>
          <table:table-cell office:value-type="float" office:value="1.5690376569037656" table:formula="of:=[.BU10]*100/[.BU$24]" table:style-name="ce1">
            <text:p>1,569037657</text:p>
          </table:table-cell>
          <table:table-cell office:value-type="float" office:value="2.7267338470657974" table:formula="of:=[.BV10]*100/[.BV$24]" table:style-name="ce1">
            <text:p>2,726733847</text:p>
          </table:table-cell>
          <table:table-cell office:value-type="float" office:value="1.320754716981132" table:formula="of:=[.BW10]*100/[.BW$24]" table:style-name="ce1">
            <text:p>1,320754717</text:p>
          </table:table-cell>
          <table:table-cell office:value-type="float" office:value="2.5145067698259189" table:formula="of:=[.BX10]*100/[.BX$24]" table:style-name="ce1">
            <text:p>2,51450677</text:p>
          </table:table-cell>
          <table:table-cell office:value-type="float" office:value="1.0810810810810811" table:formula="of:=[.BY10]*100/[.BY$24]" table:style-name="ce1">
            <text:p>1,081081081</text:p>
          </table:table-cell>
          <table:table-cell office:value-type="float" office:value="7.9515989628349182" table:formula="of:=[.BZ10]*100/[.BZ$24]" table:style-name="ce1">
            <text:p>7,951598963</text:p>
          </table:table-cell>
          <table:table-cell office:value-type="float" office:value="1.3937282229965158" table:formula="of:=[.CA10]*100/[.CA$24]" table:style-name="ce1">
            <text:p>1,393728223</text:p>
          </table:table-cell>
          <table:table-cell office:value-type="float" office:value="0" table:formula="of:=[.CB10]*100/[.CB$24]" table:style-name="ce1">
            <text:p>0</text:p>
          </table:table-cell>
          <table:table-cell office:value-type="float" office:value="1.717557251908397" table:formula="of:=[.CC10]*100/[.CC$24]" table:style-name="ce1">
            <text:p>1,717557252</text:p>
          </table:table-cell>
          <table:table-cell office:value-type="float" office:value="0" table:formula="of:=[.CD10]*100/[.CD$24]" table:style-name="ce1">
            <text:p>0</text:p>
          </table:table-cell>
          <table:table-cell office:value-type="float" office:value="4.5395590142671853" table:formula="of:=[.CE10]*100/[.CE$24]" table:style-name="ce1">
            <text:p>4,539559014</text:p>
          </table:table-cell>
          <table:table-cell office:value-type="float" office:value="0" table:formula="of:=[.CF10]*100/[.CF$24]" table:style-name="ce1">
            <text:p>0</text:p>
          </table:table-cell>
          <table:table-cell office:value-type="float" office:value="2.2847100175746924" table:formula="of:=[.CG10]*100/[.CG$24]" table:style-name="ce1">
            <text:p>2,284710018</text:p>
          </table:table-cell>
          <table:table-cell office:value-type="float" office:value="0" table:formula="of:=[.CH10]*100/[.CH$24]" table:style-name="ce1">
            <text:p>0</text:p>
          </table:table-cell>
          <table:table-cell office:value-type="float" office:value="0" table:formula="of:=[.CI10]*100/[.CI$24]" table:style-name="ce1">
            <text:p>0</text:p>
          </table:table-cell>
          <table:table-cell office:value-type="float" office:value="2.6800670016750421" table:formula="of:=[.CJ10]*100/[.CJ$24]" table:style-name="ce1">
            <text:p>2,680067002</text:p>
          </table:table-cell>
          <table:table-cell office:value-type="float" office:value="1.9708434868111666" table:formula="of:=[.CK10]*100/[.CK$24]" table:style-name="ce1">
            <text:p>1,970843487</text:p>
          </table:table-cell>
          <table:table-cell office:value-type="float" office:value="5.1765267175572518" table:formula="of:=[.CL10]*100/[.CL$24]" table:style-name="ce1">
            <text:p>5,176526718</text:p>
          </table:table-cell>
          <table:table-cell office:value-type="float" office:value="2.1417989417989416" table:formula="of:=[.CM10]*100/[.CM$24]" table:style-name="ce1">
            <text:p>2,141798942</text:p>
          </table:table-cell>
          <table:table-cell office:value-type="float" office:value="4.6376355918880678" table:formula="of:=[.CN10]*100/[.CN$24]" table:style-name="ce1">
            <text:p>4,637635592</text:p>
          </table:table-cell>
          <table:table-cell office:value-type="float" office:value="2.1045272304421649" table:formula="of:=[.CO10]*100/[.CO$24]" table:style-name="ce1">
            <text:p>2,10452723</text:p>
          </table:table-cell>
          <table:table-cell office:value-type="float" office:value="5.1946096514341642" table:formula="of:=[.CP10]*100/[.CP$24]" table:style-name="ce1">
            <text:p>5,194609651</text:p>
          </table:table-cell>
          <table:table-cell office:value-type="float" office:value="1.9152542372881356" table:formula="of:=[.CQ10]*100/[.CQ$24]" table:style-name="ce1">
            <text:p>1,915254237</text:p>
          </table:table-cell>
          <table:table-cell office:value-type="float" office:value="5.136400802794916" table:formula="of:=[.CR10]*100/[.CR$24]" table:style-name="ce1">
            <text:p>5,136400803</text:p>
          </table:table-cell>
          <table:table-cell office:value-type="float" office:value="1.9822877597296102" table:formula="of:=[.CS10]*100/[.CS$24]" table:style-name="ce1">
            <text:p>1,98228776</text:p>
          </table:table-cell>
          <table:table-cell office:value-type="float" office:value="4.5450977313760887" table:formula="of:=[.CT10]*100/[.CT$24]" table:style-name="ce1">
            <text:p>4,545097731</text:p>
          </table:table-cell>
          <table:table-cell office:value-type="float" office:value="1.9007286364090059" table:formula="of:=[.CU10]*100/[.CU$24]" table:style-name="ce1">
            <text:p>1,900728636</text:p>
          </table:table-cell>
          <table:table-cell office:value-type="float" office:value="4.4480931412792" table:formula="of:=[.CV10]*100/[.CV$24]" table:style-name="ce1">
            <text:p>4,448093141</text:p>
          </table:table-cell>
          <table:table-cell office:value-type="float" office:value="2.564798480119419" table:formula="of:=[.CW10]*100/[.CW$24]" table:style-name="ce1">
            <text:p>2,56479848</text:p>
          </table:table-cell>
          <table:table-cell office:value-type="float" office:value="5.3173241852487134" table:formula="of:=[.CX10]*100/[.CX$24]" table:style-name="ce1">
            <text:p>5,317324185</text:p>
          </table:table-cell>
          <table:table-cell office:value-type="float" office:value="0.75" table:formula="of:=[.CY10]*100/[.CY$24]" table:style-name="ce1">
            <text:p>0,75</text:p>
          </table:table-cell>
          <table:table-cell office:value-type="float" office:value="3.6363636363636362" table:formula="of:=[.CZ10]*100/[.CZ$24]" table:style-name="ce1">
            <text:p>3,636363636</text:p>
          </table:table-cell>
          <table:table-cell office:value-type="float" office:value="7.4111334674714957" table:formula="of:=[.DA10]*100/[.DA$24]" table:style-name="ce1">
            <text:p>7,411133467</text:p>
          </table:table-cell>
          <table:table-cell office:value-type="float" office:value="16.656460502143293" table:formula="of:=[.DB10]*100/[.DB$24]" table:style-name="ce1">
            <text:p>16,6564605</text:p>
          </table:table-cell>
          <table:table-cell office:value-type="float" office:value="2.116166477509446" table:formula="of:=[.DC10]*100/[.DC$24]" table:style-name="ce1">
            <text:p>2,116166478</text:p>
          </table:table-cell>
          <table:table-cell office:value-type="float" office:value="5.5708987611457426" table:formula="of:=[.DD10]*100/[.DD$24]" table:style-name="ce1">
            <text:p>5,570898761</text:p>
          </table:table-cell>
          <table:table-cell office:value-type="float" office:value="2.1327182904084627" table:formula="of:=[.DE10]*100/[.DE$24]" table:style-name="ce1">
            <text:p>2,13271829</text:p>
          </table:table-cell>
          <table:table-cell office:value-type="float" office:value="5.2171965965069411" table:formula="of:=[.DF10]*100/[.DF$24]" table:style-name="ce1">
            <text:p>5,217196597</text:p>
          </table:table-cell>
          <table:table-cell office:value-type="float" office:value="1.835550523634305" table:formula="of:=[.DG10]*100/[.DG$24]" table:style-name="ce1">
            <text:p>1,835550524</text:p>
          </table:table-cell>
          <table:table-cell office:value-type="float" office:value="5.3990072546773575" table:formula="of:=[.DH10]*100/[.DH$24]" table:style-name="ce1">
            <text:p>5,399007255</text:p>
          </table:table-cell>
          <table:table-cell office:value-type="float" office:value="1.969346690641322" table:formula="of:=[.DI10]*100/[.DI$24]" table:style-name="ce1">
            <text:p>1,969346691</text:p>
          </table:table-cell>
          <table:table-cell office:value-type="float" office:value="4.7334955648010046" table:formula="of:=[.DJ10]*100/[.DJ$24]" table:style-name="ce1">
            <text:p>4,733495565</text:p>
          </table:table-cell>
          <table:table-cell office:value-type="float" office:value="0" table:formula="of:=[.DK10]*100/[.DK$24]" table:style-name="ce1">
            <text:p>0</text:p>
          </table:table-cell>
          <table:table-cell office:value-type="float" office:value="1.7699115044247788" table:formula="of:=[.DL10]*100/[.DL$24]" table:style-name="ce1">
            <text:p>1,769911504</text:p>
          </table:table-cell>
          <table:table-cell office:value-type="float" office:value="0.89872105081230558" table:formula="of:=[.DM10]*100/[.DM$24]" table:style-name="ce1">
            <text:p>0,898721051</text:p>
          </table:table-cell>
          <table:table-cell office:value-type="float" office:value="3.9180765805877114" table:formula="of:=[.DN10]*100/[.DN$24]" table:style-name="ce1">
            <text:p>3,918076581</text:p>
          </table:table-cell>
          <table:table-cell office:value-type="float" office:value="1.2654320987654322" table:formula="of:=[.DO10]*100/[.DO$24]" table:style-name="ce1">
            <text:p>1,265432099</text:p>
          </table:table-cell>
          <table:table-cell office:value-type="float" office:value="5.9322033898305087" table:formula="of:=[.DP10]*100/[.DP$24]" table:style-name="ce1">
            <text:p>5,93220339</text:p>
          </table:table-cell>
          <table:table-cell office:value-type="float" office:value="6.557377049180328" table:formula="of:=[.DQ10]*100/[.DQ$24]" table:style-name="ce1">
            <text:p>6,557377049</text:p>
          </table:table-cell>
          <table:table-cell office:value-type="float" office:value="0" table:formula="of:=[.DR10]*100/[.DR$24]" table:style-name="ce1">
            <text:p>0</text:p>
          </table:table-cell>
          <table:table-cell office:value-type="float" office:value="0" table:formula="of:=[.DS10]*100/[.DS$24]" table:style-name="ce1">
            <text:p>0</text:p>
          </table:table-cell>
          <table:table-cell office:value-type="float" office:value="2.3419203747072599" table:formula="of:=[.DT10]*100/[.DT$24]" table:style-name="ce1">
            <text:p>2,341920375</text:p>
          </table:table-cell>
          <table:table-cell office:value-type="float" office:value="3.6130364253060021" table:formula="of:=[.DU10]*100/[.DU$24]" table:style-name="ce1">
            <text:p>3,613036425</text:p>
          </table:table-cell>
          <table:table-cell office:value-type="float" office:value="3.9285714285714284" table:formula="of:=[.DV10]*100/[.DV$24]" table:style-name="ce1">
            <text:p>3,928571429</text:p>
          </table:table-cell>
          <table:table-cell office:value-type="float" office:value="2.2532188841201717" table:formula="of:=[.DW10]*100/[.DW$24]" table:style-name="ce1">
            <text:p>2,253218884</text:p>
          </table:table-cell>
          <table:table-cell office:value-type="float" office:value="4.5098039215686274" table:formula="of:=[.DX10]*100/[.DX$24]" table:style-name="ce1">
            <text:p>4,509803922</text:p>
          </table:table-cell>
          <table:table-cell office:value-type="float" office:value="0" table:formula="of:=[.DY10]*100/[.DY$24]" table:style-name="ce1">
            <text:p>0</text:p>
          </table:table-cell>
          <table:table-cell office:value-type="float" office:value="0" table:formula="of:=[.DZ10]*100/[.DZ$24]" table:style-name="ce1">
            <text:p>0</text:p>
          </table:table-cell>
          <table:table-cell office:value-type="float" office:value="4.9557522123893802" table:formula="of:=[.EA10]*100/[.EA$24]" table:style-name="ce1">
            <text:p>4,955752212</text:p>
          </table:table-cell>
          <table:table-cell office:value-type="float" office:value="14.693295292439373" table:formula="of:=[.EB10]*100/[.EB$24]" table:style-name="ce1">
            <text:p>14,69329529</text:p>
          </table:table-cell>
          <table:table-cell office:value-type="float" office:value="7.1348940914158305" table:formula="of:=[.EC10]*100/[.EC$24]" table:style-name="ce1">
            <text:p>7,134894091</text:p>
          </table:table-cell>
          <table:table-cell office:value-type="float" office:value="33.82789317507418" table:formula="of:=[.ED10]*100/[.ED$24]" table:style-name="ce1">
            <text:p>33,82789318</text:p>
          </table:table-cell>
          <table:table-cell office:value-type="float" office:value="2.6455026455026456" table:formula="of:=[.EE10]*100/[.EE$24]" table:style-name="ce1">
            <text:p>2,645502646</text:p>
          </table:table-cell>
          <table:table-cell office:value-type="float" office:value="5.830388692579505" table:formula="of:=[.EF10]*100/[.EF$24]" table:style-name="ce1">
            <text:p>5,830388693</text:p>
          </table:table-cell>
          <table:table-cell office:value-type="float" office:value="3.3187772925764194" table:formula="of:=[.EG10]*100/[.EG$24]" table:style-name="ce1">
            <text:p>3,318777293</text:p>
          </table:table-cell>
          <table:table-cell office:value-type="float" office:value="2.7829313543599259" table:formula="of:=[.EH10]*100/[.EH$24]" table:style-name="ce1">
            <text:p>2,782931354</text:p>
          </table:table-cell>
          <table:table-cell office:value-type="float" office:value="1.1552837240910636" table:formula="of:=[.EI10]*100/[.EI$24]" table:style-name="ce1">
            <text:p>1,155283724</text:p>
          </table:table-cell>
          <table:table-cell office:value-type="float" office:value="2" table:formula="of:=[.EJ10]*100/[.EJ$24]" table:style-name="ce1">
            <text:p>2</text:p>
          </table:table-cell>
          <table:table-cell office:value-type="float" office:value="1.3431833445265278" table:formula="of:=[.EK10]*100/[.EK$24]" table:style-name="ce1">
            <text:p>1,343183345</text:p>
          </table:table-cell>
          <table:table-cell office:value-type="float" office:value="3.2374100719424459" table:formula="of:=[.EL10]*100/[.EL$24]" table:style-name="ce1">
            <text:p>3,237410072</text:p>
          </table:table-cell>
          <table:table-cell office:value-type="float" office:value="3.0188679245283021" table:formula="of:=[.EM10]*100/[.EM$24]" table:style-name="ce1">
            <text:p>3,018867925</text:p>
          </table:table-cell>
          <table:table-cell office:value-type="float" office:value="0" table:formula="of:=[.EN10]*100/[.EN$24]" table:style-name="ce1">
            <text:p>0</text:p>
          </table:table-cell>
          <table:table-cell office:value-type="float" office:value="0" table:formula="of:=[.EO10]*100/[.EO$24]" table:style-name="ce1">
            <text:p>0</text:p>
          </table:table-cell>
          <table:table-cell office:value-type="float" office:value="2.601156069364162" table:formula="of:=[.EP10]*100/[.EP$24]" table:style-name="ce1">
            <text:p>2,601156069</text:p>
          </table:table-cell>
          <table:table-cell office:value-type="float" office:value="6.9506726457399104" table:formula="of:=[.EQ10]*100/[.EQ$24]" table:style-name="ce1">
            <text:p>6,950672646</text:p>
          </table:table-cell>
          <table:table-cell office:value-type="float" office:value="23.857868020304569" table:formula="of:=[.ER10]*100/[.ER$24]" table:style-name="ce1">
            <text:p>23,85786802</text:p>
          </table:table-cell>
          <table:table-cell office:value-type="float" office:value="0" table:formula="of:=[.ES10]*100/[.ES$24]" table:style-name="ce1">
            <text:p>0</text:p>
          </table:table-cell>
          <table:table-cell office:value-type="float" office:value="3.5643564356435644" table:formula="of:=[.ET10]*100/[.ET$24]" table:style-name="ce1">
            <text:p>3,564356436</text:p>
          </table:table-cell>
          <table:table-cell office:value-type="float" office:value="0.99041533546325877" table:formula="of:=[.EU10]*100/[.EU$24]" table:style-name="ce1">
            <text:p>0,990415335</text:p>
          </table:table-cell>
          <table:table-cell office:value-type="float" office:value="7.9930495221546485" table:formula="of:=[.EV10]*100/[.EV$24]" table:style-name="ce1">
            <text:p>7,993049522</text:p>
          </table:table-cell>
          <table:table-cell office:value-type="float" office:value="0" table:formula="of:=[.EW10]*100/[.EW$24]" table:style-name="ce1">
            <text:p>0</text:p>
          </table:table-cell>
          <table:table-cell office:value-type="float" office:value="0" table:formula="of:=[.EX10]*100/[.EX$24]" table:style-name="ce1">
            <text:p>0</text:p>
          </table:table-cell>
          <table:table-cell office:value-type="float" office:value="0" table:formula="of:=[.EY10]*100/[.EY$24]" table:style-name="ce1">
            <text:p>0</text:p>
          </table:table-cell>
          <table:table-cell office:value-type="float" office:value="1.8518518518518519" table:formula="of:=[.EZ10]*100/[.EZ$24]" table:style-name="ce1">
            <text:p>1,851851852</text:p>
          </table:table-cell>
          <table:table-cell office:value-type="float" office:value="2.4650672291062485" table:formula="of:=[.FA10]*100/[.FA$24]" table:style-name="ce1">
            <text:p>2,465067229</text:p>
          </table:table-cell>
          <table:table-cell office:value-type="float" office:value="5.5449330783938811" table:formula="of:=[.FB10]*100/[.FB$24]" table:style-name="ce1">
            <text:p>5,544933078</text:p>
          </table:table-cell>
          <table:table-cell office:value-type="float" office:value="0.99585062240663902" table:formula="of:=[.FC10]*100/[.FC$24]" table:style-name="ce1">
            <text:p>0,995850622</text:p>
          </table:table-cell>
          <table:table-cell office:value-type="float" office:value="0" table:formula="of:=[.FD10]*100/[.FD$24]" table:style-name="ce1">
            <text:p>0</text:p>
          </table:table-cell>
          <table:table-cell office:value-type="float" office:value="3.013106336981489" table:formula="of:=[.FE10]*100/[.FE$24]" table:style-name="ce1">
            <text:p>3,013106337</text:p>
          </table:table-cell>
          <table:table-cell office:value-type="float" office:value="5.785123966942149" table:formula="of:=[.FF10]*100/[.FF$24]" table:style-name="ce1">
            <text:p>5,785123967</text:p>
          </table:table-cell>
          <table:table-cell office:value-type="float" office:value="0" table:formula="of:=[.FG10]*100/[.FG$24]" table:style-name="ce1">
            <text:p>0</text:p>
          </table:table-cell>
          <table:table-cell office:value-type="float" office:value="0" table:formula="of:=[.FH10]*100/[.FH$24]" table:style-name="ce1">
            <text:p>0</text:p>
          </table:table-cell>
          <table:table-cell office:value-type="float" office:value="1.2096774193548387" table:formula="of:=[.FI10]*100/[.FI$24]" table:style-name="ce1">
            <text:p>1,209677419</text:p>
          </table:table-cell>
          <table:table-cell office:value-type="float" office:value="3.481012658227848" table:formula="of:=[.FJ10]*100/[.FJ$24]" table:style-name="ce1">
            <text:p>3,481012658</text:p>
          </table:table-cell>
          <table:table-cell office:value-type="float" office:value="0" table:formula="of:=[.FK10]*100/[.FK$24]" table:style-name="ce1">
            <text:p>0</text:p>
          </table:table-cell>
          <table:table-cell office:value-type="float" office:value="1.3840830449826989" table:formula="of:=[.FL10]*100/[.FL$24]" table:style-name="ce1">
            <text:p>1,384083045</text:p>
          </table:table-cell>
          <table:table-cell office:value-type="float" office:value="7.0463320463320462" table:formula="of:=[.FM10]*100/[.FM$24]" table:style-name="ce1">
            <text:p>7,046332046</text:p>
          </table:table-cell>
          <table:table-cell office:value-type="float" office:value="13.716814159292035" table:formula="of:=[.FN10]*100/[.FN$24]" table:style-name="ce1">
            <text:p>13,71681416</text:p>
          </table:table-cell>
          <table:table-cell office:value-type="float" office:value="0" table:formula="of:=[.FO10]*100/[.FO$24]" table:style-name="ce1">
            <text:p>0</text:p>
          </table:table-cell>
          <table:table-cell office:value-type="float" office:value="0" table:formula="of:=[.FP10]*100/[.FP$24]" table:style-name="ce1">
            <text:p>0</text:p>
          </table:table-cell>
          <table:table-cell office:value-type="float" office:value="1.4412416851441241" table:formula="of:=[.FQ10]*100/[.FQ$24]" table:style-name="ce1">
            <text:p>1,441241685</text:p>
          </table:table-cell>
          <table:table-cell office:value-type="float" office:value="4.4665012406947895" table:formula="of:=[.FR10]*100/[.FR$24]" table:style-name="ce1">
            <text:p>4,466501241</text:p>
          </table:table-cell>
          <table:table-cell office:value-type="float" office:value="2.0408163265306123" table:formula="of:=[.FS10]*100/[.FS$24]" table:style-name="ce1">
            <text:p>2,040816327</text:p>
          </table:table-cell>
          <table:table-cell office:value-type="float" office:value="0" table:formula="of:=[.FT10]*100/[.FT$24]" table:style-name="ce1">
            <text:p>0</text:p>
          </table:table-cell>
          <table:table-cell office:value-type="float" office:value="0.88285229202037352" table:formula="of:=[.FU10]*100/[.FU$24]" table:style-name="ce1">
            <text:p>0,882852292</text:p>
          </table:table-cell>
          <table:table-cell office:value-type="float" office:value="9.2156862745098032" table:formula="of:=[.FV10]*100/[.FV$24]" table:style-name="ce1">
            <text:p>9,215686275</text:p>
          </table:table-cell>
          <table:table-cell office:value-type="float" office:value="12.565445026178011" table:formula="of:=[.FW10]*100/[.FW$24]" table:style-name="ce1">
            <text:p>12,56544503</text:p>
          </table:table-cell>
          <table:table-cell office:value-type="float" office:value="15.140845070422536" table:formula="of:=[.FX10]*100/[.FX$24]" table:style-name="ce1">
            <text:p>15,14084507</text:p>
          </table:table-cell>
          <table:table-cell office:value-type="float" office:value="3.8095238095238093" table:formula="of:=[.FY10]*100/[.FY$24]" table:style-name="ce1">
            <text:p>3,80952381</text:p>
          </table:table-cell>
          <table:table-cell office:value-type="float" office:value="0" table:formula="of:=[.FZ10]*100/[.FZ$24]" table:style-name="ce1">
            <text:p>0</text:p>
          </table:table-cell>
          <table:table-cell office:value-type="float" office:value="15.033407572383073" table:formula="of:=[.GA10]*100/[.GA$24]" table:style-name="ce1">
            <text:p>15,03340757</text:p>
          </table:table-cell>
          <table:table-cell office:value-type="float" office:value="17.166212534059945" table:formula="of:=[.GB10]*100/[.GB$24]" table:style-name="ce1">
            <text:p>17,16621253</text:p>
          </table:table-cell>
          <table:table-cell office:value-type="float" office:value="1.941747572815534" table:formula="of:=[.GC10]*100/[.GC$24]" table:style-name="ce1">
            <text:p>1,941747573</text:p>
          </table:table-cell>
          <table:table-cell office:value-type="float" office:value="0" table:formula="of:=[.GD10]*100/[.GD$24]" table:style-name="ce1">
            <text:p>0</text:p>
          </table:table-cell>
          <table:table-cell office:value-type="float" office:value="9.5193213949104614" table:formula="of:=[.GE10]*100/[.GE$24]" table:style-name="ce1">
            <text:p>9,519321395</text:p>
          </table:table-cell>
          <table:table-cell office:value-type="float" office:value="24.437299035369776" table:formula="of:=[.GF10]*100/[.GF$24]" table:style-name="ce1">
            <text:p>24,43729904</text:p>
          </table:table-cell>
          <table:table-cell office:value-type="float" office:value="8.6538461538461533" table:formula="of:=[.GG10]*100/[.GG$24]" table:style-name="ce1">
            <text:p>8,653846154</text:p>
          </table:table-cell>
          <table:table-cell office:value-type="float" office:value="1.7361111111111112" table:formula="of:=[.GH10]*100/[.GH$24]" table:style-name="ce1">
            <text:p>1,736111111</text:p>
          </table:table-cell>
          <table:table-cell office:value-type="float" office:value="0.76114534251540411" table:formula="of:=[.GI10]*100/[.GI$24]" table:style-name="ce1">
            <text:p>0,761145343</text:p>
          </table:table-cell>
          <table:table-cell office:value-type="float" office:value="3.3589251439539347" table:formula="of:=[.GJ10]*100/[.GJ$24]" table:style-name="ce1">
            <text:p>3,358925144</text:p>
          </table:table-cell>
          <table:table-cell office:value-type="float" office:value="0" table:formula="of:=[.GK10]*100/[.GK$24]" table:style-name="ce1">
            <text:p>0</text:p>
          </table:table-cell>
          <table:table-cell office:value-type="float" office:value="4.5845272206303722" table:formula="of:=[.GL10]*100/[.GL$24]" table:style-name="ce1">
            <text:p>4,584527221</text:p>
          </table:table-cell>
          <table:table-cell office:value-type="float" office:value="13.636363636363637" table:formula="of:=[.GM10]*100/[.GM$24]" table:style-name="ce1">
            <text:p>13,63636364</text:p>
          </table:table-cell>
          <table:table-cell office:value-type="float" office:value="4.5751633986928102" table:formula="of:=[.GN10]*100/[.GN$24]" table:style-name="ce1">
            <text:p>4,575163399</text:p>
          </table:table-cell>
          <table:table-cell office:value-type="float" office:value="0" table:formula="of:=[.GO10]*100/[.GO$24]" table:style-name="ce1">
            <text:p>0</text:p>
          </table:table-cell>
          <table:table-cell office:value-type="float" office:value="0" table:formula="of:=[.GP10]*100/[.GP$24]" table:style-name="ce1">
            <text:p>0</text:p>
          </table:table-cell>
          <table:table-cell office:value-type="float" office:value="0" table:formula="of:=[.GQ10]*100/[.GQ$24]" table:style-name="ce1">
            <text:p>0</text:p>
          </table:table-cell>
          <table:table-cell office:value-type="float" office:value="0" table:formula="of:=[.GR10]*100/[.GR$24]" table:style-name="ce1">
            <text:p>0</text:p>
          </table:table-cell>
          <table:table-cell office:value-type="float" office:value="0" table:formula="of:=[.GS10]*100/[.GS$24]" table:style-name="ce1">
            <text:p>0</text:p>
          </table:table-cell>
          <table:table-cell office:value-type="float" office:value="0" table:formula="of:=[.GT10]*100/[.GT$24]" table:style-name="ce1">
            <text:p>0</text:p>
          </table:table-cell>
          <table:table-cell office:value-type="float" office:value="2.4096385542168677" table:formula="of:=[.GU10]*100/[.GU$24]" table:style-name="ce1">
            <text:p>2,409638554</text:p>
          </table:table-cell>
          <table:table-cell office:value-type="float" office:value="2.7624309392265194" table:formula="of:=[.GV10]*100/[.GV$24]" table:style-name="ce1">
            <text:p>2,762430939</text:p>
          </table:table-cell>
          <table:table-cell office:value-type="float" office:value="8.8607594936708853" table:formula="of:=[.GW10]*100/[.GW$24]" table:style-name="ce1">
            <text:p>8,860759494</text:p>
          </table:table-cell>
          <table:table-cell office:value-type="float" office:value="23.904382470119522" table:formula="of:=[.GX10]*100/[.GX$24]" table:style-name="ce1">
            <text:p>23,90438247</text:p>
          </table:table-cell>
          <table:table-cell office:value-type="float" office:value="3.3457249070631971" table:formula="of:=[.GY10]*100/[.GY$24]" table:style-name="ce1">
            <text:p>3,345724907</text:p>
          </table:table-cell>
          <table:table-cell office:value-type="float" office:value="0" table:formula="of:=[.GZ10]*100/[.GZ$24]" table:style-name="ce1">
            <text:p>0</text:p>
          </table:table-cell>
          <table:table-cell office:value-type="float" office:value="0.80984774862325881" table:formula="of:=[.HA10]*100/[.HA$24]" table:style-name="ce1">
            <text:p>0,809847749</text:p>
          </table:table-cell>
          <table:table-cell office:value-type="float" office:value="5.394190871369295" table:formula="of:=[.HB10]*100/[.HB$24]" table:style-name="ce1">
            <text:p>5,394190871</text:p>
          </table:table-cell>
          <table:table-cell office:value-type="float" office:value="8.5580304806565071" table:formula="of:=[.HC10]*100/[.HC$24]" table:style-name="ce1">
            <text:p>8,558030481</text:p>
          </table:table-cell>
          <table:table-cell office:value-type="float" office:value="11.262798634812286" table:formula="of:=[.HD10]*100/[.HD$24]" table:style-name="ce1">
            <text:p>11,26279863</text:p>
          </table:table-cell>
          <table:table-cell office:value-type="float" office:value="3.8426349496797805" table:formula="of:=[.HE10]*100/[.HE$24]" table:style-name="ce1">
            <text:p>3,84263495</text:p>
          </table:table-cell>
          <table:table-cell office:value-type="float" office:value="0.82781456953642385" table:formula="of:=[.HF10]*100/[.HF$24]" table:style-name="ce1">
            <text:p>0,82781457</text:p>
          </table:table-cell>
          <table:table-cell office:value-type="float" office:value="9.2534174553101991" table:formula="of:=[.HG10]*100/[.HG$24]" table:style-name="ce1">
            <text:p>9,253417455</text:p>
          </table:table-cell>
          <table:table-cell office:value-type="float" office:value="2.903225806451613" table:formula="of:=[.HH10]*100/[.HH$24]" table:style-name="ce1">
            <text:p>2,903225806</text:p>
          </table:table-cell>
          <table:table-cell office:value-type="float" office:value="0" table:formula="of:=[.HI10]*100/[.HI$24]" table:style-name="ce1">
            <text:p>0</text:p>
          </table:table-cell>
          <table:table-cell office:value-type="float" office:value="1.881720430107527" table:formula="of:=[.HJ10]*100/[.HJ$24]" table:style-name="ce1">
            <text:p>1,88172043</text:p>
          </table:table-cell>
          <table:table-cell office:value-type="float" office:value="0" table:formula="of:=[.HK10]*100/[.HK$24]" table:style-name="ce1">
            <text:p>0</text:p>
          </table:table-cell>
          <table:table-cell office:value-type="float" office:value="0" table:formula="of:=[.HL10]*100/[.HL$24]" table:style-name="ce1">
            <text:p>0</text:p>
          </table:table-cell>
          <table:table-cell office:value-type="float" office:value="0" table:formula="of:=[.HM10]*100/[.HM$24]" table:style-name="ce1">
            <text:p>0</text:p>
          </table:table-cell>
          <table:table-cell office:value-type="float" office:value="2.0761245674740483" table:formula="of:=[.HN10]*100/[.HN$24]" table:style-name="ce1">
            <text:p>2,076124567</text:p>
          </table:table-cell>
          <table:table-cell office:value-type="float" office:value="1.2658227848101267" table:formula="of:=[.HO10]*100/[.HO$24]" table:style-name="ce1">
            <text:p>1,265822785</text:p>
          </table:table-cell>
          <table:table-cell office:value-type="float" office:value="1.9851116625310175" table:formula="of:=[.HP10]*100/[.HP$24]" table:style-name="ce1">
            <text:p>1,985111663</text:p>
          </table:table-cell>
          <table:table-cell office:value-type="float" office:value="3.1189083820662766" table:formula="of:=[.HQ10]*100/[.HQ$24]" table:style-name="ce1">
            <text:p>3,118908382</text:p>
          </table:table-cell>
          <table:table-cell office:value-type="float" office:value="2.118003025718608" table:formula="of:=[.HR10]*100/[.HR$24]" table:style-name="ce1">
            <text:p>2,118003026</text:p>
          </table:table-cell>
          <table:table-cell office:value-type="float" office:value="0" table:formula="of:=[.HS10]*100/[.HS$24]" table:style-name="ce1">
            <text:p>0</text:p>
          </table:table-cell>
          <table:table-cell office:value-type="float" office:value="3.0303030303030303" table:formula="of:=[.HT10]*100/[.HT$24]" table:style-name="ce1">
            <text:p>3,03030303</text:p>
          </table:table-cell>
          <table:table-cell office:value-type="float" office:value="0" table:formula="of:=[.HU10]*100/[.HU$24]" table:style-name="ce1">
            <text:p>0</text:p>
          </table:table-cell>
          <table:table-cell office:value-type="float" office:value="4.166666666666667" table:formula="of:=[.HV10]*100/[.HV$24]" table:style-name="ce1">
            <text:p>4,166666667</text:p>
          </table:table-cell>
          <table:table-cell office:value-type="float" office:value="2.4242424242424243" table:formula="of:=[.HW10]*100/[.HW$24]" table:style-name="ce1">
            <text:p>2,424242424</text:p>
          </table:table-cell>
          <table:table-cell office:value-type="float" office:value="0" table:formula="of:=[.HX10]*100/[.HX$24]" table:style-name="ce1">
            <text:p>0</text:p>
          </table:table-cell>
          <table:table-cell office:value-type="float" office:value="6.5756823821339951" table:formula="of:=[.HY10]*100/[.HY$24]" table:style-name="ce1">
            <text:p>6,575682382</text:p>
          </table:table-cell>
          <table:table-cell office:value-type="float" office:value="11.111111111111111" table:formula="of:=[.HZ10]*100/[.HZ$24]" table:style-name="ce1">
            <text:p>11,11111111</text:p>
          </table:table-cell>
          <table:table-cell office:value-type="float" office:value="0" table:formula="of:=[.IA10]*100/[.IA$24]" table:style-name="ce1">
            <text:p>0</text:p>
          </table:table-cell>
          <table:table-cell office:value-type="float" office:value="2.6845637583892619" table:formula="of:=[.IB10]*100/[.IB$24]" table:style-name="ce1">
            <text:p>2,684563758</text:p>
          </table:table-cell>
          <table:table-cell office:value-type="float" office:value="0" table:formula="of:=[.IC10]*100/[.IC$24]" table:style-name="ce1">
            <text:p>0</text:p>
          </table:table-cell>
          <table:table-cell office:value-type="float" office:value="0" table:formula="of:=[.ID10]*100/[.ID$24]" table:style-name="ce1">
            <text:p>0</text:p>
          </table:table-cell>
          <table:table-cell office:value-type="float" office:value="4.2654028436018958" table:formula="of:=[.IE10]*100/[.IE$24]" table:style-name="ce1">
            <text:p>4,265402844</text:p>
          </table:table-cell>
          <table:table-cell office:value-type="float" office:value="0" table:formula="of:=[.IF10]*100/[.IF$24]" table:style-name="ce1">
            <text:p>0</text:p>
          </table:table-cell>
          <table:table-cell office:value-type="float" office:value="0" table:formula="of:=[.IG10]*100/[.IG$24]" table:style-name="ce1">
            <text:p>0</text:p>
          </table:table-cell>
          <table:table-cell office:value-type="float" office:value="0" table:formula="of:=[.IH10]*100/[.IH$24]" table:style-name="ce1">
            <text:p>0</text:p>
          </table:table-cell>
          <table:table-cell office:value-type="float" office:value="7.2131147540983607" table:formula="of:=[.II10]*100/[.II$24]" table:style-name="ce1">
            <text:p>7,213114754</text:p>
          </table:table-cell>
          <table:table-cell office:value-type="float" office:value="2.7896995708154506" table:formula="of:=[.IJ10]*100/[.IJ$24]" table:style-name="ce1">
            <text:p>2,789699571</text:p>
          </table:table-cell>
          <table:table-cell office:value-type="float" office:value="0" table:formula="of:=[.IK10]*100/[.IK$24]" table:style-name="ce1">
            <text:p>0</text:p>
          </table:table-cell>
          <table:table-cell office:value-type="float" office:value="0" table:formula="of:=[.IL10]*100/[.IL$24]" table:style-name="ce1">
            <text:p>0</text:p>
          </table:table-cell>
          <table:table-cell office:value-type="float" office:value="3.0456852791878171" table:formula="of:=[.IM10]*100/[.IM$24]" table:style-name="ce1">
            <text:p>3,045685279</text:p>
          </table:table-cell>
          <table:table-cell office:value-type="float" office:value="1.881720430107527" table:formula="of:=[.IN10]*100/[.IN$24]" table:style-name="ce1">
            <text:p>1,88172043</text:p>
          </table:table-cell>
          <table:table-cell office:value-type="float" office:value="0" table:formula="of:=[.IO10]*100/[.IO$24]" table:style-name="ce1">
            <text:p>0</text:p>
          </table:table-cell>
          <table:table-cell office:value-type="float" office:value="0" table:formula="of:=[.IP10]*100/[.IP$24]" table:style-name="ce1">
            <text:p>0</text:p>
          </table:table-cell>
          <table:table-cell office:value-type="float" office:value="0" table:formula="of:=[.IQ10]*100/[.IQ$24]" table:style-name="ce1">
            <text:p>0</text:p>
          </table:table-cell>
          <table:table-cell office:value-type="float" office:value="0" table:formula="of:=[.IR10]*100/[.IR$24]" table:style-name="ce1">
            <text:p>0</text:p>
          </table:table-cell>
          <table:table-cell office:value-type="float" office:value="2.2875816993464051" table:formula="of:=[.IS10]*100/[.IS$24]" table:style-name="ce1">
            <text:p>2,287581699</text:p>
          </table:table-cell>
          <table:table-cell office:value-type="float" office:value="3.0927835051546393" table:formula="of:=[.IT10]*100/[.IT$24]" table:style-name="ce1">
            <text:p>3,092783505</text:p>
          </table:table-cell>
          <table:table-cell table:number-columns-repeated="1613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rtist</text:p>
          </table:table-cell>
          <table:table-cell office:value-type="float" office:value="2.1633021633021632" table:formula="of:=[.C11]*100/[.C$24]" table:style-name="ce1">
            <text:p>2,163302163</text:p>
          </table:table-cell>
          <table:table-cell office:value-type="float" office:value="1.8405728475743983" table:formula="of:=[.D11]*100/[.D$24]" table:style-name="ce1">
            <text:p>1,840572848</text:p>
          </table:table-cell>
          <table:table-cell office:value-type="float" office:value="3.738532110091743" table:formula="of:=[.E11]*100/[.E$24]" table:style-name="ce1">
            <text:p>3,73853211</text:p>
          </table:table-cell>
          <table:table-cell office:value-type="float" office:value="1.8731344185428223" table:formula="of:=[.F11]*100/[.F$24]" table:style-name="ce1">
            <text:p>1,873134419</text:p>
          </table:table-cell>
          <table:table-cell office:value-type="float" office:value="1.768006028924483" table:formula="of:=[.G11]*100/[.G$24]" table:style-name="ce1">
            <text:p>1,768006029</text:p>
          </table:table-cell>
          <table:table-cell office:value-type="float" office:value="1.916756627084083" table:formula="of:=[.H11]*100/[.H$24]" table:style-name="ce1">
            <text:p>1,916756627</text:p>
          </table:table-cell>
          <table:table-cell office:value-type="float" office:value="2.1565997649935316" table:formula="of:=[.I11]*100/[.I$24]" table:style-name="ce1">
            <text:p>2,156599765</text:p>
          </table:table-cell>
          <table:table-cell office:value-type="float" office:value="2.142167511465122" table:formula="of:=[.J11]*100/[.J$24]" table:style-name="ce1">
            <text:p>2,142167511</text:p>
          </table:table-cell>
          <table:table-cell office:value-type="float" office:value="2.0914641446186999" table:formula="of:=[.K11]*100/[.K$24]" table:style-name="ce1">
            <text:p>2,091464145</text:p>
          </table:table-cell>
          <table:table-cell office:value-type="float" office:value="3.0432595573440642" table:formula="of:=[.L11]*100/[.L$24]" table:style-name="ce1">
            <text:p>3,043259557</text:p>
          </table:table-cell>
          <table:table-cell office:value-type="float" office:value="5.392986698911729" table:formula="of:=[.M11]*100/[.M$24]" table:style-name="ce1">
            <text:p>5,392986699</text:p>
          </table:table-cell>
          <table:table-cell office:value-type="float" office:value="2.816901408450704" table:formula="of:=[.N11]*100/[.N$24]" table:style-name="ce1">
            <text:p>2,816901408</text:p>
          </table:table-cell>
          <table:table-cell office:value-type="float" office:value="1.9105493437044239" table:formula="of:=[.O11]*100/[.O$24]" table:style-name="ce1">
            <text:p>1,910549344</text:p>
          </table:table-cell>
          <table:table-cell office:value-type="float" office:value="1.9249853533723114" table:formula="of:=[.P11]*100/[.P$24]" table:style-name="ce1">
            <text:p>1,924985353</text:p>
          </table:table-cell>
          <table:table-cell office:value-type="float" office:value="2.0488329054981791" table:formula="of:=[.Q11]*100/[.Q$24]" table:style-name="ce1">
            <text:p>2,048832905</text:p>
          </table:table-cell>
          <table:table-cell office:value-type="float" office:value="1.8354606160868463" table:formula="of:=[.R11]*100/[.R$24]" table:style-name="ce1">
            <text:p>1,835460616</text:p>
          </table:table-cell>
          <table:table-cell office:value-type="float" office:value="0" table:formula="of:=[.S11]*100/[.S$24]" table:style-name="ce1">
            <text:p>0</text:p>
          </table:table-cell>
          <table:table-cell office:value-type="float" office:value="4.3077689243027892" table:formula="of:=[.T11]*100/[.T$24]" table:style-name="ce1">
            <text:p>4,307768924</text:p>
          </table:table-cell>
          <table:table-cell office:value-type="float" office:value="3.7192003719200373" table:formula="of:=[.U11]*100/[.U$24]" table:style-name="ce1">
            <text:p>3,719200372</text:p>
          </table:table-cell>
          <table:table-cell office:value-type="float" office:value="1.6260162601626016" table:formula="of:=[.V11]*100/[.V$24]" table:style-name="ce1">
            <text:p>1,62601626</text:p>
          </table:table-cell>
          <table:table-cell office:value-type="float" office:value="6.3872255489021956" table:formula="of:=[.W11]*100/[.W$24]" table:style-name="ce1">
            <text:p>6,387225549</text:p>
          </table:table-cell>
          <table:table-cell office:value-type="float" office:value="2.9832447895382099" table:formula="of:=[.X11]*100/[.X$24]" table:style-name="ce1">
            <text:p>2,98324479</text:p>
          </table:table-cell>
          <table:table-cell office:value-type="float" office:value="1.8723994452149793" table:formula="of:=[.Y11]*100/[.Y$24]" table:style-name="ce1">
            <text:p>1,872399445</text:p>
          </table:table-cell>
          <table:table-cell office:value-type="float" office:value="0.97402597402597402" table:formula="of:=[.Z11]*100/[.Z$24]" table:style-name="ce1">
            <text:p>0,974025974</text:p>
          </table:table-cell>
          <table:table-cell office:value-type="float" office:value="3.5633858789243607" table:formula="of:=[.AA11]*100/[.AA$24]" table:style-name="ce1">
            <text:p>3,563385879</text:p>
          </table:table-cell>
          <table:table-cell office:value-type="float" office:value="3.5656401944894651" table:formula="of:=[.AB11]*100/[.AB$24]" table:style-name="ce1">
            <text:p>3,565640194</text:p>
          </table:table-cell>
          <table:table-cell office:value-type="float" office:value="3.049714524439493" table:formula="of:=[.AC11]*100/[.AC$24]" table:style-name="ce1">
            <text:p>3,049714524</text:p>
          </table:table-cell>
          <table:table-cell office:value-type="float" office:value="1.66270783847981" table:formula="of:=[.AD11]*100/[.AD$24]" table:style-name="ce1">
            <text:p>1,662707838</text:p>
          </table:table-cell>
          <table:table-cell office:value-type="float" office:value="3.9819684447783623" table:formula="of:=[.AE11]*100/[.AE$24]" table:style-name="ce1">
            <text:p>3,981968445</text:p>
          </table:table-cell>
          <table:table-cell office:value-type="float" office:value="5.7701711491442547" table:formula="of:=[.AF11]*100/[.AF$24]" table:style-name="ce1">
            <text:p>5,770171149</text:p>
          </table:table-cell>
          <table:table-cell office:value-type="float" office:value="1.3888888888888888" table:formula="of:=[.AG11]*100/[.AG$24]" table:style-name="ce1">
            <text:p>1,388888889</text:p>
          </table:table-cell>
          <table:table-cell office:value-type="float" office:value="0" table:formula="of:=[.AH11]*100/[.AH$24]" table:style-name="ce1">
            <text:p>0</text:p>
          </table:table-cell>
          <table:table-cell office:value-type="float" office:value="0.82644628099173556" table:formula="of:=[.AI11]*100/[.AI$24]" table:style-name="ce1">
            <text:p>0,826446281</text:p>
          </table:table-cell>
          <table:table-cell office:value-type="float" office:value="3.6918138041733548" table:formula="of:=[.AJ11]*100/[.AJ$24]" table:style-name="ce1">
            <text:p>3,691813804</text:p>
          </table:table-cell>
          <table:table-cell office:value-type="float" office:value="4.6484466246204157" table:formula="of:=[.AK11]*100/[.AK$24]" table:style-name="ce1">
            <text:p>4,648446625</text:p>
          </table:table-cell>
          <table:table-cell office:value-type="float" office:value="0" table:formula="of:=[.AL11]*100/[.AL$24]" table:style-name="ce1">
            <text:p>0</text:p>
          </table:table-cell>
          <table:table-cell office:value-type="float" office:value="0.7407407407407407" table:formula="of:=[.AM11]*100/[.AM$24]" table:style-name="ce1">
            <text:p>0,740740741</text:p>
          </table:table-cell>
          <table:table-cell office:value-type="float" office:value="3.0213343198914786" table:formula="of:=[.AN11]*100/[.AN$24]" table:style-name="ce1">
            <text:p>3,02133432</text:p>
          </table:table-cell>
          <table:table-cell office:value-type="float" office:value="2.1399652978600345" table:formula="of:=[.AO11]*100/[.AO$24]" table:style-name="ce1">
            <text:p>2,139965298</text:p>
          </table:table-cell>
          <table:table-cell office:value-type="float" office:value="2.8546819244493662" table:formula="of:=[.AP11]*100/[.AP$24]" table:style-name="ce1">
            <text:p>2,854681924</text:p>
          </table:table-cell>
          <table:table-cell office:value-type="float" office:value="0" table:formula="of:=[.AQ11]*100/[.AQ$24]" table:style-name="ce1">
            <text:p>0</text:p>
          </table:table-cell>
          <table:table-cell office:value-type="float" office:value="5.4281345565749239" table:formula="of:=[.AR11]*100/[.AR$24]" table:style-name="ce1">
            <text:p>5,428134557</text:p>
          </table:table-cell>
          <table:table-cell office:value-type="float" office:value="1.5570934256055364" table:formula="of:=[.AS11]*100/[.AS$24]" table:style-name="ce1">
            <text:p>1,557093426</text:p>
          </table:table-cell>
          <table:table-cell office:value-type="float" office:value="2.2187004754358162" table:formula="of:=[.AT11]*100/[.AT$24]" table:style-name="ce1">
            <text:p>2,218700475</text:p>
          </table:table-cell>
          <table:table-cell office:value-type="float" office:value="0" table:formula="of:=[.AU11]*100/[.AU$24]" table:style-name="ce1">
            <text:p>0</text:p>
          </table:table-cell>
          <table:table-cell office:value-type="float" office:value="2.2222222222222223" table:formula="of:=[.AV11]*100/[.AV$24]" table:style-name="ce1">
            <text:p>2,222222222</text:p>
          </table:table-cell>
          <table:table-cell office:value-type="float" office:value="1.5873015873015872" table:formula="of:=[.AW11]*100/[.AW$24]" table:style-name="ce1">
            <text:p>1,587301587</text:p>
          </table:table-cell>
          <table:table-cell office:value-type="float" office:value="3.5561160151324085" table:formula="of:=[.AX11]*100/[.AX$24]" table:style-name="ce1">
            <text:p>3,556116015</text:p>
          </table:table-cell>
          <table:table-cell office:value-type="float" office:value="3.0669895076674738" table:formula="of:=[.AY11]*100/[.AY$24]" table:style-name="ce1">
            <text:p>3,066989508</text:p>
          </table:table-cell>
          <table:table-cell office:value-type="float" office:value="2.6819923371647509" table:formula="of:=[.AZ11]*100/[.AZ$24]" table:style-name="ce1">
            <text:p>2,681992337</text:p>
          </table:table-cell>
          <table:table-cell office:value-type="float" office:value="0.9486166007905138" table:formula="of:=[.BA11]*100/[.BA$24]" table:style-name="ce1">
            <text:p>0,948616601</text:p>
          </table:table-cell>
          <table:table-cell office:value-type="float" office:value="0" table:formula="of:=[.BB11]*100/[.BB$24]" table:style-name="ce1">
            <text:p>0</text:p>
          </table:table-cell>
          <table:table-cell office:value-type="float" office:value="5.0291545189504374" table:formula="of:=[.BC11]*100/[.BC$24]" table:style-name="ce1">
            <text:p>5,029154519</text:p>
          </table:table-cell>
          <table:table-cell office:value-type="float" office:value="0" table:formula="of:=[.BD11]*100/[.BD$24]" table:style-name="ce1">
            <text:p>0</text:p>
          </table:table-cell>
          <table:table-cell office:value-type="float" office:value="3.0518284661931072" table:formula="of:=[.BE11]*100/[.BE$24]" table:style-name="ce1">
            <text:p>3,051828466</text:p>
          </table:table-cell>
          <table:table-cell office:value-type="float" office:value="5.2391799544419131" table:formula="of:=[.BF11]*100/[.BF$24]" table:style-name="ce1">
            <text:p>5,239179954</text:p>
          </table:table-cell>
          <table:table-cell office:value-type="float" office:value="0" table:formula="of:=[.BG11]*100/[.BG$24]" table:style-name="ce1">
            <text:p>0</text:p>
          </table:table-cell>
          <table:table-cell office:value-type="float" office:value="0.33557046979865773" table:formula="of:=[.BH11]*100/[.BH$24]" table:style-name="ce1">
            <text:p>0,33557047</text:p>
          </table:table-cell>
          <table:table-cell office:value-type="float" office:value="1.3513513513513513" table:formula="of:=[.BI11]*100/[.BI$24]" table:style-name="ce1">
            <text:p>1,351351351</text:p>
          </table:table-cell>
          <table:table-cell office:value-type="float" office:value="0" table:formula="of:=[.BJ11]*100/[.BJ$24]" table:style-name="ce1">
            <text:p>0</text:p>
          </table:table-cell>
          <table:table-cell office:value-type="float" office:value="1.4729950900163666" table:formula="of:=[.BK11]*100/[.BK$24]" table:style-name="ce1">
            <text:p>1,47299509</text:p>
          </table:table-cell>
          <table:table-cell office:value-type="float" office:value="2.2321428571428572" table:formula="of:=[.BL11]*100/[.BL$24]" table:style-name="ce1">
            <text:p>2,232142857</text:p>
          </table:table-cell>
          <table:table-cell office:value-type="float" office:value="3.2863849765258215" table:formula="of:=[.BM11]*100/[.BM$24]" table:style-name="ce1">
            <text:p>3,286384977</text:p>
          </table:table-cell>
          <table:table-cell office:value-type="float" office:value="3.6040483831152801" table:formula="of:=[.BN11]*100/[.BN$24]" table:style-name="ce1">
            <text:p>3,604048383</text:p>
          </table:table-cell>
          <table:table-cell office:value-type="float" office:value="3.4031413612565444" table:formula="of:=[.BO11]*100/[.BO$24]" table:style-name="ce1">
            <text:p>3,403141361</text:p>
          </table:table-cell>
          <table:table-cell office:value-type="float" office:value="2.5338833235120801" table:formula="of:=[.BP11]*100/[.BP$24]" table:style-name="ce1">
            <text:p>2,533883324</text:p>
          </table:table-cell>
          <table:table-cell office:value-type="float" office:value="1.2688342585249801" table:formula="of:=[.BQ11]*100/[.BQ$24]" table:style-name="ce1">
            <text:p>1,268834259</text:p>
          </table:table-cell>
          <table:table-cell office:value-type="float" office:value="0" table:formula="of:=[.BR11]*100/[.BR$24]" table:style-name="ce1">
            <text:p>0</text:p>
          </table:table-cell>
          <table:table-cell office:value-type="float" office:value="1.0657193605683837" table:formula="of:=[.BS11]*100/[.BS$24]" table:style-name="ce1">
            <text:p>1,065719361</text:p>
          </table:table-cell>
          <table:table-cell office:value-type="float" office:value="6.9963811821471653" table:formula="of:=[.BT11]*100/[.BT$24]" table:style-name="ce1">
            <text:p>6,996381182</text:p>
          </table:table-cell>
          <table:table-cell office:value-type="float" office:value="9.4142259414225933" table:formula="of:=[.BU11]*100/[.BU$24]" table:style-name="ce1">
            <text:p>9,414225941</text:p>
          </table:table-cell>
          <table:table-cell office:value-type="float" office:value="1.896858328393598" table:formula="of:=[.BV11]*100/[.BV$24]" table:style-name="ce1">
            <text:p>1,896858328</text:p>
          </table:table-cell>
          <table:table-cell office:value-type="float" office:value="0.56603773584905659" table:formula="of:=[.BW11]*100/[.BW$24]" table:style-name="ce1">
            <text:p>0,566037736</text:p>
          </table:table-cell>
          <table:table-cell office:value-type="float" office:value="1.5473887814313345" table:formula="of:=[.BX11]*100/[.BX$24]" table:style-name="ce1">
            <text:p>1,547388781</text:p>
          </table:table-cell>
          <table:table-cell office:value-type="float" office:value="2.5675675675675675" table:formula="of:=[.BY11]*100/[.BY$24]" table:style-name="ce1">
            <text:p>2,567567568</text:p>
          </table:table-cell>
          <table:table-cell office:value-type="float" office:value="2.7657735522904061" table:formula="of:=[.BZ11]*100/[.BZ$24]" table:style-name="ce1">
            <text:p>2,765773552</text:p>
          </table:table-cell>
          <table:table-cell office:value-type="float" office:value="1.7421602787456445" table:formula="of:=[.CA11]*100/[.CA$24]" table:style-name="ce1">
            <text:p>1,742160279</text:p>
          </table:table-cell>
          <table:table-cell office:value-type="float" office:value="3.1135531135531136" table:formula="of:=[.CB11]*100/[.CB$24]" table:style-name="ce1">
            <text:p>3,113553114</text:p>
          </table:table-cell>
          <table:table-cell office:value-type="float" office:value="6.2977099236641223" table:formula="of:=[.CC11]*100/[.CC$24]" table:style-name="ce1">
            <text:p>6,297709924</text:p>
          </table:table-cell>
          <table:table-cell office:value-type="float" office:value="0" table:formula="of:=[.CD11]*100/[.CD$24]" table:style-name="ce1">
            <text:p>0</text:p>
          </table:table-cell>
          <table:table-cell office:value-type="float" office:value="0.64850843060959795" table:formula="of:=[.CE11]*100/[.CE$24]" table:style-name="ce1">
            <text:p>0,648508431</text:p>
          </table:table-cell>
          <table:table-cell office:value-type="float" office:value="2.0134228187919465" table:formula="of:=[.CF11]*100/[.CF$24]" table:style-name="ce1">
            <text:p>2,013422819</text:p>
          </table:table-cell>
          <table:table-cell office:value-type="float" office:value="0.87873462214411246" table:formula="of:=[.CG11]*100/[.CG$24]" table:style-name="ce1">
            <text:p>0,878734622</text:p>
          </table:table-cell>
          <table:table-cell office:value-type="float" office:value="0" table:formula="of:=[.CH11]*100/[.CH$24]" table:style-name="ce1">
            <text:p>0</text:p>
          </table:table-cell>
          <table:table-cell office:value-type="float" office:value="1.37524557956778" table:formula="of:=[.CI11]*100/[.CI$24]" table:style-name="ce1">
            <text:p>1,37524558</text:p>
          </table:table-cell>
          <table:table-cell office:value-type="float" office:value="4.1876046901172526" table:formula="of:=[.CJ11]*100/[.CJ$24]" table:style-name="ce1">
            <text:p>4,18760469</text:p>
          </table:table-cell>
          <table:table-cell office:value-type="float" office:value="1.5077023926581448" table:formula="of:=[.CK11]*100/[.CK$24]" table:style-name="ce1">
            <text:p>1,507702393</text:p>
          </table:table-cell>
          <table:table-cell office:value-type="float" office:value="3.9122137404580153" table:formula="of:=[.CL11]*100/[.CL$24]" table:style-name="ce1">
            <text:p>3,91221374</text:p>
          </table:table-cell>
          <table:table-cell office:value-type="float" office:value="1.5365079365079366" table:formula="of:=[.CM11]*100/[.CM$24]" table:style-name="ce1">
            <text:p>1,536507937</text:p>
          </table:table-cell>
          <table:table-cell office:value-type="float" office:value="3.0576953309228108" table:formula="of:=[.CN11]*100/[.CN$24]" table:style-name="ce1">
            <text:p>3,057695331</text:p>
          </table:table-cell>
          <table:table-cell office:value-type="float" office:value="1.6265498594603849" table:formula="of:=[.CO11]*100/[.CO$24]" table:style-name="ce1">
            <text:p>1,626549859</text:p>
          </table:table-cell>
          <table:table-cell office:value-type="float" office:value="3.4480162613867349" table:formula="of:=[.CP11]*100/[.CP$24]" table:style-name="ce1">
            <text:p>3,448016261</text:p>
          </table:table-cell>
          <table:table-cell office:value-type="float" office:value="1.7627118644067796" table:formula="of:=[.CQ11]*100/[.CQ$24]" table:style-name="ce1">
            <text:p>1,762711864</text:p>
          </table:table-cell>
          <table:table-cell office:value-type="float" office:value="4.2295398795807628" table:formula="of:=[.CR11]*100/[.CR$24]" table:style-name="ce1">
            <text:p>4,22953988</text:p>
          </table:table-cell>
          <table:table-cell office:value-type="float" office:value="1.8681992555725104" table:formula="of:=[.CS11]*100/[.CS$24]" table:style-name="ce1">
            <text:p>1,868199256</text:p>
          </table:table-cell>
          <table:table-cell office:value-type="float" office:value="3.6502080226077398" table:formula="of:=[.CT11]*100/[.CT$24]" table:style-name="ce1">
            <text:p>3,650208023</text:p>
          </table:table-cell>
          <table:table-cell office:value-type="float" office:value="1.7638419529166844" table:formula="of:=[.CU11]*100/[.CU$24]" table:style-name="ce1">
            <text:p>1,763841953</text:p>
          </table:table-cell>
          <table:table-cell office:value-type="float" office:value="3.8062541980744831" table:formula="of:=[.CV11]*100/[.CV$24]" table:style-name="ce1">
            <text:p>3,806254198</text:p>
          </table:table-cell>
          <table:table-cell office:value-type="float" office:value="2.7412131903921835" table:formula="of:=[.CW11]*100/[.CW$24]" table:style-name="ce1">
            <text:p>2,74121319</text:p>
          </table:table-cell>
          <table:table-cell office:value-type="float" office:value="6.8610634648370494" table:formula="of:=[.CX11]*100/[.CX$24]" table:style-name="ce1">
            <text:p>6,861063465</text:p>
          </table:table-cell>
          <table:table-cell office:value-type="float" office:value="5.71875" table:formula="of:=[.CY11]*100/[.CY$24]" table:style-name="ce1">
            <text:p>5,71875</text:p>
          </table:table-cell>
          <table:table-cell office:value-type="float" office:value="4.2780748663101607" table:formula="of:=[.CZ11]*100/[.CZ$24]" table:style-name="ce1">
            <text:p>4,278074866</text:p>
          </table:table-cell>
          <table:table-cell office:value-type="float" office:value="2.1414199482609946" table:formula="of:=[.DA11]*100/[.DA$24]" table:style-name="ce1">
            <text:p>2,141419948</text:p>
          </table:table-cell>
          <table:table-cell office:value-type="float" office:value="5.6950398040416408" table:formula="of:=[.DB11]*100/[.DB$24]" table:style-name="ce1">
            <text:p>5,695039804</text:p>
          </table:table-cell>
          <table:table-cell office:value-type="float" office:value="1.673682244601836" table:formula="of:=[.DC11]*100/[.DC$24]" table:style-name="ce1">
            <text:p>1,673682245</text:p>
          </table:table-cell>
          <table:table-cell office:value-type="float" office:value="3.2115521186775036" table:formula="of:=[.DD11]*100/[.DD$24]" table:style-name="ce1">
            <text:p>3,211552119</text:p>
          </table:table-cell>
          <table:table-cell office:value-type="float" office:value="1.6059454149404178" table:formula="of:=[.DE11]*100/[.DE$24]" table:style-name="ce1">
            <text:p>1,605945415</text:p>
          </table:table-cell>
          <table:table-cell office:value-type="float" office:value="3.5975518734139422" table:formula="of:=[.DF11]*100/[.DF$24]" table:style-name="ce1">
            <text:p>3,597551873</text:p>
          </table:table-cell>
          <table:table-cell office:value-type="float" office:value="1.7789414095669402" table:formula="of:=[.DG11]*100/[.DG$24]" table:style-name="ce1">
            <text:p>1,77894141</text:p>
          </table:table-cell>
          <table:table-cell office:value-type="float" office:value="3.5051546391752577" table:formula="of:=[.DH11]*100/[.DH$24]" table:style-name="ce1">
            <text:p>3,505154639</text:p>
          </table:table-cell>
          <table:table-cell office:value-type="float" office:value="1.5897479807061108" table:formula="of:=[.DI11]*100/[.DI$24]" table:style-name="ce1">
            <text:p>1,589747981</text:p>
          </table:table-cell>
          <table:table-cell office:value-type="float" office:value="3.1870633487714892" table:formula="of:=[.DJ11]*100/[.DJ$24]" table:style-name="ce1">
            <text:p>3,187063349</text:p>
          </table:table-cell>
          <table:table-cell office:value-type="float" office:value="0" table:formula="of:=[.DK11]*100/[.DK$24]" table:style-name="ce1">
            <text:p>0</text:p>
          </table:table-cell>
          <table:table-cell office:value-type="float" office:value="0" table:formula="of:=[.DL11]*100/[.DL$24]" table:style-name="ce1">
            <text:p>0</text:p>
          </table:table-cell>
          <table:table-cell office:value-type="float" office:value="4.1479433114414102" table:formula="of:=[.DM11]*100/[.DM$24]" table:style-name="ce1">
            <text:p>4,147943311</text:p>
          </table:table-cell>
          <table:table-cell office:value-type="float" office:value="4.7195013357079256" table:formula="of:=[.DN11]*100/[.DN$24]" table:style-name="ce1">
            <text:p>4,719501336</text:p>
          </table:table-cell>
          <table:table-cell office:value-type="float" office:value="4.2283950617283947" table:formula="of:=[.DO11]*100/[.DO$24]" table:style-name="ce1">
            <text:p>4,228395062</text:p>
          </table:table-cell>
          <table:table-cell office:value-type="float" office:value="2.1657250470809792" table:formula="of:=[.DP11]*100/[.DP$24]" table:style-name="ce1">
            <text:p>2,165725047</text:p>
          </table:table-cell>
          <table:table-cell office:value-type="float" office:value="0" table:formula="of:=[.DQ11]*100/[.DQ$24]" table:style-name="ce1">
            <text:p>0</text:p>
          </table:table-cell>
          <table:table-cell office:value-type="float" office:value="2.6954177897574123" table:formula="of:=[.DR11]*100/[.DR$24]" table:style-name="ce1">
            <text:p>2,69541779</text:p>
          </table:table-cell>
          <table:table-cell office:value-type="float" office:value="7.4782608695652177" table:formula="of:=[.DS11]*100/[.DS$24]" table:style-name="ce1">
            <text:p>7,47826087</text:p>
          </table:table-cell>
          <table:table-cell office:value-type="float" office:value="4.918032786885246" table:formula="of:=[.DT11]*100/[.DT$24]" table:style-name="ce1">
            <text:p>4,918032787</text:p>
          </table:table-cell>
          <table:table-cell office:value-type="float" office:value="2.108833505382687" table:formula="of:=[.DU11]*100/[.DU$24]" table:style-name="ce1">
            <text:p>2,108833505</text:p>
          </table:table-cell>
          <table:table-cell office:value-type="float" office:value="13.571428571428571" table:formula="of:=[.DV11]*100/[.DV$24]" table:style-name="ce1">
            <text:p>13,57142857</text:p>
          </table:table-cell>
          <table:table-cell office:value-type="float" office:value="0.75107296137339052" table:formula="of:=[.DW11]*100/[.DW$24]" table:style-name="ce1">
            <text:p>0,751072961</text:p>
          </table:table-cell>
          <table:table-cell office:value-type="float" office:value="3.9215686274509802" table:formula="of:=[.DX11]*100/[.DX$24]" table:style-name="ce1">
            <text:p>3,921568627</text:p>
          </table:table-cell>
          <table:table-cell office:value-type="float" office:value="0" table:formula="of:=[.DY11]*100/[.DY$24]" table:style-name="ce1">
            <text:p>0</text:p>
          </table:table-cell>
          <table:table-cell office:value-type="float" office:value="2.0270270270270272" table:formula="of:=[.DZ11]*100/[.DZ$24]" table:style-name="ce1">
            <text:p>2,027027027</text:p>
          </table:table-cell>
          <table:table-cell office:value-type="float" office:value="2.339361292804925" table:formula="of:=[.EA11]*100/[.EA$24]" table:style-name="ce1">
            <text:p>2,339361293</text:p>
          </table:table-cell>
          <table:table-cell office:value-type="float" office:value="11.126961483594865" table:formula="of:=[.EB11]*100/[.EB$24]" table:style-name="ce1">
            <text:p>11,12696148</text:p>
          </table:table-cell>
          <table:table-cell office:value-type="float" office:value="3.3444816053511706" table:formula="of:=[.EC11]*100/[.EC$24]" table:style-name="ce1">
            <text:p>3,344481605</text:p>
          </table:table-cell>
          <table:table-cell office:value-type="float" office:value="4.1543026706231458" table:formula="of:=[.ED11]*100/[.ED$24]" table:style-name="ce1">
            <text:p>4,154302671</text:p>
          </table:table-cell>
          <table:table-cell office:value-type="float" office:value="2.6001511715797432" table:formula="of:=[.EE11]*100/[.EE$24]" table:style-name="ce1">
            <text:p>2,600151172</text:p>
          </table:table-cell>
          <table:table-cell office:value-type="float" office:value="8.3038869257950534" table:formula="of:=[.EF11]*100/[.EF$24]" table:style-name="ce1">
            <text:p>8,303886926</text:p>
          </table:table-cell>
          <table:table-cell office:value-type="float" office:value="1.7467248908296944" table:formula="of:=[.EG11]*100/[.EG$24]" table:style-name="ce1">
            <text:p>1,746724891</text:p>
          </table:table-cell>
          <table:table-cell office:value-type="float" office:value="1.484230055658627" table:formula="of:=[.EH11]*100/[.EH$24]" table:style-name="ce1">
            <text:p>1,484230056</text:p>
          </table:table-cell>
          <table:table-cell office:value-type="float" office:value="4.1794087665647295" table:formula="of:=[.EI11]*100/[.EI$24]" table:style-name="ce1">
            <text:p>4,179408767</text:p>
          </table:table-cell>
          <table:table-cell office:value-type="float" office:value="3.4285714285714284" table:formula="of:=[.EJ11]*100/[.EJ$24]" table:style-name="ce1">
            <text:p>3,428571429</text:p>
          </table:table-cell>
          <table:table-cell office:value-type="float" office:value="6.2122229684351913" table:formula="of:=[.EK11]*100/[.EK$24]" table:style-name="ce1">
            <text:p>6,212222968</text:p>
          </table:table-cell>
          <table:table-cell office:value-type="float" office:value="4.5863309352517989" table:formula="of:=[.EL11]*100/[.EL$24]" table:style-name="ce1">
            <text:p>4,586330935</text:p>
          </table:table-cell>
          <table:table-cell office:value-type="float" office:value="3.0188679245283021" table:formula="of:=[.EM11]*100/[.EM$24]" table:style-name="ce1">
            <text:p>3,018867925</text:p>
          </table:table-cell>
          <table:table-cell office:value-type="float" office:value="0" table:formula="of:=[.EN11]*100/[.EN$24]" table:style-name="ce1">
            <text:p>0</text:p>
          </table:table-cell>
          <table:table-cell office:value-type="float" office:value="0" table:formula="of:=[.EO11]*100/[.EO$24]" table:style-name="ce1">
            <text:p>0</text:p>
          </table:table-cell>
          <table:table-cell office:value-type="float" office:value="0" table:formula="of:=[.EP11]*100/[.EP$24]" table:style-name="ce1">
            <text:p>0</text:p>
          </table:table-cell>
          <table:table-cell office:value-type="float" office:value="0" table:formula="of:=[.EQ11]*100/[.EQ$24]" table:style-name="ce1">
            <text:p>0</text:p>
          </table:table-cell>
          <table:table-cell office:value-type="float" office:value="4.5685279187817258" table:formula="of:=[.ER11]*100/[.ER$24]" table:style-name="ce1">
            <text:p>4,568527919</text:p>
          </table:table-cell>
          <table:table-cell office:value-type="float" office:value="4.4534412955465585" table:formula="of:=[.ES11]*100/[.ES$24]" table:style-name="ce1">
            <text:p>4,453441296</text:p>
          </table:table-cell>
          <table:table-cell office:value-type="float" office:value="2.5742574257425743" table:formula="of:=[.ET11]*100/[.ET$24]" table:style-name="ce1">
            <text:p>2,574257426</text:p>
          </table:table-cell>
          <table:table-cell office:value-type="float" office:value="4.1214057507987221" table:formula="of:=[.EU11]*100/[.EU$24]" table:style-name="ce1">
            <text:p>4,121405751</text:p>
          </table:table-cell>
          <table:table-cell office:value-type="float" office:value="6.0816681146828842" table:formula="of:=[.EV11]*100/[.EV$24]" table:style-name="ce1">
            <text:p>6,081668115</text:p>
          </table:table-cell>
          <table:table-cell office:value-type="float" office:value="0" table:formula="of:=[.EW11]*100/[.EW$24]" table:style-name="ce1">
            <text:p>0</text:p>
          </table:table-cell>
          <table:table-cell office:value-type="float" office:value="0" table:formula="of:=[.EX11]*100/[.EX$24]" table:style-name="ce1">
            <text:p>0</text:p>
          </table:table-cell>
          <table:table-cell office:value-type="float" office:value="0" table:formula="of:=[.EY11]*100/[.EY$24]" table:style-name="ce1">
            <text:p>0</text:p>
          </table:table-cell>
          <table:table-cell office:value-type="float" office:value="1.5432098765432098" table:formula="of:=[.EZ11]*100/[.EZ$24]" table:style-name="ce1">
            <text:p>1,543209877</text:p>
          </table:table-cell>
          <table:table-cell office:value-type="float" office:value="2.6891642499340893" table:formula="of:=[.FA11]*100/[.FA$24]" table:style-name="ce1">
            <text:p>2,68916425</text:p>
          </table:table-cell>
          <table:table-cell office:value-type="float" office:value="7.8393881453154872" table:formula="of:=[.FB11]*100/[.FB$24]" table:style-name="ce1">
            <text:p>7,839388145</text:p>
          </table:table-cell>
          <table:table-cell office:value-type="float" office:value="1.4107883817427387" table:formula="of:=[.FC11]*100/[.FC$24]" table:style-name="ce1">
            <text:p>1,410788382</text:p>
          </table:table-cell>
          <table:table-cell office:value-type="float" office:value="3.8167938931297711" table:formula="of:=[.FD11]*100/[.FD$24]" table:style-name="ce1">
            <text:p>3,816793893</text:p>
          </table:table-cell>
          <table:table-cell office:value-type="float" office:value="2.1078232671260642" table:formula="of:=[.FE11]*100/[.FE$24]" table:style-name="ce1">
            <text:p>2,107823267</text:p>
          </table:table-cell>
          <table:table-cell office:value-type="float" office:value="10.46831955922865" table:formula="of:=[.FF11]*100/[.FF$24]" table:style-name="ce1">
            <text:p>10,46831956</text:p>
          </table:table-cell>
          <table:table-cell office:value-type="float" office:value="0" table:formula="of:=[.FG11]*100/[.FG$24]" table:style-name="ce1">
            <text:p>0</text:p>
          </table:table-cell>
          <table:table-cell office:value-type="float" office:value="0" table:formula="of:=[.FH11]*100/[.FH$24]" table:style-name="ce1">
            <text:p>0</text:p>
          </table:table-cell>
          <table:table-cell office:value-type="float" office:value="5.174731182795699" table:formula="of:=[.FI11]*100/[.FI$24]" table:style-name="ce1">
            <text:p>5,174731183</text:p>
          </table:table-cell>
          <table:table-cell office:value-type="float" office:value="6.2236286919831221" table:formula="of:=[.FJ11]*100/[.FJ$24]" table:style-name="ce1">
            <text:p>6,223628692</text:p>
          </table:table-cell>
          <table:table-cell office:value-type="float" office:value="0" table:formula="of:=[.FK11]*100/[.FK$24]" table:style-name="ce1">
            <text:p>0</text:p>
          </table:table-cell>
          <table:table-cell office:value-type="float" office:value="3.1141868512110729" table:formula="of:=[.FL11]*100/[.FL$24]" table:style-name="ce1">
            <text:p>3,114186851</text:p>
          </table:table-cell>
          <table:table-cell office:value-type="float" office:value="1.9305019305019304" table:formula="of:=[.FM11]*100/[.FM$24]" table:style-name="ce1">
            <text:p>1,930501931</text:p>
          </table:table-cell>
          <table:table-cell office:value-type="float" office:value="3.5398230088495577" table:formula="of:=[.FN11]*100/[.FN$24]" table:style-name="ce1">
            <text:p>3,539823009</text:p>
          </table:table-cell>
          <table:table-cell office:value-type="float" office:value="0" table:formula="of:=[.FO11]*100/[.FO$24]" table:style-name="ce1">
            <text:p>0</text:p>
          </table:table-cell>
          <table:table-cell office:value-type="float" office:value="0" table:formula="of:=[.FP11]*100/[.FP$24]" table:style-name="ce1">
            <text:p>0</text:p>
          </table:table-cell>
          <table:table-cell office:value-type="float" office:value="0.99778270509977829" table:formula="of:=[.FQ11]*100/[.FQ$24]" table:style-name="ce1">
            <text:p>0,997782705</text:p>
          </table:table-cell>
          <table:table-cell office:value-type="float" office:value="4.9627791563275432" table:formula="of:=[.FR11]*100/[.FR$24]" table:style-name="ce1">
            <text:p>4,962779156</text:p>
          </table:table-cell>
          <table:table-cell office:value-type="float" office:value="0" table:formula="of:=[.FS11]*100/[.FS$24]" table:style-name="ce1">
            <text:p>0</text:p>
          </table:table-cell>
          <table:table-cell office:value-type="float" office:value="2.7950310559006213" table:formula="of:=[.FT11]*100/[.FT$24]" table:style-name="ce1">
            <text:p>2,795031056</text:p>
          </table:table-cell>
          <table:table-cell office:value-type="float" office:value="3.2597623089983023" table:formula="of:=[.FU11]*100/[.FU$24]" table:style-name="ce1">
            <text:p>3,259762309</text:p>
          </table:table-cell>
          <table:table-cell office:value-type="float" office:value="4.4117647058823533" table:formula="of:=[.FV11]*100/[.FV$24]" table:style-name="ce1">
            <text:p>4,411764706</text:p>
          </table:table-cell>
          <table:table-cell office:value-type="float" office:value="1.7801047120418849" table:formula="of:=[.FW11]*100/[.FW$24]" table:style-name="ce1">
            <text:p>1,780104712</text:p>
          </table:table-cell>
          <table:table-cell office:value-type="float" office:value="7.394366197183099" table:formula="of:=[.FX11]*100/[.FX$24]" table:style-name="ce1">
            <text:p>7,394366197</text:p>
          </table:table-cell>
          <table:table-cell office:value-type="float" office:value="0" table:formula="of:=[.FY11]*100/[.FY$24]" table:style-name="ce1">
            <text:p>0</text:p>
          </table:table-cell>
          <table:table-cell office:value-type="float" office:value="4.4871794871794872" table:formula="of:=[.FZ11]*100/[.FZ$24]" table:style-name="ce1">
            <text:p>4,487179487</text:p>
          </table:table-cell>
          <table:table-cell office:value-type="float" office:value="1.3363028953229399" table:formula="of:=[.GA11]*100/[.GA$24]" table:style-name="ce1">
            <text:p>1,336302895</text:p>
          </table:table-cell>
          <table:table-cell office:value-type="float" office:value="0" table:formula="of:=[.GB11]*100/[.GB$24]" table:style-name="ce1">
            <text:p>0</text:p>
          </table:table-cell>
          <table:table-cell office:value-type="float" office:value="0" table:formula="of:=[.GC11]*100/[.GC$24]" table:style-name="ce1">
            <text:p>0</text:p>
          </table:table-cell>
          <table:table-cell office:value-type="float" office:value="0" table:formula="of:=[.GD11]*100/[.GD$24]" table:style-name="ce1">
            <text:p>0</text:p>
          </table:table-cell>
          <table:table-cell office:value-type="float" office:value="5.7492931196983976" table:formula="of:=[.GE11]*100/[.GE$24]" table:style-name="ce1">
            <text:p>5,74929312</text:p>
          </table:table-cell>
          <table:table-cell office:value-type="float" office:value="2.572347266881029" table:formula="of:=[.GF11]*100/[.GF$24]" table:style-name="ce1">
            <text:p>2,572347267</text:p>
          </table:table-cell>
          <table:table-cell office:value-type="float" office:value="0" table:formula="of:=[.GG11]*100/[.GG$24]" table:style-name="ce1">
            <text:p>0</text:p>
          </table:table-cell>
          <table:table-cell office:value-type="float" office:value="0" table:formula="of:=[.GH11]*100/[.GH$24]" table:style-name="ce1">
            <text:p>0</text:p>
          </table:table-cell>
          <table:table-cell office:value-type="float" office:value="3.3345415005436752" table:formula="of:=[.GI11]*100/[.GI$24]" table:style-name="ce1">
            <text:p>3,334541501</text:p>
          </table:table-cell>
          <table:table-cell office:value-type="float" office:value="2.3032629558541267" table:formula="of:=[.GJ11]*100/[.GJ$24]" table:style-name="ce1">
            <text:p>2,303262956</text:p>
          </table:table-cell>
          <table:table-cell office:value-type="float" office:value="5.8601134215500945" table:formula="of:=[.GK11]*100/[.GK$24]" table:style-name="ce1">
            <text:p>5,860113422</text:p>
          </table:table-cell>
          <table:table-cell office:value-type="float" office:value="4.2979942693409745" table:formula="of:=[.GL11]*100/[.GL$24]" table:style-name="ce1">
            <text:p>4,297994269</text:p>
          </table:table-cell>
          <table:table-cell office:value-type="float" office:value="0" table:formula="of:=[.GM11]*100/[.GM$24]" table:style-name="ce1">
            <text:p>0</text:p>
          </table:table-cell>
          <table:table-cell office:value-type="float" office:value="0" table:formula="of:=[.GN11]*100/[.GN$24]" table:style-name="ce1">
            <text:p>0</text:p>
          </table:table-cell>
          <table:table-cell office:value-type="float" office:value="0" table:formula="of:=[.GO11]*100/[.GO$24]" table:style-name="ce1">
            <text:p>0</text:p>
          </table:table-cell>
          <table:table-cell office:value-type="float" office:value="0.6116207951070336" table:formula="of:=[.GP11]*100/[.GP$24]" table:style-name="ce1">
            <text:p>0,611620795</text:p>
          </table:table-cell>
          <table:table-cell office:value-type="float" office:value="3.1872509960159361" table:formula="of:=[.GQ11]*100/[.GQ$24]" table:style-name="ce1">
            <text:p>3,187250996</text:p>
          </table:table-cell>
          <table:table-cell office:value-type="float" office:value="0" table:formula="of:=[.GR11]*100/[.GR$24]" table:style-name="ce1">
            <text:p>0</text:p>
          </table:table-cell>
          <table:table-cell office:value-type="float" office:value="0" table:formula="of:=[.GS11]*100/[.GS$24]" table:style-name="ce1">
            <text:p>0</text:p>
          </table:table-cell>
          <table:table-cell office:value-type="float" office:value="0" table:formula="of:=[.GT11]*100/[.GT$24]" table:style-name="ce1">
            <text:p>0</text:p>
          </table:table-cell>
          <table:table-cell office:value-type="float" office:value="0" table:formula="of:=[.GU11]*100/[.GU$24]" table:style-name="ce1">
            <text:p>0</text:p>
          </table:table-cell>
          <table:table-cell office:value-type="float" office:value="2.4861878453038675" table:formula="of:=[.GV11]*100/[.GV$24]" table:style-name="ce1">
            <text:p>2,486187845</text:p>
          </table:table-cell>
          <table:table-cell office:value-type="float" office:value="0.8055235903337169" table:formula="of:=[.GW11]*100/[.GW$24]" table:style-name="ce1">
            <text:p>0,80552359</text:p>
          </table:table-cell>
          <table:table-cell office:value-type="float" office:value="7.1713147410358564" table:formula="of:=[.GX11]*100/[.GX$24]" table:style-name="ce1">
            <text:p>7,171314741</text:p>
          </table:table-cell>
          <table:table-cell office:value-type="float" office:value="4.0892193308550189" table:formula="of:=[.GY11]*100/[.GY$24]" table:style-name="ce1">
            <text:p>4,089219331</text:p>
          </table:table-cell>
          <table:table-cell office:value-type="float" office:value="2.7027027027027026" table:formula="of:=[.GZ11]*100/[.GZ$24]" table:style-name="ce1">
            <text:p>2,702702703</text:p>
          </table:table-cell>
          <table:table-cell office:value-type="float" office:value="3.6929057337220601" table:formula="of:=[.HA11]*100/[.HA$24]" table:style-name="ce1">
            <text:p>3,692905734</text:p>
          </table:table-cell>
          <table:table-cell office:value-type="float" office:value="3.3195020746887969" table:formula="of:=[.HB11]*100/[.HB$24]" table:style-name="ce1">
            <text:p>3,319502075</text:p>
          </table:table-cell>
          <table:table-cell office:value-type="float" office:value="3.5169988276670576" table:formula="of:=[.HC11]*100/[.HC$24]" table:style-name="ce1">
            <text:p>3,516998828</text:p>
          </table:table-cell>
          <table:table-cell office:value-type="float" office:value="3.0716723549488054" table:formula="of:=[.HD11]*100/[.HD$24]" table:style-name="ce1">
            <text:p>3,071672355</text:p>
          </table:table-cell>
          <table:table-cell office:value-type="float" office:value="1.6468435498627629" table:formula="of:=[.HE11]*100/[.HE$24]" table:style-name="ce1">
            <text:p>1,64684355</text:p>
          </table:table-cell>
          <table:table-cell office:value-type="float" office:value="4.1390728476821188" table:formula="of:=[.HF11]*100/[.HF$24]" table:style-name="ce1">
            <text:p>4,139072848</text:p>
          </table:table-cell>
          <table:table-cell office:value-type="float" office:value="1.6824395373291272" table:formula="of:=[.HG11]*100/[.HG$24]" table:style-name="ce1">
            <text:p>1,682439537</text:p>
          </table:table-cell>
          <table:table-cell office:value-type="float" office:value="0" table:formula="of:=[.HH11]*100/[.HH$24]" table:style-name="ce1">
            <text:p>0</text:p>
          </table:table-cell>
          <table:table-cell office:value-type="float" office:value="0" table:formula="of:=[.HI11]*100/[.HI$24]" table:style-name="ce1">
            <text:p>0</text:p>
          </table:table-cell>
          <table:table-cell office:value-type="float" office:value="0" table:formula="of:=[.HJ11]*100/[.HJ$24]" table:style-name="ce1">
            <text:p>0</text:p>
          </table:table-cell>
          <table:table-cell office:value-type="float" office:value="0" table:formula="of:=[.HK11]*100/[.HK$24]" table:style-name="ce1">
            <text:p>0</text:p>
          </table:table-cell>
          <table:table-cell office:value-type="float" office:value="1.834862385321101" table:formula="of:=[.HL11]*100/[.HL$24]" table:style-name="ce1">
            <text:p>1,834862385</text:p>
          </table:table-cell>
          <table:table-cell office:value-type="float" office:value="8.8888888888888893" table:formula="of:=[.HM11]*100/[.HM$24]" table:style-name="ce1">
            <text:p>8,888888889</text:p>
          </table:table-cell>
          <table:table-cell office:value-type="float" office:value="3.4602076124567476" table:formula="of:=[.HN11]*100/[.HN$24]" table:style-name="ce1">
            <text:p>3,460207612</text:p>
          </table:table-cell>
          <table:table-cell office:value-type="float" office:value="11.030741410488245" table:formula="of:=[.HO11]*100/[.HO$24]" table:style-name="ce1">
            <text:p>11,03074141</text:p>
          </table:table-cell>
          <table:table-cell office:value-type="float" office:value="7.1960297766749379" table:formula="of:=[.HP11]*100/[.HP$24]" table:style-name="ce1">
            <text:p>7,196029777</text:p>
          </table:table-cell>
          <table:table-cell office:value-type="float" office:value="1.8518518518518519" table:formula="of:=[.HQ11]*100/[.HQ$24]" table:style-name="ce1">
            <text:p>1,851851852</text:p>
          </table:table-cell>
          <table:table-cell office:value-type="float" office:value="1.9667170953101361" table:formula="of:=[.HR11]*100/[.HR$24]" table:style-name="ce1">
            <text:p>1,966717095</text:p>
          </table:table-cell>
          <table:table-cell office:value-type="float" office:value="0" table:formula="of:=[.HS11]*100/[.HS$24]" table:style-name="ce1">
            <text:p>0</text:p>
          </table:table-cell>
          <table:table-cell office:value-type="float" office:value="1.2987012987012987" table:formula="of:=[.HT11]*100/[.HT$24]" table:style-name="ce1">
            <text:p>1,298701299</text:p>
          </table:table-cell>
          <table:table-cell office:value-type="float" office:value="1.4634146341463414" table:formula="of:=[.HU11]*100/[.HU$24]" table:style-name="ce1">
            <text:p>1,463414634</text:p>
          </table:table-cell>
          <table:table-cell office:value-type="float" office:value="1.6025641025641026" table:formula="of:=[.HV11]*100/[.HV$24]" table:style-name="ce1">
            <text:p>1,602564103</text:p>
          </table:table-cell>
          <table:table-cell office:value-type="float" office:value="5.7575757575757578" table:formula="of:=[.HW11]*100/[.HW$24]" table:style-name="ce1">
            <text:p>5,757575758</text:p>
          </table:table-cell>
          <table:table-cell office:value-type="float" office:value="0" table:formula="of:=[.HX11]*100/[.HX$24]" table:style-name="ce1">
            <text:p>0</text:p>
          </table:table-cell>
          <table:table-cell office:value-type="float" office:value="1.1166253101736974" table:formula="of:=[.HY11]*100/[.HY$24]" table:style-name="ce1">
            <text:p>1,11662531</text:p>
          </table:table-cell>
          <table:table-cell office:value-type="float" office:value="6.5527065527065531" table:formula="of:=[.HZ11]*100/[.HZ$24]" table:style-name="ce1">
            <text:p>6,552706553</text:p>
          </table:table-cell>
          <table:table-cell office:value-type="float" office:value="0" table:formula="of:=[.IA11]*100/[.IA$24]" table:style-name="ce1">
            <text:p>0</text:p>
          </table:table-cell>
          <table:table-cell office:value-type="float" office:value="3.3557046979865772" table:formula="of:=[.IB11]*100/[.IB$24]" table:style-name="ce1">
            <text:p>3,355704698</text:p>
          </table:table-cell>
          <table:table-cell office:value-type="float" office:value="0" table:formula="of:=[.IC11]*100/[.IC$24]" table:style-name="ce1">
            <text:p>0</text:p>
          </table:table-cell>
          <table:table-cell office:value-type="float" office:value="6.0070671378091873" table:formula="of:=[.ID11]*100/[.ID$24]" table:style-name="ce1">
            <text:p>6,007067138</text:p>
          </table:table-cell>
          <table:table-cell office:value-type="float" office:value="0" table:formula="of:=[.IE11]*100/[.IE$24]" table:style-name="ce1">
            <text:p>0</text:p>
          </table:table-cell>
          <table:table-cell office:value-type="float" office:value="10.543130990415335" table:formula="of:=[.IF11]*100/[.IF$24]" table:style-name="ce1">
            <text:p>10,54313099</text:p>
          </table:table-cell>
          <table:table-cell office:value-type="float" office:value="0" table:formula="of:=[.IG11]*100/[.IG$24]" table:style-name="ce1">
            <text:p>0</text:p>
          </table:table-cell>
          <table:table-cell office:value-type="float" office:value="0" table:formula="of:=[.IH11]*100/[.IH$24]" table:style-name="ce1">
            <text:p>0</text:p>
          </table:table-cell>
          <table:table-cell office:value-type="float" office:value="0" table:formula="of:=[.II11]*100/[.II$24]" table:style-name="ce1">
            <text:p>0</text:p>
          </table:table-cell>
          <table:table-cell office:value-type="float" office:value="1.0729613733905579" table:formula="of:=[.IJ11]*100/[.IJ$24]" table:style-name="ce1">
            <text:p>1,072961373</text:p>
          </table:table-cell>
          <table:table-cell office:value-type="float" office:value="5.2631578947368425" table:formula="of:=[.IK11]*100/[.IK$24]" table:style-name="ce1">
            <text:p>5,263157895</text:p>
          </table:table-cell>
          <table:table-cell office:value-type="float" office:value="0" table:formula="of:=[.IL11]*100/[.IL$24]" table:style-name="ce1">
            <text:p>0</text:p>
          </table:table-cell>
          <table:table-cell office:value-type="float" office:value="0" table:formula="of:=[.IM11]*100/[.IM$24]" table:style-name="ce1">
            <text:p>0</text:p>
          </table:table-cell>
          <table:table-cell office:value-type="float" office:value="1.3440860215053763" table:formula="of:=[.IN11]*100/[.IN$24]" table:style-name="ce1">
            <text:p>1,344086022</text:p>
          </table:table-cell>
          <table:table-cell office:value-type="float" office:value="0" table:formula="of:=[.IO11]*100/[.IO$24]" table:style-name="ce1">
            <text:p>0</text:p>
          </table:table-cell>
          <table:table-cell office:value-type="float" office:value="0" table:formula="of:=[.IP11]*100/[.IP$24]" table:style-name="ce1">
            <text:p>0</text:p>
          </table:table-cell>
          <table:table-cell office:value-type="float" office:value="0" table:formula="of:=[.IQ11]*100/[.IQ$24]" table:style-name="ce1">
            <text:p>0</text:p>
          </table:table-cell>
          <table:table-cell office:value-type="float" office:value="2.2801302931596092" table:formula="of:=[.IR11]*100/[.IR$24]" table:style-name="ce1">
            <text:p>2,280130293</text:p>
          </table:table-cell>
          <table:table-cell office:value-type="float" office:value="0" table:formula="of:=[.IS11]*100/[.IS$24]" table:style-name="ce1">
            <text:p>0</text:p>
          </table:table-cell>
          <table:table-cell office:value-type="float" office:value="8.5910652920962196" table:formula="of:=[.IT11]*100/[.IT$24]" table:style-name="ce1">
            <text:p>8,591065292</text:p>
          </table:table-cell>
          <table:table-cell table:number-columns-repeated="1613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etired</text:p>
          </table:table-cell>
          <table:table-cell office:value-type="float" office:value="1.7177017177017178" table:formula="of:=[.C12]*100/[.C$24]" table:style-name="ce1">
            <text:p>1,717701718</text:p>
          </table:table-cell>
          <table:table-cell office:value-type="float" office:value="0.87630834776175692" table:formula="of:=[.D12]*100/[.D$24]" table:style-name="ce1">
            <text:p>0,876308348</text:p>
          </table:table-cell>
          <table:table-cell office:value-type="float" office:value="5.8245118795577513" table:formula="of:=[.E12]*100/[.E$24]" table:style-name="ce1">
            <text:p>5,82451188</text:p>
          </table:table-cell>
          <table:table-cell office:value-type="float" office:value="0.91239773290311665" table:formula="of:=[.F12]*100/[.F$24]" table:style-name="ce1">
            <text:p>0,912397733</text:p>
          </table:table-cell>
          <table:table-cell office:value-type="float" office:value="0.81821117982702729" table:formula="of:=[.G12]*100/[.G$24]" table:style-name="ce1">
            <text:p>0,81821118</text:p>
          </table:table-cell>
          <table:table-cell office:value-type="float" office:value="0.85882211826796206" table:formula="of:=[.H12]*100/[.H$24]" table:style-name="ce1">
            <text:p>0,858822118</text:p>
          </table:table-cell>
          <table:table-cell office:value-type="float" office:value="0.80115841572406921" table:formula="of:=[.I12]*100/[.I$24]" table:style-name="ce1">
            <text:p>0,801158416</text:p>
          </table:table-cell>
          <table:table-cell office:value-type="float" office:value="0.89548636253922276" table:formula="of:=[.J12]*100/[.J$24]" table:style-name="ce1">
            <text:p>0,895486363</text:p>
          </table:table-cell>
          <table:table-cell office:value-type="float" office:value="0.81048725008978806" table:formula="of:=[.K12]*100/[.K$24]" table:style-name="ce1">
            <text:p>0,81048725</text:p>
          </table:table-cell>
          <table:table-cell office:value-type="float" office:value="0.66649899396378265" table:formula="of:=[.L12]*100/[.L$24]" table:style-name="ce1">
            <text:p>0,666498994</text:p>
          </table:table-cell>
          <table:table-cell office:value-type="float" office:value="3.1197097944377266" table:formula="of:=[.M12]*100/[.M$24]" table:style-name="ce1">
            <text:p>3,119709794</text:p>
          </table:table-cell>
          <table:table-cell office:value-type="float" office:value="0.51216389244558258" table:formula="of:=[.N12]*100/[.N$24]" table:style-name="ce1">
            <text:p>0,512163892</text:p>
          </table:table-cell>
          <table:table-cell office:value-type="float" office:value="0.86898395721925137" table:formula="of:=[.O12]*100/[.O$24]" table:style-name="ce1">
            <text:p>0,868983957</text:p>
          </table:table-cell>
          <table:table-cell office:value-type="float" office:value="0.89434102131831605" table:formula="of:=[.P12]*100/[.P$24]" table:style-name="ce1">
            <text:p>0,894341021</text:p>
          </table:table-cell>
          <table:table-cell office:value-type="float" office:value="0.85726225299982095" table:formula="of:=[.Q12]*100/[.Q$24]" table:style-name="ce1">
            <text:p>0,857262253</text:p>
          </table:table-cell>
          <table:table-cell office:value-type="float" office:value="0.98172992163066186" table:formula="of:=[.R12]*100/[.R$24]" table:style-name="ce1">
            <text:p>0,981729922</text:p>
          </table:table-cell>
          <table:table-cell office:value-type="float" office:value="39.969834087481146" table:formula="of:=[.S12]*100/[.S$24]" table:style-name="ce1">
            <text:p>39,96983409</text:p>
          </table:table-cell>
          <table:table-cell office:value-type="float" office:value="2.2659362549800797" table:formula="of:=[.T12]*100/[.T$24]" table:style-name="ce1">
            <text:p>2,265936255</text:p>
          </table:table-cell>
          <table:table-cell office:value-type="float" office:value="2.3477452347745236" table:formula="of:=[.U12]*100/[.U$24]" table:style-name="ce1">
            <text:p>2,347745235</text:p>
          </table:table-cell>
          <table:table-cell office:value-type="float" office:value="46.016260162601625" table:formula="of:=[.V12]*100/[.V$24]" table:style-name="ce1">
            <text:p>46,01626016</text:p>
          </table:table-cell>
          <table:table-cell office:value-type="float" office:value="7.584830339321357" table:formula="of:=[.W12]*100/[.W$24]" table:style-name="ce1">
            <text:p>7,584830339</text:p>
          </table:table-cell>
          <table:table-cell office:value-type="float" office:value="0.58575126004631517" table:formula="of:=[.X12]*100/[.X$24]" table:style-name="ce1">
            <text:p>0,58575126</text:p>
          </table:table-cell>
          <table:table-cell office:value-type="float" office:value="3.5367545076282942" table:formula="of:=[.Y12]*100/[.Y$24]" table:style-name="ce1">
            <text:p>3,536754508</text:p>
          </table:table-cell>
          <table:table-cell office:value-type="float" office:value="34.902597402597401" table:formula="of:=[.Z12]*100/[.Z$24]" table:style-name="ce1">
            <text:p>34,9025974</text:p>
          </table:table-cell>
          <table:table-cell office:value-type="float" office:value="0.2516889654258842" table:formula="of:=[.AA12]*100/[.AA$24]" table:style-name="ce1">
            <text:p>0,251688965</text:p>
          </table:table-cell>
          <table:table-cell office:value-type="float" office:value="0" table:formula="of:=[.AB12]*100/[.AB$24]" table:style-name="ce1">
            <text:p>0</text:p>
          </table:table-cell>
          <table:table-cell office:value-type="float" office:value="0.47347166132850577" table:formula="of:=[.AC12]*100/[.AC$24]" table:style-name="ce1">
            <text:p>0,473471661</text:p>
          </table:table-cell>
          <table:table-cell office:value-type="float" office:value="2.7315914489311166" table:formula="of:=[.AD12]*100/[.AD$24]" table:style-name="ce1">
            <text:p>2,731591449</text:p>
          </table:table-cell>
          <table:table-cell office:value-type="float" office:value="2.6546456298522414" table:formula="of:=[.AE12]*100/[.AE$24]" table:style-name="ce1">
            <text:p>2,65464563</text:p>
          </table:table-cell>
          <table:table-cell office:value-type="float" office:value="2.5183374083129584" table:formula="of:=[.AF12]*100/[.AF$24]" table:style-name="ce1">
            <text:p>2,518337408</text:p>
          </table:table-cell>
          <table:table-cell office:value-type="float" office:value="41.840277777777779" table:formula="of:=[.AG12]*100/[.AG$24]" table:style-name="ce1">
            <text:p>41,84027778</text:p>
          </table:table-cell>
          <table:table-cell office:value-type="float" office:value="37.037037037037038" table:formula="of:=[.AH12]*100/[.AH$24]" table:style-name="ce1">
            <text:p>37,03703704</text:p>
          </table:table-cell>
          <table:table-cell office:value-type="float" office:value="0" table:formula="of:=[.AI12]*100/[.AI$24]" table:style-name="ce1">
            <text:p>0</text:p>
          </table:table-cell>
          <table:table-cell office:value-type="float" office:value="4.0128410914927768" table:formula="of:=[.AJ12]*100/[.AJ$24]" table:style-name="ce1">
            <text:p>4,012841091</text:p>
          </table:table-cell>
          <table:table-cell office:value-type="float" office:value="2.0088764307404814" table:formula="of:=[.AK12]*100/[.AK$24]" table:style-name="ce1">
            <text:p>2,008876431</text:p>
          </table:table-cell>
          <table:table-cell office:value-type="float" office:value="44.941634241245133" table:formula="of:=[.AL12]*100/[.AL$24]" table:style-name="ce1">
            <text:p>44,94163424</text:p>
          </table:table-cell>
          <table:table-cell office:value-type="float" office:value="38.074074074074076" table:formula="of:=[.AM12]*100/[.AM$24]" table:style-name="ce1">
            <text:p>38,07407407</text:p>
          </table:table-cell>
          <table:table-cell office:value-type="float" office:value="0.3699593044765076" table:formula="of:=[.AN12]*100/[.AN$24]" table:style-name="ce1">
            <text:p>0,369959304</text:p>
          </table:table-cell>
          <table:table-cell office:value-type="float" office:value="5.4366685945633311" table:formula="of:=[.AO12]*100/[.AO$24]" table:style-name="ce1">
            <text:p>5,436668595</text:p>
          </table:table-cell>
          <table:table-cell office:value-type="float" office:value="0.61523317337270822" table:formula="of:=[.AP12]*100/[.AP$24]" table:style-name="ce1">
            <text:p>0,615233173</text:p>
          </table:table-cell>
          <table:table-cell office:value-type="float" office:value="48.780487804878049" table:formula="of:=[.AQ12]*100/[.AQ$24]" table:style-name="ce1">
            <text:p>48,7804878</text:p>
          </table:table-cell>
          <table:table-cell office:value-type="float" office:value="2.038735983690112" table:formula="of:=[.AR12]*100/[.AR$24]" table:style-name="ce1">
            <text:p>2,038735984</text:p>
          </table:table-cell>
          <table:table-cell office:value-type="float" office:value="35.98615916955017" table:formula="of:=[.AS12]*100/[.AS$24]" table:style-name="ce1">
            <text:p>35,98615917</text:p>
          </table:table-cell>
          <table:table-cell office:value-type="float" office:value="0" table:formula="of:=[.AT12]*100/[.AT$24]" table:style-name="ce1">
            <text:p>0</text:p>
          </table:table-cell>
          <table:table-cell office:value-type="float" office:value="45.348837209302324" table:formula="of:=[.AU12]*100/[.AU$24]" table:style-name="ce1">
            <text:p>45,34883721</text:p>
          </table:table-cell>
          <table:table-cell office:value-type="float" office:value="1.685823754789272" table:formula="of:=[.AV12]*100/[.AV$24]" table:style-name="ce1">
            <text:p>1,685823755</text:p>
          </table:table-cell>
          <table:table-cell office:value-type="float" office:value="34.038800705467374" table:formula="of:=[.AW12]*100/[.AW$24]" table:style-name="ce1">
            <text:p>34,03880071</text:p>
          </table:table-cell>
          <table:table-cell office:value-type="float" office:value="2.4968474148802016" table:formula="of:=[.AX12]*100/[.AX$24]" table:style-name="ce1">
            <text:p>2,496847415</text:p>
          </table:table-cell>
          <table:table-cell office:value-type="float" office:value="0" table:formula="of:=[.AY12]*100/[.AY$24]" table:style-name="ce1">
            <text:p>0</text:p>
          </table:table-cell>
          <table:table-cell office:value-type="float" office:value="35.440613026819925" table:formula="of:=[.AZ12]*100/[.AZ$24]" table:style-name="ce1">
            <text:p>35,44061303</text:p>
          </table:table-cell>
          <table:table-cell office:value-type="float" office:value="0" table:formula="of:=[.BA12]*100/[.BA$24]" table:style-name="ce1">
            <text:p>0</text:p>
          </table:table-cell>
          <table:table-cell office:value-type="float" office:value="41.135972461273667" table:formula="of:=[.BB12]*100/[.BB$24]" table:style-name="ce1">
            <text:p>41,13597246</text:p>
          </table:table-cell>
          <table:table-cell office:value-type="float" office:value="0" table:formula="of:=[.BC12]*100/[.BC$24]" table:style-name="ce1">
            <text:p>0</text:p>
          </table:table-cell>
          <table:table-cell office:value-type="float" office:value="35.685483870967744" table:formula="of:=[.BD12]*100/[.BD$24]" table:style-name="ce1">
            <text:p>35,68548387</text:p>
          </table:table-cell>
          <table:table-cell office:value-type="float" office:value="2.0784004209418576" table:formula="of:=[.BE12]*100/[.BE$24]" table:style-name="ce1">
            <text:p>2,078400421</text:p>
          </table:table-cell>
          <table:table-cell office:value-type="float" office:value="4.3280182232346238" table:formula="of:=[.BF12]*100/[.BF$24]" table:style-name="ce1">
            <text:p>4,328018223</text:p>
          </table:table-cell>
          <table:table-cell office:value-type="float" office:value="42.261904761904759" table:formula="of:=[.BG12]*100/[.BG$24]" table:style-name="ce1">
            <text:p>42,26190476</text:p>
          </table:table-cell>
          <table:table-cell office:value-type="float" office:value="40.100671140939596" table:formula="of:=[.BH12]*100/[.BH$24]" table:style-name="ce1">
            <text:p>40,10067114</text:p>
          </table:table-cell>
          <table:table-cell office:value-type="float" office:value="39.020270270270274" table:formula="of:=[.BI12]*100/[.BI$24]" table:style-name="ce1">
            <text:p>39,02027027</text:p>
          </table:table-cell>
          <table:table-cell office:value-type="float" office:value="41.078066914498145" table:formula="of:=[.BJ12]*100/[.BJ$24]" table:style-name="ce1">
            <text:p>41,07806691</text:p>
          </table:table-cell>
          <table:table-cell office:value-type="float" office:value="35.351882160392798" table:formula="of:=[.BK12]*100/[.BK$24]" table:style-name="ce1">
            <text:p>35,35188216</text:p>
          </table:table-cell>
          <table:table-cell office:value-type="float" office:value="0" table:formula="of:=[.BL12]*100/[.BL$24]" table:style-name="ce1">
            <text:p>0</text:p>
          </table:table-cell>
          <table:table-cell office:value-type="float" office:value="40.375586854460096" table:formula="of:=[.BM12]*100/[.BM$24]" table:style-name="ce1">
            <text:p>40,37558685</text:p>
          </table:table-cell>
          <table:table-cell office:value-type="float" office:value="2.690693655887435" table:formula="of:=[.BN12]*100/[.BN$24]" table:style-name="ce1">
            <text:p>2,690693656</text:p>
          </table:table-cell>
          <table:table-cell office:value-type="float" office:value="0" table:formula="of:=[.BO12]*100/[.BO$24]" table:style-name="ce1">
            <text:p>0</text:p>
          </table:table-cell>
          <table:table-cell office:value-type="float" office:value="3.6535061873895107" table:formula="of:=[.BP12]*100/[.BP$24]" table:style-name="ce1">
            <text:p>3,653506187</text:p>
          </table:table-cell>
          <table:table-cell office:value-type="float" office:value="0" table:formula="of:=[.BQ12]*100/[.BQ$24]" table:style-name="ce1">
            <text:p>0</text:p>
          </table:table-cell>
          <table:table-cell office:value-type="float" office:value="32.012678288431061" table:formula="of:=[.BR12]*100/[.BR$24]" table:style-name="ce1">
            <text:p>32,01267829</text:p>
          </table:table-cell>
          <table:table-cell office:value-type="float" office:value="37.477797513321491" table:formula="of:=[.BS12]*100/[.BS$24]" table:style-name="ce1">
            <text:p>37,47779751</text:p>
          </table:table-cell>
          <table:table-cell office:value-type="float" office:value="2.0506634499396865" table:formula="of:=[.BT12]*100/[.BT$24]" table:style-name="ce1">
            <text:p>2,05066345</text:p>
          </table:table-cell>
          <table:table-cell office:value-type="float" office:value="2.9288702928870292" table:formula="of:=[.BU12]*100/[.BU$24]" table:style-name="ce1">
            <text:p>2,928870293</text:p>
          </table:table-cell>
          <table:table-cell office:value-type="float" office:value="5.6312981624184948" table:formula="of:=[.BV12]*100/[.BV$24]" table:style-name="ce1">
            <text:p>5,631298162</text:p>
          </table:table-cell>
          <table:table-cell office:value-type="float" office:value="38.113207547169814" table:formula="of:=[.BW12]*100/[.BW$24]" table:style-name="ce1">
            <text:p>38,11320755</text:p>
          </table:table-cell>
          <table:table-cell office:value-type="float" office:value="36.943907156673113" table:formula="of:=[.BX12]*100/[.BX$24]" table:style-name="ce1">
            <text:p>36,94390716</text:p>
          </table:table-cell>
          <table:table-cell office:value-type="float" office:value="45.945945945945944" table:formula="of:=[.BY12]*100/[.BY$24]" table:style-name="ce1">
            <text:p>45,94594595</text:p>
          </table:table-cell>
          <table:table-cell office:value-type="float" office:value="0.60501296456352638" table:formula="of:=[.BZ12]*100/[.BZ$24]" table:style-name="ce1">
            <text:p>0,605012965</text:p>
          </table:table-cell>
          <table:table-cell office:value-type="float" office:value="35.191637630662022" table:formula="of:=[.CA12]*100/[.CA$24]" table:style-name="ce1">
            <text:p>35,19163763</text:p>
          </table:table-cell>
          <table:table-cell office:value-type="float" office:value="41.758241758241759" table:formula="of:=[.CB12]*100/[.CB$24]" table:style-name="ce1">
            <text:p>41,75824176</text:p>
          </table:table-cell>
          <table:table-cell office:value-type="float" office:value="41.221374045801525" table:formula="of:=[.CC12]*100/[.CC$24]" table:style-name="ce1">
            <text:p>41,22137405</text:p>
          </table:table-cell>
          <table:table-cell office:value-type="float" office:value="41.003460207612456" table:formula="of:=[.CD12]*100/[.CD$24]" table:style-name="ce1">
            <text:p>41,00346021</text:p>
          </table:table-cell>
          <table:table-cell office:value-type="float" office:value="34.889753566796365" table:formula="of:=[.CE12]*100/[.CE$24]" table:style-name="ce1">
            <text:p>34,88975357</text:p>
          </table:table-cell>
          <table:table-cell office:value-type="float" office:value="44.463087248322147" table:formula="of:=[.CF12]*100/[.CF$24]" table:style-name="ce1">
            <text:p>44,46308725</text:p>
          </table:table-cell>
          <table:table-cell office:value-type="float" office:value="44.815465729349739" table:formula="of:=[.CG12]*100/[.CG$24]" table:style-name="ce1">
            <text:p>44,81546573</text:p>
          </table:table-cell>
          <table:table-cell office:value-type="float" office:value="34.171907756813418" table:formula="of:=[.CH12]*100/[.CH$24]" table:style-name="ce1">
            <text:p>34,17190776</text:p>
          </table:table-cell>
          <table:table-cell office:value-type="float" office:value="28.68369351669941" table:formula="of:=[.CI12]*100/[.CI$24]" table:style-name="ce1">
            <text:p>28,68369352</text:p>
          </table:table-cell>
          <table:table-cell office:value-type="float" office:value="32.328308207705192" table:formula="of:=[.CJ12]*100/[.CJ$24]" table:style-name="ce1">
            <text:p>32,32830821</text:p>
          </table:table-cell>
          <table:table-cell office:value-type="float" office:value="0.58997050147492625" table:formula="of:=[.CK12]*100/[.CK$24]" table:style-name="ce1">
            <text:p>0,589970501</text:p>
          </table:table-cell>
          <table:table-cell office:value-type="float" office:value="2.7115139949109417" table:formula="of:=[.CL12]*100/[.CL$24]" table:style-name="ce1">
            <text:p>2,711513995</text:p>
          </table:table-cell>
          <table:table-cell office:value-type="float" office:value="0.53051146384479719" table:formula="of:=[.CM12]*100/[.CM$24]" table:style-name="ce1">
            <text:p>0,530511464</text:p>
          </table:table-cell>
          <table:table-cell office:value-type="float" office:value="2.4210029869517373" table:formula="of:=[.CN12]*100/[.CN$24]" table:style-name="ce1">
            <text:p>2,421002987</text:p>
          </table:table-cell>
          <table:table-cell office:value-type="float" office:value="0.49367215032745015" table:formula="of:=[.CO12]*100/[.CO$24]" table:style-name="ce1">
            <text:p>0,49367215</text:p>
          </table:table-cell>
          <table:table-cell office:value-type="float" office:value="2.785515320334262" table:formula="of:=[.CP12]*100/[.CP$24]" table:style-name="ce1">
            <text:p>2,78551532</text:p>
          </table:table-cell>
          <table:table-cell office:value-type="float" office:value="0.44774011299435029" table:formula="of:=[.CQ12]*100/[.CQ$24]" table:style-name="ce1">
            <text:p>0,447740113</text:p>
          </table:table-cell>
          <table:table-cell office:value-type="float" office:value="2.6611164795956292" table:formula="of:=[.CR12]*100/[.CR$24]" table:style-name="ce1">
            <text:p>2,66111648</text:p>
          </table:table-cell>
          <table:table-cell office:value-type="float" office:value="0.61322570984441183" table:formula="of:=[.CS12]*100/[.CS$24]" table:style-name="ce1">
            <text:p>0,61322571</text:p>
          </table:table-cell>
          <table:table-cell office:value-type="float" office:value="2.4491718345239031" table:formula="of:=[.CT12]*100/[.CT$24]" table:style-name="ce1">
            <text:p>2,449171835</text:p>
          </table:table-cell>
          <table:table-cell office:value-type="float" office:value="0.48908471289444039" table:formula="of:=[.CU12]*100/[.CU$24]" table:style-name="ce1">
            <text:p>0,489084713</text:p>
          </table:table-cell>
          <table:table-cell office:value-type="float" office:value="2.4927233375625049" table:formula="of:=[.CV12]*100/[.CV$24]" table:style-name="ce1">
            <text:p>2,492723338</text:p>
          </table:table-cell>
          <table:table-cell office:value-type="float" office:value="0.5292441308182928" table:formula="of:=[.CW12]*100/[.CW$24]" table:style-name="ce1">
            <text:p>0,529244131</text:p>
          </table:table-cell>
          <table:table-cell office:value-type="float" office:value="2.4013722126929675" table:formula="of:=[.CX12]*100/[.CX$24]" table:style-name="ce1">
            <text:p>2,401372213</text:p>
          </table:table-cell>
          <table:table-cell office:value-type="float" office:value="2.0625" table:formula="of:=[.CY12]*100/[.CY$24]" table:style-name="ce1">
            <text:p>2,0625</text:p>
          </table:table-cell>
          <table:table-cell office:value-type="float" office:value="6.737967914438503" table:formula="of:=[.CZ12]*100/[.CZ$24]" table:style-name="ce1">
            <text:p>6,737967914</text:p>
          </table:table-cell>
          <table:table-cell office:value-type="float" office:value="0.29702021653731914" table:formula="of:=[.DA12]*100/[.DA$24]" table:style-name="ce1">
            <text:p>0,297020217</text:p>
          </table:table-cell>
          <table:table-cell office:value-type="float" office:value="1.4288630332720964" table:formula="of:=[.DB12]*100/[.DB$24]" table:style-name="ce1">
            <text:p>1,428863033</text:p>
          </table:table-cell>
          <table:table-cell office:value-type="float" office:value="0.52006263737842462" table:formula="of:=[.DC12]*100/[.DC$24]" table:style-name="ce1">
            <text:p>0,520062637</text:p>
          </table:table-cell>
          <table:table-cell office:value-type="float" office:value="2.7854493805728713" table:formula="of:=[.DD12]*100/[.DD$24]" table:style-name="ce1">
            <text:p>2,785449381</text:p>
          </table:table-cell>
          <table:table-cell office:value-type="float" office:value="0.66202537052065091" table:formula="of:=[.DE12]*100/[.DE$24]" table:style-name="ce1">
            <text:p>0,662025371</text:p>
          </table:table-cell>
          <table:table-cell office:value-type="float" office:value="2.1122555605314224" table:formula="of:=[.DF12]*100/[.DF$24]" table:style-name="ce1">
            <text:p>2,112255561</text:p>
          </table:table-cell>
          <table:table-cell office:value-type="float" office:value="0.45853382394565523" table:formula="of:=[.DG12]*100/[.DG$24]" table:style-name="ce1">
            <text:p>0,458533824</text:p>
          </table:table-cell>
          <table:table-cell office:value-type="float" office:value="3.0087819778541429" table:formula="of:=[.DH12]*100/[.DH$24]" table:style-name="ce1">
            <text:p>3,008781978</text:p>
          </table:table-cell>
          <table:table-cell office:value-type="float" office:value="0.61363701230128154" table:formula="of:=[.DI12]*100/[.DI$24]" table:style-name="ce1">
            <text:p>0,613637012</text:p>
          </table:table-cell>
          <table:table-cell office:value-type="float" office:value="3.0065154250726116" table:formula="of:=[.DJ12]*100/[.DJ$24]" table:style-name="ce1">
            <text:p>3,006515425</text:p>
          </table:table-cell>
          <table:table-cell office:value-type="float" office:value="30.555555555555557" table:formula="of:=[.DK12]*100/[.DK$24]" table:style-name="ce1">
            <text:p>30,55555556</text:p>
          </table:table-cell>
          <table:table-cell office:value-type="float" office:value="48.967551622418881" table:formula="of:=[.DL12]*100/[.DL$24]" table:style-name="ce1">
            <text:p>48,96755162</text:p>
          </table:table-cell>
          <table:table-cell office:value-type="float" office:value="0.96785343933632906" table:formula="of:=[.DM12]*100/[.DM$24]" table:style-name="ce1">
            <text:p>0,967853439</text:p>
          </table:table-cell>
          <table:table-cell office:value-type="float" office:value="5.6099732858414963" table:formula="of:=[.DN12]*100/[.DN$24]" table:style-name="ce1">
            <text:p>5,609973286</text:p>
          </table:table-cell>
          <table:table-cell office:value-type="float" office:value="1.6049382716049383" table:formula="of:=[.DO12]*100/[.DO$24]" table:style-name="ce1">
            <text:p>1,604938272</text:p>
          </table:table-cell>
          <table:table-cell office:value-type="float" office:value="4.613935969868173" table:formula="of:=[.DP12]*100/[.DP$24]" table:style-name="ce1">
            <text:p>4,61393597</text:p>
          </table:table-cell>
          <table:table-cell office:value-type="float" office:value="32.377049180327866" table:formula="of:=[.DQ12]*100/[.DQ$24]" table:style-name="ce1">
            <text:p>32,37704918</text:p>
          </table:table-cell>
          <table:table-cell office:value-type="float" office:value="54.98652291105121" table:formula="of:=[.DR12]*100/[.DR$24]" table:style-name="ce1">
            <text:p>54,98652291</text:p>
          </table:table-cell>
          <table:table-cell office:value-type="float" office:value="3.652173913043478" table:formula="of:=[.DS12]*100/[.DS$24]" table:style-name="ce1">
            <text:p>3,652173913</text:p>
          </table:table-cell>
          <table:table-cell office:value-type="float" office:value="12.880562060889929" table:formula="of:=[.DT12]*100/[.DT$24]" table:style-name="ce1">
            <text:p>12,88056206</text:p>
          </table:table-cell>
          <table:table-cell office:value-type="float" office:value="0.53089514820822892" table:formula="of:=[.DU12]*100/[.DU$24]" table:style-name="ce1">
            <text:p>0,530895148</text:p>
          </table:table-cell>
          <table:table-cell office:value-type="float" office:value="1.25" table:formula="of:=[.DV12]*100/[.DV$24]" table:style-name="ce1">
            <text:p>1,25</text:p>
          </table:table-cell>
          <table:table-cell office:value-type="float" office:value="0.75107296137339052" table:formula="of:=[.DW12]*100/[.DW$24]" table:style-name="ce1">
            <text:p>0,751072961</text:p>
          </table:table-cell>
          <table:table-cell office:value-type="float" office:value="8.6274509803921564" table:formula="of:=[.DX12]*100/[.DX$24]" table:style-name="ce1">
            <text:p>8,62745098</text:p>
          </table:table-cell>
          <table:table-cell office:value-type="float" office:value="30" table:formula="of:=[.DY12]*100/[.DY$24]" table:style-name="ce1">
            <text:p>30</text:p>
          </table:table-cell>
          <table:table-cell office:value-type="float" office:value="40.202702702702702" table:formula="of:=[.DZ12]*100/[.DZ$24]" table:style-name="ce1">
            <text:p>40,2027027</text:p>
          </table:table-cell>
          <table:table-cell office:value-type="float" office:value="0.24624855713736052" table:formula="of:=[.EA12]*100/[.EA$24]" table:style-name="ce1">
            <text:p>0,246248557</text:p>
          </table:table-cell>
          <table:table-cell office:value-type="float" office:value="0.28530670470756064" table:formula="of:=[.EB12]*100/[.EB$24]" table:style-name="ce1">
            <text:p>0,285306705</text:p>
          </table:table-cell>
          <table:table-cell office:value-type="float" office:value="0" table:formula="of:=[.EC12]*100/[.EC$24]" table:style-name="ce1">
            <text:p>0</text:p>
          </table:table-cell>
          <table:table-cell office:value-type="float" office:value="0" table:formula="of:=[.ED12]*100/[.ED$24]" table:style-name="ce1">
            <text:p>0</text:p>
          </table:table-cell>
          <table:table-cell office:value-type="float" office:value="0.3476946334089191" table:formula="of:=[.EE12]*100/[.EE$24]" table:style-name="ce1">
            <text:p>0,347694633</text:p>
          </table:table-cell>
          <table:table-cell office:value-type="float" office:value="1.9434628975265018" table:formula="of:=[.EF12]*100/[.EF$24]" table:style-name="ce1">
            <text:p>1,943462898</text:p>
          </table:table-cell>
          <table:table-cell office:value-type="float" office:value="1.9213973799126638" table:formula="of:=[.EG12]*100/[.EG$24]" table:style-name="ce1">
            <text:p>1,92139738</text:p>
          </table:table-cell>
          <table:table-cell office:value-type="float" office:value="4.4526901669758816" table:formula="of:=[.EH12]*100/[.EH$24]" table:style-name="ce1">
            <text:p>4,452690167</text:p>
          </table:table-cell>
          <table:table-cell office:value-type="float" office:value="1.0873258579680598" table:formula="of:=[.EI12]*100/[.EI$24]" table:style-name="ce1">
            <text:p>1,087325858</text:p>
          </table:table-cell>
          <table:table-cell office:value-type="float" office:value="7.0476190476190474" table:formula="of:=[.EJ12]*100/[.EJ$24]" table:style-name="ce1">
            <text:p>7,047619048</text:p>
          </table:table-cell>
          <table:table-cell office:value-type="float" office:value="1.7461383478844863" table:formula="of:=[.EK12]*100/[.EK$24]" table:style-name="ce1">
            <text:p>1,746138348</text:p>
          </table:table-cell>
          <table:table-cell office:value-type="float" office:value="4.5863309352517989" table:formula="of:=[.EL12]*100/[.EL$24]" table:style-name="ce1">
            <text:p>4,586330935</text:p>
          </table:table-cell>
          <table:table-cell office:value-type="float" office:value="33.962264150943398" table:formula="of:=[.EM12]*100/[.EM$24]" table:style-name="ce1">
            <text:p>33,96226415</text:p>
          </table:table-cell>
          <table:table-cell office:value-type="float" office:value="48.553054662379424" table:formula="of:=[.EN12]*100/[.EN$24]" table:style-name="ce1">
            <text:p>48,55305466</text:p>
          </table:table-cell>
          <table:table-cell office:value-type="float" office:value="26.20967741935484" table:formula="of:=[.EO12]*100/[.EO$24]" table:style-name="ce1">
            <text:p>26,20967742</text:p>
          </table:table-cell>
          <table:table-cell office:value-type="float" office:value="44.797687861271676" table:formula="of:=[.EP12]*100/[.EP$24]" table:style-name="ce1">
            <text:p>44,79768786</text:p>
          </table:table-cell>
          <table:table-cell office:value-type="float" office:value="0" table:formula="of:=[.EQ12]*100/[.EQ$24]" table:style-name="ce1">
            <text:p>0</text:p>
          </table:table-cell>
          <table:table-cell office:value-type="float" office:value="0" table:formula="of:=[.ER12]*100/[.ER$24]" table:style-name="ce1">
            <text:p>0</text:p>
          </table:table-cell>
          <table:table-cell office:value-type="float" office:value="1.6194331983805668" table:formula="of:=[.ES12]*100/[.ES$24]" table:style-name="ce1">
            <text:p>1,619433198</text:p>
          </table:table-cell>
          <table:table-cell office:value-type="float" office:value="7.5247524752475243" table:formula="of:=[.ET12]*100/[.ET$24]" table:style-name="ce1">
            <text:p>7,524752475</text:p>
          </table:table-cell>
          <table:table-cell office:value-type="float" office:value="1.7571884984025559" table:formula="of:=[.EU12]*100/[.EU$24]" table:style-name="ce1">
            <text:p>1,757188498</text:p>
          </table:table-cell>
          <table:table-cell office:value-type="float" office:value="2.6933101650738487" table:formula="of:=[.EV12]*100/[.EV$24]" table:style-name="ce1">
            <text:p>2,693310165</text:p>
          </table:table-cell>
          <table:table-cell office:value-type="float" office:value="39.82683982683983" table:formula="of:=[.EW12]*100/[.EW$24]" table:style-name="ce1">
            <text:p>39,82683983</text:p>
          </table:table-cell>
          <table:table-cell office:value-type="float" office:value="49.116607773851591" table:formula="of:=[.EX12]*100/[.EX$24]" table:style-name="ce1">
            <text:p>49,11660777</text:p>
          </table:table-cell>
          <table:table-cell office:value-type="float" office:value="19.373219373219374" table:formula="of:=[.EY12]*100/[.EY$24]" table:style-name="ce1">
            <text:p>19,37321937</text:p>
          </table:table-cell>
          <table:table-cell office:value-type="float" office:value="58.333333333333336" table:formula="of:=[.EZ12]*100/[.EZ$24]" table:style-name="ce1">
            <text:p>58,33333333</text:p>
          </table:table-cell>
          <table:table-cell office:value-type="float" office:value="0.31637226469812813" table:formula="of:=[.FA12]*100/[.FA$24]" table:style-name="ce1">
            <text:p>0,316372265</text:p>
          </table:table-cell>
          <table:table-cell office:value-type="float" office:value="1.1472275334608031" table:formula="of:=[.FB12]*100/[.FB$24]" table:style-name="ce1">
            <text:p>1,147227533</text:p>
          </table:table-cell>
          <table:table-cell office:value-type="float" office:value="1.8257261410788381" table:formula="of:=[.FC12]*100/[.FC$24]" table:style-name="ce1">
            <text:p>1,825726141</text:p>
          </table:table-cell>
          <table:table-cell office:value-type="float" office:value="13.740458015267176" table:formula="of:=[.FD12]*100/[.FD$24]" table:style-name="ce1">
            <text:p>13,74045802</text:p>
          </table:table-cell>
          <table:table-cell office:value-type="float" office:value="0.20267531414673692" table:formula="of:=[.FE12]*100/[.FE$24]" table:style-name="ce1">
            <text:p>0,202675314</text:p>
          </table:table-cell>
          <table:table-cell office:value-type="float" office:value="4.8209366391184574" table:formula="of:=[.FF12]*100/[.FF$24]" table:style-name="ce1">
            <text:p>4,820936639</text:p>
          </table:table-cell>
          <table:table-cell office:value-type="float" office:value="35.555555555555557" table:formula="of:=[.FG12]*100/[.FG$24]" table:style-name="ce1">
            <text:p>35,55555556</text:p>
          </table:table-cell>
          <table:table-cell office:value-type="float" office:value="59.130434782608695" table:formula="of:=[.FH12]*100/[.FH$24]" table:style-name="ce1">
            <text:p>59,13043478</text:p>
          </table:table-cell>
          <table:table-cell office:value-type="float" office:value="0.80645161290322576" table:formula="of:=[.FI12]*100/[.FI$24]" table:style-name="ce1">
            <text:p>0,806451613</text:p>
          </table:table-cell>
          <table:table-cell office:value-type="float" office:value="5.9071729957805905" table:formula="of:=[.FJ12]*100/[.FJ$24]" table:style-name="ce1">
            <text:p>5,907172996</text:p>
          </table:table-cell>
          <table:table-cell office:value-type="float" office:value="29.065743944636679" table:formula="of:=[.FK12]*100/[.FK$24]" table:style-name="ce1">
            <text:p>29,06574394</text:p>
          </table:table-cell>
          <table:table-cell office:value-type="float" office:value="42.906574394463668" table:formula="of:=[.FL12]*100/[.FL$24]" table:style-name="ce1">
            <text:p>42,90657439</text:p>
          </table:table-cell>
          <table:table-cell office:value-type="float" office:value="0" table:formula="of:=[.FM12]*100/[.FM$24]" table:style-name="ce1">
            <text:p>0</text:p>
          </table:table-cell>
          <table:table-cell office:value-type="float" office:value="0" table:formula="of:=[.FN12]*100/[.FN$24]" table:style-name="ce1">
            <text:p>0</text:p>
          </table:table-cell>
          <table:table-cell office:value-type="float" office:value="27.586206896551722" table:formula="of:=[.FO12]*100/[.FO$24]" table:style-name="ce1">
            <text:p>27,5862069</text:p>
          </table:table-cell>
          <table:table-cell office:value-type="float" office:value="58.944281524926687" table:formula="of:=[.FP12]*100/[.FP$24]" table:style-name="ce1">
            <text:p>58,94428152</text:p>
          </table:table-cell>
          <table:table-cell office:value-type="float" office:value="1.1086474501108647" table:formula="of:=[.FQ12]*100/[.FQ$24]" table:style-name="ce1">
            <text:p>1,10864745</text:p>
          </table:table-cell>
          <table:table-cell office:value-type="float" office:value="2.9776674937965262" table:formula="of:=[.FR12]*100/[.FR$24]" table:style-name="ce1">
            <text:p>2,977667494</text:p>
          </table:table-cell>
          <table:table-cell office:value-type="float" office:value="26.122448979591837" table:formula="of:=[.FS12]*100/[.FS$24]" table:style-name="ce1">
            <text:p>26,12244898</text:p>
          </table:table-cell>
          <table:table-cell office:value-type="float" office:value="40.062111801242239" table:formula="of:=[.FT12]*100/[.FT$24]" table:style-name="ce1">
            <text:p>40,0621118</text:p>
          </table:table-cell>
          <table:table-cell office:value-type="float" office:value="1.1544991511035654" table:formula="of:=[.FU12]*100/[.FU$24]" table:style-name="ce1">
            <text:p>1,154499151</text:p>
          </table:table-cell>
          <table:table-cell office:value-type="float" office:value="6.3725490196078427" table:formula="of:=[.FV12]*100/[.FV$24]" table:style-name="ce1">
            <text:p>6,37254902</text:p>
          </table:table-cell>
          <table:table-cell office:value-type="float" office:value="0" table:formula="of:=[.FW12]*100/[.FW$24]" table:style-name="ce1">
            <text:p>0</text:p>
          </table:table-cell>
          <table:table-cell office:value-type="float" office:value="0" table:formula="of:=[.FX12]*100/[.FX$24]" table:style-name="ce1">
            <text:p>0</text:p>
          </table:table-cell>
          <table:table-cell office:value-type="float" office:value="30.952380952380953" table:formula="of:=[.FY12]*100/[.FY$24]" table:style-name="ce1">
            <text:p>30,95238095</text:p>
          </table:table-cell>
          <table:table-cell office:value-type="float" office:value="38.46153846153846" table:formula="of:=[.FZ12]*100/[.FZ$24]" table:style-name="ce1">
            <text:p>38,46153846</text:p>
          </table:table-cell>
          <table:table-cell office:value-type="float" office:value="0" table:formula="of:=[.GA12]*100/[.GA$24]" table:style-name="ce1">
            <text:p>0</text:p>
          </table:table-cell>
          <table:table-cell office:value-type="float" office:value="0" table:formula="of:=[.GB12]*100/[.GB$24]" table:style-name="ce1">
            <text:p>0</text:p>
          </table:table-cell>
          <table:table-cell office:value-type="float" office:value="38.187702265372167" table:formula="of:=[.GC12]*100/[.GC$24]" table:style-name="ce1">
            <text:p>38,18770227</text:p>
          </table:table-cell>
          <table:table-cell office:value-type="float" office:value="44.485294117647058" table:formula="of:=[.GD12]*100/[.GD$24]" table:style-name="ce1">
            <text:p>44,48529412</text:p>
          </table:table-cell>
          <table:table-cell office:value-type="float" office:value="0" table:formula="of:=[.GE12]*100/[.GE$24]" table:style-name="ce1">
            <text:p>0</text:p>
          </table:table-cell>
          <table:table-cell office:value-type="float" office:value="0" table:formula="of:=[.GF12]*100/[.GF$24]" table:style-name="ce1">
            <text:p>0</text:p>
          </table:table-cell>
          <table:table-cell office:value-type="float" office:value="20.192307692307693" table:formula="of:=[.GG12]*100/[.GG$24]" table:style-name="ce1">
            <text:p>20,19230769</text:p>
          </table:table-cell>
          <table:table-cell office:value-type="float" office:value="46.875" table:formula="of:=[.GH12]*100/[.GH$24]" table:style-name="ce1">
            <text:p>46,875</text:p>
          </table:table-cell>
          <table:table-cell office:value-type="float" office:value="1.8122508155128669" table:formula="of:=[.GI12]*100/[.GI$24]" table:style-name="ce1">
            <text:p>1,812250816</text:p>
          </table:table-cell>
          <table:table-cell office:value-type="float" office:value="2.783109404990403" table:formula="of:=[.GJ12]*100/[.GJ$24]" table:style-name="ce1">
            <text:p>2,783109405</text:p>
          </table:table-cell>
          <table:table-cell office:value-type="float" office:value="2.8355387523629489" table:formula="of:=[.GK12]*100/[.GK$24]" table:style-name="ce1">
            <text:p>2,835538752</text:p>
          </table:table-cell>
          <table:table-cell office:value-type="float" office:value="6.5902578796561606" table:formula="of:=[.GL12]*100/[.GL$24]" table:style-name="ce1">
            <text:p>6,59025788</text:p>
          </table:table-cell>
          <table:table-cell office:value-type="float" office:value="28.787878787878789" table:formula="of:=[.GM12]*100/[.GM$24]" table:style-name="ce1">
            <text:p>28,78787879</text:p>
          </table:table-cell>
          <table:table-cell office:value-type="float" office:value="50.980392156862742" table:formula="of:=[.GN12]*100/[.GN$24]" table:style-name="ce1">
            <text:p>50,98039216</text:p>
          </table:table-cell>
          <table:table-cell office:value-type="float" office:value="36.059479553903344" table:formula="of:=[.GO12]*100/[.GO$24]" table:style-name="ce1">
            <text:p>36,05947955</text:p>
          </table:table-cell>
          <table:table-cell office:value-type="float" office:value="43.425076452599392" table:formula="of:=[.GP12]*100/[.GP$24]" table:style-name="ce1">
            <text:p>43,42507645</text:p>
          </table:table-cell>
          <table:table-cell office:value-type="float" office:value="33.864541832669325" table:formula="of:=[.GQ12]*100/[.GQ$24]" table:style-name="ce1">
            <text:p>33,86454183</text:p>
          </table:table-cell>
          <table:table-cell office:value-type="float" office:value="42.815249266862168" table:formula="of:=[.GR12]*100/[.GR$24]" table:style-name="ce1">
            <text:p>42,81524927</text:p>
          </table:table-cell>
          <table:table-cell office:value-type="float" office:value="41.935483870967744" table:formula="of:=[.GS12]*100/[.GS$24]" table:style-name="ce1">
            <text:p>41,93548387</text:p>
          </table:table-cell>
          <table:table-cell office:value-type="float" office:value="40.498442367601243" table:formula="of:=[.GT12]*100/[.GT$24]" table:style-name="ce1">
            <text:p>40,49844237</text:p>
          </table:table-cell>
          <table:table-cell office:value-type="float" office:value="33.333333333333336" table:formula="of:=[.GU12]*100/[.GU$24]" table:style-name="ce1">
            <text:p>33,33333333</text:p>
          </table:table-cell>
          <table:table-cell office:value-type="float" office:value="36.740331491712709" table:formula="of:=[.GV12]*100/[.GV$24]" table:style-name="ce1">
            <text:p>36,74033149</text:p>
          </table:table-cell>
          <table:table-cell office:value-type="float" office:value="0" table:formula="of:=[.GW12]*100/[.GW$24]" table:style-name="ce1">
            <text:p>0</text:p>
          </table:table-cell>
          <table:table-cell office:value-type="float" office:value="0" table:formula="of:=[.GX12]*100/[.GX$24]" table:style-name="ce1">
            <text:p>0</text:p>
          </table:table-cell>
          <table:table-cell office:value-type="float" office:value="24.535315985130111" table:formula="of:=[.GY12]*100/[.GY$24]" table:style-name="ce1">
            <text:p>24,53531599</text:p>
          </table:table-cell>
          <table:table-cell office:value-type="float" office:value="51.891891891891895" table:formula="of:=[.GZ12]*100/[.GZ$24]" table:style-name="ce1">
            <text:p>51,89189189</text:p>
          </table:table-cell>
          <table:table-cell office:value-type="float" office:value="2.1379980563654035" table:formula="of:=[.HA12]*100/[.HA$24]" table:style-name="ce1">
            <text:p>2,137998056</text:p>
          </table:table-cell>
          <table:table-cell office:value-type="float" office:value="4.4605809128630707" table:formula="of:=[.HB12]*100/[.HB$24]" table:style-name="ce1">
            <text:p>4,460580913</text:p>
          </table:table-cell>
          <table:table-cell office:value-type="float" office:value="0" table:formula="of:=[.HC12]*100/[.HC$24]" table:style-name="ce1">
            <text:p>0</text:p>
          </table:table-cell>
          <table:table-cell office:value-type="float" office:value="0" table:formula="of:=[.HD12]*100/[.HD$24]" table:style-name="ce1">
            <text:p>0</text:p>
          </table:table-cell>
          <table:table-cell office:value-type="float" office:value="0" table:formula="of:=[.HE12]*100/[.HE$24]" table:style-name="ce1">
            <text:p>0</text:p>
          </table:table-cell>
          <table:table-cell office:value-type="float" office:value="10.264900662251655" table:formula="of:=[.HF12]*100/[.HF$24]" table:style-name="ce1">
            <text:p>10,26490066</text:p>
          </table:table-cell>
          <table:table-cell office:value-type="float" office:value="0" table:formula="of:=[.HG12]*100/[.HG$24]" table:style-name="ce1">
            <text:p>0</text:p>
          </table:table-cell>
          <table:table-cell office:value-type="float" office:value="0" table:formula="of:=[.HH12]*100/[.HH$24]" table:style-name="ce1">
            <text:p>0</text:p>
          </table:table-cell>
          <table:table-cell office:value-type="float" office:value="20.077220077220076" table:formula="of:=[.HI12]*100/[.HI$24]" table:style-name="ce1">
            <text:p>20,07722008</text:p>
          </table:table-cell>
          <table:table-cell office:value-type="float" office:value="40.322580645161288" table:formula="of:=[.HJ12]*100/[.HJ$24]" table:style-name="ce1">
            <text:p>40,32258065</text:p>
          </table:table-cell>
          <table:table-cell office:value-type="float" office:value="27.542372881355931" table:formula="of:=[.HK12]*100/[.HK$24]" table:style-name="ce1">
            <text:p>27,54237288</text:p>
          </table:table-cell>
          <table:table-cell office:value-type="float" office:value="44.648318042813457" table:formula="of:=[.HL12]*100/[.HL$24]" table:style-name="ce1">
            <text:p>44,64831804</text:p>
          </table:table-cell>
          <table:table-cell office:value-type="float" office:value="1.4814814814814814" table:formula="of:=[.HM12]*100/[.HM$24]" table:style-name="ce1">
            <text:p>1,481481481</text:p>
          </table:table-cell>
          <table:table-cell office:value-type="float" office:value="3.1141868512110729" table:formula="of:=[.HN12]*100/[.HN$24]" table:style-name="ce1">
            <text:p>3,114186851</text:p>
          </table:table-cell>
          <table:table-cell office:value-type="float" office:value="1.4466546112115732" table:formula="of:=[.HO12]*100/[.HO$24]" table:style-name="ce1">
            <text:p>1,446654611</text:p>
          </table:table-cell>
          <table:table-cell office:value-type="float" office:value="4.9627791563275432" table:formula="of:=[.HP12]*100/[.HP$24]" table:style-name="ce1">
            <text:p>4,962779156</text:p>
          </table:table-cell>
          <table:table-cell office:value-type="float" office:value="0.58479532163742687" table:formula="of:=[.HQ12]*100/[.HQ$24]" table:style-name="ce1">
            <text:p>0,584795322</text:p>
          </table:table-cell>
          <table:table-cell office:value-type="float" office:value="13.464447806354009" table:formula="of:=[.HR12]*100/[.HR$24]" table:style-name="ce1">
            <text:p>13,46444781</text:p>
          </table:table-cell>
          <table:table-cell office:value-type="float" office:value="36.454849498327761" table:formula="of:=[.HS12]*100/[.HS$24]" table:style-name="ce1">
            <text:p>36,4548495</text:p>
          </table:table-cell>
          <table:table-cell office:value-type="float" office:value="40.259740259740262" table:formula="of:=[.HT12]*100/[.HT$24]" table:style-name="ce1">
            <text:p>40,25974026</text:p>
          </table:table-cell>
          <table:table-cell office:value-type="float" office:value="15.609756097560975" table:formula="of:=[.HU12]*100/[.HU$24]" table:style-name="ce1">
            <text:p>15,6097561</text:p>
          </table:table-cell>
          <table:table-cell office:value-type="float" office:value="50.96153846153846" table:formula="of:=[.HV12]*100/[.HV$24]" table:style-name="ce1">
            <text:p>50,96153846</text:p>
          </table:table-cell>
          <table:table-cell office:value-type="float" office:value="36.666666666666664" table:formula="of:=[.HW12]*100/[.HW$24]" table:style-name="ce1">
            <text:p>36,66666667</text:p>
          </table:table-cell>
          <table:table-cell office:value-type="float" office:value="53.414634146341463" table:formula="of:=[.HX12]*100/[.HX$24]" table:style-name="ce1">
            <text:p>53,41463415</text:p>
          </table:table-cell>
          <table:table-cell office:value-type="float" office:value="0.86848635235732008" table:formula="of:=[.HY12]*100/[.HY$24]" table:style-name="ce1">
            <text:p>0,868486352</text:p>
          </table:table-cell>
          <table:table-cell office:value-type="float" office:value="0" table:formula="of:=[.HZ12]*100/[.HZ$24]" table:style-name="ce1">
            <text:p>0</text:p>
          </table:table-cell>
          <table:table-cell office:value-type="float" office:value="23.55072463768116" table:formula="of:=[.IA12]*100/[.IA$24]" table:style-name="ce1">
            <text:p>23,55072464</text:p>
          </table:table-cell>
          <table:table-cell office:value-type="float" office:value="45.973154362416111" table:formula="of:=[.IB12]*100/[.IB$24]" table:style-name="ce1">
            <text:p>45,97315436</text:p>
          </table:table-cell>
          <table:table-cell office:value-type="float" office:value="45.247148288973385" table:formula="of:=[.IC12]*100/[.IC$24]" table:style-name="ce1">
            <text:p>45,24714829</text:p>
          </table:table-cell>
          <table:table-cell office:value-type="float" office:value="38.515901060070668" table:formula="of:=[.ID12]*100/[.ID$24]" table:style-name="ce1">
            <text:p>38,51590106</text:p>
          </table:table-cell>
          <table:table-cell office:value-type="float" office:value="24.170616113744074" table:formula="of:=[.IE12]*100/[.IE$24]" table:style-name="ce1">
            <text:p>24,17061611</text:p>
          </table:table-cell>
          <table:table-cell office:value-type="float" office:value="52.715654952076676" table:formula="of:=[.IF12]*100/[.IF$24]" table:style-name="ce1">
            <text:p>52,71565495</text:p>
          </table:table-cell>
          <table:table-cell office:value-type="float" office:value="23.553719008264462" table:formula="of:=[.IG12]*100/[.IG$24]" table:style-name="ce1">
            <text:p>23,55371901</text:p>
          </table:table-cell>
          <table:table-cell office:value-type="float" office:value="53.571428571428569" table:formula="of:=[.IH12]*100/[.IH$24]" table:style-name="ce1">
            <text:p>53,57142857</text:p>
          </table:table-cell>
          <table:table-cell office:value-type="float" office:value="26.557377049180328" table:formula="of:=[.II12]*100/[.II$24]" table:style-name="ce1">
            <text:p>26,55737705</text:p>
          </table:table-cell>
          <table:table-cell office:value-type="float" office:value="40.343347639484982" table:formula="of:=[.IJ12]*100/[.IJ$24]" table:style-name="ce1">
            <text:p>40,34334764</text:p>
          </table:table-cell>
          <table:table-cell office:value-type="float" office:value="28.07017543859649" table:formula="of:=[.IK12]*100/[.IK$24]" table:style-name="ce1">
            <text:p>28,07017544</text:p>
          </table:table-cell>
          <table:table-cell office:value-type="float" office:value="54.619565217391305" table:formula="of:=[.IL12]*100/[.IL$24]" table:style-name="ce1">
            <text:p>54,61956522</text:p>
          </table:table-cell>
          <table:table-cell office:value-type="float" office:value="29.949238578680202" table:formula="of:=[.IM12]*100/[.IM$24]" table:style-name="ce1">
            <text:p>29,94923858</text:p>
          </table:table-cell>
          <table:table-cell office:value-type="float" office:value="52.688172043010752" table:formula="of:=[.IN12]*100/[.IN$24]" table:style-name="ce1">
            <text:p>52,68817204</text:p>
          </table:table-cell>
          <table:table-cell office:value-type="float" office:value="26.436781609195403" table:formula="of:=[.IO12]*100/[.IO$24]" table:style-name="ce1">
            <text:p>26,43678161</text:p>
          </table:table-cell>
          <table:table-cell office:value-type="float" office:value="38.613861386138616" table:formula="of:=[.IP12]*100/[.IP$24]" table:style-name="ce1">
            <text:p>38,61386139</text:p>
          </table:table-cell>
          <table:table-cell office:value-type="float" office:value="18.316831683168317" table:formula="of:=[.IQ12]*100/[.IQ$24]" table:style-name="ce1">
            <text:p>18,31683168</text:p>
          </table:table-cell>
          <table:table-cell office:value-type="float" office:value="35.504885993485345" table:formula="of:=[.IR12]*100/[.IR$24]" table:style-name="ce1">
            <text:p>35,50488599</text:p>
          </table:table-cell>
          <table:table-cell office:value-type="float" office:value="23.202614379084967" table:formula="of:=[.IS12]*100/[.IS$24]" table:style-name="ce1">
            <text:p>23,20261438</text:p>
          </table:table-cell>
          <table:table-cell office:value-type="float" office:value="41.924398625429554" table:formula="of:=[.IT12]*100/[.IT$24]" table:style-name="ce1">
            <text:p>41,92439863</text:p>
          </table:table-cell>
          <table:table-cell table:number-columns-repeated="1613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lerical/admin</text:p>
          </table:table-cell>
          <table:table-cell office:value-type="float" office:value="1.6916016916016916" table:formula="of:=[.C13]*100/[.C$24]" table:style-name="ce1">
            <text:p>1,691601692</text:p>
          </table:table-cell>
          <table:table-cell office:value-type="float" office:value="1.5775478065783972" table:formula="of:=[.D13]*100/[.D$24]" table:style-name="ce1">
            <text:p>1,577547807</text:p>
          </table:table-cell>
          <table:table-cell office:value-type="float" office:value="2.2482945189367207" table:formula="of:=[.E13]*100/[.E$24]" table:style-name="ce1">
            <text:p>2,248294519</text:p>
          </table:table-cell>
          <table:table-cell office:value-type="float" office:value="1.5359702232051142" table:formula="of:=[.F13]*100/[.F$24]" table:style-name="ce1">
            <text:p>1,535970223</text:p>
          </table:table-cell>
          <table:table-cell office:value-type="float" office:value="1.5957510436977405" table:formula="of:=[.G13]*100/[.G$24]" table:style-name="ce1">
            <text:p>1,595751044</text:p>
          </table:table-cell>
          <table:table-cell office:value-type="float" office:value="1.5665107352764784" table:formula="of:=[.H13]*100/[.H$24]" table:style-name="ce1">
            <text:p>1,566510735</text:p>
          </table:table-cell>
          <table:table-cell office:value-type="float" office:value="1.5750181002456887" table:formula="of:=[.I13]*100/[.I$24]" table:style-name="ce1">
            <text:p>1,5750181</text:p>
          </table:table-cell>
          <table:table-cell office:value-type="float" office:value="1.5109823799179338" table:formula="of:=[.J13]*100/[.J$24]" table:style-name="ce1">
            <text:p>1,51098238</text:p>
          </table:table-cell>
          <table:table-cell office:value-type="float" office:value="1.4378067760086197" table:formula="of:=[.K13]*100/[.K$24]" table:style-name="ce1">
            <text:p>1,437806776</text:p>
          </table:table-cell>
          <table:table-cell office:value-type="float" office:value="1.4839034205231387" table:formula="of:=[.L13]*100/[.L$24]" table:style-name="ce1">
            <text:p>1,483903421</text:p>
          </table:table-cell>
          <table:table-cell office:value-type="float" office:value="6.6021765417170499" table:formula="of:=[.M13]*100/[.M$24]" table:style-name="ce1">
            <text:p>6,602176542</text:p>
          </table:table-cell>
          <table:table-cell office:value-type="float" office:value="0.53932409886315136" table:formula="of:=[.N13]*100/[.N$24]" table:style-name="ce1">
            <text:p>0,539324099</text:p>
          </table:table-cell>
          <table:table-cell office:value-type="float" office:value="1.5641711229946524" table:formula="of:=[.O13]*100/[.O$24]" table:style-name="ce1">
            <text:p>1,564171123</text:p>
          </table:table-cell>
          <table:table-cell office:value-type="float" office:value="1.6236832980618625" table:formula="of:=[.P13]*100/[.P$24]" table:style-name="ce1">
            <text:p>1,623683298</text:p>
          </table:table-cell>
          <table:table-cell office:value-type="float" office:value="1.5485642648200106" table:formula="of:=[.Q13]*100/[.Q$24]" table:style-name="ce1">
            <text:p>1,548564265</text:p>
          </table:table-cell>
          <table:table-cell office:value-type="float" office:value="1.4502553946844094" table:formula="of:=[.R13]*100/[.R$24]" table:style-name="ce1">
            <text:p>1,450255395</text:p>
          </table:table-cell>
          <table:table-cell office:value-type="float" office:value="5.5806938159879333" table:formula="of:=[.S13]*100/[.S$24]" table:style-name="ce1">
            <text:p>5,580693816</text:p>
          </table:table-cell>
          <table:table-cell office:value-type="float" office:value="4.4571713147410357" table:formula="of:=[.T13]*100/[.T$24]" table:style-name="ce1">
            <text:p>4,457171315</text:p>
          </table:table-cell>
          <table:table-cell office:value-type="float" office:value="5.2766155276615532" table:formula="of:=[.U13]*100/[.U$24]" table:style-name="ce1">
            <text:p>5,276615528</text:p>
          </table:table-cell>
          <table:table-cell office:value-type="float" office:value="0" table:formula="of:=[.V13]*100/[.V$24]" table:style-name="ce1">
            <text:p>0</text:p>
          </table:table-cell>
          <table:table-cell office:value-type="float" office:value="6.5868263473053892" table:formula="of:=[.W13]*100/[.W$24]" table:style-name="ce1">
            <text:p>6,586826347</text:p>
          </table:table-cell>
          <table:table-cell office:value-type="float" office:value="1.2532352540525813" table:formula="of:=[.X13]*100/[.X$24]" table:style-name="ce1">
            <text:p>1,253235254</text:p>
          </table:table-cell>
          <table:table-cell office:value-type="float" office:value="1.8723994452149793" table:formula="of:=[.Y13]*100/[.Y$24]" table:style-name="ce1">
            <text:p>1,872399445</text:p>
          </table:table-cell>
          <table:table-cell office:value-type="float" office:value="0" table:formula="of:=[.Z13]*100/[.Z$24]" table:style-name="ce1">
            <text:p>0</text:p>
          </table:table-cell>
          <table:table-cell office:value-type="float" office:value="1.0663664061465095" table:formula="of:=[.AA13]*100/[.AA$24]" table:style-name="ce1">
            <text:p>1,066366406</text:p>
          </table:table-cell>
          <table:table-cell office:value-type="float" office:value="0" table:formula="of:=[.AB13]*100/[.AB$24]" table:style-name="ce1">
            <text:p>0</text:p>
          </table:table-cell>
          <table:table-cell office:value-type="float" office:value="1.2393817017128534" table:formula="of:=[.AC13]*100/[.AC$24]" table:style-name="ce1">
            <text:p>1,239381702</text:p>
          </table:table-cell>
          <table:table-cell office:value-type="float" office:value="6.59144893111639" table:formula="of:=[.AD13]*100/[.AD$24]" table:style-name="ce1">
            <text:p>6,591448931</text:p>
          </table:table-cell>
          <table:table-cell office:value-type="float" office:value="5.0338091660405713" table:formula="of:=[.AE13]*100/[.AE$24]" table:style-name="ce1">
            <text:p>5,033809166</text:p>
          </table:table-cell>
          <table:table-cell office:value-type="float" office:value="6.1369193154034232" table:formula="of:=[.AF13]*100/[.AF$24]" table:style-name="ce1">
            <text:p>6,136919315</text:p>
          </table:table-cell>
          <table:table-cell office:value-type="float" office:value="0" table:formula="of:=[.AG13]*100/[.AG$24]" table:style-name="ce1">
            <text:p>0</text:p>
          </table:table-cell>
          <table:table-cell office:value-type="float" office:value="0" table:formula="of:=[.AH13]*100/[.AH$24]" table:style-name="ce1">
            <text:p>0</text:p>
          </table:table-cell>
          <table:table-cell office:value-type="float" office:value="0" table:formula="of:=[.AI13]*100/[.AI$24]" table:style-name="ce1">
            <text:p>0</text:p>
          </table:table-cell>
          <table:table-cell office:value-type="float" office:value="8.5072231139646863" table:formula="of:=[.AJ13]*100/[.AJ$24]" table:style-name="ce1">
            <text:p>8,507223114</text:p>
          </table:table-cell>
          <table:table-cell office:value-type="float" office:value="5.1156271899089001" table:formula="of:=[.AK13]*100/[.AK$24]" table:style-name="ce1">
            <text:p>5,11562719</text:p>
          </table:table-cell>
          <table:table-cell office:value-type="float" office:value="1.3618677042801557" table:formula="of:=[.AL13]*100/[.AL$24]" table:style-name="ce1">
            <text:p>1,361867704</text:p>
          </table:table-cell>
          <table:table-cell office:value-type="float" office:value="0" table:formula="of:=[.AM13]*100/[.AM$24]" table:style-name="ce1">
            <text:p>0</text:p>
          </table:table-cell>
          <table:table-cell office:value-type="float" office:value="0.91256628437538534" table:formula="of:=[.AN13]*100/[.AN$24]" table:style-name="ce1">
            <text:p>0,912566284</text:p>
          </table:table-cell>
          <table:table-cell office:value-type="float" office:value="5.8415268941584735" table:formula="of:=[.AO13]*100/[.AO$24]" table:style-name="ce1">
            <text:p>5,841526894</text:p>
          </table:table-cell>
          <table:table-cell office:value-type="float" office:value="1.267380337147779" table:formula="of:=[.AP13]*100/[.AP$24]" table:style-name="ce1">
            <text:p>1,267380337</text:p>
          </table:table-cell>
          <table:table-cell office:value-type="float" office:value="0" table:formula="of:=[.AQ13]*100/[.AQ$24]" table:style-name="ce1">
            <text:p>0</text:p>
          </table:table-cell>
          <table:table-cell office:value-type="float" office:value="5.0968399592252807" table:formula="of:=[.AR13]*100/[.AR$24]" table:style-name="ce1">
            <text:p>5,096839959</text:p>
          </table:table-cell>
          <table:table-cell office:value-type="float" office:value="0" table:formula="of:=[.AS13]*100/[.AS$24]" table:style-name="ce1">
            <text:p>0</text:p>
          </table:table-cell>
          <table:table-cell office:value-type="float" office:value="0" table:formula="of:=[.AT13]*100/[.AT$24]" table:style-name="ce1">
            <text:p>0</text:p>
          </table:table-cell>
          <table:table-cell office:value-type="float" office:value="0.83056478405315615" table:formula="of:=[.AU13]*100/[.AU$24]" table:style-name="ce1">
            <text:p>0,830564784</text:p>
          </table:table-cell>
          <table:table-cell office:value-type="float" office:value="8.6590038314176248" table:formula="of:=[.AV13]*100/[.AV$24]" table:style-name="ce1">
            <text:p>8,659003831</text:p>
          </table:table-cell>
          <table:table-cell office:value-type="float" office:value="1.5873015873015872" table:formula="of:=[.AW13]*100/[.AW$24]" table:style-name="ce1">
            <text:p>1,587301587</text:p>
          </table:table-cell>
          <table:table-cell office:value-type="float" office:value="8.5750315258511982" table:formula="of:=[.AX13]*100/[.AX$24]" table:style-name="ce1">
            <text:p>8,575031526</text:p>
          </table:table-cell>
          <table:table-cell office:value-type="float" office:value="0" table:formula="of:=[.AY13]*100/[.AY$24]" table:style-name="ce1">
            <text:p>0</text:p>
          </table:table-cell>
          <table:table-cell office:value-type="float" office:value="0" table:formula="of:=[.AZ13]*100/[.AZ$24]" table:style-name="ce1">
            <text:p>0</text:p>
          </table:table-cell>
          <table:table-cell office:value-type="float" office:value="0" table:formula="of:=[.BA13]*100/[.BA$24]" table:style-name="ce1">
            <text:p>0</text:p>
          </table:table-cell>
          <table:table-cell office:value-type="float" office:value="0.68846815834767638" table:formula="of:=[.BB13]*100/[.BB$24]" table:style-name="ce1">
            <text:p>0,688468158</text:p>
          </table:table-cell>
          <table:table-cell office:value-type="float" office:value="0.80174927113702621" table:formula="of:=[.BC13]*100/[.BC$24]" table:style-name="ce1">
            <text:p>0,801749271</text:p>
          </table:table-cell>
          <table:table-cell office:value-type="float" office:value="2.4193548387096775" table:formula="of:=[.BD13]*100/[.BD$24]" table:style-name="ce1">
            <text:p>2,419354839</text:p>
          </table:table-cell>
          <table:table-cell office:value-type="float" office:value="3.8937121810049988" table:formula="of:=[.BE13]*100/[.BE$24]" table:style-name="ce1">
            <text:p>3,893712181</text:p>
          </table:table-cell>
          <table:table-cell office:value-type="float" office:value="7.0615034168564916" table:formula="of:=[.BF13]*100/[.BF$24]" table:style-name="ce1">
            <text:p>7,061503417</text:p>
          </table:table-cell>
          <table:table-cell office:value-type="float" office:value="0" table:formula="of:=[.BG13]*100/[.BG$24]" table:style-name="ce1">
            <text:p>0</text:p>
          </table:table-cell>
          <table:table-cell office:value-type="float" office:value="1.6778523489932886" table:formula="of:=[.BH13]*100/[.BH$24]" table:style-name="ce1">
            <text:p>1,677852349</text:p>
          </table:table-cell>
          <table:table-cell office:value-type="float" office:value="0" table:formula="of:=[.BI13]*100/[.BI$24]" table:style-name="ce1">
            <text:p>0</text:p>
          </table:table-cell>
          <table:table-cell office:value-type="float" office:value="4.2750929368029738" table:formula="of:=[.BJ13]*100/[.BJ$24]" table:style-name="ce1">
            <text:p>4,275092937</text:p>
          </table:table-cell>
          <table:table-cell office:value-type="float" office:value="1.1456628477905073" table:formula="of:=[.BK13]*100/[.BK$24]" table:style-name="ce1">
            <text:p>1,145662848</text:p>
          </table:table-cell>
          <table:table-cell office:value-type="float" office:value="0" table:formula="of:=[.BL13]*100/[.BL$24]" table:style-name="ce1">
            <text:p>0</text:p>
          </table:table-cell>
          <table:table-cell office:value-type="float" office:value="0" table:formula="of:=[.BM13]*100/[.BM$24]" table:style-name="ce1">
            <text:p>0</text:p>
          </table:table-cell>
          <table:table-cell office:value-type="float" office:value="5.3813873117748701" table:formula="of:=[.BN13]*100/[.BN$24]" table:style-name="ce1">
            <text:p>5,381387312</text:p>
          </table:table-cell>
          <table:table-cell office:value-type="float" office:value="0" table:formula="of:=[.BO13]*100/[.BO$24]" table:style-name="ce1">
            <text:p>0</text:p>
          </table:table-cell>
          <table:table-cell office:value-type="float" office:value="5.1856216853270478" table:formula="of:=[.BP13]*100/[.BP$24]" table:style-name="ce1">
            <text:p>5,185621685</text:p>
          </table:table-cell>
          <table:table-cell office:value-type="float" office:value="1.3481363996827915" table:formula="of:=[.BQ13]*100/[.BQ$24]" table:style-name="ce1">
            <text:p>1,3481364</text:p>
          </table:table-cell>
          <table:table-cell office:value-type="float" office:value="0" table:formula="of:=[.BR13]*100/[.BR$24]" table:style-name="ce1">
            <text:p>0</text:p>
          </table:table-cell>
          <table:table-cell office:value-type="float" office:value="2.3090586145648313" table:formula="of:=[.BS13]*100/[.BS$24]" table:style-name="ce1">
            <text:p>2,309058615</text:p>
          </table:table-cell>
          <table:table-cell office:value-type="float" office:value="3.7394451145958985" table:formula="of:=[.BT13]*100/[.BT$24]" table:style-name="ce1">
            <text:p>3,739445115</text:p>
          </table:table-cell>
          <table:table-cell office:value-type="float" office:value="5.3347280334728033" table:formula="of:=[.BU13]*100/[.BU$24]" table:style-name="ce1">
            <text:p>5,334728033</text:p>
          </table:table-cell>
          <table:table-cell office:value-type="float" office:value="4.2679312388855957" table:formula="of:=[.BV13]*100/[.BV$24]" table:style-name="ce1">
            <text:p>4,267931239</text:p>
          </table:table-cell>
          <table:table-cell office:value-type="float" office:value="0" table:formula="of:=[.BW13]*100/[.BW$24]" table:style-name="ce1">
            <text:p>0</text:p>
          </table:table-cell>
          <table:table-cell office:value-type="float" office:value="0" table:formula="of:=[.BX13]*100/[.BX$24]" table:style-name="ce1">
            <text:p>0</text:p>
          </table:table-cell>
          <table:table-cell office:value-type="float" office:value="1.8918918918918919" table:formula="of:=[.BY13]*100/[.BY$24]" table:style-name="ce1">
            <text:p>1,891891892</text:p>
          </table:table-cell>
          <table:table-cell office:value-type="float" office:value="0" table:formula="of:=[.BZ13]*100/[.BZ$24]" table:style-name="ce1">
            <text:p>0</text:p>
          </table:table-cell>
          <table:table-cell office:value-type="float" office:value="2.264808362369338" table:formula="of:=[.CA13]*100/[.CA$24]" table:style-name="ce1">
            <text:p>2,264808362</text:p>
          </table:table-cell>
          <table:table-cell office:value-type="float" office:value="0" table:formula="of:=[.CB13]*100/[.CB$24]" table:style-name="ce1">
            <text:p>0</text:p>
          </table:table-cell>
          <table:table-cell office:value-type="float" office:value="0" table:formula="of:=[.CC13]*100/[.CC$24]" table:style-name="ce1">
            <text:p>0</text:p>
          </table:table-cell>
          <table:table-cell office:value-type="float" office:value="0" table:formula="of:=[.CD13]*100/[.CD$24]" table:style-name="ce1">
            <text:p>0</text:p>
          </table:table-cell>
          <table:table-cell office:value-type="float" office:value="1.556420233463035" table:formula="of:=[.CE13]*100/[.CE$24]" table:style-name="ce1">
            <text:p>1,556420233</text:p>
          </table:table-cell>
          <table:table-cell office:value-type="float" office:value="0" table:formula="of:=[.CF13]*100/[.CF$24]" table:style-name="ce1">
            <text:p>0</text:p>
          </table:table-cell>
          <table:table-cell office:value-type="float" office:value="1.0544815465729349" table:formula="of:=[.CG13]*100/[.CG$24]" table:style-name="ce1">
            <text:p>1,054481547</text:p>
          </table:table-cell>
          <table:table-cell office:value-type="float" office:value="1.8867924528301887" table:formula="of:=[.CH13]*100/[.CH$24]" table:style-name="ce1">
            <text:p>1,886792453</text:p>
          </table:table-cell>
          <table:table-cell office:value-type="float" office:value="0" table:formula="of:=[.CI13]*100/[.CI$24]" table:style-name="ce1">
            <text:p>0</text:p>
          </table:table-cell>
          <table:table-cell office:value-type="float" office:value="2.1775544388609713" table:formula="of:=[.CJ13]*100/[.CJ$24]" table:style-name="ce1">
            <text:p>2,177554439</text:p>
          </table:table-cell>
          <table:table-cell office:value-type="float" office:value="1.4307497185527196" table:formula="of:=[.CK13]*100/[.CK$24]" table:style-name="ce1">
            <text:p>1,430749719</text:p>
          </table:table-cell>
          <table:table-cell office:value-type="float" office:value="2.1230916030534353" table:formula="of:=[.CL13]*100/[.CL$24]" table:style-name="ce1">
            <text:p>2,123091603</text:p>
          </table:table-cell>
          <table:table-cell office:value-type="float" office:value="1.5195767195767196" table:formula="of:=[.CM13]*100/[.CM$24]" table:style-name="ce1">
            <text:p>1,51957672</text:p>
          </table:table-cell>
          <table:table-cell office:value-type="float" office:value="2.0201226222292092" table:formula="of:=[.CN13]*100/[.CN$24]" table:style-name="ce1">
            <text:p>2,020122622</text:p>
          </table:table-cell>
          <table:table-cell office:value-type="float" office:value="1.5709047326893717" table:formula="of:=[.CO13]*100/[.CO$24]" table:style-name="ce1">
            <text:p>1,570904733</text:p>
          </table:table-cell>
          <table:table-cell office:value-type="float" office:value="1.5433260558608748" table:formula="of:=[.CP13]*100/[.CP$24]" table:style-name="ce1">
            <text:p>1,543326056</text:p>
          </table:table-cell>
          <table:table-cell office:value-type="float" office:value="1.3912429378531073" table:formula="of:=[.CQ13]*100/[.CQ$24]" table:style-name="ce1">
            <text:p>1,391242938</text:p>
          </table:table-cell>
          <table:table-cell office:value-type="float" office:value="2.5421838995019699" table:formula="of:=[.CR13]*100/[.CR$24]" table:style-name="ce1">
            <text:p>2,5421839</text:p>
          </table:table-cell>
          <table:table-cell office:value-type="float" office:value="1.4061408137362559" table:formula="of:=[.CS13]*100/[.CS$24]" table:style-name="ce1">
            <text:p>1,406140814</text:p>
          </table:table-cell>
          <table:table-cell office:value-type="float" office:value="2.0880759871261478" table:formula="of:=[.CT13]*100/[.CT$24]" table:style-name="ce1">
            <text:p>2,088075987</text:p>
          </table:table-cell>
          <table:table-cell office:value-type="float" office:value="1.274757240022244" table:formula="of:=[.CU13]*100/[.CU$24]" table:style-name="ce1">
            <text:p>1,27475724</text:p>
          </table:table-cell>
          <table:table-cell office:value-type="float" office:value="2.2912157623703262" table:formula="of:=[.CV13]*100/[.CV$24]" table:style-name="ce1">
            <text:p>2,291215762</text:p>
          </table:table-cell>
          <table:table-cell office:value-type="float" office:value="1.5063102184828334" table:formula="of:=[.CW13]*100/[.CW$24]" table:style-name="ce1">
            <text:p>1,506310218</text:p>
          </table:table-cell>
          <table:table-cell office:value-type="float" office:value="1.2006861063464838" table:formula="of:=[.CX13]*100/[.CX$24]" table:style-name="ce1">
            <text:p>1,200686106</text:p>
          </table:table-cell>
          <table:table-cell office:value-type="float" office:value="6.3125" table:formula="of:=[.CY13]*100/[.CY$24]" table:style-name="ce1">
            <text:p>6,3125</text:p>
          </table:table-cell>
          <table:table-cell office:value-type="float" office:value="7.5935828877005349" table:formula="of:=[.CZ13]*100/[.CZ$24]" table:style-name="ce1">
            <text:p>7,593582888</text:p>
          </table:table-cell>
          <table:table-cell office:value-type="float" office:value="0.58445913576698283" table:formula="of:=[.DA13]*100/[.DA$24]" table:style-name="ce1">
            <text:p>0,584459136</text:p>
          </table:table-cell>
          <table:table-cell office:value-type="float" office:value="0.34700959379465196" table:formula="of:=[.DB13]*100/[.DB$24]" table:style-name="ce1">
            <text:p>0,347009594</text:p>
          </table:table-cell>
          <table:table-cell office:value-type="float" office:value="1.4050311031936442" table:formula="of:=[.DC13]*100/[.DC$24]" table:style-name="ce1">
            <text:p>1,405031103</text:p>
          </table:table-cell>
          <table:table-cell office:value-type="float" office:value="2.4382545569320602" table:formula="of:=[.DD13]*100/[.DD$24]" table:style-name="ce1">
            <text:p>2,438254557</text:p>
          </table:table-cell>
          <table:table-cell office:value-type="float" office:value="1.52764133885733" table:formula="of:=[.DE13]*100/[.DE$24]" table:style-name="ce1">
            <text:p>1,527641339</text:p>
          </table:table-cell>
          <table:table-cell office:value-type="float" office:value="2.1271831616659203" table:formula="of:=[.DF13]*100/[.DF$24]" table:style-name="ce1">
            <text:p>2,127183162</text:p>
          </table:table-cell>
          <table:table-cell office:value-type="float" office:value="1.5284460798188508" table:formula="of:=[.DG13]*100/[.DG$24]" table:style-name="ce1">
            <text:p>1,52844608</text:p>
          </table:table-cell>
          <table:table-cell office:value-type="float" office:value="1.6571210385643376" table:formula="of:=[.DH13]*100/[.DH$24]" table:style-name="ce1">
            <text:p>1,657121039</text:p>
          </table:table-cell>
          <table:table-cell office:value-type="float" office:value="1.28292947455547" table:formula="of:=[.DI13]*100/[.DI$24]" table:style-name="ce1">
            <text:p>1,282929475</text:p>
          </table:table-cell>
          <table:table-cell office:value-type="float" office:value="2.3706727372635217" table:formula="of:=[.DJ13]*100/[.DJ$24]" table:style-name="ce1">
            <text:p>2,370672737</text:p>
          </table:table-cell>
          <table:table-cell office:value-type="float" office:value="2.4691358024691357" table:formula="of:=[.DK13]*100/[.DK$24]" table:style-name="ce1">
            <text:p>2,469135802</text:p>
          </table:table-cell>
          <table:table-cell office:value-type="float" office:value="8.5545722713864301" table:formula="of:=[.DL13]*100/[.DL$24]" table:style-name="ce1">
            <text:p>8,554572271</text:p>
          </table:table-cell>
          <table:table-cell office:value-type="float" office:value="4.5973038368475629" table:formula="of:=[.DM13]*100/[.DM$24]" table:style-name="ce1">
            <text:p>4,597303837</text:p>
          </table:table-cell>
          <table:table-cell office:value-type="float" office:value="4.096170970614426" table:formula="of:=[.DN13]*100/[.DN$24]" table:style-name="ce1">
            <text:p>4,096170971</text:p>
          </table:table-cell>
          <table:table-cell office:value-type="float" office:value="6.4814814814814818" table:formula="of:=[.DO13]*100/[.DO$24]" table:style-name="ce1">
            <text:p>6,481481481</text:p>
          </table:table-cell>
          <table:table-cell office:value-type="float" office:value="1.60075329566855" table:formula="of:=[.DP13]*100/[.DP$24]" table:style-name="ce1">
            <text:p>1,600753296</text:p>
          </table:table-cell>
          <table:table-cell office:value-type="float" office:value="0" table:formula="of:=[.DQ13]*100/[.DQ$24]" table:style-name="ce1">
            <text:p>0</text:p>
          </table:table-cell>
          <table:table-cell office:value-type="float" office:value="0" table:formula="of:=[.DR13]*100/[.DR$24]" table:style-name="ce1">
            <text:p>0</text:p>
          </table:table-cell>
          <table:table-cell office:value-type="float" office:value="7.1304347826086953" table:formula="of:=[.DS13]*100/[.DS$24]" table:style-name="ce1">
            <text:p>7,130434783</text:p>
          </table:table-cell>
          <table:table-cell office:value-type="float" office:value="5.8548009367681502" table:formula="of:=[.DT13]*100/[.DT$24]" table:style-name="ce1">
            <text:p>5,854800937</text:p>
          </table:table-cell>
          <table:table-cell office:value-type="float" office:value="0.97330777171508631" table:formula="of:=[.DU13]*100/[.DU$24]" table:style-name="ce1">
            <text:p>0,973307772</text:p>
          </table:table-cell>
          <table:table-cell office:value-type="float" office:value="4.6428571428571432" table:formula="of:=[.DV13]*100/[.DV$24]" table:style-name="ce1">
            <text:p>4,642857143</text:p>
          </table:table-cell>
          <table:table-cell office:value-type="float" office:value="1.2875536480686696" table:formula="of:=[.DW13]*100/[.DW$24]" table:style-name="ce1">
            <text:p>1,287553648</text:p>
          </table:table-cell>
          <table:table-cell office:value-type="float" office:value="2.9411764705882355" table:formula="of:=[.DX13]*100/[.DX$24]" table:style-name="ce1">
            <text:p>2,941176471</text:p>
          </table:table-cell>
          <table:table-cell office:value-type="float" office:value="0" table:formula="of:=[.DY13]*100/[.DY$24]" table:style-name="ce1">
            <text:p>0</text:p>
          </table:table-cell>
          <table:table-cell office:value-type="float" office:value="0" table:formula="of:=[.DZ13]*100/[.DZ$24]" table:style-name="ce1">
            <text:p>0</text:p>
          </table:table-cell>
          <table:table-cell office:value-type="float" office:value="1.1081185071181223" table:formula="of:=[.EA13]*100/[.EA$24]" table:style-name="ce1">
            <text:p>1,108118507</text:p>
          </table:table-cell>
          <table:table-cell office:value-type="float" office:value="0.80836899667142181" table:formula="of:=[.EB13]*100/[.EB$24]" table:style-name="ce1">
            <text:p>0,808368997</text:p>
          </table:table-cell>
          <table:table-cell office:value-type="float" office:value="0" table:formula="of:=[.EC13]*100/[.EC$24]" table:style-name="ce1">
            <text:p>0</text:p>
          </table:table-cell>
          <table:table-cell office:value-type="float" office:value="0" table:formula="of:=[.ED13]*100/[.ED$24]" table:style-name="ce1">
            <text:p>0</text:p>
          </table:table-cell>
          <table:table-cell office:value-type="float" office:value="1.2093726379440666" table:formula="of:=[.EE13]*100/[.EE$24]" table:style-name="ce1">
            <text:p>1,209372638</text:p>
          </table:table-cell>
          <table:table-cell office:value-type="float" office:value="1.5901060070671378" table:formula="of:=[.EF13]*100/[.EF$24]" table:style-name="ce1">
            <text:p>1,590106007</text:p>
          </table:table-cell>
          <table:table-cell office:value-type="float" office:value="5.5021834061135371" table:formula="of:=[.EG13]*100/[.EG$24]" table:style-name="ce1">
            <text:p>5,502183406</text:p>
          </table:table-cell>
          <table:table-cell office:value-type="float" office:value="8.9053803339517632" table:formula="of:=[.EH13]*100/[.EH$24]" table:style-name="ce1">
            <text:p>8,905380334</text:p>
          </table:table-cell>
          <table:table-cell office:value-type="float" office:value="4.519198097179749" table:formula="of:=[.EI13]*100/[.EI$24]" table:style-name="ce1">
            <text:p>4,519198097</text:p>
          </table:table-cell>
          <table:table-cell office:value-type="float" office:value="6.4761904761904763" table:formula="of:=[.EJ13]*100/[.EJ$24]" table:style-name="ce1">
            <text:p>6,476190476</text:p>
          </table:table-cell>
          <table:table-cell office:value-type="float" office:value="6.5815983881799864" table:formula="of:=[.EK13]*100/[.EK$24]" table:style-name="ce1">
            <text:p>6,581598388</text:p>
          </table:table-cell>
          <table:table-cell office:value-type="float" office:value="4.9460431654676258" table:formula="of:=[.EL13]*100/[.EL$24]" table:style-name="ce1">
            <text:p>4,946043165</text:p>
          </table:table-cell>
          <table:table-cell office:value-type="float" office:value="0" table:formula="of:=[.EM13]*100/[.EM$24]" table:style-name="ce1">
            <text:p>0</text:p>
          </table:table-cell>
          <table:table-cell office:value-type="float" office:value="0" table:formula="of:=[.EN13]*100/[.EN$24]" table:style-name="ce1">
            <text:p>0</text:p>
          </table:table-cell>
          <table:table-cell office:value-type="float" office:value="0" table:formula="of:=[.EO13]*100/[.EO$24]" table:style-name="ce1">
            <text:p>0</text:p>
          </table:table-cell>
          <table:table-cell office:value-type="float" office:value="0" table:formula="of:=[.EP13]*100/[.EP$24]" table:style-name="ce1">
            <text:p>0</text:p>
          </table:table-cell>
          <table:table-cell office:value-type="float" office:value="0" table:formula="of:=[.EQ13]*100/[.EQ$24]" table:style-name="ce1">
            <text:p>0</text:p>
          </table:table-cell>
          <table:table-cell office:value-type="float" office:value="0" table:formula="of:=[.ER13]*100/[.ER$24]" table:style-name="ce1">
            <text:p>0</text:p>
          </table:table-cell>
          <table:table-cell office:value-type="float" office:value="9.0418353576248318" table:formula="of:=[.ES13]*100/[.ES$24]" table:style-name="ce1">
            <text:p>9,041835358</text:p>
          </table:table-cell>
          <table:table-cell office:value-type="float" office:value="7.7227722772277225" table:formula="of:=[.ET13]*100/[.ET$24]" table:style-name="ce1">
            <text:p>7,722772277</text:p>
          </table:table-cell>
          <table:table-cell office:value-type="float" office:value="5.2715654952076676" table:formula="of:=[.EU13]*100/[.EU$24]" table:style-name="ce1">
            <text:p>5,271565495</text:p>
          </table:table-cell>
          <table:table-cell office:value-type="float" office:value="4.6915725456125106" table:formula="of:=[.EV13]*100/[.EV$24]" table:style-name="ce1">
            <text:p>4,691572546</text:p>
          </table:table-cell>
          <table:table-cell office:value-type="float" office:value="0" table:formula="of:=[.EW13]*100/[.EW$24]" table:style-name="ce1">
            <text:p>0</text:p>
          </table:table-cell>
          <table:table-cell office:value-type="float" office:value="2.4734982332155475" table:formula="of:=[.EX13]*100/[.EX$24]" table:style-name="ce1">
            <text:p>2,473498233</text:p>
          </table:table-cell>
          <table:table-cell office:value-type="float" office:value="0" table:formula="of:=[.EY13]*100/[.EY$24]" table:style-name="ce1">
            <text:p>0</text:p>
          </table:table-cell>
          <table:table-cell office:value-type="float" office:value="0" table:formula="of:=[.EZ13]*100/[.EZ$24]" table:style-name="ce1">
            <text:p>0</text:p>
          </table:table-cell>
          <table:table-cell office:value-type="float" office:value="0.79093066174532034" table:formula="of:=[.FA13]*100/[.FA$24]" table:style-name="ce1">
            <text:p>0,790930662</text:p>
          </table:table-cell>
          <table:table-cell office:value-type="float" office:value="2.676864244741874" table:formula="of:=[.FB13]*100/[.FB$24]" table:style-name="ce1">
            <text:p>2,676864245</text:p>
          </table:table-cell>
          <table:table-cell office:value-type="float" office:value="6.390041493775934" table:formula="of:=[.FC13]*100/[.FC$24]" table:style-name="ce1">
            <text:p>6,390041494</text:p>
          </table:table-cell>
          <table:table-cell office:value-type="float" office:value="4.5801526717557248" table:formula="of:=[.FD13]*100/[.FD$24]" table:style-name="ce1">
            <text:p>4,580152672</text:p>
          </table:table-cell>
          <table:table-cell office:value-type="float" office:value="1.1755168220510741" table:formula="of:=[.FE13]*100/[.FE$24]" table:style-name="ce1">
            <text:p>1,175516822</text:p>
          </table:table-cell>
          <table:table-cell office:value-type="float" office:value="2.2038567493112948" table:formula="of:=[.FF13]*100/[.FF$24]" table:style-name="ce1">
            <text:p>2,203856749</text:p>
          </table:table-cell>
          <table:table-cell office:value-type="float" office:value="0" table:formula="of:=[.FG13]*100/[.FG$24]" table:style-name="ce1">
            <text:p>0</text:p>
          </table:table-cell>
          <table:table-cell office:value-type="float" office:value="0" table:formula="of:=[.FH13]*100/[.FH$24]" table:style-name="ce1">
            <text:p>0</text:p>
          </table:table-cell>
          <table:table-cell office:value-type="float" office:value="5.577956989247312" table:formula="of:=[.FI13]*100/[.FI$24]" table:style-name="ce1">
            <text:p>5,577956989</text:p>
          </table:table-cell>
          <table:table-cell office:value-type="float" office:value="3.5864978902953588" table:formula="of:=[.FJ13]*100/[.FJ$24]" table:style-name="ce1">
            <text:p>3,58649789</text:p>
          </table:table-cell>
          <table:table-cell office:value-type="float" office:value="0" table:formula="of:=[.FK13]*100/[.FK$24]" table:style-name="ce1">
            <text:p>0</text:p>
          </table:table-cell>
          <table:table-cell office:value-type="float" office:value="0" table:formula="of:=[.FL13]*100/[.FL$24]" table:style-name="ce1">
            <text:p>0</text:p>
          </table:table-cell>
          <table:table-cell office:value-type="float" office:value="0" table:formula="of:=[.FM13]*100/[.FM$24]" table:style-name="ce1">
            <text:p>0</text:p>
          </table:table-cell>
          <table:table-cell office:value-type="float" office:value="0" table:formula="of:=[.FN13]*100/[.FN$24]" table:style-name="ce1">
            <text:p>0</text:p>
          </table:table-cell>
          <table:table-cell office:value-type="float" office:value="0" table:formula="of:=[.FO13]*100/[.FO$24]" table:style-name="ce1">
            <text:p>0</text:p>
          </table:table-cell>
          <table:table-cell office:value-type="float" office:value="1.466275659824047" table:formula="of:=[.FP13]*100/[.FP$24]" table:style-name="ce1">
            <text:p>1,46627566</text:p>
          </table:table-cell>
          <table:table-cell office:value-type="float" office:value="5.7649667405764964" table:formula="of:=[.FQ13]*100/[.FQ$24]" table:style-name="ce1">
            <text:p>5,764966741</text:p>
          </table:table-cell>
          <table:table-cell office:value-type="float" office:value="15.136476426799007" table:formula="of:=[.FR13]*100/[.FR$24]" table:style-name="ce1">
            <text:p>15,13647643</text:p>
          </table:table-cell>
          <table:table-cell office:value-type="float" office:value="2.8571428571428572" table:formula="of:=[.FS13]*100/[.FS$24]" table:style-name="ce1">
            <text:p>2,857142857</text:p>
          </table:table-cell>
          <table:table-cell office:value-type="float" office:value="0.6211180124223602" table:formula="of:=[.FT13]*100/[.FT$24]" table:style-name="ce1">
            <text:p>0,621118012</text:p>
          </table:table-cell>
          <table:table-cell office:value-type="float" office:value="8.8624787775891338" table:formula="of:=[.FU13]*100/[.FU$24]" table:style-name="ce1">
            <text:p>8,862478778</text:p>
          </table:table-cell>
          <table:table-cell office:value-type="float" office:value="7.7450980392156863" table:formula="of:=[.FV13]*100/[.FV$24]" table:style-name="ce1">
            <text:p>7,745098039</text:p>
          </table:table-cell>
          <table:table-cell office:value-type="float" office:value="0" table:formula="of:=[.FW13]*100/[.FW$24]" table:style-name="ce1">
            <text:p>0</text:p>
          </table:table-cell>
          <table:table-cell office:value-type="float" office:value="0" table:formula="of:=[.FX13]*100/[.FX$24]" table:style-name="ce1">
            <text:p>0</text:p>
          </table:table-cell>
          <table:table-cell office:value-type="float" office:value="0" table:formula="of:=[.FY13]*100/[.FY$24]" table:style-name="ce1">
            <text:p>0</text:p>
          </table:table-cell>
          <table:table-cell office:value-type="float" office:value="0" table:formula="of:=[.FZ13]*100/[.FZ$24]" table:style-name="ce1">
            <text:p>0</text:p>
          </table:table-cell>
          <table:table-cell office:value-type="float" office:value="0" table:formula="of:=[.GA13]*100/[.GA$24]" table:style-name="ce1">
            <text:p>0</text:p>
          </table:table-cell>
          <table:table-cell office:value-type="float" office:value="0" table:formula="of:=[.GB13]*100/[.GB$24]" table:style-name="ce1">
            <text:p>0</text:p>
          </table:table-cell>
          <table:table-cell office:value-type="float" office:value="1.2944983818770226" table:formula="of:=[.GC13]*100/[.GC$24]" table:style-name="ce1">
            <text:p>1,294498382</text:p>
          </table:table-cell>
          <table:table-cell office:value-type="float" office:value="0" table:formula="of:=[.GD13]*100/[.GD$24]" table:style-name="ce1">
            <text:p>0</text:p>
          </table:table-cell>
          <table:table-cell office:value-type="float" office:value="1.0367577756833177" table:formula="of:=[.GE13]*100/[.GE$24]" table:style-name="ce1">
            <text:p>1,036757776</text:p>
          </table:table-cell>
          <table:table-cell office:value-type="float" office:value="0" table:formula="of:=[.GF13]*100/[.GF$24]" table:style-name="ce1">
            <text:p>0</text:p>
          </table:table-cell>
          <table:table-cell office:value-type="float" office:value="5.7692307692307692" table:formula="of:=[.GG13]*100/[.GG$24]" table:style-name="ce1">
            <text:p>5,769230769</text:p>
          </table:table-cell>
          <table:table-cell office:value-type="float" office:value="0" table:formula="of:=[.GH13]*100/[.GH$24]" table:style-name="ce1">
            <text:p>0</text:p>
          </table:table-cell>
          <table:table-cell office:value-type="float" office:value="3.0083363537513592" table:formula="of:=[.GI13]*100/[.GI$24]" table:style-name="ce1">
            <text:p>3,008336354</text:p>
          </table:table-cell>
          <table:table-cell office:value-type="float" office:value="6.2380038387715935" table:formula="of:=[.GJ13]*100/[.GJ$24]" table:style-name="ce1">
            <text:p>6,238003839</text:p>
          </table:table-cell>
          <table:table-cell office:value-type="float" office:value="8.3175803402646498" table:formula="of:=[.GK13]*100/[.GK$24]" table:style-name="ce1">
            <text:p>8,31758034</text:p>
          </table:table-cell>
          <table:table-cell office:value-type="float" office:value="5.1575931232091694" table:formula="of:=[.GL13]*100/[.GL$24]" table:style-name="ce1">
            <text:p>5,157593123</text:p>
          </table:table-cell>
          <table:table-cell office:value-type="float" office:value="0" table:formula="of:=[.GM13]*100/[.GM$24]" table:style-name="ce1">
            <text:p>0</text:p>
          </table:table-cell>
          <table:table-cell office:value-type="float" office:value="0" table:formula="of:=[.GN13]*100/[.GN$24]" table:style-name="ce1">
            <text:p>0</text:p>
          </table:table-cell>
          <table:table-cell office:value-type="float" office:value="3.7174721189591078" table:formula="of:=[.GO13]*100/[.GO$24]" table:style-name="ce1">
            <text:p>3,717472119</text:p>
          </table:table-cell>
          <table:table-cell office:value-type="float" office:value="0" table:formula="of:=[.GP13]*100/[.GP$24]" table:style-name="ce1">
            <text:p>0</text:p>
          </table:table-cell>
          <table:table-cell office:value-type="float" office:value="0" table:formula="of:=[.GQ13]*100/[.GQ$24]" table:style-name="ce1">
            <text:p>0</text:p>
          </table:table-cell>
          <table:table-cell office:value-type="float" office:value="0" table:formula="of:=[.GR13]*100/[.GR$24]" table:style-name="ce1">
            <text:p>0</text:p>
          </table:table-cell>
          <table:table-cell office:value-type="float" office:value="1.8433179723502304" table:formula="of:=[.GS13]*100/[.GS$24]" table:style-name="ce1">
            <text:p>1,843317972</text:p>
          </table:table-cell>
          <table:table-cell office:value-type="float" office:value="5.9190031152647977" table:formula="of:=[.GT13]*100/[.GT$24]" table:style-name="ce1">
            <text:p>5,919003115</text:p>
          </table:table-cell>
          <table:table-cell office:value-type="float" office:value="0" table:formula="of:=[.GU13]*100/[.GU$24]" table:style-name="ce1">
            <text:p>0</text:p>
          </table:table-cell>
          <table:table-cell office:value-type="float" office:value="1.9337016574585635" table:formula="of:=[.GV13]*100/[.GV$24]" table:style-name="ce1">
            <text:p>1,933701657</text:p>
          </table:table-cell>
          <table:table-cell office:value-type="float" office:value="0" table:formula="of:=[.GW13]*100/[.GW$24]" table:style-name="ce1">
            <text:p>0</text:p>
          </table:table-cell>
          <table:table-cell office:value-type="float" office:value="0" table:formula="of:=[.GX13]*100/[.GX$24]" table:style-name="ce1">
            <text:p>0</text:p>
          </table:table-cell>
          <table:table-cell office:value-type="float" office:value="0" table:formula="of:=[.GY13]*100/[.GY$24]" table:style-name="ce1">
            <text:p>0</text:p>
          </table:table-cell>
          <table:table-cell office:value-type="float" office:value="0" table:formula="of:=[.GZ13]*100/[.GZ$24]" table:style-name="ce1">
            <text:p>0</text:p>
          </table:table-cell>
          <table:table-cell office:value-type="float" office:value="5.2802073210236475" table:formula="of:=[.HA13]*100/[.HA$24]" table:style-name="ce1">
            <text:p>5,280207321</text:p>
          </table:table-cell>
          <table:table-cell office:value-type="float" office:value="5.7053941908713695" table:formula="of:=[.HB13]*100/[.HB$24]" table:style-name="ce1">
            <text:p>5,705394191</text:p>
          </table:table-cell>
          <table:table-cell office:value-type="float" office:value="0" table:formula="of:=[.HC13]*100/[.HC$24]" table:style-name="ce1">
            <text:p>0</text:p>
          </table:table-cell>
          <table:table-cell office:value-type="float" office:value="0" table:formula="of:=[.HD13]*100/[.HD$24]" table:style-name="ce1">
            <text:p>0</text:p>
          </table:table-cell>
          <table:table-cell office:value-type="float" office:value="4.3000914913083257" table:formula="of:=[.HE13]*100/[.HE$24]" table:style-name="ce1">
            <text:p>4,300091491</text:p>
          </table:table-cell>
          <table:table-cell office:value-type="float" office:value="6.7880794701986753" table:formula="of:=[.HF13]*100/[.HF$24]" table:style-name="ce1">
            <text:p>6,78807947</text:p>
          </table:table-cell>
          <table:table-cell office:value-type="float" office:value="0.84121976866456361" table:formula="of:=[.HG13]*100/[.HG$24]" table:style-name="ce1">
            <text:p>0,841219769</text:p>
          </table:table-cell>
          <table:table-cell office:value-type="float" office:value="2.903225806451613" table:formula="of:=[.HH13]*100/[.HH$24]" table:style-name="ce1">
            <text:p>2,903225806</text:p>
          </table:table-cell>
          <table:table-cell office:value-type="float" office:value="0" table:formula="of:=[.HI13]*100/[.HI$24]" table:style-name="ce1">
            <text:p>0</text:p>
          </table:table-cell>
          <table:table-cell office:value-type="float" office:value="0" table:formula="of:=[.HJ13]*100/[.HJ$24]" table:style-name="ce1">
            <text:p>0</text:p>
          </table:table-cell>
          <table:table-cell office:value-type="float" office:value="5.5084745762711869" table:formula="of:=[.HK13]*100/[.HK$24]" table:style-name="ce1">
            <text:p>5,508474576</text:p>
          </table:table-cell>
          <table:table-cell office:value-type="float" office:value="0" table:formula="of:=[.HL13]*100/[.HL$24]" table:style-name="ce1">
            <text:p>0</text:p>
          </table:table-cell>
          <table:table-cell office:value-type="float" office:value="5.7407407407407405" table:formula="of:=[.HM13]*100/[.HM$24]" table:style-name="ce1">
            <text:p>5,740740741</text:p>
          </table:table-cell>
          <table:table-cell office:value-type="float" office:value="0" table:formula="of:=[.HN13]*100/[.HN$24]" table:style-name="ce1">
            <text:p>0</text:p>
          </table:table-cell>
          <table:table-cell office:value-type="float" office:value="6.5099457504520792" table:formula="of:=[.HO13]*100/[.HO$24]" table:style-name="ce1">
            <text:p>6,50994575</text:p>
          </table:table-cell>
          <table:table-cell office:value-type="float" office:value="3.7220843672456576" table:formula="of:=[.HP13]*100/[.HP$24]" table:style-name="ce1">
            <text:p>3,722084367</text:p>
          </table:table-cell>
          <table:table-cell office:value-type="float" office:value="3.8986354775828458" table:formula="of:=[.HQ13]*100/[.HQ$24]" table:style-name="ce1">
            <text:p>3,898635478</text:p>
          </table:table-cell>
          <table:table-cell office:value-type="float" office:value="4.8411497730711046" table:formula="of:=[.HR13]*100/[.HR$24]" table:style-name="ce1">
            <text:p>4,841149773</text:p>
          </table:table-cell>
          <table:table-cell office:value-type="float" office:value="0" table:formula="of:=[.HS13]*100/[.HS$24]" table:style-name="ce1">
            <text:p>0</text:p>
          </table:table-cell>
          <table:table-cell office:value-type="float" office:value="0" table:formula="of:=[.HT13]*100/[.HT$24]" table:style-name="ce1">
            <text:p>0</text:p>
          </table:table-cell>
          <table:table-cell office:value-type="float" office:value="0" table:formula="of:=[.HU13]*100/[.HU$24]" table:style-name="ce1">
            <text:p>0</text:p>
          </table:table-cell>
          <table:table-cell office:value-type="float" office:value="0" table:formula="of:=[.HV13]*100/[.HV$24]" table:style-name="ce1">
            <text:p>0</text:p>
          </table:table-cell>
          <table:table-cell office:value-type="float" office:value="2.1212121212121211" table:formula="of:=[.HW13]*100/[.HW$24]" table:style-name="ce1">
            <text:p>2,121212121</text:p>
          </table:table-cell>
          <table:table-cell office:value-type="float" office:value="1.7073170731707317" table:formula="of:=[.HX13]*100/[.HX$24]" table:style-name="ce1">
            <text:p>1,707317073</text:p>
          </table:table-cell>
          <table:table-cell office:value-type="float" office:value="0" table:formula="of:=[.HY13]*100/[.HY$24]" table:style-name="ce1">
            <text:p>0</text:p>
          </table:table-cell>
          <table:table-cell office:value-type="float" office:value="0" table:formula="of:=[.HZ13]*100/[.HZ$24]" table:style-name="ce1">
            <text:p>0</text:p>
          </table:table-cell>
          <table:table-cell office:value-type="float" office:value="4.7101449275362315" table:formula="of:=[.IA13]*100/[.IA$24]" table:style-name="ce1">
            <text:p>4,710144928</text:p>
          </table:table-cell>
          <table:table-cell office:value-type="float" office:value="0" table:formula="of:=[.IB13]*100/[.IB$24]" table:style-name="ce1">
            <text:p>0</text:p>
          </table:table-cell>
          <table:table-cell office:value-type="float" office:value="0" table:formula="of:=[.IC13]*100/[.IC$24]" table:style-name="ce1">
            <text:p>0</text:p>
          </table:table-cell>
          <table:table-cell office:value-type="float" office:value="0" table:formula="of:=[.ID13]*100/[.ID$24]" table:style-name="ce1">
            <text:p>0</text:p>
          </table:table-cell>
          <table:table-cell office:value-type="float" office:value="0" table:formula="of:=[.IE13]*100/[.IE$24]" table:style-name="ce1">
            <text:p>0</text:p>
          </table:table-cell>
          <table:table-cell office:value-type="float" office:value="0" table:formula="of:=[.IF13]*100/[.IF$24]" table:style-name="ce1">
            <text:p>0</text:p>
          </table:table-cell>
          <table:table-cell office:value-type="float" office:value="0" table:formula="of:=[.IG13]*100/[.IG$24]" table:style-name="ce1">
            <text:p>0</text:p>
          </table:table-cell>
          <table:table-cell office:value-type="float" office:value="0" table:formula="of:=[.IH13]*100/[.IH$24]" table:style-name="ce1">
            <text:p>0</text:p>
          </table:table-cell>
          <table:table-cell office:value-type="float" office:value="3.9344262295081966" table:formula="of:=[.II13]*100/[.II$24]" table:style-name="ce1">
            <text:p>3,93442623</text:p>
          </table:table-cell>
          <table:table-cell office:value-type="float" office:value="0" table:formula="of:=[.IJ13]*100/[.IJ$24]" table:style-name="ce1">
            <text:p>0</text:p>
          </table:table-cell>
          <table:table-cell office:value-type="float" office:value="0" table:formula="of:=[.IK13]*100/[.IK$24]" table:style-name="ce1">
            <text:p>0</text:p>
          </table:table-cell>
          <table:table-cell office:value-type="float" office:value="0" table:formula="of:=[.IL13]*100/[.IL$24]" table:style-name="ce1">
            <text:p>0</text:p>
          </table:table-cell>
          <table:table-cell office:value-type="float" office:value="3.0456852791878171" table:formula="of:=[.IM13]*100/[.IM$24]" table:style-name="ce1">
            <text:p>3,045685279</text:p>
          </table:table-cell>
          <table:table-cell office:value-type="float" office:value="0" table:formula="of:=[.IN13]*100/[.IN$24]" table:style-name="ce1">
            <text:p>0</text:p>
          </table:table-cell>
          <table:table-cell office:value-type="float" office:value="5.1724137931034484" table:formula="of:=[.IO13]*100/[.IO$24]" table:style-name="ce1">
            <text:p>5,172413793</text:p>
          </table:table-cell>
          <table:table-cell office:value-type="float" office:value="0" table:formula="of:=[.IP13]*100/[.IP$24]" table:style-name="ce1">
            <text:p>0</text:p>
          </table:table-cell>
          <table:table-cell office:value-type="float" office:value="0" table:formula="of:=[.IQ13]*100/[.IQ$24]" table:style-name="ce1">
            <text:p>0</text:p>
          </table:table-cell>
          <table:table-cell office:value-type="float" office:value="0" table:formula="of:=[.IR13]*100/[.IR$24]" table:style-name="ce1">
            <text:p>0</text:p>
          </table:table-cell>
          <table:table-cell office:value-type="float" office:value="0" table:formula="of:=[.IS13]*100/[.IS$24]" table:style-name="ce1">
            <text:p>0</text:p>
          </table:table-cell>
          <table:table-cell office:value-type="float" office:value="4.4673539518900345" table:formula="of:=[.IT13]*100/[.IT$24]" table:style-name="ce1">
            <text:p>4,467353952</text:p>
          </table:table-cell>
          <table:table-cell table:number-columns-repeated="1613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chnician/engineer</text:p>
          </table:table-cell>
          <table:table-cell office:value-type="float" office:value="1.4037014037014037" table:formula="of:=[.C14]*100/[.C$24]" table:style-name="ce1">
            <text:p>1,403701404</text:p>
          </table:table-cell>
          <table:table-cell office:value-type="float" office:value="1.668877619255891" table:formula="of:=[.D14]*100/[.D$24]" table:style-name="ce1">
            <text:p>1,668877619</text:p>
          </table:table-cell>
          <table:table-cell office:value-type="float" office:value="0.10938602681721948" table:formula="of:=[.E14]*100/[.E$24]" table:style-name="ce1">
            <text:p>0,109386027</text:p>
          </table:table-cell>
          <table:table-cell office:value-type="float" office:value="1.4078719984531536" table:formula="of:=[.F14]*100/[.F$24]" table:style-name="ce1">
            <text:p>1,407871998</text:p>
          </table:table-cell>
          <table:table-cell office:value-type="float" office:value="1.3660777300620837" table:formula="of:=[.G14]*100/[.G$24]" table:style-name="ce1">
            <text:p>1,36607773</text:p>
          </table:table-cell>
          <table:table-cell office:value-type="float" office:value="1.6828595418016072" table:formula="of:=[.H14]*100/[.H$24]" table:style-name="ce1">
            <text:p>1,682859542</text:p>
          </table:table-cell>
          <table:table-cell office:value-type="float" office:value="1.3863007845417967" table:formula="of:=[.I14]*100/[.I$24]" table:style-name="ce1">
            <text:p>1,386300785</text:p>
          </table:table-cell>
          <table:table-cell office:value-type="float" office:value="1.2925416364952933" table:formula="of:=[.J14]*100/[.J$24]" table:style-name="ce1">
            <text:p>1,292541636</text:p>
          </table:table-cell>
          <table:table-cell office:value-type="float" office:value="1.5575242427870226" table:formula="of:=[.K14]*100/[.K$24]" table:style-name="ce1">
            <text:p>1,557524243</text:p>
          </table:table-cell>
          <table:table-cell office:value-type="float" office:value="1.7354124748490947" table:formula="of:=[.L14]*100/[.L$24]" table:style-name="ce1">
            <text:p>1,735412475</text:p>
          </table:table-cell>
          <table:table-cell office:value-type="float" office:value="1.6444981862152357" table:formula="of:=[.M14]*100/[.M$24]" table:style-name="ce1">
            <text:p>1,644498186</text:p>
          </table:table-cell>
          <table:table-cell office:value-type="float" office:value="0.69840530788033994" table:formula="of:=[.N14]*100/[.N$24]" table:style-name="ce1">
            <text:p>0,698405308</text:p>
          </table:table-cell>
          <table:table-cell office:value-type="float" office:value="1.3210986874088477" table:formula="of:=[.O14]*100/[.O$24]" table:style-name="ce1">
            <text:p>1,321098687</text:p>
          </table:table-cell>
          <table:table-cell office:value-type="float" office:value="1.3917285411958822" table:formula="of:=[.P14]*100/[.P$24]" table:style-name="ce1">
            <text:p>1,391728541</text:p>
          </table:table-cell>
          <table:table-cell office:value-type="float" office:value="1.4136469464509582" table:formula="of:=[.Q14]*100/[.Q$24]" table:style-name="ce1">
            <text:p>1,413646946</text:p>
          </table:table-cell>
          <table:table-cell office:value-type="float" office:value="1.5070097689976212" table:formula="of:=[.R14]*100/[.R$24]" table:style-name="ce1">
            <text:p>1,507009769</text:p>
          </table:table-cell>
          <table:table-cell office:value-type="float" office:value="0" table:formula="of:=[.S14]*100/[.S$24]" table:style-name="ce1">
            <text:p>0</text:p>
          </table:table-cell>
          <table:table-cell office:value-type="float" office:value="1.8675298804780875" table:formula="of:=[.T14]*100/[.T$24]" table:style-name="ce1">
            <text:p>1,86752988</text:p>
          </table:table-cell>
          <table:table-cell office:value-type="float" office:value="1.394700139470014" table:formula="of:=[.U14]*100/[.U$24]" table:style-name="ce1">
            <text:p>1,394700139</text:p>
          </table:table-cell>
          <table:table-cell office:value-type="float" office:value="0" table:formula="of:=[.V14]*100/[.V$24]" table:style-name="ce1">
            <text:p>0</text:p>
          </table:table-cell>
          <table:table-cell office:value-type="float" office:value="0.59880239520958078" table:formula="of:=[.W14]*100/[.W$24]" table:style-name="ce1">
            <text:p>0,598802395</text:p>
          </table:table-cell>
          <table:table-cell office:value-type="float" office:value="1.7436316578122872" table:formula="of:=[.X14]*100/[.X$24]" table:style-name="ce1">
            <text:p>1,743631658</text:p>
          </table:table-cell>
          <table:table-cell office:value-type="float" office:value="0.83217753120665738" table:formula="of:=[.Y14]*100/[.Y$24]" table:style-name="ce1">
            <text:p>0,832177531</text:p>
          </table:table-cell>
          <table:table-cell office:value-type="float" office:value="0" table:formula="of:=[.Z14]*100/[.Z$24]" table:style-name="ce1">
            <text:p>0</text:p>
          </table:table-cell>
          <table:table-cell office:value-type="float" office:value="1.0994833752814943" table:formula="of:=[.AA14]*100/[.AA$24]" table:style-name="ce1">
            <text:p>1,099483375</text:p>
          </table:table-cell>
          <table:table-cell office:value-type="float" office:value="0" table:formula="of:=[.AB14]*100/[.AB$24]" table:style-name="ce1">
            <text:p>0</text:p>
          </table:table-cell>
          <table:table-cell office:value-type="float" office:value="1.9913661049993037" table:formula="of:=[.AC14]*100/[.AC$24]" table:style-name="ce1">
            <text:p>1,991366105</text:p>
          </table:table-cell>
          <table:table-cell office:value-type="float" office:value="1.484560570071259" table:formula="of:=[.AD14]*100/[.AD$24]" table:style-name="ce1">
            <text:p>1,48456057</text:p>
          </table:table-cell>
          <table:table-cell office:value-type="float" office:value="1.2271475081392438" table:formula="of:=[.AE14]*100/[.AE$24]" table:style-name="ce1">
            <text:p>1,227147508</text:p>
          </table:table-cell>
          <table:table-cell office:value-type="float" office:value="1.5403422982885087" table:formula="of:=[.AF14]*100/[.AF$24]" table:style-name="ce1">
            <text:p>1,540342298</text:p>
          </table:table-cell>
          <table:table-cell office:value-type="float" office:value="2.4305555555555554" table:formula="of:=[.AG14]*100/[.AG$24]" table:style-name="ce1">
            <text:p>2,430555556</text:p>
          </table:table-cell>
          <table:table-cell office:value-type="float" office:value="0" table:formula="of:=[.AH14]*100/[.AH$24]" table:style-name="ce1">
            <text:p>0</text:p>
          </table:table-cell>
          <table:table-cell office:value-type="float" office:value="0" table:formula="of:=[.AI14]*100/[.AI$24]" table:style-name="ce1">
            <text:p>0</text:p>
          </table:table-cell>
          <table:table-cell office:value-type="float" office:value="1.6853932584269662" table:formula="of:=[.AJ14]*100/[.AJ$24]" table:style-name="ce1">
            <text:p>1,685393258</text:p>
          </table:table-cell>
          <table:table-cell office:value-type="float" office:value="2.0088764307404814" table:formula="of:=[.AK14]*100/[.AK$24]" table:style-name="ce1">
            <text:p>2,008876431</text:p>
          </table:table-cell>
          <table:table-cell office:value-type="float" office:value="0" table:formula="of:=[.AL14]*100/[.AL$24]" table:style-name="ce1">
            <text:p>0</text:p>
          </table:table-cell>
          <table:table-cell office:value-type="float" office:value="1.1851851851851851" table:formula="of:=[.AM14]*100/[.AM$24]" table:style-name="ce1">
            <text:p>1,185185185</text:p>
          </table:table-cell>
          <table:table-cell office:value-type="float" office:value="1.368849426563078" table:formula="of:=[.AN14]*100/[.AN$24]" table:style-name="ce1">
            <text:p>1,368849427</text:p>
          </table:table-cell>
          <table:table-cell office:value-type="float" office:value="1.214574898785425" table:formula="of:=[.AO14]*100/[.AO$24]" table:style-name="ce1">
            <text:p>1,214574899</text:p>
          </table:table-cell>
          <table:table-cell office:value-type="float" office:value="2.2763627414790206" table:formula="of:=[.AP14]*100/[.AP$24]" table:style-name="ce1">
            <text:p>2,276362741</text:p>
          </table:table-cell>
          <table:table-cell office:value-type="float" office:value="1.3008130081300813" table:formula="of:=[.AQ14]*100/[.AQ$24]" table:style-name="ce1">
            <text:p>1,300813008</text:p>
          </table:table-cell>
          <table:table-cell office:value-type="float" office:value="1.7329255861365953" table:formula="of:=[.AR14]*100/[.AR$24]" table:style-name="ce1">
            <text:p>1,732925586</text:p>
          </table:table-cell>
          <table:table-cell office:value-type="float" office:value="0" table:formula="of:=[.AS14]*100/[.AS$24]" table:style-name="ce1">
            <text:p>0</text:p>
          </table:table-cell>
          <table:table-cell office:value-type="float" office:value="0" table:formula="of:=[.AT14]*100/[.AT$24]" table:style-name="ce1">
            <text:p>0</text:p>
          </table:table-cell>
          <table:table-cell office:value-type="float" office:value="0" table:formula="of:=[.AU14]*100/[.AU$24]" table:style-name="ce1">
            <text:p>0</text:p>
          </table:table-cell>
          <table:table-cell office:value-type="float" office:value="2.6819923371647509" table:formula="of:=[.AV14]*100/[.AV$24]" table:style-name="ce1">
            <text:p>2,681992337</text:p>
          </table:table-cell>
          <table:table-cell office:value-type="float" office:value="0" table:formula="of:=[.AW14]*100/[.AW$24]" table:style-name="ce1">
            <text:p>0</text:p>
          </table:table-cell>
          <table:table-cell office:value-type="float" office:value="2.3455233291298865" table:formula="of:=[.AX14]*100/[.AX$24]" table:style-name="ce1">
            <text:p>2,345523329</text:p>
          </table:table-cell>
          <table:table-cell office:value-type="float" office:value="0" table:formula="of:=[.AY14]*100/[.AY$24]" table:style-name="ce1">
            <text:p>0</text:p>
          </table:table-cell>
          <table:table-cell office:value-type="float" office:value="1.9157088122605364" table:formula="of:=[.AZ14]*100/[.AZ$24]" table:style-name="ce1">
            <text:p>1,915708812</text:p>
          </table:table-cell>
          <table:table-cell office:value-type="float" office:value="0.55335968379446643" table:formula="of:=[.BA14]*100/[.BA$24]" table:style-name="ce1">
            <text:p>0,553359684</text:p>
          </table:table-cell>
          <table:table-cell office:value-type="float" office:value="0" table:formula="of:=[.BB14]*100/[.BB$24]" table:style-name="ce1">
            <text:p>0</text:p>
          </table:table-cell>
          <table:table-cell office:value-type="float" office:value="0" table:formula="of:=[.BC14]*100/[.BC$24]" table:style-name="ce1">
            <text:p>0</text:p>
          </table:table-cell>
          <table:table-cell office:value-type="float" office:value="2.217741935483871" table:formula="of:=[.BD14]*100/[.BD$24]" table:style-name="ce1">
            <text:p>2,217741935</text:p>
          </table:table-cell>
          <table:table-cell office:value-type="float" office:value="1.8942383583267561" table:formula="of:=[.BE14]*100/[.BE$24]" table:style-name="ce1">
            <text:p>1,894238358</text:p>
          </table:table-cell>
          <table:table-cell office:value-type="float" office:value="3.5307517084282458" table:formula="of:=[.BF14]*100/[.BF$24]" table:style-name="ce1">
            <text:p>3,530751708</text:p>
          </table:table-cell>
          <table:table-cell office:value-type="float" office:value="0" table:formula="of:=[.BG14]*100/[.BG$24]" table:style-name="ce1">
            <text:p>0</text:p>
          </table:table-cell>
          <table:table-cell office:value-type="float" office:value="1.174496644295302" table:formula="of:=[.BH14]*100/[.BH$24]" table:style-name="ce1">
            <text:p>1,174496644</text:p>
          </table:table-cell>
          <table:table-cell office:value-type="float" office:value="1.5202702702702702" table:formula="of:=[.BI14]*100/[.BI$24]" table:style-name="ce1">
            <text:p>1,52027027</text:p>
          </table:table-cell>
          <table:table-cell office:value-type="float" office:value="0" table:formula="of:=[.BJ14]*100/[.BJ$24]" table:style-name="ce1">
            <text:p>0</text:p>
          </table:table-cell>
          <table:table-cell office:value-type="float" office:value="1.1456628477905073" table:formula="of:=[.BK14]*100/[.BK$24]" table:style-name="ce1">
            <text:p>1,145662848</text:p>
          </table:table-cell>
          <table:table-cell office:value-type="float" office:value="0" table:formula="of:=[.BL14]*100/[.BL$24]" table:style-name="ce1">
            <text:p>0</text:p>
          </table:table-cell>
          <table:table-cell office:value-type="float" office:value="1.408450704225352" table:formula="of:=[.BM14]*100/[.BM$24]" table:style-name="ce1">
            <text:p>1,408450704</text:p>
          </table:table-cell>
          <table:table-cell office:value-type="float" office:value="1.5798568254751912" table:formula="of:=[.BN14]*100/[.BN$24]" table:style-name="ce1">
            <text:p>1,579856825</text:p>
          </table:table-cell>
          <table:table-cell office:value-type="float" office:value="0" table:formula="of:=[.BO14]*100/[.BO$24]" table:style-name="ce1">
            <text:p>0</text:p>
          </table:table-cell>
          <table:table-cell office:value-type="float" office:value="0" table:formula="of:=[.BP14]*100/[.BP$24]" table:style-name="ce1">
            <text:p>0</text:p>
          </table:table-cell>
          <table:table-cell office:value-type="float" office:value="0.79302141157811257" table:formula="of:=[.BQ14]*100/[.BQ$24]" table:style-name="ce1">
            <text:p>0,793021412</text:p>
          </table:table-cell>
          <table:table-cell office:value-type="float" office:value="0" table:formula="of:=[.BR14]*100/[.BR$24]" table:style-name="ce1">
            <text:p>0</text:p>
          </table:table-cell>
          <table:table-cell office:value-type="float" office:value="0" table:formula="of:=[.BS14]*100/[.BS$24]" table:style-name="ce1">
            <text:p>0</text:p>
          </table:table-cell>
          <table:table-cell office:value-type="float" office:value="2.0506634499396865" table:formula="of:=[.BT14]*100/[.BT$24]" table:style-name="ce1">
            <text:p>2,05066345</text:p>
          </table:table-cell>
          <table:table-cell office:value-type="float" office:value="2.510460251046025" table:formula="of:=[.BU14]*100/[.BU$24]" table:style-name="ce1">
            <text:p>2,510460251</text:p>
          </table:table-cell>
          <table:table-cell office:value-type="float" office:value="1.1855364552459988" table:formula="of:=[.BV14]*100/[.BV$24]" table:style-name="ce1">
            <text:p>1,185536455</text:p>
          </table:table-cell>
          <table:table-cell office:value-type="float" office:value="2.8301886792452828" table:formula="of:=[.BW14]*100/[.BW$24]" table:style-name="ce1">
            <text:p>2,830188679</text:p>
          </table:table-cell>
          <table:table-cell office:value-type="float" office:value="1.3539651837524178" table:formula="of:=[.BX14]*100/[.BX$24]" table:style-name="ce1">
            <text:p>1,353965184</text:p>
          </table:table-cell>
          <table:table-cell office:value-type="float" office:value="0" table:formula="of:=[.BY14]*100/[.BY$24]" table:style-name="ce1">
            <text:p>0</text:p>
          </table:table-cell>
          <table:table-cell office:value-type="float" office:value="0" table:formula="of:=[.BZ14]*100/[.BZ$24]" table:style-name="ce1">
            <text:p>0</text:p>
          </table:table-cell>
          <table:table-cell office:value-type="float" office:value="0" table:formula="of:=[.CA14]*100/[.CA$24]" table:style-name="ce1">
            <text:p>0</text:p>
          </table:table-cell>
          <table:table-cell office:value-type="float" office:value="0.91575091575091572" table:formula="of:=[.CB14]*100/[.CB$24]" table:style-name="ce1">
            <text:p>0,915750916</text:p>
          </table:table-cell>
          <table:table-cell office:value-type="float" office:value="0" table:formula="of:=[.CC14]*100/[.CC$24]" table:style-name="ce1">
            <text:p>0</text:p>
          </table:table-cell>
          <table:table-cell office:value-type="float" office:value="0" table:formula="of:=[.CD14]*100/[.CD$24]" table:style-name="ce1">
            <text:p>0</text:p>
          </table:table-cell>
          <table:table-cell office:value-type="float" office:value="1.0376134889753568" table:formula="of:=[.CE14]*100/[.CE$24]" table:style-name="ce1">
            <text:p>1,037613489</text:p>
          </table:table-cell>
          <table:table-cell office:value-type="float" office:value="0" table:formula="of:=[.CF14]*100/[.CF$24]" table:style-name="ce1">
            <text:p>0</text:p>
          </table:table-cell>
          <table:table-cell office:value-type="float" office:value="1.40597539543058" table:formula="of:=[.CG14]*100/[.CG$24]" table:style-name="ce1">
            <text:p>1,405975395</text:p>
          </table:table-cell>
          <table:table-cell office:value-type="float" office:value="0" table:formula="of:=[.CH14]*100/[.CH$24]" table:style-name="ce1">
            <text:p>0</text:p>
          </table:table-cell>
          <table:table-cell office:value-type="float" office:value="0" table:formula="of:=[.CI14]*100/[.CI$24]" table:style-name="ce1">
            <text:p>0</text:p>
          </table:table-cell>
          <table:table-cell office:value-type="float" office:value="0" table:formula="of:=[.CJ14]*100/[.CJ$24]" table:style-name="ce1">
            <text:p>0</text:p>
          </table:table-cell>
          <table:table-cell office:value-type="float" office:value="1.6530574437461703" table:formula="of:=[.CK14]*100/[.CK$24]" table:style-name="ce1">
            <text:p>1,653057444</text:p>
          </table:table-cell>
          <table:table-cell office:value-type="float" office:value="3.9758269720101783E-2" table:formula="of:=[.CL14]*100/[.CL$24]" table:style-name="ce1">
            <text:p>0,03975827</text:p>
          </table:table-cell>
          <table:table-cell office:value-type="float" office:value="1.5746031746031746" table:formula="of:=[.CM14]*100/[.CM$24]" table:style-name="ce1">
            <text:p>1,574603175</text:p>
          </table:table-cell>
          <table:table-cell office:value-type="float" office:value="0.20437038201540639" table:formula="of:=[.CN14]*100/[.CN$24]" table:style-name="ce1">
            <text:p>0,204370382</text:p>
          </table:table-cell>
          <table:table-cell office:value-type="float" office:value="2.0017977656341404" table:formula="of:=[.CO14]*100/[.CO$24]" table:style-name="ce1">
            <text:p>2,001797766</text:p>
          </table:table-cell>
          <table:table-cell office:value-type="float" office:value="0" table:formula="of:=[.CP14]*100/[.CP$24]" table:style-name="ce1">
            <text:p>0</text:p>
          </table:table-cell>
          <table:table-cell office:value-type="float" office:value="1.6497175141242937" table:formula="of:=[.CQ14]*100/[.CQ$24]" table:style-name="ce1">
            <text:p>1,649717514</text:p>
          </table:table-cell>
          <table:table-cell office:value-type="float" office:value="0" table:formula="of:=[.CR14]*100/[.CR$24]" table:style-name="ce1">
            <text:p>0</text:p>
          </table:table-cell>
          <table:table-cell office:value-type="float" office:value="1.5145248926855008" table:formula="of:=[.CS14]*100/[.CS$24]" table:style-name="ce1">
            <text:p>1,514524893</text:p>
          </table:table-cell>
          <table:table-cell office:value-type="float" office:value="7.064918753434335E-2" table:formula="of:=[.CT14]*100/[.CT$24]" table:style-name="ce1">
            <text:p>0,070649188</text:p>
          </table:table-cell>
          <table:table-cell office:value-type="float" office:value="1.8280075858037101" table:formula="of:=[.CU14]*100/[.CU$24]" table:style-name="ce1">
            <text:p>1,828007586</text:p>
          </table:table-cell>
          <table:table-cell office:value-type="float" office:value="0.14180162698708859" table:formula="of:=[.CV14]*100/[.CV$24]" table:style-name="ce1">
            <text:p>0,141801627</text:p>
          </table:table-cell>
          <table:table-cell office:value-type="float" office:value="1.8727100013570361" table:formula="of:=[.CW14]*100/[.CW$24]" table:style-name="ce1">
            <text:p>1,872710001</text:p>
          </table:table-cell>
          <table:table-cell office:value-type="float" office:value="0" table:formula="of:=[.CX14]*100/[.CX$24]" table:style-name="ce1">
            <text:p>0</text:p>
          </table:table-cell>
          <table:table-cell office:value-type="float" office:value="1.875" table:formula="of:=[.CY14]*100/[.CY$24]" table:style-name="ce1">
            <text:p>1,875</text:p>
          </table:table-cell>
          <table:table-cell office:value-type="float" office:value="0.85561497326203206" table:formula="of:=[.CZ14]*100/[.CZ$24]" table:style-name="ce1">
            <text:p>0,855614973</text:p>
          </table:table-cell>
          <table:table-cell office:value-type="float" office:value="0.83357286576602474" table:formula="of:=[.DA14]*100/[.DA$24]" table:style-name="ce1">
            <text:p>0,833572866</text:p>
          </table:table-cell>
          <table:table-cell office:value-type="float" office:value="0.1224739742804654" table:formula="of:=[.DB14]*100/[.DB$24]" table:style-name="ce1">
            <text:p>0,122473974</text:p>
          </table:table-cell>
          <table:table-cell office:value-type="float" office:value="1.5400749924576551" table:formula="of:=[.DC14]*100/[.DC$24]" table:style-name="ce1">
            <text:p>1,540074992</text:p>
          </table:table-cell>
          <table:table-cell office:value-type="float" office:value="0.11836187169573108" table:formula="of:=[.DD14]*100/[.DD$24]" table:style-name="ce1">
            <text:p>0,118361872</text:p>
          </table:table-cell>
          <table:table-cell office:value-type="float" office:value="1.6571989920129842" table:formula="of:=[.DE14]*100/[.DE$24]" table:style-name="ce1">
            <text:p>1,657198992</text:p>
          </table:table-cell>
          <table:table-cell office:value-type="float" office:value="0" table:formula="of:=[.DF14]*100/[.DF$24]" table:style-name="ce1">
            <text:p>0</text:p>
          </table:table-cell>
          <table:table-cell office:value-type="float" office:value="1.6515709029153693" table:formula="of:=[.DG14]*100/[.DG$24]" table:style-name="ce1">
            <text:p>1,651570903</text:p>
          </table:table-cell>
          <table:table-cell office:value-type="float" office:value="0.12982054219167621" table:formula="of:=[.DH14]*100/[.DH$24]" table:style-name="ce1">
            <text:p>0,129820542</text:p>
          </table:table-cell>
          <table:table-cell office:value-type="float" office:value="1.7609955190227473" table:formula="of:=[.DI14]*100/[.DI$24]" table:style-name="ce1">
            <text:p>1,760995519</text:p>
          </table:table-cell>
          <table:table-cell office:value-type="float" office:value="0.10989873616453411" table:formula="of:=[.DJ14]*100/[.DJ$24]" table:style-name="ce1">
            <text:p>0,109898736</text:p>
          </table:table-cell>
          <table:table-cell office:value-type="float" office:value="0" table:formula="of:=[.DK14]*100/[.DK$24]" table:style-name="ce1">
            <text:p>0</text:p>
          </table:table-cell>
          <table:table-cell office:value-type="float" office:value="0" table:formula="of:=[.DL14]*100/[.DL$24]" table:style-name="ce1">
            <text:p>0</text:p>
          </table:table-cell>
          <table:table-cell office:value-type="float" office:value="2.5924645696508812" table:formula="of:=[.DM14]*100/[.DM$24]" table:style-name="ce1">
            <text:p>2,59246457</text:p>
          </table:table-cell>
          <table:table-cell office:value-type="float" office:value="0" table:formula="of:=[.DN14]*100/[.DN$24]" table:style-name="ce1">
            <text:p>0</text:p>
          </table:table-cell>
          <table:table-cell office:value-type="float" office:value="1.8518518518518519" table:formula="of:=[.DO14]*100/[.DO$24]" table:style-name="ce1">
            <text:p>1,851851852</text:p>
          </table:table-cell>
          <table:table-cell office:value-type="float" office:value="0" table:formula="of:=[.DP14]*100/[.DP$24]" table:style-name="ce1">
            <text:p>0</text:p>
          </table:table-cell>
          <table:table-cell office:value-type="float" office:value="0" table:formula="of:=[.DQ14]*100/[.DQ$24]" table:style-name="ce1">
            <text:p>0</text:p>
          </table:table-cell>
          <table:table-cell office:value-type="float" office:value="0" table:formula="of:=[.DR14]*100/[.DR$24]" table:style-name="ce1">
            <text:p>0</text:p>
          </table:table-cell>
          <table:table-cell office:value-type="float" office:value="1.0434782608695652" table:formula="of:=[.DS14]*100/[.DS$24]" table:style-name="ce1">
            <text:p>1,043478261</text:p>
          </table:table-cell>
          <table:table-cell office:value-type="float" office:value="0" table:formula="of:=[.DT14]*100/[.DT$24]" table:style-name="ce1">
            <text:p>0</text:p>
          </table:table-cell>
          <table:table-cell office:value-type="float" office:value="1.8876271936292581" table:formula="of:=[.DU14]*100/[.DU$24]" table:style-name="ce1">
            <text:p>1,887627194</text:p>
          </table:table-cell>
          <table:table-cell office:value-type="float" office:value="0" table:formula="of:=[.DV14]*100/[.DV$24]" table:style-name="ce1">
            <text:p>0</text:p>
          </table:table-cell>
          <table:table-cell office:value-type="float" office:value="1.2875536480686696" table:formula="of:=[.DW14]*100/[.DW$24]" table:style-name="ce1">
            <text:p>1,287553648</text:p>
          </table:table-cell>
          <table:table-cell office:value-type="float" office:value="0" table:formula="of:=[.DX14]*100/[.DX$24]" table:style-name="ce1">
            <text:p>0</text:p>
          </table:table-cell>
          <table:table-cell office:value-type="float" office:value="0" table:formula="of:=[.DY14]*100/[.DY$24]" table:style-name="ce1">
            <text:p>0</text:p>
          </table:table-cell>
          <table:table-cell office:value-type="float" office:value="0" table:formula="of:=[.DZ14]*100/[.DZ$24]" table:style-name="ce1">
            <text:p>0</text:p>
          </table:table-cell>
          <table:table-cell office:value-type="float" office:value="1.2774143901500576" table:formula="of:=[.EA14]*100/[.EA$24]" table:style-name="ce1">
            <text:p>1,27741439</text:p>
          </table:table-cell>
          <table:table-cell office:value-type="float" office:value="0" table:formula="of:=[.EB14]*100/[.EB$24]" table:style-name="ce1">
            <text:p>0</text:p>
          </table:table-cell>
          <table:table-cell office:value-type="float" office:value="0" table:formula="of:=[.EC14]*100/[.EC$24]" table:style-name="ce1">
            <text:p>0</text:p>
          </table:table-cell>
          <table:table-cell office:value-type="float" office:value="0" table:formula="of:=[.ED14]*100/[.ED$24]" table:style-name="ce1">
            <text:p>0</text:p>
          </table:table-cell>
          <table:table-cell office:value-type="float" office:value="2.1617535903250187" table:formula="of:=[.EE14]*100/[.EE$24]" table:style-name="ce1">
            <text:p>2,16175359</text:p>
          </table:table-cell>
          <table:table-cell office:value-type="float" office:value="0" table:formula="of:=[.EF14]*100/[.EF$24]" table:style-name="ce1">
            <text:p>0</text:p>
          </table:table-cell>
          <table:table-cell office:value-type="float" office:value="2.1834061135371181" table:formula="of:=[.EG14]*100/[.EG$24]" table:style-name="ce1">
            <text:p>2,183406114</text:p>
          </table:table-cell>
          <table:table-cell office:value-type="float" office:value="0" table:formula="of:=[.EH14]*100/[.EH$24]" table:style-name="ce1">
            <text:p>0</text:p>
          </table:table-cell>
          <table:table-cell office:value-type="float" office:value="1.6649677200135915" table:formula="of:=[.EI14]*100/[.EI$24]" table:style-name="ce1">
            <text:p>1,66496772</text:p>
          </table:table-cell>
          <table:table-cell office:value-type="float" office:value="0" table:formula="of:=[.EJ14]*100/[.EJ$24]" table:style-name="ce1">
            <text:p>0</text:p>
          </table:table-cell>
          <table:table-cell office:value-type="float" office:value="2.1155137676292814" table:formula="of:=[.EK14]*100/[.EK$24]" table:style-name="ce1">
            <text:p>2,115513768</text:p>
          </table:table-cell>
          <table:table-cell office:value-type="float" office:value="0" table:formula="of:=[.EL14]*100/[.EL$24]" table:style-name="ce1">
            <text:p>0</text:p>
          </table:table-cell>
          <table:table-cell office:value-type="float" office:value="5.283018867924528" table:formula="of:=[.EM14]*100/[.EM$24]" table:style-name="ce1">
            <text:p>5,283018868</text:p>
          </table:table-cell>
          <table:table-cell office:value-type="float" office:value="0" table:formula="of:=[.EN14]*100/[.EN$24]" table:style-name="ce1">
            <text:p>0</text:p>
          </table:table-cell>
          <table:table-cell office:value-type="float" office:value="0" table:formula="of:=[.EO14]*100/[.EO$24]" table:style-name="ce1">
            <text:p>0</text:p>
          </table:table-cell>
          <table:table-cell office:value-type="float" office:value="0" table:formula="of:=[.EP14]*100/[.EP$24]" table:style-name="ce1">
            <text:p>0</text:p>
          </table:table-cell>
          <table:table-cell office:value-type="float" office:value="0" table:formula="of:=[.EQ14]*100/[.EQ$24]" table:style-name="ce1">
            <text:p>0</text:p>
          </table:table-cell>
          <table:table-cell office:value-type="float" office:value="0" table:formula="of:=[.ER14]*100/[.ER$24]" table:style-name="ce1">
            <text:p>0</text:p>
          </table:table-cell>
          <table:table-cell office:value-type="float" office:value="2.834008097165992" table:formula="of:=[.ES14]*100/[.ES$24]" table:style-name="ce1">
            <text:p>2,834008097</text:p>
          </table:table-cell>
          <table:table-cell office:value-type="float" office:value="0" table:formula="of:=[.ET14]*100/[.ET$24]" table:style-name="ce1">
            <text:p>0</text:p>
          </table:table-cell>
          <table:table-cell office:value-type="float" office:value="2.1405750798722045" table:formula="of:=[.EU14]*100/[.EU$24]" table:style-name="ce1">
            <text:p>2,14057508</text:p>
          </table:table-cell>
          <table:table-cell office:value-type="float" office:value="1.6507384882710687" table:formula="of:=[.EV14]*100/[.EV$24]" table:style-name="ce1">
            <text:p>1,650738488</text:p>
          </table:table-cell>
          <table:table-cell office:value-type="float" office:value="0" table:formula="of:=[.EW14]*100/[.EW$24]" table:style-name="ce1">
            <text:p>0</text:p>
          </table:table-cell>
          <table:table-cell office:value-type="float" office:value="0" table:formula="of:=[.EX14]*100/[.EX$24]" table:style-name="ce1">
            <text:p>0</text:p>
          </table:table-cell>
          <table:table-cell office:value-type="float" office:value="2.2792022792022792" table:formula="of:=[.EY14]*100/[.EY$24]" table:style-name="ce1">
            <text:p>2,279202279</text:p>
          </table:table-cell>
          <table:table-cell office:value-type="float" office:value="0" table:formula="of:=[.EZ14]*100/[.EZ$24]" table:style-name="ce1">
            <text:p>0</text:p>
          </table:table-cell>
          <table:table-cell office:value-type="float" office:value="1.4632217242288426" table:formula="of:=[.FA14]*100/[.FA$24]" table:style-name="ce1">
            <text:p>1,463221724</text:p>
          </table:table-cell>
          <table:table-cell office:value-type="float" office:value="0" table:formula="of:=[.FB14]*100/[.FB$24]" table:style-name="ce1">
            <text:p>0</text:p>
          </table:table-cell>
          <table:table-cell office:value-type="float" office:value="1.7427385892116183" table:formula="of:=[.FC14]*100/[.FC$24]" table:style-name="ce1">
            <text:p>1,742738589</text:p>
          </table:table-cell>
          <table:table-cell office:value-type="float" office:value="0" table:formula="of:=[.FD14]*100/[.FD$24]" table:style-name="ce1">
            <text:p>0</text:p>
          </table:table-cell>
          <table:table-cell office:value-type="float" office:value="2.4996622078097555" table:formula="of:=[.FE14]*100/[.FE$24]" table:style-name="ce1">
            <text:p>2,499662208</text:p>
          </table:table-cell>
          <table:table-cell office:value-type="float" office:value="0" table:formula="of:=[.FF14]*100/[.FF$24]" table:style-name="ce1">
            <text:p>0</text:p>
          </table:table-cell>
          <table:table-cell office:value-type="float" office:value="2.9629629629629628" table:formula="of:=[.FG14]*100/[.FG$24]" table:style-name="ce1">
            <text:p>2,962962963</text:p>
          </table:table-cell>
          <table:table-cell office:value-type="float" office:value="0" table:formula="of:=[.FH14]*100/[.FH$24]" table:style-name="ce1">
            <text:p>0</text:p>
          </table:table-cell>
          <table:table-cell office:value-type="float" office:value="2.28494623655914" table:formula="of:=[.FI14]*100/[.FI$24]" table:style-name="ce1">
            <text:p>2,284946237</text:p>
          </table:table-cell>
          <table:table-cell office:value-type="float" office:value="0" table:formula="of:=[.FJ14]*100/[.FJ$24]" table:style-name="ce1">
            <text:p>0</text:p>
          </table:table-cell>
          <table:table-cell office:value-type="float" office:value="0" table:formula="of:=[.FK14]*100/[.FK$24]" table:style-name="ce1">
            <text:p>0</text:p>
          </table:table-cell>
          <table:table-cell office:value-type="float" office:value="0" table:formula="of:=[.FL14]*100/[.FL$24]" table:style-name="ce1">
            <text:p>0</text:p>
          </table:table-cell>
          <table:table-cell office:value-type="float" office:value="0" table:formula="of:=[.FM14]*100/[.FM$24]" table:style-name="ce1">
            <text:p>0</text:p>
          </table:table-cell>
          <table:table-cell office:value-type="float" office:value="0" table:formula="of:=[.FN14]*100/[.FN$24]" table:style-name="ce1">
            <text:p>0</text:p>
          </table:table-cell>
          <table:table-cell office:value-type="float" office:value="0" table:formula="of:=[.FO14]*100/[.FO$24]" table:style-name="ce1">
            <text:p>0</text:p>
          </table:table-cell>
          <table:table-cell office:value-type="float" office:value="0" table:formula="of:=[.FP14]*100/[.FP$24]" table:style-name="ce1">
            <text:p>0</text:p>
          </table:table-cell>
          <table:table-cell office:value-type="float" office:value="3.8802660753880267" table:formula="of:=[.FQ14]*100/[.FQ$24]" table:style-name="ce1">
            <text:p>3,880266075</text:p>
          </table:table-cell>
          <table:table-cell office:value-type="float" office:value="0" table:formula="of:=[.FR14]*100/[.FR$24]" table:style-name="ce1">
            <text:p>0</text:p>
          </table:table-cell>
          <table:table-cell office:value-type="float" office:value="0" table:formula="of:=[.FS14]*100/[.FS$24]" table:style-name="ce1">
            <text:p>0</text:p>
          </table:table-cell>
          <table:table-cell office:value-type="float" office:value="0" table:formula="of:=[.FT14]*100/[.FT$24]" table:style-name="ce1">
            <text:p>0</text:p>
          </table:table-cell>
          <table:table-cell office:value-type="float" office:value="3.1578947368421053" table:formula="of:=[.FU14]*100/[.FU$24]" table:style-name="ce1">
            <text:p>3,157894737</text:p>
          </table:table-cell>
          <table:table-cell office:value-type="float" office:value="0" table:formula="of:=[.FV14]*100/[.FV$24]" table:style-name="ce1">
            <text:p>0</text:p>
          </table:table-cell>
          <table:table-cell office:value-type="float" office:value="0" table:formula="of:=[.FW14]*100/[.FW$24]" table:style-name="ce1">
            <text:p>0</text:p>
          </table:table-cell>
          <table:table-cell office:value-type="float" office:value="0" table:formula="of:=[.FX14]*100/[.FX$24]" table:style-name="ce1">
            <text:p>0</text:p>
          </table:table-cell>
          <table:table-cell office:value-type="float" office:value="3.3333333333333335" table:formula="of:=[.FY14]*100/[.FY$24]" table:style-name="ce1">
            <text:p>3,333333333</text:p>
          </table:table-cell>
          <table:table-cell office:value-type="float" office:value="0.96153846153846156" table:formula="of:=[.FZ14]*100/[.FZ$24]" table:style-name="ce1">
            <text:p>0,961538462</text:p>
          </table:table-cell>
          <table:table-cell office:value-type="float" office:value="0.77951002227171495" table:formula="of:=[.GA14]*100/[.GA$24]" table:style-name="ce1">
            <text:p>0,779510022</text:p>
          </table:table-cell>
          <table:table-cell office:value-type="float" office:value="0" table:formula="of:=[.GB14]*100/[.GB$24]" table:style-name="ce1">
            <text:p>0</text:p>
          </table:table-cell>
          <table:table-cell office:value-type="float" office:value="0" table:formula="of:=[.GC14]*100/[.GC$24]" table:style-name="ce1">
            <text:p>0</text:p>
          </table:table-cell>
          <table:table-cell office:value-type="float" office:value="0" table:formula="of:=[.GD14]*100/[.GD$24]" table:style-name="ce1">
            <text:p>0</text:p>
          </table:table-cell>
          <table:table-cell office:value-type="float" office:value="0" table:formula="of:=[.GE14]*100/[.GE$24]" table:style-name="ce1">
            <text:p>0</text:p>
          </table:table-cell>
          <table:table-cell office:value-type="float" office:value="0" table:formula="of:=[.GF14]*100/[.GF$24]" table:style-name="ce1">
            <text:p>0</text:p>
          </table:table-cell>
          <table:table-cell office:value-type="float" office:value="0" table:formula="of:=[.GG14]*100/[.GG$24]" table:style-name="ce1">
            <text:p>0</text:p>
          </table:table-cell>
          <table:table-cell office:value-type="float" office:value="3.8194444444444446" table:formula="of:=[.GH14]*100/[.GH$24]" table:style-name="ce1">
            <text:p>3,819444444</text:p>
          </table:table-cell>
          <table:table-cell office:value-type="float" office:value="2.2834360275462124" table:formula="of:=[.GI14]*100/[.GI$24]" table:style-name="ce1">
            <text:p>2,283436028</text:p>
          </table:table-cell>
          <table:table-cell office:value-type="float" office:value="0.8637236084452975" table:formula="of:=[.GJ14]*100/[.GJ$24]" table:style-name="ce1">
            <text:p>0,863723608</text:p>
          </table:table-cell>
          <table:table-cell office:value-type="float" office:value="5.8601134215500945" table:formula="of:=[.GK14]*100/[.GK$24]" table:style-name="ce1">
            <text:p>5,860113422</text:p>
          </table:table-cell>
          <table:table-cell office:value-type="float" office:value="0" table:formula="of:=[.GL14]*100/[.GL$24]" table:style-name="ce1">
            <text:p>0</text:p>
          </table:table-cell>
          <table:table-cell office:value-type="float" office:value="0" table:formula="of:=[.GM14]*100/[.GM$24]" table:style-name="ce1">
            <text:p>0</text:p>
          </table:table-cell>
          <table:table-cell office:value-type="float" office:value="0" table:formula="of:=[.GN14]*100/[.GN$24]" table:style-name="ce1">
            <text:p>0</text:p>
          </table:table-cell>
          <table:table-cell office:value-type="float" office:value="2.6022304832713754" table:formula="of:=[.GO14]*100/[.GO$24]" table:style-name="ce1">
            <text:p>2,602230483</text:p>
          </table:table-cell>
          <table:table-cell office:value-type="float" office:value="0" table:formula="of:=[.GP14]*100/[.GP$24]" table:style-name="ce1">
            <text:p>0</text:p>
          </table:table-cell>
          <table:table-cell office:value-type="float" office:value="3.5856573705179282" table:formula="of:=[.GQ14]*100/[.GQ$24]" table:style-name="ce1">
            <text:p>3,585657371</text:p>
          </table:table-cell>
          <table:table-cell office:value-type="float" office:value="0" table:formula="of:=[.GR14]*100/[.GR$24]" table:style-name="ce1">
            <text:p>0</text:p>
          </table:table-cell>
          <table:table-cell office:value-type="float" office:value="0" table:formula="of:=[.GS14]*100/[.GS$24]" table:style-name="ce1">
            <text:p>0</text:p>
          </table:table-cell>
          <table:table-cell office:value-type="float" office:value="0" table:formula="of:=[.GT14]*100/[.GT$24]" table:style-name="ce1">
            <text:p>0</text:p>
          </table:table-cell>
          <table:table-cell office:value-type="float" office:value="0" table:formula="of:=[.GU14]*100/[.GU$24]" table:style-name="ce1">
            <text:p>0</text:p>
          </table:table-cell>
          <table:table-cell office:value-type="float" office:value="1.9337016574585635" table:formula="of:=[.GV14]*100/[.GV$24]" table:style-name="ce1">
            <text:p>1,933701657</text:p>
          </table:table-cell>
          <table:table-cell office:value-type="float" office:value="0" table:formula="of:=[.GW14]*100/[.GW$24]" table:style-name="ce1">
            <text:p>0</text:p>
          </table:table-cell>
          <table:table-cell office:value-type="float" office:value="0" table:formula="of:=[.GX14]*100/[.GX$24]" table:style-name="ce1">
            <text:p>0</text:p>
          </table:table-cell>
          <table:table-cell office:value-type="float" office:value="3.3457249070631971" table:formula="of:=[.GY14]*100/[.GY$24]" table:style-name="ce1">
            <text:p>3,345724907</text:p>
          </table:table-cell>
          <table:table-cell office:value-type="float" office:value="0" table:formula="of:=[.GZ14]*100/[.GZ$24]" table:style-name="ce1">
            <text:p>0</text:p>
          </table:table-cell>
          <table:table-cell office:value-type="float" office:value="2.0732102364755427" table:formula="of:=[.HA14]*100/[.HA$24]" table:style-name="ce1">
            <text:p>2,073210236</text:p>
          </table:table-cell>
          <table:table-cell office:value-type="float" office:value="0" table:formula="of:=[.HB14]*100/[.HB$24]" table:style-name="ce1">
            <text:p>0</text:p>
          </table:table-cell>
          <table:table-cell office:value-type="float" office:value="0" table:formula="of:=[.HC14]*100/[.HC$24]" table:style-name="ce1">
            <text:p>0</text:p>
          </table:table-cell>
          <table:table-cell office:value-type="float" office:value="0" table:formula="of:=[.HD14]*100/[.HD$24]" table:style-name="ce1">
            <text:p>0</text:p>
          </table:table-cell>
          <table:table-cell office:value-type="float" office:value="0" table:formula="of:=[.HE14]*100/[.HE$24]" table:style-name="ce1">
            <text:p>0</text:p>
          </table:table-cell>
          <table:table-cell office:value-type="float" office:value="0" table:formula="of:=[.HF14]*100/[.HF$24]" table:style-name="ce1">
            <text:p>0</text:p>
          </table:table-cell>
          <table:table-cell office:value-type="float" office:value="1.0515247108307044" table:formula="of:=[.HG14]*100/[.HG$24]" table:style-name="ce1">
            <text:p>1,051524711</text:p>
          </table:table-cell>
          <table:table-cell office:value-type="float" office:value="0" table:formula="of:=[.HH14]*100/[.HH$24]" table:style-name="ce1">
            <text:p>0</text:p>
          </table:table-cell>
          <table:table-cell office:value-type="float" office:value="0" table:formula="of:=[.HI14]*100/[.HI$24]" table:style-name="ce1">
            <text:p>0</text:p>
          </table:table-cell>
          <table:table-cell office:value-type="float" office:value="0" table:formula="of:=[.HJ14]*100/[.HJ$24]" table:style-name="ce1">
            <text:p>0</text:p>
          </table:table-cell>
          <table:table-cell office:value-type="float" office:value="0" table:formula="of:=[.HK14]*100/[.HK$24]" table:style-name="ce1">
            <text:p>0</text:p>
          </table:table-cell>
          <table:table-cell office:value-type="float" office:value="0" table:formula="of:=[.HL14]*100/[.HL$24]" table:style-name="ce1">
            <text:p>0</text:p>
          </table:table-cell>
          <table:table-cell office:value-type="float" office:value="3.1481481481481484" table:formula="of:=[.HM14]*100/[.HM$24]" table:style-name="ce1">
            <text:p>3,148148148</text:p>
          </table:table-cell>
          <table:table-cell office:value-type="float" office:value="0" table:formula="of:=[.HN14]*100/[.HN$24]" table:style-name="ce1">
            <text:p>0</text:p>
          </table:table-cell>
          <table:table-cell office:value-type="float" office:value="1.0849909584086799" table:formula="of:=[.HO14]*100/[.HO$24]" table:style-name="ce1">
            <text:p>1,084990958</text:p>
          </table:table-cell>
          <table:table-cell office:value-type="float" office:value="4.4665012406947895" table:formula="of:=[.HP14]*100/[.HP$24]" table:style-name="ce1">
            <text:p>4,466501241</text:p>
          </table:table-cell>
          <table:table-cell office:value-type="float" office:value="1.9493177387914229" table:formula="of:=[.HQ14]*100/[.HQ$24]" table:style-name="ce1">
            <text:p>1,949317739</text:p>
          </table:table-cell>
          <table:table-cell office:value-type="float" office:value="0" table:formula="of:=[.HR14]*100/[.HR$24]" table:style-name="ce1">
            <text:p>0</text:p>
          </table:table-cell>
          <table:table-cell office:value-type="float" office:value="5.0167224080267561" table:formula="of:=[.HS14]*100/[.HS$24]" table:style-name="ce1">
            <text:p>5,016722408</text:p>
          </table:table-cell>
          <table:table-cell office:value-type="float" office:value="0" table:formula="of:=[.HT14]*100/[.HT$24]" table:style-name="ce1">
            <text:p>0</text:p>
          </table:table-cell>
          <table:table-cell office:value-type="float" office:value="3.4146341463414633" table:formula="of:=[.HU14]*100/[.HU$24]" table:style-name="ce1">
            <text:p>3,414634146</text:p>
          </table:table-cell>
          <table:table-cell office:value-type="float" office:value="0" table:formula="of:=[.HV14]*100/[.HV$24]" table:style-name="ce1">
            <text:p>0</text:p>
          </table:table-cell>
          <table:table-cell office:value-type="float" office:value="0" table:formula="of:=[.HW14]*100/[.HW$24]" table:style-name="ce1">
            <text:p>0</text:p>
          </table:table-cell>
          <table:table-cell office:value-type="float" office:value="0" table:formula="of:=[.HX14]*100/[.HX$24]" table:style-name="ce1">
            <text:p>0</text:p>
          </table:table-cell>
          <table:table-cell office:value-type="float" office:value="0" table:formula="of:=[.HY14]*100/[.HY$24]" table:style-name="ce1">
            <text:p>0</text:p>
          </table:table-cell>
          <table:table-cell office:value-type="float" office:value="0" table:formula="of:=[.HZ14]*100/[.HZ$24]" table:style-name="ce1">
            <text:p>0</text:p>
          </table:table-cell>
          <table:table-cell office:value-type="float" office:value="0" table:formula="of:=[.IA14]*100/[.IA$24]" table:style-name="ce1">
            <text:p>0</text:p>
          </table:table-cell>
          <table:table-cell office:value-type="float" office:value="0" table:formula="of:=[.IB14]*100/[.IB$24]" table:style-name="ce1">
            <text:p>0</text:p>
          </table:table-cell>
          <table:table-cell office:value-type="float" office:value="1.9011406844106464" table:formula="of:=[.IC14]*100/[.IC$24]" table:style-name="ce1">
            <text:p>1,901140684</text:p>
          </table:table-cell>
          <table:table-cell office:value-type="float" office:value="0" table:formula="of:=[.ID14]*100/[.ID$24]" table:style-name="ce1">
            <text:p>0</text:p>
          </table:table-cell>
          <table:table-cell office:value-type="float" office:value="0" table:formula="of:=[.IE14]*100/[.IE$24]" table:style-name="ce1">
            <text:p>0</text:p>
          </table:table-cell>
          <table:table-cell office:value-type="float" office:value="0" table:formula="of:=[.IF14]*100/[.IF$24]" table:style-name="ce1">
            <text:p>0</text:p>
          </table:table-cell>
          <table:table-cell office:value-type="float" office:value="0" table:formula="of:=[.IG14]*100/[.IG$24]" table:style-name="ce1">
            <text:p>0</text:p>
          </table:table-cell>
          <table:table-cell office:value-type="float" office:value="0" table:formula="of:=[.IH14]*100/[.IH$24]" table:style-name="ce1">
            <text:p>0</text:p>
          </table:table-cell>
          <table:table-cell office:value-type="float" office:value="2.622950819672131" table:formula="of:=[.II14]*100/[.II$24]" table:style-name="ce1">
            <text:p>2,62295082</text:p>
          </table:table-cell>
          <table:table-cell office:value-type="float" office:value="0" table:formula="of:=[.IJ14]*100/[.IJ$24]" table:style-name="ce1">
            <text:p>0</text:p>
          </table:table-cell>
          <table:table-cell office:value-type="float" office:value="0" table:formula="of:=[.IK14]*100/[.IK$24]" table:style-name="ce1">
            <text:p>0</text:p>
          </table:table-cell>
          <table:table-cell office:value-type="float" office:value="0" table:formula="of:=[.IL14]*100/[.IL$24]" table:style-name="ce1">
            <text:p>0</text:p>
          </table:table-cell>
          <table:table-cell office:value-type="float" office:value="4.0609137055837561" table:formula="of:=[.IM14]*100/[.IM$24]" table:style-name="ce1">
            <text:p>4,060913706</text:p>
          </table:table-cell>
          <table:table-cell office:value-type="float" office:value="0" table:formula="of:=[.IN14]*100/[.IN$24]" table:style-name="ce1">
            <text:p>0</text:p>
          </table:table-cell>
          <table:table-cell office:value-type="float" office:value="0" table:formula="of:=[.IO14]*100/[.IO$24]" table:style-name="ce1">
            <text:p>0</text:p>
          </table:table-cell>
          <table:table-cell office:value-type="float" office:value="0" table:formula="of:=[.IP14]*100/[.IP$24]" table:style-name="ce1">
            <text:p>0</text:p>
          </table:table-cell>
          <table:table-cell office:value-type="float" office:value="0" table:formula="of:=[.IQ14]*100/[.IQ$24]" table:style-name="ce1">
            <text:p>0</text:p>
          </table:table-cell>
          <table:table-cell office:value-type="float" office:value="0" table:formula="of:=[.IR14]*100/[.IR$24]" table:style-name="ce1">
            <text:p>0</text:p>
          </table:table-cell>
          <table:table-cell office:value-type="float" office:value="0" table:formula="of:=[.IS14]*100/[.IS$24]" table:style-name="ce1">
            <text:p>0</text:p>
          </table:table-cell>
          <table:table-cell office:value-type="float" office:value="0" table:formula="of:=[.IT14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rogrammer</text:p>
          </table:table-cell>
          <table:table-cell office:value-type="float" office:value="1.0652010652010653" table:formula="of:=[.C15]*100/[.C$24]" table:style-name="ce1">
            <text:p>1,065201065</text:p>
          </table:table-cell>
          <table:table-cell office:value-type="float" office:value="1.2601827319180827" table:formula="of:=[.D15]*100/[.D$24]" table:style-name="ce1">
            <text:p>1,260182732</text:p>
          </table:table-cell>
          <table:table-cell office:value-type="float" office:value="0.11350270524582451" table:formula="of:=[.E15]*100/[.E$24]" table:style-name="ce1">
            <text:p>0,113502705</text:p>
          </table:table-cell>
          <table:table-cell office:value-type="float" office:value="1.1154213343967903" table:formula="of:=[.F15]*100/[.F$24]" table:style-name="ce1">
            <text:p>1,115421334</text:p>
          </table:table-cell>
          <table:table-cell office:value-type="float" office:value="1.0430996327619413" table:formula="of:=[.G15]*100/[.G$24]" table:style-name="ce1">
            <text:p>1,043099633</text:p>
          </table:table-cell>
          <table:table-cell office:value-type="float" office:value="1.1754827875734677" table:formula="of:=[.H15]*100/[.H$24]" table:style-name="ce1">
            <text:p>1,175482788</text:p>
          </table:table-cell>
          <table:table-cell office:value-type="float" office:value="1.0349779829798345" table:formula="of:=[.I15]*100/[.I$24]" table:style-name="ce1">
            <text:p>1,034977983</text:p>
          </table:table-cell>
          <table:table-cell office:value-type="float" office:value="1.0885831523050928" table:formula="of:=[.J15]*100/[.J$24]" table:style-name="ce1">
            <text:p>1,088583152</text:p>
          </table:table-cell>
          <table:table-cell office:value-type="float" office:value="1.1624566024182927" table:formula="of:=[.K15]*100/[.K$24]" table:style-name="ce1">
            <text:p>1,162456602</text:p>
          </table:table-cell>
          <table:table-cell office:value-type="float" office:value="1.6348088531187124" table:formula="of:=[.L15]*100/[.L$24]" table:style-name="ce1">
            <text:p>1,634808853</text:p>
          </table:table-cell>
          <table:table-cell office:value-type="float" office:value="1.0882708585247884" table:formula="of:=[.M15]*100/[.M$24]" table:style-name="ce1">
            <text:p>1,088270859</text:p>
          </table:table-cell>
          <table:table-cell office:value-type="float" office:value="0.48888371551623794" table:formula="of:=[.N15]*100/[.N$24]" table:style-name="ce1">
            <text:p>0,488883716</text:p>
          </table:table-cell>
          <table:table-cell office:value-type="float" office:value="1.0525036460865338" table:formula="of:=[.O15]*100/[.O$24]" table:style-name="ce1">
            <text:p>1,052503646</text:p>
          </table:table-cell>
          <table:table-cell office:value-type="float" office:value="1.0581441228164568" table:formula="of:=[.P15]*100/[.P$24]" table:style-name="ce1">
            <text:p>1,058144123</text:p>
          </table:table-cell>
          <table:table-cell office:value-type="float" office:value="1.1044116769148111" table:formula="of:=[.Q15]*100/[.Q$24]" table:style-name="ce1">
            <text:p>1,104411677</text:p>
          </table:table-cell>
          <table:table-cell office:value-type="float" office:value="1.1218045475951843" table:formula="of:=[.R15]*100/[.R$24]" table:style-name="ce1">
            <text:p>1,121804548</text:p>
          </table:table-cell>
          <table:table-cell office:value-type="float" office:value="0" table:formula="of:=[.S15]*100/[.S$24]" table:style-name="ce1">
            <text:p>0</text:p>
          </table:table-cell>
          <table:table-cell office:value-type="float" office:value="0.47310756972111556" table:formula="of:=[.T15]*100/[.T$24]" table:style-name="ce1">
            <text:p>0,47310757</text:p>
          </table:table-cell>
          <table:table-cell office:value-type="float" office:value="1.1390051139005113" table:formula="of:=[.U15]*100/[.U$24]" table:style-name="ce1">
            <text:p>1,139005114</text:p>
          </table:table-cell>
          <table:table-cell office:value-type="float" office:value="0" table:formula="of:=[.V15]*100/[.V$24]" table:style-name="ce1">
            <text:p>0</text:p>
          </table:table-cell>
          <table:table-cell office:value-type="float" office:value="0" table:formula="of:=[.W15]*100/[.W$24]" table:style-name="ce1">
            <text:p>0</text:p>
          </table:table-cell>
          <table:table-cell office:value-type="float" office:value="0.96717068519275307" table:formula="of:=[.X15]*100/[.X$24]" table:style-name="ce1">
            <text:p>0,967170685</text:p>
          </table:table-cell>
          <table:table-cell office:value-type="float" office:value="0.20804438280166435" table:formula="of:=[.Y15]*100/[.Y$24]" table:style-name="ce1">
            <text:p>0,208044383</text:p>
          </table:table-cell>
          <table:table-cell office:value-type="float" office:value="0" table:formula="of:=[.Z15]*100/[.Z$24]" table:style-name="ce1">
            <text:p>0</text:p>
          </table:table-cell>
          <table:table-cell office:value-type="float" office:value="0.91402834812557954" table:formula="of:=[.AA15]*100/[.AA$24]" table:style-name="ce1">
            <text:p>0,914028348</text:p>
          </table:table-cell>
          <table:table-cell office:value-type="float" office:value="0.64829821717990277" table:formula="of:=[.AB15]*100/[.AB$24]" table:style-name="ce1">
            <text:p>0,648298217</text:p>
          </table:table-cell>
          <table:table-cell office:value-type="float" office:value="2.1723993872719678" table:formula="of:=[.AC15]*100/[.AC$24]" table:style-name="ce1">
            <text:p>2,172399387</text:p>
          </table:table-cell>
          <table:table-cell office:value-type="float" office:value="0" table:formula="of:=[.AD15]*100/[.AD$24]" table:style-name="ce1">
            <text:p>0</text:p>
          </table:table-cell>
          <table:table-cell office:value-type="float" office:value="1.252191334835963" table:formula="of:=[.AE15]*100/[.AE$24]" table:style-name="ce1">
            <text:p>1,252191335</text:p>
          </table:table-cell>
          <table:table-cell office:value-type="float" office:value="1.7848410757946209" table:formula="of:=[.AF15]*100/[.AF$24]" table:style-name="ce1">
            <text:p>1,784841076</text:p>
          </table:table-cell>
          <table:table-cell office:value-type="float" office:value="0" table:formula="of:=[.AG15]*100/[.AG$24]" table:style-name="ce1">
            <text:p>0</text:p>
          </table:table-cell>
          <table:table-cell office:value-type="float" office:value="0" table:formula="of:=[.AH15]*100/[.AH$24]" table:style-name="ce1">
            <text:p>0</text:p>
          </table:table-cell>
          <table:table-cell office:value-type="float" office:value="0" table:formula="of:=[.AI15]*100/[.AI$24]" table:style-name="ce1">
            <text:p>0</text:p>
          </table:table-cell>
          <table:table-cell office:value-type="float" office:value="0" table:formula="of:=[.AJ15]*100/[.AJ$24]" table:style-name="ce1">
            <text:p>0</text:p>
          </table:table-cell>
          <table:table-cell office:value-type="float" office:value="0.51389862181733237" table:formula="of:=[.AK15]*100/[.AK$24]" table:style-name="ce1">
            <text:p>0,513898622</text:p>
          </table:table-cell>
          <table:table-cell office:value-type="float" office:value="0" table:formula="of:=[.AL15]*100/[.AL$24]" table:style-name="ce1">
            <text:p>0</text:p>
          </table:table-cell>
          <table:table-cell office:value-type="float" office:value="0" table:formula="of:=[.AM15]*100/[.AM$24]" table:style-name="ce1">
            <text:p>0</text:p>
          </table:table-cell>
          <table:table-cell office:value-type="float" office:value="1.516833148353681" table:formula="of:=[.AN15]*100/[.AN$24]" table:style-name="ce1">
            <text:p>1,516833148</text:p>
          </table:table-cell>
          <table:table-cell office:value-type="float" office:value="0.46269519953730481" table:formula="of:=[.AO15]*100/[.AO$24]" table:style-name="ce1">
            <text:p>0,4626952</text:p>
          </table:table-cell>
          <table:table-cell office:value-type="float" office:value="1.4027316352897747" table:formula="of:=[.AP15]*100/[.AP$24]" table:style-name="ce1">
            <text:p>1,402731635</text:p>
          </table:table-cell>
          <table:table-cell office:value-type="float" office:value="2.6016260162601625" table:formula="of:=[.AQ15]*100/[.AQ$24]" table:style-name="ce1">
            <text:p>2,601626016</text:p>
          </table:table-cell>
          <table:table-cell office:value-type="float" office:value="1.834862385321101" table:formula="of:=[.AR15]*100/[.AR$24]" table:style-name="ce1">
            <text:p>1,834862385</text:p>
          </table:table-cell>
          <table:table-cell office:value-type="float" office:value="0" table:formula="of:=[.AS15]*100/[.AS$24]" table:style-name="ce1">
            <text:p>0</text:p>
          </table:table-cell>
          <table:table-cell office:value-type="float" office:value="0" table:formula="of:=[.AT15]*100/[.AT$24]" table:style-name="ce1">
            <text:p>0</text:p>
          </table:table-cell>
          <table:table-cell office:value-type="float" office:value="0" table:formula="of:=[.AU15]*100/[.AU$24]" table:style-name="ce1">
            <text:p>0</text:p>
          </table:table-cell>
          <table:table-cell office:value-type="float" office:value="0" table:formula="of:=[.AV15]*100/[.AV$24]" table:style-name="ce1">
            <text:p>0</text:p>
          </table:table-cell>
          <table:table-cell office:value-type="float" office:value="0" table:formula="of:=[.AW15]*100/[.AW$24]" table:style-name="ce1">
            <text:p>0</text:p>
          </table:table-cell>
          <table:table-cell office:value-type="float" office:value="1.2610340479192939" table:formula="of:=[.AX15]*100/[.AX$24]" table:style-name="ce1">
            <text:p>1,261034048</text:p>
          </table:table-cell>
          <table:table-cell office:value-type="float" office:value="0" table:formula="of:=[.AY15]*100/[.AY$24]" table:style-name="ce1">
            <text:p>0</text:p>
          </table:table-cell>
          <table:table-cell office:value-type="float" office:value="0" table:formula="of:=[.AZ15]*100/[.AZ$24]" table:style-name="ce1">
            <text:p>0</text:p>
          </table:table-cell>
          <table:table-cell office:value-type="float" office:value="0" table:formula="of:=[.BA15]*100/[.BA$24]" table:style-name="ce1">
            <text:p>0</text:p>
          </table:table-cell>
          <table:table-cell office:value-type="float" office:value="0" table:formula="of:=[.BB15]*100/[.BB$24]" table:style-name="ce1">
            <text:p>0</text:p>
          </table:table-cell>
          <table:table-cell office:value-type="float" office:value="0" table:formula="of:=[.BC15]*100/[.BC$24]" table:style-name="ce1">
            <text:p>0</text:p>
          </table:table-cell>
          <table:table-cell office:value-type="float" office:value="0" table:formula="of:=[.BD15]*100/[.BD$24]" table:style-name="ce1">
            <text:p>0</text:p>
          </table:table-cell>
          <table:table-cell office:value-type="float" office:value="1.2628255722178374" table:formula="of:=[.BE15]*100/[.BE$24]" table:style-name="ce1">
            <text:p>1,262825572</text:p>
          </table:table-cell>
          <table:table-cell office:value-type="float" office:value="3.7585421412300684" table:formula="of:=[.BF15]*100/[.BF$24]" table:style-name="ce1">
            <text:p>3,758542141</text:p>
          </table:table-cell>
          <table:table-cell office:value-type="float" office:value="0" table:formula="of:=[.BG15]*100/[.BG$24]" table:style-name="ce1">
            <text:p>0</text:p>
          </table:table-cell>
          <table:table-cell office:value-type="float" office:value="0" table:formula="of:=[.BH15]*100/[.BH$24]" table:style-name="ce1">
            <text:p>0</text:p>
          </table:table-cell>
          <table:table-cell office:value-type="float" office:value="0" table:formula="of:=[.BI15]*100/[.BI$24]" table:style-name="ce1">
            <text:p>0</text:p>
          </table:table-cell>
          <table:table-cell office:value-type="float" office:value="0" table:formula="of:=[.BJ15]*100/[.BJ$24]" table:style-name="ce1">
            <text:p>0</text:p>
          </table:table-cell>
          <table:table-cell office:value-type="float" office:value="0" table:formula="of:=[.BK15]*100/[.BK$24]" table:style-name="ce1">
            <text:p>0</text:p>
          </table:table-cell>
          <table:table-cell office:value-type="float" office:value="0" table:formula="of:=[.BL15]*100/[.BL$24]" table:style-name="ce1">
            <text:p>0</text:p>
          </table:table-cell>
          <table:table-cell office:value-type="float" office:value="0" table:formula="of:=[.BM15]*100/[.BM$24]" table:style-name="ce1">
            <text:p>0</text:p>
          </table:table-cell>
          <table:table-cell office:value-type="float" office:value="2.1723031350283879" table:formula="of:=[.BN15]*100/[.BN$24]" table:style-name="ce1">
            <text:p>2,172303135</text:p>
          </table:table-cell>
          <table:table-cell office:value-type="float" office:value="0" table:formula="of:=[.BO15]*100/[.BO$24]" table:style-name="ce1">
            <text:p>0</text:p>
          </table:table-cell>
          <table:table-cell office:value-type="float" office:value="0" table:formula="of:=[.BP15]*100/[.BP$24]" table:style-name="ce1">
            <text:p>0</text:p>
          </table:table-cell>
          <table:table-cell office:value-type="float" office:value="0.55511498810467885" table:formula="of:=[.BQ15]*100/[.BQ$24]" table:style-name="ce1">
            <text:p>0,555114988</text:p>
          </table:table-cell>
          <table:table-cell office:value-type="float" office:value="0" table:formula="of:=[.BR15]*100/[.BR$24]" table:style-name="ce1">
            <text:p>0</text:p>
          </table:table-cell>
          <table:table-cell office:value-type="float" office:value="0" table:formula="of:=[.BS15]*100/[.BS$24]" table:style-name="ce1">
            <text:p>0</text:p>
          </table:table-cell>
          <table:table-cell office:value-type="float" office:value="1.9300361881785284" table:formula="of:=[.BT15]*100/[.BT$24]" table:style-name="ce1">
            <text:p>1,930036188</text:p>
          </table:table-cell>
          <table:table-cell office:value-type="float" office:value="2.3012552301255229" table:formula="of:=[.BU15]*100/[.BU$24]" table:style-name="ce1">
            <text:p>2,30125523</text:p>
          </table:table-cell>
          <table:table-cell office:value-type="float" office:value="0.53349140486069946" table:formula="of:=[.BV15]*100/[.BV$24]" table:style-name="ce1">
            <text:p>0,533491405</text:p>
          </table:table-cell>
          <table:table-cell office:value-type="float" office:value="2.0754716981132075" table:formula="of:=[.BW15]*100/[.BW$24]" table:style-name="ce1">
            <text:p>2,075471698</text:p>
          </table:table-cell>
          <table:table-cell office:value-type="float" office:value="1.1605415860735009" table:formula="of:=[.BX15]*100/[.BX$24]" table:style-name="ce1">
            <text:p>1,160541586</text:p>
          </table:table-cell>
          <table:table-cell office:value-type="float" office:value="0" table:formula="of:=[.BY15]*100/[.BY$24]" table:style-name="ce1">
            <text:p>0</text:p>
          </table:table-cell>
          <table:table-cell office:value-type="float" office:value="0.43215211754537597" table:formula="of:=[.BZ15]*100/[.BZ$24]" table:style-name="ce1">
            <text:p>0,432152118</text:p>
          </table:table-cell>
          <table:table-cell office:value-type="float" office:value="0" table:formula="of:=[.CA15]*100/[.CA$24]" table:style-name="ce1">
            <text:p>0</text:p>
          </table:table-cell>
          <table:table-cell office:value-type="float" office:value="1.6483516483516483" table:formula="of:=[.CB15]*100/[.CB$24]" table:style-name="ce1">
            <text:p>1,648351648</text:p>
          </table:table-cell>
          <table:table-cell office:value-type="float" office:value="0" table:formula="of:=[.CC15]*100/[.CC$24]" table:style-name="ce1">
            <text:p>0</text:p>
          </table:table-cell>
          <table:table-cell office:value-type="float" office:value="0" table:formula="of:=[.CD15]*100/[.CD$24]" table:style-name="ce1">
            <text:p>0</text:p>
          </table:table-cell>
          <table:table-cell office:value-type="float" office:value="0" table:formula="of:=[.CE15]*100/[.CE$24]" table:style-name="ce1">
            <text:p>0</text:p>
          </table:table-cell>
          <table:table-cell office:value-type="float" office:value="0" table:formula="of:=[.CF15]*100/[.CF$24]" table:style-name="ce1">
            <text:p>0</text:p>
          </table:table-cell>
          <table:table-cell office:value-type="float" office:value="0" table:formula="of:=[.CG15]*100/[.CG$24]" table:style-name="ce1">
            <text:p>0</text:p>
          </table:table-cell>
          <table:table-cell office:value-type="float" office:value="0" table:formula="of:=[.CH15]*100/[.CH$24]" table:style-name="ce1">
            <text:p>0</text:p>
          </table:table-cell>
          <table:table-cell office:value-type="float" office:value="0" table:formula="of:=[.CI15]*100/[.CI$24]" table:style-name="ce1">
            <text:p>0</text:p>
          </table:table-cell>
          <table:table-cell office:value-type="float" office:value="0" table:formula="of:=[.CJ15]*100/[.CJ$24]" table:style-name="ce1">
            <text:p>0</text:p>
          </table:table-cell>
          <table:table-cell office:value-type="float" office:value="1.3039203112308153" table:formula="of:=[.CK15]*100/[.CK$24]" table:style-name="ce1">
            <text:p>1,303920311</text:p>
          </table:table-cell>
          <table:table-cell office:value-type="float" office:value="6.3613231552162849E-2" table:formula="of:=[.CL15]*100/[.CL$24]" table:style-name="ce1">
            <text:p>0,063613232</text:p>
          </table:table-cell>
          <table:table-cell office:value-type="float" office:value="1.2105820105820106" table:formula="of:=[.CM15]*100/[.CM$24]" table:style-name="ce1">
            <text:p>1,210582011</text:p>
          </table:table-cell>
          <table:table-cell office:value-type="float" office:value="0.11004559031598805" table:formula="of:=[.CN15]*100/[.CN$24]" table:style-name="ce1">
            <text:p>0,11004559</text:p>
          </table:table-cell>
          <table:table-cell office:value-type="float" office:value="1.3697261974403241" table:formula="of:=[.CO15]*100/[.CO$24]" table:style-name="ce1">
            <text:p>1,369726197</text:p>
          </table:table-cell>
          <table:table-cell office:value-type="float" office:value="0.15056839569374389" table:formula="of:=[.CP15]*100/[.CP$24]" table:style-name="ce1">
            <text:p>0,150568396</text:p>
          </table:table-cell>
          <table:table-cell office:value-type="float" office:value="1.2090395480225988" table:formula="of:=[.CQ15]*100/[.CQ$24]" table:style-name="ce1">
            <text:p>1,209039548</text:p>
          </table:table-cell>
          <table:table-cell office:value-type="float" office:value="0.11893258009365941" table:formula="of:=[.CR15]*100/[.CR$24]" table:style-name="ce1">
            <text:p>0,11893258</text:p>
          </table:table-cell>
          <table:table-cell office:value-type="float" office:value="1.2563996520300624" table:formula="of:=[.CS15]*100/[.CS$24]" table:style-name="ce1">
            <text:p>1,256399652</text:p>
          </table:table-cell>
          <table:table-cell office:value-type="float" office:value="0.16484810424680116" table:formula="of:=[.CT15]*100/[.CT$24]" table:style-name="ce1">
            <text:p>0,164848104</text:p>
          </table:table-cell>
          <table:table-cell office:value-type="float" office:value="1.3603114172049451" table:formula="of:=[.CU15]*100/[.CU$24]" table:style-name="ce1">
            <text:p>1,360311417</text:p>
          </table:table-cell>
          <table:table-cell office:value-type="float" office:value="0.12687513993581612" table:formula="of:=[.CV15]*100/[.CV$24]" table:style-name="ce1">
            <text:p>0,12687514</text:p>
          </table:table-cell>
          <table:table-cell office:value-type="float" office:value="1.7641471027276427" table:formula="of:=[.CW15]*100/[.CW$24]" table:style-name="ce1">
            <text:p>1,764147103</text:p>
          </table:table-cell>
          <table:table-cell office:value-type="float" office:value="0" table:formula="of:=[.CX15]*100/[.CX$24]" table:style-name="ce1">
            <text:p>0</text:p>
          </table:table-cell>
          <table:table-cell office:value-type="float" office:value="1.40625" table:formula="of:=[.CY15]*100/[.CY$24]" table:style-name="ce1">
            <text:p>1,40625</text:p>
          </table:table-cell>
          <table:table-cell office:value-type="float" office:value="0" table:formula="of:=[.CZ15]*100/[.CZ$24]" table:style-name="ce1">
            <text:p>0</text:p>
          </table:table-cell>
          <table:table-cell office:value-type="float" office:value="0.60362173038229372" table:formula="of:=[.DA15]*100/[.DA$24]" table:style-name="ce1">
            <text:p>0,60362173</text:p>
          </table:table-cell>
          <table:table-cell office:value-type="float" office:value="0" table:formula="of:=[.DB15]*100/[.DB$24]" table:style-name="ce1">
            <text:p>0</text:p>
          </table:table-cell>
          <table:table-cell office:value-type="float" office:value="1.231198011694226" table:formula="of:=[.DC15]*100/[.DC$24]" table:style-name="ce1">
            <text:p>1,231198012</text:p>
          </table:table-cell>
          <table:table-cell office:value-type="float" office:value="7.1017123017438649E-2" table:formula="of:=[.DD15]*100/[.DD$24]" table:style-name="ce1">
            <text:p>0,071017123</text:p>
          </table:table-cell>
          <table:table-cell office:value-type="float" office:value="1.2186961659476929" table:formula="of:=[.DE15]*100/[.DE$24]" table:style-name="ce1">
            <text:p>1,218696166</text:p>
          </table:table-cell>
          <table:table-cell office:value-type="float" office:value="0.21645021645021645" table:formula="of:=[.DF15]*100/[.DF$24]" table:style-name="ce1">
            <text:p>0,216450216</text:p>
          </table:table-cell>
          <table:table-cell office:value-type="float" office:value="1.297763939994339" table:formula="of:=[.DG15]*100/[.DG$24]" table:style-name="ce1">
            <text:p>1,29776394</text:p>
          </table:table-cell>
          <table:table-cell office:value-type="float" office:value="6.1092019854906456E-2" table:formula="of:=[.DH15]*100/[.DH$24]" table:style-name="ce1">
            <text:p>0,06109202</text:p>
          </table:table-cell>
          <table:table-cell office:value-type="float" office:value="1.292918914290607" table:formula="of:=[.DI15]*100/[.DI$24]" table:style-name="ce1">
            <text:p>1,292918914</text:p>
          </table:table-cell>
          <table:table-cell office:value-type="float" office:value="0.18054792369887745" table:formula="of:=[.DJ15]*100/[.DJ$24]" table:style-name="ce1">
            <text:p>0,180547924</text:p>
          </table:table-cell>
          <table:table-cell office:value-type="float" office:value="0" table:formula="of:=[.DK15]*100/[.DK$24]" table:style-name="ce1">
            <text:p>0</text:p>
          </table:table-cell>
          <table:table-cell office:value-type="float" office:value="0" table:formula="of:=[.DL15]*100/[.DL$24]" table:style-name="ce1">
            <text:p>0</text:p>
          </table:table-cell>
          <table:table-cell office:value-type="float" office:value="0.65675769097822334" table:formula="of:=[.DM15]*100/[.DM$24]" table:style-name="ce1">
            <text:p>0,656757691</text:p>
          </table:table-cell>
          <table:table-cell office:value-type="float" office:value="0" table:formula="of:=[.DN15]*100/[.DN$24]" table:style-name="ce1">
            <text:p>0</text:p>
          </table:table-cell>
          <table:table-cell office:value-type="float" office:value="1.5123456790123457" table:formula="of:=[.DO15]*100/[.DO$24]" table:style-name="ce1">
            <text:p>1,512345679</text:p>
          </table:table-cell>
          <table:table-cell office:value-type="float" office:value="0" table:formula="of:=[.DP15]*100/[.DP$24]" table:style-name="ce1">
            <text:p>0</text:p>
          </table:table-cell>
          <table:table-cell office:value-type="float" office:value="0" table:formula="of:=[.DQ15]*100/[.DQ$24]" table:style-name="ce1">
            <text:p>0</text:p>
          </table:table-cell>
          <table:table-cell office:value-type="float" office:value="0" table:formula="of:=[.DR15]*100/[.DR$24]" table:style-name="ce1">
            <text:p>0</text:p>
          </table:table-cell>
          <table:table-cell office:value-type="float" office:value="0" table:formula="of:=[.DS15]*100/[.DS$24]" table:style-name="ce1">
            <text:p>0</text:p>
          </table:table-cell>
          <table:table-cell office:value-type="float" office:value="0" table:formula="of:=[.DT15]*100/[.DT$24]" table:style-name="ce1">
            <text:p>0</text:p>
          </table:table-cell>
          <table:table-cell office:value-type="float" office:value="1.0470432089662292" table:formula="of:=[.DU15]*100/[.DU$24]" table:style-name="ce1">
            <text:p>1,047043209</text:p>
          </table:table-cell>
          <table:table-cell office:value-type="float" office:value="0" table:formula="of:=[.DV15]*100/[.DV$24]" table:style-name="ce1">
            <text:p>0</text:p>
          </table:table-cell>
          <table:table-cell office:value-type="float" office:value="0.32188841201716739" table:formula="of:=[.DW15]*100/[.DW$24]" table:style-name="ce1">
            <text:p>0,321888412</text:p>
          </table:table-cell>
          <table:table-cell office:value-type="float" office:value="0" table:formula="of:=[.DX15]*100/[.DX$24]" table:style-name="ce1">
            <text:p>0</text:p>
          </table:table-cell>
          <table:table-cell office:value-type="float" office:value="0" table:formula="of:=[.DY15]*100/[.DY$24]" table:style-name="ce1">
            <text:p>0</text:p>
          </table:table-cell>
          <table:table-cell office:value-type="float" office:value="0" table:formula="of:=[.DZ15]*100/[.DZ$24]" table:style-name="ce1">
            <text:p>0</text:p>
          </table:table-cell>
          <table:table-cell office:value-type="float" office:value="1.0157752981916122" table:formula="of:=[.EA15]*100/[.EA$24]" table:style-name="ce1">
            <text:p>1,015775298</text:p>
          </table:table-cell>
          <table:table-cell office:value-type="float" office:value="0.28530670470756064" table:formula="of:=[.EB15]*100/[.EB$24]" table:style-name="ce1">
            <text:p>0,285306705</text:p>
          </table:table-cell>
          <table:table-cell office:value-type="float" office:value="0.89186176142697882" table:formula="of:=[.EC15]*100/[.EC$24]" table:style-name="ce1">
            <text:p>0,891861761</text:p>
          </table:table-cell>
          <table:table-cell office:value-type="float" office:value="0" table:formula="of:=[.ED15]*100/[.ED$24]" table:style-name="ce1">
            <text:p>0</text:p>
          </table:table-cell>
          <table:table-cell office:value-type="float" office:value="2.3582766439909295" table:formula="of:=[.EE15]*100/[.EE$24]" table:style-name="ce1">
            <text:p>2,358276644</text:p>
          </table:table-cell>
          <table:table-cell office:value-type="float" office:value="0" table:formula="of:=[.EF15]*100/[.EF$24]" table:style-name="ce1">
            <text:p>0</text:p>
          </table:table-cell>
          <table:table-cell office:value-type="float" office:value="0" table:formula="of:=[.EG15]*100/[.EG$24]" table:style-name="ce1">
            <text:p>0</text:p>
          </table:table-cell>
          <table:table-cell office:value-type="float" office:value="0" table:formula="of:=[.EH15]*100/[.EH$24]" table:style-name="ce1">
            <text:p>0</text:p>
          </table:table-cell>
          <table:table-cell office:value-type="float" office:value="1.6989466530750934" table:formula="of:=[.EI15]*100/[.EI$24]" table:style-name="ce1">
            <text:p>1,698946653</text:p>
          </table:table-cell>
          <table:table-cell office:value-type="float" office:value="0" table:formula="of:=[.EJ15]*100/[.EJ$24]" table:style-name="ce1">
            <text:p>0</text:p>
          </table:table-cell>
          <table:table-cell office:value-type="float" office:value="2.4513096037609134" table:formula="of:=[.EK15]*100/[.EK$24]" table:style-name="ce1">
            <text:p>2,451309604</text:p>
          </table:table-cell>
          <table:table-cell office:value-type="float" office:value="0" table:formula="of:=[.EL15]*100/[.EL$24]" table:style-name="ce1">
            <text:p>0</text:p>
          </table:table-cell>
          <table:table-cell office:value-type="float" office:value="0" table:formula="of:=[.EM15]*100/[.EM$24]" table:style-name="ce1">
            <text:p>0</text:p>
          </table:table-cell>
          <table:table-cell office:value-type="float" office:value="0" table:formula="of:=[.EN15]*100/[.EN$24]" table:style-name="ce1">
            <text:p>0</text:p>
          </table:table-cell>
          <table:table-cell office:value-type="float" office:value="0" table:formula="of:=[.EO15]*100/[.EO$24]" table:style-name="ce1">
            <text:p>0</text:p>
          </table:table-cell>
          <table:table-cell office:value-type="float" office:value="0" table:formula="of:=[.EP15]*100/[.EP$24]" table:style-name="ce1">
            <text:p>0</text:p>
          </table:table-cell>
          <table:table-cell office:value-type="float" office:value="0" table:formula="of:=[.EQ15]*100/[.EQ$24]" table:style-name="ce1">
            <text:p>0</text:p>
          </table:table-cell>
          <table:table-cell office:value-type="float" office:value="0" table:formula="of:=[.ER15]*100/[.ER$24]" table:style-name="ce1">
            <text:p>0</text:p>
          </table:table-cell>
          <table:table-cell office:value-type="float" office:value="0" table:formula="of:=[.ES15]*100/[.ES$24]" table:style-name="ce1">
            <text:p>0</text:p>
          </table:table-cell>
          <table:table-cell office:value-type="float" office:value="0" table:formula="of:=[.ET15]*100/[.ET$24]" table:style-name="ce1">
            <text:p>0</text:p>
          </table:table-cell>
          <table:table-cell office:value-type="float" office:value="0.70287539936102239" table:formula="of:=[.EU15]*100/[.EU$24]" table:style-name="ce1">
            <text:p>0,702875399</text:p>
          </table:table-cell>
          <table:table-cell office:value-type="float" office:value="0" table:formula="of:=[.EV15]*100/[.EV$24]" table:style-name="ce1">
            <text:p>0</text:p>
          </table:table-cell>
          <table:table-cell office:value-type="float" office:value="0" table:formula="of:=[.EW15]*100/[.EW$24]" table:style-name="ce1">
            <text:p>0</text:p>
          </table:table-cell>
          <table:table-cell office:value-type="float" office:value="0" table:formula="of:=[.EX15]*100/[.EX$24]" table:style-name="ce1">
            <text:p>0</text:p>
          </table:table-cell>
          <table:table-cell office:value-type="float" office:value="0" table:formula="of:=[.EY15]*100/[.EY$24]" table:style-name="ce1">
            <text:p>0</text:p>
          </table:table-cell>
          <table:table-cell office:value-type="float" office:value="0" table:formula="of:=[.EZ15]*100/[.EZ$24]" table:style-name="ce1">
            <text:p>0</text:p>
          </table:table-cell>
          <table:table-cell office:value-type="float" office:value="1.6214078565779066" table:formula="of:=[.FA15]*100/[.FA$24]" table:style-name="ce1">
            <text:p>1,621407857</text:p>
          </table:table-cell>
          <table:table-cell office:value-type="float" office:value="0" table:formula="of:=[.FB15]*100/[.FB$24]" table:style-name="ce1">
            <text:p>0</text:p>
          </table:table-cell>
          <table:table-cell office:value-type="float" office:value="0.66390041493775931" table:formula="of:=[.FC15]*100/[.FC$24]" table:style-name="ce1">
            <text:p>0,663900415</text:p>
          </table:table-cell>
          <table:table-cell office:value-type="float" office:value="0" table:formula="of:=[.FD15]*100/[.FD$24]" table:style-name="ce1">
            <text:p>0</text:p>
          </table:table-cell>
          <table:table-cell office:value-type="float" office:value="1.5403323875152006" table:formula="of:=[.FE15]*100/[.FE$24]" table:style-name="ce1">
            <text:p>1,540332388</text:p>
          </table:table-cell>
          <table:table-cell office:value-type="float" office:value="0" table:formula="of:=[.FF15]*100/[.FF$24]" table:style-name="ce1">
            <text:p>0</text:p>
          </table:table-cell>
          <table:table-cell office:value-type="float" office:value="5.9259259259259256" table:formula="of:=[.FG15]*100/[.FG$24]" table:style-name="ce1">
            <text:p>5,925925926</text:p>
          </table:table-cell>
          <table:table-cell office:value-type="float" office:value="0" table:formula="of:=[.FH15]*100/[.FH$24]" table:style-name="ce1">
            <text:p>0</text:p>
          </table:table-cell>
          <table:table-cell office:value-type="float" office:value="2.4193548387096775" table:formula="of:=[.FI15]*100/[.FI$24]" table:style-name="ce1">
            <text:p>2,419354839</text:p>
          </table:table-cell>
          <table:table-cell office:value-type="float" office:value="0" table:formula="of:=[.FJ15]*100/[.FJ$24]" table:style-name="ce1">
            <text:p>0</text:p>
          </table:table-cell>
          <table:table-cell office:value-type="float" office:value="0" table:formula="of:=[.FK15]*100/[.FK$24]" table:style-name="ce1">
            <text:p>0</text:p>
          </table:table-cell>
          <table:table-cell office:value-type="float" office:value="0" table:formula="of:=[.FL15]*100/[.FL$24]" table:style-name="ce1">
            <text:p>0</text:p>
          </table:table-cell>
          <table:table-cell office:value-type="float" office:value="0" table:formula="of:=[.FM15]*100/[.FM$24]" table:style-name="ce1">
            <text:p>0</text:p>
          </table:table-cell>
          <table:table-cell office:value-type="float" office:value="0" table:formula="of:=[.FN15]*100/[.FN$24]" table:style-name="ce1">
            <text:p>0</text:p>
          </table:table-cell>
          <table:table-cell office:value-type="float" office:value="0" table:formula="of:=[.FO15]*100/[.FO$24]" table:style-name="ce1">
            <text:p>0</text:p>
          </table:table-cell>
          <table:table-cell office:value-type="float" office:value="0" table:formula="of:=[.FP15]*100/[.FP$24]" table:style-name="ce1">
            <text:p>0</text:p>
          </table:table-cell>
          <table:table-cell office:value-type="float" office:value="0" table:formula="of:=[.FQ15]*100/[.FQ$24]" table:style-name="ce1">
            <text:p>0</text:p>
          </table:table-cell>
          <table:table-cell office:value-type="float" office:value="0" table:formula="of:=[.FR15]*100/[.FR$24]" table:style-name="ce1">
            <text:p>0</text:p>
          </table:table-cell>
          <table:table-cell office:value-type="float" office:value="0" table:formula="of:=[.FS15]*100/[.FS$24]" table:style-name="ce1">
            <text:p>0</text:p>
          </table:table-cell>
          <table:table-cell office:value-type="float" office:value="0" table:formula="of:=[.FT15]*100/[.FT$24]" table:style-name="ce1">
            <text:p>0</text:p>
          </table:table-cell>
          <table:table-cell office:value-type="float" office:value="1.6977928692699491" table:formula="of:=[.FU15]*100/[.FU$24]" table:style-name="ce1">
            <text:p>1,697792869</text:p>
          </table:table-cell>
          <table:table-cell office:value-type="float" office:value="0" table:formula="of:=[.FV15]*100/[.FV$24]" table:style-name="ce1">
            <text:p>0</text:p>
          </table:table-cell>
          <table:table-cell office:value-type="float" office:value="0" table:formula="of:=[.FW15]*100/[.FW$24]" table:style-name="ce1">
            <text:p>0</text:p>
          </table:table-cell>
          <table:table-cell office:value-type="float" office:value="0" table:formula="of:=[.FX15]*100/[.FX$24]" table:style-name="ce1">
            <text:p>0</text:p>
          </table:table-cell>
          <table:table-cell office:value-type="float" office:value="0" table:formula="of:=[.FY15]*100/[.FY$24]" table:style-name="ce1">
            <text:p>0</text:p>
          </table:table-cell>
          <table:table-cell office:value-type="float" office:value="0" table:formula="of:=[.FZ15]*100/[.FZ$24]" table:style-name="ce1">
            <text:p>0</text:p>
          </table:table-cell>
          <table:table-cell office:value-type="float" office:value="0" table:formula="of:=[.GA15]*100/[.GA$24]" table:style-name="ce1">
            <text:p>0</text:p>
          </table:table-cell>
          <table:table-cell office:value-type="float" office:value="0" table:formula="of:=[.GB15]*100/[.GB$24]" table:style-name="ce1">
            <text:p>0</text:p>
          </table:table-cell>
          <table:table-cell office:value-type="float" office:value="0" table:formula="of:=[.GC15]*100/[.GC$24]" table:style-name="ce1">
            <text:p>0</text:p>
          </table:table-cell>
          <table:table-cell office:value-type="float" office:value="0" table:formula="of:=[.GD15]*100/[.GD$24]" table:style-name="ce1">
            <text:p>0</text:p>
          </table:table-cell>
          <table:table-cell office:value-type="float" office:value="0" table:formula="of:=[.GE15]*100/[.GE$24]" table:style-name="ce1">
            <text:p>0</text:p>
          </table:table-cell>
          <table:table-cell office:value-type="float" office:value="0" table:formula="of:=[.GF15]*100/[.GF$24]" table:style-name="ce1">
            <text:p>0</text:p>
          </table:table-cell>
          <table:table-cell office:value-type="float" office:value="0" table:formula="of:=[.GG15]*100/[.GG$24]" table:style-name="ce1">
            <text:p>0</text:p>
          </table:table-cell>
          <table:table-cell office:value-type="float" office:value="0" table:formula="of:=[.GH15]*100/[.GH$24]" table:style-name="ce1">
            <text:p>0</text:p>
          </table:table-cell>
          <table:table-cell office:value-type="float" office:value="1.7397607828923523" table:formula="of:=[.GI15]*100/[.GI$24]" table:style-name="ce1">
            <text:p>1,739760783</text:p>
          </table:table-cell>
          <table:table-cell office:value-type="float" office:value="0" table:formula="of:=[.GJ15]*100/[.GJ$24]" table:style-name="ce1">
            <text:p>0</text:p>
          </table:table-cell>
          <table:table-cell office:value-type="float" office:value="4.1587901701323249" table:formula="of:=[.GK15]*100/[.GK$24]" table:style-name="ce1">
            <text:p>4,15879017</text:p>
          </table:table-cell>
          <table:table-cell office:value-type="float" office:value="3.151862464183381" table:formula="of:=[.GL15]*100/[.GL$24]" table:style-name="ce1">
            <text:p>3,151862464</text:p>
          </table:table-cell>
          <table:table-cell office:value-type="float" office:value="0" table:formula="of:=[.GM15]*100/[.GM$24]" table:style-name="ce1">
            <text:p>0</text:p>
          </table:table-cell>
          <table:table-cell office:value-type="float" office:value="0" table:formula="of:=[.GN15]*100/[.GN$24]" table:style-name="ce1">
            <text:p>0</text:p>
          </table:table-cell>
          <table:table-cell office:value-type="float" office:value="0" table:formula="of:=[.GO15]*100/[.GO$24]" table:style-name="ce1">
            <text:p>0</text:p>
          </table:table-cell>
          <table:table-cell office:value-type="float" office:value="0" table:formula="of:=[.GP15]*100/[.GP$24]" table:style-name="ce1">
            <text:p>0</text:p>
          </table:table-cell>
          <table:table-cell office:value-type="float" office:value="0" table:formula="of:=[.GQ15]*100/[.GQ$24]" table:style-name="ce1">
            <text:p>0</text:p>
          </table:table-cell>
          <table:table-cell office:value-type="float" office:value="0" table:formula="of:=[.GR15]*100/[.GR$24]" table:style-name="ce1">
            <text:p>0</text:p>
          </table:table-cell>
          <table:table-cell office:value-type="float" office:value="0" table:formula="of:=[.GS15]*100/[.GS$24]" table:style-name="ce1">
            <text:p>0</text:p>
          </table:table-cell>
          <table:table-cell office:value-type="float" office:value="0" table:formula="of:=[.GT15]*100/[.GT$24]" table:style-name="ce1">
            <text:p>0</text:p>
          </table:table-cell>
          <table:table-cell office:value-type="float" office:value="0" table:formula="of:=[.GU15]*100/[.GU$24]" table:style-name="ce1">
            <text:p>0</text:p>
          </table:table-cell>
          <table:table-cell office:value-type="float" office:value="0" table:formula="of:=[.GV15]*100/[.GV$24]" table:style-name="ce1">
            <text:p>0</text:p>
          </table:table-cell>
          <table:table-cell office:value-type="float" office:value="0" table:formula="of:=[.GW15]*100/[.GW$24]" table:style-name="ce1">
            <text:p>0</text:p>
          </table:table-cell>
          <table:table-cell office:value-type="float" office:value="0" table:formula="of:=[.GX15]*100/[.GX$24]" table:style-name="ce1">
            <text:p>0</text:p>
          </table:table-cell>
          <table:table-cell office:value-type="float" office:value="0" table:formula="of:=[.GY15]*100/[.GY$24]" table:style-name="ce1">
            <text:p>0</text:p>
          </table:table-cell>
          <table:table-cell office:value-type="float" office:value="0" table:formula="of:=[.GZ15]*100/[.GZ$24]" table:style-name="ce1">
            <text:p>0</text:p>
          </table:table-cell>
          <table:table-cell office:value-type="float" office:value="2.8506640751538712" table:formula="of:=[.HA15]*100/[.HA$24]" table:style-name="ce1">
            <text:p>2,850664075</text:p>
          </table:table-cell>
          <table:table-cell office:value-type="float" office:value="0" table:formula="of:=[.HB15]*100/[.HB$24]" table:style-name="ce1">
            <text:p>0</text:p>
          </table:table-cell>
          <table:table-cell office:value-type="float" office:value="0" table:formula="of:=[.HC15]*100/[.HC$24]" table:style-name="ce1">
            <text:p>0</text:p>
          </table:table-cell>
          <table:table-cell office:value-type="float" office:value="0" table:formula="of:=[.HD15]*100/[.HD$24]" table:style-name="ce1">
            <text:p>0</text:p>
          </table:table-cell>
          <table:table-cell office:value-type="float" office:value="0" table:formula="of:=[.HE15]*100/[.HE$24]" table:style-name="ce1">
            <text:p>0</text:p>
          </table:table-cell>
          <table:table-cell office:value-type="float" office:value="0" table:formula="of:=[.HF15]*100/[.HF$24]" table:style-name="ce1">
            <text:p>0</text:p>
          </table:table-cell>
          <table:table-cell office:value-type="float" office:value="0.73606729758149314" table:formula="of:=[.HG15]*100/[.HG$24]" table:style-name="ce1">
            <text:p>0,736067298</text:p>
          </table:table-cell>
          <table:table-cell office:value-type="float" office:value="0" table:formula="of:=[.HH15]*100/[.HH$24]" table:style-name="ce1">
            <text:p>0</text:p>
          </table:table-cell>
          <table:table-cell office:value-type="float" office:value="0" table:formula="of:=[.HI15]*100/[.HI$24]" table:style-name="ce1">
            <text:p>0</text:p>
          </table:table-cell>
          <table:table-cell office:value-type="float" office:value="0" table:formula="of:=[.HJ15]*100/[.HJ$24]" table:style-name="ce1">
            <text:p>0</text:p>
          </table:table-cell>
          <table:table-cell office:value-type="float" office:value="0" table:formula="of:=[.HK15]*100/[.HK$24]" table:style-name="ce1">
            <text:p>0</text:p>
          </table:table-cell>
          <table:table-cell office:value-type="float" office:value="0" table:formula="of:=[.HL15]*100/[.HL$24]" table:style-name="ce1">
            <text:p>0</text:p>
          </table:table-cell>
          <table:table-cell office:value-type="float" office:value="2.9629629629629628" table:formula="of:=[.HM15]*100/[.HM$24]" table:style-name="ce1">
            <text:p>2,962962963</text:p>
          </table:table-cell>
          <table:table-cell office:value-type="float" office:value="0" table:formula="of:=[.HN15]*100/[.HN$24]" table:style-name="ce1">
            <text:p>0</text:p>
          </table:table-cell>
          <table:table-cell office:value-type="float" office:value="3.9783001808318263" table:formula="of:=[.HO15]*100/[.HO$24]" table:style-name="ce1">
            <text:p>3,978300181</text:p>
          </table:table-cell>
          <table:table-cell office:value-type="float" office:value="0" table:formula="of:=[.HP15]*100/[.HP$24]" table:style-name="ce1">
            <text:p>0</text:p>
          </table:table-cell>
          <table:table-cell office:value-type="float" office:value="0.8771929824561403" table:formula="of:=[.HQ15]*100/[.HQ$24]" table:style-name="ce1">
            <text:p>0,877192982</text:p>
          </table:table-cell>
          <table:table-cell office:value-type="float" office:value="0" table:formula="of:=[.HR15]*100/[.HR$24]" table:style-name="ce1">
            <text:p>0</text:p>
          </table:table-cell>
          <table:table-cell office:value-type="float" office:value="0" table:formula="of:=[.HS15]*100/[.HS$24]" table:style-name="ce1">
            <text:p>0</text:p>
          </table:table-cell>
          <table:table-cell office:value-type="float" office:value="4.7619047619047619" table:formula="of:=[.HT15]*100/[.HT$24]" table:style-name="ce1">
            <text:p>4,761904762</text:p>
          </table:table-cell>
          <table:table-cell office:value-type="float" office:value="2.9268292682926829" table:formula="of:=[.HU15]*100/[.HU$24]" table:style-name="ce1">
            <text:p>2,926829268</text:p>
          </table:table-cell>
          <table:table-cell office:value-type="float" office:value="0" table:formula="of:=[.HV15]*100/[.HV$24]" table:style-name="ce1">
            <text:p>0</text:p>
          </table:table-cell>
          <table:table-cell office:value-type="float" office:value="0" table:formula="of:=[.HW15]*100/[.HW$24]" table:style-name="ce1">
            <text:p>0</text:p>
          </table:table-cell>
          <table:table-cell office:value-type="float" office:value="0" table:formula="of:=[.HX15]*100/[.HX$24]" table:style-name="ce1">
            <text:p>0</text:p>
          </table:table-cell>
          <table:table-cell office:value-type="float" office:value="0.6203473945409429" table:formula="of:=[.HY15]*100/[.HY$24]" table:style-name="ce1">
            <text:p>0,620347395</text:p>
          </table:table-cell>
          <table:table-cell office:value-type="float" office:value="0" table:formula="of:=[.HZ15]*100/[.HZ$24]" table:style-name="ce1">
            <text:p>0</text:p>
          </table:table-cell>
          <table:table-cell office:value-type="float" office:value="0" table:formula="of:=[.IA15]*100/[.IA$24]" table:style-name="ce1">
            <text:p>0</text:p>
          </table:table-cell>
          <table:table-cell office:value-type="float" office:value="0" table:formula="of:=[.IB15]*100/[.IB$24]" table:style-name="ce1">
            <text:p>0</text:p>
          </table:table-cell>
          <table:table-cell office:value-type="float" office:value="3.4220532319391634" table:formula="of:=[.IC15]*100/[.IC$24]" table:style-name="ce1">
            <text:p>3,422053232</text:p>
          </table:table-cell>
          <table:table-cell office:value-type="float" office:value="0" table:formula="of:=[.ID15]*100/[.ID$24]" table:style-name="ce1">
            <text:p>0</text:p>
          </table:table-cell>
          <table:table-cell office:value-type="float" office:value="0" table:formula="of:=[.IE15]*100/[.IE$24]" table:style-name="ce1">
            <text:p>0</text:p>
          </table:table-cell>
          <table:table-cell office:value-type="float" office:value="0" table:formula="of:=[.IF15]*100/[.IF$24]" table:style-name="ce1">
            <text:p>0</text:p>
          </table:table-cell>
          <table:table-cell office:value-type="float" office:value="0" table:formula="of:=[.IG15]*100/[.IG$24]" table:style-name="ce1">
            <text:p>0</text:p>
          </table:table-cell>
          <table:table-cell office:value-type="float" office:value="0" table:formula="of:=[.IH15]*100/[.IH$24]" table:style-name="ce1">
            <text:p>0</text:p>
          </table:table-cell>
          <table:table-cell office:value-type="float" office:value="0" table:formula="of:=[.II15]*100/[.II$24]" table:style-name="ce1">
            <text:p>0</text:p>
          </table:table-cell>
          <table:table-cell office:value-type="float" office:value="0" table:formula="of:=[.IJ15]*100/[.IJ$24]" table:style-name="ce1">
            <text:p>0</text:p>
          </table:table-cell>
          <table:table-cell office:value-type="float" office:value="0" table:formula="of:=[.IK15]*100/[.IK$24]" table:style-name="ce1">
            <text:p>0</text:p>
          </table:table-cell>
          <table:table-cell office:value-type="float" office:value="0" table:formula="of:=[.IL15]*100/[.IL$24]" table:style-name="ce1">
            <text:p>0</text:p>
          </table:table-cell>
          <table:table-cell office:value-type="float" office:value="0" table:formula="of:=[.IM15]*100/[.IM$24]" table:style-name="ce1">
            <text:p>0</text:p>
          </table:table-cell>
          <table:table-cell office:value-type="float" office:value="0" table:formula="of:=[.IN15]*100/[.IN$24]" table:style-name="ce1">
            <text:p>0</text:p>
          </table:table-cell>
          <table:table-cell office:value-type="float" office:value="0" table:formula="of:=[.IO15]*100/[.IO$24]" table:style-name="ce1">
            <text:p>0</text:p>
          </table:table-cell>
          <table:table-cell office:value-type="float" office:value="0" table:formula="of:=[.IP15]*100/[.IP$24]" table:style-name="ce1">
            <text:p>0</text:p>
          </table:table-cell>
          <table:table-cell office:value-type="float" office:value="0" table:formula="of:=[.IQ15]*100/[.IQ$24]" table:style-name="ce1">
            <text:p>0</text:p>
          </table:table-cell>
          <table:table-cell office:value-type="float" office:value="0" table:formula="of:=[.IR15]*100/[.IR$24]" table:style-name="ce1">
            <text:p>0</text:p>
          </table:table-cell>
          <table:table-cell office:value-type="float" office:value="0" table:formula="of:=[.IS15]*100/[.IS$24]" table:style-name="ce1">
            <text:p>0</text:p>
          </table:table-cell>
          <table:table-cell office:value-type="float" office:value="0" table:formula="of:=[.IT15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radesman/craftsman</text:p>
          </table:table-cell>
          <table:table-cell office:value-type="float" office:value="0.59620059620059618" table:formula="of:=[.C16]*100/[.C$24]" table:style-name="ce1">
            <text:p>0,596200596</text:p>
          </table:table-cell>
          <table:table-cell office:value-type="float" office:value="0.71039653766029409" table:formula="of:=[.D16]*100/[.D$24]" table:style-name="ce1">
            <text:p>0,710396538</text:p>
          </table:table-cell>
          <table:table-cell office:value-type="float" office:value="3.8814396612561752E-2" table:formula="of:=[.E16]*100/[.E$24]" table:style-name="ce1">
            <text:p>0,038814397</text:p>
          </table:table-cell>
          <table:table-cell office:value-type="float" office:value="0.55348100883394358" table:formula="of:=[.F16]*100/[.F$24]" table:style-name="ce1">
            <text:p>0,553481009</text:p>
          </table:table-cell>
          <table:table-cell office:value-type="float" office:value="0.58973408136655625" table:formula="of:=[.G16]*100/[.G$24]" table:style-name="ce1">
            <text:p>0,589734081</text:p>
          </table:table-cell>
          <table:table-cell office:value-type="float" office:value="0.56375194914237736" table:formula="of:=[.H16]*100/[.H$24]" table:style-name="ce1">
            <text:p>0,563751949</text:p>
          </table:table-cell>
          <table:table-cell office:value-type="float" office:value="0.60413279052377955" table:formula="of:=[.I16]*100/[.I$24]" table:style-name="ce1">
            <text:p>0,604132791</text:p>
          </table:table-cell>
          <table:table-cell office:value-type="float" office:value="0.71687183200579285" table:formula="of:=[.J16]*100/[.J$24]" table:style-name="ce1">
            <text:p>0,716871832</text:p>
          </table:table-cell>
          <table:table-cell office:value-type="float" office:value="0.76379743804621092" table:formula="of:=[.K16]*100/[.K$24]" table:style-name="ce1">
            <text:p>0,763797438</text:p>
          </table:table-cell>
          <table:table-cell office:value-type="float" office:value="0.27665995975855129" table:formula="of:=[.L16]*100/[.L$24]" table:style-name="ce1">
            <text:p>0,27665996</text:p>
          </table:table-cell>
          <table:table-cell office:value-type="float" office:value="0.14510278113663846" table:formula="of:=[.M16]*100/[.M$24]" table:style-name="ce1">
            <text:p>0,145102781</text:p>
          </table:table-cell>
          <table:table-cell office:value-type="float" office:value="0.35308268342839405" table:formula="of:=[.N16]*100/[.N$24]" table:style-name="ce1">
            <text:p>0,353082683</text:p>
          </table:table-cell>
          <table:table-cell office:value-type="float" office:value="0.5930967428293632" table:formula="of:=[.O16]*100/[.O$24]" table:style-name="ce1">
            <text:p>0,593096743</text:p>
          </table:table-cell>
          <table:table-cell office:value-type="float" office:value="0.69945119982782744" table:formula="of:=[.P16]*100/[.P$24]" table:style-name="ce1">
            <text:p>0,6994512</text:p>
          </table:table-cell>
          <table:table-cell office:value-type="float" office:value="0.47758342785505342" table:formula="of:=[.Q16]*100/[.Q$24]" table:style-name="ce1">
            <text:p>0,477583428</text:p>
          </table:table-cell>
          <table:table-cell office:value-type="float" office:value="0.61946795792931064" table:formula="of:=[.R16]*100/[.R$24]" table:style-name="ce1">
            <text:p>0,619467958</text:p>
          </table:table-cell>
          <table:table-cell office:value-type="float" office:value="0" table:formula="of:=[.S16]*100/[.S$24]" table:style-name="ce1">
            <text:p>0</text:p>
          </table:table-cell>
          <table:table-cell office:value-type="float" office:value="0.84661354581673309" table:formula="of:=[.T16]*100/[.T$24]" table:style-name="ce1">
            <text:p>0,846613546</text:p>
          </table:table-cell>
          <table:table-cell office:value-type="float" office:value="0.25569502556950258" table:formula="of:=[.U16]*100/[.U$24]" table:style-name="ce1">
            <text:p>0,255695026</text:p>
          </table:table-cell>
          <table:table-cell office:value-type="float" office:value="0" table:formula="of:=[.V16]*100/[.V$24]" table:style-name="ce1">
            <text:p>0</text:p>
          </table:table-cell>
          <table:table-cell office:value-type="float" office:value="0" table:formula="of:=[.W16]*100/[.W$24]" table:style-name="ce1">
            <text:p>0</text:p>
          </table:table-cell>
          <table:table-cell office:value-type="float" office:value="0.49039640375970578" table:formula="of:=[.X16]*100/[.X$24]" table:style-name="ce1">
            <text:p>0,490396404</text:p>
          </table:table-cell>
          <table:table-cell office:value-type="float" office:value="1.5256588072122053" table:formula="of:=[.Y16]*100/[.Y$24]" table:style-name="ce1">
            <text:p>1,525658807</text:p>
          </table:table-cell>
          <table:table-cell office:value-type="float" office:value="0" table:formula="of:=[.Z16]*100/[.Z$24]" table:style-name="ce1">
            <text:p>0</text:p>
          </table:table-cell>
          <table:table-cell office:value-type="float" office:value="0.59610544442972579" table:formula="of:=[.AA16]*100/[.AA$24]" table:style-name="ce1">
            <text:p>0,596105444</text:p>
          </table:table-cell>
          <table:table-cell office:value-type="float" office:value="0" table:formula="of:=[.AB16]*100/[.AB$24]" table:style-name="ce1">
            <text:p>0</text:p>
          </table:table-cell>
          <table:table-cell office:value-type="float" office:value="0.80768695167803928" table:formula="of:=[.AC16]*100/[.AC$24]" table:style-name="ce1">
            <text:p>0,807686952</text:p>
          </table:table-cell>
          <table:table-cell office:value-type="float" office:value="0.53444180522565321" table:formula="of:=[.AD16]*100/[.AD$24]" table:style-name="ce1">
            <text:p>0,534441805</text:p>
          </table:table-cell>
          <table:table-cell office:value-type="float" office:value="1.1269722013523666" table:formula="of:=[.AE16]*100/[.AE$24]" table:style-name="ce1">
            <text:p>1,126972201</text:p>
          </table:table-cell>
          <table:table-cell office:value-type="float" office:value="0.31784841075794623" table:formula="of:=[.AF16]*100/[.AF$24]" table:style-name="ce1">
            <text:p>0,317848411</text:p>
          </table:table-cell>
          <table:table-cell office:value-type="float" office:value="0" table:formula="of:=[.AG16]*100/[.AG$24]" table:style-name="ce1">
            <text:p>0</text:p>
          </table:table-cell>
          <table:table-cell office:value-type="float" office:value="0.67340067340067344" table:formula="of:=[.AH16]*100/[.AH$24]" table:style-name="ce1">
            <text:p>0,673400673</text:p>
          </table:table-cell>
          <table:table-cell office:value-type="float" office:value="0" table:formula="of:=[.AI16]*100/[.AI$24]" table:style-name="ce1">
            <text:p>0</text:p>
          </table:table-cell>
          <table:table-cell office:value-type="float" office:value="0.5617977528089888" table:formula="of:=[.AJ16]*100/[.AJ$24]" table:style-name="ce1">
            <text:p>0,561797753</text:p>
          </table:table-cell>
          <table:table-cell office:value-type="float" office:value="0" table:formula="of:=[.AK16]*100/[.AK$24]" table:style-name="ce1">
            <text:p>0</text:p>
          </table:table-cell>
          <table:table-cell office:value-type="float" office:value="0" table:formula="of:=[.AL16]*100/[.AL$24]" table:style-name="ce1">
            <text:p>0</text:p>
          </table:table-cell>
          <table:table-cell office:value-type="float" office:value="0" table:formula="of:=[.AM16]*100/[.AM$24]" table:style-name="ce1">
            <text:p>0</text:p>
          </table:table-cell>
          <table:table-cell office:value-type="float" office:value="0.54260697989887774" table:formula="of:=[.AN16]*100/[.AN$24]" table:style-name="ce1">
            <text:p>0,54260698</text:p>
          </table:table-cell>
          <table:table-cell office:value-type="float" office:value="0.63620589936379413" table:formula="of:=[.AO16]*100/[.AO$24]" table:style-name="ce1">
            <text:p>0,636205899</text:p>
          </table:table-cell>
          <table:table-cell office:value-type="float" office:value="0.97206841392887899" table:formula="of:=[.AP16]*100/[.AP$24]" table:style-name="ce1">
            <text:p>0,972068414</text:p>
          </table:table-cell>
          <table:table-cell office:value-type="float" office:value="0" table:formula="of:=[.AQ16]*100/[.AQ$24]" table:style-name="ce1">
            <text:p>0</text:p>
          </table:table-cell>
          <table:table-cell office:value-type="float" office:value="0.73904179408766568" table:formula="of:=[.AR16]*100/[.AR$24]" table:style-name="ce1">
            <text:p>0,739041794</text:p>
          </table:table-cell>
          <table:table-cell office:value-type="float" office:value="0" table:formula="of:=[.AS16]*100/[.AS$24]" table:style-name="ce1">
            <text:p>0</text:p>
          </table:table-cell>
          <table:table-cell office:value-type="float" office:value="0" table:formula="of:=[.AT16]*100/[.AT$24]" table:style-name="ce1">
            <text:p>0</text:p>
          </table:table-cell>
          <table:table-cell office:value-type="float" office:value="0" table:formula="of:=[.AU16]*100/[.AU$24]" table:style-name="ce1">
            <text:p>0</text:p>
          </table:table-cell>
          <table:table-cell office:value-type="float" office:value="0" table:formula="of:=[.AV16]*100/[.AV$24]" table:style-name="ce1">
            <text:p>0</text:p>
          </table:table-cell>
          <table:table-cell office:value-type="float" office:value="2.6455026455026456" table:formula="of:=[.AW16]*100/[.AW$24]" table:style-name="ce1">
            <text:p>2,645502646</text:p>
          </table:table-cell>
          <table:table-cell office:value-type="float" office:value="0.35308953341740229" table:formula="of:=[.AX16]*100/[.AX$24]" table:style-name="ce1">
            <text:p>0,353089533</text:p>
          </table:table-cell>
          <table:table-cell office:value-type="float" office:value="0" table:formula="of:=[.AY16]*100/[.AY$24]" table:style-name="ce1">
            <text:p>0</text:p>
          </table:table-cell>
          <table:table-cell office:value-type="float" office:value="0" table:formula="of:=[.AZ16]*100/[.AZ$24]" table:style-name="ce1">
            <text:p>0</text:p>
          </table:table-cell>
          <table:table-cell office:value-type="float" office:value="0" table:formula="of:=[.BA16]*100/[.BA$24]" table:style-name="ce1">
            <text:p>0</text:p>
          </table:table-cell>
          <table:table-cell office:value-type="float" office:value="0" table:formula="of:=[.BB16]*100/[.BB$24]" table:style-name="ce1">
            <text:p>0</text:p>
          </table:table-cell>
          <table:table-cell office:value-type="float" office:value="0" table:formula="of:=[.BC16]*100/[.BC$24]" table:style-name="ce1">
            <text:p>0</text:p>
          </table:table-cell>
          <table:table-cell office:value-type="float" office:value="0" table:formula="of:=[.BD16]*100/[.BD$24]" table:style-name="ce1">
            <text:p>0</text:p>
          </table:table-cell>
          <table:table-cell office:value-type="float" office:value="1.2628255722178374" table:formula="of:=[.BE16]*100/[.BE$24]" table:style-name="ce1">
            <text:p>1,262825572</text:p>
          </table:table-cell>
          <table:table-cell office:value-type="float" office:value="1.7084282460136675" table:formula="of:=[.BF16]*100/[.BF$24]" table:style-name="ce1">
            <text:p>1,708428246</text:p>
          </table:table-cell>
          <table:table-cell office:value-type="float" office:value="0" table:formula="of:=[.BG16]*100/[.BG$24]" table:style-name="ce1">
            <text:p>0</text:p>
          </table:table-cell>
          <table:table-cell office:value-type="float" office:value="0" table:formula="of:=[.BH16]*100/[.BH$24]" table:style-name="ce1">
            <text:p>0</text:p>
          </table:table-cell>
          <table:table-cell office:value-type="float" office:value="0" table:formula="of:=[.BI16]*100/[.BI$24]" table:style-name="ce1">
            <text:p>0</text:p>
          </table:table-cell>
          <table:table-cell office:value-type="float" office:value="1.3011152416356877" table:formula="of:=[.BJ16]*100/[.BJ$24]" table:style-name="ce1">
            <text:p>1,301115242</text:p>
          </table:table-cell>
          <table:table-cell office:value-type="float" office:value="3.1096563011456628" table:formula="of:=[.BK16]*100/[.BK$24]" table:style-name="ce1">
            <text:p>3,109656301</text:p>
          </table:table-cell>
          <table:table-cell office:value-type="float" office:value="0" table:formula="of:=[.BL16]*100/[.BL$24]" table:style-name="ce1">
            <text:p>0</text:p>
          </table:table-cell>
          <table:table-cell office:value-type="float" office:value="0.6259780907668232" table:formula="of:=[.BM16]*100/[.BM$24]" table:style-name="ce1">
            <text:p>0,625978091</text:p>
          </table:table-cell>
          <table:table-cell office:value-type="float" office:value="0.39496420636879781" table:formula="of:=[.BN16]*100/[.BN$24]" table:style-name="ce1">
            <text:p>0,394964206</text:p>
          </table:table-cell>
          <table:table-cell office:value-type="float" office:value="0" table:formula="of:=[.BO16]*100/[.BO$24]" table:style-name="ce1">
            <text:p>0</text:p>
          </table:table-cell>
          <table:table-cell office:value-type="float" office:value="0" table:formula="of:=[.BP16]*100/[.BP$24]" table:style-name="ce1">
            <text:p>0</text:p>
          </table:table-cell>
          <table:table-cell office:value-type="float" office:value="0" table:formula="of:=[.BQ16]*100/[.BQ$24]" table:style-name="ce1">
            <text:p>0</text:p>
          </table:table-cell>
          <table:table-cell office:value-type="float" office:value="0" table:formula="of:=[.BR16]*100/[.BR$24]" table:style-name="ce1">
            <text:p>0</text:p>
          </table:table-cell>
          <table:table-cell office:value-type="float" office:value="0" table:formula="of:=[.BS16]*100/[.BS$24]" table:style-name="ce1">
            <text:p>0</text:p>
          </table:table-cell>
          <table:table-cell office:value-type="float" office:value="0" table:formula="of:=[.BT16]*100/[.BT$24]" table:style-name="ce1">
            <text:p>0</text:p>
          </table:table-cell>
          <table:table-cell office:value-type="float" office:value="0.73221757322175729" table:formula="of:=[.BU16]*100/[.BU$24]" table:style-name="ce1">
            <text:p>0,732217573</text:p>
          </table:table-cell>
          <table:table-cell office:value-type="float" office:value="0" table:formula="of:=[.BV16]*100/[.BV$24]" table:style-name="ce1">
            <text:p>0</text:p>
          </table:table-cell>
          <table:table-cell office:value-type="float" office:value="0.94339622641509435" table:formula="of:=[.BW16]*100/[.BW$24]" table:style-name="ce1">
            <text:p>0,943396226</text:p>
          </table:table-cell>
          <table:table-cell office:value-type="float" office:value="1.9342359767891684" table:formula="of:=[.BX16]*100/[.BX$24]" table:style-name="ce1">
            <text:p>1,934235977</text:p>
          </table:table-cell>
          <table:table-cell office:value-type="float" office:value="0.94594594594594594" table:formula="of:=[.BY16]*100/[.BY$24]" table:style-name="ce1">
            <text:p>0,945945946</text:p>
          </table:table-cell>
          <table:table-cell office:value-type="float" office:value="0.69144338807260153" table:formula="of:=[.BZ16]*100/[.BZ$24]" table:style-name="ce1">
            <text:p>0,691443388</text:p>
          </table:table-cell>
          <table:table-cell office:value-type="float" office:value="0" table:formula="of:=[.CA16]*100/[.CA$24]" table:style-name="ce1">
            <text:p>0</text:p>
          </table:table-cell>
          <table:table-cell office:value-type="float" office:value="0" table:formula="of:=[.CB16]*100/[.CB$24]" table:style-name="ce1">
            <text:p>0</text:p>
          </table:table-cell>
          <table:table-cell office:value-type="float" office:value="1.3358778625954197" table:formula="of:=[.CC16]*100/[.CC$24]" table:style-name="ce1">
            <text:p>1,335877863</text:p>
          </table:table-cell>
          <table:table-cell office:value-type="float" office:value="0" table:formula="of:=[.CD16]*100/[.CD$24]" table:style-name="ce1">
            <text:p>0</text:p>
          </table:table-cell>
          <table:table-cell office:value-type="float" office:value="0" table:formula="of:=[.CE16]*100/[.CE$24]" table:style-name="ce1">
            <text:p>0</text:p>
          </table:table-cell>
          <table:table-cell office:value-type="float" office:value="0" table:formula="of:=[.CF16]*100/[.CF$24]" table:style-name="ce1">
            <text:p>0</text:p>
          </table:table-cell>
          <table:table-cell office:value-type="float" office:value="0" table:formula="of:=[.CG16]*100/[.CG$24]" table:style-name="ce1">
            <text:p>0</text:p>
          </table:table-cell>
          <table:table-cell office:value-type="float" office:value="0" table:formula="of:=[.CH16]*100/[.CH$24]" table:style-name="ce1">
            <text:p>0</text:p>
          </table:table-cell>
          <table:table-cell office:value-type="float" office:value="4.1257367387033401" table:formula="of:=[.CI16]*100/[.CI$24]" table:style-name="ce1">
            <text:p>4,125736739</text:p>
          </table:table-cell>
          <table:table-cell office:value-type="float" office:value="0" table:formula="of:=[.CJ16]*100/[.CJ$24]" table:style-name="ce1">
            <text:p>0</text:p>
          </table:table-cell>
          <table:table-cell office:value-type="float" office:value="0.65267268037564308" table:formula="of:=[.CK16]*100/[.CK$24]" table:style-name="ce1">
            <text:p>0,65267268</text:p>
          </table:table-cell>
          <table:table-cell office:value-type="float" office:value="0" table:formula="of:=[.CL16]*100/[.CL$24]" table:style-name="ce1">
            <text:p>0</text:p>
          </table:table-cell>
          <table:table-cell office:value-type="float" office:value="0.68007054673721345" table:formula="of:=[.CM16]*100/[.CM$24]" table:style-name="ce1">
            <text:p>0,680070547</text:p>
          </table:table-cell>
          <table:table-cell office:value-type="float" office:value="8.6464392391133474E-2" table:formula="of:=[.CN16]*100/[.CN$24]" table:style-name="ce1">
            <text:p>0,086464392</text:p>
          </table:table-cell>
          <table:table-cell office:value-type="float" office:value="0.65632713627348871" table:formula="of:=[.CO16]*100/[.CO$24]" table:style-name="ce1">
            <text:p>0,656327136</text:p>
          </table:table-cell>
          <table:table-cell office:value-type="float" office:value="7.5284197846871945E-2" table:formula="of:=[.CP16]*100/[.CP$24]" table:style-name="ce1">
            <text:p>0,075284198</text:p>
          </table:table-cell>
          <table:table-cell office:value-type="float" office:value="0.71892655367231639" table:formula="of:=[.CQ16]*100/[.CQ$24]" table:style-name="ce1">
            <text:p>0,718926554</text:p>
          </table:table-cell>
          <table:table-cell office:value-type="float" office:value="0" table:formula="of:=[.CR16]*100/[.CR$24]" table:style-name="ce1">
            <text:p>0</text:p>
          </table:table-cell>
          <table:table-cell office:value-type="float" office:value="0.83284608034682905" table:formula="of:=[.CS16]*100/[.CS$24]" table:style-name="ce1">
            <text:p>0,83284608</text:p>
          </table:table-cell>
          <table:table-cell office:value-type="float" office:value="7.8499097260381512E-2" table:formula="of:=[.CT16]*100/[.CT$24]" table:style-name="ce1">
            <text:p>0,078499097</text:p>
          </table:table-cell>
          <table:table-cell office:value-type="float" office:value="0.90972608404272004" table:formula="of:=[.CU16]*100/[.CU$24]" table:style-name="ce1">
            <text:p>0,909726084</text:p>
          </table:table-cell>
          <table:table-cell office:value-type="float" office:value="0" table:formula="of:=[.CV16]*100/[.CV$24]" table:style-name="ce1">
            <text:p>0</text:p>
          </table:table-cell>
          <table:table-cell office:value-type="float" office:value="0.29854797123083188" table:formula="of:=[.CW16]*100/[.CW$24]" table:style-name="ce1">
            <text:p>0,298547971</text:p>
          </table:table-cell>
          <table:table-cell office:value-type="float" office:value="0" table:formula="of:=[.CX16]*100/[.CX$24]" table:style-name="ce1">
            <text:p>0</text:p>
          </table:table-cell>
          <table:table-cell office:value-type="float" office:value="0.1875" table:formula="of:=[.CY16]*100/[.CY$24]" table:style-name="ce1">
            <text:p>0,1875</text:p>
          </table:table-cell>
          <table:table-cell office:value-type="float" office:value="0" table:formula="of:=[.CZ16]*100/[.CZ$24]" table:style-name="ce1">
            <text:p>0</text:p>
          </table:table-cell>
          <table:table-cell office:value-type="float" office:value="0.43594902749832326" table:formula="of:=[.DA16]*100/[.DA$24]" table:style-name="ce1">
            <text:p>0,435949027</text:p>
          </table:table-cell>
          <table:table-cell office:value-type="float" office:value="0" table:formula="of:=[.DB16]*100/[.DB$24]" table:style-name="ce1">
            <text:p>0</text:p>
          </table:table-cell>
          <table:table-cell office:value-type="float" office:value="0.70107891447699222" table:formula="of:=[.DC16]*100/[.DC$24]" table:style-name="ce1">
            <text:p>0,701078914</text:p>
          </table:table-cell>
          <table:table-cell office:value-type="float" office:value="0" table:formula="of:=[.DD16]*100/[.DD$24]" table:style-name="ce1">
            <text:p>0</text:p>
          </table:table-cell>
          <table:table-cell office:value-type="float" office:value="0.82575207505801618" table:formula="of:=[.DE16]*100/[.DE$24]" table:style-name="ce1">
            <text:p>0,825752075</text:p>
          </table:table-cell>
          <table:table-cell office:value-type="float" office:value="3.7319002836244217E-2" table:formula="of:=[.DF16]*100/[.DF$24]" table:style-name="ce1">
            <text:p>0,037319003</text:p>
          </table:table-cell>
          <table:table-cell office:value-type="float" office:value="0.56609114067364841" table:formula="of:=[.DG16]*100/[.DG$24]" table:style-name="ce1">
            <text:p>0,566091141</text:p>
          </table:table-cell>
          <table:table-cell office:value-type="float" office:value="0" table:formula="of:=[.DH16]*100/[.DH$24]" table:style-name="ce1">
            <text:p>0</text:p>
          </table:table-cell>
          <table:table-cell office:value-type="float" office:value="0.72352084938779004" table:formula="of:=[.DI16]*100/[.DI$24]" table:style-name="ce1">
            <text:p>0,723520849</text:p>
          </table:table-cell>
          <table:table-cell office:value-type="float" office:value="4.7099458356228904E-2" table:formula="of:=[.DJ16]*100/[.DJ$24]" table:style-name="ce1">
            <text:p>0,047099458</text:p>
          </table:table-cell>
          <table:table-cell office:value-type="float" office:value="0" table:formula="of:=[.DK16]*100/[.DK$24]" table:style-name="ce1">
            <text:p>0</text:p>
          </table:table-cell>
          <table:table-cell office:value-type="float" office:value="0" table:formula="of:=[.DL16]*100/[.DL$24]" table:style-name="ce1">
            <text:p>0</text:p>
          </table:table-cell>
          <table:table-cell office:value-type="float" office:value="1.1752506049083995" table:formula="of:=[.DM16]*100/[.DM$24]" table:style-name="ce1">
            <text:p>1,175250605</text:p>
          </table:table-cell>
          <table:table-cell office:value-type="float" office:value="0" table:formula="of:=[.DN16]*100/[.DN$24]" table:style-name="ce1">
            <text:p>0</text:p>
          </table:table-cell>
          <table:table-cell office:value-type="float" office:value="0.33950617283950618" table:formula="of:=[.DO16]*100/[.DO$24]" table:style-name="ce1">
            <text:p>0,339506173</text:p>
          </table:table-cell>
          <table:table-cell office:value-type="float" office:value="0" table:formula="of:=[.DP16]*100/[.DP$24]" table:style-name="ce1">
            <text:p>0</text:p>
          </table:table-cell>
          <table:table-cell office:value-type="float" office:value="0" table:formula="of:=[.DQ16]*100/[.DQ$24]" table:style-name="ce1">
            <text:p>0</text:p>
          </table:table-cell>
          <table:table-cell office:value-type="float" office:value="0" table:formula="of:=[.DR16]*100/[.DR$24]" table:style-name="ce1">
            <text:p>0</text:p>
          </table:table-cell>
          <table:table-cell office:value-type="float" office:value="0" table:formula="of:=[.DS16]*100/[.DS$24]" table:style-name="ce1">
            <text:p>0</text:p>
          </table:table-cell>
          <table:table-cell office:value-type="float" office:value="0" table:formula="of:=[.DT16]*100/[.DT$24]" table:style-name="ce1">
            <text:p>0</text:p>
          </table:table-cell>
          <table:table-cell office:value-type="float" office:value="0.45715971095708596" table:formula="of:=[.DU16]*100/[.DU$24]" table:style-name="ce1">
            <text:p>0,457159711</text:p>
          </table:table-cell>
          <table:table-cell office:value-type="float" office:value="0.8928571428571429" table:formula="of:=[.DV16]*100/[.DV$24]" table:style-name="ce1">
            <text:p>0,892857143</text:p>
          </table:table-cell>
          <table:table-cell office:value-type="float" office:value="2.3605150214592276" table:formula="of:=[.DW16]*100/[.DW$24]" table:style-name="ce1">
            <text:p>2,360515021</text:p>
          </table:table-cell>
          <table:table-cell office:value-type="float" office:value="0" table:formula="of:=[.DX16]*100/[.DX$24]" table:style-name="ce1">
            <text:p>0</text:p>
          </table:table-cell>
          <table:table-cell office:value-type="float" office:value="0" table:formula="of:=[.DY16]*100/[.DY$24]" table:style-name="ce1">
            <text:p>0</text:p>
          </table:table-cell>
          <table:table-cell office:value-type="float" office:value="0" table:formula="of:=[.DZ16]*100/[.DZ$24]" table:style-name="ce1">
            <text:p>0</text:p>
          </table:table-cell>
          <table:table-cell office:value-type="float" office:value="0.69257406694882651" table:formula="of:=[.EA16]*100/[.EA$24]" table:style-name="ce1">
            <text:p>0,692574067</text:p>
          </table:table-cell>
          <table:table-cell office:value-type="float" office:value="0" table:formula="of:=[.EB16]*100/[.EB$24]" table:style-name="ce1">
            <text:p>0</text:p>
          </table:table-cell>
          <table:table-cell office:value-type="float" office:value="0" table:formula="of:=[.EC16]*100/[.EC$24]" table:style-name="ce1">
            <text:p>0</text:p>
          </table:table-cell>
          <table:table-cell office:value-type="float" office:value="0" table:formula="of:=[.ED16]*100/[.ED$24]" table:style-name="ce1">
            <text:p>0</text:p>
          </table:table-cell>
          <table:table-cell office:value-type="float" office:value="0.87679516250944822" table:formula="of:=[.EE16]*100/[.EE$24]" table:style-name="ce1">
            <text:p>0,876795163</text:p>
          </table:table-cell>
          <table:table-cell office:value-type="float" office:value="0" table:formula="of:=[.EF16]*100/[.EF$24]" table:style-name="ce1">
            <text:p>0</text:p>
          </table:table-cell>
          <table:table-cell office:value-type="float" office:value="0.78602620087336239" table:formula="of:=[.EG16]*100/[.EG$24]" table:style-name="ce1">
            <text:p>0,786026201</text:p>
          </table:table-cell>
          <table:table-cell office:value-type="float" office:value="0" table:formula="of:=[.EH16]*100/[.EH$24]" table:style-name="ce1">
            <text:p>0</text:p>
          </table:table-cell>
          <table:table-cell office:value-type="float" office:value="1.5290519877675841" table:formula="of:=[.EI16]*100/[.EI$24]" table:style-name="ce1">
            <text:p>1,529051988</text:p>
          </table:table-cell>
          <table:table-cell office:value-type="float" office:value="0" table:formula="of:=[.EJ16]*100/[.EJ$24]" table:style-name="ce1">
            <text:p>0</text:p>
          </table:table-cell>
          <table:table-cell office:value-type="float" office:value="0.43653458697112157" table:formula="of:=[.EK16]*100/[.EK$24]" table:style-name="ce1">
            <text:p>0,436534587</text:p>
          </table:table-cell>
          <table:table-cell office:value-type="float" office:value="0" table:formula="of:=[.EL16]*100/[.EL$24]" table:style-name="ce1">
            <text:p>0</text:p>
          </table:table-cell>
          <table:table-cell office:value-type="float" office:value="0" table:formula="of:=[.EM16]*100/[.EM$24]" table:style-name="ce1">
            <text:p>0</text:p>
          </table:table-cell>
          <table:table-cell office:value-type="float" office:value="0" table:formula="of:=[.EN16]*100/[.EN$24]" table:style-name="ce1">
            <text:p>0</text:p>
          </table:table-cell>
          <table:table-cell office:value-type="float" office:value="1.6129032258064515" table:formula="of:=[.EO16]*100/[.EO$24]" table:style-name="ce1">
            <text:p>1,612903226</text:p>
          </table:table-cell>
          <table:table-cell office:value-type="float" office:value="0" table:formula="of:=[.EP16]*100/[.EP$24]" table:style-name="ce1">
            <text:p>0</text:p>
          </table:table-cell>
          <table:table-cell office:value-type="float" office:value="0" table:formula="of:=[.EQ16]*100/[.EQ$24]" table:style-name="ce1">
            <text:p>0</text:p>
          </table:table-cell>
          <table:table-cell office:value-type="float" office:value="0" table:formula="of:=[.ER16]*100/[.ER$24]" table:style-name="ce1">
            <text:p>0</text:p>
          </table:table-cell>
          <table:table-cell office:value-type="float" office:value="0.94466936572199733" table:formula="of:=[.ES16]*100/[.ES$24]" table:style-name="ce1">
            <text:p>0,944669366</text:p>
          </table:table-cell>
          <table:table-cell office:value-type="float" office:value="0" table:formula="of:=[.ET16]*100/[.ET$24]" table:style-name="ce1">
            <text:p>0</text:p>
          </table:table-cell>
          <table:table-cell office:value-type="float" office:value="0" table:formula="of:=[.EU16]*100/[.EU$24]" table:style-name="ce1">
            <text:p>0</text:p>
          </table:table-cell>
          <table:table-cell office:value-type="float" office:value="0" table:formula="of:=[.EV16]*100/[.EV$24]" table:style-name="ce1">
            <text:p>0</text:p>
          </table:table-cell>
          <table:table-cell office:value-type="float" office:value="0" table:formula="of:=[.EW16]*100/[.EW$24]" table:style-name="ce1">
            <text:p>0</text:p>
          </table:table-cell>
          <table:table-cell office:value-type="float" office:value="0" table:formula="of:=[.EX16]*100/[.EX$24]" table:style-name="ce1">
            <text:p>0</text:p>
          </table:table-cell>
          <table:table-cell office:value-type="float" office:value="0" table:formula="of:=[.EY16]*100/[.EY$24]" table:style-name="ce1">
            <text:p>0</text:p>
          </table:table-cell>
          <table:table-cell office:value-type="float" office:value="0" table:formula="of:=[.EZ16]*100/[.EZ$24]" table:style-name="ce1">
            <text:p>0</text:p>
          </table:table-cell>
          <table:table-cell office:value-type="float" office:value="0.50092275243870288" table:formula="of:=[.FA16]*100/[.FA$24]" table:style-name="ce1">
            <text:p>0,500922752</text:p>
          </table:table-cell>
          <table:table-cell office:value-type="float" office:value="1.1472275334608031" table:formula="of:=[.FB16]*100/[.FB$24]" table:style-name="ce1">
            <text:p>1,147227533</text:p>
          </table:table-cell>
          <table:table-cell office:value-type="float" office:value="0.91286307053941906" table:formula="of:=[.FC16]*100/[.FC$24]" table:style-name="ce1">
            <text:p>0,912863071</text:p>
          </table:table-cell>
          <table:table-cell office:value-type="float" office:value="0" table:formula="of:=[.FD16]*100/[.FD$24]" table:style-name="ce1">
            <text:p>0</text:p>
          </table:table-cell>
          <table:table-cell office:value-type="float" office:value="1.0674233211728146" table:formula="of:=[.FE16]*100/[.FE$24]" table:style-name="ce1">
            <text:p>1,067423321</text:p>
          </table:table-cell>
          <table:table-cell office:value-type="float" office:value="0" table:formula="of:=[.FF16]*100/[.FF$24]" table:style-name="ce1">
            <text:p>0</text:p>
          </table:table-cell>
          <table:table-cell office:value-type="float" office:value="0" table:formula="of:=[.FG16]*100/[.FG$24]" table:style-name="ce1">
            <text:p>0</text:p>
          </table:table-cell>
          <table:table-cell office:value-type="float" office:value="0" table:formula="of:=[.FH16]*100/[.FH$24]" table:style-name="ce1">
            <text:p>0</text:p>
          </table:table-cell>
          <table:table-cell office:value-type="float" office:value="0.97446236559139787" table:formula="of:=[.FI16]*100/[.FI$24]" table:style-name="ce1">
            <text:p>0,974462366</text:p>
          </table:table-cell>
          <table:table-cell office:value-type="float" office:value="0" table:formula="of:=[.FJ16]*100/[.FJ$24]" table:style-name="ce1">
            <text:p>0</text:p>
          </table:table-cell>
          <table:table-cell office:value-type="float" office:value="0" table:formula="of:=[.FK16]*100/[.FK$24]" table:style-name="ce1">
            <text:p>0</text:p>
          </table:table-cell>
          <table:table-cell office:value-type="float" office:value="0" table:formula="of:=[.FL16]*100/[.FL$24]" table:style-name="ce1">
            <text:p>0</text:p>
          </table:table-cell>
          <table:table-cell office:value-type="float" office:value="0" table:formula="of:=[.FM16]*100/[.FM$24]" table:style-name="ce1">
            <text:p>0</text:p>
          </table:table-cell>
          <table:table-cell office:value-type="float" office:value="0" table:formula="of:=[.FN16]*100/[.FN$24]" table:style-name="ce1">
            <text:p>0</text:p>
          </table:table-cell>
          <table:table-cell office:value-type="float" office:value="0" table:formula="of:=[.FO16]*100/[.FO$24]" table:style-name="ce1">
            <text:p>0</text:p>
          </table:table-cell>
          <table:table-cell office:value-type="float" office:value="0" table:formula="of:=[.FP16]*100/[.FP$24]" table:style-name="ce1">
            <text:p>0</text:p>
          </table:table-cell>
          <table:table-cell office:value-type="float" office:value="0" table:formula="of:=[.FQ16]*100/[.FQ$24]" table:style-name="ce1">
            <text:p>0</text:p>
          </table:table-cell>
          <table:table-cell office:value-type="float" office:value="0" table:formula="of:=[.FR16]*100/[.FR$24]" table:style-name="ce1">
            <text:p>0</text:p>
          </table:table-cell>
          <table:table-cell office:value-type="float" office:value="2.4489795918367347" table:formula="of:=[.FS16]*100/[.FS$24]" table:style-name="ce1">
            <text:p>2,448979592</text:p>
          </table:table-cell>
          <table:table-cell office:value-type="float" office:value="2.7950310559006213" table:formula="of:=[.FT16]*100/[.FT$24]" table:style-name="ce1">
            <text:p>2,795031056</text:p>
          </table:table-cell>
          <table:table-cell office:value-type="float" office:value="0.47538200339558573" table:formula="of:=[.FU16]*100/[.FU$24]" table:style-name="ce1">
            <text:p>0,475382003</text:p>
          </table:table-cell>
          <table:table-cell office:value-type="float" office:value="0" table:formula="of:=[.FV16]*100/[.FV$24]" table:style-name="ce1">
            <text:p>0</text:p>
          </table:table-cell>
          <table:table-cell office:value-type="float" office:value="0" table:formula="of:=[.FW16]*100/[.FW$24]" table:style-name="ce1">
            <text:p>0</text:p>
          </table:table-cell>
          <table:table-cell office:value-type="float" office:value="0" table:formula="of:=[.FX16]*100/[.FX$24]" table:style-name="ce1">
            <text:p>0</text:p>
          </table:table-cell>
          <table:table-cell office:value-type="float" office:value="0" table:formula="of:=[.FY16]*100/[.FY$24]" table:style-name="ce1">
            <text:p>0</text:p>
          </table:table-cell>
          <table:table-cell office:value-type="float" office:value="0" table:formula="of:=[.FZ16]*100/[.FZ$24]" table:style-name="ce1">
            <text:p>0</text:p>
          </table:table-cell>
          <table:table-cell office:value-type="float" office:value="0" table:formula="of:=[.GA16]*100/[.GA$24]" table:style-name="ce1">
            <text:p>0</text:p>
          </table:table-cell>
          <table:table-cell office:value-type="float" office:value="0" table:formula="of:=[.GB16]*100/[.GB$24]" table:style-name="ce1">
            <text:p>0</text:p>
          </table:table-cell>
          <table:table-cell office:value-type="float" office:value="0" table:formula="of:=[.GC16]*100/[.GC$24]" table:style-name="ce1">
            <text:p>0</text:p>
          </table:table-cell>
          <table:table-cell office:value-type="float" office:value="0" table:formula="of:=[.GD16]*100/[.GD$24]" table:style-name="ce1">
            <text:p>0</text:p>
          </table:table-cell>
          <table:table-cell office:value-type="float" office:value="0" table:formula="of:=[.GE16]*100/[.GE$24]" table:style-name="ce1">
            <text:p>0</text:p>
          </table:table-cell>
          <table:table-cell office:value-type="float" office:value="0" table:formula="of:=[.GF16]*100/[.GF$24]" table:style-name="ce1">
            <text:p>0</text:p>
          </table:table-cell>
          <table:table-cell office:value-type="float" office:value="0" table:formula="of:=[.GG16]*100/[.GG$24]" table:style-name="ce1">
            <text:p>0</text:p>
          </table:table-cell>
          <table:table-cell office:value-type="float" office:value="0" table:formula="of:=[.GH16]*100/[.GH$24]" table:style-name="ce1">
            <text:p>0</text:p>
          </table:table-cell>
          <table:table-cell office:value-type="float" office:value="1.7397607828923523" table:formula="of:=[.GI16]*100/[.GI$24]" table:style-name="ce1">
            <text:p>1,739760783</text:p>
          </table:table-cell>
          <table:table-cell office:value-type="float" office:value="0" table:formula="of:=[.GJ16]*100/[.GJ$24]" table:style-name="ce1">
            <text:p>0</text:p>
          </table:table-cell>
          <table:table-cell office:value-type="float" office:value="2.8355387523629489" table:formula="of:=[.GK16]*100/[.GK$24]" table:style-name="ce1">
            <text:p>2,835538752</text:p>
          </table:table-cell>
          <table:table-cell office:value-type="float" office:value="0" table:formula="of:=[.GL16]*100/[.GL$24]" table:style-name="ce1">
            <text:p>0</text:p>
          </table:table-cell>
          <table:table-cell office:value-type="float" office:value="0" table:formula="of:=[.GM16]*100/[.GM$24]" table:style-name="ce1">
            <text:p>0</text:p>
          </table:table-cell>
          <table:table-cell office:value-type="float" office:value="0" table:formula="of:=[.GN16]*100/[.GN$24]" table:style-name="ce1">
            <text:p>0</text:p>
          </table:table-cell>
          <table:table-cell office:value-type="float" office:value="0" table:formula="of:=[.GO16]*100/[.GO$24]" table:style-name="ce1">
            <text:p>0</text:p>
          </table:table-cell>
          <table:table-cell office:value-type="float" office:value="0" table:formula="of:=[.GP16]*100/[.GP$24]" table:style-name="ce1">
            <text:p>0</text:p>
          </table:table-cell>
          <table:table-cell office:value-type="float" office:value="0" table:formula="of:=[.GQ16]*100/[.GQ$24]" table:style-name="ce1">
            <text:p>0</text:p>
          </table:table-cell>
          <table:table-cell office:value-type="float" office:value="0" table:formula="of:=[.GR16]*100/[.GR$24]" table:style-name="ce1">
            <text:p>0</text:p>
          </table:table-cell>
          <table:table-cell office:value-type="float" office:value="3.225806451612903" table:formula="of:=[.GS16]*100/[.GS$24]" table:style-name="ce1">
            <text:p>3,225806452</text:p>
          </table:table-cell>
          <table:table-cell office:value-type="float" office:value="0" table:formula="of:=[.GT16]*100/[.GT$24]" table:style-name="ce1">
            <text:p>0</text:p>
          </table:table-cell>
          <table:table-cell office:value-type="float" office:value="7.6305220883534135" table:formula="of:=[.GU16]*100/[.GU$24]" table:style-name="ce1">
            <text:p>7,630522088</text:p>
          </table:table-cell>
          <table:table-cell office:value-type="float" office:value="0" table:formula="of:=[.GV16]*100/[.GV$24]" table:style-name="ce1">
            <text:p>0</text:p>
          </table:table-cell>
          <table:table-cell office:value-type="float" office:value="0" table:formula="of:=[.GW16]*100/[.GW$24]" table:style-name="ce1">
            <text:p>0</text:p>
          </table:table-cell>
          <table:table-cell office:value-type="float" office:value="0" table:formula="of:=[.GX16]*100/[.GX$24]" table:style-name="ce1">
            <text:p>0</text:p>
          </table:table-cell>
          <table:table-cell office:value-type="float" office:value="0" table:formula="of:=[.GY16]*100/[.GY$24]" table:style-name="ce1">
            <text:p>0</text:p>
          </table:table-cell>
          <table:table-cell office:value-type="float" office:value="1.0810810810810811" table:formula="of:=[.GZ16]*100/[.GZ$24]" table:style-name="ce1">
            <text:p>1,081081081</text:p>
          </table:table-cell>
          <table:table-cell office:value-type="float" office:value="0.51830255911888568" table:formula="of:=[.HA16]*100/[.HA$24]" table:style-name="ce1">
            <text:p>0,518302559</text:p>
          </table:table-cell>
          <table:table-cell office:value-type="float" office:value="0" table:formula="of:=[.HB16]*100/[.HB$24]" table:style-name="ce1">
            <text:p>0</text:p>
          </table:table-cell>
          <table:table-cell office:value-type="float" office:value="0" table:formula="of:=[.HC16]*100/[.HC$24]" table:style-name="ce1">
            <text:p>0</text:p>
          </table:table-cell>
          <table:table-cell office:value-type="float" office:value="0" table:formula="of:=[.HD16]*100/[.HD$24]" table:style-name="ce1">
            <text:p>0</text:p>
          </table:table-cell>
          <table:table-cell office:value-type="float" office:value="0" table:formula="of:=[.HE16]*100/[.HE$24]" table:style-name="ce1">
            <text:p>0</text:p>
          </table:table-cell>
          <table:table-cell office:value-type="float" office:value="0" table:formula="of:=[.HF16]*100/[.HF$24]" table:style-name="ce1">
            <text:p>0</text:p>
          </table:table-cell>
          <table:table-cell office:value-type="float" office:value="0" table:formula="of:=[.HG16]*100/[.HG$24]" table:style-name="ce1">
            <text:p>0</text:p>
          </table:table-cell>
          <table:table-cell office:value-type="float" office:value="0" table:formula="of:=[.HH16]*100/[.HH$24]" table:style-name="ce1">
            <text:p>0</text:p>
          </table:table-cell>
          <table:table-cell office:value-type="float" office:value="0" table:formula="of:=[.HI16]*100/[.HI$24]" table:style-name="ce1">
            <text:p>0</text:p>
          </table:table-cell>
          <table:table-cell office:value-type="float" office:value="0" table:formula="of:=[.HJ16]*100/[.HJ$24]" table:style-name="ce1">
            <text:p>0</text:p>
          </table:table-cell>
          <table:table-cell office:value-type="float" office:value="0" table:formula="of:=[.HK16]*100/[.HK$24]" table:style-name="ce1">
            <text:p>0</text:p>
          </table:table-cell>
          <table:table-cell office:value-type="float" office:value="0" table:formula="of:=[.HL16]*100/[.HL$24]" table:style-name="ce1">
            <text:p>0</text:p>
          </table:table-cell>
          <table:table-cell office:value-type="float" office:value="0" table:formula="of:=[.HM16]*100/[.HM$24]" table:style-name="ce1">
            <text:p>0</text:p>
          </table:table-cell>
          <table:table-cell office:value-type="float" office:value="0" table:formula="of:=[.HN16]*100/[.HN$24]" table:style-name="ce1">
            <text:p>0</text:p>
          </table:table-cell>
          <table:table-cell office:value-type="float" office:value="1.2658227848101267" table:formula="of:=[.HO16]*100/[.HO$24]" table:style-name="ce1">
            <text:p>1,265822785</text:p>
          </table:table-cell>
          <table:table-cell office:value-type="float" office:value="0" table:formula="of:=[.HP16]*100/[.HP$24]" table:style-name="ce1">
            <text:p>0</text:p>
          </table:table-cell>
          <table:table-cell office:value-type="float" office:value="0" table:formula="of:=[.HQ16]*100/[.HQ$24]" table:style-name="ce1">
            <text:p>0</text:p>
          </table:table-cell>
          <table:table-cell office:value-type="float" office:value="0" table:formula="of:=[.HR16]*100/[.HR$24]" table:style-name="ce1">
            <text:p>0</text:p>
          </table:table-cell>
          <table:table-cell office:value-type="float" office:value="1.6722408026755853" table:formula="of:=[.HS16]*100/[.HS$24]" table:style-name="ce1">
            <text:p>1,672240803</text:p>
          </table:table-cell>
          <table:table-cell office:value-type="float" office:value="0" table:formula="of:=[.HT16]*100/[.HT$24]" table:style-name="ce1">
            <text:p>0</text:p>
          </table:table-cell>
          <table:table-cell office:value-type="float" office:value="4.8780487804878048" table:formula="of:=[.HU16]*100/[.HU$24]" table:style-name="ce1">
            <text:p>4,87804878</text:p>
          </table:table-cell>
          <table:table-cell office:value-type="float" office:value="0" table:formula="of:=[.HV16]*100/[.HV$24]" table:style-name="ce1">
            <text:p>0</text:p>
          </table:table-cell>
          <table:table-cell office:value-type="float" office:value="2.1212121212121211" table:formula="of:=[.HW16]*100/[.HW$24]" table:style-name="ce1">
            <text:p>2,121212121</text:p>
          </table:table-cell>
          <table:table-cell office:value-type="float" office:value="0" table:formula="of:=[.HX16]*100/[.HX$24]" table:style-name="ce1">
            <text:p>0</text:p>
          </table:table-cell>
          <table:table-cell office:value-type="float" office:value="0.99255583126550873" table:formula="of:=[.HY16]*100/[.HY$24]" table:style-name="ce1">
            <text:p>0,992555831</text:p>
          </table:table-cell>
          <table:table-cell office:value-type="float" office:value="0" table:formula="of:=[.HZ16]*100/[.HZ$24]" table:style-name="ce1">
            <text:p>0</text:p>
          </table:table-cell>
          <table:table-cell office:value-type="float" office:value="0" table:formula="of:=[.IA16]*100/[.IA$24]" table:style-name="ce1">
            <text:p>0</text:p>
          </table:table-cell>
          <table:table-cell office:value-type="float" office:value="0" table:formula="of:=[.IB16]*100/[.IB$24]" table:style-name="ce1">
            <text:p>0</text:p>
          </table:table-cell>
          <table:table-cell office:value-type="float" office:value="0" table:formula="of:=[.IC16]*100/[.IC$24]" table:style-name="ce1">
            <text:p>0</text:p>
          </table:table-cell>
          <table:table-cell office:value-type="float" office:value="0" table:formula="of:=[.ID16]*100/[.ID$24]" table:style-name="ce1">
            <text:p>0</text:p>
          </table:table-cell>
          <table:table-cell office:value-type="float" office:value="3.3175355450236967" table:formula="of:=[.IE16]*100/[.IE$24]" table:style-name="ce1">
            <text:p>3,317535545</text:p>
          </table:table-cell>
          <table:table-cell office:value-type="float" office:value="0" table:formula="of:=[.IF16]*100/[.IF$24]" table:style-name="ce1">
            <text:p>0</text:p>
          </table:table-cell>
          <table:table-cell office:value-type="float" office:value="0" table:formula="of:=[.IG16]*100/[.IG$24]" table:style-name="ce1">
            <text:p>0</text:p>
          </table:table-cell>
          <table:table-cell office:value-type="float" office:value="0" table:formula="of:=[.IH16]*100/[.IH$24]" table:style-name="ce1">
            <text:p>0</text:p>
          </table:table-cell>
          <table:table-cell office:value-type="float" office:value="0" table:formula="of:=[.II16]*100/[.II$24]" table:style-name="ce1">
            <text:p>0</text:p>
          </table:table-cell>
          <table:table-cell office:value-type="float" office:value="0" table:formula="of:=[.IJ16]*100/[.IJ$24]" table:style-name="ce1">
            <text:p>0</text:p>
          </table:table-cell>
          <table:table-cell office:value-type="float" office:value="0" table:formula="of:=[.IK16]*100/[.IK$24]" table:style-name="ce1">
            <text:p>0</text:p>
          </table:table-cell>
          <table:table-cell office:value-type="float" office:value="0" table:formula="of:=[.IL16]*100/[.IL$24]" table:style-name="ce1">
            <text:p>0</text:p>
          </table:table-cell>
          <table:table-cell office:value-type="float" office:value="0" table:formula="of:=[.IM16]*100/[.IM$24]" table:style-name="ce1">
            <text:p>0</text:p>
          </table:table-cell>
          <table:table-cell office:value-type="float" office:value="0" table:formula="of:=[.IN16]*100/[.IN$24]" table:style-name="ce1">
            <text:p>0</text:p>
          </table:table-cell>
          <table:table-cell office:value-type="float" office:value="0" table:formula="of:=[.IO16]*100/[.IO$24]" table:style-name="ce1">
            <text:p>0</text:p>
          </table:table-cell>
          <table:table-cell office:value-type="float" office:value="0" table:formula="of:=[.IP16]*100/[.IP$24]" table:style-name="ce1">
            <text:p>0</text:p>
          </table:table-cell>
          <table:table-cell office:value-type="float" office:value="10.396039603960396" table:formula="of:=[.IQ16]*100/[.IQ$24]" table:style-name="ce1">
            <text:p>10,3960396</text:p>
          </table:table-cell>
          <table:table-cell office:value-type="float" office:value="0" table:formula="of:=[.IR16]*100/[.IR$24]" table:style-name="ce1">
            <text:p>0</text:p>
          </table:table-cell>
          <table:table-cell office:value-type="float" office:value="0" table:formula="of:=[.IS16]*100/[.IS$24]" table:style-name="ce1">
            <text:p>0</text:p>
          </table:table-cell>
          <table:table-cell office:value-type="float" office:value="0" table:formula="of:=[.IT16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writer</text:p>
          </table:table-cell>
          <table:table-cell office:value-type="float" office:value="0.41920041920041923" table:formula="of:=[.C17]*100/[.C$24]" table:style-name="ce1">
            <text:p>0,419200419</text:p>
          </table:table-cell>
          <table:table-cell office:value-type="float" office:value="0.38519975083106517" table:formula="of:=[.D17]*100/[.D$24]" table:style-name="ce1">
            <text:p>0,385199751</text:p>
          </table:table-cell>
          <table:table-cell office:value-type="float" office:value="0.58515643378028703" table:formula="of:=[.E17]*100/[.E$24]" table:style-name="ce1">
            <text:p>0,585156434</text:p>
          </table:table-cell>
          <table:table-cell office:value-type="float" office:value="0.29728455933002212" table:formula="of:=[.F17]*100/[.F$24]" table:style-name="ce1">
            <text:p>0,297284559</text:p>
          </table:table-cell>
          <table:table-cell office:value-type="float" office:value="0.31699702142421377" table:formula="of:=[.G17]*100/[.G$24]" table:style-name="ce1">
            <text:p>0,316997021</text:p>
          </table:table-cell>
          <table:table-cell office:value-type="float" office:value="0.27347966894566389" table:formula="of:=[.H17]*100/[.H$24]" table:style-name="ce1">
            <text:p>0,273479669</text:p>
          </table:table-cell>
          <table:table-cell office:value-type="float" office:value="0.23381956725576539" table:formula="of:=[.I17]*100/[.I$24]" table:style-name="ce1">
            <text:p>0,233819567</text:p>
          </table:table-cell>
          <table:table-cell office:value-type="float" office:value="0.21482017861453054" table:formula="of:=[.J17]*100/[.J$24]" table:style-name="ce1">
            <text:p>0,214820179</text:p>
          </table:table-cell>
          <table:table-cell office:value-type="float" office:value="0.15802705614749191" table:formula="of:=[.K17]*100/[.K$24]" table:style-name="ce1">
            <text:p>0,158027056</text:p>
          </table:table-cell>
          <table:table-cell office:value-type="float" office:value="0" table:formula="of:=[.L17]*100/[.L$24]" table:style-name="ce1">
            <text:p>0</text:p>
          </table:table-cell>
          <table:table-cell office:value-type="float" office:value="3.2889963724304714" table:formula="of:=[.M17]*100/[.M$24]" table:style-name="ce1">
            <text:p>3,288996372</text:p>
          </table:table-cell>
          <table:table-cell office:value-type="float" office:value="9.7000737205602761E-2" table:formula="of:=[.N17]*100/[.N$24]" table:style-name="ce1">
            <text:p>0,097000737</text:p>
          </table:table-cell>
          <table:table-cell office:value-type="float" office:value="0.30262518230432667" table:formula="of:=[.O17]*100/[.O$24]" table:style-name="ce1">
            <text:p>0,302625182</text:p>
          </table:table-cell>
          <table:table-cell office:value-type="float" office:value="0.26184583378169951" table:formula="of:=[.P17]*100/[.P$24]" table:style-name="ce1">
            <text:p>0,261845834</text:p>
          </table:table-cell>
          <table:table-cell office:value-type="float" office:value="0.23282192107933855" table:formula="of:=[.Q17]*100/[.Q$24]" table:style-name="ce1">
            <text:p>0,232821921</text:p>
          </table:table-cell>
          <table:table-cell office:value-type="float" office:value="0.22339487761583326" table:formula="of:=[.R17]*100/[.R$24]" table:style-name="ce1">
            <text:p>0,223394878</text:p>
          </table:table-cell>
          <table:table-cell office:value-type="float" office:value="0.75414781297134237" table:formula="of:=[.S17]*100/[.S$24]" table:style-name="ce1">
            <text:p>0,754147813</text:p>
          </table:table-cell>
          <table:table-cell office:value-type="float" office:value="2.7888446215139444" table:formula="of:=[.T17]*100/[.T$24]" table:style-name="ce1">
            <text:p>2,788844622</text:p>
          </table:table-cell>
          <table:table-cell office:value-type="float" office:value="3.6029753602975361" table:formula="of:=[.U17]*100/[.U$24]" table:style-name="ce1">
            <text:p>3,60297536</text:p>
          </table:table-cell>
          <table:table-cell office:value-type="float" office:value="2.7642276422764227" table:formula="of:=[.V17]*100/[.V$24]" table:style-name="ce1">
            <text:p>2,764227642</text:p>
          </table:table-cell>
          <table:table-cell office:value-type="float" office:value="4.7904191616766463" table:formula="of:=[.W17]*100/[.W$24]" table:style-name="ce1">
            <text:p>4,790419162</text:p>
          </table:table-cell>
          <table:table-cell office:value-type="float" office:value="9.535485628660946E-2" table:formula="of:=[.X17]*100/[.X$24]" table:style-name="ce1">
            <text:p>0,095354856</text:p>
          </table:table-cell>
          <table:table-cell office:value-type="float" office:value="0.4854368932038835" table:formula="of:=[.Y17]*100/[.Y$24]" table:style-name="ce1">
            <text:p>0,485436893</text:p>
          </table:table-cell>
          <table:table-cell office:value-type="float" office:value="0" table:formula="of:=[.Z17]*100/[.Z$24]" table:style-name="ce1">
            <text:p>0</text:p>
          </table:table-cell>
          <table:table-cell office:value-type="float" office:value="7.9480725923963436E-2" table:formula="of:=[.AA17]*100/[.AA$24]" table:style-name="ce1">
            <text:p>0,079480726</text:p>
          </table:table-cell>
          <table:table-cell office:value-type="float" office:value="0" table:formula="of:=[.AB17]*100/[.AB$24]" table:style-name="ce1">
            <text:p>0</text:p>
          </table:table-cell>
          <table:table-cell office:value-type="float" office:value="8.3553822587383378E-2" table:formula="of:=[.AC17]*100/[.AC$24]" table:style-name="ce1">
            <text:p>0,083553823</text:p>
          </table:table-cell>
          <table:table-cell office:value-type="float" office:value="3.3254156769596199" table:formula="of:=[.AD17]*100/[.AD$24]" table:style-name="ce1">
            <text:p>3,325415677</text:p>
          </table:table-cell>
          <table:table-cell office:value-type="float" office:value="3.005259203606311" table:formula="of:=[.AE17]*100/[.AE$24]" table:style-name="ce1">
            <text:p>3,005259204</text:p>
          </table:table-cell>
          <table:table-cell office:value-type="float" office:value="3.1295843520782398" table:formula="of:=[.AF17]*100/[.AF$24]" table:style-name="ce1">
            <text:p>3,129584352</text:p>
          </table:table-cell>
          <table:table-cell office:value-type="float" office:value="1.2152777777777777" table:formula="of:=[.AG17]*100/[.AG$24]" table:style-name="ce1">
            <text:p>1,215277778</text:p>
          </table:table-cell>
          <table:table-cell office:value-type="float" office:value="0.67340067340067344" table:formula="of:=[.AH17]*100/[.AH$24]" table:style-name="ce1">
            <text:p>0,673400673</text:p>
          </table:table-cell>
          <table:table-cell office:value-type="float" office:value="0.3673094582185491" table:formula="of:=[.AI17]*100/[.AI$24]" table:style-name="ce1">
            <text:p>0,367309458</text:p>
          </table:table-cell>
          <table:table-cell office:value-type="float" office:value="6.7415730337078648" table:formula="of:=[.AJ17]*100/[.AJ$24]" table:style-name="ce1">
            <text:p>6,741573034</text:p>
          </table:table-cell>
          <table:table-cell office:value-type="float" office:value="3.2702639570193881" table:formula="of:=[.AK17]*100/[.AK$24]" table:style-name="ce1">
            <text:p>3,270263957</text:p>
          </table:table-cell>
          <table:table-cell office:value-type="float" office:value="1.1673151750972763" table:formula="of:=[.AL17]*100/[.AL$24]" table:style-name="ce1">
            <text:p>1,167315175</text:p>
          </table:table-cell>
          <table:table-cell office:value-type="float" office:value="1.9259259259259258" table:formula="of:=[.AM17]*100/[.AM$24]" table:style-name="ce1">
            <text:p>1,925925926</text:p>
          </table:table-cell>
          <table:table-cell office:value-type="float" office:value="0.16031569860648662" table:formula="of:=[.AN17]*100/[.AN$24]" table:style-name="ce1">
            <text:p>0,160315699</text:p>
          </table:table-cell>
          <table:table-cell office:value-type="float" office:value="2.313475997686524" table:formula="of:=[.AO17]*100/[.AO$24]" table:style-name="ce1">
            <text:p>2,313475998</text:p>
          </table:table-cell>
          <table:table-cell office:value-type="float" office:value="0.30761658668635411" table:formula="of:=[.AP17]*100/[.AP$24]" table:style-name="ce1">
            <text:p>0,307616587</text:p>
          </table:table-cell>
          <table:table-cell office:value-type="float" office:value="0" table:formula="of:=[.AQ17]*100/[.AQ$24]" table:style-name="ce1">
            <text:p>0</text:p>
          </table:table-cell>
          <table:table-cell office:value-type="float" office:value="2.3700305810397553" table:formula="of:=[.AR17]*100/[.AR$24]" table:style-name="ce1">
            <text:p>2,370030581</text:p>
          </table:table-cell>
          <table:table-cell office:value-type="float" office:value="0" table:formula="of:=[.AS17]*100/[.AS$24]" table:style-name="ce1">
            <text:p>0</text:p>
          </table:table-cell>
          <table:table-cell office:value-type="float" office:value="0" table:formula="of:=[.AT17]*100/[.AT$24]" table:style-name="ce1">
            <text:p>0</text:p>
          </table:table-cell>
          <table:table-cell office:value-type="float" office:value="0" table:formula="of:=[.AU17]*100/[.AU$24]" table:style-name="ce1">
            <text:p>0</text:p>
          </table:table-cell>
          <table:table-cell office:value-type="float" office:value="4.4444444444444446" table:formula="of:=[.AV17]*100/[.AV$24]" table:style-name="ce1">
            <text:p>4,444444444</text:p>
          </table:table-cell>
          <table:table-cell office:value-type="float" office:value="0" table:formula="of:=[.AW17]*100/[.AW$24]" table:style-name="ce1">
            <text:p>0</text:p>
          </table:table-cell>
          <table:table-cell office:value-type="float" office:value="2.7742749054224465" table:formula="of:=[.AX17]*100/[.AX$24]" table:style-name="ce1">
            <text:p>2,774274905</text:p>
          </table:table-cell>
          <table:table-cell office:value-type="float" office:value="0" table:formula="of:=[.AY17]*100/[.AY$24]" table:style-name="ce1">
            <text:p>0</text:p>
          </table:table-cell>
          <table:table-cell office:value-type="float" office:value="2.2988505747126435" table:formula="of:=[.AZ17]*100/[.AZ$24]" table:style-name="ce1">
            <text:p>2,298850575</text:p>
          </table:table-cell>
          <table:table-cell office:value-type="float" office:value="0" table:formula="of:=[.BA17]*100/[.BA$24]" table:style-name="ce1">
            <text:p>0</text:p>
          </table:table-cell>
          <table:table-cell office:value-type="float" office:value="0" table:formula="of:=[.BB17]*100/[.BB$24]" table:style-name="ce1">
            <text:p>0</text:p>
          </table:table-cell>
          <table:table-cell office:value-type="float" office:value="0" table:formula="of:=[.BC17]*100/[.BC$24]" table:style-name="ce1">
            <text:p>0</text:p>
          </table:table-cell>
          <table:table-cell office:value-type="float" office:value="0" table:formula="of:=[.BD17]*100/[.BD$24]" table:style-name="ce1">
            <text:p>0</text:p>
          </table:table-cell>
          <table:table-cell office:value-type="float" office:value="2.6045777426992895" table:formula="of:=[.BE17]*100/[.BE$24]" table:style-name="ce1">
            <text:p>2,604577743</text:p>
          </table:table-cell>
          <table:table-cell office:value-type="float" office:value="3.1890660592255125" table:formula="of:=[.BF17]*100/[.BF$24]" table:style-name="ce1">
            <text:p>3,189066059</text:p>
          </table:table-cell>
          <table:table-cell office:value-type="float" office:value="3.9682539682539684" table:formula="of:=[.BG17]*100/[.BG$24]" table:style-name="ce1">
            <text:p>3,968253968</text:p>
          </table:table-cell>
          <table:table-cell office:value-type="float" office:value="0" table:formula="of:=[.BH17]*100/[.BH$24]" table:style-name="ce1">
            <text:p>0</text:p>
          </table:table-cell>
          <table:table-cell office:value-type="float" office:value="1.3513513513513513" table:formula="of:=[.BI17]*100/[.BI$24]" table:style-name="ce1">
            <text:p>1,351351351</text:p>
          </table:table-cell>
          <table:table-cell office:value-type="float" office:value="2.2304832713754648" table:formula="of:=[.BJ17]*100/[.BJ$24]" table:style-name="ce1">
            <text:p>2,230483271</text:p>
          </table:table-cell>
          <table:table-cell office:value-type="float" office:value="0.98199672667757776" table:formula="of:=[.BK17]*100/[.BK$24]" table:style-name="ce1">
            <text:p>0,981996727</text:p>
          </table:table-cell>
          <table:table-cell office:value-type="float" office:value="0.625" table:formula="of:=[.BL17]*100/[.BL$24]" table:style-name="ce1">
            <text:p>0,625</text:p>
          </table:table-cell>
          <table:table-cell office:value-type="float" office:value="3.4428794992175273" table:formula="of:=[.BM17]*100/[.BM$24]" table:style-name="ce1">
            <text:p>3,442879499</text:p>
          </table:table-cell>
          <table:table-cell office:value-type="float" office:value="3.8755862749938288" table:formula="of:=[.BN17]*100/[.BN$24]" table:style-name="ce1">
            <text:p>3,875586275</text:p>
          </table:table-cell>
          <table:table-cell office:value-type="float" office:value="0" table:formula="of:=[.BO17]*100/[.BO$24]" table:style-name="ce1">
            <text:p>0</text:p>
          </table:table-cell>
          <table:table-cell office:value-type="float" office:value="1.708898055391868" table:formula="of:=[.BP17]*100/[.BP$24]" table:style-name="ce1">
            <text:p>1,708898055</text:p>
          </table:table-cell>
          <table:table-cell office:value-type="float" office:value="0.87232355273592388" table:formula="of:=[.BQ17]*100/[.BQ$24]" table:style-name="ce1">
            <text:p>0,872323553</text:p>
          </table:table-cell>
          <table:table-cell office:value-type="float" office:value="2.0602218700475436" table:formula="of:=[.BR17]*100/[.BR$24]" table:style-name="ce1">
            <text:p>2,06022187</text:p>
          </table:table-cell>
          <table:table-cell office:value-type="float" office:value="0" table:formula="of:=[.BS17]*100/[.BS$24]" table:style-name="ce1">
            <text:p>0</text:p>
          </table:table-cell>
          <table:table-cell office:value-type="float" office:value="0.4825090470446321" table:formula="of:=[.BT17]*100/[.BT$24]" table:style-name="ce1">
            <text:p>0,482509047</text:p>
          </table:table-cell>
          <table:table-cell office:value-type="float" office:value="6.6945606694560666" table:formula="of:=[.BU17]*100/[.BU$24]" table:style-name="ce1">
            <text:p>6,694560669</text:p>
          </table:table-cell>
          <table:table-cell office:value-type="float" office:value="2.8452874925903973" table:formula="of:=[.BV17]*100/[.BV$24]" table:style-name="ce1">
            <text:p>2,845287493</text:p>
          </table:table-cell>
          <table:table-cell office:value-type="float" office:value="0" table:formula="of:=[.BW17]*100/[.BW$24]" table:style-name="ce1">
            <text:p>0</text:p>
          </table:table-cell>
          <table:table-cell office:value-type="float" office:value="1.1605415860735009" table:formula="of:=[.BX17]*100/[.BX$24]" table:style-name="ce1">
            <text:p>1,160541586</text:p>
          </table:table-cell>
          <table:table-cell office:value-type="float" office:value="1.3513513513513513" table:formula="of:=[.BY17]*100/[.BY$24]" table:style-name="ce1">
            <text:p>1,351351351</text:p>
          </table:table-cell>
          <table:table-cell office:value-type="float" office:value="0" table:formula="of:=[.BZ17]*100/[.BZ$24]" table:style-name="ce1">
            <text:p>0</text:p>
          </table:table-cell>
          <table:table-cell office:value-type="float" office:value="2.264808362369338" table:formula="of:=[.CA17]*100/[.CA$24]" table:style-name="ce1">
            <text:p>2,264808362</text:p>
          </table:table-cell>
          <table:table-cell office:value-type="float" office:value="4.395604395604396" table:formula="of:=[.CB17]*100/[.CB$24]" table:style-name="ce1">
            <text:p>4,395604396</text:p>
          </table:table-cell>
          <table:table-cell office:value-type="float" office:value="0.95419847328244278" table:formula="of:=[.CC17]*100/[.CC$24]" table:style-name="ce1">
            <text:p>0,954198473</text:p>
          </table:table-cell>
          <table:table-cell office:value-type="float" office:value="0" table:formula="of:=[.CD17]*100/[.CD$24]" table:style-name="ce1">
            <text:p>0</text:p>
          </table:table-cell>
          <table:table-cell office:value-type="float" office:value="0" table:formula="of:=[.CE17]*100/[.CE$24]" table:style-name="ce1">
            <text:p>0</text:p>
          </table:table-cell>
          <table:table-cell office:value-type="float" office:value="0.83892617449664431" table:formula="of:=[.CF17]*100/[.CF$24]" table:style-name="ce1">
            <text:p>0,838926174</text:p>
          </table:table-cell>
          <table:table-cell office:value-type="float" office:value="1.40597539543058" table:formula="of:=[.CG17]*100/[.CG$24]" table:style-name="ce1">
            <text:p>1,405975395</text:p>
          </table:table-cell>
          <table:table-cell office:value-type="float" office:value="1.6771488469601676" table:formula="of:=[.CH17]*100/[.CH$24]" table:style-name="ce1">
            <text:p>1,677148847</text:p>
          </table:table-cell>
          <table:table-cell office:value-type="float" office:value="3.5363457760314341" table:formula="of:=[.CI17]*100/[.CI$24]" table:style-name="ce1">
            <text:p>3,536345776</text:p>
          </table:table-cell>
          <table:table-cell office:value-type="float" office:value="5.025125628140704" table:formula="of:=[.CJ17]*100/[.CJ$24]" table:style-name="ce1">
            <text:p>5,025125628</text:p>
          </table:table-cell>
          <table:table-cell office:value-type="float" office:value="0.28643495361463811" table:formula="of:=[.CK17]*100/[.CK$24]" table:style-name="ce1">
            <text:p>0,286434954</text:p>
          </table:table-cell>
          <table:table-cell office:value-type="float" office:value="0.35782442748091603" table:formula="of:=[.CL17]*100/[.CL$24]" table:style-name="ce1">
            <text:p>0,357824427</text:p>
          </table:table-cell>
          <table:table-cell office:value-type="float" office:value="0.26102292768959434" table:formula="of:=[.CM17]*100/[.CM$24]" table:style-name="ce1">
            <text:p>0,261022928</text:p>
          </table:table-cell>
          <table:table-cell office:value-type="float" office:value="0.62883194466278891" table:formula="of:=[.CN17]*100/[.CN$24]" table:style-name="ce1">
            <text:p>0,628831945</text:p>
          </table:table-cell>
          <table:table-cell office:value-type="float" office:value="0.24968967140839243" table:formula="of:=[.CO17]*100/[.CO$24]" table:style-name="ce1">
            <text:p>0,249689671</text:p>
          </table:table-cell>
          <table:table-cell office:value-type="float" office:value="0.39900624858842126" table:formula="of:=[.CP17]*100/[.CP$24]" table:style-name="ce1">
            <text:p>0,399006249</text:p>
          </table:table-cell>
          <table:table-cell office:value-type="float" office:value="0.2288135593220339" table:formula="of:=[.CQ17]*100/[.CQ$24]" table:style-name="ce1">
            <text:p>0,228813559</text:p>
          </table:table-cell>
          <table:table-cell office:value-type="float" office:value="0.26016501895487998" table:formula="of:=[.CR17]*100/[.CR$24]" table:style-name="ce1">
            <text:p>0,260165019</text:p>
          </table:table-cell>
          <table:table-cell office:value-type="float" office:value="0.16542833102779481" table:formula="of:=[.CS17]*100/[.CS$24]" table:style-name="ce1">
            <text:p>0,165428331</text:p>
          </table:table-cell>
          <table:table-cell office:value-type="float" office:value="0.48669440301436534" table:formula="of:=[.CT17]*100/[.CT$24]" table:style-name="ce1">
            <text:p>0,486694403</text:p>
          </table:table-cell>
          <table:table-cell office:value-type="float" office:value="0.14401619825754658" table:formula="of:=[.CU17]*100/[.CU$24]" table:style-name="ce1">
            <text:p>0,144016198</text:p>
          </table:table-cell>
          <table:table-cell office:value-type="float" office:value="0.23136054929472349" table:formula="of:=[.CV17]*100/[.CV$24]" table:style-name="ce1">
            <text:p>0,231360549</text:p>
          </table:table-cell>
          <table:table-cell office:value-type="float" office:value="0" table:formula="of:=[.CW17]*100/[.CW$24]" table:style-name="ce1">
            <text:p>0</text:p>
          </table:table-cell>
          <table:table-cell office:value-type="float" office:value="0" table:formula="of:=[.CX17]*100/[.CX$24]" table:style-name="ce1">
            <text:p>0</text:p>
          </table:table-cell>
          <table:table-cell office:value-type="float" office:value="3.25" table:formula="of:=[.CY17]*100/[.CY$24]" table:style-name="ce1">
            <text:p>3,25</text:p>
          </table:table-cell>
          <table:table-cell office:value-type="float" office:value="3.4224598930481283" table:formula="of:=[.CZ17]*100/[.CZ$24]" table:style-name="ce1">
            <text:p>3,422459893</text:p>
          </table:table-cell>
          <table:table-cell office:value-type="float" office:value="3.35345405767941E-2" table:formula="of:=[.DA17]*100/[.DA$24]" table:style-name="ce1">
            <text:p>0,033534541</text:p>
          </table:table-cell>
          <table:table-cell office:value-type="float" office:value="0.36742192284139619" table:formula="of:=[.DB17]*100/[.DB$24]" table:style-name="ce1">
            <text:p>0,367421923</text:p>
          </table:table-cell>
          <table:table-cell office:value-type="float" office:value="0.31175025500308878" table:formula="of:=[.DC17]*100/[.DC$24]" table:style-name="ce1">
            <text:p>0,311750255</text:p>
          </table:table-cell>
          <table:table-cell office:value-type="float" office:value="0.25250532628422628" table:formula="of:=[.DD17]*100/[.DD$24]" table:style-name="ce1">
            <text:p>0,252505326</text:p>
          </table:table-cell>
          <table:table-cell office:value-type="float" office:value="0.23348851777502527" table:formula="of:=[.DE17]*100/[.DE$24]" table:style-name="ce1">
            <text:p>0,233488518</text:p>
          </table:table-cell>
          <table:table-cell office:value-type="float" office:value="0.41050903119868637" table:formula="of:=[.DF17]*100/[.DF$24]" table:style-name="ce1">
            <text:p>0,410509031</text:p>
          </table:table-cell>
          <table:table-cell office:value-type="float" office:value="0.25757146900651007" table:formula="of:=[.DG17]*100/[.DG$24]" table:style-name="ce1">
            <text:p>0,257571469</text:p>
          </table:table-cell>
          <table:table-cell office:value-type="float" office:value="9.9274532264222989E-2" table:formula="of:=[.DH17]*100/[.DH$24]" table:style-name="ce1">
            <text:p>0,099274532</text:p>
          </table:table-cell>
          <table:table-cell office:value-type="float" office:value="0.19693466906413221" table:formula="of:=[.DI17]*100/[.DI$24]" table:style-name="ce1">
            <text:p>0,196934669</text:p>
          </table:table-cell>
          <table:table-cell office:value-type="float" office:value="0.36894575712379307" table:formula="of:=[.DJ17]*100/[.DJ$24]" table:style-name="ce1">
            <text:p>0,368945757</text:p>
          </table:table-cell>
          <table:table-cell office:value-type="float" office:value="1.5432098765432098" table:formula="of:=[.DK17]*100/[.DK$24]" table:style-name="ce1">
            <text:p>1,543209877</text:p>
          </table:table-cell>
          <table:table-cell office:value-type="float" office:value="0" table:formula="of:=[.DL17]*100/[.DL$24]" table:style-name="ce1">
            <text:p>0</text:p>
          </table:table-cell>
          <table:table-cell office:value-type="float" office:value="3.0072589007950223" table:formula="of:=[.DM17]*100/[.DM$24]" table:style-name="ce1">
            <text:p>3,007258901</text:p>
          </table:table-cell>
          <table:table-cell office:value-type="float" office:value="2.2261798753339268" table:formula="of:=[.DN17]*100/[.DN$24]" table:style-name="ce1">
            <text:p>2,226179875</text:p>
          </table:table-cell>
          <table:table-cell office:value-type="float" office:value="4.1975308641975309" table:formula="of:=[.DO17]*100/[.DO$24]" table:style-name="ce1">
            <text:p>4,197530864</text:p>
          </table:table-cell>
          <table:table-cell office:value-type="float" office:value="1.7890772128060264" table:formula="of:=[.DP17]*100/[.DP$24]" table:style-name="ce1">
            <text:p>1,789077213</text:p>
          </table:table-cell>
          <table:table-cell office:value-type="float" office:value="6.9672131147540988" table:formula="of:=[.DQ17]*100/[.DQ$24]" table:style-name="ce1">
            <text:p>6,967213115</text:p>
          </table:table-cell>
          <table:table-cell office:value-type="float" office:value="0" table:formula="of:=[.DR17]*100/[.DR$24]" table:style-name="ce1">
            <text:p>0</text:p>
          </table:table-cell>
          <table:table-cell office:value-type="float" office:value="4.6956521739130439" table:formula="of:=[.DS17]*100/[.DS$24]" table:style-name="ce1">
            <text:p>4,695652174</text:p>
          </table:table-cell>
          <table:table-cell office:value-type="float" office:value="4.918032786885246" table:formula="of:=[.DT17]*100/[.DT$24]" table:style-name="ce1">
            <text:p>4,918032787</text:p>
          </table:table-cell>
          <table:table-cell office:value-type="float" office:value="0.10322961215160006" table:formula="of:=[.DU17]*100/[.DU$24]" table:style-name="ce1">
            <text:p>0,103229612</text:p>
          </table:table-cell>
          <table:table-cell office:value-type="float" office:value="0" table:formula="of:=[.DV17]*100/[.DV$24]" table:style-name="ce1">
            <text:p>0</text:p>
          </table:table-cell>
          <table:table-cell office:value-type="float" office:value="0.75107296137339052" table:formula="of:=[.DW17]*100/[.DW$24]" table:style-name="ce1">
            <text:p>0,751072961</text:p>
          </table:table-cell>
          <table:table-cell office:value-type="float" office:value="0" table:formula="of:=[.DX17]*100/[.DX$24]" table:style-name="ce1">
            <text:p>0</text:p>
          </table:table-cell>
          <table:table-cell office:value-type="float" office:value="0" table:formula="of:=[.DY17]*100/[.DY$24]" table:style-name="ce1">
            <text:p>0</text:p>
          </table:table-cell>
          <table:table-cell office:value-type="float" office:value="0" table:formula="of:=[.DZ17]*100/[.DZ$24]" table:style-name="ce1">
            <text:p>0</text:p>
          </table:table-cell>
          <table:table-cell office:value-type="float" office:value="9.2343208926510198E-2" table:formula="of:=[.EA17]*100/[.EA$24]" table:style-name="ce1">
            <text:p>0,092343209</text:p>
          </table:table-cell>
          <table:table-cell office:value-type="float" office:value="0" table:formula="of:=[.EB17]*100/[.EB$24]" table:style-name="ce1">
            <text:p>0</text:p>
          </table:table-cell>
          <table:table-cell office:value-type="float" office:value="0" table:formula="of:=[.EC17]*100/[.EC$24]" table:style-name="ce1">
            <text:p>0</text:p>
          </table:table-cell>
          <table:table-cell office:value-type="float" office:value="0" table:formula="of:=[.ED17]*100/[.ED$24]" table:style-name="ce1">
            <text:p>0</text:p>
          </table:table-cell>
          <table:table-cell office:value-type="float" office:value="9.0702947845804988E-2" table:formula="of:=[.EE17]*100/[.EE$24]" table:style-name="ce1">
            <text:p>0,090702948</text:p>
          </table:table-cell>
          <table:table-cell office:value-type="float" office:value="0" table:formula="of:=[.EF17]*100/[.EF$24]" table:style-name="ce1">
            <text:p>0</text:p>
          </table:table-cell>
          <table:table-cell office:value-type="float" office:value="4.3668122270742362" table:formula="of:=[.EG17]*100/[.EG$24]" table:style-name="ce1">
            <text:p>4,366812227</text:p>
          </table:table-cell>
          <table:table-cell office:value-type="float" office:value="1.1131725417439704" table:formula="of:=[.EH17]*100/[.EH$24]" table:style-name="ce1">
            <text:p>1,113172542</text:p>
          </table:table-cell>
          <table:table-cell office:value-type="float" office:value="2.9561671763506627" table:formula="of:=[.EI17]*100/[.EI$24]" table:style-name="ce1">
            <text:p>2,956167176</text:p>
          </table:table-cell>
          <table:table-cell office:value-type="float" office:value="3.1428571428571428" table:formula="of:=[.EJ17]*100/[.EJ$24]" table:style-name="ce1">
            <text:p>3,142857143</text:p>
          </table:table-cell>
          <table:table-cell office:value-type="float" office:value="3.4251175285426463" table:formula="of:=[.EK17]*100/[.EK$24]" table:style-name="ce1">
            <text:p>3,425117529</text:p>
          </table:table-cell>
          <table:table-cell office:value-type="float" office:value="2.3381294964028778" table:formula="of:=[.EL17]*100/[.EL$24]" table:style-name="ce1">
            <text:p>2,338129496</text:p>
          </table:table-cell>
          <table:table-cell office:value-type="float" office:value="2.641509433962264" table:formula="of:=[.EM17]*100/[.EM$24]" table:style-name="ce1">
            <text:p>2,641509434</text:p>
          </table:table-cell>
          <table:table-cell office:value-type="float" office:value="0" table:formula="of:=[.EN17]*100/[.EN$24]" table:style-name="ce1">
            <text:p>0</text:p>
          </table:table-cell>
          <table:table-cell office:value-type="float" office:value="1.6129032258064515" table:formula="of:=[.EO17]*100/[.EO$24]" table:style-name="ce1">
            <text:p>1,612903226</text:p>
          </table:table-cell>
          <table:table-cell office:value-type="float" office:value="0" table:formula="of:=[.EP17]*100/[.EP$24]" table:style-name="ce1">
            <text:p>0</text:p>
          </table:table-cell>
          <table:table-cell office:value-type="float" office:value="0" table:formula="of:=[.EQ17]*100/[.EQ$24]" table:style-name="ce1">
            <text:p>0</text:p>
          </table:table-cell>
          <table:table-cell office:value-type="float" office:value="2.030456852791878" table:formula="of:=[.ER17]*100/[.ER$24]" table:style-name="ce1">
            <text:p>2,030456853</text:p>
          </table:table-cell>
          <table:table-cell office:value-type="float" office:value="7.1524966261808371" table:formula="of:=[.ES17]*100/[.ES$24]" table:style-name="ce1">
            <text:p>7,152496626</text:p>
          </table:table-cell>
          <table:table-cell office:value-type="float" office:value="6.1386138613861387" table:formula="of:=[.ET17]*100/[.ET$24]" table:style-name="ce1">
            <text:p>6,138613861</text:p>
          </table:table-cell>
          <table:table-cell office:value-type="float" office:value="3.450479233226837" table:formula="of:=[.EU17]*100/[.EU$24]" table:style-name="ce1">
            <text:p>3,450479233</text:p>
          </table:table-cell>
          <table:table-cell office:value-type="float" office:value="2.7801911381407471" table:formula="of:=[.EV17]*100/[.EV$24]" table:style-name="ce1">
            <text:p>2,780191138</text:p>
          </table:table-cell>
          <table:table-cell office:value-type="float" office:value="2.5974025974025974" table:formula="of:=[.EW17]*100/[.EW$24]" table:style-name="ce1">
            <text:p>2,597402597</text:p>
          </table:table-cell>
          <table:table-cell office:value-type="float" office:value="0" table:formula="of:=[.EX17]*100/[.EX$24]" table:style-name="ce1">
            <text:p>0</text:p>
          </table:table-cell>
          <table:table-cell office:value-type="float" office:value="1.4245014245014245" table:formula="of:=[.EY17]*100/[.EY$24]" table:style-name="ce1">
            <text:p>1,424501425</text:p>
          </table:table-cell>
          <table:table-cell office:value-type="float" office:value="2.4691358024691357" table:formula="of:=[.EZ17]*100/[.EZ$24]" table:style-name="ce1">
            <text:p>2,469135802</text:p>
          </table:table-cell>
          <table:table-cell office:value-type="float" office:value="6.59108884787767E-2" table:formula="of:=[.FA17]*100/[.FA$24]" table:style-name="ce1">
            <text:p>0,065910888</text:p>
          </table:table-cell>
          <table:table-cell office:value-type="float" office:value="1.5296367112810707" table:formula="of:=[.FB17]*100/[.FB$24]" table:style-name="ce1">
            <text:p>1,529636711</text:p>
          </table:table-cell>
          <table:table-cell office:value-type="float" office:value="2.8215767634854774" table:formula="of:=[.FC17]*100/[.FC$24]" table:style-name="ce1">
            <text:p>2,821576763</text:p>
          </table:table-cell>
          <table:table-cell office:value-type="float" office:value="1.1450381679389312" table:formula="of:=[.FD17]*100/[.FD$24]" table:style-name="ce1">
            <text:p>1,145038168</text:p>
          </table:table-cell>
          <table:table-cell office:value-type="float" office:value="0.2432103769760843" table:formula="of:=[.FE17]*100/[.FE$24]" table:style-name="ce1">
            <text:p>0,243210377</text:p>
          </table:table-cell>
          <table:table-cell office:value-type="float" office:value="0.96418732782369143" table:formula="of:=[.FF17]*100/[.FF$24]" table:style-name="ce1">
            <text:p>0,964187328</text:p>
          </table:table-cell>
          <table:table-cell office:value-type="float" office:value="0" table:formula="of:=[.FG17]*100/[.FG$24]" table:style-name="ce1">
            <text:p>0</text:p>
          </table:table-cell>
          <table:table-cell office:value-type="float" office:value="0" table:formula="of:=[.FH17]*100/[.FH$24]" table:style-name="ce1">
            <text:p>0</text:p>
          </table:table-cell>
          <table:table-cell office:value-type="float" office:value="2.486559139784946" table:formula="of:=[.FI17]*100/[.FI$24]" table:style-name="ce1">
            <text:p>2,48655914</text:p>
          </table:table-cell>
          <table:table-cell office:value-type="float" office:value="2.0042194092827006" table:formula="of:=[.FJ17]*100/[.FJ$24]" table:style-name="ce1">
            <text:p>2,004219409</text:p>
          </table:table-cell>
          <table:table-cell office:value-type="float" office:value="0" table:formula="of:=[.FK17]*100/[.FK$24]" table:style-name="ce1">
            <text:p>0</text:p>
          </table:table-cell>
          <table:table-cell office:value-type="float" office:value="0" table:formula="of:=[.FL17]*100/[.FL$24]" table:style-name="ce1">
            <text:p>0</text:p>
          </table:table-cell>
          <table:table-cell office:value-type="float" office:value="0" table:formula="of:=[.FM17]*100/[.FM$24]" table:style-name="ce1">
            <text:p>0</text:p>
          </table:table-cell>
          <table:table-cell office:value-type="float" office:value="0" table:formula="of:=[.FN17]*100/[.FN$24]" table:style-name="ce1">
            <text:p>0</text:p>
          </table:table-cell>
          <table:table-cell office:value-type="float" office:value="0" table:formula="of:=[.FO17]*100/[.FO$24]" table:style-name="ce1">
            <text:p>0</text:p>
          </table:table-cell>
          <table:table-cell office:value-type="float" office:value="0" table:formula="of:=[.FP17]*100/[.FP$24]" table:style-name="ce1">
            <text:p>0</text:p>
          </table:table-cell>
          <table:table-cell office:value-type="float" office:value="6.4301552106430151" table:formula="of:=[.FQ17]*100/[.FQ$24]" table:style-name="ce1">
            <text:p>6,430155211</text:p>
          </table:table-cell>
          <table:table-cell office:value-type="float" office:value="0" table:formula="of:=[.FR17]*100/[.FR$24]" table:style-name="ce1">
            <text:p>0</text:p>
          </table:table-cell>
          <table:table-cell office:value-type="float" office:value="0" table:formula="of:=[.FS17]*100/[.FS$24]" table:style-name="ce1">
            <text:p>0</text:p>
          </table:table-cell>
          <table:table-cell office:value-type="float" office:value="0" table:formula="of:=[.FT17]*100/[.FT$24]" table:style-name="ce1">
            <text:p>0</text:p>
          </table:table-cell>
          <table:table-cell office:value-type="float" office:value="2.9541595925297113" table:formula="of:=[.FU17]*100/[.FU$24]" table:style-name="ce1">
            <text:p>2,954159593</text:p>
          </table:table-cell>
          <table:table-cell office:value-type="float" office:value="2.2549019607843137" table:formula="of:=[.FV17]*100/[.FV$24]" table:style-name="ce1">
            <text:p>2,254901961</text:p>
          </table:table-cell>
          <table:table-cell office:value-type="float" office:value="0" table:formula="of:=[.FW17]*100/[.FW$24]" table:style-name="ce1">
            <text:p>0</text:p>
          </table:table-cell>
          <table:table-cell office:value-type="float" office:value="0" table:formula="of:=[.FX17]*100/[.FX$24]" table:style-name="ce1">
            <text:p>0</text:p>
          </table:table-cell>
          <table:table-cell office:value-type="float" office:value="5.7142857142857144" table:formula="of:=[.FY17]*100/[.FY$24]" table:style-name="ce1">
            <text:p>5,714285714</text:p>
          </table:table-cell>
          <table:table-cell office:value-type="float" office:value="0" table:formula="of:=[.FZ17]*100/[.FZ$24]" table:style-name="ce1">
            <text:p>0</text:p>
          </table:table-cell>
          <table:table-cell office:value-type="float" office:value="0" table:formula="of:=[.GA17]*100/[.GA$24]" table:style-name="ce1">
            <text:p>0</text:p>
          </table:table-cell>
          <table:table-cell office:value-type="float" office:value="0" table:formula="of:=[.GB17]*100/[.GB$24]" table:style-name="ce1">
            <text:p>0</text:p>
          </table:table-cell>
          <table:table-cell office:value-type="float" office:value="0" table:formula="of:=[.GC17]*100/[.GC$24]" table:style-name="ce1">
            <text:p>0</text:p>
          </table:table-cell>
          <table:table-cell office:value-type="float" office:value="0" table:formula="of:=[.GD17]*100/[.GD$24]" table:style-name="ce1">
            <text:p>0</text:p>
          </table:table-cell>
          <table:table-cell office:value-type="float" office:value="0" table:formula="of:=[.GE17]*100/[.GE$24]" table:style-name="ce1">
            <text:p>0</text:p>
          </table:table-cell>
          <table:table-cell office:value-type="float" office:value="0" table:formula="of:=[.GF17]*100/[.GF$24]" table:style-name="ce1">
            <text:p>0</text:p>
          </table:table-cell>
          <table:table-cell office:value-type="float" office:value="0" table:formula="of:=[.GG17]*100/[.GG$24]" table:style-name="ce1">
            <text:p>0</text:p>
          </table:table-cell>
          <table:table-cell office:value-type="float" office:value="0" table:formula="of:=[.GH17]*100/[.GH$24]" table:style-name="ce1">
            <text:p>0</text:p>
          </table:table-cell>
          <table:table-cell office:value-type="float" office:value="3.1895614353026458" table:formula="of:=[.GI17]*100/[.GI$24]" table:style-name="ce1">
            <text:p>3,189561435</text:p>
          </table:table-cell>
          <table:table-cell office:value-type="float" office:value="1.0556621880998081" table:formula="of:=[.GJ17]*100/[.GJ$24]" table:style-name="ce1">
            <text:p>1,055662188</text:p>
          </table:table-cell>
          <table:table-cell office:value-type="float" office:value="0" table:formula="of:=[.GK17]*100/[.GK$24]" table:style-name="ce1">
            <text:p>0</text:p>
          </table:table-cell>
          <table:table-cell office:value-type="float" office:value="8.0229226361031518" table:formula="of:=[.GL17]*100/[.GL$24]" table:style-name="ce1">
            <text:p>8,022922636</text:p>
          </table:table-cell>
          <table:table-cell office:value-type="float" office:value="4.0404040404040407" table:formula="of:=[.GM17]*100/[.GM$24]" table:style-name="ce1">
            <text:p>4,04040404</text:p>
          </table:table-cell>
          <table:table-cell office:value-type="float" office:value="3.9215686274509802" table:formula="of:=[.GN17]*100/[.GN$24]" table:style-name="ce1">
            <text:p>3,921568627</text:p>
          </table:table-cell>
          <table:table-cell office:value-type="float" office:value="0" table:formula="of:=[.GO17]*100/[.GO$24]" table:style-name="ce1">
            <text:p>0</text:p>
          </table:table-cell>
          <table:table-cell office:value-type="float" office:value="0" table:formula="of:=[.GP17]*100/[.GP$24]" table:style-name="ce1">
            <text:p>0</text:p>
          </table:table-cell>
          <table:table-cell office:value-type="float" office:value="0" table:formula="of:=[.GQ17]*100/[.GQ$24]" table:style-name="ce1">
            <text:p>0</text:p>
          </table:table-cell>
          <table:table-cell office:value-type="float" office:value="2.3460410557184752" table:formula="of:=[.GR17]*100/[.GR$24]" table:style-name="ce1">
            <text:p>2,346041056</text:p>
          </table:table-cell>
          <table:table-cell office:value-type="float" office:value="5.5299539170506913" table:formula="of:=[.GS17]*100/[.GS$24]" table:style-name="ce1">
            <text:p>5,529953917</text:p>
          </table:table-cell>
          <table:table-cell office:value-type="float" office:value="0" table:formula="of:=[.GT17]*100/[.GT$24]" table:style-name="ce1">
            <text:p>0</text:p>
          </table:table-cell>
          <table:table-cell office:value-type="float" office:value="2.4096385542168677" table:formula="of:=[.GU17]*100/[.GU$24]" table:style-name="ce1">
            <text:p>2,409638554</text:p>
          </table:table-cell>
          <table:table-cell office:value-type="float" office:value="0" table:formula="of:=[.GV17]*100/[.GV$24]" table:style-name="ce1">
            <text:p>0</text:p>
          </table:table-cell>
          <table:table-cell office:value-type="float" office:value="0.8055235903337169" table:formula="of:=[.GW17]*100/[.GW$24]" table:style-name="ce1">
            <text:p>0,80552359</text:p>
          </table:table-cell>
          <table:table-cell office:value-type="float" office:value="0" table:formula="of:=[.GX17]*100/[.GX$24]" table:style-name="ce1">
            <text:p>0</text:p>
          </table:table-cell>
          <table:table-cell office:value-type="float" office:value="6.3197026022304836" table:formula="of:=[.GY17]*100/[.GY$24]" table:style-name="ce1">
            <text:p>6,319702602</text:p>
          </table:table-cell>
          <table:table-cell office:value-type="float" office:value="1.3513513513513513" table:formula="of:=[.GZ17]*100/[.GZ$24]" table:style-name="ce1">
            <text:p>1,351351351</text:p>
          </table:table-cell>
          <table:table-cell office:value-type="float" office:value="3.4661483641075477" table:formula="of:=[.HA17]*100/[.HA$24]" table:style-name="ce1">
            <text:p>3,466148364</text:p>
          </table:table-cell>
          <table:table-cell office:value-type="float" office:value="5.186721991701245" table:formula="of:=[.HB17]*100/[.HB$24]" table:style-name="ce1">
            <text:p>5,186721992</text:p>
          </table:table-cell>
          <table:table-cell office:value-type="float" office:value="0" table:formula="of:=[.HC17]*100/[.HC$24]" table:style-name="ce1">
            <text:p>0</text:p>
          </table:table-cell>
          <table:table-cell office:value-type="float" office:value="0" table:formula="of:=[.HD17]*100/[.HD$24]" table:style-name="ce1">
            <text:p>0</text:p>
          </table:table-cell>
          <table:table-cell office:value-type="float" office:value="2.6532479414455628" table:formula="of:=[.HE17]*100/[.HE$24]" table:style-name="ce1">
            <text:p>2,653247941</text:p>
          </table:table-cell>
          <table:table-cell office:value-type="float" office:value="0" table:formula="of:=[.HF17]*100/[.HF$24]" table:style-name="ce1">
            <text:p>0</text:p>
          </table:table-cell>
          <table:table-cell office:value-type="float" office:value="1.1566771819137749" table:formula="of:=[.HG17]*100/[.HG$24]" table:style-name="ce1">
            <text:p>1,156677182</text:p>
          </table:table-cell>
          <table:table-cell office:value-type="float" office:value="0" table:formula="of:=[.HH17]*100/[.HH$24]" table:style-name="ce1">
            <text:p>0</text:p>
          </table:table-cell>
          <table:table-cell office:value-type="float" office:value="5.019305019305019" table:formula="of:=[.HI17]*100/[.HI$24]" table:style-name="ce1">
            <text:p>5,019305019</text:p>
          </table:table-cell>
          <table:table-cell office:value-type="float" office:value="0" table:formula="of:=[.HJ17]*100/[.HJ$24]" table:style-name="ce1">
            <text:p>0</text:p>
          </table:table-cell>
          <table:table-cell office:value-type="float" office:value="0" table:formula="of:=[.HK17]*100/[.HK$24]" table:style-name="ce1">
            <text:p>0</text:p>
          </table:table-cell>
          <table:table-cell office:value-type="float" office:value="0" table:formula="of:=[.HL17]*100/[.HL$24]" table:style-name="ce1">
            <text:p>0</text:p>
          </table:table-cell>
          <table:table-cell office:value-type="float" office:value="0.7407407407407407" table:formula="of:=[.HM17]*100/[.HM$24]" table:style-name="ce1">
            <text:p>0,740740741</text:p>
          </table:table-cell>
          <table:table-cell office:value-type="float" office:value="0" table:formula="of:=[.HN17]*100/[.HN$24]" table:style-name="ce1">
            <text:p>0</text:p>
          </table:table-cell>
          <table:table-cell office:value-type="float" office:value="6.6907775768535265" table:formula="of:=[.HO17]*100/[.HO$24]" table:style-name="ce1">
            <text:p>6,690777577</text:p>
          </table:table-cell>
          <table:table-cell office:value-type="float" office:value="6.6997518610421833" table:formula="of:=[.HP17]*100/[.HP$24]" table:style-name="ce1">
            <text:p>6,699751861</text:p>
          </table:table-cell>
          <table:table-cell office:value-type="float" office:value="2.7290448343079921" table:formula="of:=[.HQ17]*100/[.HQ$24]" table:style-name="ce1">
            <text:p>2,729044834</text:p>
          </table:table-cell>
          <table:table-cell office:value-type="float" office:value="3.02571860816944" table:formula="of:=[.HR17]*100/[.HR$24]" table:style-name="ce1">
            <text:p>3,025718608</text:p>
          </table:table-cell>
          <table:table-cell office:value-type="float" office:value="0" table:formula="of:=[.HS17]*100/[.HS$24]" table:style-name="ce1">
            <text:p>0</text:p>
          </table:table-cell>
          <table:table-cell office:value-type="float" office:value="0" table:formula="of:=[.HT17]*100/[.HT$24]" table:style-name="ce1">
            <text:p>0</text:p>
          </table:table-cell>
          <table:table-cell office:value-type="float" office:value="2.9268292682926829" table:formula="of:=[.HU17]*100/[.HU$24]" table:style-name="ce1">
            <text:p>2,926829268</text:p>
          </table:table-cell>
          <table:table-cell office:value-type="float" office:value="0" table:formula="of:=[.HV17]*100/[.HV$24]" table:style-name="ce1">
            <text:p>0</text:p>
          </table:table-cell>
          <table:table-cell office:value-type="float" office:value="3.0303030303030303" table:formula="of:=[.HW17]*100/[.HW$24]" table:style-name="ce1">
            <text:p>3,03030303</text:p>
          </table:table-cell>
          <table:table-cell office:value-type="float" office:value="0" table:formula="of:=[.HX17]*100/[.HX$24]" table:style-name="ce1">
            <text:p>0</text:p>
          </table:table-cell>
          <table:table-cell office:value-type="float" office:value="0" table:formula="of:=[.HY17]*100/[.HY$24]" table:style-name="ce1">
            <text:p>0</text:p>
          </table:table-cell>
          <table:table-cell office:value-type="float" office:value="0" table:formula="of:=[.HZ17]*100/[.HZ$24]" table:style-name="ce1">
            <text:p>0</text:p>
          </table:table-cell>
          <table:table-cell office:value-type="float" office:value="0" table:formula="of:=[.IA17]*100/[.IA$24]" table:style-name="ce1">
            <text:p>0</text:p>
          </table:table-cell>
          <table:table-cell office:value-type="float" office:value="4.3624161073825505" table:formula="of:=[.IB17]*100/[.IB$24]" table:style-name="ce1">
            <text:p>4,362416107</text:p>
          </table:table-cell>
          <table:table-cell office:value-type="float" office:value="5.3231939163498101" table:formula="of:=[.IC17]*100/[.IC$24]" table:style-name="ce1">
            <text:p>5,323193916</text:p>
          </table:table-cell>
          <table:table-cell office:value-type="float" office:value="3.5335689045936394" table:formula="of:=[.ID17]*100/[.ID$24]" table:style-name="ce1">
            <text:p>3,533568905</text:p>
          </table:table-cell>
          <table:table-cell office:value-type="float" office:value="2.3696682464454977" table:formula="of:=[.IE17]*100/[.IE$24]" table:style-name="ce1">
            <text:p>2,369668246</text:p>
          </table:table-cell>
          <table:table-cell office:value-type="float" office:value="0" table:formula="of:=[.IF17]*100/[.IF$24]" table:style-name="ce1">
            <text:p>0</text:p>
          </table:table-cell>
          <table:table-cell office:value-type="float" office:value="0" table:formula="of:=[.IG17]*100/[.IG$24]" table:style-name="ce1">
            <text:p>0</text:p>
          </table:table-cell>
          <table:table-cell office:value-type="float" office:value="0" table:formula="of:=[.IH17]*100/[.IH$24]" table:style-name="ce1">
            <text:p>0</text:p>
          </table:table-cell>
          <table:table-cell office:value-type="float" office:value="0" table:formula="of:=[.II17]*100/[.II$24]" table:style-name="ce1">
            <text:p>0</text:p>
          </table:table-cell>
          <table:table-cell office:value-type="float" office:value="0" table:formula="of:=[.IJ17]*100/[.IJ$24]" table:style-name="ce1">
            <text:p>0</text:p>
          </table:table-cell>
          <table:table-cell office:value-type="float" office:value="2.192982456140351" table:formula="of:=[.IK17]*100/[.IK$24]" table:style-name="ce1">
            <text:p>2,192982456</text:p>
          </table:table-cell>
          <table:table-cell office:value-type="float" office:value="0" table:formula="of:=[.IL17]*100/[.IL$24]" table:style-name="ce1">
            <text:p>0</text:p>
          </table:table-cell>
          <table:table-cell office:value-type="float" office:value="0" table:formula="of:=[.IM17]*100/[.IM$24]" table:style-name="ce1">
            <text:p>0</text:p>
          </table:table-cell>
          <table:table-cell office:value-type="float" office:value="2.150537634408602" table:formula="of:=[.IN17]*100/[.IN$24]" table:style-name="ce1">
            <text:p>2,150537634</text:p>
          </table:table-cell>
          <table:table-cell office:value-type="float" office:value="0" table:formula="of:=[.IO17]*100/[.IO$24]" table:style-name="ce1">
            <text:p>0</text:p>
          </table:table-cell>
          <table:table-cell office:value-type="float" office:value="2.6402640264026402" table:formula="of:=[.IP17]*100/[.IP$24]" table:style-name="ce1">
            <text:p>2,640264026</text:p>
          </table:table-cell>
          <table:table-cell office:value-type="float" office:value="3.4653465346534653" table:formula="of:=[.IQ17]*100/[.IQ$24]" table:style-name="ce1">
            <text:p>3,465346535</text:p>
          </table:table-cell>
          <table:table-cell office:value-type="float" office:value="3.5830618892508141" table:formula="of:=[.IR17]*100/[.IR$24]" table:style-name="ce1">
            <text:p>3,583061889</text:p>
          </table:table-cell>
          <table:table-cell office:value-type="float" office:value="5.5555555555555554" table:formula="of:=[.IS17]*100/[.IS$24]" table:style-name="ce1">
            <text:p>5,555555556</text:p>
          </table:table-cell>
          <table:table-cell office:value-type="float" office:value="4.4673539518900345" table:formula="of:=[.IT17]*100/[.IT$24]" table:style-name="ce1">
            <text:p>4,467353952</text:p>
          </table:table-cell>
          <table:table-cell table:number-columns-repeated="1613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lawyer</text:p>
          </table:table-cell>
          <table:table-cell office:value-type="float" office:value="0.36570036570036568" table:formula="of:=[.C18]*100/[.C$24]" table:style-name="ce1">
            <text:p>0,365700366</text:p>
          </table:table-cell>
          <table:table-cell office:value-type="float" office:value="0.38447682355393459" table:formula="of:=[.D18]*100/[.D$24]" table:style-name="ce1">
            <text:p>0,384476824</text:p>
          </table:table-cell>
          <table:table-cell office:value-type="float" office:value="0.27405316396142082" table:formula="of:=[.E18]*100/[.E$24]" table:style-name="ce1">
            <text:p>0,274053164</text:p>
          </table:table-cell>
          <table:table-cell office:value-type="float" office:value="0.39879636007685892" table:formula="of:=[.F18]*100/[.F$24]" table:style-name="ce1">
            <text:p>0,39879636</text:p>
          </table:table-cell>
          <table:table-cell office:value-type="float" office:value="0.2978575786212424" table:formula="of:=[.G18]*100/[.G$24]" table:style-name="ce1">
            <text:p>0,297857579</text:p>
          </table:table-cell>
          <table:table-cell office:value-type="float" office:value="0.25548758546239653" table:formula="of:=[.H18]*100/[.H$24]" table:style-name="ce1">
            <text:p>0,255487585</text:p>
          </table:table-cell>
          <table:table-cell office:value-type="float" office:value="0.4320320938126832" table:formula="of:=[.I18]*100/[.I$24]" table:style-name="ce1">
            <text:p>0,432032094</text:p>
          </table:table-cell>
          <table:table-cell office:value-type="float" office:value="0.46825971518223508" table:formula="of:=[.J18]*100/[.J$24]" table:style-name="ce1">
            <text:p>0,468259715</text:p>
          </table:table-cell>
          <table:table-cell office:value-type="float" office:value="0.3148569376271998" table:formula="of:=[.K18]*100/[.K$24]" table:style-name="ce1">
            <text:p>0,314856938</text:p>
          </table:table-cell>
          <table:table-cell office:value-type="float" office:value="0.54074446680080479" table:formula="of:=[.L18]*100/[.L$24]" table:style-name="ce1">
            <text:p>0,540744467</text:p>
          </table:table-cell>
          <table:table-cell office:value-type="float" office:value="1.2575574365175333" table:formula="of:=[.M18]*100/[.M$24]" table:style-name="ce1">
            <text:p>1,257557437</text:p>
          </table:table-cell>
          <table:table-cell office:value-type="float" office:value="0.29488224110503242" table:formula="of:=[.N18]*100/[.N$24]" table:style-name="ce1">
            <text:p>0,294882241</text:p>
          </table:table-cell>
          <table:table-cell office:value-type="float" office:value="0.2989790957705396" table:formula="of:=[.O18]*100/[.O$24]" table:style-name="ce1">
            <text:p>0,298979096</text:p>
          </table:table-cell>
          <table:table-cell office:value-type="float" office:value="0.29054126762078986" table:formula="of:=[.P18]*100/[.P$24]" table:style-name="ce1">
            <text:p>0,290541268</text:p>
          </table:table-cell>
          <table:table-cell office:value-type="float" office:value="0.28535609814339441" table:formula="of:=[.Q18]*100/[.Q$24]" table:style-name="ce1">
            <text:p>0,285356098</text:p>
          </table:table-cell>
          <table:table-cell office:value-type="float" office:value="0.31033774890415755" table:formula="of:=[.R18]*100/[.R$24]" table:style-name="ce1">
            <text:p>0,310337749</text:p>
          </table:table-cell>
          <table:table-cell office:value-type="float" office:value="0" table:formula="of:=[.S18]*100/[.S$24]" table:style-name="ce1">
            <text:p>0</text:p>
          </table:table-cell>
          <table:table-cell office:value-type="float" office:value="0.22410358565737051" table:formula="of:=[.T18]*100/[.T$24]" table:style-name="ce1">
            <text:p>0,224103586</text:p>
          </table:table-cell>
          <table:table-cell office:value-type="float" office:value="0.92980009298000932" table:formula="of:=[.U18]*100/[.U$24]" table:style-name="ce1">
            <text:p>0,929800093</text:p>
          </table:table-cell>
          <table:table-cell office:value-type="float" office:value="1.4634146341463414" table:formula="of:=[.V18]*100/[.V$24]" table:style-name="ce1">
            <text:p>1,463414634</text:p>
          </table:table-cell>
          <table:table-cell office:value-type="float" office:value="2.0958083832335328" table:formula="of:=[.W18]*100/[.W$24]" table:style-name="ce1">
            <text:p>2,095808383</text:p>
          </table:table-cell>
          <table:table-cell office:value-type="float" office:value="0.54488489306633969" table:formula="of:=[.X18]*100/[.X$24]" table:style-name="ce1">
            <text:p>0,544884893</text:p>
          </table:table-cell>
          <table:table-cell office:value-type="float" office:value="0" table:formula="of:=[.Y18]*100/[.Y$24]" table:style-name="ce1">
            <text:p>0</text:p>
          </table:table-cell>
          <table:table-cell office:value-type="float" office:value="0" table:formula="of:=[.Z18]*100/[.Z$24]" table:style-name="ce1">
            <text:p>0</text:p>
          </table:table-cell>
          <table:table-cell office:value-type="float" office:value="0.38415684196582328" table:formula="of:=[.AA18]*100/[.AA$24]" table:style-name="ce1">
            <text:p>0,384156842</text:p>
          </table:table-cell>
          <table:table-cell office:value-type="float" office:value="0" table:formula="of:=[.AB18]*100/[.AB$24]" table:style-name="ce1">
            <text:p>0</text:p>
          </table:table-cell>
          <table:table-cell office:value-type="float" office:value="0.47347166132850577" table:formula="of:=[.AC18]*100/[.AC$24]" table:style-name="ce1">
            <text:p>0,473471661</text:p>
          </table:table-cell>
          <table:table-cell office:value-type="float" office:value="0" table:formula="of:=[.AD18]*100/[.AD$24]" table:style-name="ce1">
            <text:p>0</text:p>
          </table:table-cell>
          <table:table-cell office:value-type="float" office:value="1.1770598547458051" table:formula="of:=[.AE18]*100/[.AE$24]" table:style-name="ce1">
            <text:p>1,177059855</text:p>
          </table:table-cell>
          <table:table-cell office:value-type="float" office:value="0.36674816625916873" table:formula="of:=[.AF18]*100/[.AF$24]" table:style-name="ce1">
            <text:p>0,366748166</text:p>
          </table:table-cell>
          <table:table-cell office:value-type="float" office:value="0" table:formula="of:=[.AG18]*100/[.AG$24]" table:style-name="ce1">
            <text:p>0</text:p>
          </table:table-cell>
          <table:table-cell office:value-type="float" office:value="1.6835016835016836" table:formula="of:=[.AH18]*100/[.AH$24]" table:style-name="ce1">
            <text:p>1,683501684</text:p>
          </table:table-cell>
          <table:table-cell office:value-type="float" office:value="0" table:formula="of:=[.AI18]*100/[.AI$24]" table:style-name="ce1">
            <text:p>0</text:p>
          </table:table-cell>
          <table:table-cell office:value-type="float" office:value="0.48154093097913325" table:formula="of:=[.AJ18]*100/[.AJ$24]" table:style-name="ce1">
            <text:p>0,481540931</text:p>
          </table:table-cell>
          <table:table-cell office:value-type="float" office:value="0.1401541695865452" table:formula="of:=[.AK18]*100/[.AK$24]" table:style-name="ce1">
            <text:p>0,14015417</text:p>
          </table:table-cell>
          <table:table-cell office:value-type="float" office:value="0" table:formula="of:=[.AL18]*100/[.AL$24]" table:style-name="ce1">
            <text:p>0</text:p>
          </table:table-cell>
          <table:table-cell office:value-type="float" office:value="0.7407407407407407" table:formula="of:=[.AM18]*100/[.AM$24]" table:style-name="ce1">
            <text:p>0,740740741</text:p>
          </table:table-cell>
          <table:table-cell office:value-type="float" office:value="0.61659884079417926" table:formula="of:=[.AN18]*100/[.AN$24]" table:style-name="ce1">
            <text:p>0,616598841</text:p>
          </table:table-cell>
          <table:table-cell office:value-type="float" office:value="0.63620589936379413" table:formula="of:=[.AO18]*100/[.AO$24]" table:style-name="ce1">
            <text:p>0,636205899</text:p>
          </table:table-cell>
          <table:table-cell office:value-type="float" office:value="0.35683524055617077" table:formula="of:=[.AP18]*100/[.AP$24]" table:style-name="ce1">
            <text:p>0,356835241</text:p>
          </table:table-cell>
          <table:table-cell office:value-type="float" office:value="0" table:formula="of:=[.AQ18]*100/[.AQ$24]" table:style-name="ce1">
            <text:p>0</text:p>
          </table:table-cell>
          <table:table-cell office:value-type="float" office:value="1.1722731906218145" table:formula="of:=[.AR18]*100/[.AR$24]" table:style-name="ce1">
            <text:p>1,172273191</text:p>
          </table:table-cell>
          <table:table-cell office:value-type="float" office:value="0" table:formula="of:=[.AS18]*100/[.AS$24]" table:style-name="ce1">
            <text:p>0</text:p>
          </table:table-cell>
          <table:table-cell office:value-type="float" office:value="0.47543581616481773" table:formula="of:=[.AT18]*100/[.AT$24]" table:style-name="ce1">
            <text:p>0,475435816</text:p>
          </table:table-cell>
          <table:table-cell office:value-type="float" office:value="0" table:formula="of:=[.AU18]*100/[.AU$24]" table:style-name="ce1">
            <text:p>0</text:p>
          </table:table-cell>
          <table:table-cell office:value-type="float" office:value="0" table:formula="of:=[.AV18]*100/[.AV$24]" table:style-name="ce1">
            <text:p>0</text:p>
          </table:table-cell>
          <table:table-cell office:value-type="float" office:value="0" table:formula="of:=[.AW18]*100/[.AW$24]" table:style-name="ce1">
            <text:p>0</text:p>
          </table:table-cell>
          <table:table-cell office:value-type="float" office:value="0.83228247162673397" table:formula="of:=[.AX18]*100/[.AX$24]" table:style-name="ce1">
            <text:p>0,832282472</text:p>
          </table:table-cell>
          <table:table-cell office:value-type="float" office:value="0" table:formula="of:=[.AY18]*100/[.AY$24]" table:style-name="ce1">
            <text:p>0</text:p>
          </table:table-cell>
          <table:table-cell office:value-type="float" office:value="0" table:formula="of:=[.AZ18]*100/[.AZ$24]" table:style-name="ce1">
            <text:p>0</text:p>
          </table:table-cell>
          <table:table-cell office:value-type="float" office:value="1.1857707509881423" table:formula="of:=[.BA18]*100/[.BA$24]" table:style-name="ce1">
            <text:p>1,185770751</text:p>
          </table:table-cell>
          <table:table-cell office:value-type="float" office:value="1.5490533562822719" table:formula="of:=[.BB18]*100/[.BB$24]" table:style-name="ce1">
            <text:p>1,549053356</text:p>
          </table:table-cell>
          <table:table-cell office:value-type="float" office:value="0" table:formula="of:=[.BC18]*100/[.BC$24]" table:style-name="ce1">
            <text:p>0</text:p>
          </table:table-cell>
          <table:table-cell office:value-type="float" office:value="0" table:formula="of:=[.BD18]*100/[.BD$24]" table:style-name="ce1">
            <text:p>0</text:p>
          </table:table-cell>
          <table:table-cell office:value-type="float" office:value="0.81557484872401997" table:formula="of:=[.BE18]*100/[.BE$24]" table:style-name="ce1">
            <text:p>0,815574849</text:p>
          </table:table-cell>
          <table:table-cell office:value-type="float" office:value="0" table:formula="of:=[.BF18]*100/[.BF$24]" table:style-name="ce1">
            <text:p>0</text:p>
          </table:table-cell>
          <table:table-cell office:value-type="float" office:value="0" table:formula="of:=[.BG18]*100/[.BG$24]" table:style-name="ce1">
            <text:p>0</text:p>
          </table:table-cell>
          <table:table-cell office:value-type="float" office:value="0" table:formula="of:=[.BH18]*100/[.BH$24]" table:style-name="ce1">
            <text:p>0</text:p>
          </table:table-cell>
          <table:table-cell office:value-type="float" office:value="0" table:formula="of:=[.BI18]*100/[.BI$24]" table:style-name="ce1">
            <text:p>0</text:p>
          </table:table-cell>
          <table:table-cell office:value-type="float" office:value="0" table:formula="of:=[.BJ18]*100/[.BJ$24]" table:style-name="ce1">
            <text:p>0</text:p>
          </table:table-cell>
          <table:table-cell office:value-type="float" office:value="0.49099836333878888" table:formula="of:=[.BK18]*100/[.BK$24]" table:style-name="ce1">
            <text:p>0,490998363</text:p>
          </table:table-cell>
          <table:table-cell office:value-type="float" office:value="0.35714285714285715" table:formula="of:=[.BL18]*100/[.BL$24]" table:style-name="ce1">
            <text:p>0,357142857</text:p>
          </table:table-cell>
          <table:table-cell office:value-type="float" office:value="2.6604068857589986" table:formula="of:=[.BM18]*100/[.BM$24]" table:style-name="ce1">
            <text:p>2,660406886</text:p>
          </table:table-cell>
          <table:table-cell office:value-type="float" office:value="0.54307578375709697" table:formula="of:=[.BN18]*100/[.BN$24]" table:style-name="ce1">
            <text:p>0,543075784</text:p>
          </table:table-cell>
          <table:table-cell office:value-type="float" office:value="0" table:formula="of:=[.BO18]*100/[.BO$24]" table:style-name="ce1">
            <text:p>0</text:p>
          </table:table-cell>
          <table:table-cell office:value-type="float" office:value="0.8839127872716559" table:formula="of:=[.BP18]*100/[.BP$24]" table:style-name="ce1">
            <text:p>0,883912787</text:p>
          </table:table-cell>
          <table:table-cell office:value-type="float" office:value="0" table:formula="of:=[.BQ18]*100/[.BQ$24]" table:style-name="ce1">
            <text:p>0</text:p>
          </table:table-cell>
          <table:table-cell office:value-type="float" office:value="0.79239302694136293" table:formula="of:=[.BR18]*100/[.BR$24]" table:style-name="ce1">
            <text:p>0,792393027</text:p>
          </table:table-cell>
          <table:table-cell office:value-type="float" office:value="0.71047957371225579" table:formula="of:=[.BS18]*100/[.BS$24]" table:style-name="ce1">
            <text:p>0,710479574</text:p>
          </table:table-cell>
          <table:table-cell office:value-type="float" office:value="0.9650180940892642" table:formula="of:=[.BT18]*100/[.BT$24]" table:style-name="ce1">
            <text:p>0,965018094</text:p>
          </table:table-cell>
          <table:table-cell office:value-type="float" office:value="0" table:formula="of:=[.BU18]*100/[.BU$24]" table:style-name="ce1">
            <text:p>0</text:p>
          </table:table-cell>
          <table:table-cell office:value-type="float" office:value="0.94842916419679901" table:formula="of:=[.BV18]*100/[.BV$24]" table:style-name="ce1">
            <text:p>0,948429164</text:p>
          </table:table-cell>
          <table:table-cell office:value-type="float" office:value="1.6981132075471699" table:formula="of:=[.BW18]*100/[.BW$24]" table:style-name="ce1">
            <text:p>1,698113208</text:p>
          </table:table-cell>
          <table:table-cell office:value-type="float" office:value="1.3539651837524178" table:formula="of:=[.BX18]*100/[.BX$24]" table:style-name="ce1">
            <text:p>1,353965184</text:p>
          </table:table-cell>
          <table:table-cell office:value-type="float" office:value="2.1621621621621623" table:formula="of:=[.BY18]*100/[.BY$24]" table:style-name="ce1">
            <text:p>2,162162162</text:p>
          </table:table-cell>
          <table:table-cell office:value-type="float" office:value="0.60501296456352638" table:formula="of:=[.BZ18]*100/[.BZ$24]" table:style-name="ce1">
            <text:p>0,605012965</text:p>
          </table:table-cell>
          <table:table-cell office:value-type="float" office:value="2.0905923344947737" table:formula="of:=[.CA18]*100/[.CA$24]" table:style-name="ce1">
            <text:p>2,090592334</text:p>
          </table:table-cell>
          <table:table-cell office:value-type="float" office:value="2.197802197802198" table:formula="of:=[.CB18]*100/[.CB$24]" table:style-name="ce1">
            <text:p>2,197802198</text:p>
          </table:table-cell>
          <table:table-cell office:value-type="float" office:value="0" table:formula="of:=[.CC18]*100/[.CC$24]" table:style-name="ce1">
            <text:p>0</text:p>
          </table:table-cell>
          <table:table-cell office:value-type="float" office:value="0" table:formula="of:=[.CD18]*100/[.CD$24]" table:style-name="ce1">
            <text:p>0</text:p>
          </table:table-cell>
          <table:table-cell office:value-type="float" office:value="0" table:formula="of:=[.CE18]*100/[.CE$24]" table:style-name="ce1">
            <text:p>0</text:p>
          </table:table-cell>
          <table:table-cell office:value-type="float" office:value="1.174496644295302" table:formula="of:=[.CF18]*100/[.CF$24]" table:style-name="ce1">
            <text:p>1,174496644</text:p>
          </table:table-cell>
          <table:table-cell office:value-type="float" office:value="0" table:formula="of:=[.CG18]*100/[.CG$24]" table:style-name="ce1">
            <text:p>0</text:p>
          </table:table-cell>
          <table:table-cell office:value-type="float" office:value="0" table:formula="of:=[.CH18]*100/[.CH$24]" table:style-name="ce1">
            <text:p>0</text:p>
          </table:table-cell>
          <table:table-cell office:value-type="float" office:value="0" table:formula="of:=[.CI18]*100/[.CI$24]" table:style-name="ce1">
            <text:p>0</text:p>
          </table:table-cell>
          <table:table-cell office:value-type="float" office:value="0" table:formula="of:=[.CJ18]*100/[.CJ$24]" table:style-name="ce1">
            <text:p>0</text:p>
          </table:table-cell>
          <table:table-cell office:value-type="float" office:value="0.42893990566172174" table:formula="of:=[.CK18]*100/[.CK$24]" table:style-name="ce1">
            <text:p>0,428939906</text:p>
          </table:table-cell>
          <table:table-cell office:value-type="float" office:value="0.23059796437659033" table:formula="of:=[.CL18]*100/[.CL$24]" table:style-name="ce1">
            <text:p>0,230597964</text:p>
          </table:table-cell>
          <table:table-cell office:value-type="float" office:value="0.32733686067019402" table:formula="of:=[.CM18]*100/[.CM$24]" table:style-name="ce1">
            <text:p>0,327336861</text:p>
          </table:table-cell>
          <table:table-cell office:value-type="float" office:value="0.13362678824084265" table:formula="of:=[.CN18]*100/[.CN$24]" table:style-name="ce1">
            <text:p>0,133626788</text:p>
          </table:table-cell>
          <table:table-cell office:value-type="float" office:value="0.2910668169560689" table:formula="of:=[.CO18]*100/[.CO$24]" table:style-name="ce1">
            <text:p>0,291066817</text:p>
          </table:table-cell>
          <table:table-cell office:value-type="float" office:value="6.7755778062184746E-2" table:formula="of:=[.CP18]*100/[.CP$24]" table:style-name="ce1">
            <text:p>0,067755778</text:p>
          </table:table-cell>
          <table:table-cell office:value-type="float" office:value="0.40254237288135591" table:formula="of:=[.CQ18]*100/[.CQ$24]" table:style-name="ce1">
            <text:p>0,402542373</text:p>
          </table:table-cell>
          <table:table-cell office:value-type="float" office:value="0.58722961421244335" table:formula="of:=[.CR18]*100/[.CR$24]" table:style-name="ce1">
            <text:p>0,587229614</text:p>
          </table:table-cell>
          <table:table-cell office:value-type="float" office:value="0.52052880021676817" table:formula="of:=[.CS18]*100/[.CS$24]" table:style-name="ce1">
            <text:p>0,5205288</text:p>
          </table:table-cell>
          <table:table-cell office:value-type="float" office:value="0.18054792369887745" table:formula="of:=[.CT18]*100/[.CT$24]" table:style-name="ce1">
            <text:p>0,180547924</text:p>
          </table:table-cell>
          <table:table-cell office:value-type="float" office:value="0.34934622349602884" table:formula="of:=[.CU18]*100/[.CU$24]" table:style-name="ce1">
            <text:p>0,349346223</text:p>
          </table:table-cell>
          <table:table-cell office:value-type="float" office:value="0.13433838346145235" table:formula="of:=[.CV18]*100/[.CV$24]" table:style-name="ce1">
            <text:p>0,134338383</text:p>
          </table:table-cell>
          <table:table-cell office:value-type="float" office:value="0.51567376848961866" table:formula="of:=[.CW18]*100/[.CW$24]" table:style-name="ce1">
            <text:p>0,515673768</text:p>
          </table:table-cell>
          <table:table-cell office:value-type="float" office:value="0.85763293310463118" table:formula="of:=[.CX18]*100/[.CX$24]" table:style-name="ce1">
            <text:p>0,857632933</text:p>
          </table:table-cell>
          <table:table-cell office:value-type="float" office:value="1.03125" table:formula="of:=[.CY18]*100/[.CY$24]" table:style-name="ce1">
            <text:p>1,03125</text:p>
          </table:table-cell>
          <table:table-cell office:value-type="float" office:value="2.0320855614973263" table:formula="of:=[.CZ18]*100/[.CZ$24]" table:style-name="ce1">
            <text:p>2,032085561</text:p>
          </table:table-cell>
          <table:table-cell office:value-type="float" office:value="0.29702021653731914" table:formula="of:=[.DA18]*100/[.DA$24]" table:style-name="ce1">
            <text:p>0,297020217</text:p>
          </table:table-cell>
          <table:table-cell office:value-type="float" office:value="0.28577260665441928" table:formula="of:=[.DB18]*100/[.DB$24]" table:style-name="ce1">
            <text:p>0,285772607</text:p>
          </table:table-cell>
          <table:table-cell office:value-type="float" office:value="0.30313043228410935" table:formula="of:=[.DC18]*100/[.DC$24]" table:style-name="ce1">
            <text:p>0,303130432</text:p>
          </table:table-cell>
          <table:table-cell office:value-type="float" office:value="0.27617770062337255" table:formula="of:=[.DD18]*100/[.DD$24]" table:style-name="ce1">
            <text:p>0,276177701</text:p>
          </table:table-cell>
          <table:table-cell office:value-type="float" office:value="0.29328435769301953" table:formula="of:=[.DE18]*100/[.DE$24]" table:style-name="ce1">
            <text:p>0,293284358</text:p>
          </table:table-cell>
          <table:table-cell office:value-type="float" office:value="0.27616062098820721" table:formula="of:=[.DF18]*100/[.DF$24]" table:style-name="ce1">
            <text:p>0,276160621</text:p>
          </table:table-cell>
          <table:table-cell office:value-type="float" office:value="0.31842626662892726" table:formula="of:=[.DG18]*100/[.DG$24]" table:style-name="ce1">
            <text:p>0,318426267</text:p>
          </table:table-cell>
          <table:table-cell office:value-type="float" office:value="0.10691103474608629" table:formula="of:=[.DH18]*100/[.DH$24]" table:style-name="ce1">
            <text:p>0,106911035</text:p>
          </table:table-cell>
          <table:table-cell office:value-type="float" office:value="0.33250563689813628" table:formula="of:=[.DI18]*100/[.DI$24]" table:style-name="ce1">
            <text:p>0,332505637</text:p>
          </table:table-cell>
          <table:table-cell office:value-type="float" office:value="0.18839783342491562" table:formula="of:=[.DJ18]*100/[.DJ$24]" table:style-name="ce1">
            <text:p>0,188397833</text:p>
          </table:table-cell>
          <table:table-cell office:value-type="float" office:value="0" table:formula="of:=[.DK18]*100/[.DK$24]" table:style-name="ce1">
            <text:p>0</text:p>
          </table:table-cell>
          <table:table-cell office:value-type="float" office:value="0" table:formula="of:=[.DL18]*100/[.DL$24]" table:style-name="ce1">
            <text:p>0</text:p>
          </table:table-cell>
          <table:table-cell office:value-type="float" office:value="0.31109574835810577" table:formula="of:=[.DM18]*100/[.DM$24]" table:style-name="ce1">
            <text:p>0,311095748</text:p>
          </table:table-cell>
          <table:table-cell office:value-type="float" office:value="0" table:formula="of:=[.DN18]*100/[.DN$24]" table:style-name="ce1">
            <text:p>0</text:p>
          </table:table-cell>
          <table:table-cell office:value-type="float" office:value="0.95679012345679015" table:formula="of:=[.DO18]*100/[.DO$24]" table:style-name="ce1">
            <text:p>0,956790123</text:p>
          </table:table-cell>
          <table:table-cell office:value-type="float" office:value="0.84745762711864403" table:formula="of:=[.DP18]*100/[.DP$24]" table:style-name="ce1">
            <text:p>0,847457627</text:p>
          </table:table-cell>
          <table:table-cell office:value-type="float" office:value="3.6885245901639343" table:formula="of:=[.DQ18]*100/[.DQ$24]" table:style-name="ce1">
            <text:p>3,68852459</text:p>
          </table:table-cell>
          <table:table-cell office:value-type="float" office:value="0" table:formula="of:=[.DR18]*100/[.DR$24]" table:style-name="ce1">
            <text:p>0</text:p>
          </table:table-cell>
          <table:table-cell office:value-type="float" office:value="1.7391304347826086" table:formula="of:=[.DS18]*100/[.DS$24]" table:style-name="ce1">
            <text:p>1,739130435</text:p>
          </table:table-cell>
          <table:table-cell office:value-type="float" office:value="2.5761124121779861" table:formula="of:=[.DT18]*100/[.DT$24]" table:style-name="ce1">
            <text:p>2,576112412</text:p>
          </table:table-cell>
          <table:table-cell office:value-type="float" office:value="0.58988349800914319" table:formula="of:=[.DU18]*100/[.DU$24]" table:style-name="ce1">
            <text:p>0,589883498</text:p>
          </table:table-cell>
          <table:table-cell office:value-type="float" office:value="0" table:formula="of:=[.DV18]*100/[.DV$24]" table:style-name="ce1">
            <text:p>0</text:p>
          </table:table-cell>
          <table:table-cell office:value-type="float" office:value="0" table:formula="of:=[.DW18]*100/[.DW$24]" table:style-name="ce1">
            <text:p>0</text:p>
          </table:table-cell>
          <table:table-cell office:value-type="float" office:value="0" table:formula="of:=[.DX18]*100/[.DX$24]" table:style-name="ce1">
            <text:p>0</text:p>
          </table:table-cell>
          <table:table-cell office:value-type="float" office:value="0" table:formula="of:=[.DY18]*100/[.DY$24]" table:style-name="ce1">
            <text:p>0</text:p>
          </table:table-cell>
          <table:table-cell office:value-type="float" office:value="0" table:formula="of:=[.DZ18]*100/[.DZ$24]" table:style-name="ce1">
            <text:p>0</text:p>
          </table:table-cell>
          <table:table-cell office:value-type="float" office:value="0.31550596383224316" table:formula="of:=[.EA18]*100/[.EA$24]" table:style-name="ce1">
            <text:p>0,315505964</text:p>
          </table:table-cell>
          <table:table-cell office:value-type="float" office:value="0.80836899667142181" table:formula="of:=[.EB18]*100/[.EB$24]" table:style-name="ce1">
            <text:p>0,808368997</text:p>
          </table:table-cell>
          <table:table-cell office:value-type="float" office:value="0" table:formula="of:=[.EC18]*100/[.EC$24]" table:style-name="ce1">
            <text:p>0</text:p>
          </table:table-cell>
          <table:table-cell office:value-type="float" office:value="0" table:formula="of:=[.ED18]*100/[.ED$24]" table:style-name="ce1">
            <text:p>0</text:p>
          </table:table-cell>
          <table:table-cell office:value-type="float" office:value="0.3930461073318216" table:formula="of:=[.EE18]*100/[.EE$24]" table:style-name="ce1">
            <text:p>0,393046107</text:p>
          </table:table-cell>
          <table:table-cell office:value-type="float" office:value="1.4134275618374559" table:formula="of:=[.EF18]*100/[.EF$24]" table:style-name="ce1">
            <text:p>1,413427562</text:p>
          </table:table-cell>
          <table:table-cell office:value-type="float" office:value="0" table:formula="of:=[.EG18]*100/[.EG$24]" table:style-name="ce1">
            <text:p>0</text:p>
          </table:table-cell>
          <table:table-cell office:value-type="float" office:value="0" table:formula="of:=[.EH18]*100/[.EH$24]" table:style-name="ce1">
            <text:p>0</text:p>
          </table:table-cell>
          <table:table-cell office:value-type="float" office:value="1.5970098538905879" table:formula="of:=[.EI18]*100/[.EI$24]" table:style-name="ce1">
            <text:p>1,597009854</text:p>
          </table:table-cell>
          <table:table-cell office:value-type="float" office:value="0" table:formula="of:=[.EJ18]*100/[.EJ$24]" table:style-name="ce1">
            <text:p>0</text:p>
          </table:table-cell>
          <table:table-cell office:value-type="float" office:value="0.503693754197448" table:formula="of:=[.EK18]*100/[.EK$24]" table:style-name="ce1">
            <text:p>0,503693754</text:p>
          </table:table-cell>
          <table:table-cell office:value-type="float" office:value="0" table:formula="of:=[.EL18]*100/[.EL$24]" table:style-name="ce1">
            <text:p>0</text:p>
          </table:table-cell>
          <table:table-cell office:value-type="float" office:value="0" table:formula="of:=[.EM18]*100/[.EM$24]" table:style-name="ce1">
            <text:p>0</text:p>
          </table:table-cell>
          <table:table-cell office:value-type="float" office:value="0" table:formula="of:=[.EN18]*100/[.EN$24]" table:style-name="ce1">
            <text:p>0</text:p>
          </table:table-cell>
          <table:table-cell office:value-type="float" office:value="4.032258064516129" table:formula="of:=[.EO18]*100/[.EO$24]" table:style-name="ce1">
            <text:p>4,032258065</text:p>
          </table:table-cell>
          <table:table-cell office:value-type="float" office:value="0" table:formula="of:=[.EP18]*100/[.EP$24]" table:style-name="ce1">
            <text:p>0</text:p>
          </table:table-cell>
          <table:table-cell office:value-type="float" office:value="0" table:formula="of:=[.EQ18]*100/[.EQ$24]" table:style-name="ce1">
            <text:p>0</text:p>
          </table:table-cell>
          <table:table-cell office:value-type="float" office:value="0" table:formula="of:=[.ER18]*100/[.ER$24]" table:style-name="ce1">
            <text:p>0</text:p>
          </table:table-cell>
          <table:table-cell office:value-type="float" office:value="0.80971659919028338" table:formula="of:=[.ES18]*100/[.ES$24]" table:style-name="ce1">
            <text:p>0,809716599</text:p>
          </table:table-cell>
          <table:table-cell office:value-type="float" office:value="0" table:formula="of:=[.ET18]*100/[.ET$24]" table:style-name="ce1">
            <text:p>0</text:p>
          </table:table-cell>
          <table:table-cell office:value-type="float" office:value="0.19169329073482427" table:formula="of:=[.EU18]*100/[.EU$24]" table:style-name="ce1">
            <text:p>0,191693291</text:p>
          </table:table-cell>
          <table:table-cell office:value-type="float" office:value="0" table:formula="of:=[.EV18]*100/[.EV$24]" table:style-name="ce1">
            <text:p>0</text:p>
          </table:table-cell>
          <table:table-cell office:value-type="float" office:value="0" table:formula="of:=[.EW18]*100/[.EW$24]" table:style-name="ce1">
            <text:p>0</text:p>
          </table:table-cell>
          <table:table-cell office:value-type="float" office:value="0" table:formula="of:=[.EX18]*100/[.EX$24]" table:style-name="ce1">
            <text:p>0</text:p>
          </table:table-cell>
          <table:table-cell office:value-type="float" office:value="1.4245014245014245" table:formula="of:=[.EY18]*100/[.EY$24]" table:style-name="ce1">
            <text:p>1,424501425</text:p>
          </table:table-cell>
          <table:table-cell office:value-type="float" office:value="0" table:formula="of:=[.EZ18]*100/[.EZ$24]" table:style-name="ce1">
            <text:p>0</text:p>
          </table:table-cell>
          <table:table-cell office:value-type="float" office:value="0.65910888478776697" table:formula="of:=[.FA18]*100/[.FA$24]" table:style-name="ce1">
            <text:p>0,659108885</text:p>
          </table:table-cell>
          <table:table-cell office:value-type="float" office:value="0" table:formula="of:=[.FB18]*100/[.FB$24]" table:style-name="ce1">
            <text:p>0</text:p>
          </table:table-cell>
          <table:table-cell office:value-type="float" office:value="0.91286307053941906" table:formula="of:=[.FC18]*100/[.FC$24]" table:style-name="ce1">
            <text:p>0,912863071</text:p>
          </table:table-cell>
          <table:table-cell office:value-type="float" office:value="0" table:formula="of:=[.FD18]*100/[.FD$24]" table:style-name="ce1">
            <text:p>0</text:p>
          </table:table-cell>
          <table:table-cell office:value-type="float" office:value="0.39183894068369141" table:formula="of:=[.FE18]*100/[.FE$24]" table:style-name="ce1">
            <text:p>0,391838941</text:p>
          </table:table-cell>
          <table:table-cell office:value-type="float" office:value="0" table:formula="of:=[.FF18]*100/[.FF$24]" table:style-name="ce1">
            <text:p>0</text:p>
          </table:table-cell>
          <table:table-cell office:value-type="float" office:value="0" table:formula="of:=[.FG18]*100/[.FG$24]" table:style-name="ce1">
            <text:p>0</text:p>
          </table:table-cell>
          <table:table-cell office:value-type="float" office:value="0" table:formula="of:=[.FH18]*100/[.FH$24]" table:style-name="ce1">
            <text:p>0</text:p>
          </table:table-cell>
          <table:table-cell office:value-type="float" office:value="0.94086021505376349" table:formula="of:=[.FI18]*100/[.FI$24]" table:style-name="ce1">
            <text:p>0,940860215</text:p>
          </table:table-cell>
          <table:table-cell office:value-type="float" office:value="1.8987341772151898" table:formula="of:=[.FJ18]*100/[.FJ$24]" table:style-name="ce1">
            <text:p>1,898734177</text:p>
          </table:table-cell>
          <table:table-cell office:value-type="float" office:value="0" table:formula="of:=[.FK18]*100/[.FK$24]" table:style-name="ce1">
            <text:p>0</text:p>
          </table:table-cell>
          <table:table-cell office:value-type="float" office:value="0" table:formula="of:=[.FL18]*100/[.FL$24]" table:style-name="ce1">
            <text:p>0</text:p>
          </table:table-cell>
          <table:table-cell office:value-type="float" office:value="0.5791505791505791" table:formula="of:=[.FM18]*100/[.FM$24]" table:style-name="ce1">
            <text:p>0,579150579</text:p>
          </table:table-cell>
          <table:table-cell office:value-type="float" office:value="0" table:formula="of:=[.FN18]*100/[.FN$24]" table:style-name="ce1">
            <text:p>0</text:p>
          </table:table-cell>
          <table:table-cell office:value-type="float" office:value="0" table:formula="of:=[.FO18]*100/[.FO$24]" table:style-name="ce1">
            <text:p>0</text:p>
          </table:table-cell>
          <table:table-cell office:value-type="float" office:value="0" table:formula="of:=[.FP18]*100/[.FP$24]" table:style-name="ce1">
            <text:p>0</text:p>
          </table:table-cell>
          <table:table-cell office:value-type="float" office:value="0" table:formula="of:=[.FQ18]*100/[.FQ$24]" table:style-name="ce1">
            <text:p>0</text:p>
          </table:table-cell>
          <table:table-cell office:value-type="float" office:value="0" table:formula="of:=[.FR18]*100/[.FR$24]" table:style-name="ce1">
            <text:p>0</text:p>
          </table:table-cell>
          <table:table-cell office:value-type="float" office:value="0" table:formula="of:=[.FS18]*100/[.FS$24]" table:style-name="ce1">
            <text:p>0</text:p>
          </table:table-cell>
          <table:table-cell office:value-type="float" office:value="0" table:formula="of:=[.FT18]*100/[.FT$24]" table:style-name="ce1">
            <text:p>0</text:p>
          </table:table-cell>
          <table:table-cell office:value-type="float" office:value="1.1205432937181663" table:formula="of:=[.FU18]*100/[.FU$24]" table:style-name="ce1">
            <text:p>1,120543294</text:p>
          </table:table-cell>
          <table:table-cell office:value-type="float" office:value="0" table:formula="of:=[.FV18]*100/[.FV$24]" table:style-name="ce1">
            <text:p>0</text:p>
          </table:table-cell>
          <table:table-cell office:value-type="float" office:value="0" table:formula="of:=[.FW18]*100/[.FW$24]" table:style-name="ce1">
            <text:p>0</text:p>
          </table:table-cell>
          <table:table-cell office:value-type="float" office:value="0" table:formula="of:=[.FX18]*100/[.FX$24]" table:style-name="ce1">
            <text:p>0</text:p>
          </table:table-cell>
          <table:table-cell office:value-type="float" office:value="0" table:formula="of:=[.FY18]*100/[.FY$24]" table:style-name="ce1">
            <text:p>0</text:p>
          </table:table-cell>
          <table:table-cell office:value-type="float" office:value="0" table:formula="of:=[.FZ18]*100/[.FZ$24]" table:style-name="ce1">
            <text:p>0</text:p>
          </table:table-cell>
          <table:table-cell office:value-type="float" office:value="0" table:formula="of:=[.GA18]*100/[.GA$24]" table:style-name="ce1">
            <text:p>0</text:p>
          </table:table-cell>
          <table:table-cell office:value-type="float" office:value="4.0871934604904636" table:formula="of:=[.GB18]*100/[.GB$24]" table:style-name="ce1">
            <text:p>4,08719346</text:p>
          </table:table-cell>
          <table:table-cell office:value-type="float" office:value="0" table:formula="of:=[.GC18]*100/[.GC$24]" table:style-name="ce1">
            <text:p>0</text:p>
          </table:table-cell>
          <table:table-cell office:value-type="float" office:value="3.3088235294117645" table:formula="of:=[.GD18]*100/[.GD$24]" table:style-name="ce1">
            <text:p>3,308823529</text:p>
          </table:table-cell>
          <table:table-cell office:value-type="float" office:value="0" table:formula="of:=[.GE18]*100/[.GE$24]" table:style-name="ce1">
            <text:p>0</text:p>
          </table:table-cell>
          <table:table-cell office:value-type="float" office:value="0" table:formula="of:=[.GF18]*100/[.GF$24]" table:style-name="ce1">
            <text:p>0</text:p>
          </table:table-cell>
          <table:table-cell office:value-type="float" office:value="0" table:formula="of:=[.GG18]*100/[.GG$24]" table:style-name="ce1">
            <text:p>0</text:p>
          </table:table-cell>
          <table:table-cell office:value-type="float" office:value="0" table:formula="of:=[.GH18]*100/[.GH$24]" table:style-name="ce1">
            <text:p>0</text:p>
          </table:table-cell>
          <table:table-cell office:value-type="float" office:value="0.61616527727437476" table:formula="of:=[.GI18]*100/[.GI$24]" table:style-name="ce1">
            <text:p>0,616165277</text:p>
          </table:table-cell>
          <table:table-cell office:value-type="float" office:value="1.3435700575815739" table:formula="of:=[.GJ18]*100/[.GJ$24]" table:style-name="ce1">
            <text:p>1,343570058</text:p>
          </table:table-cell>
          <table:table-cell office:value-type="float" office:value="0" table:formula="of:=[.GK18]*100/[.GK$24]" table:style-name="ce1">
            <text:p>0</text:p>
          </table:table-cell>
          <table:table-cell office:value-type="float" office:value="0" table:formula="of:=[.GL18]*100/[.GL$24]" table:style-name="ce1">
            <text:p>0</text:p>
          </table:table-cell>
          <table:table-cell office:value-type="float" office:value="0" table:formula="of:=[.GM18]*100/[.GM$24]" table:style-name="ce1">
            <text:p>0</text:p>
          </table:table-cell>
          <table:table-cell office:value-type="float" office:value="0" table:formula="of:=[.GN18]*100/[.GN$24]" table:style-name="ce1">
            <text:p>0</text:p>
          </table:table-cell>
          <table:table-cell office:value-type="float" office:value="0" table:formula="of:=[.GO18]*100/[.GO$24]" table:style-name="ce1">
            <text:p>0</text:p>
          </table:table-cell>
          <table:table-cell office:value-type="float" office:value="0" table:formula="of:=[.GP18]*100/[.GP$24]" table:style-name="ce1">
            <text:p>0</text:p>
          </table:table-cell>
          <table:table-cell office:value-type="float" office:value="0" table:formula="of:=[.GQ18]*100/[.GQ$24]" table:style-name="ce1">
            <text:p>0</text:p>
          </table:table-cell>
          <table:table-cell office:value-type="float" office:value="0" table:formula="of:=[.GR18]*100/[.GR$24]" table:style-name="ce1">
            <text:p>0</text:p>
          </table:table-cell>
          <table:table-cell office:value-type="float" office:value="0" table:formula="of:=[.GS18]*100/[.GS$24]" table:style-name="ce1">
            <text:p>0</text:p>
          </table:table-cell>
          <table:table-cell office:value-type="float" office:value="0" table:formula="of:=[.GT18]*100/[.GT$24]" table:style-name="ce1">
            <text:p>0</text:p>
          </table:table-cell>
          <table:table-cell office:value-type="float" office:value="0" table:formula="of:=[.GU18]*100/[.GU$24]" table:style-name="ce1">
            <text:p>0</text:p>
          </table:table-cell>
          <table:table-cell office:value-type="float" office:value="0.82872928176795579" table:formula="of:=[.GV18]*100/[.GV$24]" table:style-name="ce1">
            <text:p>0,828729282</text:p>
          </table:table-cell>
          <table:table-cell office:value-type="float" office:value="0.46029919447640966" table:formula="of:=[.GW18]*100/[.GW$24]" table:style-name="ce1">
            <text:p>0,460299194</text:p>
          </table:table-cell>
          <table:table-cell office:value-type="float" office:value="0" table:formula="of:=[.GX18]*100/[.GX$24]" table:style-name="ce1">
            <text:p>0</text:p>
          </table:table-cell>
          <table:table-cell office:value-type="float" office:value="6.3197026022304836" table:formula="of:=[.GY18]*100/[.GY$24]" table:style-name="ce1">
            <text:p>6,319702602</text:p>
          </table:table-cell>
          <table:table-cell office:value-type="float" office:value="0" table:formula="of:=[.GZ18]*100/[.GZ$24]" table:style-name="ce1">
            <text:p>0</text:p>
          </table:table-cell>
          <table:table-cell office:value-type="float" office:value="0.7126660187884678" table:formula="of:=[.HA18]*100/[.HA$24]" table:style-name="ce1">
            <text:p>0,712666019</text:p>
          </table:table-cell>
          <table:table-cell office:value-type="float" office:value="0" table:formula="of:=[.HB18]*100/[.HB$24]" table:style-name="ce1">
            <text:p>0</text:p>
          </table:table-cell>
          <table:table-cell office:value-type="float" office:value="0" table:formula="of:=[.HC18]*100/[.HC$24]" table:style-name="ce1">
            <text:p>0</text:p>
          </table:table-cell>
          <table:table-cell office:value-type="float" office:value="0" table:formula="of:=[.HD18]*100/[.HD$24]" table:style-name="ce1">
            <text:p>0</text:p>
          </table:table-cell>
          <table:table-cell office:value-type="float" office:value="1.3723696248856359" table:formula="of:=[.HE18]*100/[.HE$24]" table:style-name="ce1">
            <text:p>1,372369625</text:p>
          </table:table-cell>
          <table:table-cell office:value-type="float" office:value="0" table:formula="of:=[.HF18]*100/[.HF$24]" table:style-name="ce1">
            <text:p>0</text:p>
          </table:table-cell>
          <table:table-cell office:value-type="float" office:value="0" table:formula="of:=[.HG18]*100/[.HG$24]" table:style-name="ce1">
            <text:p>0</text:p>
          </table:table-cell>
          <table:table-cell office:value-type="float" office:value="0" table:formula="of:=[.HH18]*100/[.HH$24]" table:style-name="ce1">
            <text:p>0</text:p>
          </table:table-cell>
          <table:table-cell office:value-type="float" office:value="0" table:formula="of:=[.HI18]*100/[.HI$24]" table:style-name="ce1">
            <text:p>0</text:p>
          </table:table-cell>
          <table:table-cell office:value-type="float" office:value="1.3440860215053763" table:formula="of:=[.HJ18]*100/[.HJ$24]" table:style-name="ce1">
            <text:p>1,344086022</text:p>
          </table:table-cell>
          <table:table-cell office:value-type="float" office:value="0" table:formula="of:=[.HK18]*100/[.HK$24]" table:style-name="ce1">
            <text:p>0</text:p>
          </table:table-cell>
          <table:table-cell office:value-type="float" office:value="1.2232415902140672" table:formula="of:=[.HL18]*100/[.HL$24]" table:style-name="ce1">
            <text:p>1,22324159</text:p>
          </table:table-cell>
          <table:table-cell office:value-type="float" office:value="0" table:formula="of:=[.HM18]*100/[.HM$24]" table:style-name="ce1">
            <text:p>0</text:p>
          </table:table-cell>
          <table:table-cell office:value-type="float" office:value="2.7681660899653977" table:formula="of:=[.HN18]*100/[.HN$24]" table:style-name="ce1">
            <text:p>2,76816609</text:p>
          </table:table-cell>
          <table:table-cell office:value-type="float" office:value="0" table:formula="of:=[.HO18]*100/[.HO$24]" table:style-name="ce1">
            <text:p>0</text:p>
          </table:table-cell>
          <table:table-cell office:value-type="float" office:value="0" table:formula="of:=[.HP18]*100/[.HP$24]" table:style-name="ce1">
            <text:p>0</text:p>
          </table:table-cell>
          <table:table-cell office:value-type="float" office:value="1.5594541910331383" table:formula="of:=[.HQ18]*100/[.HQ$24]" table:style-name="ce1">
            <text:p>1,559454191</text:p>
          </table:table-cell>
          <table:table-cell office:value-type="float" office:value="0" table:formula="of:=[.HR18]*100/[.HR$24]" table:style-name="ce1">
            <text:p>0</text:p>
          </table:table-cell>
          <table:table-cell office:value-type="float" office:value="3.0100334448160537" table:formula="of:=[.HS18]*100/[.HS$24]" table:style-name="ce1">
            <text:p>3,010033445</text:p>
          </table:table-cell>
          <table:table-cell office:value-type="float" office:value="0" table:formula="of:=[.HT18]*100/[.HT$24]" table:style-name="ce1">
            <text:p>0</text:p>
          </table:table-cell>
          <table:table-cell office:value-type="float" office:value="0" table:formula="of:=[.HU18]*100/[.HU$24]" table:style-name="ce1">
            <text:p>0</text:p>
          </table:table-cell>
          <table:table-cell office:value-type="float" office:value="2.2435897435897436" table:formula="of:=[.HV18]*100/[.HV$24]" table:style-name="ce1">
            <text:p>2,243589744</text:p>
          </table:table-cell>
          <table:table-cell office:value-type="float" office:value="2.4242424242424243" table:formula="of:=[.HW18]*100/[.HW$24]" table:style-name="ce1">
            <text:p>2,424242424</text:p>
          </table:table-cell>
          <table:table-cell office:value-type="float" office:value="1.9512195121951219" table:formula="of:=[.HX18]*100/[.HX$24]" table:style-name="ce1">
            <text:p>1,951219512</text:p>
          </table:table-cell>
          <table:table-cell office:value-type="float" office:value="0" table:formula="of:=[.HY18]*100/[.HY$24]" table:style-name="ce1">
            <text:p>0</text:p>
          </table:table-cell>
          <table:table-cell office:value-type="float" office:value="1.9943019943019944" table:formula="of:=[.HZ18]*100/[.HZ$24]" table:style-name="ce1">
            <text:p>1,994301994</text:p>
          </table:table-cell>
          <table:table-cell office:value-type="float" office:value="4.3478260869565215" table:formula="of:=[.IA18]*100/[.IA$24]" table:style-name="ce1">
            <text:p>4,347826087</text:p>
          </table:table-cell>
          <table:table-cell office:value-type="float" office:value="0" table:formula="of:=[.IB18]*100/[.IB$24]" table:style-name="ce1">
            <text:p>0</text:p>
          </table:table-cell>
          <table:table-cell office:value-type="float" office:value="4.5627376425855513" table:formula="of:=[.IC18]*100/[.IC$24]" table:style-name="ce1">
            <text:p>4,562737643</text:p>
          </table:table-cell>
          <table:table-cell office:value-type="float" office:value="0" table:formula="of:=[.ID18]*100/[.ID$24]" table:style-name="ce1">
            <text:p>0</text:p>
          </table:table-cell>
          <table:table-cell office:value-type="float" office:value="0" table:formula="of:=[.IE18]*100/[.IE$24]" table:style-name="ce1">
            <text:p>0</text:p>
          </table:table-cell>
          <table:table-cell office:value-type="float" office:value="0" table:formula="of:=[.IF18]*100/[.IF$24]" table:style-name="ce1">
            <text:p>0</text:p>
          </table:table-cell>
          <table:table-cell office:value-type="float" office:value="0" table:formula="of:=[.IG18]*100/[.IG$24]" table:style-name="ce1">
            <text:p>0</text:p>
          </table:table-cell>
          <table:table-cell office:value-type="float" office:value="0" table:formula="of:=[.IH18]*100/[.IH$24]" table:style-name="ce1">
            <text:p>0</text:p>
          </table:table-cell>
          <table:table-cell office:value-type="float" office:value="0" table:formula="of:=[.II18]*100/[.II$24]" table:style-name="ce1">
            <text:p>0</text:p>
          </table:table-cell>
          <table:table-cell office:value-type="float" office:value="0" table:formula="of:=[.IJ18]*100/[.IJ$24]" table:style-name="ce1">
            <text:p>0</text:p>
          </table:table-cell>
          <table:table-cell office:value-type="float" office:value="3.0701754385964914" table:formula="of:=[.IK18]*100/[.IK$24]" table:style-name="ce1">
            <text:p>3,070175439</text:p>
          </table:table-cell>
          <table:table-cell office:value-type="float" office:value="0" table:formula="of:=[.IL18]*100/[.IL$24]" table:style-name="ce1">
            <text:p>0</text:p>
          </table:table-cell>
          <table:table-cell office:value-type="float" office:value="0" table:formula="of:=[.IM18]*100/[.IM$24]" table:style-name="ce1">
            <text:p>0</text:p>
          </table:table-cell>
          <table:table-cell office:value-type="float" office:value="0" table:formula="of:=[.IN18]*100/[.IN$24]" table:style-name="ce1">
            <text:p>0</text:p>
          </table:table-cell>
          <table:table-cell office:value-type="float" office:value="0" table:formula="of:=[.IO18]*100/[.IO$24]" table:style-name="ce1">
            <text:p>0</text:p>
          </table:table-cell>
          <table:table-cell office:value-type="float" office:value="0" table:formula="of:=[.IP18]*100/[.IP$24]" table:style-name="ce1">
            <text:p>0</text:p>
          </table:table-cell>
          <table:table-cell office:value-type="float" office:value="0" table:formula="of:=[.IQ18]*100/[.IQ$24]" table:style-name="ce1">
            <text:p>0</text:p>
          </table:table-cell>
          <table:table-cell office:value-type="float" office:value="0" table:formula="of:=[.IR18]*100/[.IR$24]" table:style-name="ce1">
            <text:p>0</text:p>
          </table:table-cell>
          <table:table-cell office:value-type="float" office:value="0" table:formula="of:=[.IS18]*100/[.IS$24]" table:style-name="ce1">
            <text:p>0</text:p>
          </table:table-cell>
          <table:table-cell office:value-type="float" office:value="0" table:formula="of:=[.IT18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octor/health care</text:p>
          </table:table-cell>
          <table:table-cell office:value-type="float" office:value="0.34320034320034321" table:formula="of:=[.C19]*100/[.C$24]" table:style-name="ce1">
            <text:p>0,343200343</text:p>
          </table:table-cell>
          <table:table-cell office:value-type="float" office:value="0.27941139261096032" table:formula="of:=[.D19]*100/[.D$24]" table:style-name="ce1">
            <text:p>0,279411393</text:p>
          </table:table-cell>
          <table:table-cell office:value-type="float" office:value="0.65455187014820038" table:formula="of:=[.E19]*100/[.E$24]" table:style-name="ce1">
            <text:p>0,65455187</text:p>
          </table:table-cell>
          <table:table-cell office:value-type="float" office:value="0.29486761169319264" table:formula="of:=[.F19]*100/[.F$24]" table:style-name="ce1">
            <text:p>0,294867612</text:p>
          </table:table-cell>
          <table:table-cell office:value-type="float" office:value="0.2990537937964281" table:formula="of:=[.G19]*100/[.G$24]" table:style-name="ce1">
            <text:p>0,299053794</text:p>
          </table:table-cell>
          <table:table-cell office:value-type="float" office:value="0.28547439126784213" table:formula="of:=[.H19]*100/[.H$24]" table:style-name="ce1">
            <text:p>0,285474391</text:p>
          </table:table-cell>
          <table:table-cell office:value-type="float" office:value="0.37387392733789893" table:formula="of:=[.I19]*100/[.I$24]" table:style-name="ce1">
            <text:p>0,373873927</text:p>
          </table:table-cell>
          <table:table-cell office:value-type="float" office:value="0.23895727733526431" table:formula="of:=[.J19]*100/[.J$24]" table:style-name="ce1">
            <text:p>0,238957277</text:p>
          </table:table-cell>
          <table:table-cell office:value-type="float" office:value="0.31725128696276789" table:formula="of:=[.K19]*100/[.K$24]" table:style-name="ce1">
            <text:p>0,317251287</text:p>
          </table:table-cell>
          <table:table-cell office:value-type="float" office:value="0.2012072434607646" table:formula="of:=[.L19]*100/[.L$24]" table:style-name="ce1">
            <text:p>0,201207243</text:p>
          </table:table-cell>
          <table:table-cell office:value-type="float" office:value="0.84643288996372434" table:formula="of:=[.M19]*100/[.M$24]" table:style-name="ce1">
            <text:p>0,84643289</text:p>
          </table:table-cell>
          <table:table-cell office:value-type="float" office:value="3.4920265394016992E-2" table:formula="of:=[.N19]*100/[.N$24]" table:style-name="ce1">
            <text:p>0,034920265</text:p>
          </table:table-cell>
          <table:table-cell office:value-type="float" office:value="0.3232863393291201" table:formula="of:=[.O19]*100/[.O$24]" table:style-name="ce1">
            <text:p>0,323286339</text:p>
          </table:table-cell>
          <table:table-cell office:value-type="float" office:value="0.26304147685832824" table:formula="of:=[.P19]*100/[.P$24]" table:style-name="ce1">
            <text:p>0,263041477</text:p>
          </table:table-cell>
          <table:table-cell office:value-type="float" office:value="0.23401587964897619" table:formula="of:=[.Q19]*100/[.Q$24]" table:style-name="ce1">
            <text:p>0,23401588</text:p>
          </table:table-cell>
          <table:table-cell office:value-type="float" office:value="0.29584727035610353" table:formula="of:=[.R19]*100/[.R$24]" table:style-name="ce1">
            <text:p>0,29584727</text:p>
          </table:table-cell>
          <table:table-cell office:value-type="float" office:value="7.2398190045248869" table:formula="of:=[.S19]*100/[.S$24]" table:style-name="ce1">
            <text:p>7,239819005</text:p>
          </table:table-cell>
          <table:table-cell office:value-type="float" office:value="0.19920318725099601" table:formula="of:=[.T19]*100/[.T$24]" table:style-name="ce1">
            <text:p>0,199203187</text:p>
          </table:table-cell>
          <table:table-cell office:value-type="float" office:value="0.23245002324500233" table:formula="of:=[.U19]*100/[.U$24]" table:style-name="ce1">
            <text:p>0,232450023</text:p>
          </table:table-cell>
          <table:table-cell office:value-type="float" office:value="2.9268292682926829" table:formula="of:=[.V19]*100/[.V$24]" table:style-name="ce1">
            <text:p>2,926829268</text:p>
          </table:table-cell>
          <table:table-cell office:value-type="float" office:value="0.89820359281437123" table:formula="of:=[.W19]*100/[.W$24]" table:style-name="ce1">
            <text:p>0,898203593</text:p>
          </table:table-cell>
          <table:table-cell office:value-type="float" office:value="0.14984334559324342" table:formula="of:=[.X19]*100/[.X$24]" table:style-name="ce1">
            <text:p>0,149843346</text:p>
          </table:table-cell>
          <table:table-cell office:value-type="float" office:value="3.883495145631068" table:formula="of:=[.Y19]*100/[.Y$24]" table:style-name="ce1">
            <text:p>3,883495146</text:p>
          </table:table-cell>
          <table:table-cell office:value-type="float" office:value="4.220779220779221" table:formula="of:=[.Z19]*100/[.Z$24]" table:style-name="ce1">
            <text:p>4,220779221</text:p>
          </table:table-cell>
          <table:table-cell office:value-type="float" office:value="7.9480725923963436E-2" table:formula="of:=[.AA19]*100/[.AA$24]" table:style-name="ce1">
            <text:p>0,079480726</text:p>
          </table:table-cell>
          <table:table-cell office:value-type="float" office:value="0" table:formula="of:=[.AB19]*100/[.AB$24]" table:style-name="ce1">
            <text:p>0</text:p>
          </table:table-cell>
          <table:table-cell office:value-type="float" office:value="0.22281019356635567" table:formula="of:=[.AC19]*100/[.AC$24]" table:style-name="ce1">
            <text:p>0,222810194</text:p>
          </table:table-cell>
          <table:table-cell office:value-type="float" office:value="1.484560570071259" table:formula="of:=[.AD19]*100/[.AD$24]" table:style-name="ce1">
            <text:p>1,48456057</text:p>
          </table:table-cell>
          <table:table-cell office:value-type="float" office:value="0.70122714750813919" table:formula="of:=[.AE19]*100/[.AE$24]" table:style-name="ce1">
            <text:p>0,701227148</text:p>
          </table:table-cell>
          <table:table-cell office:value-type="float" office:value="0.39119804400977998" table:formula="of:=[.AF19]*100/[.AF$24]" table:style-name="ce1">
            <text:p>0,391198044</text:p>
          </table:table-cell>
          <table:table-cell office:value-type="float" office:value="1.0416666666666667" table:formula="of:=[.AG19]*100/[.AG$24]" table:style-name="ce1">
            <text:p>1,041666667</text:p>
          </table:table-cell>
          <table:table-cell office:value-type="float" office:value="1.3468013468013469" table:formula="of:=[.AH19]*100/[.AH$24]" table:style-name="ce1">
            <text:p>1,346801347</text:p>
          </table:table-cell>
          <table:table-cell office:value-type="float" office:value="0" table:formula="of:=[.AI19]*100/[.AI$24]" table:style-name="ce1">
            <text:p>0</text:p>
          </table:table-cell>
          <table:table-cell office:value-type="float" office:value="0.5617977528089888" table:formula="of:=[.AJ19]*100/[.AJ$24]" table:style-name="ce1">
            <text:p>0,561797753</text:p>
          </table:table-cell>
          <table:table-cell office:value-type="float" office:value="0.42046250875963559" table:formula="of:=[.AK19]*100/[.AK$24]" table:style-name="ce1">
            <text:p>0,420462509</text:p>
          </table:table-cell>
          <table:table-cell office:value-type="float" office:value="0" table:formula="of:=[.AL19]*100/[.AL$24]" table:style-name="ce1">
            <text:p>0</text:p>
          </table:table-cell>
          <table:table-cell office:value-type="float" office:value="2.2222222222222223" table:formula="of:=[.AM19]*100/[.AM$24]" table:style-name="ce1">
            <text:p>2,222222222</text:p>
          </table:table-cell>
          <table:table-cell office:value-type="float" office:value="6.1659884079417929E-2" table:formula="of:=[.AN19]*100/[.AN$24]" table:style-name="ce1">
            <text:p>0,061659884</text:p>
          </table:table-cell>
          <table:table-cell office:value-type="float" office:value="1.2724117987275883" table:formula="of:=[.AO19]*100/[.AO$24]" table:style-name="ce1">
            <text:p>1,272411799</text:p>
          </table:table-cell>
          <table:table-cell office:value-type="float" office:value="0.11074197120708748" table:formula="of:=[.AP19]*100/[.AP$24]" table:style-name="ce1">
            <text:p>0,110741971</text:p>
          </table:table-cell>
          <table:table-cell office:value-type="float" office:value="2.4390243902439024" table:formula="of:=[.AQ19]*100/[.AQ$24]" table:style-name="ce1">
            <text:p>2,43902439</text:p>
          </table:table-cell>
          <table:table-cell office:value-type="float" office:value="0.28032619775739043" table:formula="of:=[.AR19]*100/[.AR$24]" table:style-name="ce1">
            <text:p>0,280326198</text:p>
          </table:table-cell>
          <table:table-cell office:value-type="float" office:value="1.2110726643598615" table:formula="of:=[.AS19]*100/[.AS$24]" table:style-name="ce1">
            <text:p>1,211072664</text:p>
          </table:table-cell>
          <table:table-cell office:value-type="float" office:value="0" table:formula="of:=[.AT19]*100/[.AT$24]" table:style-name="ce1">
            <text:p>0</text:p>
          </table:table-cell>
          <table:table-cell office:value-type="float" office:value="3.654485049833887" table:formula="of:=[.AU19]*100/[.AU$24]" table:style-name="ce1">
            <text:p>3,65448505</text:p>
          </table:table-cell>
          <table:table-cell office:value-type="float" office:value="1.8390804597701149" table:formula="of:=[.AV19]*100/[.AV$24]" table:style-name="ce1">
            <text:p>1,83908046</text:p>
          </table:table-cell>
          <table:table-cell office:value-type="float" office:value="2.821869488536155" table:formula="of:=[.AW19]*100/[.AW$24]" table:style-name="ce1">
            <text:p>2,821869489</text:p>
          </table:table-cell>
          <table:table-cell office:value-type="float" office:value="0.45397225725094575" table:formula="of:=[.AX19]*100/[.AX$24]" table:style-name="ce1">
            <text:p>0,453972257</text:p>
          </table:table-cell>
          <table:table-cell office:value-type="float" office:value="0" table:formula="of:=[.AY19]*100/[.AY$24]" table:style-name="ce1">
            <text:p>0</text:p>
          </table:table-cell>
          <table:table-cell office:value-type="float" office:value="2.4904214559386975" table:formula="of:=[.AZ19]*100/[.AZ$24]" table:style-name="ce1">
            <text:p>2,490421456</text:p>
          </table:table-cell>
          <table:table-cell office:value-type="float" office:value="0" table:formula="of:=[.BA19]*100/[.BA$24]" table:style-name="ce1">
            <text:p>0</text:p>
          </table:table-cell>
          <table:table-cell office:value-type="float" office:value="1.0327022375215147" table:formula="of:=[.BB19]*100/[.BB$24]" table:style-name="ce1">
            <text:p>1,032702238</text:p>
          </table:table-cell>
          <table:table-cell office:value-type="float" office:value="0" table:formula="of:=[.BC19]*100/[.BC$24]" table:style-name="ce1">
            <text:p>0</text:p>
          </table:table-cell>
          <table:table-cell office:value-type="float" office:value="2.0161290322580645" table:formula="of:=[.BD19]*100/[.BD$24]" table:style-name="ce1">
            <text:p>2,016129032</text:p>
          </table:table-cell>
          <table:table-cell office:value-type="float" office:value="0.28939752696658771" table:formula="of:=[.BE19]*100/[.BE$24]" table:style-name="ce1">
            <text:p>0,289397527</text:p>
          </table:table-cell>
          <table:table-cell office:value-type="float" office:value="2.2779043280182232" table:formula="of:=[.BF19]*100/[.BF$24]" table:style-name="ce1">
            <text:p>2,277904328</text:p>
          </table:table-cell>
          <table:table-cell office:value-type="float" office:value="3.373015873015873" table:formula="of:=[.BG19]*100/[.BG$24]" table:style-name="ce1">
            <text:p>3,373015873</text:p>
          </table:table-cell>
          <table:table-cell office:value-type="float" office:value="4.5302013422818792" table:formula="of:=[.BH19]*100/[.BH$24]" table:style-name="ce1">
            <text:p>4,530201342</text:p>
          </table:table-cell>
          <table:table-cell office:value-type="float" office:value="3.3783783783783785" table:formula="of:=[.BI19]*100/[.BI$24]" table:style-name="ce1">
            <text:p>3,378378378</text:p>
          </table:table-cell>
          <table:table-cell office:value-type="float" office:value="3.7174721189591078" table:formula="of:=[.BJ19]*100/[.BJ$24]" table:style-name="ce1">
            <text:p>3,717472119</text:p>
          </table:table-cell>
          <table:table-cell office:value-type="float" office:value="3.4369885433715219" table:formula="of:=[.BK19]*100/[.BK$24]" table:style-name="ce1">
            <text:p>3,436988543</text:p>
          </table:table-cell>
          <table:table-cell office:value-type="float" office:value="0" table:formula="of:=[.BL19]*100/[.BL$24]" table:style-name="ce1">
            <text:p>0</text:p>
          </table:table-cell>
          <table:table-cell office:value-type="float" office:value="2.5039123630672928" table:formula="of:=[.BM19]*100/[.BM$24]" table:style-name="ce1">
            <text:p>2,503912363</text:p>
          </table:table-cell>
          <table:table-cell office:value-type="float" office:value="0.29622315477659839" table:formula="of:=[.BN19]*100/[.BN$24]" table:style-name="ce1">
            <text:p>0,296223155</text:p>
          </table:table-cell>
          <table:table-cell office:value-type="float" office:value="0" table:formula="of:=[.BO19]*100/[.BO$24]" table:style-name="ce1">
            <text:p>0</text:p>
          </table:table-cell>
          <table:table-cell office:value-type="float" office:value="2.6517383618149677" table:formula="of:=[.BP19]*100/[.BP$24]" table:style-name="ce1">
            <text:p>2,651738362</text:p>
          </table:table-cell>
          <table:table-cell office:value-type="float" office:value="0" table:formula="of:=[.BQ19]*100/[.BQ$24]" table:style-name="ce1">
            <text:p>0</text:p>
          </table:table-cell>
          <table:table-cell office:value-type="float" office:value="1.2678288431061806" table:formula="of:=[.BR19]*100/[.BR$24]" table:style-name="ce1">
            <text:p>1,267828843</text:p>
          </table:table-cell>
          <table:table-cell office:value-type="float" office:value="0.71047957371225579" table:formula="of:=[.BS19]*100/[.BS$24]" table:style-name="ce1">
            <text:p>0,710479574</text:p>
          </table:table-cell>
          <table:table-cell office:value-type="float" office:value="1.2062726176115801" table:formula="of:=[.BT19]*100/[.BT$24]" table:style-name="ce1">
            <text:p>1,206272618</text:p>
          </table:table-cell>
          <table:table-cell office:value-type="float" office:value="0" table:formula="of:=[.BU19]*100/[.BU$24]" table:style-name="ce1">
            <text:p>0</text:p>
          </table:table-cell>
          <table:table-cell office:value-type="float" office:value="1.4819205690574986" table:formula="of:=[.BV19]*100/[.BV$24]" table:style-name="ce1">
            <text:p>1,481920569</text:p>
          </table:table-cell>
          <table:table-cell office:value-type="float" office:value="0" table:formula="of:=[.BW19]*100/[.BW$24]" table:style-name="ce1">
            <text:p>0</text:p>
          </table:table-cell>
          <table:table-cell office:value-type="float" office:value="3.094777562862669" table:formula="of:=[.BX19]*100/[.BX$24]" table:style-name="ce1">
            <text:p>3,094777563</text:p>
          </table:table-cell>
          <table:table-cell office:value-type="float" office:value="0.54054054054054057" table:formula="of:=[.BY19]*100/[.BY$24]" table:style-name="ce1">
            <text:p>0,540540541</text:p>
          </table:table-cell>
          <table:table-cell office:value-type="float" office:value="0" table:formula="of:=[.BZ19]*100/[.BZ$24]" table:style-name="ce1">
            <text:p>0</text:p>
          </table:table-cell>
          <table:table-cell office:value-type="float" office:value="2.6132404181184667" table:formula="of:=[.CA19]*100/[.CA$24]" table:style-name="ce1">
            <text:p>2,613240418</text:p>
          </table:table-cell>
          <table:table-cell office:value-type="float" office:value="5.1282051282051286" table:formula="of:=[.CB19]*100/[.CB$24]" table:style-name="ce1">
            <text:p>5,128205128</text:p>
          </table:table-cell>
          <table:table-cell office:value-type="float" office:value="0.76335877862595425" table:formula="of:=[.CC19]*100/[.CC$24]" table:style-name="ce1">
            <text:p>0,763358779</text:p>
          </table:table-cell>
          <table:table-cell office:value-type="float" office:value="5.3633217993079585" table:formula="of:=[.CD19]*100/[.CD$24]" table:style-name="ce1">
            <text:p>5,363321799</text:p>
          </table:table-cell>
          <table:table-cell office:value-type="float" office:value="0.90791180285343709" table:formula="of:=[.CE19]*100/[.CE$24]" table:style-name="ce1">
            <text:p>0,907911803</text:p>
          </table:table-cell>
          <table:table-cell office:value-type="float" office:value="1.174496644295302" table:formula="of:=[.CF19]*100/[.CF$24]" table:style-name="ce1">
            <text:p>1,174496644</text:p>
          </table:table-cell>
          <table:table-cell office:value-type="float" office:value="5.6239015817223201" table:formula="of:=[.CG19]*100/[.CG$24]" table:style-name="ce1">
            <text:p>5,623901582</text:p>
          </table:table-cell>
          <table:table-cell office:value-type="float" office:value="2.5157232704402515" table:formula="of:=[.CH19]*100/[.CH$24]" table:style-name="ce1">
            <text:p>2,51572327</text:p>
          </table:table-cell>
          <table:table-cell office:value-type="float" office:value="1.5717092337917484" table:formula="of:=[.CI19]*100/[.CI$24]" table:style-name="ce1">
            <text:p>1,571709234</text:p>
          </table:table-cell>
          <table:table-cell office:value-type="float" office:value="0" table:formula="of:=[.CJ19]*100/[.CJ$24]" table:style-name="ce1">
            <text:p>0</text:p>
          </table:table-cell>
          <table:table-cell office:value-type="float" office:value="0.18953158622262123" table:formula="of:=[.CK19]*100/[.CK$24]" table:style-name="ce1">
            <text:p>0,189531586</text:p>
          </table:table-cell>
          <table:table-cell office:value-type="float" office:value="0.88263358778625955" table:formula="of:=[.CL19]*100/[.CL$24]" table:style-name="ce1">
            <text:p>0,882633588</text:p>
          </table:table-cell>
          <table:table-cell office:value-type="float" office:value="0.27795414462081131" table:formula="of:=[.CM19]*100/[.CM$24]" table:style-name="ce1">
            <text:p>0,277954145</text:p>
          </table:table-cell>
          <table:table-cell office:value-type="float" office:value="0.41660116333909764" table:formula="of:=[.CN19]*100/[.CN$24]" table:style-name="ce1">
            <text:p>0,416601163</text:p>
          </table:table-cell>
          <table:table-cell office:value-type="float" office:value="0.25825046014239444" table:formula="of:=[.CO19]*100/[.CO$24]" table:style-name="ce1">
            <text:p>0,25825046</text:p>
          </table:table-cell>
          <table:table-cell office:value-type="float" office:value="0.42911992772717006" table:formula="of:=[.CP19]*100/[.CP$24]" table:style-name="ce1">
            <text:p>0,429119928</text:p>
          </table:table-cell>
          <table:table-cell office:value-type="float" office:value="0.34745762711864409" table:formula="of:=[.CQ19]*100/[.CQ$24]" table:style-name="ce1">
            <text:p>0,347457627</text:p>
          </table:table-cell>
          <table:table-cell office:value-type="float" office:value="0.51289675165390625" table:formula="of:=[.CR19]*100/[.CR$24]" table:style-name="ce1">
            <text:p>0,512896752</text:p>
          </table:table-cell>
          <table:table-cell office:value-type="float" office:value="0.21962037050241726" table:formula="of:=[.CS19]*100/[.CS$24]" table:style-name="ce1">
            <text:p>0,219620371</text:p>
          </table:table-cell>
          <table:table-cell office:value-type="float" office:value="0.34539602794567864" table:formula="of:=[.CT19]*100/[.CT$24]" table:style-name="ce1">
            <text:p>0,345396028</text:p>
          </table:table-cell>
          <table:table-cell office:value-type="float" office:value="0.29658781423336328" table:formula="of:=[.CU19]*100/[.CU$24]" table:style-name="ce1">
            <text:p>0,296587814</text:p>
          </table:table-cell>
          <table:table-cell office:value-type="float" office:value="0.42540488096126577" table:formula="of:=[.CV19]*100/[.CV$24]" table:style-name="ce1">
            <text:p>0,425404881</text:p>
          </table:table-cell>
          <table:table-cell office:value-type="float" office:value="0.13570362328674176" table:formula="of:=[.CW19]*100/[.CW$24]" table:style-name="ce1">
            <text:p>0,135703623</text:p>
          </table:table-cell>
          <table:table-cell office:value-type="float" office:value="1.0291595197255574" table:formula="of:=[.CX19]*100/[.CX$24]" table:style-name="ce1">
            <text:p>1,02915952</text:p>
          </table:table-cell>
          <table:table-cell office:value-type="float" office:value="0.9375" table:formula="of:=[.CY19]*100/[.CY$24]" table:style-name="ce1">
            <text:p>0,9375</text:p>
          </table:table-cell>
          <table:table-cell office:value-type="float" office:value="0.53475935828877008" table:formula="of:=[.CZ19]*100/[.CZ$24]" table:style-name="ce1">
            <text:p>0,534759358</text:p>
          </table:table-cell>
          <table:table-cell office:value-type="float" office:value="4.3115837884449552E-2" table:formula="of:=[.DA19]*100/[.DA$24]" table:style-name="ce1">
            <text:p>0,043115838</text:p>
          </table:table-cell>
          <table:table-cell office:value-type="float" office:value="0" table:formula="of:=[.DB19]*100/[.DB$24]" table:style-name="ce1">
            <text:p>0</text:p>
          </table:table-cell>
          <table:table-cell office:value-type="float" office:value="0.30600370652376918" table:formula="of:=[.DC19]*100/[.DC$24]" table:style-name="ce1">
            <text:p>0,306003707</text:p>
          </table:table-cell>
          <table:table-cell office:value-type="float" office:value="0.41821194665824984" table:formula="of:=[.DD19]*100/[.DD$24]" table:style-name="ce1">
            <text:p>0,418211947</text:p>
          </table:table-cell>
          <table:table-cell office:value-type="float" office:value="0.21925141303264567" table:formula="of:=[.DE19]*100/[.DE$24]" table:style-name="ce1">
            <text:p>0,219251413</text:p>
          </table:table-cell>
          <table:table-cell office:value-type="float" office:value="0.49261083743842365" table:formula="of:=[.DF19]*100/[.DF$24]" table:style-name="ce1">
            <text:p>0,492610837</text:p>
          </table:table-cell>
          <table:table-cell office:value-type="float" office:value="0.20945372204924992" table:formula="of:=[.DG19]*100/[.DG$24]" table:style-name="ce1">
            <text:p>0,209453722</text:p>
          </table:table-cell>
          <table:table-cell office:value-type="float" office:value="0.36655211912943869" table:formula="of:=[.DH19]*100/[.DH$24]" table:style-name="ce1">
            <text:p>0,366552119</text:p>
          </table:table-cell>
          <table:table-cell office:value-type="float" office:value="0.26971487284870282" table:formula="of:=[.DI19]*100/[.DI$24]" table:style-name="ce1">
            <text:p>0,269714873</text:p>
          </table:table-cell>
          <table:table-cell office:value-type="float" office:value="0.43959494465813642" table:formula="of:=[.DJ19]*100/[.DJ$24]" table:style-name="ce1">
            <text:p>0,439594945</text:p>
          </table:table-cell>
          <table:table-cell office:value-type="float" office:value="9.8765432098765427" table:formula="of:=[.DK19]*100/[.DK$24]" table:style-name="ce1">
            <text:p>9,87654321</text:p>
          </table:table-cell>
          <table:table-cell office:value-type="float" office:value="4.71976401179941" table:formula="of:=[.DL19]*100/[.DL$24]" table:style-name="ce1">
            <text:p>4,719764012</text:p>
          </table:table-cell>
          <table:table-cell office:value-type="float" office:value="0.27652955409609403" table:formula="of:=[.DM19]*100/[.DM$24]" table:style-name="ce1">
            <text:p>0,276529554</text:p>
          </table:table-cell>
          <table:table-cell office:value-type="float" office:value="0" table:formula="of:=[.DN19]*100/[.DN$24]" table:style-name="ce1">
            <text:p>0</text:p>
          </table:table-cell>
          <table:table-cell office:value-type="float" office:value="0" table:formula="of:=[.DO19]*100/[.DO$24]" table:style-name="ce1">
            <text:p>0</text:p>
          </table:table-cell>
          <table:table-cell office:value-type="float" office:value="0.94161958568738224" table:formula="of:=[.DP19]*100/[.DP$24]" table:style-name="ce1">
            <text:p>0,941619586</text:p>
          </table:table-cell>
          <table:table-cell office:value-type="float" office:value="2.0491803278688523" table:formula="of:=[.DQ19]*100/[.DQ$24]" table:style-name="ce1">
            <text:p>2,049180328</text:p>
          </table:table-cell>
          <table:table-cell office:value-type="float" office:value="3.5040431266846359" table:formula="of:=[.DR19]*100/[.DR$24]" table:style-name="ce1">
            <text:p>3,504043127</text:p>
          </table:table-cell>
          <table:table-cell office:value-type="float" office:value="0" table:formula="of:=[.DS19]*100/[.DS$24]" table:style-name="ce1">
            <text:p>0</text:p>
          </table:table-cell>
          <table:table-cell office:value-type="float" office:value="2.1077283372365341" table:formula="of:=[.DT19]*100/[.DT$24]" table:style-name="ce1">
            <text:p>2,107728337</text:p>
          </table:table-cell>
          <table:table-cell office:value-type="float" office:value="0.16221796195251437" table:formula="of:=[.DU19]*100/[.DU$24]" table:style-name="ce1">
            <text:p>0,162217962</text:p>
          </table:table-cell>
          <table:table-cell office:value-type="float" office:value="0" table:formula="of:=[.DV19]*100/[.DV$24]" table:style-name="ce1">
            <text:p>0</text:p>
          </table:table-cell>
          <table:table-cell office:value-type="float" office:value="2.0386266094420602" table:formula="of:=[.DW19]*100/[.DW$24]" table:style-name="ce1">
            <text:p>2,038626609</text:p>
          </table:table-cell>
          <table:table-cell office:value-type="float" office:value="7.2549019607843137" table:formula="of:=[.DX19]*100/[.DX$24]" table:style-name="ce1">
            <text:p>7,254901961</text:p>
          </table:table-cell>
          <table:table-cell office:value-type="float" office:value="2.1875" table:formula="of:=[.DY19]*100/[.DY$24]" table:style-name="ce1">
            <text:p>2,1875</text:p>
          </table:table-cell>
          <table:table-cell office:value-type="float" office:value="6.4189189189189193" table:formula="of:=[.DZ19]*100/[.DZ$24]" table:style-name="ce1">
            <text:p>6,418918919</text:p>
          </table:table-cell>
          <table:table-cell office:value-type="float" office:value="6.9257406694882645E-2" table:formula="of:=[.EA19]*100/[.EA$24]" table:style-name="ce1">
            <text:p>0,069257407</text:p>
          </table:table-cell>
          <table:table-cell office:value-type="float" office:value="0.14265335235378032" table:formula="of:=[.EB19]*100/[.EB$24]" table:style-name="ce1">
            <text:p>0,142653352</text:p>
          </table:table-cell>
          <table:table-cell office:value-type="float" office:value="0" table:formula="of:=[.EC19]*100/[.EC$24]" table:style-name="ce1">
            <text:p>0</text:p>
          </table:table-cell>
          <table:table-cell office:value-type="float" office:value="0" table:formula="of:=[.ED19]*100/[.ED$24]" table:style-name="ce1">
            <text:p>0</text:p>
          </table:table-cell>
          <table:table-cell office:value-type="float" office:value="0.15117157974300832" table:formula="of:=[.EE19]*100/[.EE$24]" table:style-name="ce1">
            <text:p>0,15117158</text:p>
          </table:table-cell>
          <table:table-cell office:value-type="float" office:value="1.0600706713780919" table:formula="of:=[.EF19]*100/[.EF$24]" table:style-name="ce1">
            <text:p>1,060070671</text:p>
          </table:table-cell>
          <table:table-cell office:value-type="float" office:value="1.1353711790393013" table:formula="of:=[.EG19]*100/[.EG$24]" table:style-name="ce1">
            <text:p>1,135371179</text:p>
          </table:table-cell>
          <table:table-cell office:value-type="float" office:value="2.2263450834879408" table:formula="of:=[.EH19]*100/[.EH$24]" table:style-name="ce1">
            <text:p>2,226345083</text:p>
          </table:table-cell>
          <table:table-cell office:value-type="float" office:value="0.9514101257220523" table:formula="of:=[.EI19]*100/[.EI$24]" table:style-name="ce1">
            <text:p>0,951410126</text:p>
          </table:table-cell>
          <table:table-cell office:value-type="float" office:value="0" table:formula="of:=[.EJ19]*100/[.EJ$24]" table:style-name="ce1">
            <text:p>0</text:p>
          </table:table-cell>
          <table:table-cell office:value-type="float" office:value="0.33579583613163194" table:formula="of:=[.EK19]*100/[.EK$24]" table:style-name="ce1">
            <text:p>0,335795836</text:p>
          </table:table-cell>
          <table:table-cell office:value-type="float" office:value="0.53956834532374098" table:formula="of:=[.EL19]*100/[.EL$24]" table:style-name="ce1">
            <text:p>0,539568345</text:p>
          </table:table-cell>
          <table:table-cell office:value-type="float" office:value="2.2641509433962264" table:formula="of:=[.EM19]*100/[.EM$24]" table:style-name="ce1">
            <text:p>2,264150943</text:p>
          </table:table-cell>
          <table:table-cell office:value-type="float" office:value="0" table:formula="of:=[.EN19]*100/[.EN$24]" table:style-name="ce1">
            <text:p>0</text:p>
          </table:table-cell>
          <table:table-cell office:value-type="float" office:value="3.225806451612903" table:formula="of:=[.EO19]*100/[.EO$24]" table:style-name="ce1">
            <text:p>3,225806452</text:p>
          </table:table-cell>
          <table:table-cell office:value-type="float" office:value="0" table:formula="of:=[.EP19]*100/[.EP$24]" table:style-name="ce1">
            <text:p>0</text:p>
          </table:table-cell>
          <table:table-cell office:value-type="float" office:value="0" table:formula="of:=[.EQ19]*100/[.EQ$24]" table:style-name="ce1">
            <text:p>0</text:p>
          </table:table-cell>
          <table:table-cell office:value-type="float" office:value="0" table:formula="of:=[.ER19]*100/[.ER$24]" table:style-name="ce1">
            <text:p>0</text:p>
          </table:table-cell>
          <table:table-cell office:value-type="float" office:value="0" table:formula="of:=[.ES19]*100/[.ES$24]" table:style-name="ce1">
            <text:p>0</text:p>
          </table:table-cell>
          <table:table-cell office:value-type="float" office:value="1.386138613861386" table:formula="of:=[.ET19]*100/[.ET$24]" table:style-name="ce1">
            <text:p>1,386138614</text:p>
          </table:table-cell>
          <table:table-cell office:value-type="float" office:value="0.57507987220447288" table:formula="of:=[.EU19]*100/[.EU$24]" table:style-name="ce1">
            <text:p>0,575079872</text:p>
          </table:table-cell>
          <table:table-cell office:value-type="float" office:value="0" table:formula="of:=[.EV19]*100/[.EV$24]" table:style-name="ce1">
            <text:p>0</text:p>
          </table:table-cell>
          <table:table-cell office:value-type="float" office:value="0" table:formula="of:=[.EW19]*100/[.EW$24]" table:style-name="ce1">
            <text:p>0</text:p>
          </table:table-cell>
          <table:table-cell office:value-type="float" office:value="0" table:formula="of:=[.EX19]*100/[.EX$24]" table:style-name="ce1">
            <text:p>0</text:p>
          </table:table-cell>
          <table:table-cell office:value-type="float" office:value="0" table:formula="of:=[.EY19]*100/[.EY$24]" table:style-name="ce1">
            <text:p>0</text:p>
          </table:table-cell>
          <table:table-cell office:value-type="float" office:value="4.6296296296296298" table:formula="of:=[.EZ19]*100/[.EZ$24]" table:style-name="ce1">
            <text:p>4,62962963</text:p>
          </table:table-cell>
          <table:table-cell office:value-type="float" office:value="0" table:formula="of:=[.FA19]*100/[.FA$24]" table:style-name="ce1">
            <text:p>0</text:p>
          </table:table-cell>
          <table:table-cell office:value-type="float" office:value="0.95602294455066916" table:formula="of:=[.FB19]*100/[.FB$24]" table:style-name="ce1">
            <text:p>0,956022945</text:p>
          </table:table-cell>
          <table:table-cell office:value-type="float" office:value="0.74688796680497926" table:formula="of:=[.FC19]*100/[.FC$24]" table:style-name="ce1">
            <text:p>0,746887967</text:p>
          </table:table-cell>
          <table:table-cell office:value-type="float" office:value="2.4809160305343512" table:formula="of:=[.FD19]*100/[.FD$24]" table:style-name="ce1">
            <text:p>2,480916031</text:p>
          </table:table-cell>
          <table:table-cell office:value-type="float" office:value="0.12160518848804215" table:formula="of:=[.FE19]*100/[.FE$24]" table:style-name="ce1">
            <text:p>0,121605188</text:p>
          </table:table-cell>
          <table:table-cell office:value-type="float" office:value="0" table:formula="of:=[.FF19]*100/[.FF$24]" table:style-name="ce1">
            <text:p>0</text:p>
          </table:table-cell>
          <table:table-cell office:value-type="float" office:value="1.8518518518518519" table:formula="of:=[.FG19]*100/[.FG$24]" table:style-name="ce1">
            <text:p>1,851851852</text:p>
          </table:table-cell>
          <table:table-cell office:value-type="float" office:value="2.8985507246376812" table:formula="of:=[.FH19]*100/[.FH$24]" table:style-name="ce1">
            <text:p>2,898550725</text:p>
          </table:table-cell>
          <table:table-cell office:value-type="float" office:value="0.23521505376344087" table:formula="of:=[.FI19]*100/[.FI$24]" table:style-name="ce1">
            <text:p>0,235215054</text:p>
          </table:table-cell>
          <table:table-cell office:value-type="float" office:value="0.4219409282700422" table:formula="of:=[.FJ19]*100/[.FJ$24]" table:style-name="ce1">
            <text:p>0,421940928</text:p>
          </table:table-cell>
          <table:table-cell office:value-type="float" office:value="0" table:formula="of:=[.FK19]*100/[.FK$24]" table:style-name="ce1">
            <text:p>0</text:p>
          </table:table-cell>
          <table:table-cell office:value-type="float" office:value="2.422145328719723" table:formula="of:=[.FL19]*100/[.FL$24]" table:style-name="ce1">
            <text:p>2,422145329</text:p>
          </table:table-cell>
          <table:table-cell office:value-type="float" office:value="0" table:formula="of:=[.FM19]*100/[.FM$24]" table:style-name="ce1">
            <text:p>0</text:p>
          </table:table-cell>
          <table:table-cell office:value-type="float" office:value="0" table:formula="of:=[.FN19]*100/[.FN$24]" table:style-name="ce1">
            <text:p>0</text:p>
          </table:table-cell>
          <table:table-cell office:value-type="float" office:value="6.1302681992337167" table:formula="of:=[.FO19]*100/[.FO$24]" table:style-name="ce1">
            <text:p>6,130268199</text:p>
          </table:table-cell>
          <table:table-cell office:value-type="float" office:value="1.7595307917888563" table:formula="of:=[.FP19]*100/[.FP$24]" table:style-name="ce1">
            <text:p>1,759530792</text:p>
          </table:table-cell>
          <table:table-cell office:value-type="float" office:value="2.6607538802660753" table:formula="of:=[.FQ19]*100/[.FQ$24]" table:style-name="ce1">
            <text:p>2,66075388</text:p>
          </table:table-cell>
          <table:table-cell office:value-type="float" office:value="0" table:formula="of:=[.FR19]*100/[.FR$24]" table:style-name="ce1">
            <text:p>0</text:p>
          </table:table-cell>
          <table:table-cell office:value-type="float" office:value="6.5306122448979593" table:formula="of:=[.FS19]*100/[.FS$24]" table:style-name="ce1">
            <text:p>6,530612245</text:p>
          </table:table-cell>
          <table:table-cell office:value-type="float" office:value="0" table:formula="of:=[.FT19]*100/[.FT$24]" table:style-name="ce1">
            <text:p>0</text:p>
          </table:table-cell>
          <table:table-cell office:value-type="float" office:value="0.61120543293718166" table:formula="of:=[.FU19]*100/[.FU$24]" table:style-name="ce1">
            <text:p>0,611205433</text:p>
          </table:table-cell>
          <table:table-cell office:value-type="float" office:value="0" table:formula="of:=[.FV19]*100/[.FV$24]" table:style-name="ce1">
            <text:p>0</text:p>
          </table:table-cell>
          <table:table-cell office:value-type="float" office:value="0" table:formula="of:=[.FW19]*100/[.FW$24]" table:style-name="ce1">
            <text:p>0</text:p>
          </table:table-cell>
          <table:table-cell office:value-type="float" office:value="0" table:formula="of:=[.FX19]*100/[.FX$24]" table:style-name="ce1">
            <text:p>0</text:p>
          </table:table-cell>
          <table:table-cell office:value-type="float" office:value="3.3333333333333335" table:formula="of:=[.FY19]*100/[.FY$24]" table:style-name="ce1">
            <text:p>3,333333333</text:p>
          </table:table-cell>
          <table:table-cell office:value-type="float" office:value="1.9230769230769231" table:formula="of:=[.FZ19]*100/[.FZ$24]" table:style-name="ce1">
            <text:p>1,923076923</text:p>
          </table:table-cell>
          <table:table-cell office:value-type="float" office:value="0" table:formula="of:=[.GA19]*100/[.GA$24]" table:style-name="ce1">
            <text:p>0</text:p>
          </table:table-cell>
          <table:table-cell office:value-type="float" office:value="0" table:formula="of:=[.GB19]*100/[.GB$24]" table:style-name="ce1">
            <text:p>0</text:p>
          </table:table-cell>
          <table:table-cell office:value-type="float" office:value="0" table:formula="of:=[.GC19]*100/[.GC$24]" table:style-name="ce1">
            <text:p>0</text:p>
          </table:table-cell>
          <table:table-cell office:value-type="float" office:value="2.2058823529411766" table:formula="of:=[.GD19]*100/[.GD$24]" table:style-name="ce1">
            <text:p>2,205882353</text:p>
          </table:table-cell>
          <table:table-cell office:value-type="float" office:value="0" table:formula="of:=[.GE19]*100/[.GE$24]" table:style-name="ce1">
            <text:p>0</text:p>
          </table:table-cell>
          <table:table-cell office:value-type="float" office:value="0" table:formula="of:=[.GF19]*100/[.GF$24]" table:style-name="ce1">
            <text:p>0</text:p>
          </table:table-cell>
          <table:table-cell office:value-type="float" office:value="4.8076923076923075" table:formula="of:=[.GG19]*100/[.GG$24]" table:style-name="ce1">
            <text:p>4,807692308</text:p>
          </table:table-cell>
          <table:table-cell office:value-type="float" office:value="0" table:formula="of:=[.GH19]*100/[.GH$24]" table:style-name="ce1">
            <text:p>0</text:p>
          </table:table-cell>
          <table:table-cell office:value-type="float" office:value="0.39869517941283072" table:formula="of:=[.GI19]*100/[.GI$24]" table:style-name="ce1">
            <text:p>0,398695179</text:p>
          </table:table-cell>
          <table:table-cell office:value-type="float" office:value="0" table:formula="of:=[.GJ19]*100/[.GJ$24]" table:style-name="ce1">
            <text:p>0</text:p>
          </table:table-cell>
          <table:table-cell office:value-type="float" office:value="0" table:formula="of:=[.GK19]*100/[.GK$24]" table:style-name="ce1">
            <text:p>0</text:p>
          </table:table-cell>
          <table:table-cell office:value-type="float" office:value="5.7306590257879657" table:formula="of:=[.GL19]*100/[.GL$24]" table:style-name="ce1">
            <text:p>5,730659026</text:p>
          </table:table-cell>
          <table:table-cell office:value-type="float" office:value="0" table:formula="of:=[.GM19]*100/[.GM$24]" table:style-name="ce1">
            <text:p>0</text:p>
          </table:table-cell>
          <table:table-cell office:value-type="float" office:value="5.5555555555555554" table:formula="of:=[.GN19]*100/[.GN$24]" table:style-name="ce1">
            <text:p>5,555555556</text:p>
          </table:table-cell>
          <table:table-cell office:value-type="float" office:value="4.8327137546468402" table:formula="of:=[.GO19]*100/[.GO$24]" table:style-name="ce1">
            <text:p>4,832713755</text:p>
          </table:table-cell>
          <table:table-cell office:value-type="float" office:value="4.2813455657492359" table:formula="of:=[.GP19]*100/[.GP$24]" table:style-name="ce1">
            <text:p>4,281345566</text:p>
          </table:table-cell>
          <table:table-cell office:value-type="float" office:value="4.7808764940239046" table:formula="of:=[.GQ19]*100/[.GQ$24]" table:style-name="ce1">
            <text:p>4,780876494</text:p>
          </table:table-cell>
          <table:table-cell office:value-type="float" office:value="2.3460410557184752" table:formula="of:=[.GR19]*100/[.GR$24]" table:style-name="ce1">
            <text:p>2,346041056</text:p>
          </table:table-cell>
          <table:table-cell office:value-type="float" office:value="5.0691244239631335" table:formula="of:=[.GS19]*100/[.GS$24]" table:style-name="ce1">
            <text:p>5,069124424</text:p>
          </table:table-cell>
          <table:table-cell office:value-type="float" office:value="2.8037383177570092" table:formula="of:=[.GT19]*100/[.GT$24]" table:style-name="ce1">
            <text:p>2,803738318</text:p>
          </table:table-cell>
          <table:table-cell office:value-type="float" office:value="2.8112449799196786" table:formula="of:=[.GU19]*100/[.GU$24]" table:style-name="ce1">
            <text:p>2,81124498</text:p>
          </table:table-cell>
          <table:table-cell office:value-type="float" office:value="3.867403314917127" table:formula="of:=[.GV19]*100/[.GV$24]" table:style-name="ce1">
            <text:p>3,867403315</text:p>
          </table:table-cell>
          <table:table-cell office:value-type="float" office:value="0" table:formula="of:=[.GW19]*100/[.GW$24]" table:style-name="ce1">
            <text:p>0</text:p>
          </table:table-cell>
          <table:table-cell office:value-type="float" office:value="0" table:formula="of:=[.GX19]*100/[.GX$24]" table:style-name="ce1">
            <text:p>0</text:p>
          </table:table-cell>
          <table:table-cell office:value-type="float" office:value="2.2304832713754648" table:formula="of:=[.GY19]*100/[.GY$24]" table:style-name="ce1">
            <text:p>2,230483271</text:p>
          </table:table-cell>
          <table:table-cell office:value-type="float" office:value="2.7027027027027026" table:formula="of:=[.GZ19]*100/[.GZ$24]" table:style-name="ce1">
            <text:p>2,702702703</text:p>
          </table:table-cell>
          <table:table-cell office:value-type="float" office:value="0.38872691933916426" table:formula="of:=[.HA19]*100/[.HA$24]" table:style-name="ce1">
            <text:p>0,388726919</text:p>
          </table:table-cell>
          <table:table-cell office:value-type="float" office:value="0" table:formula="of:=[.HB19]*100/[.HB$24]" table:style-name="ce1">
            <text:p>0</text:p>
          </table:table-cell>
          <table:table-cell office:value-type="float" office:value="0" table:formula="of:=[.HC19]*100/[.HC$24]" table:style-name="ce1">
            <text:p>0</text:p>
          </table:table-cell>
          <table:table-cell office:value-type="float" office:value="0" table:formula="of:=[.HD19]*100/[.HD$24]" table:style-name="ce1">
            <text:p>0</text:p>
          </table:table-cell>
          <table:table-cell office:value-type="float" office:value="0" table:formula="of:=[.HE19]*100/[.HE$24]" table:style-name="ce1">
            <text:p>0</text:p>
          </table:table-cell>
          <table:table-cell office:value-type="float" office:value="7.4503311258278142" table:formula="of:=[.HF19]*100/[.HF$24]" table:style-name="ce1">
            <text:p>7,450331126</text:p>
          </table:table-cell>
          <table:table-cell office:value-type="float" office:value="0" table:formula="of:=[.HG19]*100/[.HG$24]" table:style-name="ce1">
            <text:p>0</text:p>
          </table:table-cell>
          <table:table-cell office:value-type="float" office:value="0" table:formula="of:=[.HH19]*100/[.HH$24]" table:style-name="ce1">
            <text:p>0</text:p>
          </table:table-cell>
          <table:table-cell office:value-type="float" office:value="0" table:formula="of:=[.HI19]*100/[.HI$24]" table:style-name="ce1">
            <text:p>0</text:p>
          </table:table-cell>
          <table:table-cell office:value-type="float" office:value="2.150537634408602" table:formula="of:=[.HJ19]*100/[.HJ$24]" table:style-name="ce1">
            <text:p>2,150537634</text:p>
          </table:table-cell>
          <table:table-cell office:value-type="float" office:value="0" table:formula="of:=[.HK19]*100/[.HK$24]" table:style-name="ce1">
            <text:p>0</text:p>
          </table:table-cell>
          <table:table-cell office:value-type="float" office:value="1.2232415902140672" table:formula="of:=[.HL19]*100/[.HL$24]" table:style-name="ce1">
            <text:p>1,22324159</text:p>
          </table:table-cell>
          <table:table-cell office:value-type="float" office:value="0" table:formula="of:=[.HM19]*100/[.HM$24]" table:style-name="ce1">
            <text:p>0</text:p>
          </table:table-cell>
          <table:table-cell office:value-type="float" office:value="3.4602076124567476" table:formula="of:=[.HN19]*100/[.HN$24]" table:style-name="ce1">
            <text:p>3,460207612</text:p>
          </table:table-cell>
          <table:table-cell office:value-type="float" office:value="0" table:formula="of:=[.HO19]*100/[.HO$24]" table:style-name="ce1">
            <text:p>0</text:p>
          </table:table-cell>
          <table:table-cell office:value-type="float" office:value="0" table:formula="of:=[.HP19]*100/[.HP$24]" table:style-name="ce1">
            <text:p>0</text:p>
          </table:table-cell>
          <table:table-cell office:value-type="float" office:value="0.77972709551656916" table:formula="of:=[.HQ19]*100/[.HQ$24]" table:style-name="ce1">
            <text:p>0,779727096</text:p>
          </table:table-cell>
          <table:table-cell office:value-type="float" office:value="2.571860816944024" table:formula="of:=[.HR19]*100/[.HR$24]" table:style-name="ce1">
            <text:p>2,571860817</text:p>
          </table:table-cell>
          <table:table-cell office:value-type="float" office:value="0" table:formula="of:=[.HS19]*100/[.HS$24]" table:style-name="ce1">
            <text:p>0</text:p>
          </table:table-cell>
          <table:table-cell office:value-type="float" office:value="0" table:formula="of:=[.HT19]*100/[.HT$24]" table:style-name="ce1">
            <text:p>0</text:p>
          </table:table-cell>
          <table:table-cell office:value-type="float" office:value="5.3658536585365857" table:formula="of:=[.HU19]*100/[.HU$24]" table:style-name="ce1">
            <text:p>5,365853659</text:p>
          </table:table-cell>
          <table:table-cell office:value-type="float" office:value="1.6025641025641026" table:formula="of:=[.HV19]*100/[.HV$24]" table:style-name="ce1">
            <text:p>1,602564103</text:p>
          </table:table-cell>
          <table:table-cell office:value-type="float" office:value="1.2121212121212122" table:formula="of:=[.HW19]*100/[.HW$24]" table:style-name="ce1">
            <text:p>1,212121212</text:p>
          </table:table-cell>
          <table:table-cell office:value-type="float" office:value="0" table:formula="of:=[.HX19]*100/[.HX$24]" table:style-name="ce1">
            <text:p>0</text:p>
          </table:table-cell>
          <table:table-cell office:value-type="float" office:value="0" table:formula="of:=[.HY19]*100/[.HY$24]" table:style-name="ce1">
            <text:p>0</text:p>
          </table:table-cell>
          <table:table-cell office:value-type="float" office:value="0" table:formula="of:=[.HZ19]*100/[.HZ$24]" table:style-name="ce1">
            <text:p>0</text:p>
          </table:table-cell>
          <table:table-cell office:value-type="float" office:value="0" table:formula="of:=[.IA19]*100/[.IA$24]" table:style-name="ce1">
            <text:p>0</text:p>
          </table:table-cell>
          <table:table-cell office:value-type="float" office:value="5.0335570469798654" table:formula="of:=[.IB19]*100/[.IB$24]" table:style-name="ce1">
            <text:p>5,033557047</text:p>
          </table:table-cell>
          <table:table-cell office:value-type="float" office:value="0" table:formula="of:=[.IC19]*100/[.IC$24]" table:style-name="ce1">
            <text:p>0</text:p>
          </table:table-cell>
          <table:table-cell office:value-type="float" office:value="9.8939929328621901" table:formula="of:=[.ID19]*100/[.ID$24]" table:style-name="ce1">
            <text:p>9,893992933</text:p>
          </table:table-cell>
          <table:table-cell office:value-type="float" office:value="1.8957345971563981" table:formula="of:=[.IE19]*100/[.IE$24]" table:style-name="ce1">
            <text:p>1,895734597</text:p>
          </table:table-cell>
          <table:table-cell office:value-type="float" office:value="0" table:formula="of:=[.IF19]*100/[.IF$24]" table:style-name="ce1">
            <text:p>0</text:p>
          </table:table-cell>
          <table:table-cell office:value-type="float" office:value="6.6115702479338845" table:formula="of:=[.IG19]*100/[.IG$24]" table:style-name="ce1">
            <text:p>6,611570248</text:p>
          </table:table-cell>
          <table:table-cell office:value-type="float" office:value="4.4642857142857144" table:formula="of:=[.IH19]*100/[.IH$24]" table:style-name="ce1">
            <text:p>4,464285714</text:p>
          </table:table-cell>
          <table:table-cell office:value-type="float" office:value="0" table:formula="of:=[.II19]*100/[.II$24]" table:style-name="ce1">
            <text:p>0</text:p>
          </table:table-cell>
          <table:table-cell office:value-type="float" office:value="1.502145922746781" table:formula="of:=[.IJ19]*100/[.IJ$24]" table:style-name="ce1">
            <text:p>1,502145923</text:p>
          </table:table-cell>
          <table:table-cell office:value-type="float" office:value="0" table:formula="of:=[.IK19]*100/[.IK$24]" table:style-name="ce1">
            <text:p>0</text:p>
          </table:table-cell>
          <table:table-cell office:value-type="float" office:value="1.9021739130434783" table:formula="of:=[.IL19]*100/[.IL$24]" table:style-name="ce1">
            <text:p>1,902173913</text:p>
          </table:table-cell>
          <table:table-cell office:value-type="float" office:value="10.152284263959391" table:formula="of:=[.IM19]*100/[.IM$24]" table:style-name="ce1">
            <text:p>10,15228426</text:p>
          </table:table-cell>
          <table:table-cell office:value-type="float" office:value="3.225806451612903" table:formula="of:=[.IN19]*100/[.IN$24]" table:style-name="ce1">
            <text:p>3,225806452</text:p>
          </table:table-cell>
          <table:table-cell office:value-type="float" office:value="4.0229885057471266" table:formula="of:=[.IO19]*100/[.IO$24]" table:style-name="ce1">
            <text:p>4,022988506</text:p>
          </table:table-cell>
          <table:table-cell office:value-type="float" office:value="1.6501650165016502" table:formula="of:=[.IP19]*100/[.IP$24]" table:style-name="ce1">
            <text:p>1,650165017</text:p>
          </table:table-cell>
          <table:table-cell office:value-type="float" office:value="0" table:formula="of:=[.IQ19]*100/[.IQ$24]" table:style-name="ce1">
            <text:p>0</text:p>
          </table:table-cell>
          <table:table-cell office:value-type="float" office:value="2.6058631921824102" table:formula="of:=[.IR19]*100/[.IR$24]" table:style-name="ce1">
            <text:p>2,605863192</text:p>
          </table:table-cell>
          <table:table-cell office:value-type="float" office:value="0" table:formula="of:=[.IS19]*100/[.IS$24]" table:style-name="ce1">
            <text:p>0</text:p>
          </table:table-cell>
          <table:table-cell office:value-type="float" office:value="0" table:formula="of:=[.IT19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ustomer service</text:p>
          </table:table-cell>
          <table:table-cell office:value-type="float" office:value="0.27700027700027702" table:formula="of:=[.C20]*100/[.C$24]" table:style-name="ce1">
            <text:p>0,277000277</text:p>
          </table:table-cell>
          <table:table-cell office:value-type="float" office:value="0.29893042909348533" table:formula="of:=[.D20]*100/[.D$24]" table:style-name="ce1">
            <text:p>0,298930429</text:p>
          </table:table-cell>
          <table:table-cell office:value-type="float" office:value="0.16996000940955069" table:formula="of:=[.E20]*100/[.E$24]" table:style-name="ce1">
            <text:p>0,169960009</text:p>
          </table:table-cell>
          <table:table-cell office:value-type="float" office:value="0.29124219023794851" table:formula="of:=[.F20]*100/[.F$24]" table:style-name="ce1">
            <text:p>0,29124219</text:p>
          </table:table-cell>
          <table:table-cell office:value-type="float" office:value="0.29426893309568525" table:formula="of:=[.G20]*100/[.G$24]" table:style-name="ce1">
            <text:p>0,294268933</text:p>
          </table:table-cell>
          <table:table-cell office:value-type="float" office:value="0.25068969653352524" table:formula="of:=[.H20]*100/[.H$24]" table:style-name="ce1">
            <text:p>0,250689697</text:p>
          </table:table-cell>
          <table:table-cell office:value-type="float" office:value="0.23856717268227837" table:formula="of:=[.I20]*100/[.I$24]" table:style-name="ce1">
            <text:p>0,238567173</text:p>
          </table:table-cell>
          <table:table-cell office:value-type="float" office:value="0.27395607048032827" table:formula="of:=[.J20]*100/[.J$24]" table:style-name="ce1">
            <text:p>0,27395607</text:p>
          </table:table-cell>
          <table:table-cell office:value-type="float" office:value="0.18795642284209266" table:formula="of:=[.K20]*100/[.K$24]" table:style-name="ce1">
            <text:p>0,187956423</text:p>
          </table:table-cell>
          <table:table-cell office:value-type="float" office:value="0.352112676056338" table:formula="of:=[.L20]*100/[.L$24]" table:style-name="ce1">
            <text:p>0,352112676</text:p>
          </table:table-cell>
          <table:table-cell office:value-type="float" office:value="0.53204353083434097" table:formula="of:=[.M20]*100/[.M$24]" table:style-name="ce1">
            <text:p>0,532043531</text:p>
          </table:table-cell>
          <table:table-cell office:value-type="float" office:value="0.61692468862763361" table:formula="of:=[.N20]*100/[.N$24]" table:style-name="ce1">
            <text:p>0,616924689</text:p>
          </table:table-cell>
          <table:table-cell office:value-type="float" office:value="0.25036460865337873" table:formula="of:=[.O20]*100/[.O$24]" table:style-name="ce1">
            <text:p>0,250364609</text:p>
          </table:table-cell>
          <table:table-cell office:value-type="float" office:value="0.15304231380848191" table:formula="of:=[.P20]*100/[.P$24]" table:style-name="ce1">
            <text:p>0,153042314</text:p>
          </table:table-cell>
          <table:table-cell office:value-type="float" office:value="0.2698346367381052" table:formula="of:=[.Q20]*100/[.Q$24]" table:style-name="ce1">
            <text:p>0,269834637</text:p>
          </table:table-cell>
          <table:table-cell office:value-type="float" office:value="0.23788535616388731" table:formula="of:=[.R20]*100/[.R$24]" table:style-name="ce1">
            <text:p>0,237885356</text:p>
          </table:table-cell>
          <table:table-cell office:value-type="float" office:value="0" table:formula="of:=[.S20]*100/[.S$24]" table:style-name="ce1">
            <text:p>0</text:p>
          </table:table-cell>
          <table:table-cell office:value-type="float" office:value="0.34860557768924305" table:formula="of:=[.T20]*100/[.T$24]" table:style-name="ce1">
            <text:p>0,348605578</text:p>
          </table:table-cell>
          <table:table-cell office:value-type="float" office:value="0" table:formula="of:=[.U20]*100/[.U$24]" table:style-name="ce1">
            <text:p>0</text:p>
          </table:table-cell>
          <table:table-cell office:value-type="float" office:value="0" table:formula="of:=[.V20]*100/[.V$24]" table:style-name="ce1">
            <text:p>0</text:p>
          </table:table-cell>
          <table:table-cell office:value-type="float" office:value="1.0978043912175648" table:formula="of:=[.W20]*100/[.W$24]" table:style-name="ce1">
            <text:p>1,097804391</text:p>
          </table:table-cell>
          <table:table-cell office:value-type="float" office:value="0.51764064841302271" table:formula="of:=[.X20]*100/[.X$24]" table:style-name="ce1">
            <text:p>0,517640648</text:p>
          </table:table-cell>
          <table:table-cell office:value-type="float" office:value="0" table:formula="of:=[.Y20]*100/[.Y$24]" table:style-name="ce1">
            <text:p>0</text:p>
          </table:table-cell>
          <table:table-cell office:value-type="float" office:value="0" table:formula="of:=[.Z20]*100/[.Z$24]" table:style-name="ce1">
            <text:p>0</text:p>
          </table:table-cell>
          <table:table-cell office:value-type="float" office:value="0.33779308517684459" table:formula="of:=[.AA20]*100/[.AA$24]" table:style-name="ce1">
            <text:p>0,337793085</text:p>
          </table:table-cell>
          <table:table-cell office:value-type="float" office:value="0.81037277147487841" table:formula="of:=[.AB20]*100/[.AB$24]" table:style-name="ce1">
            <text:p>0,810372771</text:p>
          </table:table-cell>
          <table:table-cell office:value-type="float" office:value="0.26458710486004733" table:formula="of:=[.AC20]*100/[.AC$24]" table:style-name="ce1">
            <text:p>0,264587105</text:p>
          </table:table-cell>
          <table:table-cell office:value-type="float" office:value="0" table:formula="of:=[.AD20]*100/[.AD$24]" table:style-name="ce1">
            <text:p>0</text:p>
          </table:table-cell>
          <table:table-cell office:value-type="float" office:value="0.27548209366391185" table:formula="of:=[.AE20]*100/[.AE$24]" table:style-name="ce1">
            <text:p>0,275482094</text:p>
          </table:table-cell>
          <table:table-cell office:value-type="float" office:value="1.3202933985330074" table:formula="of:=[.AF20]*100/[.AF$24]" table:style-name="ce1">
            <text:p>1,320293399</text:p>
          </table:table-cell>
          <table:table-cell office:value-type="float" office:value="0" table:formula="of:=[.AG20]*100/[.AG$24]" table:style-name="ce1">
            <text:p>0</text:p>
          </table:table-cell>
          <table:table-cell office:value-type="float" office:value="0" table:formula="of:=[.AH20]*100/[.AH$24]" table:style-name="ce1">
            <text:p>0</text:p>
          </table:table-cell>
          <table:table-cell office:value-type="float" office:value="1.1937557392102847" table:formula="of:=[.AI20]*100/[.AI$24]" table:style-name="ce1">
            <text:p>1,193755739</text:p>
          </table:table-cell>
          <table:table-cell office:value-type="float" office:value="0.48154093097913325" table:formula="of:=[.AJ20]*100/[.AJ$24]" table:style-name="ce1">
            <text:p>0,481540931</text:p>
          </table:table-cell>
          <table:table-cell office:value-type="float" office:value="0.4438215370240598" table:formula="of:=[.AK20]*100/[.AK$24]" table:style-name="ce1">
            <text:p>0,443821537</text:p>
          </table:table-cell>
          <table:table-cell office:value-type="float" office:value="0" table:formula="of:=[.AL20]*100/[.AL$24]" table:style-name="ce1">
            <text:p>0</text:p>
          </table:table-cell>
          <table:table-cell office:value-type="float" office:value="0" table:formula="of:=[.AM20]*100/[.AM$24]" table:style-name="ce1">
            <text:p>0</text:p>
          </table:table-cell>
          <table:table-cell office:value-type="float" office:value="0.1849796522382538" table:formula="of:=[.AN20]*100/[.AN$24]" table:style-name="ce1">
            <text:p>0,184979652</text:p>
          </table:table-cell>
          <table:table-cell office:value-type="float" office:value="0.34702139965297862" table:formula="of:=[.AO20]*100/[.AO$24]" table:style-name="ce1">
            <text:p>0,3470214</text:p>
          </table:table-cell>
          <table:table-cell office:value-type="float" office:value="0.61523317337270822" table:formula="of:=[.AP20]*100/[.AP$24]" table:style-name="ce1">
            <text:p>0,615233173</text:p>
          </table:table-cell>
          <table:table-cell office:value-type="float" office:value="0" table:formula="of:=[.AQ20]*100/[.AQ$24]" table:style-name="ce1">
            <text:p>0</text:p>
          </table:table-cell>
          <table:table-cell office:value-type="float" office:value="0.45871559633027525" table:formula="of:=[.AR20]*100/[.AR$24]" table:style-name="ce1">
            <text:p>0,458715596</text:p>
          </table:table-cell>
          <table:table-cell office:value-type="float" office:value="0" table:formula="of:=[.AS20]*100/[.AS$24]" table:style-name="ce1">
            <text:p>0</text:p>
          </table:table-cell>
          <table:table-cell office:value-type="float" office:value="0.39619651347068147" table:formula="of:=[.AT20]*100/[.AT$24]" table:style-name="ce1">
            <text:p>0,396196513</text:p>
          </table:table-cell>
          <table:table-cell office:value-type="float" office:value="0" table:formula="of:=[.AU20]*100/[.AU$24]" table:style-name="ce1">
            <text:p>0</text:p>
          </table:table-cell>
          <table:table-cell office:value-type="float" office:value="0.45977011494252873" table:formula="of:=[.AV20]*100/[.AV$24]" table:style-name="ce1">
            <text:p>0,459770115</text:p>
          </table:table-cell>
          <table:table-cell office:value-type="float" office:value="0.52910052910052907" table:formula="of:=[.AW20]*100/[.AW$24]" table:style-name="ce1">
            <text:p>0,529100529</text:p>
          </table:table-cell>
          <table:table-cell office:value-type="float" office:value="0.52963430012610335" table:formula="of:=[.AX20]*100/[.AX$24]" table:style-name="ce1">
            <text:p>0,5296343</text:p>
          </table:table-cell>
          <table:table-cell office:value-type="float" office:value="0.96852300242130751" table:formula="of:=[.AY20]*100/[.AY$24]" table:style-name="ce1">
            <text:p>0,968523002</text:p>
          </table:table-cell>
          <table:table-cell office:value-type="float" office:value="1.3409961685823755" table:formula="of:=[.AZ20]*100/[.AZ$24]" table:style-name="ce1">
            <text:p>1,340996169</text:p>
          </table:table-cell>
          <table:table-cell office:value-type="float" office:value="0.4743083003952569" table:formula="of:=[.BA20]*100/[.BA$24]" table:style-name="ce1">
            <text:p>0,4743083</text:p>
          </table:table-cell>
          <table:table-cell office:value-type="float" office:value="0" table:formula="of:=[.BB20]*100/[.BB$24]" table:style-name="ce1">
            <text:p>0</text:p>
          </table:table-cell>
          <table:table-cell office:value-type="float" office:value="0" table:formula="of:=[.BC20]*100/[.BC$24]" table:style-name="ce1">
            <text:p>0</text:p>
          </table:table-cell>
          <table:table-cell office:value-type="float" office:value="0" table:formula="of:=[.BD20]*100/[.BD$24]" table:style-name="ce1">
            <text:p>0</text:p>
          </table:table-cell>
          <table:table-cell office:value-type="float" office:value="0.47355958958168903" table:formula="of:=[.BE20]*100/[.BE$24]" table:style-name="ce1">
            <text:p>0,47355959</text:p>
          </table:table-cell>
          <table:table-cell office:value-type="float" office:value="0" table:formula="of:=[.BF20]*100/[.BF$24]" table:style-name="ce1">
            <text:p>0</text:p>
          </table:table-cell>
          <table:table-cell office:value-type="float" office:value="1.1904761904761905" table:formula="of:=[.BG20]*100/[.BG$24]" table:style-name="ce1">
            <text:p>1,19047619</text:p>
          </table:table-cell>
          <table:table-cell office:value-type="float" office:value="0" table:formula="of:=[.BH20]*100/[.BH$24]" table:style-name="ce1">
            <text:p>0</text:p>
          </table:table-cell>
          <table:table-cell office:value-type="float" office:value="0" table:formula="of:=[.BI20]*100/[.BI$24]" table:style-name="ce1">
            <text:p>0</text:p>
          </table:table-cell>
          <table:table-cell office:value-type="float" office:value="0.92936802973977695" table:formula="of:=[.BJ20]*100/[.BJ$24]" table:style-name="ce1">
            <text:p>0,92936803</text:p>
          </table:table-cell>
          <table:table-cell office:value-type="float" office:value="1.9639934533551555" table:formula="of:=[.BK20]*100/[.BK$24]" table:style-name="ce1">
            <text:p>1,963993453</text:p>
          </table:table-cell>
          <table:table-cell office:value-type="float" office:value="1.6964285714285714" table:formula="of:=[.BL20]*100/[.BL$24]" table:style-name="ce1">
            <text:p>1,696428571</text:p>
          </table:table-cell>
          <table:table-cell office:value-type="float" office:value="0" table:formula="of:=[.BM20]*100/[.BM$24]" table:style-name="ce1">
            <text:p>0</text:p>
          </table:table-cell>
          <table:table-cell office:value-type="float" office:value="0" table:formula="of:=[.BN20]*100/[.BN$24]" table:style-name="ce1">
            <text:p>0</text:p>
          </table:table-cell>
          <table:table-cell office:value-type="float" office:value="1.1343804537521816" table:formula="of:=[.BO20]*100/[.BO$24]" table:style-name="ce1">
            <text:p>1,134380454</text:p>
          </table:table-cell>
          <table:table-cell office:value-type="float" office:value="0" table:formula="of:=[.BP20]*100/[.BP$24]" table:style-name="ce1">
            <text:p>0</text:p>
          </table:table-cell>
          <table:table-cell office:value-type="float" office:value="0" table:formula="of:=[.BQ20]*100/[.BQ$24]" table:style-name="ce1">
            <text:p>0</text:p>
          </table:table-cell>
          <table:table-cell office:value-type="float" office:value="0" table:formula="of:=[.BR20]*100/[.BR$24]" table:style-name="ce1">
            <text:p>0</text:p>
          </table:table-cell>
          <table:table-cell office:value-type="float" office:value="0" table:formula="of:=[.BS20]*100/[.BS$24]" table:style-name="ce1">
            <text:p>0</text:p>
          </table:table-cell>
          <table:table-cell office:value-type="float" office:value="0" table:formula="of:=[.BT20]*100/[.BT$24]" table:style-name="ce1">
            <text:p>0</text:p>
          </table:table-cell>
          <table:table-cell office:value-type="float" office:value="0.73221757322175729" table:formula="of:=[.BU20]*100/[.BU$24]" table:style-name="ce1">
            <text:p>0,732217573</text:p>
          </table:table-cell>
          <table:table-cell office:value-type="float" office:value="0" table:formula="of:=[.BV20]*100/[.BV$24]" table:style-name="ce1">
            <text:p>0</text:p>
          </table:table-cell>
          <table:table-cell office:value-type="float" office:value="2.641509433962264" table:formula="of:=[.BW20]*100/[.BW$24]" table:style-name="ce1">
            <text:p>2,641509434</text:p>
          </table:table-cell>
          <table:table-cell office:value-type="float" office:value="0" table:formula="of:=[.BX20]*100/[.BX$24]" table:style-name="ce1">
            <text:p>0</text:p>
          </table:table-cell>
          <table:table-cell office:value-type="float" office:value="0.67567567567567566" table:formula="of:=[.BY20]*100/[.BY$24]" table:style-name="ce1">
            <text:p>0,675675676</text:p>
          </table:table-cell>
          <table:table-cell office:value-type="float" office:value="0" table:formula="of:=[.BZ20]*100/[.BZ$24]" table:style-name="ce1">
            <text:p>0</text:p>
          </table:table-cell>
          <table:table-cell office:value-type="float" office:value="0" table:formula="of:=[.CA20]*100/[.CA$24]" table:style-name="ce1">
            <text:p>0</text:p>
          </table:table-cell>
          <table:table-cell office:value-type="float" office:value="0" table:formula="of:=[.CB20]*100/[.CB$24]" table:style-name="ce1">
            <text:p>0</text:p>
          </table:table-cell>
          <table:table-cell office:value-type="float" office:value="0.38167938931297712" table:formula="of:=[.CC20]*100/[.CC$24]" table:style-name="ce1">
            <text:p>0,381679389</text:p>
          </table:table-cell>
          <table:table-cell office:value-type="float" office:value="0" table:formula="of:=[.CD20]*100/[.CD$24]" table:style-name="ce1">
            <text:p>0</text:p>
          </table:table-cell>
          <table:table-cell office:value-type="float" office:value="0" table:formula="of:=[.CE20]*100/[.CE$24]" table:style-name="ce1">
            <text:p>0</text:p>
          </table:table-cell>
          <table:table-cell office:value-type="float" office:value="0" table:formula="of:=[.CF20]*100/[.CF$24]" table:style-name="ce1">
            <text:p>0</text:p>
          </table:table-cell>
          <table:table-cell office:value-type="float" office:value="0" table:formula="of:=[.CG20]*100/[.CG$24]" table:style-name="ce1">
            <text:p>0</text:p>
          </table:table-cell>
          <table:table-cell office:value-type="float" office:value="2.5157232704402515" table:formula="of:=[.CH20]*100/[.CH$24]" table:style-name="ce1">
            <text:p>2,51572327</text:p>
          </table:table-cell>
          <table:table-cell office:value-type="float" office:value="0" table:formula="of:=[.CI20]*100/[.CI$24]" table:style-name="ce1">
            <text:p>0</text:p>
          </table:table-cell>
          <table:table-cell office:value-type="float" office:value="2.512562814070352" table:formula="of:=[.CJ20]*100/[.CJ$24]" table:style-name="ce1">
            <text:p>2,512562814</text:p>
          </table:table-cell>
          <table:table-cell office:value-type="float" office:value="0.29356020121699228" table:formula="of:=[.CK20]*100/[.CK$24]" table:style-name="ce1">
            <text:p>0,293560201</text:p>
          </table:table-cell>
          <table:table-cell office:value-type="float" office:value="0.27830788804071249" table:formula="of:=[.CL20]*100/[.CL$24]" table:style-name="ce1">
            <text:p>0,278307888</text:p>
          </table:table-cell>
          <table:table-cell office:value-type="float" office:value="0.34285714285714286" table:formula="of:=[.CM20]*100/[.CM$24]" table:style-name="ce1">
            <text:p>0,342857143</text:p>
          </table:table-cell>
          <table:table-cell office:value-type="float" office:value="2.3581197924854583E-2" table:formula="of:=[.CN20]*100/[.CN$24]" table:style-name="ce1">
            <text:p>0,023581198</text:p>
          </table:table-cell>
          <table:table-cell office:value-type="float" office:value="0.26823804699873016" table:formula="of:=[.CO20]*100/[.CO$24]" table:style-name="ce1">
            <text:p>0,268238047</text:p>
          </table:table-cell>
          <table:table-cell office:value-type="float" office:value="0.15809681547843107" table:formula="of:=[.CP20]*100/[.CP$24]" table:style-name="ce1">
            <text:p>0,158096815</text:p>
          </table:table-cell>
          <table:table-cell office:value-type="float" office:value="0.24717514124293785" table:formula="of:=[.CQ20]*100/[.CQ$24]" table:style-name="ce1">
            <text:p>0,247175141</text:p>
          </table:table-cell>
          <table:table-cell office:value-type="float" office:value="0.19326544265219653" table:formula="of:=[.CR20]*100/[.CR$24]" table:style-name="ce1">
            <text:p>0,193265443</text:p>
          </table:table-cell>
          <table:table-cell office:value-type="float" office:value="0.31374338643202465" table:formula="of:=[.CS20]*100/[.CS$24]" table:style-name="ce1">
            <text:p>0,313743386</text:p>
          </table:table-cell>
          <table:table-cell office:value-type="float" office:value="5.4949368082267053E-2" table:formula="of:=[.CT20]*100/[.CT$24]" table:style-name="ce1">
            <text:p>0,054949368</text:p>
          </table:table-cell>
          <table:table-cell office:value-type="float" office:value="0.19677460752021217" table:formula="of:=[.CU20]*100/[.CU$24]" table:style-name="ce1">
            <text:p>0,196774608</text:p>
          </table:table-cell>
          <table:table-cell office:value-type="float" office:value="0.14180162698708859" table:formula="of:=[.CV20]*100/[.CV$24]" table:style-name="ce1">
            <text:p>0,141801627</text:p>
          </table:table-cell>
          <table:table-cell office:value-type="float" office:value="0.37997014520287692" table:formula="of:=[.CW20]*100/[.CW$24]" table:style-name="ce1">
            <text:p>0,379970145</text:p>
          </table:table-cell>
          <table:table-cell office:value-type="float" office:value="0" table:formula="of:=[.CX20]*100/[.CX$24]" table:style-name="ce1">
            <text:p>0</text:p>
          </table:table-cell>
          <table:table-cell office:value-type="float" office:value="0.6875" table:formula="of:=[.CY20]*100/[.CY$24]" table:style-name="ce1">
            <text:p>0,6875</text:p>
          </table:table-cell>
          <table:table-cell office:value-type="float" office:value="0" table:formula="of:=[.CZ20]*100/[.CZ$24]" table:style-name="ce1">
            <text:p>0</text:p>
          </table:table-cell>
          <table:table-cell office:value-type="float" office:value="0.72817859538181473" table:formula="of:=[.DA20]*100/[.DA$24]" table:style-name="ce1">
            <text:p>0,728178595</text:p>
          </table:table-cell>
          <table:table-cell office:value-type="float" office:value="0.14288630332720964" table:formula="of:=[.DB20]*100/[.DB$24]" table:style-name="ce1">
            <text:p>0,142886303</text:p>
          </table:table-cell>
          <table:table-cell office:value-type="float" office:value="0.2844541497263206" table:formula="of:=[.DC20]*100/[.DC$24]" table:style-name="ce1">
            <text:p>0,28445415</text:p>
          </table:table-cell>
          <table:table-cell office:value-type="float" office:value="6.3126331571056571E-2" table:formula="of:=[.DD20]*100/[.DD$24]" table:style-name="ce1">
            <text:p>0,063126332</text:p>
          </table:table-cell>
          <table:table-cell office:value-type="float" office:value="0.17226896738279304" table:formula="of:=[.DE20]*100/[.DE$24]" table:style-name="ce1">
            <text:p>0,172268967</text:p>
          </table:table-cell>
          <table:table-cell office:value-type="float" office:value="5.2246603970741899E-2" table:formula="of:=[.DF20]*100/[.DF$24]" table:style-name="ce1">
            <text:p>0,052246604</text:p>
          </table:table-cell>
          <table:table-cell office:value-type="float" office:value="0.30427398811208606" table:formula="of:=[.DG20]*100/[.DG$24]" table:style-name="ce1">
            <text:p>0,304273988</text:p>
          </table:table-cell>
          <table:table-cell office:value-type="float" office:value="8.400152730049637E-2" table:formula="of:=[.DH20]*100/[.DH$24]" table:style-name="ce1">
            <text:p>0,084001527</text:p>
          </table:table-cell>
          <table:table-cell office:value-type="float" office:value="0.27542312412592401" table:formula="of:=[.DI20]*100/[.DI$24]" table:style-name="ce1">
            <text:p>0,275423124</text:p>
          </table:table-cell>
          <table:table-cell office:value-type="float" office:value="3.1399638904152601E-2" table:formula="of:=[.DJ20]*100/[.DJ$24]" table:style-name="ce1">
            <text:p>0,031399639</text:p>
          </table:table-cell>
          <table:table-cell office:value-type="float" office:value="0" table:formula="of:=[.DK20]*100/[.DK$24]" table:style-name="ce1">
            <text:p>0</text:p>
          </table:table-cell>
          <table:table-cell office:value-type="float" office:value="0" table:formula="of:=[.DL20]*100/[.DL$24]" table:style-name="ce1">
            <text:p>0</text:p>
          </table:table-cell>
          <table:table-cell office:value-type="float" office:value="0" table:formula="of:=[.DM20]*100/[.DM$24]" table:style-name="ce1">
            <text:p>0</text:p>
          </table:table-cell>
          <table:table-cell office:value-type="float" office:value="1.2466607301869992" table:formula="of:=[.DN20]*100/[.DN$24]" table:style-name="ce1">
            <text:p>1,24666073</text:p>
          </table:table-cell>
          <table:table-cell office:value-type="float" office:value="0" table:formula="of:=[.DO20]*100/[.DO$24]" table:style-name="ce1">
            <text:p>0</text:p>
          </table:table-cell>
          <table:table-cell office:value-type="float" office:value="0" table:formula="of:=[.DP20]*100/[.DP$24]" table:style-name="ce1">
            <text:p>0</text:p>
          </table:table-cell>
          <table:table-cell office:value-type="float" office:value="0" table:formula="of:=[.DQ20]*100/[.DQ$24]" table:style-name="ce1">
            <text:p>0</text:p>
          </table:table-cell>
          <table:table-cell office:value-type="float" office:value="0" table:formula="of:=[.DR20]*100/[.DR$24]" table:style-name="ce1">
            <text:p>0</text:p>
          </table:table-cell>
          <table:table-cell office:value-type="float" office:value="0" table:formula="of:=[.DS20]*100/[.DS$24]" table:style-name="ce1">
            <text:p>0</text:p>
          </table:table-cell>
          <table:table-cell office:value-type="float" office:value="2.5761124121779861" table:formula="of:=[.DT20]*100/[.DT$24]" table:style-name="ce1">
            <text:p>2,576112412</text:p>
          </table:table-cell>
          <table:table-cell office:value-type="float" office:value="0.50140097330777167" table:formula="of:=[.DU20]*100/[.DU$24]" table:style-name="ce1">
            <text:p>0,501400973</text:p>
          </table:table-cell>
          <table:table-cell office:value-type="float" office:value="0.7142857142857143" table:formula="of:=[.DV20]*100/[.DV$24]" table:style-name="ce1">
            <text:p>0,714285714</text:p>
          </table:table-cell>
          <table:table-cell office:value-type="float" office:value="0" table:formula="of:=[.DW20]*100/[.DW$24]" table:style-name="ce1">
            <text:p>0</text:p>
          </table:table-cell>
          <table:table-cell office:value-type="float" office:value="0" table:formula="of:=[.DX20]*100/[.DX$24]" table:style-name="ce1">
            <text:p>0</text:p>
          </table:table-cell>
          <table:table-cell office:value-type="float" office:value="0" table:formula="of:=[.DY20]*100/[.DY$24]" table:style-name="ce1">
            <text:p>0</text:p>
          </table:table-cell>
          <table:table-cell office:value-type="float" office:value="0" table:formula="of:=[.DZ20]*100/[.DZ$24]" table:style-name="ce1">
            <text:p>0</text:p>
          </table:table-cell>
          <table:table-cell office:value-type="float" office:value="0.39245863793766833" table:formula="of:=[.EA20]*100/[.EA$24]" table:style-name="ce1">
            <text:p>0,392458638</text:p>
          </table:table-cell>
          <table:table-cell office:value-type="float" office:value="0" table:formula="of:=[.EB20]*100/[.EB$24]" table:style-name="ce1">
            <text:p>0</text:p>
          </table:table-cell>
          <table:table-cell office:value-type="float" office:value="1.1148272017837235" table:formula="of:=[.EC20]*100/[.EC$24]" table:style-name="ce1">
            <text:p>1,114827202</text:p>
          </table:table-cell>
          <table:table-cell office:value-type="float" office:value="0" table:formula="of:=[.ED20]*100/[.ED$24]" table:style-name="ce1">
            <text:p>0</text:p>
          </table:table-cell>
          <table:table-cell office:value-type="float" office:value="0.18140589569160998" table:formula="of:=[.EE20]*100/[.EE$24]" table:style-name="ce1">
            <text:p>0,181405896</text:p>
          </table:table-cell>
          <table:table-cell office:value-type="float" office:value="1.2367491166077738" table:formula="of:=[.EF20]*100/[.EF$24]" table:style-name="ce1">
            <text:p>1,236749117</text:p>
          </table:table-cell>
          <table:table-cell office:value-type="float" office:value="0" table:formula="of:=[.EG20]*100/[.EG$24]" table:style-name="ce1">
            <text:p>0</text:p>
          </table:table-cell>
          <table:table-cell office:value-type="float" office:value="0" table:formula="of:=[.EH20]*100/[.EH$24]" table:style-name="ce1">
            <text:p>0</text:p>
          </table:table-cell>
          <table:table-cell office:value-type="float" office:value="0.37376826367652055" table:formula="of:=[.EI20]*100/[.EI$24]" table:style-name="ce1">
            <text:p>0,373768264</text:p>
          </table:table-cell>
          <table:table-cell office:value-type="float" office:value="0" table:formula="of:=[.EJ20]*100/[.EJ$24]" table:style-name="ce1">
            <text:p>0</text:p>
          </table:table-cell>
          <table:table-cell office:value-type="float" office:value="0.94022834116856946" table:formula="of:=[.EK20]*100/[.EK$24]" table:style-name="ce1">
            <text:p>0,940228341</text:p>
          </table:table-cell>
          <table:table-cell office:value-type="float" office:value="2.3381294964028778" table:formula="of:=[.EL20]*100/[.EL$24]" table:style-name="ce1">
            <text:p>2,338129496</text:p>
          </table:table-cell>
          <table:table-cell office:value-type="float" office:value="0" table:formula="of:=[.EM20]*100/[.EM$24]" table:style-name="ce1">
            <text:p>0</text:p>
          </table:table-cell>
          <table:table-cell office:value-type="float" office:value="0" table:formula="of:=[.EN20]*100/[.EN$24]" table:style-name="ce1">
            <text:p>0</text:p>
          </table:table-cell>
          <table:table-cell office:value-type="float" office:value="0" table:formula="of:=[.EO20]*100/[.EO$24]" table:style-name="ce1">
            <text:p>0</text:p>
          </table:table-cell>
          <table:table-cell office:value-type="float" office:value="0" table:formula="of:=[.EP20]*100/[.EP$24]" table:style-name="ce1">
            <text:p>0</text:p>
          </table:table-cell>
          <table:table-cell office:value-type="float" office:value="1.4573991031390134" table:formula="of:=[.EQ20]*100/[.EQ$24]" table:style-name="ce1">
            <text:p>1,457399103</text:p>
          </table:table-cell>
          <table:table-cell office:value-type="float" office:value="0" table:formula="of:=[.ER20]*100/[.ER$24]" table:style-name="ce1">
            <text:p>0</text:p>
          </table:table-cell>
          <table:table-cell office:value-type="float" office:value="0" table:formula="of:=[.ES20]*100/[.ES$24]" table:style-name="ce1">
            <text:p>0</text:p>
          </table:table-cell>
          <table:table-cell office:value-type="float" office:value="1.1881188118811881" table:formula="of:=[.ET20]*100/[.ET$24]" table:style-name="ce1">
            <text:p>1,188118812</text:p>
          </table:table-cell>
          <table:table-cell office:value-type="float" office:value="0.4472843450479233" table:formula="of:=[.EU20]*100/[.EU$24]" table:style-name="ce1">
            <text:p>0,447284345</text:p>
          </table:table-cell>
          <table:table-cell office:value-type="float" office:value="0.43440486533449174" table:formula="of:=[.EV20]*100/[.EV$24]" table:style-name="ce1">
            <text:p>0,434404865</text:p>
          </table:table-cell>
          <table:table-cell office:value-type="float" office:value="0" table:formula="of:=[.EW20]*100/[.EW$24]" table:style-name="ce1">
            <text:p>0</text:p>
          </table:table-cell>
          <table:table-cell office:value-type="float" office:value="0" table:formula="of:=[.EX20]*100/[.EX$24]" table:style-name="ce1">
            <text:p>0</text:p>
          </table:table-cell>
          <table:table-cell office:value-type="float" office:value="0" table:formula="of:=[.EY20]*100/[.EY$24]" table:style-name="ce1">
            <text:p>0</text:p>
          </table:table-cell>
          <table:table-cell office:value-type="float" office:value="0" table:formula="of:=[.EZ20]*100/[.EZ$24]" table:style-name="ce1">
            <text:p>0</text:p>
          </table:table-cell>
          <table:table-cell office:value-type="float" office:value="0.19773266543633009" table:formula="of:=[.FA20]*100/[.FA$24]" table:style-name="ce1">
            <text:p>0,197732665</text:p>
          </table:table-cell>
          <table:table-cell office:value-type="float" office:value="0" table:formula="of:=[.FB20]*100/[.FB$24]" table:style-name="ce1">
            <text:p>0</text:p>
          </table:table-cell>
          <table:table-cell office:value-type="float" office:value="0.49792531120331951" table:formula="of:=[.FC20]*100/[.FC$24]" table:style-name="ce1">
            <text:p>0,497925311</text:p>
          </table:table-cell>
          <table:table-cell office:value-type="float" office:value="0" table:formula="of:=[.FD20]*100/[.FD$24]" table:style-name="ce1">
            <text:p>0</text:p>
          </table:table-cell>
          <table:table-cell office:value-type="float" office:value="0.67558438048912306" table:formula="of:=[.FE20]*100/[.FE$24]" table:style-name="ce1">
            <text:p>0,67558438</text:p>
          </table:table-cell>
          <table:table-cell office:value-type="float" office:value="0" table:formula="of:=[.FF20]*100/[.FF$24]" table:style-name="ce1">
            <text:p>0</text:p>
          </table:table-cell>
          <table:table-cell office:value-type="float" office:value="0" table:formula="of:=[.FG20]*100/[.FG$24]" table:style-name="ce1">
            <text:p>0</text:p>
          </table:table-cell>
          <table:table-cell office:value-type="float" office:value="0" table:formula="of:=[.FH20]*100/[.FH$24]" table:style-name="ce1">
            <text:p>0</text:p>
          </table:table-cell>
          <table:table-cell office:value-type="float" office:value="0.60483870967741937" table:formula="of:=[.FI20]*100/[.FI$24]" table:style-name="ce1">
            <text:p>0,60483871</text:p>
          </table:table-cell>
          <table:table-cell office:value-type="float" office:value="0" table:formula="of:=[.FJ20]*100/[.FJ$24]" table:style-name="ce1">
            <text:p>0</text:p>
          </table:table-cell>
          <table:table-cell office:value-type="float" office:value="0" table:formula="of:=[.FK20]*100/[.FK$24]" table:style-name="ce1">
            <text:p>0</text:p>
          </table:table-cell>
          <table:table-cell office:value-type="float" office:value="0" table:formula="of:=[.FL20]*100/[.FL$24]" table:style-name="ce1">
            <text:p>0</text:p>
          </table:table-cell>
          <table:table-cell office:value-type="float" office:value="0.4826254826254826" table:formula="of:=[.FM20]*100/[.FM$24]" table:style-name="ce1">
            <text:p>0,482625483</text:p>
          </table:table-cell>
          <table:table-cell office:value-type="float" office:value="0" table:formula="of:=[.FN20]*100/[.FN$24]" table:style-name="ce1">
            <text:p>0</text:p>
          </table:table-cell>
          <table:table-cell office:value-type="float" office:value="0" table:formula="of:=[.FO20]*100/[.FO$24]" table:style-name="ce1">
            <text:p>0</text:p>
          </table:table-cell>
          <table:table-cell office:value-type="float" office:value="0" table:formula="of:=[.FP20]*100/[.FP$24]" table:style-name="ce1">
            <text:p>0</text:p>
          </table:table-cell>
          <table:table-cell office:value-type="float" office:value="0" table:formula="of:=[.FQ20]*100/[.FQ$24]" table:style-name="ce1">
            <text:p>0</text:p>
          </table:table-cell>
          <table:table-cell office:value-type="float" office:value="1.4888337468982631" table:formula="of:=[.FR20]*100/[.FR$24]" table:style-name="ce1">
            <text:p>1,488833747</text:p>
          </table:table-cell>
          <table:table-cell office:value-type="float" office:value="0" table:formula="of:=[.FS20]*100/[.FS$24]" table:style-name="ce1">
            <text:p>0</text:p>
          </table:table-cell>
          <table:table-cell office:value-type="float" office:value="0.93167701863354035" table:formula="of:=[.FT20]*100/[.FT$24]" table:style-name="ce1">
            <text:p>0,931677019</text:p>
          </table:table-cell>
          <table:table-cell office:value-type="float" office:value="0.71307300509337856" table:formula="of:=[.FU20]*100/[.FU$24]" table:style-name="ce1">
            <text:p>0,713073005</text:p>
          </table:table-cell>
          <table:table-cell office:value-type="float" office:value="0" table:formula="of:=[.FV20]*100/[.FV$24]" table:style-name="ce1">
            <text:p>0</text:p>
          </table:table-cell>
          <table:table-cell office:value-type="float" office:value="1.256544502617801" table:formula="of:=[.FW20]*100/[.FW$24]" table:style-name="ce1">
            <text:p>1,256544503</text:p>
          </table:table-cell>
          <table:table-cell office:value-type="float" office:value="0" table:formula="of:=[.FX20]*100/[.FX$24]" table:style-name="ce1">
            <text:p>0</text:p>
          </table:table-cell>
          <table:table-cell office:value-type="float" office:value="0" table:formula="of:=[.FY20]*100/[.FY$24]" table:style-name="ce1">
            <text:p>0</text:p>
          </table:table-cell>
          <table:table-cell office:value-type="float" office:value="2.2435897435897436" table:formula="of:=[.FZ20]*100/[.FZ$24]" table:style-name="ce1">
            <text:p>2,243589744</text:p>
          </table:table-cell>
          <table:table-cell office:value-type="float" office:value="0.66815144766146994" table:formula="of:=[.GA20]*100/[.GA$24]" table:style-name="ce1">
            <text:p>0,668151448</text:p>
          </table:table-cell>
          <table:table-cell office:value-type="float" office:value="0" table:formula="of:=[.GB20]*100/[.GB$24]" table:style-name="ce1">
            <text:p>0</text:p>
          </table:table-cell>
          <table:table-cell office:value-type="float" office:value="0" table:formula="of:=[.GC20]*100/[.GC$24]" table:style-name="ce1">
            <text:p>0</text:p>
          </table:table-cell>
          <table:table-cell office:value-type="float" office:value="0" table:formula="of:=[.GD20]*100/[.GD$24]" table:style-name="ce1">
            <text:p>0</text:p>
          </table:table-cell>
          <table:table-cell office:value-type="float" office:value="0" table:formula="of:=[.GE20]*100/[.GE$24]" table:style-name="ce1">
            <text:p>0</text:p>
          </table:table-cell>
          <table:table-cell office:value-type="float" office:value="0" table:formula="of:=[.GF20]*100/[.GF$24]" table:style-name="ce1">
            <text:p>0</text:p>
          </table:table-cell>
          <table:table-cell office:value-type="float" office:value="0" table:formula="of:=[.GG20]*100/[.GG$24]" table:style-name="ce1">
            <text:p>0</text:p>
          </table:table-cell>
          <table:table-cell office:value-type="float" office:value="0" table:formula="of:=[.GH20]*100/[.GH$24]" table:style-name="ce1">
            <text:p>0</text:p>
          </table:table-cell>
          <table:table-cell office:value-type="float" office:value="0.65241029358463209" table:formula="of:=[.GI20]*100/[.GI$24]" table:style-name="ce1">
            <text:p>0,652410294</text:p>
          </table:table-cell>
          <table:table-cell office:value-type="float" office:value="0" table:formula="of:=[.GJ20]*100/[.GJ$24]" table:style-name="ce1">
            <text:p>0</text:p>
          </table:table-cell>
          <table:table-cell office:value-type="float" office:value="0" table:formula="of:=[.GK20]*100/[.GK$24]" table:style-name="ce1">
            <text:p>0</text:p>
          </table:table-cell>
          <table:table-cell office:value-type="float" office:value="0" table:formula="of:=[.GL20]*100/[.GL$24]" table:style-name="ce1">
            <text:p>0</text:p>
          </table:table-cell>
          <table:table-cell office:value-type="float" office:value="0" table:formula="of:=[.GM20]*100/[.GM$24]" table:style-name="ce1">
            <text:p>0</text:p>
          </table:table-cell>
          <table:table-cell office:value-type="float" office:value="1.9607843137254901" table:formula="of:=[.GN20]*100/[.GN$24]" table:style-name="ce1">
            <text:p>1,960784314</text:p>
          </table:table-cell>
          <table:table-cell office:value-type="float" office:value="0" table:formula="of:=[.GO20]*100/[.GO$24]" table:style-name="ce1">
            <text:p>0</text:p>
          </table:table-cell>
          <table:table-cell office:value-type="float" office:value="0" table:formula="of:=[.GP20]*100/[.GP$24]" table:style-name="ce1">
            <text:p>0</text:p>
          </table:table-cell>
          <table:table-cell office:value-type="float" office:value="0" table:formula="of:=[.GQ20]*100/[.GQ$24]" table:style-name="ce1">
            <text:p>0</text:p>
          </table:table-cell>
          <table:table-cell office:value-type="float" office:value="0" table:formula="of:=[.GR20]*100/[.GR$24]" table:style-name="ce1">
            <text:p>0</text:p>
          </table:table-cell>
          <table:table-cell office:value-type="float" office:value="0" table:formula="of:=[.GS20]*100/[.GS$24]" table:style-name="ce1">
            <text:p>0</text:p>
          </table:table-cell>
          <table:table-cell office:value-type="float" office:value="1.557632398753894" table:formula="of:=[.GT20]*100/[.GT$24]" table:style-name="ce1">
            <text:p>1,557632399</text:p>
          </table:table-cell>
          <table:table-cell office:value-type="float" office:value="2.8112449799196786" table:formula="of:=[.GU20]*100/[.GU$24]" table:style-name="ce1">
            <text:p>2,81124498</text:p>
          </table:table-cell>
          <table:table-cell office:value-type="float" office:value="1.3812154696132597" table:formula="of:=[.GV20]*100/[.GV$24]" table:style-name="ce1">
            <text:p>1,38121547</text:p>
          </table:table-cell>
          <table:table-cell office:value-type="float" office:value="2.186421173762946" table:formula="of:=[.GW20]*100/[.GW$24]" table:style-name="ce1">
            <text:p>2,186421174</text:p>
          </table:table-cell>
          <table:table-cell office:value-type="float" office:value="0" table:formula="of:=[.GX20]*100/[.GX$24]" table:style-name="ce1">
            <text:p>0</text:p>
          </table:table-cell>
          <table:table-cell office:value-type="float" office:value="0" table:formula="of:=[.GY20]*100/[.GY$24]" table:style-name="ce1">
            <text:p>0</text:p>
          </table:table-cell>
          <table:table-cell office:value-type="float" office:value="0" table:formula="of:=[.GZ20]*100/[.GZ$24]" table:style-name="ce1">
            <text:p>0</text:p>
          </table:table-cell>
          <table:table-cell office:value-type="float" office:value="0" table:formula="of:=[.HA20]*100/[.HA$24]" table:style-name="ce1">
            <text:p>0</text:p>
          </table:table-cell>
          <table:table-cell office:value-type="float" office:value="0" table:formula="of:=[.HB20]*100/[.HB$24]" table:style-name="ce1">
            <text:p>0</text:p>
          </table:table-cell>
          <table:table-cell office:value-type="float" office:value="1.5240328253223916" table:formula="of:=[.HC20]*100/[.HC$24]" table:style-name="ce1">
            <text:p>1,524032825</text:p>
          </table:table-cell>
          <table:table-cell office:value-type="float" office:value="0" table:formula="of:=[.HD20]*100/[.HD$24]" table:style-name="ce1">
            <text:p>0</text:p>
          </table:table-cell>
          <table:table-cell office:value-type="float" office:value="0" table:formula="of:=[.HE20]*100/[.HE$24]" table:style-name="ce1">
            <text:p>0</text:p>
          </table:table-cell>
          <table:table-cell office:value-type="float" office:value="0" table:formula="of:=[.HF20]*100/[.HF$24]" table:style-name="ce1">
            <text:p>0</text:p>
          </table:table-cell>
          <table:table-cell office:value-type="float" office:value="0" table:formula="of:=[.HG20]*100/[.HG$24]" table:style-name="ce1">
            <text:p>0</text:p>
          </table:table-cell>
          <table:table-cell office:value-type="float" office:value="0" table:formula="of:=[.HH20]*100/[.HH$24]" table:style-name="ce1">
            <text:p>0</text:p>
          </table:table-cell>
          <table:table-cell office:value-type="float" office:value="0" table:formula="of:=[.HI20]*100/[.HI$24]" table:style-name="ce1">
            <text:p>0</text:p>
          </table:table-cell>
          <table:table-cell office:value-type="float" office:value="0" table:formula="of:=[.HJ20]*100/[.HJ$24]" table:style-name="ce1">
            <text:p>0</text:p>
          </table:table-cell>
          <table:table-cell office:value-type="float" office:value="0" table:formula="of:=[.HK20]*100/[.HK$24]" table:style-name="ce1">
            <text:p>0</text:p>
          </table:table-cell>
          <table:table-cell office:value-type="float" office:value="0" table:formula="of:=[.HL20]*100/[.HL$24]" table:style-name="ce1">
            <text:p>0</text:p>
          </table:table-cell>
          <table:table-cell office:value-type="float" office:value="0" table:formula="of:=[.HM20]*100/[.HM$24]" table:style-name="ce1">
            <text:p>0</text:p>
          </table:table-cell>
          <table:table-cell office:value-type="float" office:value="0" table:formula="of:=[.HN20]*100/[.HN$24]" table:style-name="ce1">
            <text:p>0</text:p>
          </table:table-cell>
          <table:table-cell office:value-type="float" office:value="0" table:formula="of:=[.HO20]*100/[.HO$24]" table:style-name="ce1">
            <text:p>0</text:p>
          </table:table-cell>
          <table:table-cell office:value-type="float" office:value="1.7369727047146402" table:formula="of:=[.HP20]*100/[.HP$24]" table:style-name="ce1">
            <text:p>1,736972705</text:p>
          </table:table-cell>
          <table:table-cell office:value-type="float" office:value="0" table:formula="of:=[.HQ20]*100/[.HQ$24]" table:style-name="ce1">
            <text:p>0</text:p>
          </table:table-cell>
          <table:table-cell office:value-type="float" office:value="0" table:formula="of:=[.HR20]*100/[.HR$24]" table:style-name="ce1">
            <text:p>0</text:p>
          </table:table-cell>
          <table:table-cell office:value-type="float" office:value="4.6822742474916392" table:formula="of:=[.HS20]*100/[.HS$24]" table:style-name="ce1">
            <text:p>4,682274247</text:p>
          </table:table-cell>
          <table:table-cell office:value-type="float" office:value="0" table:formula="of:=[.HT20]*100/[.HT$24]" table:style-name="ce1">
            <text:p>0</text:p>
          </table:table-cell>
          <table:table-cell office:value-type="float" office:value="0" table:formula="of:=[.HU20]*100/[.HU$24]" table:style-name="ce1">
            <text:p>0</text:p>
          </table:table-cell>
          <table:table-cell office:value-type="float" office:value="0" table:formula="of:=[.HV20]*100/[.HV$24]" table:style-name="ce1">
            <text:p>0</text:p>
          </table:table-cell>
          <table:table-cell office:value-type="float" office:value="1.5151515151515151" table:formula="of:=[.HW20]*100/[.HW$24]" table:style-name="ce1">
            <text:p>1,515151515</text:p>
          </table:table-cell>
          <table:table-cell office:value-type="float" office:value="0" table:formula="of:=[.HX20]*100/[.HX$24]" table:style-name="ce1">
            <text:p>0</text:p>
          </table:table-cell>
          <table:table-cell office:value-type="float" office:value="0" table:formula="of:=[.HY20]*100/[.HY$24]" table:style-name="ce1">
            <text:p>0</text:p>
          </table:table-cell>
          <table:table-cell office:value-type="float" office:value="0" table:formula="of:=[.HZ20]*100/[.HZ$24]" table:style-name="ce1">
            <text:p>0</text:p>
          </table:table-cell>
          <table:table-cell office:value-type="float" office:value="0" table:formula="of:=[.IA20]*100/[.IA$24]" table:style-name="ce1">
            <text:p>0</text:p>
          </table:table-cell>
          <table:table-cell office:value-type="float" office:value="0" table:formula="of:=[.IB20]*100/[.IB$24]" table:style-name="ce1">
            <text:p>0</text:p>
          </table:table-cell>
          <table:table-cell office:value-type="float" office:value="0" table:formula="of:=[.IC20]*100/[.IC$24]" table:style-name="ce1">
            <text:p>0</text:p>
          </table:table-cell>
          <table:table-cell office:value-type="float" office:value="0" table:formula="of:=[.ID20]*100/[.ID$24]" table:style-name="ce1">
            <text:p>0</text:p>
          </table:table-cell>
          <table:table-cell office:value-type="float" office:value="0" table:formula="of:=[.IE20]*100/[.IE$24]" table:style-name="ce1">
            <text:p>0</text:p>
          </table:table-cell>
          <table:table-cell office:value-type="float" office:value="0.63897763578274758" table:formula="of:=[.IF20]*100/[.IF$24]" table:style-name="ce1">
            <text:p>0,638977636</text:p>
          </table:table-cell>
          <table:table-cell office:value-type="float" office:value="0" table:formula="of:=[.IG20]*100/[.IG$24]" table:style-name="ce1">
            <text:p>0</text:p>
          </table:table-cell>
          <table:table-cell office:value-type="float" office:value="0" table:formula="of:=[.IH20]*100/[.IH$24]" table:style-name="ce1">
            <text:p>0</text:p>
          </table:table-cell>
          <table:table-cell office:value-type="float" office:value="0" table:formula="of:=[.II20]*100/[.II$24]" table:style-name="ce1">
            <text:p>0</text:p>
          </table:table-cell>
          <table:table-cell office:value-type="float" office:value="0" table:formula="of:=[.IJ20]*100/[.IJ$24]" table:style-name="ce1">
            <text:p>0</text:p>
          </table:table-cell>
          <table:table-cell office:value-type="float" office:value="0" table:formula="of:=[.IK20]*100/[.IK$24]" table:style-name="ce1">
            <text:p>0</text:p>
          </table:table-cell>
          <table:table-cell office:value-type="float" office:value="0" table:formula="of:=[.IL20]*100/[.IL$24]" table:style-name="ce1">
            <text:p>0</text:p>
          </table:table-cell>
          <table:table-cell office:value-type="float" office:value="0" table:formula="of:=[.IM20]*100/[.IM$24]" table:style-name="ce1">
            <text:p>0</text:p>
          </table:table-cell>
          <table:table-cell office:value-type="float" office:value="0" table:formula="of:=[.IN20]*100/[.IN$24]" table:style-name="ce1">
            <text:p>0</text:p>
          </table:table-cell>
          <table:table-cell office:value-type="float" office:value="0" table:formula="of:=[.IO20]*100/[.IO$24]" table:style-name="ce1">
            <text:p>0</text:p>
          </table:table-cell>
          <table:table-cell office:value-type="float" office:value="3.9603960396039604" table:formula="of:=[.IP20]*100/[.IP$24]" table:style-name="ce1">
            <text:p>3,96039604</text:p>
          </table:table-cell>
          <table:table-cell office:value-type="float" office:value="0" table:formula="of:=[.IQ20]*100/[.IQ$24]" table:style-name="ce1">
            <text:p>0</text:p>
          </table:table-cell>
          <table:table-cell office:value-type="float" office:value="0" table:formula="of:=[.IR20]*100/[.IR$24]" table:style-name="ce1">
            <text:p>0</text:p>
          </table:table-cell>
          <table:table-cell office:value-type="float" office:value="0" table:formula="of:=[.IS20]*100/[.IS$24]" table:style-name="ce1">
            <text:p>0</text:p>
          </table:table-cell>
          <table:table-cell office:value-type="float" office:value="5.1546391752577323" table:formula="of:=[.IT20]*100/[.IT$24]" table:style-name="ce1">
            <text:p>5,154639175</text:p>
          </table:table-cell>
          <table:table-cell table:number-columns-repeated="1613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unemployed</text:p>
          </table:table-cell>
          <table:table-cell office:value-type="float" office:value="0.18590018590018589" table:formula="of:=[.C21]*100/[.C$24]" table:style-name="ce1">
            <text:p>0,185900186</text:p>
          </table:table-cell>
          <table:table-cell office:value-type="float" office:value="0.19796158605425088" table:formula="of:=[.D21]*100/[.D$24]" table:style-name="ce1">
            <text:p>0,197961586</text:p>
          </table:table-cell>
          <table:table-cell office:value-type="float" office:value="0.12702893436838392" table:formula="of:=[.E21]*100/[.E$24]" table:style-name="ce1">
            <text:p>0,127028934</text:p>
          </table:table-cell>
          <table:table-cell office:value-type="float" office:value="0.16435243930440246" table:formula="of:=[.F21]*100/[.F$24]" table:style-name="ce1">
            <text:p>0,164352439</text:p>
          </table:table-cell>
          <table:table-cell office:value-type="float" office:value="0.16388147900044259" table:formula="of:=[.G21]*100/[.G$24]" table:style-name="ce1">
            <text:p>0,163881479</text:p>
          </table:table-cell>
          <table:table-cell office:value-type="float" office:value="0.17032505697493103" table:formula="of:=[.H21]*100/[.H$24]" table:style-name="ce1">
            <text:p>0,170325057</text:p>
          </table:table-cell>
          <table:table-cell office:value-type="float" office:value="0.16853999264121158" table:formula="of:=[.I21]*100/[.I$24]" table:style-name="ce1">
            <text:p>0,168539993</text:p>
          </table:table-cell>
          <table:table-cell office:value-type="float" office:value="0.20275162925416365" table:formula="of:=[.J21]*100/[.J$24]" table:style-name="ce1">
            <text:p>0,202751629</text:p>
          </table:table-cell>
          <table:table-cell office:value-type="float" office:value="7.5422004070393872E-2" table:formula="of:=[.K21]*100/[.K$24]" table:style-name="ce1">
            <text:p>0,075422004</text:p>
          </table:table-cell>
          <table:table-cell office:value-type="float" office:value="0.30181086519114686" table:formula="of:=[.L21]*100/[.L$24]" table:style-name="ce1">
            <text:p>0,301810865</text:p>
          </table:table-cell>
          <table:table-cell office:value-type="float" office:value="0.29020556227327693" table:formula="of:=[.M21]*100/[.M$24]" table:style-name="ce1">
            <text:p>0,290205562</text:p>
          </table:table-cell>
          <table:table-cell office:value-type="float" office:value="0.41904318472820395" table:formula="of:=[.N21]*100/[.N$24]" table:style-name="ce1">
            <text:p>0,419043185</text:p>
          </table:table-cell>
          <table:table-cell office:value-type="float" office:value="0.24550315994166261" table:formula="of:=[.O21]*100/[.O$24]" table:style-name="ce1">
            <text:p>0,24550316</text:p>
          </table:table-cell>
          <table:table-cell office:value-type="float" office:value="0.10043401843681624" table:formula="of:=[.P21]*100/[.P$24]" table:style-name="ce1">
            <text:p>0,100434018</text:p>
          </table:table-cell>
          <table:table-cell office:value-type="float" office:value="0.18625753686347082" table:formula="of:=[.Q21]*100/[.Q$24]" table:style-name="ce1">
            <text:p>0,186257537</text:p>
          </table:table-cell>
          <table:table-cell office:value-type="float" office:value="0.10988612898940987" table:formula="of:=[.R21]*100/[.R$24]" table:style-name="ce1">
            <text:p>0,109886129</text:p>
          </table:table-cell>
          <table:table-cell office:value-type="float" office:value="0" table:formula="of:=[.S21]*100/[.S$24]" table:style-name="ce1">
            <text:p>0</text:p>
          </table:table-cell>
          <table:table-cell office:value-type="float" office:value="0.22410358565737051" table:formula="of:=[.T21]*100/[.T$24]" table:style-name="ce1">
            <text:p>0,224103586</text:p>
          </table:table-cell>
          <table:table-cell office:value-type="float" office:value="0.76708507670850767" table:formula="of:=[.U21]*100/[.U$24]" table:style-name="ce1">
            <text:p>0,767085077</text:p>
          </table:table-cell>
          <table:table-cell office:value-type="float" office:value="0" table:formula="of:=[.V21]*100/[.V$24]" table:style-name="ce1">
            <text:p>0</text:p>
          </table:table-cell>
          <table:table-cell office:value-type="float" office:value="0.79840319361277445" table:formula="of:=[.W21]*100/[.W$24]" table:style-name="ce1">
            <text:p>0,798403194</text:p>
          </table:table-cell>
          <table:table-cell office:value-type="float" office:value="0.65386187167960763" table:formula="of:=[.X21]*100/[.X$24]" table:style-name="ce1">
            <text:p>0,653861872</text:p>
          </table:table-cell>
          <table:table-cell office:value-type="float" office:value="0.83217753120665738" table:formula="of:=[.Y21]*100/[.Y$24]" table:style-name="ce1">
            <text:p>0,832177531</text:p>
          </table:table-cell>
          <table:table-cell office:value-type="float" office:value="0" table:formula="of:=[.Z21]*100/[.Z$24]" table:style-name="ce1">
            <text:p>0</text:p>
          </table:table-cell>
          <table:table-cell office:value-type="float" office:value="0.2715591469068751" table:formula="of:=[.AA21]*100/[.AA$24]" table:style-name="ce1">
            <text:p>0,271559147</text:p>
          </table:table-cell>
          <table:table-cell office:value-type="float" office:value="0.24311183144246354" table:formula="of:=[.AB21]*100/[.AB$24]" table:style-name="ce1">
            <text:p>0,243111831</text:p>
          </table:table-cell>
          <table:table-cell office:value-type="float" office:value="0.25066146776215009" table:formula="of:=[.AC21]*100/[.AC$24]" table:style-name="ce1">
            <text:p>0,250661468</text:p>
          </table:table-cell>
          <table:table-cell office:value-type="float" office:value="0.23752969121140141" table:formula="of:=[.AD21]*100/[.AD$24]" table:style-name="ce1">
            <text:p>0,237529691</text:p>
          </table:table-cell>
          <table:table-cell office:value-type="float" office:value="0" table:formula="of:=[.AE21]*100/[.AE$24]" table:style-name="ce1">
            <text:p>0</text:p>
          </table:table-cell>
          <table:table-cell office:value-type="float" office:value="0.41564792176039123" table:formula="of:=[.AF21]*100/[.AF$24]" table:style-name="ce1">
            <text:p>0,415647922</text:p>
          </table:table-cell>
          <table:table-cell office:value-type="float" office:value="0.69444444444444442" table:formula="of:=[.AG21]*100/[.AG$24]" table:style-name="ce1">
            <text:p>0,694444444</text:p>
          </table:table-cell>
          <table:table-cell office:value-type="float" office:value="0" table:formula="of:=[.AH21]*100/[.AH$24]" table:style-name="ce1">
            <text:p>0</text:p>
          </table:table-cell>
          <table:table-cell office:value-type="float" office:value="0" table:formula="of:=[.AI21]*100/[.AI$24]" table:style-name="ce1">
            <text:p>0</text:p>
          </table:table-cell>
          <table:table-cell office:value-type="float" office:value="0" table:formula="of:=[.AJ21]*100/[.AJ$24]" table:style-name="ce1">
            <text:p>0</text:p>
          </table:table-cell>
          <table:table-cell office:value-type="float" office:value="0.79420696099042276" table:formula="of:=[.AK21]*100/[.AK$24]" table:style-name="ce1">
            <text:p>0,794206961</text:p>
          </table:table-cell>
          <table:table-cell office:value-type="float" office:value="0" table:formula="of:=[.AL21]*100/[.AL$24]" table:style-name="ce1">
            <text:p>0</text:p>
          </table:table-cell>
          <table:table-cell office:value-type="float" office:value="0" table:formula="of:=[.AM21]*100/[.AM$24]" table:style-name="ce1">
            <text:p>0</text:p>
          </table:table-cell>
          <table:table-cell office:value-type="float" office:value="0.29596744358120608" table:formula="of:=[.AN21]*100/[.AN$24]" table:style-name="ce1">
            <text:p>0,295967444</text:p>
          </table:table-cell>
          <table:table-cell office:value-type="float" office:value="0" table:formula="of:=[.AO21]*100/[.AO$24]" table:style-name="ce1">
            <text:p>0</text:p>
          </table:table-cell>
          <table:table-cell office:value-type="float" office:value="7.3827980804724996E-2" table:formula="of:=[.AP21]*100/[.AP$24]" table:style-name="ce1">
            <text:p>0,073827981</text:p>
          </table:table-cell>
          <table:table-cell office:value-type="float" office:value="0" table:formula="of:=[.AQ21]*100/[.AQ$24]" table:style-name="ce1">
            <text:p>0</text:p>
          </table:table-cell>
          <table:table-cell office:value-type="float" office:value="0" table:formula="of:=[.AR21]*100/[.AR$24]" table:style-name="ce1">
            <text:p>0</text:p>
          </table:table-cell>
          <table:table-cell office:value-type="float" office:value="0" table:formula="of:=[.AS21]*100/[.AS$24]" table:style-name="ce1">
            <text:p>0</text:p>
          </table:table-cell>
          <table:table-cell office:value-type="float" office:value="0" table:formula="of:=[.AT21]*100/[.AT$24]" table:style-name="ce1">
            <text:p>0</text:p>
          </table:table-cell>
          <table:table-cell office:value-type="float" office:value="0" table:formula="of:=[.AU21]*100/[.AU$24]" table:style-name="ce1">
            <text:p>0</text:p>
          </table:table-cell>
          <table:table-cell office:value-type="float" office:value="0" table:formula="of:=[.AV21]*100/[.AV$24]" table:style-name="ce1">
            <text:p>0</text:p>
          </table:table-cell>
          <table:table-cell office:value-type="float" office:value="0" table:formula="of:=[.AW21]*100/[.AW$24]" table:style-name="ce1">
            <text:p>0</text:p>
          </table:table-cell>
          <table:table-cell office:value-type="float" office:value="0.32786885245901637" table:formula="of:=[.AX21]*100/[.AX$24]" table:style-name="ce1">
            <text:p>0,327868852</text:p>
          </table:table-cell>
          <table:table-cell office:value-type="float" office:value="1.6142050040355125" table:formula="of:=[.AY21]*100/[.AY$24]" table:style-name="ce1">
            <text:p>1,614205004</text:p>
          </table:table-cell>
          <table:table-cell office:value-type="float" office:value="0" table:formula="of:=[.AZ21]*100/[.AZ$24]" table:style-name="ce1">
            <text:p>0</text:p>
          </table:table-cell>
          <table:table-cell office:value-type="float" office:value="1.0276679841897234" table:formula="of:=[.BA21]*100/[.BA$24]" table:style-name="ce1">
            <text:p>1,027667984</text:p>
          </table:table-cell>
          <table:table-cell office:value-type="float" office:value="0" table:formula="of:=[.BB21]*100/[.BB$24]" table:style-name="ce1">
            <text:p>0</text:p>
          </table:table-cell>
          <table:table-cell office:value-type="float" office:value="0" table:formula="of:=[.BC21]*100/[.BC$24]" table:style-name="ce1">
            <text:p>0</text:p>
          </table:table-cell>
          <table:table-cell office:value-type="float" office:value="0" table:formula="of:=[.BD21]*100/[.BD$24]" table:style-name="ce1">
            <text:p>0</text:p>
          </table:table-cell>
          <table:table-cell office:value-type="float" office:value="0.2104709287029729" table:formula="of:=[.BE21]*100/[.BE$24]" table:style-name="ce1">
            <text:p>0,210470929</text:p>
          </table:table-cell>
          <table:table-cell office:value-type="float" office:value="0.68337129840546695" table:formula="of:=[.BF21]*100/[.BF$24]" table:style-name="ce1">
            <text:p>0,683371298</text:p>
          </table:table-cell>
          <table:table-cell office:value-type="float" office:value="0" table:formula="of:=[.BG21]*100/[.BG$24]" table:style-name="ce1">
            <text:p>0</text:p>
          </table:table-cell>
          <table:table-cell office:value-type="float" office:value="0" table:formula="of:=[.BH21]*100/[.BH$24]" table:style-name="ce1">
            <text:p>0</text:p>
          </table:table-cell>
          <table:table-cell office:value-type="float" office:value="0" table:formula="of:=[.BI21]*100/[.BI$24]" table:style-name="ce1">
            <text:p>0</text:p>
          </table:table-cell>
          <table:table-cell office:value-type="float" office:value="0" table:formula="of:=[.BJ21]*100/[.BJ$24]" table:style-name="ce1">
            <text:p>0</text:p>
          </table:table-cell>
          <table:table-cell office:value-type="float" office:value="0" table:formula="of:=[.BK21]*100/[.BK$24]" table:style-name="ce1">
            <text:p>0</text:p>
          </table:table-cell>
          <table:table-cell office:value-type="float" office:value="0.7142857142857143" table:formula="of:=[.BL21]*100/[.BL$24]" table:style-name="ce1">
            <text:p>0,714285714</text:p>
          </table:table-cell>
          <table:table-cell office:value-type="float" office:value="0" table:formula="of:=[.BM21]*100/[.BM$24]" table:style-name="ce1">
            <text:p>0</text:p>
          </table:table-cell>
          <table:table-cell office:value-type="float" office:value="0.54307578375709697" table:formula="of:=[.BN21]*100/[.BN$24]" table:style-name="ce1">
            <text:p>0,543075784</text:p>
          </table:table-cell>
          <table:table-cell office:value-type="float" office:value="0.69808027923211169" table:formula="of:=[.BO21]*100/[.BO$24]" table:style-name="ce1">
            <text:p>0,698080279</text:p>
          </table:table-cell>
          <table:table-cell office:value-type="float" office:value="0.2946375957572186" table:formula="of:=[.BP21]*100/[.BP$24]" table:style-name="ce1">
            <text:p>0,294637596</text:p>
          </table:table-cell>
          <table:table-cell office:value-type="float" office:value="0.63441712926249005" table:formula="of:=[.BQ21]*100/[.BQ$24]" table:style-name="ce1">
            <text:p>0,634417129</text:p>
          </table:table-cell>
          <table:table-cell office:value-type="float" office:value="0" table:formula="of:=[.BR21]*100/[.BR$24]" table:style-name="ce1">
            <text:p>0</text:p>
          </table:table-cell>
          <table:table-cell office:value-type="float" office:value="0" table:formula="of:=[.BS21]*100/[.BS$24]" table:style-name="ce1">
            <text:p>0</text:p>
          </table:table-cell>
          <table:table-cell office:value-type="float" office:value="0" table:formula="of:=[.BT21]*100/[.BT$24]" table:style-name="ce1">
            <text:p>0</text:p>
          </table:table-cell>
          <table:table-cell office:value-type="float" office:value="0" table:formula="of:=[.BU21]*100/[.BU$24]" table:style-name="ce1">
            <text:p>0</text:p>
          </table:table-cell>
          <table:table-cell office:value-type="float" office:value="0.47421458209839951" table:formula="of:=[.BV21]*100/[.BV$24]" table:style-name="ce1">
            <text:p>0,474214582</text:p>
          </table:table-cell>
          <table:table-cell office:value-type="float" office:value="0" table:formula="of:=[.BW21]*100/[.BW$24]" table:style-name="ce1">
            <text:p>0</text:p>
          </table:table-cell>
          <table:table-cell office:value-type="float" office:value="0" table:formula="of:=[.BX21]*100/[.BX$24]" table:style-name="ce1">
            <text:p>0</text:p>
          </table:table-cell>
          <table:table-cell office:value-type="float" office:value="0" table:formula="of:=[.BY21]*100/[.BY$24]" table:style-name="ce1">
            <text:p>0</text:p>
          </table:table-cell>
          <table:table-cell office:value-type="float" office:value="0.43215211754537597" table:formula="of:=[.BZ21]*100/[.BZ$24]" table:style-name="ce1">
            <text:p>0,432152118</text:p>
          </table:table-cell>
          <table:table-cell office:value-type="float" office:value="0" table:formula="of:=[.CA21]*100/[.CA$24]" table:style-name="ce1">
            <text:p>0</text:p>
          </table:table-cell>
          <table:table-cell office:value-type="float" office:value="0" table:formula="of:=[.CB21]*100/[.CB$24]" table:style-name="ce1">
            <text:p>0</text:p>
          </table:table-cell>
          <table:table-cell office:value-type="float" office:value="0" table:formula="of:=[.CC21]*100/[.CC$24]" table:style-name="ce1">
            <text:p>0</text:p>
          </table:table-cell>
          <table:table-cell office:value-type="float" office:value="0" table:formula="of:=[.CD21]*100/[.CD$24]" table:style-name="ce1">
            <text:p>0</text:p>
          </table:table-cell>
          <table:table-cell office:value-type="float" office:value="0" table:formula="of:=[.CE21]*100/[.CE$24]" table:style-name="ce1">
            <text:p>0</text:p>
          </table:table-cell>
          <table:table-cell office:value-type="float" office:value="0" table:formula="of:=[.CF21]*100/[.CF$24]" table:style-name="ce1">
            <text:p>0</text:p>
          </table:table-cell>
          <table:table-cell office:value-type="float" office:value="0" table:formula="of:=[.CG21]*100/[.CG$24]" table:style-name="ce1">
            <text:p>0</text:p>
          </table:table-cell>
          <table:table-cell office:value-type="float" office:value="1.8867924528301887" table:formula="of:=[.CH21]*100/[.CH$24]" table:style-name="ce1">
            <text:p>1,886792453</text:p>
          </table:table-cell>
          <table:table-cell office:value-type="float" office:value="0" table:formula="of:=[.CI21]*100/[.CI$24]" table:style-name="ce1">
            <text:p>0</text:p>
          </table:table-cell>
          <table:table-cell office:value-type="float" office:value="0" table:formula="of:=[.CJ21]*100/[.CJ$24]" table:style-name="ce1">
            <text:p>0</text:p>
          </table:table-cell>
          <table:table-cell office:value-type="float" office:value="0.17385604149744205" table:formula="of:=[.CK21]*100/[.CK$24]" table:style-name="ce1">
            <text:p>0,173856041</text:p>
          </table:table-cell>
          <table:table-cell office:value-type="float" office:value="0.11132315521628498" table:formula="of:=[.CL21]*100/[.CL$24]" table:style-name="ce1">
            <text:p>0,111323155</text:p>
          </table:table-cell>
          <table:table-cell office:value-type="float" office:value="0.15238095238095239" table:formula="of:=[.CM21]*100/[.CM$24]" table:style-name="ce1">
            <text:p>0,152380952</text:p>
          </table:table-cell>
          <table:table-cell office:value-type="float" office:value="0.22795157994026097" table:formula="of:=[.CN21]*100/[.CN$24]" table:style-name="ce1">
            <text:p>0,22795158</text:p>
          </table:table-cell>
          <table:table-cell office:value-type="float" office:value="0.17692296716937519" table:formula="of:=[.CO21]*100/[.CO$24]" table:style-name="ce1">
            <text:p>0,176922967</text:p>
          </table:table-cell>
          <table:table-cell office:value-type="float" office:value="0.13551155612436949" table:formula="of:=[.CP21]*100/[.CP$24]" table:style-name="ce1">
            <text:p>0,135511556</text:p>
          </table:table-cell>
          <table:table-cell office:value-type="float" office:value="0.20056497175141244" table:formula="of:=[.CQ21]*100/[.CQ$24]" table:style-name="ce1">
            <text:p>0,200564972</text:p>
          </table:table-cell>
          <table:table-cell office:value-type="float" office:value="0" table:formula="of:=[.CR21]*100/[.CR$24]" table:style-name="ce1">
            <text:p>0</text:p>
          </table:table-cell>
          <table:table-cell office:value-type="float" office:value="0.23245532722009099" table:formula="of:=[.CS21]*100/[.CS$24]" table:style-name="ce1">
            <text:p>0,232455327</text:p>
          </table:table-cell>
          <table:table-cell office:value-type="float" office:value="3.9249548630190756E-2" table:formula="of:=[.CT21]*100/[.CT$24]" table:style-name="ce1">
            <text:p>0,039249549</text:p>
          </table:table-cell>
          <table:table-cell office:value-type="float" office:value="8.9831886041835993E-2" table:formula="of:=[.CU21]*100/[.CU$24]" table:style-name="ce1">
            <text:p>0,089831886</text:p>
          </table:table-cell>
          <table:table-cell office:value-type="float" office:value="0" table:formula="of:=[.CV21]*100/[.CV$24]" table:style-name="ce1">
            <text:p>0</text:p>
          </table:table-cell>
          <table:table-cell office:value-type="float" office:value="0.32568869588818022" table:formula="of:=[.CW21]*100/[.CW$24]" table:style-name="ce1">
            <text:p>0,325688696</text:p>
          </table:table-cell>
          <table:table-cell office:value-type="float" office:value="0" table:formula="of:=[.CX21]*100/[.CX$24]" table:style-name="ce1">
            <text:p>0</text:p>
          </table:table-cell>
          <table:table-cell office:value-type="float" office:value="0.375" table:formula="of:=[.CY21]*100/[.CY$24]" table:style-name="ce1">
            <text:p>0,375</text:p>
          </table:table-cell>
          <table:table-cell office:value-type="float" office:value="0" table:formula="of:=[.CZ21]*100/[.CZ$24]" table:style-name="ce1">
            <text:p>0</text:p>
          </table:table-cell>
          <table:table-cell office:value-type="float" office:value="0.44073967615215098" table:formula="of:=[.DA21]*100/[.DA$24]" table:style-name="ce1">
            <text:p>0,440739676</text:p>
          </table:table-cell>
          <table:table-cell office:value-type="float" office:value="0.32659726474790773" table:formula="of:=[.DB21]*100/[.DB$24]" table:style-name="ce1">
            <text:p>0,326597265</text:p>
          </table:table-cell>
          <table:table-cell office:value-type="float" office:value="0.23991839901159367" table:formula="of:=[.DC21]*100/[.DC$24]" table:style-name="ce1">
            <text:p>0,239918399</text:p>
          </table:table-cell>
          <table:table-cell office:value-type="float" office:value="0.27617770062337255" table:formula="of:=[.DD21]*100/[.DD$24]" table:style-name="ce1">
            <text:p>0,276177701</text:p>
          </table:table-cell>
          <table:table-cell office:value-type="float" office:value="0.10535457509360896" table:formula="of:=[.DE21]*100/[.DE$24]" table:style-name="ce1">
            <text:p>0,105354575</text:p>
          </table:table-cell>
          <table:table-cell office:value-type="float" office:value="7.4638005672488433E-2" table:formula="of:=[.DF21]*100/[.DF$24]" table:style-name="ce1">
            <text:p>0,074638006</text:p>
          </table:table-cell>
          <table:table-cell office:value-type="float" office:value="0.20520803849419755" table:formula="of:=[.DG21]*100/[.DG$24]" table:style-name="ce1">
            <text:p>0,205208038</text:p>
          </table:table-cell>
          <table:table-cell office:value-type="float" office:value="8.400152730049637E-2" table:formula="of:=[.DH21]*100/[.DH$24]" table:style-name="ce1">
            <text:p>0,084001527</text:p>
          </table:table-cell>
          <table:table-cell office:value-type="float" office:value="9.7040271712760792E-2" table:formula="of:=[.DI21]*100/[.DI$24]" table:style-name="ce1">
            <text:p>0,097040272</text:p>
          </table:table-cell>
          <table:table-cell office:value-type="float" office:value="0.18054792369887745" table:formula="of:=[.DJ21]*100/[.DJ$24]" table:style-name="ce1">
            <text:p>0,180547924</text:p>
          </table:table-cell>
          <table:table-cell office:value-type="float" office:value="0" table:formula="of:=[.DK21]*100/[.DK$24]" table:style-name="ce1">
            <text:p>0</text:p>
          </table:table-cell>
          <table:table-cell office:value-type="float" office:value="0" table:formula="of:=[.DL21]*100/[.DL$24]" table:style-name="ce1">
            <text:p>0</text:p>
          </table:table-cell>
          <table:table-cell office:value-type="float" office:value="0.31109574835810577" table:formula="of:=[.DM21]*100/[.DM$24]" table:style-name="ce1">
            <text:p>0,311095748</text:p>
          </table:table-cell>
          <table:table-cell office:value-type="float" office:value="0" table:formula="of:=[.DN21]*100/[.DN$24]" table:style-name="ce1">
            <text:p>0</text:p>
          </table:table-cell>
          <table:table-cell office:value-type="float" office:value="1.0185185185185186" table:formula="of:=[.DO21]*100/[.DO$24]" table:style-name="ce1">
            <text:p>1,018518519</text:p>
          </table:table-cell>
          <table:table-cell office:value-type="float" office:value="0" table:formula="of:=[.DP21]*100/[.DP$24]" table:style-name="ce1">
            <text:p>0</text:p>
          </table:table-cell>
          <table:table-cell office:value-type="float" office:value="0" table:formula="of:=[.DQ21]*100/[.DQ$24]" table:style-name="ce1">
            <text:p>0</text:p>
          </table:table-cell>
          <table:table-cell office:value-type="float" office:value="0" table:formula="of:=[.DR21]*100/[.DR$24]" table:style-name="ce1">
            <text:p>0</text:p>
          </table:table-cell>
          <table:table-cell office:value-type="float" office:value="1.3913043478260869" table:formula="of:=[.DS21]*100/[.DS$24]" table:style-name="ce1">
            <text:p>1,391304348</text:p>
          </table:table-cell>
          <table:table-cell office:value-type="float" office:value="0" table:formula="of:=[.DT21]*100/[.DT$24]" table:style-name="ce1">
            <text:p>0</text:p>
          </table:table-cell>
          <table:table-cell office:value-type="float" office:value="0.60463058545937176" table:formula="of:=[.DU21]*100/[.DU$24]" table:style-name="ce1">
            <text:p>0,604630585</text:p>
          </table:table-cell>
          <table:table-cell office:value-type="float" office:value="1.25" table:formula="of:=[.DV21]*100/[.DV$24]" table:style-name="ce1">
            <text:p>1,25</text:p>
          </table:table-cell>
          <table:table-cell office:value-type="float" office:value="1.2875536480686696" table:formula="of:=[.DW21]*100/[.DW$24]" table:style-name="ce1">
            <text:p>1,287553648</text:p>
          </table:table-cell>
          <table:table-cell office:value-type="float" office:value="0" table:formula="of:=[.DX21]*100/[.DX$24]" table:style-name="ce1">
            <text:p>0</text:p>
          </table:table-cell>
          <table:table-cell office:value-type="float" office:value="0" table:formula="of:=[.DY21]*100/[.DY$24]" table:style-name="ce1">
            <text:p>0</text:p>
          </table:table-cell>
          <table:table-cell office:value-type="float" office:value="0" table:formula="of:=[.DZ21]*100/[.DZ$24]" table:style-name="ce1">
            <text:p>0</text:p>
          </table:table-cell>
          <table:table-cell office:value-type="float" office:value="0.29242016160061562" table:formula="of:=[.EA21]*100/[.EA$24]" table:style-name="ce1">
            <text:p>0,292420162</text:p>
          </table:table-cell>
          <table:table-cell office:value-type="float" office:value="0.14265335235378032" table:formula="of:=[.EB21]*100/[.EB$24]" table:style-name="ce1">
            <text:p>0,142653352</text:p>
          </table:table-cell>
          <table:table-cell office:value-type="float" office:value="0" table:formula="of:=[.EC21]*100/[.EC$24]" table:style-name="ce1">
            <text:p>0</text:p>
          </table:table-cell>
          <table:table-cell office:value-type="float" office:value="0.89020771513353114" table:formula="of:=[.ED21]*100/[.ED$24]" table:style-name="ce1">
            <text:p>0,890207715</text:p>
          </table:table-cell>
          <table:table-cell office:value-type="float" office:value="0.15117157974300832" table:formula="of:=[.EE21]*100/[.EE$24]" table:style-name="ce1">
            <text:p>0,15117158</text:p>
          </table:table-cell>
          <table:table-cell office:value-type="float" office:value="1.4134275618374559" table:formula="of:=[.EF21]*100/[.EF$24]" table:style-name="ce1">
            <text:p>1,413427562</text:p>
          </table:table-cell>
          <table:table-cell office:value-type="float" office:value="0" table:formula="of:=[.EG21]*100/[.EG$24]" table:style-name="ce1">
            <text:p>0</text:p>
          </table:table-cell>
          <table:table-cell office:value-type="float" office:value="0.74211502782931349" table:formula="of:=[.EH21]*100/[.EH$24]" table:style-name="ce1">
            <text:p>0,742115028</text:p>
          </table:table-cell>
          <table:table-cell office:value-type="float" office:value="0" table:formula="of:=[.EI21]*100/[.EI$24]" table:style-name="ce1">
            <text:p>0</text:p>
          </table:table-cell>
          <table:table-cell office:value-type="float" office:value="0" table:formula="of:=[.EJ21]*100/[.EJ$24]" table:style-name="ce1">
            <text:p>0</text:p>
          </table:table-cell>
          <table:table-cell office:value-type="float" office:value="0.57085292142377431" table:formula="of:=[.EK21]*100/[.EK$24]" table:style-name="ce1">
            <text:p>0,570852921</text:p>
          </table:table-cell>
          <table:table-cell office:value-type="float" office:value="0" table:formula="of:=[.EL21]*100/[.EL$24]" table:style-name="ce1">
            <text:p>0</text:p>
          </table:table-cell>
          <table:table-cell office:value-type="float" office:value="0" table:formula="of:=[.EM21]*100/[.EM$24]" table:style-name="ce1">
            <text:p>0</text:p>
          </table:table-cell>
          <table:table-cell office:value-type="float" office:value="1.2861736334405145" table:formula="of:=[.EN21]*100/[.EN$24]" table:style-name="ce1">
            <text:p>1,286173633</text:p>
          </table:table-cell>
          <table:table-cell office:value-type="float" office:value="0" table:formula="of:=[.EO21]*100/[.EO$24]" table:style-name="ce1">
            <text:p>0</text:p>
          </table:table-cell>
          <table:table-cell office:value-type="float" office:value="0" table:formula="of:=[.EP21]*100/[.EP$24]" table:style-name="ce1">
            <text:p>0</text:p>
          </table:table-cell>
          <table:table-cell office:value-type="float" office:value="0" table:formula="of:=[.EQ21]*100/[.EQ$24]" table:style-name="ce1">
            <text:p>0</text:p>
          </table:table-cell>
          <table:table-cell office:value-type="float" office:value="0" table:formula="of:=[.ER21]*100/[.ER$24]" table:style-name="ce1">
            <text:p>0</text:p>
          </table:table-cell>
          <table:table-cell office:value-type="float" office:value="0" table:formula="of:=[.ES21]*100/[.ES$24]" table:style-name="ce1">
            <text:p>0</text:p>
          </table:table-cell>
          <table:table-cell office:value-type="float" office:value="0" table:formula="of:=[.ET21]*100/[.ET$24]" table:style-name="ce1">
            <text:p>0</text:p>
          </table:table-cell>
          <table:table-cell office:value-type="float" office:value="1.0862619808306708" table:formula="of:=[.EU21]*100/[.EU$24]" table:style-name="ce1">
            <text:p>1,086261981</text:p>
          </table:table-cell>
          <table:table-cell office:value-type="float" office:value="0" table:formula="of:=[.EV21]*100/[.EV$24]" table:style-name="ce1">
            <text:p>0</text:p>
          </table:table-cell>
          <table:table-cell office:value-type="float" office:value="0" table:formula="of:=[.EW21]*100/[.EW$24]" table:style-name="ce1">
            <text:p>0</text:p>
          </table:table-cell>
          <table:table-cell office:value-type="float" office:value="0" table:formula="of:=[.EX21]*100/[.EX$24]" table:style-name="ce1">
            <text:p>0</text:p>
          </table:table-cell>
          <table:table-cell office:value-type="float" office:value="0" table:formula="of:=[.EY21]*100/[.EY$24]" table:style-name="ce1">
            <text:p>0</text:p>
          </table:table-cell>
          <table:table-cell office:value-type="float" office:value="0" table:formula="of:=[.EZ21]*100/[.EZ$24]" table:style-name="ce1">
            <text:p>0</text:p>
          </table:table-cell>
          <table:table-cell office:value-type="float" office:value="0.31637226469812813" table:formula="of:=[.FA21]*100/[.FA$24]" table:style-name="ce1">
            <text:p>0,316372265</text:p>
          </table:table-cell>
          <table:table-cell office:value-type="float" office:value="0" table:formula="of:=[.FB21]*100/[.FB$24]" table:style-name="ce1">
            <text:p>0</text:p>
          </table:table-cell>
          <table:table-cell office:value-type="float" office:value="0" table:formula="of:=[.FC21]*100/[.FC$24]" table:style-name="ce1">
            <text:p>0</text:p>
          </table:table-cell>
          <table:table-cell office:value-type="float" office:value="0" table:formula="of:=[.FD21]*100/[.FD$24]" table:style-name="ce1">
            <text:p>0</text:p>
          </table:table-cell>
          <table:table-cell office:value-type="float" office:value="8.1070125658694772E-2" table:formula="of:=[.FE21]*100/[.FE$24]" table:style-name="ce1">
            <text:p>0,081070126</text:p>
          </table:table-cell>
          <table:table-cell office:value-type="float" office:value="0" table:formula="of:=[.FF21]*100/[.FF$24]" table:style-name="ce1">
            <text:p>0</text:p>
          </table:table-cell>
          <table:table-cell office:value-type="float" office:value="0" table:formula="of:=[.FG21]*100/[.FG$24]" table:style-name="ce1">
            <text:p>0</text:p>
          </table:table-cell>
          <table:table-cell office:value-type="float" office:value="0" table:formula="of:=[.FH21]*100/[.FH$24]" table:style-name="ce1">
            <text:p>0</text:p>
          </table:table-cell>
          <table:table-cell office:value-type="float" office:value="0" table:formula="of:=[.FI21]*100/[.FI$24]" table:style-name="ce1">
            <text:p>0</text:p>
          </table:table-cell>
          <table:table-cell office:value-type="float" office:value="0" table:formula="of:=[.FJ21]*100/[.FJ$24]" table:style-name="ce1">
            <text:p>0</text:p>
          </table:table-cell>
          <table:table-cell office:value-type="float" office:value="0" table:formula="of:=[.FK21]*100/[.FK$24]" table:style-name="ce1">
            <text:p>0</text:p>
          </table:table-cell>
          <table:table-cell office:value-type="float" office:value="0" table:formula="of:=[.FL21]*100/[.FL$24]" table:style-name="ce1">
            <text:p>0</text:p>
          </table:table-cell>
          <table:table-cell office:value-type="float" office:value="0" table:formula="of:=[.FM21]*100/[.FM$24]" table:style-name="ce1">
            <text:p>0</text:p>
          </table:table-cell>
          <table:table-cell office:value-type="float" office:value="0" table:formula="of:=[.FN21]*100/[.FN$24]" table:style-name="ce1">
            <text:p>0</text:p>
          </table:table-cell>
          <table:table-cell office:value-type="float" office:value="0" table:formula="of:=[.FO21]*100/[.FO$24]" table:style-name="ce1">
            <text:p>0</text:p>
          </table:table-cell>
          <table:table-cell office:value-type="float" office:value="0" table:formula="of:=[.FP21]*100/[.FP$24]" table:style-name="ce1">
            <text:p>0</text:p>
          </table:table-cell>
          <table:table-cell office:value-type="float" office:value="0" table:formula="of:=[.FQ21]*100/[.FQ$24]" table:style-name="ce1">
            <text:p>0</text:p>
          </table:table-cell>
          <table:table-cell office:value-type="float" office:value="0" table:formula="of:=[.FR21]*100/[.FR$24]" table:style-name="ce1">
            <text:p>0</text:p>
          </table:table-cell>
          <table:table-cell office:value-type="float" office:value="0" table:formula="of:=[.FS21]*100/[.FS$24]" table:style-name="ce1">
            <text:p>0</text:p>
          </table:table-cell>
          <table:table-cell office:value-type="float" office:value="0" table:formula="of:=[.FT21]*100/[.FT$24]" table:style-name="ce1">
            <text:p>0</text:p>
          </table:table-cell>
          <table:table-cell office:value-type="float" office:value="0.44142614601018676" table:formula="of:=[.FU21]*100/[.FU$24]" table:style-name="ce1">
            <text:p>0,441426146</text:p>
          </table:table-cell>
          <table:table-cell office:value-type="float" office:value="0" table:formula="of:=[.FV21]*100/[.FV$24]" table:style-name="ce1">
            <text:p>0</text:p>
          </table:table-cell>
          <table:table-cell office:value-type="float" office:value="2.0942408376963351" table:formula="of:=[.FW21]*100/[.FW$24]" table:style-name="ce1">
            <text:p>2,094240838</text:p>
          </table:table-cell>
          <table:table-cell office:value-type="float" office:value="0" table:formula="of:=[.FX21]*100/[.FX$24]" table:style-name="ce1">
            <text:p>0</text:p>
          </table:table-cell>
          <table:table-cell office:value-type="float" office:value="0" table:formula="of:=[.FY21]*100/[.FY$24]" table:style-name="ce1">
            <text:p>0</text:p>
          </table:table-cell>
          <table:table-cell office:value-type="float" office:value="0" table:formula="of:=[.FZ21]*100/[.FZ$24]" table:style-name="ce1">
            <text:p>0</text:p>
          </table:table-cell>
          <table:table-cell office:value-type="float" office:value="0.44543429844097998" table:formula="of:=[.GA21]*100/[.GA$24]" table:style-name="ce1">
            <text:p>0,445434298</text:p>
          </table:table-cell>
          <table:table-cell office:value-type="float" office:value="2.4523160762942777" table:formula="of:=[.GB21]*100/[.GB$24]" table:style-name="ce1">
            <text:p>2,452316076</text:p>
          </table:table-cell>
          <table:table-cell office:value-type="float" office:value="0" table:formula="of:=[.GC21]*100/[.GC$24]" table:style-name="ce1">
            <text:p>0</text:p>
          </table:table-cell>
          <table:table-cell office:value-type="float" office:value="0" table:formula="of:=[.GD21]*100/[.GD$24]" table:style-name="ce1">
            <text:p>0</text:p>
          </table:table-cell>
          <table:table-cell office:value-type="float" office:value="0" table:formula="of:=[.GE21]*100/[.GE$24]" table:style-name="ce1">
            <text:p>0</text:p>
          </table:table-cell>
          <table:table-cell office:value-type="float" office:value="0" table:formula="of:=[.GF21]*100/[.GF$24]" table:style-name="ce1">
            <text:p>0</text:p>
          </table:table-cell>
          <table:table-cell office:value-type="float" office:value="0" table:formula="of:=[.GG21]*100/[.GG$24]" table:style-name="ce1">
            <text:p>0</text:p>
          </table:table-cell>
          <table:table-cell office:value-type="float" office:value="0" table:formula="of:=[.GH21]*100/[.GH$24]" table:style-name="ce1">
            <text:p>0</text:p>
          </table:table-cell>
          <table:table-cell office:value-type="float" office:value="0.28996013048205871" table:formula="of:=[.GI21]*100/[.GI$24]" table:style-name="ce1">
            <text:p>0,28996013</text:p>
          </table:table-cell>
          <table:table-cell office:value-type="float" office:value="0" table:formula="of:=[.GJ21]*100/[.GJ$24]" table:style-name="ce1">
            <text:p>0</text:p>
          </table:table-cell>
          <table:table-cell office:value-type="float" office:value="1.1342155009451795" table:formula="of:=[.GK21]*100/[.GK$24]" table:style-name="ce1">
            <text:p>1,134215501</text:p>
          </table:table-cell>
          <table:table-cell office:value-type="float" office:value="0" table:formula="of:=[.GL21]*100/[.GL$24]" table:style-name="ce1">
            <text:p>0</text:p>
          </table:table-cell>
          <table:table-cell office:value-type="float" office:value="0" table:formula="of:=[.GM21]*100/[.GM$24]" table:style-name="ce1">
            <text:p>0</text:p>
          </table:table-cell>
          <table:table-cell office:value-type="float" office:value="0" table:formula="of:=[.GN21]*100/[.GN$24]" table:style-name="ce1">
            <text:p>0</text:p>
          </table:table-cell>
          <table:table-cell office:value-type="float" office:value="0" table:formula="of:=[.GO21]*100/[.GO$24]" table:style-name="ce1">
            <text:p>0</text:p>
          </table:table-cell>
          <table:table-cell office:value-type="float" office:value="0" table:formula="of:=[.GP21]*100/[.GP$24]" table:style-name="ce1">
            <text:p>0</text:p>
          </table:table-cell>
          <table:table-cell office:value-type="float" office:value="0" table:formula="of:=[.GQ21]*100/[.GQ$24]" table:style-name="ce1">
            <text:p>0</text:p>
          </table:table-cell>
          <table:table-cell office:value-type="float" office:value="0" table:formula="of:=[.GR21]*100/[.GR$24]" table:style-name="ce1">
            <text:p>0</text:p>
          </table:table-cell>
          <table:table-cell office:value-type="float" office:value="0" table:formula="of:=[.GS21]*100/[.GS$24]" table:style-name="ce1">
            <text:p>0</text:p>
          </table:table-cell>
          <table:table-cell office:value-type="float" office:value="0" table:formula="of:=[.GT21]*100/[.GT$24]" table:style-name="ce1">
            <text:p>0</text:p>
          </table:table-cell>
          <table:table-cell office:value-type="float" office:value="0" table:formula="of:=[.GU21]*100/[.GU$24]" table:style-name="ce1">
            <text:p>0</text:p>
          </table:table-cell>
          <table:table-cell office:value-type="float" office:value="0" table:formula="of:=[.GV21]*100/[.GV$24]" table:style-name="ce1">
            <text:p>0</text:p>
          </table:table-cell>
          <table:table-cell office:value-type="float" office:value="0" table:formula="of:=[.GW21]*100/[.GW$24]" table:style-name="ce1">
            <text:p>0</text:p>
          </table:table-cell>
          <table:table-cell office:value-type="float" office:value="3.1872509960159361" table:formula="of:=[.GX21]*100/[.GX$24]" table:style-name="ce1">
            <text:p>3,187250996</text:p>
          </table:table-cell>
          <table:table-cell office:value-type="float" office:value="0" table:formula="of:=[.GY21]*100/[.GY$24]" table:style-name="ce1">
            <text:p>0</text:p>
          </table:table-cell>
          <table:table-cell office:value-type="float" office:value="0" table:formula="of:=[.GZ21]*100/[.GZ$24]" table:style-name="ce1">
            <text:p>0</text:p>
          </table:table-cell>
          <table:table-cell office:value-type="float" office:value="0.7126660187884678" table:formula="of:=[.HA21]*100/[.HA$24]" table:style-name="ce1">
            <text:p>0,712666019</text:p>
          </table:table-cell>
          <table:table-cell office:value-type="float" office:value="0" table:formula="of:=[.HB21]*100/[.HB$24]" table:style-name="ce1">
            <text:p>0</text:p>
          </table:table-cell>
          <table:table-cell office:value-type="float" office:value="0.93786635404454866" table:formula="of:=[.HC21]*100/[.HC$24]" table:style-name="ce1">
            <text:p>0,937866354</text:p>
          </table:table-cell>
          <table:table-cell office:value-type="float" office:value="0" table:formula="of:=[.HD21]*100/[.HD$24]" table:style-name="ce1">
            <text:p>0</text:p>
          </table:table-cell>
          <table:table-cell office:value-type="float" office:value="0.45745654162854527" table:formula="of:=[.HE21]*100/[.HE$24]" table:style-name="ce1">
            <text:p>0,457456542</text:p>
          </table:table-cell>
          <table:table-cell office:value-type="float" office:value="0" table:formula="of:=[.HF21]*100/[.HF$24]" table:style-name="ce1">
            <text:p>0</text:p>
          </table:table-cell>
          <table:table-cell office:value-type="float" office:value="0.84121976866456361" table:formula="of:=[.HG21]*100/[.HG$24]" table:style-name="ce1">
            <text:p>0,841219769</text:p>
          </table:table-cell>
          <table:table-cell office:value-type="float" office:value="0" table:formula="of:=[.HH21]*100/[.HH$24]" table:style-name="ce1">
            <text:p>0</text:p>
          </table:table-cell>
          <table:table-cell office:value-type="float" office:value="0" table:formula="of:=[.HI21]*100/[.HI$24]" table:style-name="ce1">
            <text:p>0</text:p>
          </table:table-cell>
          <table:table-cell office:value-type="float" office:value="0" table:formula="of:=[.HJ21]*100/[.HJ$24]" table:style-name="ce1">
            <text:p>0</text:p>
          </table:table-cell>
          <table:table-cell office:value-type="float" office:value="0" table:formula="of:=[.HK21]*100/[.HK$24]" table:style-name="ce1">
            <text:p>0</text:p>
          </table:table-cell>
          <table:table-cell office:value-type="float" office:value="0" table:formula="of:=[.HL21]*100/[.HL$24]" table:style-name="ce1">
            <text:p>0</text:p>
          </table:table-cell>
          <table:table-cell office:value-type="float" office:value="0" table:formula="of:=[.HM21]*100/[.HM$24]" table:style-name="ce1">
            <text:p>0</text:p>
          </table:table-cell>
          <table:table-cell office:value-type="float" office:value="0" table:formula="of:=[.HN21]*100/[.HN$24]" table:style-name="ce1">
            <text:p>0</text:p>
          </table:table-cell>
          <table:table-cell office:value-type="float" office:value="0" table:formula="of:=[.HO21]*100/[.HO$24]" table:style-name="ce1">
            <text:p>0</text:p>
          </table:table-cell>
          <table:table-cell office:value-type="float" office:value="0" table:formula="of:=[.HP21]*100/[.HP$24]" table:style-name="ce1">
            <text:p>0</text:p>
          </table:table-cell>
          <table:table-cell office:value-type="float" office:value="0.77972709551656916" table:formula="of:=[.HQ21]*100/[.HQ$24]" table:style-name="ce1">
            <text:p>0,779727096</text:p>
          </table:table-cell>
          <table:table-cell office:value-type="float" office:value="0" table:formula="of:=[.HR21]*100/[.HR$24]" table:style-name="ce1">
            <text:p>0</text:p>
          </table:table-cell>
          <table:table-cell office:value-type="float" office:value="0" table:formula="of:=[.HS21]*100/[.HS$24]" table:style-name="ce1">
            <text:p>0</text:p>
          </table:table-cell>
          <table:table-cell office:value-type="float" office:value="0" table:formula="of:=[.HT21]*100/[.HT$24]" table:style-name="ce1">
            <text:p>0</text:p>
          </table:table-cell>
          <table:table-cell office:value-type="float" office:value="0" table:formula="of:=[.HU21]*100/[.HU$24]" table:style-name="ce1">
            <text:p>0</text:p>
          </table:table-cell>
          <table:table-cell office:value-type="float" office:value="0" table:formula="of:=[.HV21]*100/[.HV$24]" table:style-name="ce1">
            <text:p>0</text:p>
          </table:table-cell>
          <table:table-cell office:value-type="float" office:value="0" table:formula="of:=[.HW21]*100/[.HW$24]" table:style-name="ce1">
            <text:p>0</text:p>
          </table:table-cell>
          <table:table-cell office:value-type="float" office:value="0" table:formula="of:=[.HX21]*100/[.HX$24]" table:style-name="ce1">
            <text:p>0</text:p>
          </table:table-cell>
          <table:table-cell office:value-type="float" office:value="0.6203473945409429" table:formula="of:=[.HY21]*100/[.HY$24]" table:style-name="ce1">
            <text:p>0,620347395</text:p>
          </table:table-cell>
          <table:table-cell office:value-type="float" office:value="0" table:formula="of:=[.HZ21]*100/[.HZ$24]" table:style-name="ce1">
            <text:p>0</text:p>
          </table:table-cell>
          <table:table-cell office:value-type="float" office:value="0" table:formula="of:=[.IA21]*100/[.IA$24]" table:style-name="ce1">
            <text:p>0</text:p>
          </table:table-cell>
          <table:table-cell office:value-type="float" office:value="0" table:formula="of:=[.IB21]*100/[.IB$24]" table:style-name="ce1">
            <text:p>0</text:p>
          </table:table-cell>
          <table:table-cell office:value-type="float" office:value="0" table:formula="of:=[.IC21]*100/[.IC$24]" table:style-name="ce1">
            <text:p>0</text:p>
          </table:table-cell>
          <table:table-cell office:value-type="float" office:value="0" table:formula="of:=[.ID21]*100/[.ID$24]" table:style-name="ce1">
            <text:p>0</text:p>
          </table:table-cell>
          <table:table-cell office:value-type="float" office:value="0" table:formula="of:=[.IE21]*100/[.IE$24]" table:style-name="ce1">
            <text:p>0</text:p>
          </table:table-cell>
          <table:table-cell office:value-type="float" office:value="0" table:formula="of:=[.IF21]*100/[.IF$24]" table:style-name="ce1">
            <text:p>0</text:p>
          </table:table-cell>
          <table:table-cell office:value-type="float" office:value="0" table:formula="of:=[.IG21]*100/[.IG$24]" table:style-name="ce1">
            <text:p>0</text:p>
          </table:table-cell>
          <table:table-cell office:value-type="float" office:value="0" table:formula="of:=[.IH21]*100/[.IH$24]" table:style-name="ce1">
            <text:p>0</text:p>
          </table:table-cell>
          <table:table-cell office:value-type="float" office:value="0" table:formula="of:=[.II21]*100/[.II$24]" table:style-name="ce1">
            <text:p>0</text:p>
          </table:table-cell>
          <table:table-cell office:value-type="float" office:value="0" table:formula="of:=[.IJ21]*100/[.IJ$24]" table:style-name="ce1">
            <text:p>0</text:p>
          </table:table-cell>
          <table:table-cell office:value-type="float" office:value="0" table:formula="of:=[.IK21]*100/[.IK$24]" table:style-name="ce1">
            <text:p>0</text:p>
          </table:table-cell>
          <table:table-cell office:value-type="float" office:value="0" table:formula="of:=[.IL21]*100/[.IL$24]" table:style-name="ce1">
            <text:p>0</text:p>
          </table:table-cell>
          <table:table-cell office:value-type="float" office:value="0" table:formula="of:=[.IM21]*100/[.IM$24]" table:style-name="ce1">
            <text:p>0</text:p>
          </table:table-cell>
          <table:table-cell office:value-type="float" office:value="0" table:formula="of:=[.IN21]*100/[.IN$24]" table:style-name="ce1">
            <text:p>0</text:p>
          </table:table-cell>
          <table:table-cell office:value-type="float" office:value="0" table:formula="of:=[.IO21]*100/[.IO$24]" table:style-name="ce1">
            <text:p>0</text:p>
          </table:table-cell>
          <table:table-cell office:value-type="float" office:value="2.9702970297029703" table:formula="of:=[.IP21]*100/[.IP$24]" table:style-name="ce1">
            <text:p>2,97029703</text:p>
          </table:table-cell>
          <table:table-cell office:value-type="float" office:value="0" table:formula="of:=[.IQ21]*100/[.IQ$24]" table:style-name="ce1">
            <text:p>0</text:p>
          </table:table-cell>
          <table:table-cell office:value-type="float" office:value="0" table:formula="of:=[.IR21]*100/[.IR$24]" table:style-name="ce1">
            <text:p>0</text:p>
          </table:table-cell>
          <table:table-cell office:value-type="float" office:value="0" table:formula="of:=[.IS21]*100/[.IS$24]" table:style-name="ce1">
            <text:p>0</text:p>
          </table:table-cell>
          <table:table-cell office:value-type="float" office:value="0" table:formula="of:=[.IT21]*100/[.IT$24]" table:style-name="ce1">
            <text:p>0</text:p>
          </table:table-cell>
          <table:table-cell table:number-columns-repeated="1613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armer</text:p>
          </table:table-cell>
          <table:table-cell office:value-type="float" office:value="4.4500044500044501E-2" table:formula="of:=[.C22]*100/[.C$24]" table:style-name="ce1">
            <text:p>0,044500045</text:p>
          </table:table-cell>
          <table:table-cell office:value-type="float" office:value="4.7833688170138527E-2" table:formula="of:=[.D22]*100/[.D$24]" table:style-name="ce1">
            <text:p>0,047833688</text:p>
          </table:table-cell>
          <table:table-cell office:value-type="float" office:value="2.8228652081863093E-2" table:formula="of:=[.E22]*100/[.E$24]" table:style-name="ce1">
            <text:p>0,028228652</text:p>
          </table:table-cell>
          <table:table-cell office:value-type="float" office:value="1.5710159639391413E-2" table:formula="of:=[.F22]*100/[.F$24]" table:style-name="ce1">
            <text:p>0,01571016</text:p>
          </table:table-cell>
          <table:table-cell office:value-type="float" office:value="4.7848607007428497E-2" table:formula="of:=[.G22]*100/[.G$24]" table:style-name="ce1">
            <text:p>0,047848607</text:p>
          </table:table-cell>
          <table:table-cell office:value-type="float" office:value="7.676622286194075E-2" table:formula="of:=[.H22]*100/[.H$24]" table:style-name="ce1">
            <text:p>0,076766223</text:p>
          </table:table-cell>
          <table:table-cell office:value-type="float" office:value="1.8990421706052009E-2" table:formula="of:=[.I22]*100/[.I$24]" table:style-name="ce1">
            <text:p>0,018990422</text:p>
          </table:table-cell>
          <table:table-cell office:value-type="float" office:value="5.6722181993724356E-2" table:formula="of:=[.J22]*100/[.J$24]" table:style-name="ce1">
            <text:p>0,056722182</text:p>
          </table:table-cell>
          <table:table-cell office:value-type="float" office:value="4.5492637375793128E-2" table:formula="of:=[.K22]*100/[.K$24]" table:style-name="ce1">
            <text:p>0,045492637</text:p>
          </table:table-cell>
          <table:table-cell office:value-type="float" office:value="0" table:formula="of:=[.L22]*100/[.L$24]" table:style-name="ce1">
            <text:p>0</text:p>
          </table:table-cell>
          <table:table-cell office:value-type="float" office:value="0" table:formula="of:=[.M22]*100/[.M$24]" table:style-name="ce1">
            <text:p>0</text:p>
          </table:table-cell>
          <table:table-cell office:value-type="float" office:value="0" table:formula="of:=[.N22]*100/[.N$24]" table:style-name="ce1">
            <text:p>0</text:p>
          </table:table-cell>
          <table:table-cell office:value-type="float" office:value="8.0213903743315509E-2" table:formula="of:=[.O22]*100/[.O$24]" table:style-name="ce1">
            <text:p>0,080213904</text:p>
          </table:table-cell>
          <table:table-cell office:value-type="float" office:value="6.2173439984695766E-2" table:formula="of:=[.P22]*100/[.P$24]" table:style-name="ce1">
            <text:p>0,06217344</text:p>
          </table:table-cell>
          <table:table-cell office:value-type="float" office:value="5.0146259924780612E-2" table:formula="of:=[.Q22]*100/[.Q$24]" table:style-name="ce1">
            <text:p>0,05014626</text:p>
          </table:table-cell>
          <table:table-cell office:value-type="float" office:value="5.4339294555202686E-2" table:formula="of:=[.R22]*100/[.R$24]" table:style-name="ce1">
            <text:p>0,054339295</text:p>
          </table:table-cell>
          <table:table-cell office:value-type="float" office:value="0" table:formula="of:=[.S22]*100/[.S$24]" table:style-name="ce1">
            <text:p>0</text:p>
          </table:table-cell>
          <table:table-cell office:value-type="float" office:value="0" table:formula="of:=[.T22]*100/[.T$24]" table:style-name="ce1">
            <text:p>0</text:p>
          </table:table-cell>
          <table:table-cell office:value-type="float" office:value="0" table:formula="of:=[.U22]*100/[.U$24]" table:style-name="ce1">
            <text:p>0</text:p>
          </table:table-cell>
          <table:table-cell office:value-type="float" office:value="0" table:formula="of:=[.V22]*100/[.V$24]" table:style-name="ce1">
            <text:p>0</text:p>
          </table:table-cell>
          <table:table-cell office:value-type="float" office:value="0" table:formula="of:=[.W22]*100/[.W$24]" table:style-name="ce1">
            <text:p>0</text:p>
          </table:table-cell>
          <table:table-cell office:value-type="float" office:value="0" table:formula="of:=[.X22]*100/[.X$24]" table:style-name="ce1">
            <text:p>0</text:p>
          </table:table-cell>
          <table:table-cell office:value-type="float" office:value="0" table:formula="of:=[.Y22]*100/[.Y$24]" table:style-name="ce1">
            <text:p>0</text:p>
          </table:table-cell>
          <table:table-cell office:value-type="float" office:value="0" table:formula="of:=[.Z22]*100/[.Z$24]" table:style-name="ce1">
            <text:p>0</text:p>
          </table:table-cell>
          <table:table-cell office:value-type="float" office:value="0" table:formula="of:=[.AA22]*100/[.AA$24]" table:style-name="ce1">
            <text:p>0</text:p>
          </table:table-cell>
          <table:table-cell office:value-type="float" office:value="0" table:formula="of:=[.AB22]*100/[.AB$24]" table:style-name="ce1">
            <text:p>0</text:p>
          </table:table-cell>
          <table:table-cell office:value-type="float" office:value="0" table:formula="of:=[.AC22]*100/[.AC$24]" table:style-name="ce1">
            <text:p>0</text:p>
          </table:table-cell>
          <table:table-cell office:value-type="float" office:value="0" table:formula="of:=[.AD22]*100/[.AD$24]" table:style-name="ce1">
            <text:p>0</text:p>
          </table:table-cell>
          <table:table-cell office:value-type="float" office:value="0" table:formula="of:=[.AE22]*100/[.AE$24]" table:style-name="ce1">
            <text:p>0</text:p>
          </table:table-cell>
          <table:table-cell office:value-type="float" office:value="0" table:formula="of:=[.AF22]*100/[.AF$24]" table:style-name="ce1">
            <text:p>0</text:p>
          </table:table-cell>
          <table:table-cell office:value-type="float" office:value="0" table:formula="of:=[.AG22]*100/[.AG$24]" table:style-name="ce1">
            <text:p>0</text:p>
          </table:table-cell>
          <table:table-cell office:value-type="float" office:value="0" table:formula="of:=[.AH22]*100/[.AH$24]" table:style-name="ce1">
            <text:p>0</text:p>
          </table:table-cell>
          <table:table-cell office:value-type="float" office:value="0" table:formula="of:=[.AI22]*100/[.AI$24]" table:style-name="ce1">
            <text:p>0</text:p>
          </table:table-cell>
          <table:table-cell office:value-type="float" office:value="0" table:formula="of:=[.AJ22]*100/[.AJ$24]" table:style-name="ce1">
            <text:p>0</text:p>
          </table:table-cell>
          <table:table-cell office:value-type="float" office:value="0.16351319785096941" table:formula="of:=[.AK22]*100/[.AK$24]" table:style-name="ce1">
            <text:p>0,163513198</text:p>
          </table:table-cell>
          <table:table-cell office:value-type="float" office:value="0" table:formula="of:=[.AL22]*100/[.AL$24]" table:style-name="ce1">
            <text:p>0</text:p>
          </table:table-cell>
          <table:table-cell office:value-type="float" office:value="0" table:formula="of:=[.AM22]*100/[.AM$24]" table:style-name="ce1">
            <text:p>0</text:p>
          </table:table-cell>
          <table:table-cell office:value-type="float" office:value="0" table:formula="of:=[.AN22]*100/[.AN$24]" table:style-name="ce1">
            <text:p>0</text:p>
          </table:table-cell>
          <table:table-cell office:value-type="float" office:value="0" table:formula="of:=[.AO22]*100/[.AO$24]" table:style-name="ce1">
            <text:p>0</text:p>
          </table:table-cell>
          <table:table-cell office:value-type="float" office:value="0" table:formula="of:=[.AP22]*100/[.AP$24]" table:style-name="ce1">
            <text:p>0</text:p>
          </table:table-cell>
          <table:table-cell office:value-type="float" office:value="0" table:formula="of:=[.AQ22]*100/[.AQ$24]" table:style-name="ce1">
            <text:p>0</text:p>
          </table:table-cell>
          <table:table-cell office:value-type="float" office:value="0" table:formula="of:=[.AR22]*100/[.AR$24]" table:style-name="ce1">
            <text:p>0</text:p>
          </table:table-cell>
          <table:table-cell office:value-type="float" office:value="0" table:formula="of:=[.AS22]*100/[.AS$24]" table:style-name="ce1">
            <text:p>0</text:p>
          </table:table-cell>
          <table:table-cell office:value-type="float" office:value="0" table:formula="of:=[.AT22]*100/[.AT$24]" table:style-name="ce1">
            <text:p>0</text:p>
          </table:table-cell>
          <table:table-cell office:value-type="float" office:value="0" table:formula="of:=[.AU22]*100/[.AU$24]" table:style-name="ce1">
            <text:p>0</text:p>
          </table:table-cell>
          <table:table-cell office:value-type="float" office:value="0" table:formula="of:=[.AV22]*100/[.AV$24]" table:style-name="ce1">
            <text:p>0</text:p>
          </table:table-cell>
          <table:table-cell office:value-type="float" office:value="0" table:formula="of:=[.AW22]*100/[.AW$24]" table:style-name="ce1">
            <text:p>0</text:p>
          </table:table-cell>
          <table:table-cell office:value-type="float" office:value="0" table:formula="of:=[.AX22]*100/[.AX$24]" table:style-name="ce1">
            <text:p>0</text:p>
          </table:table-cell>
          <table:table-cell office:value-type="float" office:value="0" table:formula="of:=[.AY22]*100/[.AY$24]" table:style-name="ce1">
            <text:p>0</text:p>
          </table:table-cell>
          <table:table-cell office:value-type="float" office:value="0" table:formula="of:=[.AZ22]*100/[.AZ$24]" table:style-name="ce1">
            <text:p>0</text:p>
          </table:table-cell>
          <table:table-cell office:value-type="float" office:value="0" table:formula="of:=[.BA22]*100/[.BA$24]" table:style-name="ce1">
            <text:p>0</text:p>
          </table:table-cell>
          <table:table-cell office:value-type="float" office:value="0" table:formula="of:=[.BB22]*100/[.BB$24]" table:style-name="ce1">
            <text:p>0</text:p>
          </table:table-cell>
          <table:table-cell office:value-type="float" office:value="0" table:formula="of:=[.BC22]*100/[.BC$24]" table:style-name="ce1">
            <text:p>0</text:p>
          </table:table-cell>
          <table:table-cell office:value-type="float" office:value="0" table:formula="of:=[.BD22]*100/[.BD$24]" table:style-name="ce1">
            <text:p>0</text:p>
          </table:table-cell>
          <table:table-cell office:value-type="float" office:value="0" table:formula="of:=[.BE22]*100/[.BE$24]" table:style-name="ce1">
            <text:p>0</text:p>
          </table:table-cell>
          <table:table-cell office:value-type="float" office:value="0.68337129840546695" table:formula="of:=[.BF22]*100/[.BF$24]" table:style-name="ce1">
            <text:p>0,683371298</text:p>
          </table:table-cell>
          <table:table-cell office:value-type="float" office:value="0" table:formula="of:=[.BG22]*100/[.BG$24]" table:style-name="ce1">
            <text:p>0</text:p>
          </table:table-cell>
          <table:table-cell office:value-type="float" office:value="0" table:formula="of:=[.BH22]*100/[.BH$24]" table:style-name="ce1">
            <text:p>0</text:p>
          </table:table-cell>
          <table:table-cell office:value-type="float" office:value="0" table:formula="of:=[.BI22]*100/[.BI$24]" table:style-name="ce1">
            <text:p>0</text:p>
          </table:table-cell>
          <table:table-cell office:value-type="float" office:value="0" table:formula="of:=[.BJ22]*100/[.BJ$24]" table:style-name="ce1">
            <text:p>0</text:p>
          </table:table-cell>
          <table:table-cell office:value-type="float" office:value="0" table:formula="of:=[.BK22]*100/[.BK$24]" table:style-name="ce1">
            <text:p>0</text:p>
          </table:table-cell>
          <table:table-cell office:value-type="float" office:value="0" table:formula="of:=[.BL22]*100/[.BL$24]" table:style-name="ce1">
            <text:p>0</text:p>
          </table:table-cell>
          <table:table-cell office:value-type="float" office:value="0" table:formula="of:=[.BM22]*100/[.BM$24]" table:style-name="ce1">
            <text:p>0</text:p>
          </table:table-cell>
          <table:table-cell office:value-type="float" office:value="0" table:formula="of:=[.BN22]*100/[.BN$24]" table:style-name="ce1">
            <text:p>0</text:p>
          </table:table-cell>
          <table:table-cell office:value-type="float" office:value="0" table:formula="of:=[.BO22]*100/[.BO$24]" table:style-name="ce1">
            <text:p>0</text:p>
          </table:table-cell>
          <table:table-cell office:value-type="float" office:value="0" table:formula="of:=[.BP22]*100/[.BP$24]" table:style-name="ce1">
            <text:p>0</text:p>
          </table:table-cell>
          <table:table-cell office:value-type="float" office:value="0" table:formula="of:=[.BQ22]*100/[.BQ$24]" table:style-name="ce1">
            <text:p>0</text:p>
          </table:table-cell>
          <table:table-cell office:value-type="float" office:value="0" table:formula="of:=[.BR22]*100/[.BR$24]" table:style-name="ce1">
            <text:p>0</text:p>
          </table:table-cell>
          <table:table-cell office:value-type="float" office:value="0" table:formula="of:=[.BS22]*100/[.BS$24]" table:style-name="ce1">
            <text:p>0</text:p>
          </table:table-cell>
          <table:table-cell office:value-type="float" office:value="0" table:formula="of:=[.BT22]*100/[.BT$24]" table:style-name="ce1">
            <text:p>0</text:p>
          </table:table-cell>
          <table:table-cell office:value-type="float" office:value="0" table:formula="of:=[.BU22]*100/[.BU$24]" table:style-name="ce1">
            <text:p>0</text:p>
          </table:table-cell>
          <table:table-cell office:value-type="float" office:value="0" table:formula="of:=[.BV22]*100/[.BV$24]" table:style-name="ce1">
            <text:p>0</text:p>
          </table:table-cell>
          <table:table-cell office:value-type="float" office:value="0" table:formula="of:=[.BW22]*100/[.BW$24]" table:style-name="ce1">
            <text:p>0</text:p>
          </table:table-cell>
          <table:table-cell office:value-type="float" office:value="1.7408123791102514" table:formula="of:=[.BX22]*100/[.BX$24]" table:style-name="ce1">
            <text:p>1,740812379</text:p>
          </table:table-cell>
          <table:table-cell office:value-type="float" office:value="0" table:formula="of:=[.BY22]*100/[.BY$24]" table:style-name="ce1">
            <text:p>0</text:p>
          </table:table-cell>
          <table:table-cell office:value-type="float" office:value="0" table:formula="of:=[.BZ22]*100/[.BZ$24]" table:style-name="ce1">
            <text:p>0</text:p>
          </table:table-cell>
          <table:table-cell office:value-type="float" office:value="0" table:formula="of:=[.CA22]*100/[.CA$24]" table:style-name="ce1">
            <text:p>0</text:p>
          </table:table-cell>
          <table:table-cell office:value-type="float" office:value="0" table:formula="of:=[.CB22]*100/[.CB$24]" table:style-name="ce1">
            <text:p>0</text:p>
          </table:table-cell>
          <table:table-cell office:value-type="float" office:value="0" table:formula="of:=[.CC22]*100/[.CC$24]" table:style-name="ce1">
            <text:p>0</text:p>
          </table:table-cell>
          <table:table-cell office:value-type="float" office:value="0" table:formula="of:=[.CD22]*100/[.CD$24]" table:style-name="ce1">
            <text:p>0</text:p>
          </table:table-cell>
          <table:table-cell office:value-type="float" office:value="0" table:formula="of:=[.CE22]*100/[.CE$24]" table:style-name="ce1">
            <text:p>0</text:p>
          </table:table-cell>
          <table:table-cell office:value-type="float" office:value="0" table:formula="of:=[.CF22]*100/[.CF$24]" table:style-name="ce1">
            <text:p>0</text:p>
          </table:table-cell>
          <table:table-cell office:value-type="float" office:value="0" table:formula="of:=[.CG22]*100/[.CG$24]" table:style-name="ce1">
            <text:p>0</text:p>
          </table:table-cell>
          <table:table-cell office:value-type="float" office:value="0" table:formula="of:=[.CH22]*100/[.CH$24]" table:style-name="ce1">
            <text:p>0</text:p>
          </table:table-cell>
          <table:table-cell office:value-type="float" office:value="0" table:formula="of:=[.CI22]*100/[.CI$24]" table:style-name="ce1">
            <text:p>0</text:p>
          </table:table-cell>
          <table:table-cell office:value-type="float" office:value="0" table:formula="of:=[.CJ22]*100/[.CJ$24]" table:style-name="ce1">
            <text:p>0</text:p>
          </table:table-cell>
          <table:table-cell office:value-type="float" office:value="1.8525643766120873E-2" table:formula="of:=[.CK22]*100/[.CK$24]" table:style-name="ce1">
            <text:p>0,018525644</text:p>
          </table:table-cell>
          <table:table-cell office:value-type="float" office:value="0" table:formula="of:=[.CL22]*100/[.CL$24]" table:style-name="ce1">
            <text:p>0</text:p>
          </table:table-cell>
          <table:table-cell office:value-type="float" office:value="5.6437389770723101E-2" table:formula="of:=[.CM22]*100/[.CM$24]" table:style-name="ce1">
            <text:p>0,05643739</text:p>
          </table:table-cell>
          <table:table-cell office:value-type="float" office:value="0" table:formula="of:=[.CN22]*100/[.CN$24]" table:style-name="ce1">
            <text:p>0</text:p>
          </table:table-cell>
          <table:table-cell office:value-type="float" office:value="9.1315079829354939E-2" table:formula="of:=[.CO22]*100/[.CO$24]" table:style-name="ce1">
            <text:p>0,09131508</text:p>
          </table:table-cell>
          <table:table-cell office:value-type="float" office:value="0" table:formula="of:=[.CP22]*100/[.CP$24]" table:style-name="ce1">
            <text:p>0</text:p>
          </table:table-cell>
          <table:table-cell office:value-type="float" office:value="2.2598870056497175E-2" table:formula="of:=[.CQ22]*100/[.CQ$24]" table:style-name="ce1">
            <text:p>0,02259887</text:p>
          </table:table-cell>
          <table:table-cell office:value-type="float" office:value="0" table:formula="of:=[.CR22]*100/[.CR$24]" table:style-name="ce1">
            <text:p>0</text:p>
          </table:table-cell>
          <table:table-cell office:value-type="float" office:value="4.42092953608762E-2" table:formula="of:=[.CS22]*100/[.CS$24]" table:style-name="ce1">
            <text:p>0,044209295</text:p>
          </table:table-cell>
          <table:table-cell office:value-type="float" office:value="0.1255985556166104" table:formula="of:=[.CT22]*100/[.CT$24]" table:style-name="ce1">
            <text:p>0,125598556</text:p>
          </table:table-cell>
          <table:table-cell office:value-type="float" office:value="5.4184312215710601E-2" table:formula="of:=[.CU22]*100/[.CU$24]" table:style-name="ce1">
            <text:p>0,054184312</text:p>
          </table:table-cell>
          <table:table-cell office:value-type="float" office:value="0" table:formula="of:=[.CV22]*100/[.CV$24]" table:style-name="ce1">
            <text:p>0</text:p>
          </table:table-cell>
          <table:table-cell office:value-type="float" office:value="0" table:formula="of:=[.CW22]*100/[.CW$24]" table:style-name="ce1">
            <text:p>0</text:p>
          </table:table-cell>
          <table:table-cell office:value-type="float" office:value="0" table:formula="of:=[.CX22]*100/[.CX$24]" table:style-name="ce1">
            <text:p>0</text:p>
          </table:table-cell>
          <table:table-cell office:value-type="float" office:value="0" table:formula="of:=[.CY22]*100/[.CY$24]" table:style-name="ce1">
            <text:p>0</text:p>
          </table:table-cell>
          <table:table-cell office:value-type="float" office:value="0" table:formula="of:=[.CZ22]*100/[.CZ$24]" table:style-name="ce1">
            <text:p>0</text:p>
          </table:table-cell>
          <table:table-cell office:value-type="float" office:value="0" table:formula="of:=[.DA22]*100/[.DA$24]" table:style-name="ce1">
            <text:p>0</text:p>
          </table:table-cell>
          <table:table-cell office:value-type="float" office:value="0" table:formula="of:=[.DB22]*100/[.DB$24]" table:style-name="ce1">
            <text:p>0</text:p>
          </table:table-cell>
          <table:table-cell office:value-type="float" office:value="9.4818049908773544E-2" table:formula="of:=[.DC22]*100/[.DC$24]" table:style-name="ce1">
            <text:p>0,09481805</text:p>
          </table:table-cell>
          <table:table-cell office:value-type="float" office:value="0" table:formula="of:=[.DD22]*100/[.DD$24]" table:style-name="ce1">
            <text:p>0</text:p>
          </table:table-cell>
          <table:table-cell office:value-type="float" office:value="7.403294466037387E-2" table:formula="of:=[.DE22]*100/[.DE$24]" table:style-name="ce1">
            <text:p>0,074032945</text:p>
          </table:table-cell>
          <table:table-cell office:value-type="float" office:value="0" table:formula="of:=[.DF22]*100/[.DF$24]" table:style-name="ce1">
            <text:p>0</text:p>
          </table:table-cell>
          <table:table-cell office:value-type="float" office:value="4.6702519105575997E-2" table:formula="of:=[.DG22]*100/[.DG$24]" table:style-name="ce1">
            <text:p>0,046702519</text:p>
          </table:table-cell>
          <table:table-cell office:value-type="float" office:value="6.8728522336769765E-2" table:formula="of:=[.DH22]*100/[.DH$24]" table:style-name="ce1">
            <text:p>0,068728522</text:p>
          </table:table-cell>
          <table:table-cell office:value-type="float" office:value="4.4238947398464477E-2" table:formula="of:=[.DI22]*100/[.DI$24]" table:style-name="ce1">
            <text:p>0,044238947</text:p>
          </table:table-cell>
          <table:table-cell office:value-type="float" office:value="0.10989873616453411" table:formula="of:=[.DJ22]*100/[.DJ$24]" table:style-name="ce1">
            <text:p>0,109898736</text:p>
          </table:table-cell>
          <table:table-cell office:value-type="float" office:value="0" table:formula="of:=[.DK22]*100/[.DK$24]" table:style-name="ce1">
            <text:p>0</text:p>
          </table:table-cell>
          <table:table-cell office:value-type="float" office:value="0" table:formula="of:=[.DL22]*100/[.DL$24]" table:style-name="ce1">
            <text:p>0</text:p>
          </table:table-cell>
          <table:table-cell office:value-type="float" office:value="0" table:formula="of:=[.DM22]*100/[.DM$24]" table:style-name="ce1">
            <text:p>0</text:p>
          </table:table-cell>
          <table:table-cell office:value-type="float" office:value="0" table:formula="of:=[.DN22]*100/[.DN$24]" table:style-name="ce1">
            <text:p>0</text:p>
          </table:table-cell>
          <table:table-cell office:value-type="float" office:value="0" table:formula="of:=[.DO22]*100/[.DO$24]" table:style-name="ce1">
            <text:p>0</text:p>
          </table:table-cell>
          <table:table-cell office:value-type="float" office:value="0" table:formula="of:=[.DP22]*100/[.DP$24]" table:style-name="ce1">
            <text:p>0</text:p>
          </table:table-cell>
          <table:table-cell office:value-type="float" office:value="0" table:formula="of:=[.DQ22]*100/[.DQ$24]" table:style-name="ce1">
            <text:p>0</text:p>
          </table:table-cell>
          <table:table-cell office:value-type="float" office:value="0" table:formula="of:=[.DR22]*100/[.DR$24]" table:style-name="ce1">
            <text:p>0</text:p>
          </table:table-cell>
          <table:table-cell office:value-type="float" office:value="0" table:formula="of:=[.DS22]*100/[.DS$24]" table:style-name="ce1">
            <text:p>0</text:p>
          </table:table-cell>
          <table:table-cell office:value-type="float" office:value="0" table:formula="of:=[.DT22]*100/[.DT$24]" table:style-name="ce1">
            <text:p>0</text:p>
          </table:table-cell>
          <table:table-cell office:value-type="float" office:value="0" table:formula="of:=[.DU22]*100/[.DU$24]" table:style-name="ce1">
            <text:p>0</text:p>
          </table:table-cell>
          <table:table-cell office:value-type="float" office:value="0" table:formula="of:=[.DV22]*100/[.DV$24]" table:style-name="ce1">
            <text:p>0</text:p>
          </table:table-cell>
          <table:table-cell office:value-type="float" office:value="0" table:formula="of:=[.DW22]*100/[.DW$24]" table:style-name="ce1">
            <text:p>0</text:p>
          </table:table-cell>
          <table:table-cell office:value-type="float" office:value="0" table:formula="of:=[.DX22]*100/[.DX$24]" table:style-name="ce1">
            <text:p>0</text:p>
          </table:table-cell>
          <table:table-cell office:value-type="float" office:value="0" table:formula="of:=[.DY22]*100/[.DY$24]" table:style-name="ce1">
            <text:p>0</text:p>
          </table:table-cell>
          <table:table-cell office:value-type="float" office:value="0" table:formula="of:=[.DZ22]*100/[.DZ$24]" table:style-name="ce1">
            <text:p>0</text:p>
          </table:table-cell>
          <table:table-cell office:value-type="float" office:value="0" table:formula="of:=[.EA22]*100/[.EA$24]" table:style-name="ce1">
            <text:p>0</text:p>
          </table:table-cell>
          <table:table-cell office:value-type="float" office:value="0" table:formula="of:=[.EB22]*100/[.EB$24]" table:style-name="ce1">
            <text:p>0</text:p>
          </table:table-cell>
          <table:table-cell office:value-type="float" office:value="0" table:formula="of:=[.EC22]*100/[.EC$24]" table:style-name="ce1">
            <text:p>0</text:p>
          </table:table-cell>
          <table:table-cell office:value-type="float" office:value="0" table:formula="of:=[.ED22]*100/[.ED$24]" table:style-name="ce1">
            <text:p>0</text:p>
          </table:table-cell>
          <table:table-cell office:value-type="float" office:value="0" table:formula="of:=[.EE22]*100/[.EE$24]" table:style-name="ce1">
            <text:p>0</text:p>
          </table:table-cell>
          <table:table-cell office:value-type="float" office:value="0" table:formula="of:=[.EF22]*100/[.EF$24]" table:style-name="ce1">
            <text:p>0</text:p>
          </table:table-cell>
          <table:table-cell office:value-type="float" office:value="0" table:formula="of:=[.EG22]*100/[.EG$24]" table:style-name="ce1">
            <text:p>0</text:p>
          </table:table-cell>
          <table:table-cell office:value-type="float" office:value="0" table:formula="of:=[.EH22]*100/[.EH$24]" table:style-name="ce1">
            <text:p>0</text:p>
          </table:table-cell>
          <table:table-cell office:value-type="float" office:value="0" table:formula="of:=[.EI22]*100/[.EI$24]" table:style-name="ce1">
            <text:p>0</text:p>
          </table:table-cell>
          <table:table-cell office:value-type="float" office:value="0" table:formula="of:=[.EJ22]*100/[.EJ$24]" table:style-name="ce1">
            <text:p>0</text:p>
          </table:table-cell>
          <table:table-cell office:value-type="float" office:value="0" table:formula="of:=[.EK22]*100/[.EK$24]" table:style-name="ce1">
            <text:p>0</text:p>
          </table:table-cell>
          <table:table-cell office:value-type="float" office:value="0" table:formula="of:=[.EL22]*100/[.EL$24]" table:style-name="ce1">
            <text:p>0</text:p>
          </table:table-cell>
          <table:table-cell office:value-type="float" office:value="0" table:formula="of:=[.EM22]*100/[.EM$24]" table:style-name="ce1">
            <text:p>0</text:p>
          </table:table-cell>
          <table:table-cell office:value-type="float" office:value="0" table:formula="of:=[.EN22]*100/[.EN$24]" table:style-name="ce1">
            <text:p>0</text:p>
          </table:table-cell>
          <table:table-cell office:value-type="float" office:value="0" table:formula="of:=[.EO22]*100/[.EO$24]" table:style-name="ce1">
            <text:p>0</text:p>
          </table:table-cell>
          <table:table-cell office:value-type="float" office:value="0" table:formula="of:=[.EP22]*100/[.EP$24]" table:style-name="ce1">
            <text:p>0</text:p>
          </table:table-cell>
          <table:table-cell office:value-type="float" office:value="0" table:formula="of:=[.EQ22]*100/[.EQ$24]" table:style-name="ce1">
            <text:p>0</text:p>
          </table:table-cell>
          <table:table-cell office:value-type="float" office:value="0" table:formula="of:=[.ER22]*100/[.ER$24]" table:style-name="ce1">
            <text:p>0</text:p>
          </table:table-cell>
          <table:table-cell office:value-type="float" office:value="0" table:formula="of:=[.ES22]*100/[.ES$24]" table:style-name="ce1">
            <text:p>0</text:p>
          </table:table-cell>
          <table:table-cell office:value-type="float" office:value="0" table:formula="of:=[.ET22]*100/[.ET$24]" table:style-name="ce1">
            <text:p>0</text:p>
          </table:table-cell>
          <table:table-cell office:value-type="float" office:value="0.22364217252396165" table:formula="of:=[.EU22]*100/[.EU$24]" table:style-name="ce1">
            <text:p>0,223642173</text:p>
          </table:table-cell>
          <table:table-cell office:value-type="float" office:value="0" table:formula="of:=[.EV22]*100/[.EV$24]" table:style-name="ce1">
            <text:p>0</text:p>
          </table:table-cell>
          <table:table-cell office:value-type="float" office:value="0" table:formula="of:=[.EW22]*100/[.EW$24]" table:style-name="ce1">
            <text:p>0</text:p>
          </table:table-cell>
          <table:table-cell office:value-type="float" office:value="0" table:formula="of:=[.EX22]*100/[.EX$24]" table:style-name="ce1">
            <text:p>0</text:p>
          </table:table-cell>
          <table:table-cell office:value-type="float" office:value="0" table:formula="of:=[.EY22]*100/[.EY$24]" table:style-name="ce1">
            <text:p>0</text:p>
          </table:table-cell>
          <table:table-cell office:value-type="float" office:value="0" table:formula="of:=[.EZ22]*100/[.EZ$24]" table:style-name="ce1">
            <text:p>0</text:p>
          </table:table-cell>
          <table:table-cell office:value-type="float" office:value="0" table:formula="of:=[.FA22]*100/[.FA$24]" table:style-name="ce1">
            <text:p>0</text:p>
          </table:table-cell>
          <table:table-cell office:value-type="float" office:value="0" table:formula="of:=[.FB22]*100/[.FB$24]" table:style-name="ce1">
            <text:p>0</text:p>
          </table:table-cell>
          <table:table-cell office:value-type="float" office:value="0" table:formula="of:=[.FC22]*100/[.FC$24]" table:style-name="ce1">
            <text:p>0</text:p>
          </table:table-cell>
          <table:table-cell office:value-type="float" office:value="0" table:formula="of:=[.FD22]*100/[.FD$24]" table:style-name="ce1">
            <text:p>0</text:p>
          </table:table-cell>
          <table:table-cell office:value-type="float" office:value="0" table:formula="of:=[.FE22]*100/[.FE$24]" table:style-name="ce1">
            <text:p>0</text:p>
          </table:table-cell>
          <table:table-cell office:value-type="float" office:value="0" table:formula="of:=[.FF22]*100/[.FF$24]" table:style-name="ce1">
            <text:p>0</text:p>
          </table:table-cell>
          <table:table-cell office:value-type="float" office:value="0" table:formula="of:=[.FG22]*100/[.FG$24]" table:style-name="ce1">
            <text:p>0</text:p>
          </table:table-cell>
          <table:table-cell office:value-type="float" office:value="0" table:formula="of:=[.FH22]*100/[.FH$24]" table:style-name="ce1">
            <text:p>0</text:p>
          </table:table-cell>
          <table:table-cell office:value-type="float" office:value="0" table:formula="of:=[.FI22]*100/[.FI$24]" table:style-name="ce1">
            <text:p>0</text:p>
          </table:table-cell>
          <table:table-cell office:value-type="float" office:value="0" table:formula="of:=[.FJ22]*100/[.FJ$24]" table:style-name="ce1">
            <text:p>0</text:p>
          </table:table-cell>
          <table:table-cell office:value-type="float" office:value="0" table:formula="of:=[.FK22]*100/[.FK$24]" table:style-name="ce1">
            <text:p>0</text:p>
          </table:table-cell>
          <table:table-cell office:value-type="float" office:value="0" table:formula="of:=[.FL22]*100/[.FL$24]" table:style-name="ce1">
            <text:p>0</text:p>
          </table:table-cell>
          <table:table-cell office:value-type="float" office:value="0" table:formula="of:=[.FM22]*100/[.FM$24]" table:style-name="ce1">
            <text:p>0</text:p>
          </table:table-cell>
          <table:table-cell office:value-type="float" office:value="0" table:formula="of:=[.FN22]*100/[.FN$24]" table:style-name="ce1">
            <text:p>0</text:p>
          </table:table-cell>
          <table:table-cell office:value-type="float" office:value="0" table:formula="of:=[.FO22]*100/[.FO$24]" table:style-name="ce1">
            <text:p>0</text:p>
          </table:table-cell>
          <table:table-cell office:value-type="float" office:value="0" table:formula="of:=[.FP22]*100/[.FP$24]" table:style-name="ce1">
            <text:p>0</text:p>
          </table:table-cell>
          <table:table-cell office:value-type="float" office:value="0" table:formula="of:=[.FQ22]*100/[.FQ$24]" table:style-name="ce1">
            <text:p>0</text:p>
          </table:table-cell>
          <table:table-cell office:value-type="float" office:value="0" table:formula="of:=[.FR22]*100/[.FR$24]" table:style-name="ce1">
            <text:p>0</text:p>
          </table:table-cell>
          <table:table-cell office:value-type="float" office:value="0" table:formula="of:=[.FS22]*100/[.FS$24]" table:style-name="ce1">
            <text:p>0</text:p>
          </table:table-cell>
          <table:table-cell office:value-type="float" office:value="0" table:formula="of:=[.FT22]*100/[.FT$24]" table:style-name="ce1">
            <text:p>0</text:p>
          </table:table-cell>
          <table:table-cell office:value-type="float" office:value="0" table:formula="of:=[.FU22]*100/[.FU$24]" table:style-name="ce1">
            <text:p>0</text:p>
          </table:table-cell>
          <table:table-cell office:value-type="float" office:value="0" table:formula="of:=[.FV22]*100/[.FV$24]" table:style-name="ce1">
            <text:p>0</text:p>
          </table:table-cell>
          <table:table-cell office:value-type="float" office:value="0" table:formula="of:=[.FW22]*100/[.FW$24]" table:style-name="ce1">
            <text:p>0</text:p>
          </table:table-cell>
          <table:table-cell office:value-type="float" office:value="0" table:formula="of:=[.FX22]*100/[.FX$24]" table:style-name="ce1">
            <text:p>0</text:p>
          </table:table-cell>
          <table:table-cell office:value-type="float" office:value="0" table:formula="of:=[.FY22]*100/[.FY$24]" table:style-name="ce1">
            <text:p>0</text:p>
          </table:table-cell>
          <table:table-cell office:value-type="float" office:value="0" table:formula="of:=[.FZ22]*100/[.FZ$24]" table:style-name="ce1">
            <text:p>0</text:p>
          </table:table-cell>
          <table:table-cell office:value-type="float" office:value="0" table:formula="of:=[.GA22]*100/[.GA$24]" table:style-name="ce1">
            <text:p>0</text:p>
          </table:table-cell>
          <table:table-cell office:value-type="float" office:value="0" table:formula="of:=[.GB22]*100/[.GB$24]" table:style-name="ce1">
            <text:p>0</text:p>
          </table:table-cell>
          <table:table-cell office:value-type="float" office:value="0" table:formula="of:=[.GC22]*100/[.GC$24]" table:style-name="ce1">
            <text:p>0</text:p>
          </table:table-cell>
          <table:table-cell office:value-type="float" office:value="0" table:formula="of:=[.GD22]*100/[.GD$24]" table:style-name="ce1">
            <text:p>0</text:p>
          </table:table-cell>
          <table:table-cell office:value-type="float" office:value="0" table:formula="of:=[.GE22]*100/[.GE$24]" table:style-name="ce1">
            <text:p>0</text:p>
          </table:table-cell>
          <table:table-cell office:value-type="float" office:value="0" table:formula="of:=[.GF22]*100/[.GF$24]" table:style-name="ce1">
            <text:p>0</text:p>
          </table:table-cell>
          <table:table-cell office:value-type="float" office:value="0" table:formula="of:=[.GG22]*100/[.GG$24]" table:style-name="ce1">
            <text:p>0</text:p>
          </table:table-cell>
          <table:table-cell office:value-type="float" office:value="0" table:formula="of:=[.GH22]*100/[.GH$24]" table:style-name="ce1">
            <text:p>0</text:p>
          </table:table-cell>
          <table:table-cell office:value-type="float" office:value="0" table:formula="of:=[.GI22]*100/[.GI$24]" table:style-name="ce1">
            <text:p>0</text:p>
          </table:table-cell>
          <table:table-cell office:value-type="float" office:value="0" table:formula="of:=[.GJ22]*100/[.GJ$24]" table:style-name="ce1">
            <text:p>0</text:p>
          </table:table-cell>
          <table:table-cell office:value-type="float" office:value="1.1342155009451795" table:formula="of:=[.GK22]*100/[.GK$24]" table:style-name="ce1">
            <text:p>1,134215501</text:p>
          </table:table-cell>
          <table:table-cell office:value-type="float" office:value="0" table:formula="of:=[.GL22]*100/[.GL$24]" table:style-name="ce1">
            <text:p>0</text:p>
          </table:table-cell>
          <table:table-cell office:value-type="float" office:value="0" table:formula="of:=[.GM22]*100/[.GM$24]" table:style-name="ce1">
            <text:p>0</text:p>
          </table:table-cell>
          <table:table-cell office:value-type="float" office:value="0" table:formula="of:=[.GN22]*100/[.GN$24]" table:style-name="ce1">
            <text:p>0</text:p>
          </table:table-cell>
          <table:table-cell office:value-type="float" office:value="0" table:formula="of:=[.GO22]*100/[.GO$24]" table:style-name="ce1">
            <text:p>0</text:p>
          </table:table-cell>
          <table:table-cell office:value-type="float" office:value="0" table:formula="of:=[.GP22]*100/[.GP$24]" table:style-name="ce1">
            <text:p>0</text:p>
          </table:table-cell>
          <table:table-cell office:value-type="float" office:value="0" table:formula="of:=[.GQ22]*100/[.GQ$24]" table:style-name="ce1">
            <text:p>0</text:p>
          </table:table-cell>
          <table:table-cell office:value-type="float" office:value="0" table:formula="of:=[.GR22]*100/[.GR$24]" table:style-name="ce1">
            <text:p>0</text:p>
          </table:table-cell>
          <table:table-cell office:value-type="float" office:value="0" table:formula="of:=[.GS22]*100/[.GS$24]" table:style-name="ce1">
            <text:p>0</text:p>
          </table:table-cell>
          <table:table-cell office:value-type="float" office:value="0" table:formula="of:=[.GT22]*100/[.GT$24]" table:style-name="ce1">
            <text:p>0</text:p>
          </table:table-cell>
          <table:table-cell office:value-type="float" office:value="0" table:formula="of:=[.GU22]*100/[.GU$24]" table:style-name="ce1">
            <text:p>0</text:p>
          </table:table-cell>
          <table:table-cell office:value-type="float" office:value="0" table:formula="of:=[.GV22]*100/[.GV$24]" table:style-name="ce1">
            <text:p>0</text:p>
          </table:table-cell>
          <table:table-cell office:value-type="float" office:value="0" table:formula="of:=[.GW22]*100/[.GW$24]" table:style-name="ce1">
            <text:p>0</text:p>
          </table:table-cell>
          <table:table-cell office:value-type="float" office:value="0" table:formula="of:=[.GX22]*100/[.GX$24]" table:style-name="ce1">
            <text:p>0</text:p>
          </table:table-cell>
          <table:table-cell office:value-type="float" office:value="0" table:formula="of:=[.GY22]*100/[.GY$24]" table:style-name="ce1">
            <text:p>0</text:p>
          </table:table-cell>
          <table:table-cell office:value-type="float" office:value="0" table:formula="of:=[.GZ22]*100/[.GZ$24]" table:style-name="ce1">
            <text:p>0</text:p>
          </table:table-cell>
          <table:table-cell office:value-type="float" office:value="0" table:formula="of:=[.HA22]*100/[.HA$24]" table:style-name="ce1">
            <text:p>0</text:p>
          </table:table-cell>
          <table:table-cell office:value-type="float" office:value="0" table:formula="of:=[.HB22]*100/[.HB$24]" table:style-name="ce1">
            <text:p>0</text:p>
          </table:table-cell>
          <table:table-cell office:value-type="float" office:value="0" table:formula="of:=[.HC22]*100/[.HC$24]" table:style-name="ce1">
            <text:p>0</text:p>
          </table:table-cell>
          <table:table-cell office:value-type="float" office:value="0" table:formula="of:=[.HD22]*100/[.HD$24]" table:style-name="ce1">
            <text:p>0</text:p>
          </table:table-cell>
          <table:table-cell office:value-type="float" office:value="0" table:formula="of:=[.HE22]*100/[.HE$24]" table:style-name="ce1">
            <text:p>0</text:p>
          </table:table-cell>
          <table:table-cell office:value-type="float" office:value="0" table:formula="of:=[.HF22]*100/[.HF$24]" table:style-name="ce1">
            <text:p>0</text:p>
          </table:table-cell>
          <table:table-cell office:value-type="float" office:value="0" table:formula="of:=[.HG22]*100/[.HG$24]" table:style-name="ce1">
            <text:p>0</text:p>
          </table:table-cell>
          <table:table-cell office:value-type="float" office:value="0" table:formula="of:=[.HH22]*100/[.HH$24]" table:style-name="ce1">
            <text:p>0</text:p>
          </table:table-cell>
          <table:table-cell office:value-type="float" office:value="0" table:formula="of:=[.HI22]*100/[.HI$24]" table:style-name="ce1">
            <text:p>0</text:p>
          </table:table-cell>
          <table:table-cell office:value-type="float" office:value="0" table:formula="of:=[.HJ22]*100/[.HJ$24]" table:style-name="ce1">
            <text:p>0</text:p>
          </table:table-cell>
          <table:table-cell office:value-type="float" office:value="0" table:formula="of:=[.HK22]*100/[.HK$24]" table:style-name="ce1">
            <text:p>0</text:p>
          </table:table-cell>
          <table:table-cell office:value-type="float" office:value="0" table:formula="of:=[.HL22]*100/[.HL$24]" table:style-name="ce1">
            <text:p>0</text:p>
          </table:table-cell>
          <table:table-cell office:value-type="float" office:value="0" table:formula="of:=[.HM22]*100/[.HM$24]" table:style-name="ce1">
            <text:p>0</text:p>
          </table:table-cell>
          <table:table-cell office:value-type="float" office:value="0" table:formula="of:=[.HN22]*100/[.HN$24]" table:style-name="ce1">
            <text:p>0</text:p>
          </table:table-cell>
          <table:table-cell office:value-type="float" office:value="0" table:formula="of:=[.HO22]*100/[.HO$24]" table:style-name="ce1">
            <text:p>0</text:p>
          </table:table-cell>
          <table:table-cell office:value-type="float" office:value="0" table:formula="of:=[.HP22]*100/[.HP$24]" table:style-name="ce1">
            <text:p>0</text:p>
          </table:table-cell>
          <table:table-cell office:value-type="float" office:value="0" table:formula="of:=[.HQ22]*100/[.HQ$24]" table:style-name="ce1">
            <text:p>0</text:p>
          </table:table-cell>
          <table:table-cell office:value-type="float" office:value="0" table:formula="of:=[.HR22]*100/[.HR$24]" table:style-name="ce1">
            <text:p>0</text:p>
          </table:table-cell>
          <table:table-cell office:value-type="float" office:value="0" table:formula="of:=[.HS22]*100/[.HS$24]" table:style-name="ce1">
            <text:p>0</text:p>
          </table:table-cell>
          <table:table-cell office:value-type="float" office:value="0" table:formula="of:=[.HT22]*100/[.HT$24]" table:style-name="ce1">
            <text:p>0</text:p>
          </table:table-cell>
          <table:table-cell office:value-type="float" office:value="0" table:formula="of:=[.HU22]*100/[.HU$24]" table:style-name="ce1">
            <text:p>0</text:p>
          </table:table-cell>
          <table:table-cell office:value-type="float" office:value="2.8846153846153846" table:formula="of:=[.HV22]*100/[.HV$24]" table:style-name="ce1">
            <text:p>2,884615385</text:p>
          </table:table-cell>
          <table:table-cell office:value-type="float" office:value="0" table:formula="of:=[.HW22]*100/[.HW$24]" table:style-name="ce1">
            <text:p>0</text:p>
          </table:table-cell>
          <table:table-cell office:value-type="float" office:value="0" table:formula="of:=[.HX22]*100/[.HX$24]" table:style-name="ce1">
            <text:p>0</text:p>
          </table:table-cell>
          <table:table-cell office:value-type="float" office:value="0" table:formula="of:=[.HY22]*100/[.HY$24]" table:style-name="ce1">
            <text:p>0</text:p>
          </table:table-cell>
          <table:table-cell office:value-type="float" office:value="0" table:formula="of:=[.HZ22]*100/[.HZ$24]" table:style-name="ce1">
            <text:p>0</text:p>
          </table:table-cell>
          <table:table-cell office:value-type="float" office:value="0" table:formula="of:=[.IA22]*100/[.IA$24]" table:style-name="ce1">
            <text:p>0</text:p>
          </table:table-cell>
          <table:table-cell office:value-type="float" office:value="0" table:formula="of:=[.IB22]*100/[.IB$24]" table:style-name="ce1">
            <text:p>0</text:p>
          </table:table-cell>
          <table:table-cell office:value-type="float" office:value="0" table:formula="of:=[.IC22]*100/[.IC$24]" table:style-name="ce1">
            <text:p>0</text:p>
          </table:table-cell>
          <table:table-cell office:value-type="float" office:value="0" table:formula="of:=[.ID22]*100/[.ID$24]" table:style-name="ce1">
            <text:p>0</text:p>
          </table:table-cell>
          <table:table-cell office:value-type="float" office:value="0" table:formula="of:=[.IE22]*100/[.IE$24]" table:style-name="ce1">
            <text:p>0</text:p>
          </table:table-cell>
          <table:table-cell office:value-type="float" office:value="0" table:formula="of:=[.IF22]*100/[.IF$24]" table:style-name="ce1">
            <text:p>0</text:p>
          </table:table-cell>
          <table:table-cell office:value-type="float" office:value="0" table:formula="of:=[.IG22]*100/[.IG$24]" table:style-name="ce1">
            <text:p>0</text:p>
          </table:table-cell>
          <table:table-cell office:value-type="float" office:value="0" table:formula="of:=[.IH22]*100/[.IH$24]" table:style-name="ce1">
            <text:p>0</text:p>
          </table:table-cell>
          <table:table-cell office:value-type="float" office:value="0" table:formula="of:=[.II22]*100/[.II$24]" table:style-name="ce1">
            <text:p>0</text:p>
          </table:table-cell>
          <table:table-cell office:value-type="float" office:value="0" table:formula="of:=[.IJ22]*100/[.IJ$24]" table:style-name="ce1">
            <text:p>0</text:p>
          </table:table-cell>
          <table:table-cell office:value-type="float" office:value="0" table:formula="of:=[.IK22]*100/[.IK$24]" table:style-name="ce1">
            <text:p>0</text:p>
          </table:table-cell>
          <table:table-cell office:value-type="float" office:value="0" table:formula="of:=[.IL22]*100/[.IL$24]" table:style-name="ce1">
            <text:p>0</text:p>
          </table:table-cell>
          <table:table-cell office:value-type="float" office:value="0" table:formula="of:=[.IM22]*100/[.IM$24]" table:style-name="ce1">
            <text:p>0</text:p>
          </table:table-cell>
          <table:table-cell office:value-type="float" office:value="0" table:formula="of:=[.IN22]*100/[.IN$24]" table:style-name="ce1">
            <text:p>0</text:p>
          </table:table-cell>
          <table:table-cell office:value-type="float" office:value="0" table:formula="of:=[.IO22]*100/[.IO$24]" table:style-name="ce1">
            <text:p>0</text:p>
          </table:table-cell>
          <table:table-cell office:value-type="float" office:value="0" table:formula="of:=[.IP22]*100/[.IP$24]" table:style-name="ce1">
            <text:p>0</text:p>
          </table:table-cell>
          <table:table-cell office:value-type="float" office:value="0" table:formula="of:=[.IQ22]*100/[.IQ$24]" table:style-name="ce1">
            <text:p>0</text:p>
          </table:table-cell>
          <table:table-cell office:value-type="float" office:value="0" table:formula="of:=[.IR22]*100/[.IR$24]" table:style-name="ce1">
            <text:p>0</text:p>
          </table:table-cell>
          <table:table-cell office:value-type="float" office:value="0" table:formula="of:=[.IS22]*100/[.IS$24]" table:style-name="ce1">
            <text:p>0</text:p>
          </table:table-cell>
          <table:table-cell office:value-type="float" office:value="0" table:formula="of:=[.IT22]*100/[.IT$24]" table:style-name="ce1">
            <text:p>0</text:p>
          </table:table-cell>
          <table:table-cell table:number-columns-repeated="1613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style-name="ce1">
            <draw:frame draw:z-index="1" draw:id="id0" draw:style-name="a0" draw:name="Chart 2" svg:x="0.28597in" svg:y="0.14979in" svg:width="7.06464in" svg:height="4.4759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3" table:style-name="ce1"/>
          <table:table-cell table:style-name="ce1">
            <draw:frame draw:z-index="2" draw:id="id1" draw:style-name="a1" draw:name="Chart 3" svg:x="0.33715in" svg:y="0.12636in" svg:width="7.08581in" svg:height="4.4759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1">
          <table:table-cell/>
          <table:table-cell table:number-columns-repeated="34" table:style-name="ce1"/>
          <table:table-cell office:value-type="string" table:style-name="ce1">
            <text:p>index</text:p>
          </table:table-cell>
          <table:table-cell office:value-type="string" table:style-name="ce1">
            <text:p><text:s/>occupatio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<text:s/>F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college/grad student</text:p>
          </table:table-cell>
          <table:table-cell table:number-columns-repeated="3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ollege/grad student</text:p>
          </table:table-cell>
          <table:table-cell office:value-type="float" office:value="24.168524168524169" table:style-name="ce1">
            <text:p>24,16852417</text:p>
          </table:table-cell>
          <table:table-cell office:value-type="float" office:value="24.282645287297324" table:style-name="ce1">
            <text:p>24,28264529</text:p>
          </table:table-cell>
          <table:table-cell office:value-type="float" office:value="23.61150317572336" table:style-name="ce1">
            <text:p>23,61150318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academic/educator</text:p>
          </table:table-cell>
          <table:table-cell table:number-columns-repeated="3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cademic/educator</text:p>
          </table:table-cell>
          <table:table-cell office:value-type="float" office:value="3.8205038205038204" table:style-name="ce1">
            <text:p>3,820503821</text:p>
          </table:table-cell>
          <table:table-cell office:value-type="float" office:value="2.2866189775639518" table:style-name="ce1">
            <text:p>2,286618978</text:p>
          </table:table-cell>
          <table:table-cell office:value-type="float" office:value="11.307339449541285" table:style-name="ce1">
            <text:p>11,30733945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executive/managerial</text:p>
          </table:table-cell>
          <table:table-cell table:number-columns-repeated="3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executive/managerial</text:p>
          </table:table-cell>
          <table:table-cell office:value-type="float" office:value="19.315319315319314" table:style-name="ce1">
            <text:p>19,31531932</text:p>
          </table:table-cell>
          <table:table-cell office:value-type="float" office:value="21.349126884581047" table:style-name="ce1">
            <text:p>21,34912688</text:p>
          </table:table-cell>
          <table:table-cell office:value-type="float" office:value="9.3883792048929671" table:style-name="ce1">
            <text:p>9,388379205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other or not specified</text:p>
          </table:table-cell>
          <table:table-cell table:number-columns-repeated="3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other or not specified</text:p>
          </table:table-cell>
          <table:table-cell office:value-type="float" office:value="6.6787066787066784" table:style-name="ce1">
            <text:p>6,678706679</text:p>
          </table:table-cell>
          <table:table-cell office:value-type="float" office:value="6.1400623404288641" table:style-name="ce1">
            <text:p>6,14006234</text:p>
          </table:table-cell>
          <table:table-cell office:value-type="float" office:value="9.3078099270759829" table:style-name="ce1">
            <text:p>9,307809927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self-employed</text:p>
          </table:table-cell>
          <table:table-cell table:number-columns-repeated="3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elf-employed</text:p>
          </table:table-cell>
          <table:table-cell office:value-type="float" office:value="6.6133066133066132" table:style-name="ce1">
            <text:p>6,613306613</text:p>
          </table:table-cell>
          <table:table-cell office:value-type="float" office:value="6.1245194039705577" table:style-name="ce1">
            <text:p>6,124519404</text:p>
          </table:table-cell>
          <table:table-cell office:value-type="float" office:value="8.999059044930604" table:style-name="ce1">
            <text:p>8,999059045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sales/marketing</text:p>
          </table:table-cell>
          <table:table-cell table:number-columns-repeated="3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sales/marketing</text:p>
          </table:table-cell>
          <table:table-cell office:value-type="float" office:value="13.282613282613283" table:style-name="ce1">
            <text:p>13,28261328</text:p>
          </table:table-cell>
          <table:table-cell office:value-type="float" office:value="14.347214741933035" table:style-name="ce1">
            <text:p>14,34721474</text:p>
          </table:table-cell>
          <table:table-cell office:value-type="float" office:value="8.0863326276170309" table:style-name="ce1">
            <text:p>8,086332628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scientist</text:p>
          </table:table-cell>
          <table:table-cell table:number-columns-repeated="3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cientist</text:p>
          </table:table-cell>
          <table:table-cell office:value-type="float" office:value="9.4787094787094794" table:style-name="ce1">
            <text:p>9,478709479</text:p>
          </table:table-cell>
          <table:table-cell office:value-type="float" office:value="10.08688380992314" table:style-name="ce1">
            <text:p>10,08688381</text:p>
          </table:table-cell>
          <table:table-cell office:value-type="float" office:value="6.5102328863796757" table:style-name="ce1">
            <text:p>6,510232886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retired</text:p>
          </table:table-cell>
          <table:table-cell table:number-columns-repeated="3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etired</text:p>
          </table:table-cell>
          <table:table-cell office:value-type="float" office:value="1.7177017177017178" table:style-name="ce1">
            <text:p>1,717701718</text:p>
          </table:table-cell>
          <table:table-cell office:value-type="float" office:value="0.87630834776175692" table:style-name="ce1">
            <text:p>0,876308348</text:p>
          </table:table-cell>
          <table:table-cell office:value-type="float" office:value="5.8245118795577513" table:style-name="ce1">
            <text:p>5,82451188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homemaker</text:p>
          </table:table-cell>
          <table:table-cell table:number-columns-repeated="3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homemaker</text:p>
          </table:table-cell>
          <table:table-cell office:value-type="float" office:value="2.7847027847027848" table:style-name="ce1">
            <text:p>2,784702785</text:p>
          </table:table-cell>
          <table:table-cell office:value-type="float" office:value="2.263123841057209" table:style-name="ce1">
            <text:p>2,263123841</text:p>
          </table:table-cell>
          <table:table-cell office:value-type="float" office:value="5.330510468125147" table:style-name="ce1">
            <text:p>5,330510468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artist</text:p>
          </table:table-cell>
          <table:table-cell table:number-columns-repeated="3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artist</text:p>
          </table:table-cell>
          <table:table-cell office:value-type="float" office:value="2.1633021633021632" table:style-name="ce1">
            <text:p>2,163302163</text:p>
          </table:table-cell>
          <table:table-cell office:value-type="float" office:value="1.8405728475743983" table:style-name="ce1">
            <text:p>1,840572848</text:p>
          </table:table-cell>
          <table:table-cell office:value-type="float" office:value="3.738532110091743" table:style-name="ce1">
            <text:p>3,73853211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K-12 student</text:p>
          </table:table-cell>
          <table:table-cell table:number-columns-repeated="3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-12 student</text:p>
          </table:table-cell>
          <table:table-cell office:value-type="float" office:value="3.5844035844035842" table:style-name="ce1">
            <text:p>3,584403584</text:p>
          </table:table-cell>
          <table:table-cell office:value-type="float" office:value="3.5921051521822163" table:style-name="ce1">
            <text:p>3,592105152</text:p>
          </table:table-cell>
          <table:table-cell office:value-type="float" office:value="3.546812514702423" table:style-name="ce1">
            <text:p>3,546812515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clerical/admin</text:p>
          </table:table-cell>
          <table:table-cell table:number-columns-repeated="3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lerical/admin</text:p>
          </table:table-cell>
          <table:table-cell office:value-type="float" office:value="1.6916016916016916" table:style-name="ce1">
            <text:p>1,691601692</text:p>
          </table:table-cell>
          <table:table-cell office:value-type="float" office:value="1.5775478065783972" table:style-name="ce1">
            <text:p>1,577547807</text:p>
          </table:table-cell>
          <table:table-cell office:value-type="float" office:value="2.2482945189367207" table:style-name="ce1">
            <text:p>2,248294519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doctor/health care</text:p>
          </table:table-cell>
          <table:table-cell table:number-columns-repeated="3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doctor/health care</text:p>
          </table:table-cell>
          <table:table-cell office:value-type="float" office:value="0.34320034320034321" table:style-name="ce1">
            <text:p>0,343200343</text:p>
          </table:table-cell>
          <table:table-cell office:value-type="float" office:value="0.27941139261096032" table:style-name="ce1">
            <text:p>0,279411393</text:p>
          </table:table-cell>
          <table:table-cell office:value-type="float" office:value="0.65455187014820038" table:style-name="ce1">
            <text:p>0,65455187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writer</text:p>
          </table:table-cell>
          <table:table-cell table:number-columns-repeated="3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writer</text:p>
          </table:table-cell>
          <table:table-cell office:value-type="float" office:value="0.41920041920041923" table:style-name="ce1">
            <text:p>0,419200419</text:p>
          </table:table-cell>
          <table:table-cell office:value-type="float" office:value="0.38519975083106517" table:style-name="ce1">
            <text:p>0,385199751</text:p>
          </table:table-cell>
          <table:table-cell office:value-type="float" office:value="0.58515643378028703" table:style-name="ce1">
            <text:p>0,585156434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lawyer</text:p>
          </table:table-cell>
          <table:table-cell table:number-columns-repeated="3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lawyer</text:p>
          </table:table-cell>
          <table:table-cell office:value-type="float" office:value="0.36570036570036568" table:style-name="ce1">
            <text:p>0,365700366</text:p>
          </table:table-cell>
          <table:table-cell office:value-type="float" office:value="0.38447682355393459" table:style-name="ce1">
            <text:p>0,384476824</text:p>
          </table:table-cell>
          <table:table-cell office:value-type="float" office:value="0.27405316396142082" table:style-name="ce1">
            <text:p>0,274053164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customer service</text:p>
          </table:table-cell>
          <table:table-cell table:number-columns-repeated="33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ustomer service</text:p>
          </table:table-cell>
          <table:table-cell office:value-type="float" office:value="0.27700027700027702" table:style-name="ce1">
            <text:p>0,277000277</text:p>
          </table:table-cell>
          <table:table-cell office:value-type="float" office:value="0.29893042909348533" table:style-name="ce1">
            <text:p>0,298930429</text:p>
          </table:table-cell>
          <table:table-cell office:value-type="float" office:value="0.16996000940955069" table:style-name="ce1">
            <text:p>0,169960009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unemployed</text:p>
          </table:table-cell>
          <table:table-cell table:number-columns-repeated="33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unemployed</text:p>
          </table:table-cell>
          <table:table-cell office:value-type="float" office:value="0.18590018590018589" table:style-name="ce1">
            <text:p>0,185900186</text:p>
          </table:table-cell>
          <table:table-cell office:value-type="float" office:value="0.19796158605425088" table:style-name="ce1">
            <text:p>0,197961586</text:p>
          </table:table-cell>
          <table:table-cell office:value-type="float" office:value="0.12702893436838392" table:style-name="ce1">
            <text:p>0,127028934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programmer</text:p>
          </table:table-cell>
          <table:table-cell table:number-columns-repeated="33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programmer</text:p>
          </table:table-cell>
          <table:table-cell office:value-type="float" office:value="1.0652010652010653" table:style-name="ce1">
            <text:p>1,065201065</text:p>
          </table:table-cell>
          <table:table-cell office:value-type="float" office:value="1.2601827319180827" table:style-name="ce1">
            <text:p>1,260182732</text:p>
          </table:table-cell>
          <table:table-cell office:value-type="float" office:value="0.11350270524582451" table:style-name="ce1">
            <text:p>0,113502705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technician/engineer</text:p>
          </table:table-cell>
          <table:table-cell table:number-columns-repeated="3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technician/engineer</text:p>
          </table:table-cell>
          <table:table-cell office:value-type="float" office:value="1.4037014037014037" table:style-name="ce1">
            <text:p>1,403701404</text:p>
          </table:table-cell>
          <table:table-cell office:value-type="float" office:value="1.668877619255891" table:style-name="ce1">
            <text:p>1,668877619</text:p>
          </table:table-cell>
          <table:table-cell office:value-type="float" office:value="0.10938602681721948" table:style-name="ce1">
            <text:p>0,109386027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tradesman/craftsman</text:p>
          </table:table-cell>
          <table:table-cell table:number-columns-repeated="33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tradesman/craftsman</text:p>
          </table:table-cell>
          <table:table-cell office:value-type="float" office:value="0.59620059620059618" table:style-name="ce1">
            <text:p>0,596200596</text:p>
          </table:table-cell>
          <table:table-cell office:value-type="float" office:value="0.71039653766029409" table:style-name="ce1">
            <text:p>0,710396538</text:p>
          </table:table-cell>
          <table:table-cell office:value-type="float" office:value="3.8814396612561752E-2" table:style-name="ce1">
            <text:p>0,038814397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farmer</text:p>
          </table:table-cell>
          <table:table-cell table:number-columns-repeated="3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farmer</text:p>
          </table:table-cell>
          <table:table-cell office:value-type="float" office:value="4.4500044500044501E-2" table:style-name="ce1">
            <text:p>0,044500045</text:p>
          </table:table-cell>
          <table:table-cell office:value-type="float" office:value="4.7833688170138527E-2" table:style-name="ce1">
            <text:p>0,047833688</text:p>
          </table:table-cell>
          <table:table-cell office:value-type="float" office:value="2.8228652081863093E-2" table:style-name="ce1">
            <text:p>0,028228652</text:p>
          </table:table-cell>
          <table:table-cell table:number-columns-repeated="16344"/>
        </table:table-row>
        <table:table-row table:number-rows-repeated="1048501" table:style-name="ro1">
          <table:table-cell table:number-columns-repeated="16384"/>
        </table:table-row>
      </table:table>
      <table:database-ranges>
        <table:database-range table:target-range-address="users_occupation_balance.AK54:users_occupation_balance.AN75"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Tamara Paris</dc:creator>
    <dc:date>2023-11-30T03:50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15">
      <style:graphic-properties draw:fill="solid" draw:fill-color="#335aa1" draw:opacity="100%" draw:stroke="none" draw:shadow="visible" draw:shadow-offset-x="0in" draw:shadow-offset-y="0in" draw:shadow-color="#000000" draw:shadow-opacity="20%"/>
    </style:style>
    <style:style style:family="chart" style:name="G0S0P16">
      <style:graphic-properties draw:fill="solid" draw:fill-color="#d26012" draw:opacity="100%" draw:stroke="none" draw:shadow="visible" draw:shadow-offset-x="0in" draw:shadow-offset-y="0in" draw:shadow-color="#000000" draw:shadow-opacity="20%"/>
    </style:style>
    <style:style style:family="chart" style:name="G0S0P17">
      <style:graphic-properties draw:fill="solid" draw:fill-color="#f1975a" draw:opacity="100%" draw:stroke="none" draw:shadow="visible" draw:shadow-offset-x="0in" draw:shadow-offset-y="0in" draw:shadow-color="#000000" draw:shadow-opacity="20%"/>
    </style:style>
    <style:style style:family="chart" style:name="G0S0P18">
      <style:graphic-properties draw:fill="solid" draw:fill-color="#698ed0" draw:opacity="100%" draw:stroke="none" draw:shadow="visible" draw:shadow-offset-x="0in" draw:shadow-offset-y="0in" draw:shadow-color="#000000" draw:shadow-opacity="20%"/>
    </style:style>
    <style:style style:family="chart" style:name="G0S0P19">
      <style:graphic-properties draw:fill="solid" draw:fill-color="#a5a5a5" draw:opacity="100%" draw:stroke="none" draw:shadow="visible" draw:shadow-offset-x="0in" draw:shadow-offset-y="0in" draw:shadow-color="#000000" draw:shadow-opacity="2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center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bitmap" draw:fill-image-name="a2" style:repeat="repea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none" draw:shadow="visible" draw:shadow-offset-x="0in" draw:shadow-offset-y="0in" draw:shadow-color="#000000" draw:shadow-opacity="20%"/>
    </style:style>
    <style:style style:family="chart" style:name="G0S0P1">
      <style:graphic-properties draw:fill="solid" draw:fill-color="#264478" draw:opacity="100%" draw:stroke="none" draw:shadow="visible" draw:shadow-offset-x="0in" draw:shadow-offset-y="0in" draw:shadow-color="#000000" draw:shadow-opacity="20%"/>
    </style:style>
    <style:style style:family="chart" style:name="G0S0P2">
      <style:graphic-properties draw:fill="solid" draw:fill-color="#ed7d31" draw:opacity="100%" draw:stroke="none" draw:shadow="visible" draw:shadow-offset-x="0in" draw:shadow-offset-y="0in" draw:shadow-color="#000000" draw:shadow-opacity="20%"/>
    </style:style>
    <style:style style:family="chart" style:name="G0S0P3">
      <style:graphic-properties draw:fill="solid" draw:fill-color="#5b9bd5" draw:opacity="100%" draw:stroke="none" draw:shadow="visible" draw:shadow-offset-x="0in" draw:shadow-offset-y="0in" draw:shadow-color="#000000" draw:shadow-opacity="20%"/>
    </style:style>
    <style:style style:family="chart" style:name="G0S0P4">
      <style:graphic-properties draw:fill="solid" draw:fill-color="#70ad47" draw:opacity="100%" draw:stroke="none" draw:shadow="visible" draw:shadow-offset-x="0in" draw:shadow-offset-y="0in" draw:shadow-color="#000000" draw:shadow-opacity="20%"/>
    </style:style>
    <style:style style:family="chart" style:name="G0S0P5">
      <style:graphic-properties draw:fill="solid" draw:fill-color="#a5a5a5" draw:opacity="100%" draw:stroke="none" draw:shadow="visible" draw:shadow-offset-x="0in" draw:shadow-offset-y="0in" draw:shadow-color="#000000" draw:shadow-opacity="2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ffc000" draw:opacity="100%" draw:stroke="none" draw:shadow="visible" draw:shadow-offset-x="0in" draw:shadow-offset-y="0in" draw:shadow-color="#000000" draw:shadow-opacity="2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255e91" draw:opacity="100%" draw:stroke="none" draw:shadow="visible" draw:shadow-offset-x="0in" draw:shadow-offset-y="0in" draw:shadow-color="#000000" draw:shadow-opacity="20%"/>
    </style:style>
    <style:style style:family="chart" style:name="G0S0P8">
      <style:graphic-properties draw:fill="solid" draw:fill-color="#636363" draw:opacity="100%" draw:stroke="none" draw:shadow="visible" draw:shadow-offset-x="0in" draw:shadow-offset-y="0in" draw:shadow-color="#000000" draw:shadow-opacity="20%"/>
    </style:style>
    <style:style style:family="chart" style:name="G0S0P9">
      <style:graphic-properties draw:fill="solid" draw:fill-color="#997300" draw:opacity="100%" draw:stroke="none" draw:shadow="visible" draw:shadow-offset-x="0in" draw:shadow-offset-y="0in" draw:shadow-color="#000000" draw:shadow-opacity="20%"/>
    </style:style>
    <style:style style:family="chart" style:name="G0S0P20">
      <style:graphic-properties draw:fill="solid" draw:fill-color="#848484" draw:opacity="100%" draw:stroke="none" draw:shadow="visible" draw:shadow-offset-x="0in" draw:shadow-offset-y="0in" draw:shadow-color="#000000" draw:shadow-opacity="20%"/>
    </style:style>
    <style:style style:family="chart" style:name="Lgnd">
      <style:chart-properties chart:auto-position="fals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  <style:style style:family="chart" style:name="G0S0P10">
      <style:graphic-properties draw:fill="solid" draw:fill-color="#9e480e" draw:opacity="100%" draw:stroke="none" draw:shadow="visible" draw:shadow-offset-x="0in" draw:shadow-offset-y="0in" draw:shadow-color="#000000" draw:shadow-opacity="20%"/>
    </style:style>
    <style:style style:family="chart" style:name="G0S0P11">
      <style:graphic-properties draw:fill="solid" draw:fill-color="#43682b" draw:opacity="100%" draw:stroke="none" draw:shadow="visible" draw:shadow-offset-x="0in" draw:shadow-offset-y="0in" draw:shadow-color="#000000" draw:shadow-opacity="20%"/>
    </style:style>
    <style:style style:family="chart" style:name="G0S0P12">
      <style:graphic-properties draw:fill="solid" draw:fill-color="#8cc168" draw:opacity="100%" draw:stroke="none" draw:shadow="visible" draw:shadow-offset-x="0in" draw:shadow-offset-y="0in" draw:shadow-color="#000000" draw:shadow-opacity="20%"/>
    </style:style>
    <style:style style:family="chart" style:name="G0S0P13">
      <style:graphic-properties draw:fill="solid" draw:fill-color="#ffcd33" draw:opacity="100%" draw:stroke="none" draw:shadow="visible" draw:shadow-offset-x="0in" draw:shadow-offset-y="0in" draw:shadow-color="#000000" draw:shadow-opacity="20%"/>
    </style:style>
    <style:style style:family="chart" style:name="G0S0P14">
      <style:graphic-properties draw:fill="solid" draw:fill-color="#7cafdd" draw:opacity="100%" draw:stroke="none" draw:shadow="visible" draw:shadow-offset-x="0in" draw:shadow-offset-y="0in" draw:shadow-color="#000000" draw:shadow-opacity="20%"/>
    </style:style>
  </office:automatic-styles>
  <office:body>
    <office:chart>
      <chart:chart chart:class="chart:ring" svg:height="322.269842519685pt" svg:width="508.6540157480315pt" chart:style-name="Crt0">
        <chart:title svg:x="93.34543307086614pt" svg:y="10.09110236220472pt" chart:style-name="CT00">
          <text:p text:style-name="a0" text:class-names="" text:cond-style-name="">Women occupation distribution</text:p>
        </chart:title>
        <chart:legend style:legend-expansion="custom" style:legend-expansion-aspect-ratio="0.34310221080899728" svg:width="95.41929133858268pt" svg:height="278.1074803149606pt" svg:x="380.5169291338582pt" svg:y="15.90748031496063pt" chart:style-name="Lgnd"/>
        <chart:plot-area chart:style-name="Plt0">
          <chart:axis chart:dimension="x">
            <chart:categories table:cell-range-address="users_occupation_balance.$B$55:.$B$75"/>
          </chart:axis>
          <chart:axis chart:dimension="y"/>
          <chart:series chart:values-cell-range-address="users_occupation_balance.$AN$55:.$AN$75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  <chart:data-point chart:style-name="G0S0P18">
              <chart:data-label chart:style-name="DL0018"/>
            </chart:data-point>
            <chart:data-point chart:style-name="G0S0P19">
              <chart:data-label chart:style-name="DL0019"/>
            </chart:data-point>
            <chart:data-point chart:style-name="G0S0P20">
              <chart:data-label chart:style-name="DL0020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xmlns:xlink="http://www.w3.org/1999/xlink" draw:name="a2" xlink:href="media/image1.png" xlink:show="embed" xlink:actuate="onLoad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15">
      <style:graphic-properties draw:fill="solid" draw:fill-color="#ffcd33" draw:opacity="100%" draw:stroke="none" draw:shadow="visible" draw:shadow-offset-x="0in" draw:shadow-offset-y="0in" draw:shadow-color="#000000" draw:shadow-opacity="20%"/>
    </style:style>
    <style:style style:family="chart" style:name="G0S0P16">
      <style:graphic-properties draw:fill="solid" draw:fill-color="#7cafdd" draw:opacity="100%" draw:stroke="none" draw:shadow="visible" draw:shadow-offset-x="0in" draw:shadow-offset-y="0in" draw:shadow-color="#000000" draw:shadow-opacity="20%"/>
    </style:style>
    <style:style style:family="chart" style:name="G0S0P17">
      <style:graphic-properties draw:fill="solid" draw:fill-color="#8cc168" draw:opacity="100%" draw:stroke="none" draw:shadow="visible" draw:shadow-offset-x="0in" draw:shadow-offset-y="0in" draw:shadow-color="#000000" draw:shadow-opacity="20%"/>
    </style:style>
    <style:style style:family="chart" style:name="G0S0P18">
      <style:graphic-properties draw:fill="solid" draw:fill-color="#335aa1" draw:opacity="100%" draw:stroke="none" draw:shadow="visible" draw:shadow-offset-x="0in" draw:shadow-offset-y="0in" draw:shadow-color="#000000" draw:shadow-opacity="20%"/>
    </style:style>
    <style:style style:family="chart" style:name="G0S0P19">
      <style:graphic-properties draw:fill="solid" draw:fill-color="#d26012" draw:opacity="100%" draw:stroke="none" draw:shadow="visible" draw:shadow-offset-x="0in" draw:shadow-offset-y="0in" draw:shadow-color="#000000" draw:shadow-opacity="2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center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bitmap" draw:fill-image-name="a2" style:repeat="repea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none" draw:shadow="visible" draw:shadow-offset-x="0in" draw:shadow-offset-y="0in" draw:shadow-color="#000000" draw:shadow-opacity="20%"/>
    </style:style>
    <style:style style:family="chart" style:name="G0S0P1">
      <style:graphic-properties draw:fill="solid" draw:fill-color="#ed7d31" draw:opacity="100%" draw:stroke="none" draw:shadow="visible" draw:shadow-offset-x="0in" draw:shadow-offset-y="0in" draw:shadow-color="#000000" draw:shadow-opacity="20%"/>
    </style:style>
    <style:style style:family="chart" style:name="G0S0P2">
      <style:graphic-properties draw:fill="solid" draw:fill-color="#a5a5a5" draw:opacity="100%" draw:stroke="none" draw:shadow="visible" draw:shadow-offset-x="0in" draw:shadow-offset-y="0in" draw:shadow-color="#000000" draw:shadow-opacity="20%"/>
    </style:style>
    <style:style style:family="chart" style:name="G0S0P3">
      <style:graphic-properties draw:fill="solid" draw:fill-color="#ffc000" draw:opacity="100%" draw:stroke="none" draw:shadow="visible" draw:shadow-offset-x="0in" draw:shadow-offset-y="0in" draw:shadow-color="#000000" draw:shadow-opacity="20%"/>
    </style:style>
    <style:style style:family="chart" style:name="G0S0P4">
      <style:graphic-properties draw:fill="solid" draw:fill-color="#5b9bd5" draw:opacity="100%" draw:stroke="none" draw:shadow="visible" draw:shadow-offset-x="0in" draw:shadow-offset-y="0in" draw:shadow-color="#000000" draw:shadow-opacity="20%"/>
    </style:style>
    <style:style style:family="chart" style:name="G0S0P5">
      <style:graphic-properties draw:fill="solid" draw:fill-color="#70ad47" draw:opacity="100%" draw:stroke="none" draw:shadow="visible" draw:shadow-offset-x="0in" draw:shadow-offset-y="0in" draw:shadow-color="#000000" draw:shadow-opacity="2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264478" draw:opacity="100%" draw:stroke="none" draw:shadow="visible" draw:shadow-offset-x="0in" draw:shadow-offset-y="0in" draw:shadow-color="#000000" draw:shadow-opacity="2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9e480e" draw:opacity="100%" draw:stroke="none" draw:shadow="visible" draw:shadow-offset-x="0in" draw:shadow-offset-y="0in" draw:shadow-color="#000000" draw:shadow-opacity="20%"/>
    </style:style>
    <style:style style:family="chart" style:name="G0S0P8">
      <style:graphic-properties draw:fill="solid" draw:fill-color="#636363" draw:opacity="100%" draw:stroke="none" draw:shadow="visible" draw:shadow-offset-x="0in" draw:shadow-offset-y="0in" draw:shadow-color="#000000" draw:shadow-opacity="20%"/>
    </style:style>
    <style:style style:family="chart" style:name="G0S0P9">
      <style:graphic-properties draw:fill="solid" draw:fill-color="#997300" draw:opacity="100%" draw:stroke="none" draw:shadow="visible" draw:shadow-offset-x="0in" draw:shadow-offset-y="0in" draw:shadow-color="#000000" draw:shadow-opacity="20%"/>
    </style:style>
    <style:style style:family="chart" style:name="G0S0P20">
      <style:graphic-properties draw:fill="solid" draw:fill-color="#848484" draw:opacity="100%" draw:stroke="none" draw:shadow="visible" draw:shadow-offset-x="0in" draw:shadow-offset-y="0in" draw:shadow-color="#000000" draw:shadow-opacity="20%"/>
    </style:style>
    <style:style style:family="chart" style:name="Lgnd">
      <style:chart-properties chart:auto-position="fals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  <style:style style:family="chart" style:name="G0S0P10">
      <style:graphic-properties draw:fill="solid" draw:fill-color="#255e91" draw:opacity="100%" draw:stroke="none" draw:shadow="visible" draw:shadow-offset-x="0in" draw:shadow-offset-y="0in" draw:shadow-color="#000000" draw:shadow-opacity="20%"/>
    </style:style>
    <style:style style:family="chart" style:name="G0S0P11">
      <style:graphic-properties draw:fill="solid" draw:fill-color="#43682b" draw:opacity="100%" draw:stroke="none" draw:shadow="visible" draw:shadow-offset-x="0in" draw:shadow-offset-y="0in" draw:shadow-color="#000000" draw:shadow-opacity="20%"/>
    </style:style>
    <style:style style:family="chart" style:name="G0S0P12">
      <style:graphic-properties draw:fill="solid" draw:fill-color="#698ed0" draw:opacity="100%" draw:stroke="none" draw:shadow="visible" draw:shadow-offset-x="0in" draw:shadow-offset-y="0in" draw:shadow-color="#000000" draw:shadow-opacity="20%"/>
    </style:style>
    <style:style style:family="chart" style:name="G0S0P13">
      <style:graphic-properties draw:fill="solid" draw:fill-color="#f1975a" draw:opacity="100%" draw:stroke="none" draw:shadow="visible" draw:shadow-offset-x="0in" draw:shadow-offset-y="0in" draw:shadow-color="#000000" draw:shadow-opacity="20%"/>
    </style:style>
    <style:style style:family="chart" style:name="G0S0P14">
      <style:graphic-properties draw:fill="solid" draw:fill-color="#b7b7b7" draw:opacity="100%" draw:stroke="none" draw:shadow="visible" draw:shadow-offset-x="0in" draw:shadow-offset-y="0in" draw:shadow-color="#000000" draw:shadow-opacity="20%"/>
    </style:style>
  </office:automatic-styles>
  <office:body>
    <office:chart>
      <chart:chart chart:class="chart:ring" svg:height="322.269842519685pt" svg:width="510.1784251968504pt" chart:style-name="Crt0">
        <chart:title svg:x="88.31692913385827pt" svg:y="6.054645669291339pt" chart:style-name="CT00">
          <text:p text:style-name="a0" text:class-names="" text:cond-style-name="">Men occupation distribution</text:p>
        </chart:title>
        <chart:legend style:legend-expansion="custom" style:legend-expansion-aspect-ratio="0.36068523889400245" svg:width="94.84834645669291pt" svg:height="262.9670866141732pt" svg:x="381.6573228346456pt" svg:y="15.90748031496063pt" chart:style-name="Lgnd"/>
        <chart:plot-area chart:style-name="Plt0">
          <chart:axis chart:dimension="x">
            <chart:categories table:cell-range-address="users_occupation_balance.$B$27:.$B$47"/>
          </chart:axis>
          <chart:axis chart:dimension="y"/>
          <chart:series chart:values-cell-range-address="users_occupation_balance.$D$27:.$D$47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  <chart:data-point chart:style-name="G0S0P18">
              <chart:data-label chart:style-name="DL0018"/>
            </chart:data-point>
            <chart:data-point chart:style-name="G0S0P19">
              <chart:data-label chart:style-name="DL0019"/>
            </chart:data-point>
            <chart:data-point chart:style-name="G0S0P20">
              <chart:data-label chart:style-name="DL0020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xmlns:xlink="http://www.w3.org/1999/xlink" draw:name="a2" xlink:href="media/image1.png" xlink:show="embed" xlink:actuate="onLoad"/>
  </office:styles>
</office:document-styles>
</file>